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94.85pt" svg:y="2.83pt">
            <loext:p draw:notify-on-update-of-ranges="Sheet1.A1:Sheet1.A1001 Sheet1.B1:Sheet1.B1001 Sheet1.A1:Sheet1.A1001 Sheet1.C1:Sheet1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5.00000006225014" calcext:value-type="float">
            <text:p>5.00000006225014</text:p>
          </table:table-cell>
          <table:table-cell table:style-name="ce1" office:value-type="float" office:value="0.000000221311960233109" calcext:value-type="float">
            <text:p>2.21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0000006225014" calcext:value-type="float">
            <text:p>5.00000006225014</text:p>
          </table:table-cell>
        </table:table-row>
        <table:table-row table:style-name="ro1">
          <table:table-cell office:value-type="float" office:value="-4.99" calcext:value-type="float">
            <text:p>-4.99</text:p>
          </table:table-cell>
          <table:table-cell office:value-type="float" office:value="4.97394981141375" calcext:value-type="float">
            <text:p>4.97394981141375</text:p>
          </table:table-cell>
          <table:table-cell office:value-type="float" office:value="0.155039481869843" calcext:value-type="float">
            <text:p>0.155039481869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7636553796054" calcext:value-type="float">
            <text:p>4.97636553796054</text:p>
          </table:table-cell>
        </table:table-row>
        <table:table-row table:style-name="ro1">
          <table:table-cell office:value-type="float" office:value="-4.98" calcext:value-type="float">
            <text:p>-4.98</text:p>
          </table:table-cell>
          <table:table-cell office:value-type="float" office:value="4.94319285485733" calcext:value-type="float">
            <text:p>4.94319285485733</text:p>
          </table:table-cell>
          <table:table-cell office:value-type="float" office:value="0.308437923281334" calcext:value-type="float">
            <text:p>0.308437923281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5280623009125" calcext:value-type="float">
            <text:p>4.95280623009125</text:p>
          </table:table-cell>
        </table:table-row>
        <table:table-row table:style-name="ro1">
          <table:table-cell office:value-type="float" office:value="-4.97" calcext:value-type="float">
            <text:p>-4.97</text:p>
          </table:table-cell>
          <table:table-cell office:value-type="float" office:value="4.90780539776634" calcext:value-type="float">
            <text:p>4.90780539776634</text:p>
          </table:table-cell>
          <table:table-cell office:value-type="float" office:value="0.460057068530176" calcext:value-type="float">
            <text:p>0.460057068530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932108191879" calcext:value-type="float">
            <text:p>4.92932108191879</text:p>
          </table:table-cell>
        </table:table-row>
        <table:table-row table:style-name="ro1">
          <table:table-cell office:value-type="float" office:value="-4.96" calcext:value-type="float">
            <text:p>-4.96</text:p>
          </table:table-cell>
          <table:table-cell office:value-type="float" office:value="4.8678675761182" calcext:value-type="float">
            <text:p>4.8678675761182</text:p>
          </table:table-cell>
          <table:table-cell office:value-type="float" office:value="0.609761552042262" calcext:value-type="float">
            <text:p>0.609761552042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0590907875104" calcext:value-type="float">
            <text:p>4.90590907875104</text:p>
          </table:table-cell>
        </table:table-row>
        <table:table-row table:style-name="ro1">
          <table:table-cell office:value-type="float" office:value="-4.95" calcext:value-type="float">
            <text:p>-4.95</text:p>
          </table:table-cell>
          <table:table-cell office:value-type="float" office:value="4.82346332820477" calcext:value-type="float">
            <text:p>4.82346332820477</text:p>
          </table:table-cell>
          <table:table-cell office:value-type="float" office:value="0.757419234390941" calcext:value-type="float">
            <text:p>0.757419234390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8256923915694" calcext:value-type="float">
            <text:p>4.88256923915694</text:p>
          </table:table-cell>
        </table:table-row>
        <table:table-row table:style-name="ro1">
          <table:table-cell office:value-type="float" office:value="-4.94" calcext:value-type="float">
            <text:p>-4.94</text:p>
          </table:table-cell>
          <table:table-cell office:value-type="float" office:value="4.77468028228946" calcext:value-type="float">
            <text:p>4.77468028228946</text:p>
          </table:table-cell>
          <table:table-cell office:value-type="float" office:value="0.902901293708312" calcext:value-type="float">
            <text:p>0.902901293708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5930062295634" calcext:value-type="float">
            <text:p>4.85930062295634</text:p>
          </table:table-cell>
        </table:table-row>
        <table:table-row table:style-name="ro1">
          <table:table-cell office:value-type="float" office:value="-4.93" calcext:value-type="float">
            <text:p>-4.93</text:p>
          </table:table-cell>
          <table:table-cell office:value-type="float" office:value="4.72160962956619" calcext:value-type="float">
            <text:p>4.72160962956619</text:p>
          </table:table-cell>
          <table:table-cell office:value-type="float" office:value="1.0460823323492" calcext:value-type="float">
            <text:p>1.0460823323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3610232936249" calcext:value-type="float">
            <text:p>4.83610232936249</text:p>
          </table:table-cell>
        </table:table-row>
        <table:table-row table:style-name="ro1">
          <table:table-cell office:value-type="float" office:value="-4.92" calcext:value-type="float">
            <text:p>-4.92</text:p>
          </table:table-cell>
          <table:table-cell office:value-type="float" office:value="4.66434599699014" calcext:value-type="float">
            <text:p>4.66434599699014</text:p>
          </table:table-cell>
          <table:table-cell office:value-type="float" office:value="1.18684046534964" calcext:value-type="float">
            <text:p>1.18684046534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1297349564999" calcext:value-type="float">
            <text:p>4.81297349564999</text:p>
          </table:table-cell>
        </table:table-row>
        <table:table-row table:style-name="ro1">
          <table:table-cell office:value-type="float" office:value="-4.91" calcext:value-type="float">
            <text:p>-4.91</text:p>
          </table:table-cell>
          <table:table-cell office:value-type="float" office:value="4.60298732180044" calcext:value-type="float">
            <text:p>4.60298732180044</text:p>
          </table:table-cell>
          <table:table-cell office:value-type="float" office:value="1.32505741159919" calcext:value-type="float">
            <text:p>1.32505741159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8991330074873" calcext:value-type="float">
            <text:p>4.78991330074873</text:p>
          </table:table-cell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4.53763472170362" calcext:value-type="float">
            <text:p>4.53763472170362</text:p>
          </table:table-cell>
          <table:table-cell office:value-type="float" office:value="1.46061857660916" calcext:value-type="float">
            <text:p>1.46061857660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6692096577508" calcext:value-type="float">
            <text:p>4.76692096577508</text:p>
          </table:table-cell>
        </table:table-row>
        <table:table-row table:style-name="ro1">
          <table:table-cell office:value-type="float" office:value="-4.89" calcext:value-type="float">
            <text:p>-4.89</text:p>
          </table:table-cell>
          <table:table-cell office:value-type="float" office:value="4.46839236035901" calcext:value-type="float">
            <text:p>4.46839236035901</text:p>
          </table:table-cell>
          <table:table-cell office:value-type="float" office:value="1.59341313336562" calcext:value-type="float">
            <text:p>1.59341313336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4399575249566" calcext:value-type="float">
            <text:p>4.74399575249566</text:p>
          </table:table-cell>
        </table:table-row>
        <table:table-row table:style-name="ro1">
          <table:table-cell office:value-type="float" office:value="-4.88" calcext:value-type="float">
            <text:p>-4.88</text:p>
          </table:table-cell>
          <table:table-cell office:value-type="float" office:value="4.39536731408234" calcext:value-type="float">
            <text:p>4.39536731408234</text:p>
          </table:table-cell>
          <table:table-cell office:value-type="float" office:value="1.7233340958088" calcext:value-type="float">
            <text:p>1.7233340958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2113696385527" calcext:value-type="float">
            <text:p>4.72113696385527</text:p>
          </table:table-cell>
        </table:table-row>
        <table:table-row table:style-name="ro1">
          <table:table-cell office:value-type="float" office:value="-4.87" calcext:value-type="float">
            <text:p>-4.87</text:p>
          </table:table-cell>
          <table:table-cell office:value-type="float" office:value="4.31866943872155" calcext:value-type="float">
            <text:p>4.31866943872155</text:p>
          </table:table-cell>
          <table:table-cell office:value-type="float" office:value="1.8502783941231" calcext:value-type="float">
            <text:p>1.8502783941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9834394831905" calcext:value-type="float">
            <text:p>4.69834394831905</text:p>
          </table:table-cell>
        </table:table-row>
        <table:table-row table:style-name="ro1">
          <table:table-cell office:value-type="float" office:value="-4.86" calcext:value-type="float">
            <text:p>-4.86</text:p>
          </table:table-cell>
          <table:table-cell office:value-type="float" office:value="4.23841123017347" calcext:value-type="float">
            <text:p>4.23841123017347</text:p>
          </table:table-cell>
          <table:table-cell office:value-type="float" office:value="1.97414693574056" calcext:value-type="float">
            <text:p>1.97414693574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756160962973" calcext:value-type="float">
            <text:p>4.6756160962973</text:p>
          </table:table-cell>
        </table:table-row>
        <table:table-row table:style-name="ro1">
          <table:table-cell office:value-type="float" office:value="-4.85" calcext:value-type="float">
            <text:p>-4.85</text:p>
          </table:table-cell>
          <table:table-cell office:value-type="float" office:value="4.15470768564303" calcext:value-type="float">
            <text:p>4.15470768564303</text:p>
          </table:table-cell>
          <table:table-cell office:value-type="float" office:value="2.09484466903807" calcext:value-type="float">
            <text:p>2.09484466903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5295284099662" calcext:value-type="float">
            <text:p>4.65295284099662</text:p>
          </table:table-cell>
        </table:table-row>
        <table:table-row table:style-name="ro1">
          <table:table-cell office:value-type="float" office:value="-4.84" calcext:value-type="float">
            <text:p>-4.84</text:p>
          </table:table-cell>
          <table:table-cell office:value-type="float" office:value="4.06767616659477" calcext:value-type="float">
            <text:p>4.06767616659477</text:p>
          </table:table-cell>
          <table:table-cell office:value-type="float" office:value="2.21228064062032" calcext:value-type="float">
            <text:p>2.21228064062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3035366134667" calcext:value-type="float">
            <text:p>4.63035366134667</text:p>
          </table:table-cell>
        </table:table-row>
        <table:table-row table:style-name="ro1">
          <table:table-cell office:value-type="float" office:value="-4.83" calcext:value-type="float">
            <text:p>-4.83</text:p>
          </table:table-cell>
          <table:table-cell office:value-type="float" office:value="3.97743625549146" calcext:value-type="float">
            <text:p>3.97743625549146</text:p>
          </table:table-cell>
          <table:table-cell office:value-type="float" office:value="2.32636804689952" calcext:value-type="float">
            <text:p>2.32636804689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0781807975673" calcext:value-type="float">
            <text:p>4.60781807975673</text:p>
          </table:table-cell>
        </table:table-row>
        <table:table-row table:style-name="ro1">
          <table:table-cell office:value-type="float" office:value="-4.82" calcext:value-type="float">
            <text:p>-4.82</text:p>
          </table:table-cell>
          <table:table-cell office:value-type="float" office:value="3.88410961745069" calcext:value-type="float">
            <text:p>3.88410961745069</text:p>
          </table:table-cell>
          <table:table-cell office:value-type="float" office:value="2.43702428042378" calcext:value-type="float">
            <text:p>2.43702428042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8534566458713" calcext:value-type="float">
            <text:p>4.58534566458713</text:p>
          </table:table-cell>
        </table:table-row>
        <table:table-row table:style-name="ro1">
          <table:table-cell office:value-type="float" office:value="-4.81" calcext:value-type="float">
            <text:p>-4.81</text:p>
          </table:table-cell>
          <table:table-cell office:value-type="float" office:value="3.78781985364364" calcext:value-type="float">
            <text:p>3.78781985364364</text:p>
          </table:table-cell>
          <table:table-cell office:value-type="float" office:value="2.54417097614853" calcext:value-type="float">
            <text:p>2.54417097614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6293602842879" calcext:value-type="float">
            <text:p>4.56293602842879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3.688692363055" calcext:value-type="float">
            <text:p>3.688692363055</text:p>
          </table:table-cell>
          <table:table-cell office:value-type="float" office:value="2.64773404555697" calcext:value-type="float">
            <text:p>2.64773404555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4058883023576" calcext:value-type="float">
            <text:p>4.54058883023576</text:p>
          </table:table-cell>
        </table:table-row>
        <table:table-row table:style-name="ro1">
          <table:table-cell office:value-type="float" office:value="-4.79" calcext:value-type="float">
            <text:p>-4.79</text:p>
          </table:table-cell>
          <table:table-cell office:value-type="float" office:value="3.5868541961001" calcext:value-type="float">
            <text:p>3.5868541961001</text:p>
          </table:table-cell>
          <table:table-cell office:value-type="float" office:value="2.74764371311063" calcext:value-type="float">
            <text:p>2.74764371311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1830377445754" calcext:value-type="float">
            <text:p>4.51830377445754</text:p>
          </table:table-cell>
        </table:table-row>
        <table:table-row table:style-name="ro1">
          <table:table-cell office:value-type="float" office:value="-4.78000000000001" calcext:value-type="float">
            <text:p>-4.78000000000001</text:p>
          </table:table-cell>
          <table:table-cell office:value-type="float" office:value="3.48243391188968" calcext:value-type="float">
            <text:p>3.48243391188968</text:p>
          </table:table-cell>
          <table:table-cell office:value-type="float" office:value="2.84383454298647" calcext:value-type="float">
            <text:p>2.84383454298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9608061077227" calcext:value-type="float">
            <text:p>4.49608061077227</text:p>
          </table:table-cell>
        </table:table-row>
        <table:table-row table:style-name="ro1">
          <table:table-cell office:value-type="float" office:value="-4.77000000000001" calcext:value-type="float">
            <text:p>-4.77000000000001</text:p>
          </table:table-cell>
          <table:table-cell office:value-type="float" office:value="3.37556143528703" calcext:value-type="float">
            <text:p>3.37556143528703</text:p>
          </table:table-cell>
          <table:table-cell office:value-type="float" office:value="2.93624546436005" calcext:value-type="float">
            <text:p>2.93624546436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391913543058" calcext:value-type="float">
            <text:p>4.47391913543058</text:p>
          </table:table-cell>
        </table:table-row>
        <table:table-row table:style-name="ro1">
          <table:table-cell office:value-type="float" office:value="-4.76000000000001" calcext:value-type="float">
            <text:p>-4.76000000000001</text:p>
          </table:table-cell>
          <table:table-cell office:value-type="float" office:value="3.26636791364434" calcext:value-type="float">
            <text:p>3.26636791364434</text:p>
          </table:table-cell>
          <table:table-cell office:value-type="float" office:value="3.02481979182165" calcext:value-type="float">
            <text:p>3.02481979182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5181919222707" calcext:value-type="float">
            <text:p>4.45181919222707</text:p>
          </table:table-cell>
        </table:table-row>
        <table:table-row table:style-name="ro1">
          <table:table-cell office:value-type="float" office:value="-4.75000000000001" calcext:value-type="float">
            <text:p>-4.75000000000001</text:p>
          </table:table-cell>
          <table:table-cell office:value-type="float" office:value="3.1549855703286" calcext:value-type="float">
            <text:p>3.1549855703286</text:p>
          </table:table-cell>
          <table:table-cell office:value-type="float" office:value="3.10950523853041" calcext:value-type="float">
            <text:p>3.10950523853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297806692239" calcext:value-type="float">
            <text:p>4.4297806692239</text:p>
          </table:table-cell>
        </table:table-row>
        <table:table-row table:style-name="ro1">
          <table:table-cell office:value-type="float" office:value="-4.74000000000001" calcext:value-type="float">
            <text:p>-4.74000000000001</text:p>
          </table:table-cell>
          <table:table-cell office:value-type="float" office:value="3.04154756529609" calcext:value-type="float">
            <text:p>3.04154756529609</text:p>
          </table:table-cell>
          <table:table-cell office:value-type="float" office:value="3.19025392790182" calcext:value-type="float">
            <text:p>3.19025392790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0780350247734" calcext:value-type="float">
            <text:p>4.40780350247734</text:p>
          </table:table-cell>
        </table:table-row>
        <table:table-row table:style-name="ro1">
          <table:table-cell office:value-type="float" office:value="-4.73000000000001" calcext:value-type="float">
            <text:p>-4.73000000000001</text:p>
          </table:table-cell>
          <table:table-cell office:value-type="float" office:value="2.92618784933624" calcext:value-type="float">
            <text:p>2.92618784933624</text:p>
          </table:table-cell>
          <table:table-cell office:value-type="float" office:value="3.26702239823666" calcext:value-type="float">
            <text:p>3.26702239823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8588767300111" calcext:value-type="float">
            <text:p>4.38588767300111</text:p>
          </table:table-cell>
        </table:table-row>
        <table:table-row table:style-name="ro1">
          <table:table-cell office:value-type="float" office:value="-4.72000000000001" calcext:value-type="float">
            <text:p>-4.72000000000001</text:p>
          </table:table-cell>
          <table:table-cell office:value-type="float" office:value="2.80904102445888" calcext:value-type="float">
            <text:p>2.80904102445888</text:p>
          </table:table-cell>
          <table:table-cell office:value-type="float" office:value="3.3397716064699" calcext:value-type="float">
            <text:p>3.3397716064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6403321028558" calcext:value-type="float">
            <text:p>4.36403321028558</text:p>
          </table:table-cell>
        </table:table-row>
        <table:table-row table:style-name="ro1">
          <table:table-cell office:value-type="float" office:value="-4.71000000000001" calcext:value-type="float">
            <text:p>-4.71000000000001</text:p>
          </table:table-cell>
          <table:table-cell office:value-type="float" office:value="2.69024219935437" calcext:value-type="float">
            <text:p>2.69024219935437</text:p>
          </table:table-cell>
          <table:table-cell office:value-type="float" office:value="3.40846692261086" calcext:value-type="float">
            <text:p>3.40846692261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4224018839578" calcext:value-type="float">
            <text:p>4.34224018839578</text:p>
          </table:table-cell>
        </table:table-row>
        <table:table-row table:style-name="ro1">
          <table:table-cell office:value-type="float" office:value="-4.70000000000001" calcext:value-type="float">
            <text:p>-4.70000000000001</text:p>
          </table:table-cell>
          <table:table-cell office:value-type="float" office:value="2.56992685133786" calcext:value-type="float">
            <text:p>2.56992685133786</text:p>
          </table:table-cell>
          <table:table-cell office:value-type="float" office:value="3.47307812299557" calcext:value-type="float">
            <text:p>3.47307812299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2050872810804" calcext:value-type="float">
            <text:p>4.32050872810804</text:p>
          </table:table-cell>
        </table:table-row>
        <table:table-row table:style-name="ro1">
          <table:table-cell office:value-type="float" office:value="-4.69000000000001" calcext:value-type="float">
            <text:p>-4.69000000000001</text:p>
          </table:table-cell>
          <table:table-cell office:value-type="float" office:value="2.44823068593978" calcext:value-type="float">
            <text:p>2.44823068593978</text:p>
          </table:table-cell>
          <table:table-cell office:value-type="float" office:value="3.53357937969195" calcext:value-type="float">
            <text:p>3.53357937969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988389972365" calcext:value-type="float">
            <text:p>4.2988389972365</text:p>
          </table:table-cell>
        </table:table-row>
        <table:table-row table:style-name="ro1">
          <table:table-cell office:value-type="float" office:value="-4.68000000000001" calcext:value-type="float">
            <text:p>-4.68000000000001</text:p>
          </table:table-cell>
          <table:table-cell office:value-type="float" office:value="2.32528949733267" calcext:value-type="float">
            <text:p>2.32528949733267</text:p>
          </table:table-cell>
          <table:table-cell office:value-type="float" office:value="3.58994924281333" calcext:value-type="float">
            <text:p>3.58994924281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7723120866544" calcext:value-type="float">
            <text:p>4.27723120866544</text:p>
          </table:table-cell>
        </table:table-row>
        <table:table-row table:style-name="ro1">
          <table:table-cell office:value-type="float" office:value="-4.67000000000001" calcext:value-type="float">
            <text:p>-4.67000000000001</text:p>
          </table:table-cell>
          <table:table-cell office:value-type="float" office:value="2.20123903189887" calcext:value-type="float">
            <text:p>2.20123903189887</text:p>
          </table:table-cell>
          <table:table-cell office:value-type="float" office:value="3.64217062094906" calcext:value-type="float">
            <text:p>3.64217062094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568562133759" calcext:value-type="float">
            <text:p>4.25568562133759</text:p>
          </table:table-cell>
        </table:table-row>
        <table:table-row table:style-name="ro1">
          <table:table-cell office:value-type="float" office:value="-4.66000000000001" calcext:value-type="float">
            <text:p>-4.66000000000001</text:p>
          </table:table-cell>
          <table:table-cell office:value-type="float" office:value="2.07621485175255" calcext:value-type="float">
            <text:p>2.07621485175255</text:p>
          </table:table-cell>
          <table:table-cell office:value-type="float" office:value="3.69023075619471" calcext:value-type="float">
            <text:p>3.69023075619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3420253939313" calcext:value-type="float">
            <text:p>4.23420253939313</text:p>
          </table:table-cell>
        </table:table-row>
        <table:table-row table:style-name="ro1">
          <table:table-cell office:value-type="float" office:value="-4.65000000000001" calcext:value-type="float">
            <text:p>-4.65000000000001</text:p>
          </table:table-cell>
          <table:table-cell office:value-type="float" office:value="1.95035220122407" calcext:value-type="float">
            <text:p>1.95035220122407</text:p>
          </table:table-cell>
          <table:table-cell office:value-type="float" office:value="3.73412119596987" calcext:value-type="float">
            <text:p>3.73412119596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127823127965" calcext:value-type="float">
            <text:p>4.2127823127965</text:p>
          </table:table-cell>
        </table:table-row>
        <table:table-row table:style-name="ro1">
          <table:table-cell office:value-type="float" office:value="-4.64000000000001" calcext:value-type="float">
            <text:p>-4.64000000000001</text:p>
          </table:table-cell>
          <table:table-cell office:value-type="float" office:value="1.82378587288286" calcext:value-type="float">
            <text:p>1.82378587288286</text:p>
          </table:table-cell>
          <table:table-cell office:value-type="float" office:value="3.77383775982618" calcext:value-type="float">
            <text:p>3.77383775982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9142533604226" calcext:value-type="float">
            <text:p>4.19142533604226</text:p>
          </table:table-cell>
        </table:table-row>
        <table:table-row table:style-name="ro1">
          <table:table-cell office:value-type="float" office:value="-4.63000000000001" calcext:value-type="float">
            <text:p>-4.63000000000001</text:p>
          </table:table-cell>
          <table:table-cell office:value-type="float" office:value="1.69665007651147" calcext:value-type="float">
            <text:p>1.69665007651147</text:p>
          </table:table-cell>
          <table:table-cell office:value-type="float" office:value="3.8093805025018" calcext:value-type="float">
            <text:p>3.8093805025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7013204766555" calcext:value-type="float">
            <text:p>4.17013204766555</text:p>
          </table:table-cell>
        </table:table-row>
        <table:table-row table:style-name="ro1">
          <table:table-cell office:value-type="float" office:value="-4.62000000000001" calcext:value-type="float">
            <text:p>-4.62000000000001</text:p>
          </table:table-cell>
          <table:table-cell office:value-type="float" office:value="1.56907831020574" calcext:value-type="float">
            <text:p>1.56907831020574</text:p>
          </table:table-cell>
          <table:table-cell office:value-type="float" office:value="3.84075367426964" calcext:value-type="float">
            <text:p>3.84075367426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4890293089315" calcext:value-type="float">
            <text:p>4.14890293089315</text:p>
          </table:table-cell>
        </table:table-row>
        <table:table-row table:style-name="ro1">
          <table:table-cell office:value-type="float" office:value="-4.61000000000001" calcext:value-type="float">
            <text:p>-4.61000000000001</text:p>
          </table:table-cell>
          <table:table-cell office:value-type="float" office:value="1.44120323301488" calcext:value-type="float">
            <text:p>1.44120323301488</text:p>
          </table:table-cell>
          <table:table-cell office:value-type="float" office:value="3.86796567572767" calcext:value-type="float">
            <text:p>3.86796567572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2773851248598" calcext:value-type="float">
            <text:p>4.12773851248598</text:p>
          </table:table-cell>
        </table:table-row>
        <table:table-row table:style-name="ro1">
          <table:table-cell office:value-type="float" office:value="-4.60000000000001" calcext:value-type="float">
            <text:p>-4.60000000000001</text:p>
          </table:table-cell>
          <table:table-cell office:value-type="float" office:value="1.31315653980925" calcext:value-type="float">
            <text:p>1.31315653980925</text:p>
          </table:table-cell>
          <table:table-cell office:value-type="float" office:value="3.89102900976286" calcext:value-type="float">
            <text:p>3.89102900976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0663936240571" calcext:value-type="float">
            <text:p>4.10663936240571</text:p>
          </table:table-cell>
        </table:table-row>
        <table:table-row table:style-name="ro1">
          <table:table-cell office:value-type="float" office:value="-4.59000000000001" calcext:value-type="float">
            <text:p>-4.59000000000001</text:p>
          </table:table-cell>
          <table:table-cell office:value-type="float" office:value="1.18506883658054" calcext:value-type="float">
            <text:p>1.18506883658054</text:p>
          </table:table-cell>
          <table:table-cell office:value-type="float" office:value="3.90996022965205" calcext:value-type="float">
            <text:p>3.90996022965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8560609272297" calcext:value-type="float">
            <text:p>4.08560609272297</text:p>
          </table:table-cell>
        </table:table-row>
        <table:table-row table:style-name="ro1">
          <table:table-cell office:value-type="float" office:value="-4.58000000000001" calcext:value-type="float">
            <text:p>-4.58000000000001</text:p>
          </table:table-cell>
          <table:table-cell office:value-type="float" office:value="1.05706952207991" calcext:value-type="float">
            <text:p>1.05706952207991</text:p>
          </table:table-cell>
          <table:table-cell office:value-type="float" office:value="3.92477988342664" calcext:value-type="float">
            <text:p>3.92477988342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6463935766271" calcext:value-type="float">
            <text:p>4.06463935766271</text:p>
          </table:table-cell>
        </table:table-row>
        <table:table-row table:style-name="ro1">
          <table:table-cell office:value-type="float" office:value="-4.57000000000001" calcext:value-type="float">
            <text:p>-4.57000000000001</text:p>
          </table:table-cell>
          <table:table-cell office:value-type="float" office:value="0.929286667229105" calcext:value-type="float">
            <text:p>0.929286667229105</text:p>
          </table:table-cell>
          <table:table-cell office:value-type="float" office:value="3.93551245554991" calcext:value-type="float">
            <text:p>3.93551245554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4373985286867" calcext:value-type="float">
            <text:p>4.04373985286867</text:p>
          </table:table-cell>
        </table:table-row>
        <table:table-row table:style-name="ro1">
          <table:table-cell office:value-type="float" office:value="-4.56000000000001" calcext:value-type="float">
            <text:p>-4.56000000000001</text:p>
          </table:table-cell>
          <table:table-cell office:value-type="float" office:value="0.801846900331387" calcext:value-type="float">
            <text:p>0.801846900331387</text:p>
          </table:table-cell>
          <table:table-cell office:value-type="float" office:value="3.94218630410643" calcext:value-type="float">
            <text:p>3.94218630410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2290831462207" calcext:value-type="float">
            <text:p>4.02290831462207</text:p>
          </table:table-cell>
        </table:table-row>
        <table:table-row table:style-name="ro1">
          <table:table-cell office:value-type="float" office:value="-4.55000000000001" calcext:value-type="float">
            <text:p>-4.55000000000001</text:p>
          </table:table-cell>
          <table:table-cell office:value-type="float" office:value="0.674875293042942" calcext:value-type="float">
            <text:p>0.674875293042942</text:p>
          </table:table-cell>
          <table:table-cell office:value-type="float" office:value="3.94483359559014" calcext:value-type="float">
            <text:p>3.94483359559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0214551935039" calcext:value-type="float">
            <text:p>4.00214551935039</text:p>
          </table:table-cell>
        </table:table-row>
        <table:table-row table:style-name="ro1">
          <table:table-cell office:value-type="float" office:value="-4.54000000000001" calcext:value-type="float">
            <text:p>-4.54000000000001</text:p>
          </table:table-cell>
          <table:table-cell office:value-type="float" office:value="0.548495250007651" calcext:value-type="float">
            <text:p>0.548495250007651</text:p>
          </table:table-cell>
          <table:table-cell office:value-type="float" office:value="3.94349023532377" calcext:value-type="float">
            <text:p>3.94349023532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8145228219237" calcext:value-type="float">
            <text:p>3.98145228219237</text:p>
          </table:table-cell>
        </table:table-row>
        <table:table-row table:style-name="ro1">
          <table:table-cell office:value-type="float" office:value="-4.53000000000001" calcext:value-type="float">
            <text:p>-4.53000000000001</text:p>
          </table:table-cell>
          <table:table-cell office:value-type="float" office:value="0.422828399743121" calcext:value-type="float">
            <text:p>0.422828399743121</text:p>
          </table:table-cell>
          <table:table-cell office:value-type="float" office:value="3.93819579649686" calcext:value-type="float">
            <text:p>3.93819579649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6082945696667" calcext:value-type="float">
            <text:p>3.96082945696667</text:p>
          </table:table-cell>
        </table:table-row>
        <table:table-row table:style-name="ro1">
          <table:table-cell office:value-type="float" office:value="-4.52000000000001" calcext:value-type="float">
            <text:p>-4.52000000000001</text:p>
          </table:table-cell>
          <table:table-cell office:value-type="float" office:value="0.29799449130471" calcext:value-type="float">
            <text:p>0.29799449130471</text:p>
          </table:table-cell>
          <table:table-cell office:value-type="float" office:value="3.92899344482719" calcext:value-type="float">
            <text:p>3.9289934448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027793516435" calcext:value-type="float">
            <text:p>3.94027793516435</text:p>
          </table:table-cell>
        </table:table-row>
        <table:table-row table:style-name="ro1">
          <table:table-cell office:value-type="float" office:value="-4.51000000000001" calcext:value-type="float">
            <text:p>-4.51000000000001</text:p>
          </table:table-cell>
          <table:table-cell office:value-type="float" office:value="0.174111289748119" calcext:value-type="float">
            <text:p>0.174111289748119</text:p>
          </table:table-cell>
          <table:table-cell office:value-type="float" office:value="3.9159298605715" calcext:value-type="float">
            <text:p>3.9159298605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1979864459047" calcext:value-type="float">
            <text:p>3.91979864459047</text:p>
          </table:table-cell>
        </table:table-row>
        <table:table-row table:style-name="ro1">
          <table:table-cell office:value-type="float" office:value="-4.50000000000001" calcext:value-type="float">
            <text:p>-4.50000000000001</text:p>
          </table:table-cell>
          <table:table-cell office:value-type="float" office:value="0.0512944783110055" calcext:value-type="float">
            <text:p>0.051294478311006</text:p>
          </table:table-cell>
          <table:table-cell office:value-type="float" office:value="3.89905515819896" calcext:value-type="float">
            <text:p>3.89905515819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9939254887003" calcext:value-type="float">
            <text:p>3.89939254887003</text:p>
          </table:table-cell>
        </table:table-row>
        <table:table-row table:style-name="ro1">
          <table:table-cell office:value-type="float" office:value="-4.49000000000001" calcext:value-type="float">
            <text:p>-4.49000000000001</text:p>
          </table:table-cell>
          <table:table-cell office:value-type="float" office:value="-0.0703424386324555" calcext:value-type="float">
            <text:p>-0.070342438632456</text:p>
          </table:table-cell>
          <table:table-cell office:value-type="float" office:value="3.87842280330714" calcext:value-type="float">
            <text:p>3.87842280330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7906064658514" calcext:value-type="float">
            <text:p>3.87906064658514</text:p>
          </table:table-cell>
        </table:table-row>
        <table:table-row table:style-name="ro1">
          <table:table-cell office:value-type="float" office:value="-4.48000000000001" calcext:value-type="float">
            <text:p>-4.48000000000001</text:p>
          </table:table-cell>
          <table:table-cell office:value-type="float" office:value="-0.190688228391538" calcext:value-type="float">
            <text:p>-0.190688228391538</text:p>
          </table:table-cell>
          <table:table-cell office:value-type="float" office:value="3.85408952613377" calcext:value-type="float">
            <text:p>3.85408952613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5880396961301" calcext:value-type="float">
            <text:p>3.85880396961301</text:p>
          </table:table-cell>
        </table:table-row>
        <table:table-row table:style-name="ro1">
          <table:table-cell office:value-type="float" office:value="-4.47000000000001" calcext:value-type="float">
            <text:p>-4.47000000000001</text:p>
          </table:table-cell>
          <table:table-cell office:value-type="float" office:value="-0.309634020301453" calcext:value-type="float">
            <text:p>-0.309634020301453</text:p>
          </table:table-cell>
          <table:table-cell office:value-type="float" office:value="3.82611523385395" calcext:value-type="float">
            <text:p>3.82611523385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862358264747" calcext:value-type="float">
            <text:p>3.83862358264747</text:p>
          </table:table-cell>
        </table:table-row>
        <table:table-row table:style-name="ro1">
          <table:table-cell office:value-type="float" office:value="-4.46000000000001" calcext:value-type="float">
            <text:p>-4.46000000000001</text:p>
          </table:table-cell>
          <table:table-cell office:value-type="float" office:value="-0.427073392831932" calcext:value-type="float">
            <text:p>-0.427073392831932</text:p>
          </table:table-cell>
          <table:table-cell office:value-type="float" office:value="3.79456291976856" calcext:value-type="float">
            <text:p>3.79456291976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1852058197249" calcext:value-type="float">
            <text:p>3.81852058197249</text:p>
          </table:table-cell>
        </table:table-row>
        <table:table-row table:style-name="ro1">
          <table:table-cell office:value-type="float" office:value="-4.45000000000001" calcext:value-type="float">
            <text:p>-4.45000000000001</text:p>
          </table:table-cell>
          <table:table-cell office:value-type="float" office:value="-0.542902455969143" calcext:value-type="float">
            <text:p>-0.542902455969143</text:p>
          </table:table-cell>
          <table:table-cell office:value-type="float" office:value="3.75949857056411" calcext:value-type="float">
            <text:p>3.75949857056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984960943472" calcext:value-type="float">
            <text:p>3.7984960943472</text:p>
          </table:table-cell>
        </table:table-row>
        <table:table-row table:style-name="ro1">
          <table:table-cell office:value-type="float" office:value="-4.44000000000001" calcext:value-type="float">
            <text:p>-4.44000000000001</text:p>
          </table:table-cell>
          <table:table-cell office:value-type="float" office:value="-0.657019932624787" calcext:value-type="float">
            <text:p>-0.657019932624787</text:p>
          </table:table-cell>
          <table:table-cell office:value-type="float" office:value="3.72099107101501" calcext:value-type="float">
            <text:p>3.72099107101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7855127561341" calcext:value-type="float">
            <text:p>3.77855127561341</text:p>
          </table:table-cell>
        </table:table-row>
        <table:table-row table:style-name="ro1">
          <table:table-cell office:value-type="float" office:value="-4.43000000000001" calcext:value-type="float">
            <text:p>-4.43000000000001</text:p>
          </table:table-cell>
          <table:table-cell office:value-type="float" office:value="-0.769327234842632" calcext:value-type="float">
            <text:p>-0.769327234842632</text:p>
          </table:table-cell>
          <table:table-cell office:value-type="float" office:value="3.67911210681723" calcext:value-type="float">
            <text:p>3.67911210681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5868730926101" calcext:value-type="float">
            <text:p>3.75868730926101</text:p>
          </table:table-cell>
        </table:table-row>
        <table:table-row table:style-name="ro1">
          <table:table-cell office:value-type="float" office:value="-4.42000000000001" calcext:value-type="float">
            <text:p>-4.42000000000001</text:p>
          </table:table-cell>
          <table:table-cell office:value-type="float" office:value="-0.879728537095625" calcext:value-type="float">
            <text:p>-0.879728537095625</text:p>
          </table:table-cell>
          <table:table-cell office:value-type="float" office:value="3.63393606652018" calcext:value-type="float">
            <text:p>3.6339360665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890540593588" calcext:value-type="float">
            <text:p>3.73890540593588</text:p>
          </table:table-cell>
        </table:table-row>
        <table:table-row table:style-name="ro1">
          <table:table-cell office:value-type="float" office:value="-4.41000000000001" calcext:value-type="float">
            <text:p>-4.41000000000001</text:p>
          </table:table-cell>
          <table:table-cell office:value-type="float" office:value="-0.988130846380133" calcext:value-type="float">
            <text:p>-0.988130846380133</text:p>
          </table:table-cell>
          <table:table-cell office:value-type="float" office:value="3.5855399400406" calcext:value-type="float">
            <text:p>3.5855399400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1920680134814" calcext:value-type="float">
            <text:p>3.71920680134814</text:p>
          </table:table-cell>
        </table:table-row>
        <table:table-row table:style-name="ro1">
          <table:table-cell office:value-type="float" office:value="-4.40000000000001" calcext:value-type="float">
            <text:p>-4.40000000000001</text:p>
          </table:table-cell>
          <table:table-cell office:value-type="float" office:value="-1.09444406835173" calcext:value-type="float">
            <text:p>-1.09444406835173</text:p>
          </table:table-cell>
          <table:table-cell office:value-type="float" office:value="3.53400321679209" calcext:value-type="float">
            <text:p>3.53400321679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9959275529714" calcext:value-type="float">
            <text:p>3.69959275529714</text:p>
          </table:table-cell>
        </table:table-row>
        <table:table-row table:style-name="ro1">
          <table:table-cell office:value-type="float" office:value="-4.39000000000001" calcext:value-type="float">
            <text:p>-4.39000000000001</text:p>
          </table:table-cell>
          <table:table-cell office:value-type="float" office:value="-1.1985810699003" calcext:value-type="float">
            <text:p>-1.1985810699003</text:p>
          </table:table-cell>
          <table:table-cell office:value-type="float" office:value="3.47940778175873" calcext:value-type="float">
            <text:p>3.47940778175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8006455009781" calcext:value-type="float">
            <text:p>3.68006455009781</text:p>
          </table:table-cell>
        </table:table-row>
        <table:table-row table:style-name="ro1">
          <table:table-cell office:value-type="float" office:value="-4.38000000000001" calcext:value-type="float">
            <text:p>-4.38000000000001</text:p>
          </table:table-cell>
          <table:table-cell office:value-type="float" office:value="-1.30045773937431" calcext:value-type="float">
            <text:p>-1.30045773937431</text:p>
          </table:table-cell>
          <table:table-cell office:value-type="float" office:value="3.42183781003451" calcext:value-type="float">
            <text:p>3.42183781003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062348925429" calcext:value-type="float">
            <text:p>3.66062348925429</text:p>
          </table:table-cell>
        </table:table-row>
        <table:table-row table:style-name="ro1">
          <table:table-cell office:value-type="float" office:value="-4.37000000000001" calcext:value-type="float">
            <text:p>-4.37000000000001</text:p>
          </table:table-cell>
          <table:table-cell office:value-type="float" office:value="-1.39999304071575" calcext:value-type="float">
            <text:p>-1.39999304071575</text:p>
          </table:table-cell>
          <table:table-cell office:value-type="float" office:value="3.36137966049233" calcext:value-type="float">
            <text:p>3.36137966049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412708957209" calcext:value-type="float">
            <text:p>3.6412708957209</text:p>
          </table:table-cell>
        </table:table-row>
        <table:table-row table:style-name="ro1">
          <table:table-cell office:value-type="float" office:value="-4.36000000000001" calcext:value-type="float">
            <text:p>-4.36000000000001</text:p>
          </table:table-cell>
          <table:table-cell office:value-type="float" office:value="-1.49710906657028" calcext:value-type="float">
            <text:p>-1.49710906657028</text:p>
          </table:table-cell>
          <table:table-cell office:value-type="float" office:value="3.2981217681553" calcext:value-type="float">
            <text:p>3.2981217681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200811081184" calcext:value-type="float">
            <text:p>3.62200811081184</text:p>
          </table:table-cell>
        </table:table-row>
        <table:table-row table:style-name="ro1">
          <table:table-cell office:value-type="float" office:value="-4.35000000000001" calcext:value-type="float">
            <text:p>-4.35000000000001</text:p>
          </table:table-cell>
          <table:table-cell office:value-type="float" office:value="-1.59173108620551" calcext:value-type="float">
            <text:p>-1.59173108620551</text:p>
          </table:table-cell>
          <table:table-cell office:value-type="float" office:value="3.2321545351621" calcext:value-type="float">
            <text:p>3.2321545351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0283649226022" calcext:value-type="float">
            <text:p>3.60283649226022</text:p>
          </table:table-cell>
        </table:table-row>
        <table:table-row table:style-name="ro1">
          <table:table-cell office:value-type="float" office:value="-4.34000000000001" calcext:value-type="float">
            <text:p>-4.34000000000001</text:p>
          </table:table-cell>
          <table:table-cell office:value-type="float" office:value="-1.68378759015444" calcext:value-type="float">
            <text:p>-1.68378759015444</text:p>
          </table:table-cell>
          <table:table-cell office:value-type="float" office:value="3.16357022102237" calcext:value-type="float">
            <text:p>3.16357022102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375741256264" calcext:value-type="float">
            <text:p>3.58375741256264</text:p>
          </table:table-cell>
        </table:table-row>
        <table:table-row table:style-name="ro1">
          <table:table-cell office:value-type="float" office:value="-4.33000000000001" calcext:value-type="float">
            <text:p>-4.33000000000001</text:p>
          </table:table-cell>
          <table:table-cell office:value-type="float" office:value="-1.77321033144654" calcext:value-type="float">
            <text:p>-1.77321033144654</text:p>
          </table:table-cell>
          <table:table-cell office:value-type="float" office:value="3.09246283258724" calcext:value-type="float">
            <text:p>3.09246283258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6477225787038" calcext:value-type="float">
            <text:p>3.56477225787038</text:p>
          </table:table-cell>
        </table:table-row>
        <table:table-row table:style-name="ro1">
          <table:table-cell office:value-type="float" office:value="-4.32000000000001" calcext:value-type="float">
            <text:p>-4.32000000000001</text:p>
          </table:table-cell>
          <table:table-cell office:value-type="float" office:value="-1.85993436273666" calcext:value-type="float">
            <text:p>-1.85993436273666</text:p>
          </table:table-cell>
          <table:table-cell office:value-type="float" office:value="3.01892801222863" calcext:value-type="float">
            <text:p>3.01892801222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588242567451" calcext:value-type="float">
            <text:p>3.54588242567451</text:p>
          </table:table-cell>
        </table:table-row>
        <table:table-row table:style-name="ro1">
          <table:table-cell office:value-type="float" office:value="-4.31000000000002" calcext:value-type="float">
            <text:p>-4.31000000000002</text:p>
          </table:table-cell>
          <table:table-cell office:value-type="float" office:value="-1.94389807017528" calcext:value-type="float">
            <text:p>-1.94389807017528</text:p>
          </table:table-cell>
          <table:table-cell office:value-type="float" office:value="2.94306292629462" calcext:value-type="float">
            <text:p>2.94306292629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2708932341683" calcext:value-type="float">
            <text:p>3.52708932341683</text:p>
          </table:table-cell>
        </table:table-row>
        <table:table-row table:style-name="ro1">
          <table:table-cell office:value-type="float" office:value="-4.30000000000002" calcext:value-type="float">
            <text:p>-4.30000000000002</text:p>
          </table:table-cell>
          <table:table-cell office:value-type="float" office:value="-2.02504320311447" calcext:value-type="float">
            <text:p>-2.02504320311447</text:p>
          </table:table-cell>
          <table:table-cell office:value-type="float" office:value="2.86496615273851" calcext:value-type="float">
            <text:p>2.86496615273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0839436648981" calcext:value-type="float">
            <text:p>3.50839436648981</text:p>
          </table:table-cell>
        </table:table-row>
        <table:table-row table:style-name="ro1">
          <table:table-cell office:value-type="float" office:value="-4.29000000000002" calcext:value-type="float">
            <text:p>-4.29000000000002</text:p>
          </table:table-cell>
          <table:table-cell office:value-type="float" office:value="-2.10331490090362" calcext:value-type="float">
            <text:p>-2.10331490090362</text:p>
          </table:table-cell>
          <table:table-cell office:value-type="float" office:value="2.78473756886601" calcext:value-type="float">
            <text:p>2.78473756886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8979897699237" calcext:value-type="float">
            <text:p>3.48979897699237</text:p>
          </table:table-cell>
        </table:table-row>
        <table:table-row table:style-name="ro1">
          <table:table-cell office:value-type="float" office:value="-4.28000000000002" calcext:value-type="float">
            <text:p>-4.28000000000002</text:p>
          </table:table-cell>
          <table:table-cell office:value-type="float" office:value="-2.17866171501716" calcext:value-type="float">
            <text:p>-2.17866171501716</text:p>
          </table:table-cell>
          <table:table-cell office:value-type="float" office:value="2.70247823793759" calcext:value-type="float">
            <text:p>2.70247823793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7130458113485" calcext:value-type="float">
            <text:p>3.47130458113485</text:p>
          </table:table-cell>
        </table:table-row>
        <table:table-row table:style-name="ro1">
          <table:table-cell office:value-type="float" office:value="-4.27000000000002" calcext:value-type="float">
            <text:p>-4.27000000000002</text:p>
          </table:table-cell>
          <table:table-cell office:value-type="float" office:value="-2.25103562855903" calcext:value-type="float">
            <text:p>-2.25103562855903</text:p>
          </table:table-cell>
          <table:table-cell office:value-type="float" office:value="2.61829029661706" calcext:value-type="float">
            <text:p>2.61829029661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291260798781" calcext:value-type="float">
            <text:p>3.45291260798781</text:p>
          </table:table-cell>
        </table:table-row>
        <table:table-row table:style-name="ro1">
          <table:table-cell office:value-type="float" office:value="-4.26000000000002" calcext:value-type="float">
            <text:p>-4.26000000000002</text:p>
          </table:table-cell>
          <table:table-cell office:value-type="float" office:value="-2.32039207133826" calcext:value-type="float">
            <text:p>-2.32039207133826</text:p>
          </table:table-cell>
          <table:table-cell office:value-type="float" office:value="2.53227684184494" calcext:value-type="float">
            <text:p>2.53227684184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346244872582" calcext:value-type="float">
            <text:p>3.4346244872582</text:p>
          </table:table-cell>
        </table:table-row>
        <table:table-row table:style-name="ro1">
          <table:table-cell office:value-type="float" office:value="-4.25000000000002" calcext:value-type="float">
            <text:p>-4.25000000000002</text:p>
          </table:table-cell>
          <table:table-cell office:value-type="float" office:value="-2.3866899317189" calcext:value-type="float">
            <text:p>-2.3866899317189</text:p>
          </table:table-cell>
          <table:table-cell office:value-type="float" office:value="2.44454181834239" calcext:value-type="float">
            <text:p>2.44454181834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1644164764936" calcext:value-type="float">
            <text:p>3.41644164764936</text:p>
          </table:table-cell>
        </table:table-row>
        <table:table-row table:style-name="ro1">
          <table:table-cell office:value-type="float" office:value="-4.24000000000002" calcext:value-type="float">
            <text:p>-4.24000000000002</text:p>
          </table:table-cell>
          <table:table-cell office:value-type="float" office:value="-2.44989156489401" calcext:value-type="float">
            <text:p>-2.44989156489401</text:p>
          </table:table-cell>
          <table:table-cell office:value-type="float" office:value="2.35518990531457" calcext:value-type="float">
            <text:p>2.35518990531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9836551445463" calcext:value-type="float">
            <text:p>3.39836551445463</text:p>
          </table:table-cell>
        </table:table-row>
        <table:table-row table:style-name="ro1">
          <table:table-cell office:value-type="float" office:value="-4.23000000000002" calcext:value-type="float">
            <text:p>-4.23000000000002</text:p>
          </table:table-cell>
          <table:table-cell office:value-type="float" office:value="-2.50996279765296" calcext:value-type="float">
            <text:p>-2.50996279765296</text:p>
          </table:table-cell>
          <table:table-cell office:value-type="float" office:value="2.26432640493509" calcext:value-type="float">
            <text:p>2.26432640493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8039750823599" calcext:value-type="float">
            <text:p>3.38039750823599</text:p>
          </table:table-cell>
        </table:table-row>
        <table:table-row table:style-name="ro1">
          <table:table-cell office:value-type="float" office:value="-4.22000000000002" calcext:value-type="float">
            <text:p>-4.22000000000002</text:p>
          </table:table-cell>
          <table:table-cell office:value-type="float" office:value="-2.56687292895523" calcext:value-type="float">
            <text:p>-2.56687292895523</text:p>
          </table:table-cell>
          <table:table-cell office:value-type="float" office:value="2.17205713008056" calcext:value-type="float">
            <text:p>2.17205713008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253904211342" calcext:value-type="float">
            <text:p>3.36253904211342</text:p>
          </table:table-cell>
        </table:table-row>
        <table:table-row table:style-name="ro1">
          <table:table-cell office:value-type="float" office:value="-4.21000000000002" calcext:value-type="float">
            <text:p>-4.21000000000002</text:p>
          </table:table-cell>
          <table:table-cell office:value-type="float" office:value="-2.62059472812806" calcext:value-type="float">
            <text:p>-2.62059472812806</text:p>
          </table:table-cell>
          <table:table-cell office:value-type="float" office:value="2.07848829324359" calcext:value-type="float">
            <text:p>2.07848829324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4479152029588" calcext:value-type="float">
            <text:p>3.34479152029588</text:p>
          </table:table-cell>
        </table:table-row>
        <table:table-row table:style-name="ro1">
          <table:table-cell office:value-type="float" office:value="-4.20000000000002" calcext:value-type="float">
            <text:p>-4.20000000000002</text:p>
          </table:table-cell>
          <table:table-cell office:value-type="float" office:value="-2.67110442850222" calcext:value-type="float">
            <text:p>-2.67110442850222</text:p>
          </table:table-cell>
          <table:table-cell office:value-type="float" office:value="1.98372639586322" calcext:value-type="float">
            <text:p>1.98372639586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2715633561284" calcext:value-type="float">
            <text:p>3.32715633561284</text:p>
          </table:table-cell>
        </table:table-row>
        <table:table-row table:style-name="ro1">
          <table:table-cell office:value-type="float" office:value="-4.19000000000002" calcext:value-type="float">
            <text:p>-4.19000000000002</text:p>
          </table:table-cell>
          <table:table-cell office:value-type="float" office:value="-2.7183817185864" calcext:value-type="float">
            <text:p>-2.7183817185864</text:p>
          </table:table-cell>
          <table:table-cell office:value-type="float" office:value="1.88787811868711" calcext:value-type="float">
            <text:p>1.88787811868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0963486792159" calcext:value-type="float">
            <text:p>3.30963486792159</text:p>
          </table:table-cell>
        </table:table-row>
        <table:table-row table:style-name="ro1">
          <table:table-cell office:value-type="float" office:value="-4.18000000000002" calcext:value-type="float">
            <text:p>-4.18000000000002</text:p>
          </table:table-cell>
          <table:table-cell office:value-type="float" office:value="-2.76240972900005" calcext:value-type="float">
            <text:p>-2.76240972900005</text:p>
          </table:table-cell>
          <table:table-cell office:value-type="float" office:value="1.79105021249672" calcext:value-type="float">
            <text:p>1.79105021249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9222848152412" calcext:value-type="float">
            <text:p>3.29222848152412</text:p>
          </table:table-cell>
        </table:table-row>
        <table:table-row table:style-name="ro1">
          <table:table-cell office:value-type="float" office:value="-4.17000000000002" calcext:value-type="float">
            <text:p>-4.17000000000002</text:p>
          </table:table-cell>
          <table:table-cell office:value-type="float" office:value="-2.80317501655283" calcext:value-type="float">
            <text:p>-2.80317501655283</text:p>
          </table:table-cell>
          <table:table-cell office:value-type="float" office:value="1.69334939046542" calcext:value-type="float">
            <text:p>1.69334939046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7493852333377" calcext:value-type="float">
            <text:p>3.27493852333377</text:p>
          </table:table-cell>
        </table:table-row>
        <table:table-row table:style-name="ro1">
          <table:table-cell office:value-type="float" office:value="-4.16000000000002" calcext:value-type="float">
            <text:p>-4.16000000000002</text:p>
          </table:table-cell>
          <table:table-cell office:value-type="float" office:value="-2.84066754500044" calcext:value-type="float">
            <text:p>-2.84066754500044</text:p>
          </table:table-cell>
          <table:table-cell office:value-type="float" office:value="1.59488222098391" calcext:value-type="float">
            <text:p>1.59488222098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776632066043" calcext:value-type="float">
            <text:p>3.25776632066043</text:p>
          </table:table-cell>
        </table:table-row>
        <table:table-row table:style-name="ro1">
          <table:table-cell office:value-type="float" office:value="-4.15000000000002" calcext:value-type="float">
            <text:p>-4.15000000000002</text:p>
          </table:table-cell>
          <table:table-cell office:value-type="float" office:value="-2.8748806626228" calcext:value-type="float">
            <text:p>-2.8748806626228</text:p>
          </table:table-cell>
          <table:table-cell office:value-type="float" office:value="1.49575502220141" calcext:value-type="float">
            <text:p>1.49575502220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4071317934236" calcext:value-type="float">
            <text:p>3.24071317934236</text:p>
          </table:table-cell>
        </table:table-row>
        <table:table-row table:style-name="ro1">
          <table:table-cell office:value-type="float" office:value="-4.14000000000002" calcext:value-type="float">
            <text:p>-4.14000000000002</text:p>
          </table:table-cell>
          <table:table-cell office:value-type="float" office:value="-2.90581107607836" calcext:value-type="float">
            <text:p>-2.90581107607836</text:p>
          </table:table-cell>
          <table:table-cell office:value-type="float" office:value="1.39607375723212" calcext:value-type="float">
            <text:p>1.39607375723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378038108862" calcext:value-type="float">
            <text:p>3.22378038108862</text:p>
          </table:table-cell>
        </table:table-row>
        <table:table-row table:style-name="ro1">
          <table:table-cell office:value-type="float" office:value="-4.13000000000002" calcext:value-type="float">
            <text:p>-4.13000000000002</text:p>
          </table:table-cell>
          <table:table-cell office:value-type="float" office:value="-2.93345882198285" calcext:value-type="float">
            <text:p>-2.93345882198285</text:p>
          </table:table-cell>
          <table:table-cell office:value-type="float" office:value="1.2959439312875" calcext:value-type="float">
            <text:p>1.2959439312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0696918184599" calcext:value-type="float">
            <text:p>3.20696918184599</text:p>
          </table:table-cell>
        </table:table-row>
        <table:table-row table:style-name="ro1">
          <table:table-cell office:value-type="float" office:value="-4.12000000000002" calcext:value-type="float">
            <text:p>-4.12000000000002</text:p>
          </table:table-cell>
          <table:table-cell office:value-type="float" office:value="-2.95782723464143" calcext:value-type="float">
            <text:p>-2.95782723464143</text:p>
          </table:table-cell>
          <table:table-cell office:value-type="float" office:value="1.19547048993287" calcext:value-type="float">
            <text:p>1.19547048993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9028080931552" calcext:value-type="float">
            <text:p>3.19028080931552</text:p>
          </table:table-cell>
        </table:table-row>
        <table:table-row table:style-name="ro1">
          <table:table-cell office:value-type="float" office:value="-4.11000000000002" calcext:value-type="float">
            <text:p>-4.11000000000002</text:p>
          </table:table-cell>
          <table:table-cell office:value-type="float" office:value="-2.97892291133207" calcext:value-type="float">
            <text:p>-2.97892291133207</text:p>
          </table:table-cell>
          <table:table-cell office:value-type="float" office:value="1.09475771894261" calcext:value-type="float">
            <text:p>1.09475771894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7371646100334" calcext:value-type="float">
            <text:p>3.17371646100334</text:p>
          </table:table-cell>
        </table:table-row>
        <table:table-row table:style-name="ro1">
          <table:table-cell office:value-type="float" office:value="-4.10000000000002" calcext:value-type="float">
            <text:p>-4.10000000000002</text:p>
          </table:table-cell>
          <table:table-cell office:value-type="float" office:value="-2.99675567432332" calcext:value-type="float">
            <text:p>-2.99675567432332</text:p>
          </table:table-cell>
          <table:table-cell office:value-type="float" office:value="0.993909145788143" calcext:value-type="float">
            <text:p>0.993909145788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5727730199144" calcext:value-type="float">
            <text:p>3.15727730199144</text:p>
          </table:table-cell>
        </table:table-row>
        <table:table-row table:style-name="ro1">
          <table:table-cell office:value-type="float" office:value="-4.09000000000002" calcext:value-type="float">
            <text:p>-4.09000000000002</text:p>
          </table:table-cell>
          <table:table-cell office:value-type="float" office:value="-3.01133853009346" calcext:value-type="float">
            <text:p>-3.01133853009346</text:p>
          </table:table-cell>
          <table:table-cell office:value-type="float" office:value="0.893027442941035" calcext:value-type="float">
            <text:p>0.893027442941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096446281572" calcext:value-type="float">
            <text:p>3.14096446281572</text:p>
          </table:table-cell>
        </table:table-row>
        <table:table-row table:style-name="ro1">
          <table:table-cell office:value-type="float" office:value="-4.08000000000002" calcext:value-type="float">
            <text:p>-4.08000000000002</text:p>
          </table:table-cell>
          <table:table-cell office:value-type="float" office:value="-3.02268762565814" calcext:value-type="float">
            <text:p>-3.02268762565814</text:p>
          </table:table-cell>
          <table:table-cell office:value-type="float" office:value="0.792214332621576" calcext:value-type="float">
            <text:p>0.792214332621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477903716693" calcext:value-type="float">
            <text:p>3.12477903716693</text:p>
          </table:table-cell>
        </table:table-row>
        <table:table-row table:style-name="ro1">
          <table:table-cell office:value-type="float" office:value="-4.07000000000002" calcext:value-type="float">
            <text:p>-4.07000000000002</text:p>
          </table:table-cell>
          <table:table-cell office:value-type="float" office:value="-3.0308222025771" calcext:value-type="float">
            <text:p>-3.0308222025771</text:p>
          </table:table-cell>
          <table:table-cell office:value-type="float" office:value="0.691570493911243" calcext:value-type="float">
            <text:p>0.691570493911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0872208016139" calcext:value-type="float">
            <text:p>3.10872208016139</text:p>
          </table:table-cell>
        </table:table-row>
        <table:table-row table:style-name="ro1">
          <table:table-cell office:value-type="float" office:value="-4.06000000000002" calcext:value-type="float">
            <text:p>-4.06000000000002</text:p>
          </table:table-cell>
          <table:table-cell office:value-type="float" office:value="-3.0357645474404" calcext:value-type="float">
            <text:p>-3.0357645474404</text:p>
          </table:table-cell>
          <table:table-cell office:value-type="float" office:value="0.591195471423604" calcext:value-type="float">
            <text:p>0.591195471423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279460568073" calcext:value-type="float">
            <text:p>3.09279460568073</text:p>
          </table:table-cell>
        </table:table-row>
        <table:table-row table:style-name="ro1">
          <table:table-cell office:value-type="float" office:value="-4.05000000000002" calcext:value-type="float">
            <text:p>-4.05000000000002</text:p>
          </table:table-cell>
          <table:table-cell office:value-type="float" office:value="-3.03753994091132" calcext:value-type="float">
            <text:p>-3.03753994091132</text:p>
          </table:table-cell>
          <table:table-cell office:value-type="float" office:value="0.491187586025455" calcext:value-type="float">
            <text:p>0.491187586025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69975848702" calcext:value-type="float">
            <text:p>3.0769975848702</text:p>
          </table:table-cell>
        </table:table-row>
        <table:table-row table:style-name="ro1">
          <table:table-cell office:value-type="float" office:value="-4.04000000000002" calcext:value-type="float">
            <text:p>-4.04000000000002</text:p>
          </table:table-cell>
          <table:table-cell office:value-type="float" office:value="-3.03617660309437" calcext:value-type="float">
            <text:p>-3.03617660309437</text:p>
          </table:table-cell>
          <table:table-cell office:value-type="float" office:value="0.391643847978885" calcext:value-type="float">
            <text:p>0.391643847978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133194358883" calcext:value-type="float">
            <text:p>3.06133194358883</text:p>
          </table:table-cell>
        </table:table-row>
        <table:table-row table:style-name="ro1">
          <table:table-cell office:value-type="float" office:value="-4.03000000000002" calcext:value-type="float">
            <text:p>-4.03000000000002</text:p>
          </table:table-cell>
          <table:table-cell office:value-type="float" office:value="-3.03170563733751" calcext:value-type="float">
            <text:p>-3.03170563733751</text:p>
          </table:table-cell>
          <table:table-cell office:value-type="float" office:value="0.292659871624657" calcext:value-type="float">
            <text:p>0.292659871624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579856062797" calcext:value-type="float">
            <text:p>3.04579856062797</text:p>
          </table:table-cell>
        </table:table-row>
        <table:table-row table:style-name="ro1">
          <table:table-cell office:value-type="float" office:value="-4.02000000000002" calcext:value-type="float">
            <text:p>-4.02000000000002</text:p>
          </table:table-cell>
          <table:table-cell office:value-type="float" office:value="-3.02416097121059" calcext:value-type="float">
            <text:p>-3.02416097121059</text:p>
          </table:table-cell>
          <table:table-cell office:value-type="float" office:value="0.194329793005394" calcext:value-type="float">
            <text:p>0.194329793005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039826561508" calcext:value-type="float">
            <text:p>3.03039826561508</text:p>
          </table:table-cell>
        </table:table-row>
        <table:table-row table:style-name="ro1">
          <table:table-cell office:value-type="float" office:value="-4.01000000000002" calcext:value-type="float">
            <text:p>-4.01000000000002</text:p>
          </table:table-cell>
          <table:table-cell office:value-type="float" office:value="-3.01357929532454" calcext:value-type="float">
            <text:p>-3.01357929532454</text:p>
          </table:table-cell>
          <table:table-cell office:value-type="float" office:value="0.0967461891275089" calcext:value-type="float">
            <text:p>0.096746189127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513183697156" calcext:value-type="float">
            <text:p>3.01513183697156</text:p>
          </table:table-cell>
        </table:table-row>
        <table:table-row table:style-name="ro1">
          <table:table-cell office:value-type="float" office:value="-4.00000000000002" calcext:value-type="float">
            <text:p>-4.00000000000002</text:p>
          </table:table-cell>
          <table:table-cell office:value-type="float" office:value="-3.00000000000819" calcext:value-type="float">
            <text:p>-3.00000000000819</text:p>
          </table:table-cell>
          <table:table-cell table:style-name="ce1" office:value-type="float" office:value="-0.00000000000961339554531263" calcext:value-type="float">
            <text:p>-9.61E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000000000819" calcext:value-type="float">
            <text:p>3.00000000000819</text:p>
          </table:table-cell>
        </table:table-row>
        <table:table-row table:style-name="ro1">
          <table:table-cell office:value-type="float" office:value="-3.99000000000002" calcext:value-type="float">
            <text:p>-3.99000000000002</text:p>
          </table:table-cell>
          <table:table-cell office:value-type="float" office:value="-2.98346511001434" calcext:value-type="float">
            <text:p>-2.98346511001434</text:p>
          </table:table-cell>
          <table:table-cell office:value-type="float" office:value="-0.0958195471928406" calcext:value-type="float">
            <text:p>-0.095819547192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500342517343" calcext:value-type="float">
            <text:p>2.98500342517343</text:p>
          </table:table-cell>
        </table:table-row>
        <table:table-row table:style-name="ro1">
          <table:table-cell office:value-type="float" office:value="-3.98000000000002" calcext:value-type="float">
            <text:p>-3.98000000000002</text:p>
          </table:table-cell>
          <table:table-cell office:value-type="float" office:value="-2.96401921666964" calcext:value-type="float">
            <text:p>-2.96401921666964</text:p>
          </table:table-cell>
          <table:table-cell office:value-type="float" office:value="-0.190625011312578" calcext:value-type="float">
            <text:p>-0.190625011312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01427258172" calcext:value-type="float">
            <text:p>2.9701427258172</text:p>
          </table:table-cell>
        </table:table-row>
        <table:table-row table:style-name="ro1">
          <table:table-cell office:value-type="float" office:value="-3.97000000000002" calcext:value-type="float">
            <text:p>-3.97000000000002</text:p>
          </table:table-cell>
          <table:table-cell office:value-type="float" office:value="-2.9417094088335" calcext:value-type="float">
            <text:p>-2.9417094088335</text:p>
          </table:table-cell>
          <table:table-cell office:value-type="float" office:value="-0.284330808103295" calcext:value-type="float">
            <text:p>-0.284330808103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5541845674284" calcext:value-type="float">
            <text:p>2.95541845674284</text:p>
          </table:table-cell>
        </table:table-row>
        <table:table-row table:style-name="ro1">
          <table:table-cell office:value-type="float" office:value="-3.96000000000002" calcext:value-type="float">
            <text:p>-3.96000000000002</text:p>
          </table:table-cell>
          <table:table-cell office:value-type="float" office:value="-2.91658520140028" calcext:value-type="float">
            <text:p>-2.91658520140028</text:p>
          </table:table-cell>
          <table:table-cell office:value-type="float" office:value="-0.376853278410065" calcext:value-type="float">
            <text:p>-0.376853278410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4083111219865" calcext:value-type="float">
            <text:p>2.94083111219865</text:p>
          </table:table-cell>
        </table:table-row>
        <table:table-row table:style-name="ro1">
          <table:table-cell office:value-type="float" office:value="-3.95000000000002" calcext:value-type="float">
            <text:p>-3.95000000000002</text:p>
          </table:table-cell>
          <table:table-cell office:value-type="float" office:value="-2.88869846236439" calcext:value-type="float">
            <text:p>-2.88869846236439</text:p>
          </table:table-cell>
          <table:table-cell office:value-type="float" office:value="-0.468110753801174" calcext:value-type="float">
            <text:p>-0.468110753801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2638112423702" calcext:value-type="float">
            <text:p>2.92638112423702</text:p>
          </table:table-cell>
        </table:table-row>
        <table:table-row table:style-name="ro1">
          <table:table-cell office:value-type="float" office:value="-3.94000000000002" calcext:value-type="float">
            <text:p>-3.94000000000002</text:p>
          </table:table-cell>
          <table:table-cell office:value-type="float" office:value="-2.85810333816075" calcext:value-type="float">
            <text:p>-2.85810333816075</text:p>
          </table:table-cell>
          <table:table-cell office:value-type="float" office:value="-0.558023619651345" calcext:value-type="float">
            <text:p>-0.558023619651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206886108389" calcext:value-type="float">
            <text:p>2.91206886108389</text:p>
          </table:table-cell>
        </table:table-row>
        <table:table-row table:style-name="ro1">
          <table:table-cell office:value-type="float" office:value="-3.93000000000002" calcext:value-type="float">
            <text:p>-3.93000000000002</text:p>
          </table:table-cell>
          <table:table-cell office:value-type="float" office:value="-2.82485617732856" calcext:value-type="float">
            <text:p>-2.82485617732856</text:p>
          </table:table-cell>
          <table:table-cell office:value-type="float" office:value="-0.646514375546611" calcext:value-type="float">
            <text:p>-0.646514375546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9789462547894" calcext:value-type="float">
            <text:p>2.89789462547894</text:p>
          </table:table-cell>
        </table:table-row>
        <table:table-row table:style-name="ro1">
          <table:table-cell office:value-type="float" office:value="-3.92000000000002" calcext:value-type="float">
            <text:p>-3.92000000000002</text:p>
          </table:table-cell>
          <table:table-cell office:value-type="float" office:value="-2.78901545289312" calcext:value-type="float">
            <text:p>-2.78901545289312</text:p>
          </table:table-cell>
          <table:table-cell office:value-type="float" office:value="-0.733507692707941" calcext:value-type="float">
            <text:p>-0.733507692707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385865321765" calcext:value-type="float">
            <text:p>2.88385865321765</text:p>
          </table:table-cell>
        </table:table-row>
        <table:table-row table:style-name="ro1">
          <table:table-cell office:value-type="float" office:value="-3.91000000000002" calcext:value-type="float">
            <text:p>-3.91000000000002</text:p>
          </table:table-cell>
          <table:table-cell office:value-type="float" office:value="-2.75064168306795" calcext:value-type="float">
            <text:p>-2.75064168306795</text:p>
          </table:table-cell>
          <table:table-cell office:value-type="float" office:value="-0.818930469216255" calcext:value-type="float">
            <text:p>-0.818930469216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996111159048" calcext:value-type="float">
            <text:p>2.86996111159048</text:p>
          </table:table-cell>
        </table:table-row>
        <table:table-row table:style-name="ro1">
          <table:table-cell office:value-type="float" office:value="-3.90000000000002" calcext:value-type="float">
            <text:p>-3.90000000000002</text:p>
          </table:table-cell>
          <table:table-cell office:value-type="float" office:value="-2.70979735095747" calcext:value-type="float">
            <text:p>-2.70979735095747</text:p>
          </table:table-cell>
          <table:table-cell office:value-type="float" office:value="-0.902711881942638" calcext:value-type="float">
            <text:p>-0.90271188194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5620209807649" calcext:value-type="float">
            <text:p>2.85620209807649</text:p>
          </table:table-cell>
        </table:table-row>
        <table:table-row table:style-name="ro1">
          <table:table-cell office:value-type="float" office:value="-3.89000000000002" calcext:value-type="float">
            <text:p>-3.89000000000002</text:p>
          </table:table-cell>
          <table:table-cell office:value-type="float" office:value="-2.66654682294394" calcext:value-type="float">
            <text:p>-2.66654682294394</text:p>
          </table:table-cell>
          <table:table-cell office:value-type="float" office:value="-0.98478343595739" calcext:value-type="float">
            <text:p>-0.98478343595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4258163905427" calcext:value-type="float">
            <text:p>2.84258163905427</text:p>
          </table:table-cell>
        </table:table-row>
        <table:table-row table:style-name="ro1">
          <table:table-cell office:value-type="float" office:value="-3.88000000000002" calcext:value-type="float">
            <text:p>-3.88000000000002</text:p>
          </table:table-cell>
          <table:table-cell office:value-type="float" office:value="-2.62095626575446" calcext:value-type="float">
            <text:p>-2.62095626575446</text:p>
          </table:table-cell>
          <table:table-cell office:value-type="float" office:value="-1.06507901119763" calcext:value-type="float">
            <text:p>-1.06507901119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909968843293" calcext:value-type="float">
            <text:p>2.82909968843293</text:p>
          </table:table-cell>
        </table:table-row>
        <table:table-row table:style-name="ro1">
          <table:table-cell office:value-type="float" office:value="-3.87000000000002" calcext:value-type="float">
            <text:p>-3.87000000000002</text:p>
          </table:table-cell>
          <table:table-cell office:value-type="float" office:value="-2.57309356290886" calcext:value-type="float">
            <text:p>-2.57309356290886</text:p>
          </table:table-cell>
          <table:table-cell office:value-type="float" office:value="-1.14353490601256" calcext:value-type="float">
            <text:p>-1.1435349060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575612664737" calcext:value-type="float">
            <text:p>2.81575612664737</text:p>
          </table:table-cell>
        </table:table-row>
        <table:table-row table:style-name="ro1">
          <table:table-cell office:value-type="float" office:value="-3.86000000000002" calcext:value-type="float">
            <text:p>-3.86000000000002</text:p>
          </table:table-cell>
          <table:table-cell office:value-type="float" office:value="-2.52302822994462" calcext:value-type="float">
            <text:p>-2.52302822994462</text:p>
          </table:table-cell>
          <table:table-cell office:value-type="float" office:value="-1.2200898781316" calcext:value-type="float">
            <text:p>-1.2200898781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255075954329" calcext:value-type="float">
            <text:p>2.80255075954329</text:p>
          </table:table-cell>
        </table:table-row>
        <table:table-row table:style-name="ro1">
          <table:table-cell office:value-type="float" office:value="-3.85000000000002" calcext:value-type="float">
            <text:p>-3.85000000000002</text:p>
          </table:table-cell>
          <table:table-cell office:value-type="float" office:value="-2.47083132886574" calcext:value-type="float">
            <text:p>-2.47083132886574</text:p>
          </table:table-cell>
          <table:table-cell office:value-type="float" office:value="-1.29468518267477" calcext:value-type="float">
            <text:p>-1.29468518267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948331738013" calcext:value-type="float">
            <text:p>2.78948331738013</text:p>
          </table:table-cell>
        </table:table-row>
        <table:table-row table:style-name="ro1">
          <table:table-cell office:value-type="float" office:value="-3.84000000000002" calcext:value-type="float">
            <text:p>-3.84000000000002</text:p>
          </table:table-cell>
          <table:table-cell office:value-type="float" office:value="-2.4165753819148" calcext:value-type="float">
            <text:p>-2.4165753819148</text:p>
          </table:table-cell>
          <table:table-cell office:value-type="float" office:value="-1.36726460725352" calcext:value-type="float">
            <text:p>-1.36726460725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7655345396497" calcext:value-type="float">
            <text:p>2.77655345396497</text:p>
          </table:table-cell>
        </table:table-row>
        <table:table-row table:style-name="ro1">
          <table:table-cell office:value-type="float" office:value="-3.83000000000002" calcext:value-type="float">
            <text:p>-3.83000000000002</text:p>
          </table:table-cell>
          <table:table-cell office:value-type="float" office:value="-2.3603342847621" calcext:value-type="float">
            <text:p>-2.3603342847621</text:p>
          </table:table-cell>
          <table:table-cell office:value-type="float" office:value="-1.43777450421925" calcext:value-type="float">
            <text:p>-1.43777450421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376074594136" calcext:value-type="float">
            <text:p>2.76376074594136</text:p>
          </table:table-cell>
        </table:table-row>
        <table:table-row table:style-name="ro1">
          <table:table-cell office:value-type="float" office:value="-3.82000000000003" calcext:value-type="float">
            <text:p>-3.82000000000003</text:p>
          </table:table-cell>
          <table:table-cell office:value-type="float" office:value="-2.30218321892193" calcext:value-type="float">
            <text:p>-2.30218321892193</text:p>
          </table:table-cell>
          <table:table-cell office:value-type="float" office:value="-1.50616382000589" calcext:value-type="float">
            <text:p>-1.50616382000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11046919702" calcext:value-type="float">
            <text:p>2.7511046919702</text:p>
          </table:table-cell>
        </table:table-row>
        <table:table-row table:style-name="ro1">
          <table:table-cell office:value-type="float" office:value="-3.81000000000003" calcext:value-type="float">
            <text:p>-3.81000000000003</text:p>
          </table:table-cell>
          <table:table-cell office:value-type="float" office:value="-2.24219856395915" calcext:value-type="float">
            <text:p>-2.24219856395915</text:p>
          </table:table-cell>
          <table:table-cell office:value-type="float" office:value="-1.57238412161781" calcext:value-type="float">
            <text:p>-1.57238412161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858471224395" calcext:value-type="float">
            <text:p>2.73858471224395</text:p>
          </table:table-cell>
        </table:table-row>
        <table:table-row table:style-name="ro1">
          <table:table-cell office:value-type="float" office:value="-3.80000000000003" calcext:value-type="float">
            <text:p>-3.80000000000003</text:p>
          </table:table-cell>
          <table:table-cell office:value-type="float" office:value="-2.18045780921807" calcext:value-type="float">
            <text:p>-2.18045780921807</text:p>
          </table:table-cell>
          <table:table-cell office:value-type="float" office:value="-1.63638962027814" calcext:value-type="float">
            <text:p>-1.63638962027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620014803281" calcext:value-type="float">
            <text:p>2.72620014803281</text:p>
          </table:table-cell>
        </table:table-row>
        <table:table-row table:style-name="ro1">
          <table:table-cell office:value-type="float" office:value="-3.79000000000003" calcext:value-type="float">
            <text:p>-3.79000000000003</text:p>
          </table:table-cell>
          <table:table-cell office:value-type="float" office:value="-2.11703946523434" calcext:value-type="float">
            <text:p>-2.11703946523434</text:p>
          </table:table-cell>
          <table:table-cell office:value-type="float" office:value="-1.69813719200361" calcext:value-type="float">
            <text:p>-1.69813719200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1395026119227" calcext:value-type="float">
            <text:p>2.71395026119227</text:p>
          </table:table-cell>
        </table:table-row>
        <table:table-row table:style-name="ro1">
          <table:table-cell office:value-type="float" office:value="-3.78000000000003" calcext:value-type="float">
            <text:p>-3.78000000000003</text:p>
          </table:table-cell>
          <table:table-cell office:value-type="float" office:value="-2.05202297510147" calcext:value-type="float">
            <text:p>-2.05202297510147</text:p>
          </table:table-cell>
          <table:table-cell office:value-type="float" office:value="-1.75758639551928" calcext:value-type="float">
            <text:p>-1.75758639551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0183423400821" calcext:value-type="float">
            <text:p>2.70183423400821</text:p>
          </table:table-cell>
        </table:table-row>
        <table:table-row table:style-name="ro1">
          <table:table-cell office:value-type="float" office:value="-3.77000000000003" calcext:value-type="float">
            <text:p>-3.77000000000003</text:p>
          </table:table-cell>
          <table:table-cell office:value-type="float" office:value="-1.98548862563961" calcext:value-type="float">
            <text:p>-1.98548862563961</text:p>
          </table:table-cell>
          <table:table-cell office:value-type="float" office:value="-1.81469948720022" calcext:value-type="float">
            <text:p>-1.8146994872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98511690034" calcext:value-type="float">
            <text:p>2.6898511690034</text:p>
          </table:table-cell>
        </table:table-row>
        <table:table-row table:style-name="ro1">
          <table:table-cell office:value-type="float" office:value="-3.76000000000003" calcext:value-type="float">
            <text:p>-3.76000000000003</text:p>
          </table:table-cell>
          <table:table-cell office:value-type="float" office:value="-1.91751745856305" calcext:value-type="float">
            <text:p>-1.91751745856305</text:p>
          </table:table-cell>
          <table:table-cell office:value-type="float" office:value="-1.86944143315494" calcext:value-type="float">
            <text:p>-1.86944143315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7800008885184" calcext:value-type="float">
            <text:p>2.67800008885184</text:p>
          </table:table-cell>
        </table:table-row>
        <table:table-row table:style-name="ro1">
          <table:table-cell office:value-type="float" office:value="-3.75000000000003" calcext:value-type="float">
            <text:p>-3.75000000000003</text:p>
          </table:table-cell>
          <table:table-cell office:value-type="float" office:value="-1.84819118187814" calcext:value-type="float">
            <text:p>-1.84819118187814</text:p>
          </table:table-cell>
          <table:table-cell office:value-type="float" office:value="-1.92177991848266" calcext:value-type="float">
            <text:p>-1.92177991848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627993651367" calcext:value-type="float">
            <text:p>2.66627993651367</text:p>
          </table:table-cell>
        </table:table-row>
        <table:table-row table:style-name="ro1">
          <table:table-cell office:value-type="float" office:value="-3.74000000000003" calcext:value-type="float">
            <text:p>-3.74000000000003</text:p>
          </table:table-cell>
          <table:table-cell office:value-type="float" office:value="-1.77759208125914" calcext:value-type="float">
            <text:p>-1.77759208125914</text:p>
          </table:table-cell>
          <table:table-cell office:value-type="float" office:value="-1.97168535373868" calcext:value-type="float">
            <text:p>-1.97168535373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5468957535581" calcext:value-type="float">
            <text:p>2.65468957535581</text:p>
          </table:table-cell>
        </table:table-row>
        <table:table-row table:style-name="ro1">
          <table:table-cell office:value-type="float" office:value="-3.73000000000003" calcext:value-type="float">
            <text:p>-3.73000000000003</text:p>
          </table:table-cell>
          <table:table-cell office:value-type="float" office:value="-1.70580293186444" calcext:value-type="float">
            <text:p>-1.70580293186444</text:p>
          </table:table-cell>
          <table:table-cell office:value-type="float" office:value="-2.01913087855125" calcext:value-type="float">
            <text:p>-2.01913087855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4322778947946" calcext:value-type="float">
            <text:p>2.64322778947946</text:p>
          </table:table-cell>
        </table:table-row>
        <table:table-row table:style-name="ro1">
          <table:table-cell office:value-type="float" office:value="-3.72000000000003" calcext:value-type="float">
            <text:p>-3.72000000000003</text:p>
          </table:table-cell>
          <table:table-cell office:value-type="float" office:value="-1.63290691039055" calcext:value-type="float">
            <text:p>-1.63290691039055</text:p>
          </table:table-cell>
          <table:table-cell office:value-type="float" office:value="-2.06409236248733" calcext:value-type="float">
            <text:p>-2.06409236248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3189328409792" calcext:value-type="float">
            <text:p>2.63189328409792</text:p>
          </table:table-cell>
        </table:table-row>
        <table:table-row table:style-name="ro1">
          <table:table-cell office:value-type="float" office:value="-3.71000000000003" calcext:value-type="float">
            <text:p>-3.71000000000003</text:p>
          </table:table-cell>
          <table:table-cell office:value-type="float" office:value="-1.55898750762248" calcext:value-type="float">
            <text:p>-1.55898750762248</text:p>
          </table:table-cell>
          <table:table-cell office:value-type="float" office:value="-2.10654840317511" calcext:value-type="float">
            <text:p>-2.10654840317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068468607777" calcext:value-type="float">
            <text:p>2.62068468607777</text:p>
          </table:table-cell>
        </table:table-row>
        <table:table-row table:style-name="ro1">
          <table:table-cell office:value-type="float" office:value="-3.70000000000003" calcext:value-type="float">
            <text:p>-3.70000000000003</text:p>
          </table:table-cell>
          <table:table-cell office:value-type="float" office:value="-1.48412844152852" calcext:value-type="float">
            <text:p>-1.48412844152852</text:p>
          </table:table-cell>
          <table:table-cell office:value-type="float" office:value="-2.1464803216705" calcext:value-type="float">
            <text:p>-2.1464803216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0960054458006" calcext:value-type="float">
            <text:p>2.60960054458006</text:p>
          </table:table-cell>
        </table:table-row>
        <table:table-row table:style-name="ro1">
          <table:table-cell office:value-type="float" office:value="-3.69000000000003" calcext:value-type="float">
            <text:p>-3.69000000000003</text:p>
          </table:table-cell>
          <table:table-cell office:value-type="float" office:value="-1.40841357086179" calcext:value-type="float">
            <text:p>-1.40841357086179</text:p>
          </table:table-cell>
          <table:table-cell office:value-type="float" office:value="-2.18387215513959" calcext:value-type="float">
            <text:p>-2.18387215513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9863933176224" calcext:value-type="float">
            <text:p>2.59863933176224</text:p>
          </table:table-cell>
        </table:table-row>
        <table:table-row table:style-name="ro1">
          <table:table-cell office:value-type="float" office:value="-3.68000000000003" calcext:value-type="float">
            <text:p>-3.68000000000003</text:p>
          </table:table-cell>
          <table:table-cell office:value-type="float" office:value="-1.33192680954603" calcext:value-type="float">
            <text:p>-1.33192680954603</text:p>
          </table:table-cell>
          <table:table-cell office:value-type="float" office:value="-2.21871064691309" calcext:value-type="float">
            <text:p>-2.2187106469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779944368048" calcext:value-type="float">
            <text:p>2.58779944368048</text:p>
          </table:table-cell>
        </table:table-row>
        <table:table-row table:style-name="ro1">
          <table:table-cell office:value-type="float" office:value="-3.67000000000003" calcext:value-type="float">
            <text:p>-3.67000000000003</text:p>
          </table:table-cell>
          <table:table-cell office:value-type="float" office:value="-1.25475204178877" calcext:value-type="float">
            <text:p>-1.25475204178877</text:p>
          </table:table-cell>
          <table:table-cell office:value-type="float" office:value="-2.25098523387752" calcext:value-type="float">
            <text:p>-2.25098523387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7707920124852" calcext:value-type="float">
            <text:p>2.57707920124852</text:p>
          </table:table-cell>
        </table:table-row>
        <table:table-row table:style-name="ro1">
          <table:table-cell office:value-type="float" office:value="-3.66000000000003" calcext:value-type="float">
            <text:p>-3.66000000000003</text:p>
          </table:table-cell>
          <table:table-cell office:value-type="float" office:value="-1.17697303801432" calcext:value-type="float">
            <text:p>-1.17697303801432</text:p>
          </table:table-cell>
          <table:table-cell office:value-type="float" office:value="-2.28068803131563" calcext:value-type="float">
            <text:p>-2.28068803131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6647685132732" calcext:value-type="float">
            <text:p>2.56647685132732</text:p>
          </table:table-cell>
        </table:table-row>
        <table:table-row table:style-name="ro1">
          <table:table-cell office:value-type="float" office:value="-3.65000000000003" calcext:value-type="float">
            <text:p>-3.65000000000003</text:p>
          </table:table-cell>
          <table:table-cell office:value-type="float" office:value="-1.09867337176822" calcext:value-type="float">
            <text:p>-1.09867337176822</text:p>
          </table:table-cell>
          <table:table-cell office:value-type="float" office:value="-2.30781381512215" calcext:value-type="float">
            <text:p>-2.30781381512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59905678819" calcext:value-type="float">
            <text:p>2.5559905678819</text:p>
          </table:table-cell>
        </table:table-row>
        <table:table-row table:style-name="ro1">
          <table:table-cell office:value-type="float" office:value="-3.64000000000003" calcext:value-type="float">
            <text:p>-3.64000000000003</text:p>
          </table:table-cell>
          <table:table-cell office:value-type="float" office:value="-1.01993633758264" calcext:value-type="float">
            <text:p>-1.01993633758264</text:p>
          </table:table-cell>
          <table:table-cell office:value-type="float" office:value="-2.33236000165291" calcext:value-type="float">
            <text:p>-2.33236000165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561845334918" calcext:value-type="float">
            <text:p>2.54561845334918</text:p>
          </table:table-cell>
        </table:table-row>
        <table:table-row table:style-name="ro1">
          <table:table-cell office:value-type="float" office:value="-3.63000000000003" calcext:value-type="float">
            <text:p>-3.63000000000003</text:p>
          </table:table-cell>
          <table:table-cell office:value-type="float" office:value="-0.940844869881551" calcext:value-type="float">
            <text:p>-0.940844869881551</text:p>
          </table:table-cell>
          <table:table-cell office:value-type="float" office:value="-2.35432662494273" calcext:value-type="float">
            <text:p>-2.35432662494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535853994985" calcext:value-type="float">
            <text:p>2.53535853994985</text:p>
          </table:table-cell>
        </table:table-row>
        <table:table-row table:style-name="ro1">
          <table:table-cell office:value-type="float" office:value="-3.62000000000003" calcext:value-type="float">
            <text:p>-3.62000000000003</text:p>
          </table:table-cell>
          <table:table-cell office:value-type="float" office:value="-0.861481463089033" calcext:value-type="float">
            <text:p>-0.861481463089033</text:p>
          </table:table-cell>
          <table:table-cell office:value-type="float" office:value="-2.3737163116936" calcext:value-type="float">
            <text:p>-2.3737163116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2520879129752" calcext:value-type="float">
            <text:p>2.52520879129752</text:p>
          </table:table-cell>
        </table:table-row>
        <table:table-row table:style-name="ro1">
          <table:table-cell office:value-type="float" office:value="-3.61000000000003" calcext:value-type="float">
            <text:p>-3.61000000000003</text:p>
          </table:table-cell>
          <table:table-cell office:value-type="float" office:value="-0.781928092907869" calcext:value-type="float">
            <text:p>-0.781928092907869</text:p>
          </table:table-cell>
          <table:table-cell office:value-type="float" office:value="-2.39053425371091" calcext:value-type="float">
            <text:p>-2.3905342537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516710392047" calcext:value-type="float">
            <text:p>2.51516710392047</text:p>
          </table:table-cell>
        </table:table-row>
        <table:table-row table:style-name="ro1">
          <table:table-cell office:value-type="float" office:value="-3.60000000000003" calcext:value-type="float">
            <text:p>-3.60000000000003</text:p>
          </table:table-cell>
          <table:table-cell office:value-type="float" office:value="-0.702266138868994" calcext:value-type="float">
            <text:p>-0.702266138868994</text:p>
          </table:table-cell>
          <table:table-cell office:value-type="float" office:value="-2.40478817817427" calcext:value-type="float">
            <text:p>-2.40478817817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523130901893" calcext:value-type="float">
            <text:p>2.50523130901893</text:p>
          </table:table-cell>
        </table:table-row>
        <table:table-row table:style-name="ro1">
          <table:table-cell office:value-type="float" office:value="-3.59000000000003" calcext:value-type="float">
            <text:p>-3.59000000000003</text:p>
          </table:table-cell>
          <table:table-cell office:value-type="float" office:value="-0.622576308229365" calcext:value-type="float">
            <text:p>-0.622576308229365</text:p>
          </table:table-cell>
          <table:table-cell office:value-type="float" office:value="-2.41648831557363" calcext:value-type="float">
            <text:p>-2.41648831557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539917425497" calcext:value-type="float">
            <text:p>2.49539917425497</text:p>
          </table:table-cell>
        </table:table-row>
        <table:table-row table:style-name="ro1">
          <table:table-cell office:value-type="float" office:value="-3.58000000000003" calcext:value-type="float">
            <text:p>-3.58000000000003</text:p>
          </table:table-cell>
          <table:table-cell office:value-type="float" office:value="-0.542938561277798" calcext:value-type="float">
            <text:p>-0.542938561277798</text:p>
          </table:table-cell>
          <table:table-cell office:value-type="float" office:value="-2.42564736542788" calcext:value-type="float">
            <text:p>-2.42564736542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566840562647" calcext:value-type="float">
            <text:p>2.48566840562647</text:p>
          </table:table-cell>
        </table:table-row>
        <table:table-row table:style-name="ro1">
          <table:table-cell office:value-type="float" office:value="-3.57000000000003" calcext:value-type="float">
            <text:p>-3.57000000000003</text:p>
          </table:table-cell>
          <table:table-cell office:value-type="float" office:value="-0.463432038110406" calcext:value-type="float">
            <text:p>-0.463432038110406</text:p>
          </table:table-cell>
          <table:table-cell office:value-type="float" office:value="-2.43228045990753" calcext:value-type="float">
            <text:p>-2.43228045990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7603664948545" calcext:value-type="float">
            <text:p>2.47603664948545</text:p>
          </table:table-cell>
        </table:table-row>
        <table:table-row table:style-name="ro1">
          <table:table-cell office:value-type="float" office:value="-3.56000000000003" calcext:value-type="float">
            <text:p>-3.56000000000003</text:p>
          </table:table-cell>
          <table:table-cell office:value-type="float" office:value="-0.384134986926949" calcext:value-type="float">
            <text:p>-0.384134986926949</text:p>
          </table:table-cell>
          <table:table-cell office:value-type="float" office:value="-2.43640512528558" calcext:value-type="float">
            <text:p>-2.43640512528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650149456659" calcext:value-type="float">
            <text:p>2.46650149456659</text:p>
          </table:table-cell>
        </table:table-row>
        <table:table-row table:style-name="ro1">
          <table:table-cell office:value-type="float" office:value="-3.55000000000003" calcext:value-type="float">
            <text:p>-3.55000000000003</text:p>
          </table:table-cell>
          <table:table-cell office:value-type="float" office:value="-0.305124693898443" calcext:value-type="float">
            <text:p>-0.305124693898443</text:p>
          </table:table-cell>
          <table:table-cell office:value-type="float" office:value="-2.4380412414289" calcext:value-type="float">
            <text:p>-2.4380412414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706047417128" calcext:value-type="float">
            <text:p>2.45706047417128</text:p>
          </table:table-cell>
        </table:table-row>
        <table:table-row table:style-name="ro1">
          <table:table-cell office:value-type="float" office:value="-3.54000000000003" calcext:value-type="float">
            <text:p>-3.54000000000003</text:p>
          </table:table-cell>
          <table:table-cell office:value-type="float" office:value="-0.226477414693734" calcext:value-type="float">
            <text:p>-0.226477414693734</text:p>
          </table:table-cell>
          <table:table-cell office:value-type="float" office:value="-2.43721099922341" calcext:value-type="float">
            <text:p>-2.43721099922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771106834567" calcext:value-type="float">
            <text:p>2.44771106834567</text:p>
          </table:table-cell>
        </table:table-row>
        <table:table-row table:style-name="ro1">
          <table:table-cell office:value-type="float" office:value="-3.53000000000003" calcext:value-type="float">
            <text:p>-3.53000000000003</text:p>
          </table:table-cell>
          <table:table-cell office:value-type="float" office:value="-0.148268307687415" calcext:value-type="float">
            <text:p>-0.148268307687415</text:p>
          </table:table-cell>
          <table:table-cell office:value-type="float" office:value="-2.43393885617292" calcext:value-type="float">
            <text:p>-2.4339388561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845070621754" calcext:value-type="float">
            <text:p>2.43845070621754</text:p>
          </table:table-cell>
        </table:table-row>
        <table:table-row table:style-name="ro1">
          <table:table-cell office:value-type="float" office:value="-3.52000000000003" calcext:value-type="float">
            <text:p>-3.52000000000003</text:p>
          </table:table-cell>
          <table:table-cell office:value-type="float" office:value="-0.0705713689110688" calcext:value-type="float">
            <text:p>-0.070571368911069</text:p>
          </table:table-cell>
          <table:table-cell office:value-type="float" office:value="-2.4282514901107" calcext:value-type="float">
            <text:p>-2.4282514901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927676836848" calcext:value-type="float">
            <text:p>2.42927676836848</text:p>
          </table:table-cell>
        </table:table-row>
        <table:table-row table:style-name="ro1">
          <table:table-cell office:value-type="float" office:value="-3.51000000000003" calcext:value-type="float">
            <text:p>-3.51000000000003</text:p>
          </table:table-cell>
          <table:table-cell office:value-type="float" office:value="0.00654063120752443" calcext:value-type="float">
            <text:p>0.006540631207524</text:p>
          </table:table-cell>
          <table:table-cell office:value-type="float" office:value="-2.42017775107093" calcext:value-type="float">
            <text:p>-2.42017775107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018658921897" calcext:value-type="float">
            <text:p>2.42018658921897</text:p>
          </table:table-cell>
        </table:table-row>
        <table:table-row table:style-name="ro1">
          <table:table-cell office:value-type="float" office:value="-3.50000000000003" calcext:value-type="float">
            <text:p>-3.50000000000003</text:p>
          </table:table-cell>
          <table:table-cell office:value-type="float" office:value="0.0829962092459828" calcext:value-type="float">
            <text:p>0.082996209245983</text:p>
          </table:table-cell>
          <table:table-cell office:value-type="float" office:value="-2.40974861152655" calcext:value-type="float">
            <text:p>-2.40974861152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117745956272" calcext:value-type="float">
            <text:p>2.41117745956272</text:p>
          </table:table-cell>
        </table:table-row>
        <table:table-row table:style-name="ro1">
          <table:table-cell office:value-type="float" office:value="-3.49000000000003" calcext:value-type="float">
            <text:p>-3.49000000000003</text:p>
          </table:table-cell>
          <table:table-cell office:value-type="float" office:value="0.158725228353975" calcext:value-type="float">
            <text:p>0.158725228353975</text:p>
          </table:table-cell>
          <table:table-cell office:value-type="float" office:value="-2.39699711490836" calcext:value-type="float">
            <text:p>-2.39699711490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224662909432" calcext:value-type="float">
            <text:p>2.40224662909432</text:p>
          </table:table-cell>
        </table:table-row>
        <table:table-row table:style-name="ro1">
          <table:table-cell office:value-type="float" office:value="-3.48000000000003" calcext:value-type="float">
            <text:p>-3.48000000000003</text:p>
          </table:table-cell>
          <table:table-cell office:value-type="float" office:value="0.233658955828025" calcext:value-type="float">
            <text:p>0.233658955828025</text:p>
          </table:table-cell>
          <table:table-cell office:value-type="float" office:value="-2.3819583225604" calcext:value-type="float">
            <text:p>-2.3819583225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339130901184" calcext:value-type="float">
            <text:p>2.39339130901184</text:p>
          </table:table-cell>
        </table:table-row>
        <table:table-row table:style-name="ro1">
          <table:table-cell office:value-type="float" office:value="-3.47000000000003" calcext:value-type="float">
            <text:p>-3.47000000000003</text:p>
          </table:table-cell>
          <table:table-cell office:value-type="float" office:value="0.307730118810189" calcext:value-type="float">
            <text:p>0.307730118810189</text:p>
          </table:table-cell>
          <table:table-cell office:value-type="float" office:value="-2.36466925916272" calcext:value-type="float">
            <text:p>-2.36466925916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460867465756" calcext:value-type="float">
            <text:p>2.38460867465756</text:p>
          </table:table-cell>
        </table:table-row>
        <table:table-row table:style-name="ro1">
          <table:table-cell office:value-type="float" office:value="-3.46000000000003" calcext:value-type="float">
            <text:p>-3.46000000000003</text:p>
          </table:table-cell>
          <table:table-cell office:value-type="float" office:value="0.380872957888533" calcext:value-type="float">
            <text:p>0.380872957888533</text:p>
          </table:table-cell>
          <table:table-cell office:value-type="float" office:value="-2.34516885671428" calcext:value-type="float">
            <text:p>-2.345168856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589586820495" calcext:value-type="float">
            <text:p>2.37589586820495</text:p>
          </table:table-cell>
        </table:table-row>
        <table:table-row table:style-name="ro1">
          <table:table-cell office:value-type="float" office:value="-3.45000000000003" calcext:value-type="float">
            <text:p>-3.45000000000003</text:p>
          </table:table-cell>
          <table:table-cell office:value-type="float" office:value="0.453023278739515" calcext:value-type="float">
            <text:p>0.453023278739515</text:p>
          </table:table-cell>
          <table:table-cell office:value-type="float" office:value="-2.3234978971317" calcext:value-type="float">
            <text:p>-2.3234978971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725000138459" calcext:value-type="float">
            <text:p>2.36725000138459</text:p>
          </table:table-cell>
        </table:table-row>
        <table:table-row table:style-name="ro1">
          <table:table-cell office:value-type="float" office:value="-3.44000000000003" calcext:value-type="float">
            <text:p>-3.44000000000003</text:p>
          </table:table-cell>
          <table:table-cell office:value-type="float" office:value="0.524118501670863" calcext:value-type="float">
            <text:p>0.524118501670863</text:p>
          </table:table-cell>
          <table:table-cell office:value-type="float" office:value="-2.29969895353884" calcext:value-type="float">
            <text:p>-2.29969895353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866815824129" calcext:value-type="float">
            <text:p>2.35866815824129</text:p>
          </table:table-cell>
        </table:table-row>
        <table:table-row table:style-name="ro1">
          <table:table-cell office:value-type="float" office:value="-3.43000000000003" calcext:value-type="float">
            <text:p>-3.43000000000003</text:p>
          </table:table-cell>
          <table:table-cell office:value-type="float" office:value="0.594097709067962" calcext:value-type="float">
            <text:p>0.594097709067962</text:p>
          </table:table-cell>
          <table:table-cell office:value-type="float" office:value="-2.27381633030868" calcext:value-type="float">
            <text:p>-2.27381633030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014739790895" calcext:value-type="float">
            <text:p>2.35014739790895</text:p>
          </table:table-cell>
        </table:table-row>
        <table:table-row table:style-name="ro1">
          <table:table-cell office:value-type="float" office:value="-3.42000000000003" calcext:value-type="float">
            <text:p>-3.42000000000003</text:p>
          </table:table-cell>
          <table:table-cell office:value-type="float" office:value="0.662901690716422" calcext:value-type="float">
            <text:p>0.662901690716422</text:p>
          </table:table-cell>
          <table:table-cell office:value-type="float" office:value="-2.24589600194839" calcext:value-type="float">
            <text:p>-2.24589600194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168475741771" calcext:value-type="float">
            <text:p>2.34168475741771</text:p>
          </table:table-cell>
        </table:table-row>
        <table:table-row table:style-name="ro1">
          <table:table-cell office:value-type="float" office:value="-3.41000000000003" calcext:value-type="float">
            <text:p>-3.41000000000003</text:p>
          </table:table-cell>
          <table:table-cell office:value-type="float" office:value="0.730472986988968" calcext:value-type="float">
            <text:p>0.730472986988968</text:p>
          </table:table-cell>
          <table:table-cell office:value-type="float" office:value="-2.21598555090087" calcext:value-type="float">
            <text:p>-2.21598555090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32772545332" calcext:value-type="float">
            <text:p>2.3332772545332</text:p>
          </table:table-cell>
        </table:table-row>
        <table:table-row table:style-name="ro1">
          <table:table-cell office:value-type="float" office:value="-3.40000000000003" calcext:value-type="float">
            <text:p>-3.40000000000003</text:p>
          </table:table-cell>
          <table:table-cell office:value-type="float" office:value="0.79675592981861" calcext:value-type="float">
            <text:p>0.79675592981861</text:p>
          </table:table-cell>
          <table:table-cell office:value-type="float" office:value="-2.18413410429905" calcext:value-type="float">
            <text:p>-2.18413410429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492189057253" calcext:value-type="float">
            <text:p>2.32492189057253</text:p>
          </table:table-cell>
        </table:table-row>
        <table:table-row table:style-name="ro1">
          <table:table-cell office:value-type="float" office:value="-3.39000000000003" calcext:value-type="float">
            <text:p>-3.39000000000003</text:p>
          </table:table-cell>
          <table:table-cell office:value-type="float" office:value="0.861696681534626" calcext:value-type="float">
            <text:p>0.861696681534626</text:p>
          </table:table-cell>
          <table:table-cell office:value-type="float" office:value="-2.15039226979894" calcext:value-type="float">
            <text:p>-2.15039226979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66156532707" calcext:value-type="float">
            <text:p>2.3166156532707</text:p>
          </table:table-cell>
        </table:table-row>
        <table:table-row table:style-name="ro1">
          <table:table-cell office:value-type="float" office:value="-3.38000000000003" calcext:value-type="float">
            <text:p>-3.38000000000003</text:p>
          </table:table-cell>
          <table:table-cell office:value-type="float" office:value="0.92524327145407" calcext:value-type="float">
            <text:p>0.92524327145407</text:p>
          </table:table-cell>
          <table:table-cell office:value-type="float" office:value="-2.11481207053244" calcext:value-type="float">
            <text:p>-2.11481207053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835551963746" calcext:value-type="float">
            <text:p>2.30835551963746</text:p>
          </table:table-cell>
        </table:table-row>
        <table:table-row table:style-name="ro1">
          <table:table-cell office:value-type="float" office:value="-3.37000000000003" calcext:value-type="float">
            <text:p>-3.37000000000003</text:p>
          </table:table-cell>
          <table:table-cell office:value-type="float" office:value="0.987345630223718" calcext:value-type="float">
            <text:p>0.987345630223718</text:p>
          </table:table-cell>
          <table:table-cell office:value-type="float" office:value="-2.07744687923951" calcext:value-type="float">
            <text:p>-2.07744687923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013845878544" calcext:value-type="float">
            <text:p>2.30013845878544</text:p>
          </table:table-cell>
        </table:table-row>
        <table:table-row table:style-name="ro1">
          <table:table-cell office:value-type="float" office:value="-3.36000000000003" calcext:value-type="float">
            <text:p>-3.36000000000003</text:p>
          </table:table-cell>
          <table:table-cell office:value-type="float" office:value="1.04795562198498" calcext:value-type="float">
            <text:p>1.04795562198498</text:p>
          </table:table-cell>
          <table:table-cell office:value-type="float" office:value="-2.03835135171071" calcext:value-type="float">
            <text:p>-2.03835135171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196143481316" calcext:value-type="float">
            <text:p>2.29196143481316</text:p>
          </table:table-cell>
        </table:table-row>
        <table:table-row table:style-name="ro1">
          <table:table-cell office:value-type="float" office:value="-3.35000000000004" calcext:value-type="float">
            <text:p>-3.35000000000004</text:p>
          </table:table-cell>
          <table:table-cell office:value-type="float" office:value="1.10702707422618" calcext:value-type="float">
            <text:p>1.10702707422618</text:p>
          </table:table-cell>
          <table:table-cell office:value-type="float" office:value="-1.99758135954589" calcext:value-type="float">
            <text:p>-1.99758135954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382140962795" calcext:value-type="float">
            <text:p>2.28382140962795</text:p>
          </table:table-cell>
        </table:table-row>
        <table:table-row table:style-name="ro1">
          <table:table-cell office:value-type="float" office:value="-3.34000000000004" calcext:value-type="float">
            <text:p>-3.34000000000004</text:p>
          </table:table-cell>
          <table:table-cell office:value-type="float" office:value="1.16451580541146" calcext:value-type="float">
            <text:p>1.16451580541146</text:p>
          </table:table-cell>
          <table:table-cell office:value-type="float" office:value="-1.95519392236587" calcext:value-type="float">
            <text:p>-1.95519392236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571534579999" calcext:value-type="float">
            <text:p>2.27571534579999</text:p>
          </table:table-cell>
        </table:table-row>
        <table:table-row table:style-name="ro1">
          <table:table-cell office:value-type="float" office:value="-3.33000000000004" calcext:value-type="float">
            <text:p>-3.33000000000004</text:p>
          </table:table-cell>
          <table:table-cell office:value-type="float" office:value="1.22037965032813" calcext:value-type="float">
            <text:p>1.22037965032813</text:p>
          </table:table-cell>
          <table:table-cell office:value-type="float" office:value="-1.91124713946473" calcext:value-type="float">
            <text:p>-1.91124713946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764020934695" calcext:value-type="float">
            <text:p>2.26764020934695</text:p>
          </table:table-cell>
        </table:table-row>
        <table:table-row table:style-name="ro1">
          <table:table-cell office:value-type="float" office:value="-3.32000000000004" calcext:value-type="float">
            <text:p>-3.32000000000004</text:p>
          </table:table-cell>
          <table:table-cell office:value-type="float" office:value="1.2745784831623" calcext:value-type="float">
            <text:p>1.2745784831623</text:p>
          </table:table-cell>
          <table:table-cell office:value-type="float" office:value="-1.86580012111616" calcext:value-type="float">
            <text:p>-1.86580012111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959297257213" calcext:value-type="float">
            <text:p>2.25959297257213</text:p>
          </table:table-cell>
        </table:table-row>
        <table:table-row table:style-name="ro1">
          <table:table-cell office:value-type="float" office:value="-3.31000000000004" calcext:value-type="float">
            <text:p>-3.31000000000004</text:p>
          </table:table-cell>
          <table:table-cell office:value-type="float" office:value="1.3270742383317" calcext:value-type="float">
            <text:p>1.3270742383317</text:p>
          </table:table-cell>
          <table:table-cell office:value-type="float" office:value="-1.81891291943218" calcext:value-type="float">
            <text:p>-1.81891291943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157061681861" calcext:value-type="float">
            <text:p>2.25157061681861</text:p>
          </table:table-cell>
        </table:table-row>
        <table:table-row table:style-name="ro1">
          <table:table-cell office:value-type="float" office:value="-3.30000000000004" calcext:value-type="float">
            <text:p>-3.30000000000004</text:p>
          </table:table-cell>
          <table:table-cell office:value-type="float" office:value="1.3778309290007" calcext:value-type="float">
            <text:p>1.3778309290007</text:p>
          </table:table-cell>
          <table:table-cell office:value-type="float" office:value="-1.77064645900205" calcext:value-type="float">
            <text:p>-1.77064645900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35701352281" calcext:value-type="float">
            <text:p>2.2435701352281</text:p>
          </table:table-cell>
        </table:table-row>
        <table:table-row table:style-name="ro1">
          <table:table-cell office:value-type="float" office:value="-3.29000000000004" calcext:value-type="float">
            <text:p>-3.29000000000004</text:p>
          </table:table-cell>
          <table:table-cell office:value-type="float" office:value="1.42681466336923" calcext:value-type="float">
            <text:p>1.42681466336923</text:p>
          </table:table-cell>
          <table:table-cell office:value-type="float" office:value="-1.72106246728556" calcext:value-type="float">
            <text:p>-1.72106246728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558853546544" calcext:value-type="float">
            <text:p>2.23558853546544</text:p>
          </table:table-cell>
        </table:table-row>
        <table:table-row table:style-name="ro1">
          <table:table-cell office:value-type="float" office:value="-3.28000000000004" calcext:value-type="float">
            <text:p>-3.28000000000004</text:p>
          </table:table-cell>
          <table:table-cell office:value-type="float" office:value="1.47399365868028" calcext:value-type="float">
            <text:p>1.47399365868028</text:p>
          </table:table-cell>
          <table:table-cell office:value-type="float" office:value="-1.67022340487961" calcext:value-type="float">
            <text:p>-1.67022340487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762284241236" calcext:value-type="float">
            <text:p>2.22762284241236</text:p>
          </table:table-cell>
        </table:table-row>
        <table:table-row table:style-name="ro1">
          <table:table-cell office:value-type="float" office:value="-3.27000000000004" calcext:value-type="float">
            <text:p>-3.27000000000004</text:p>
          </table:table-cell>
          <table:table-cell office:value-type="float" office:value="1.51933825298276" calcext:value-type="float">
            <text:p>1.51933825298276</text:p>
          </table:table-cell>
          <table:table-cell office:value-type="float" office:value="-1.61819239570886" calcext:value-type="float">
            <text:p>-1.61819239570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96701008273" calcext:value-type="float">
            <text:p>2.2196701008273</text:p>
          </table:table-cell>
        </table:table-row>
        <table:table-row table:style-name="ro1">
          <table:table-cell office:value-type="float" office:value="-3.26000000000004" calcext:value-type="float">
            <text:p>-3.26000000000004</text:p>
          </table:table-cell>
          <table:table-cell office:value-type="float" office:value="1.56282091463857" calcext:value-type="float">
            <text:p>1.56282091463857</text:p>
          </table:table-cell>
          <table:table-cell office:value-type="float" office:value="-1.56503315722151" calcext:value-type="float">
            <text:p>-1.56503315722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172737796376" calcext:value-type="float">
            <text:p>2.21172737796376</text:p>
          </table:table-cell>
        </table:table-row>
        <table:table-row table:style-name="ro1">
          <table:table-cell office:value-type="float" office:value="-3.25000000000004" calcext:value-type="float">
            <text:p>-3.25000000000004</text:p>
          </table:table-cell>
          <table:table-cell office:value-type="float" office:value="1.60441624960342" calcext:value-type="float">
            <text:p>1.60441624960342</text:p>
          </table:table-cell>
          <table:table-cell office:value-type="float" office:value="-1.51080993065807" calcext:value-type="float">
            <text:p>-1.51080993065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379176615363" calcext:value-type="float">
            <text:p>2.20379176615363</text:p>
          </table:table-cell>
        </table:table-row>
        <table:table-row table:style-name="ro1">
          <table:table-cell office:value-type="float" office:value="-3.24000000000004" calcext:value-type="float">
            <text:p>-3.24000000000004</text:p>
          </table:table-cell>
          <table:table-cell office:value-type="float" office:value="1.6441010064993" calcext:value-type="float">
            <text:p>1.6441010064993</text:p>
          </table:table-cell>
          <table:table-cell office:value-type="float" office:value="-1.45558741145805" calcext:value-type="float">
            <text:p>-1.45558741145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586038535404" calcext:value-type="float">
            <text:p>2.19586038535404</text:p>
          </table:table-cell>
        </table:table-row>
        <table:table-row table:style-name="ro1">
          <table:table-cell office:value-type="float" office:value="-3.23000000000004" calcext:value-type="float">
            <text:p>-3.23000000000004</text:p>
          </table:table-cell>
          <table:table-cell office:value-type="float" office:value="1.68185407946567" calcext:value-type="float">
            <text:p>1.68185407946567</text:p>
          </table:table-cell>
          <table:table-cell office:value-type="float" office:value="-1.39943067987978" calcext:value-type="float">
            <text:p>-1.39943067987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793038563939" calcext:value-type="float">
            <text:p>2.18793038563939</text:p>
          </table:table-cell>
        </table:table-row>
        <table:table-row table:style-name="ro1">
          <table:table-cell office:value-type="float" office:value="-3.22000000000004" calcext:value-type="float">
            <text:p>-3.22000000000004</text:p>
          </table:table-cell>
          <table:table-cell office:value-type="float" office:value="1.71765650883671" calcext:value-type="float">
            <text:p>1.71765650883671</text:p>
          </table:table-cell>
          <table:table-cell office:value-type="float" office:value="-1.34240513189605" calcext:value-type="float">
            <text:p>-1.34240513189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999894965341" calcext:value-type="float">
            <text:p>2.17999894965341</text:p>
          </table:table-cell>
        </table:table-row>
        <table:table-row table:style-name="ro1">
          <table:table-cell office:value-type="float" office:value="-3.21000000000004" calcext:value-type="float">
            <text:p>-3.21000000000004</text:p>
          </table:table-cell>
          <table:table-cell office:value-type="float" office:value="1.75149147966069" calcext:value-type="float">
            <text:p>1.75149147966069</text:p>
          </table:table-cell>
          <table:table-cell office:value-type="float" office:value="-1.28457641043779" calcext:value-type="float">
            <text:p>-1.28457641043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206329502094" calcext:value-type="float">
            <text:p>2.17206329502094</text:p>
          </table:table-cell>
        </table:table-row>
        <table:table-row table:style-name="ro1">
          <table:table-cell office:value-type="float" office:value="-3.20000000000004" calcext:value-type="float">
            <text:p>-3.20000000000004</text:p>
          </table:table-cell>
          <table:table-cell office:value-type="float" office:value="1.78334431806488" calcext:value-type="float">
            <text:p>1.78334431806488</text:p>
          </table:table-cell>
          <table:table-cell office:value-type="float" office:value="-1.22601033703534" calcext:value-type="float">
            <text:p>-1.22601033703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412067669337" calcext:value-type="float">
            <text:p>2.16412067669337</text:p>
          </table:table-cell>
        </table:table-row>
        <table:table-row table:style-name="ro1">
          <table:table-cell office:value-type="float" office:value="-3.19000000000004" calcext:value-type="float">
            <text:p>-3.19000000000004</text:p>
          </table:table-cell>
          <table:table-cell office:value-type="float" office:value="1.81320248551269" calcext:value-type="float">
            <text:p>1.81320248551269</text:p>
          </table:table-cell>
          <table:table-cell office:value-type="float" office:value="-1.16677284396452" calcext:value-type="float">
            <text:p>-1.16677284396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61683892689" calcext:value-type="float">
            <text:p>2.1561683892689</text:p>
          </table:table-cell>
        </table:table-row>
        <table:table-row table:style-name="ro1">
          <table:table-cell office:value-type="float" office:value="-3.18000000000004" calcext:value-type="float">
            <text:p>-3.18000000000004</text:p>
          </table:table-cell>
          <table:table-cell office:value-type="float" office:value="1.84105557096382" calcext:value-type="float">
            <text:p>1.84105557096382</text:p>
          </table:table-cell>
          <table:table-cell office:value-type="float" office:value="-1.10692990688707" calcext:value-type="float">
            <text:p>-1.1069299068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820376923092" calcext:value-type="float">
            <text:p>2.14820376923092</text:p>
          </table:table-cell>
        </table:table-row>
        <table:table-row table:style-name="ro1">
          <table:table-cell office:value-type="float" office:value="-3.17000000000004" calcext:value-type="float">
            <text:p>-3.17000000000004</text:p>
          </table:table-cell>
          <table:table-cell office:value-type="float" office:value="1.86689528097508" calcext:value-type="float">
            <text:p>1.86689528097508</text:p>
          </table:table-cell>
          <table:table-cell office:value-type="float" office:value="-1.04654747813805" calcext:value-type="float">
            <text:p>-1.04654747813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02241971635" calcext:value-type="float">
            <text:p>2.1402241971635</text:p>
          </table:table-cell>
        </table:table-row>
        <table:table-row table:style-name="ro1">
          <table:table-cell office:value-type="float" office:value="-3.16000000000004" calcext:value-type="float">
            <text:p>-3.16000000000004</text:p>
          </table:table-cell>
          <table:table-cell office:value-type="float" office:value="1.8907154277695" calcext:value-type="float">
            <text:p>1.8907154277695</text:p>
          </table:table-cell>
          <table:table-cell office:value-type="float" office:value="-0.985691420642045" calcext:value-type="float">
            <text:p>-0.985691420642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222709989647" calcext:value-type="float">
            <text:p>2.13222709989647</text:p>
          </table:table-cell>
        </table:table-row>
        <table:table-row table:style-name="ro1">
          <table:table-cell office:value-type="float" office:value="-3.15000000000004" calcext:value-type="float">
            <text:p>-3.15000000000004</text:p>
          </table:table-cell>
          <table:table-cell office:value-type="float" office:value="1.91251191529096" calcext:value-type="float">
            <text:p>1.91251191529096</text:p>
          </table:table-cell>
          <table:table-cell office:value-type="float" office:value="-0.924427442569502" calcext:value-type="float">
            <text:p>-0.924427442569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420995259543" calcext:value-type="float">
            <text:p>2.12420995259543</text:p>
          </table:table-cell>
        </table:table-row>
        <table:table-row table:style-name="ro1">
          <table:table-cell office:value-type="float" office:value="-3.14000000000004" calcext:value-type="float">
            <text:p>-3.14000000000004</text:p>
          </table:table-cell>
          <table:table-cell office:value-type="float" office:value="1.93228272330756" calcext:value-type="float">
            <text:p>1.93228272330756</text:p>
          </table:table-cell>
          <table:table-cell office:value-type="float" office:value="-0.862821032774894" calcext:value-type="float">
            <text:p>-0.862821032774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617028081192" calcext:value-type="float">
            <text:p>2.11617028081192</text:p>
          </table:table-cell>
        </table:table-row>
        <table:table-row table:style-name="ro1">
          <table:table-cell office:value-type="float" office:value="-3.13000000000004" calcext:value-type="float">
            <text:p>-3.13000000000004</text:p>
          </table:table-cell>
          <table:table-cell office:value-type="float" office:value="1.9500278895644" calcext:value-type="float">
            <text:p>1.9500278895644</text:p>
          </table:table-cell>
          <table:table-cell office:value-type="float" office:value="-0.800937397056287" calcext:value-type="float">
            <text:p>-0.800937397056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810566245676" calcext:value-type="float">
            <text:p>2.10810566245676</text:p>
          </table:table-cell>
        </table:table-row>
        <table:table-row table:style-name="ro1">
          <table:table-cell office:value-type="float" office:value="-3.12000000000004" calcext:value-type="float">
            <text:p>-3.12000000000004</text:p>
          </table:table-cell>
          <table:table-cell office:value-type="float" office:value="1.9657494900525" calcext:value-type="float">
            <text:p>1.9657494900525</text:p>
          </table:table-cell>
          <table:table-cell office:value-type="float" office:value="-0.73884139533371" calcext:value-type="float">
            <text:p>-0.73884139533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001372974091" calcext:value-type="float">
            <text:p>2.10001372974091</text:p>
          </table:table-cell>
        </table:table-row>
        <table:table-row table:style-name="ro1">
          <table:table-cell office:value-type="float" office:value="-3.11000000000004" calcext:value-type="float">
            <text:p>-3.11000000000004</text:p>
          </table:table-cell>
          <table:table-cell office:value-type="float" office:value="1.97945161740753" calcext:value-type="float">
            <text:p>1.97945161740753</text:p>
          </table:table-cell>
          <table:table-cell office:value-type="float" office:value="-0.676597479762797" calcext:value-type="float">
            <text:p>-0.676597479762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189217104483" calcext:value-type="float">
            <text:p>2.09189217104483</text:p>
          </table:table-cell>
        </table:table-row>
        <table:table-row table:style-name="ro1">
          <table:table-cell office:value-type="float" office:value="-3.10000000000004" calcext:value-type="float">
            <text:p>-3.10000000000004</text:p>
          </table:table-cell>
          <table:table-cell office:value-type="float" office:value="1.99114035748849" calcext:value-type="float">
            <text:p>1.99114035748849</text:p>
          </table:table-cell>
          <table:table-cell office:value-type="float" office:value="-0.614269633850228" calcext:value-type="float">
            <text:p>-0.614269633850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373873273256" calcext:value-type="float">
            <text:p>2.08373873273256</text:p>
          </table:table-cell>
        </table:table-row>
        <table:table-row table:style-name="ro1">
          <table:table-cell office:value-type="float" office:value="-3.09000000000004" calcext:value-type="float">
            <text:p>-3.09000000000004</text:p>
          </table:table-cell>
          <table:table-cell office:value-type="float" office:value="2.00082376419177" calcext:value-type="float">
            <text:p>2.00082376419177</text:p>
          </table:table-cell>
          <table:table-cell office:value-type="float" office:value="-0.551921312632111" calcext:value-type="float">
            <text:p>-0.551921312632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555122092712" calcext:value-type="float">
            <text:p>2.07555122092712</text:p>
          </table:table-cell>
        </table:table-row>
        <table:table-row table:style-name="ro1">
          <table:table-cell office:value-type="float" office:value="-3.08000000000004" calcext:value-type="float">
            <text:p>-3.08000000000004</text:p>
          </table:table-cell>
          <table:table-cell office:value-type="float" office:value="2.0085118325053" calcext:value-type="float">
            <text:p>2.0085118325053</text:p>
          </table:table-cell>
          <table:table-cell office:value-type="float" office:value="-0.489615383945933" calcext:value-type="float">
            <text:p>-0.489615383945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732750320561" calcext:value-type="float">
            <text:p>2.06732750320561</text:p>
          </table:table-cell>
        </table:table-row>
        <table:table-row table:style-name="ro1">
          <table:table-cell office:value-type="float" office:value="-3.07000000000004" calcext:value-type="float">
            <text:p>-3.07000000000004</text:p>
          </table:table-cell>
          <table:table-cell office:value-type="float" office:value="2.01421646989401" calcext:value-type="float">
            <text:p>2.01421646989401</text:p>
          </table:table-cell>
          <table:table-cell office:value-type="float" office:value="-0.427414070868302" calcext:value-type="float">
            <text:p>-0.427414070868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906551026637" calcext:value-type="float">
            <text:p>2.05906551026637</text:p>
          </table:table-cell>
        </table:table-row>
        <table:table-row table:style-name="ro1">
          <table:table-cell office:value-type="float" office:value="-3.06000000000004" calcext:value-type="float">
            <text:p>-3.06000000000004</text:p>
          </table:table-cell>
          <table:table-cell office:value-type="float" office:value="2.01795146601237" calcext:value-type="float">
            <text:p>2.01795146601237</text:p>
          </table:table-cell>
          <table:table-cell office:value-type="float" office:value="-0.365378895337077" calcext:value-type="float">
            <text:p>-0.365378895337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076323751408" calcext:value-type="float">
            <text:p>2.05076323751408</text:p>
          </table:table-cell>
        </table:table-row>
        <table:table-row table:style-name="ro1">
          <table:table-cell office:value-type="float" office:value="-3.05000000000004" calcext:value-type="float">
            <text:p>-3.05000000000004</text:p>
          </table:table-cell>
          <table:table-cell office:value-type="float" office:value="2.01973246083821" calcext:value-type="float">
            <text:p>2.01973246083821</text:p>
          </table:table-cell>
          <table:table-cell office:value-type="float" office:value="-0.303570623031639" calcext:value-type="float">
            <text:p>-0.303570623031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241874661671" calcext:value-type="float">
            <text:p>2.04241874661671</text:p>
          </table:table-cell>
        </table:table-row>
        <table:table-row table:style-name="ro1">
          <table:table-cell office:value-type="float" office:value="-3.04000000000004" calcext:value-type="float">
            <text:p>-3.04000000000004</text:p>
          </table:table-cell>
          <table:table-cell office:value-type="float" office:value="2.0195769112334" calcext:value-type="float">
            <text:p>2.0195769112334</text:p>
          </table:table-cell>
          <table:table-cell office:value-type="float" office:value="-0.242049209532057" calcext:value-type="float">
            <text:p>-0.242049209532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3403016698921" calcext:value-type="float">
            <text:p>2.03403016698921</text:p>
          </table:table-cell>
        </table:table-row>
        <table:table-row table:style-name="ro1">
          <table:table-cell office:value-type="float" office:value="-3.03000000000004" calcext:value-type="float">
            <text:p>-3.03000000000004</text:p>
          </table:table-cell>
          <table:table-cell office:value-type="float" office:value="2.0175040560145" calcext:value-type="float">
            <text:p>2.0175040560145</text:p>
          </table:table-cell>
          <table:table-cell office:value-type="float" office:value="-0.180873747812064" calcext:value-type="float">
            <text:p>-0.180873747812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559569724131" calcext:value-type="float">
            <text:p>2.02559569724131</text:p>
          </table:table-cell>
        </table:table-row>
        <table:table-row table:style-name="ro1">
          <table:table-cell office:value-type="float" office:value="-3.02000000000004" calcext:value-type="float">
            <text:p>-3.02000000000004</text:p>
          </table:table-cell>
          <table:table-cell office:value-type="float" office:value="2.01353487955054" calcext:value-type="float">
            <text:p>2.01353487955054</text:p>
          </table:table-cell>
          <table:table-cell office:value-type="float" office:value="-0.120102417102512" calcext:value-type="float">
            <text:p>-0.120102417102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711360655776" calcext:value-type="float">
            <text:p>2.01711360655776</text:p>
          </table:table-cell>
        </table:table-row>
        <table:table-row table:style-name="ro1">
          <table:table-cell office:value-type="float" office:value="-3.01000000000004" calcext:value-type="float">
            <text:p>-3.01000000000004</text:p>
          </table:table-cell>
          <table:table-cell office:value-type="float" office:value="2.00769207396902" calcext:value-type="float">
            <text:p>2.00769207396902</text:p>
          </table:table-cell>
          <table:table-cell office:value-type="float" office:value="-0.0597924331647648" calcext:value-type="float">
            <text:p>-0.059792433164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0858223604158" calcext:value-type="float">
            <text:p>2.00858223604158</text:p>
          </table:table-cell>
        </table:table-row>
        <table:table-row table:style-name="ro1">
          <table:table-cell office:value-type="float" office:value="-3.00000000000004" calcext:value-type="float">
            <text:p>-3.00000000000004</text:p>
          </table:table-cell>
          <table:table-cell office:value-type="float" office:value="1.99999999999948" calcext:value-type="float">
            <text:p>1.99999999999948</text:p>
          </table:table-cell>
          <table:table-cell table:style-name="ce1" office:value-type="float" office:value="-0.000000000000259163891471363" calcext:value-type="float">
            <text:p>-2.59E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999999999948" calcext:value-type="float">
            <text:p>1.99999999999948</text:p>
          </table:table-cell>
        </table:table-row>
        <table:table-row table:style-name="ro1">
          <table:table-cell office:value-type="float" office:value="-2.99000000000004" calcext:value-type="float">
            <text:p>-2.99000000000004</text:p>
          </table:table-cell>
          <table:table-cell office:value-type="float" office:value="1.99048464651667" calcext:value-type="float">
            <text:p>1.99048464651667</text:p>
          </table:table-cell>
          <table:table-cell office:value-type="float" office:value="0.0592197369490023" calcext:value-type="float">
            <text:p>0.059219736949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136538718109" calcext:value-type="float">
            <text:p>1.99136538718109</text:p>
          </table:table-cell>
        </table:table-row>
        <table:table-row table:style-name="ro1">
          <table:table-cell office:value-type="float" office:value="-2.98000000000004" calcext:value-type="float">
            <text:p>-2.98000000000004</text:p>
          </table:table-cell>
          <table:table-cell office:value-type="float" office:value="1.97917358883512" calcext:value-type="float">
            <text:p>1.97917358883512</text:p>
          </table:table-cell>
          <table:table-cell office:value-type="float" office:value="0.117812736094899" calcext:value-type="float">
            <text:p>0.117812736094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267696197052" calcext:value-type="float">
            <text:p>1.98267696197052</text:p>
          </table:table-cell>
        </table:table-row>
        <table:table-row table:style-name="ro1">
          <table:table-cell office:value-type="float" office:value="-2.97000000000004" calcext:value-type="float">
            <text:p>-2.97000000000004</text:p>
          </table:table-cell>
          <table:table-cell office:value-type="float" office:value="1.96609594580981" calcext:value-type="float">
            <text:p>1.96609594580981</text:p>
          </table:table-cell>
          <table:table-cell office:value-type="float" office:value="0.175726103452786" calcext:value-type="float">
            <text:p>0.175726103452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393336553301" calcext:value-type="float">
            <text:p>1.97393336553301</text:p>
          </table:table-cell>
        </table:table-row>
        <table:table-row table:style-name="ro1">
          <table:table-cell office:value-type="float" office:value="-2.96000000000004" calcext:value-type="float">
            <text:p>-2.96000000000004</text:p>
          </table:table-cell>
          <table:table-cell office:value-type="float" office:value="1.9512823357921" calcext:value-type="float">
            <text:p>1.9512823357921</text:p>
          </table:table-cell>
          <table:table-cell office:value-type="float" office:value="0.232908134816831" calcext:value-type="float">
            <text:p>0.232908134816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513331691215" calcext:value-type="float">
            <text:p>1.96513331691215</text:p>
          </table:table-cell>
        </table:table-row>
        <table:table-row table:style-name="ro1">
          <table:table-cell office:value-type="float" office:value="-2.95000000000004" calcext:value-type="float">
            <text:p>-2.95000000000004</text:p>
          </table:table-cell>
          <table:table-cell office:value-type="float" office:value="1.93476483150565" calcext:value-type="float">
            <text:p>1.93476483150565</text:p>
          </table:table-cell>
          <table:table-cell office:value-type="float" office:value="0.289308356338833" calcext:value-type="float">
            <text:p>0.289308356338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627561408881" calcext:value-type="float">
            <text:p>1.95627561408881</text:p>
          </table:table-cell>
        </table:table-row>
        <table:table-row table:style-name="ro1">
          <table:table-cell office:value-type="float" office:value="-2.94000000000004" calcext:value-type="float">
            <text:p>-2.94000000000004</text:p>
          </table:table-cell>
          <table:table-cell office:value-type="float" office:value="1.91657691388999" calcext:value-type="float">
            <text:p>1.91657691388999</text:p>
          </table:table-cell>
          <table:table-cell office:value-type="float" office:value="0.34487756347659" calcext:value-type="float">
            <text:p>0.34487756347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35913499427" calcext:value-type="float">
            <text:p>1.94735913499427</text:p>
          </table:table-cell>
        </table:table-row>
        <table:table-row table:style-name="ro1">
          <table:table-cell office:value-type="float" office:value="-2.93000000000004" calcext:value-type="float">
            <text:p>-2.93000000000004</text:p>
          </table:table-cell>
          <table:table-cell office:value-type="float" office:value="1.89675342496884" calcext:value-type="float">
            <text:p>1.89675342496884</text:p>
          </table:table-cell>
          <table:table-cell office:value-type="float" office:value="0.399567858296503" calcext:value-type="float">
            <text:p>0.399567858296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838283848023" calcext:value-type="float">
            <text:p>1.93838283848023</text:p>
          </table:table-cell>
        </table:table-row>
        <table:table-row table:style-name="ro1">
          <table:table-cell office:value-type="float" office:value="-2.92000000000004" calcext:value-type="float">
            <text:p>-2.92000000000004</text:p>
          </table:table-cell>
          <table:table-cell office:value-type="float" office:value="1.87533051980576" calcext:value-type="float">
            <text:p>1.87533051980576</text:p>
          </table:table-cell>
          <table:table-cell office:value-type="float" office:value="0.453332685108056" calcext:value-type="float">
            <text:p>0.453332685108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934576525366" calcext:value-type="float">
            <text:p>1.92934576525366</text:p>
          </table:table-cell>
        </table:table-row>
        <table:table-row table:style-name="ro1">
          <table:table-cell office:value-type="float" office:value="-2.91000000000004" calcext:value-type="float">
            <text:p>-2.91000000000004</text:p>
          </table:table-cell>
          <table:table-cell office:value-type="float" office:value="1.85234561759621" calcext:value-type="float">
            <text:p>1.85234561759621</text:p>
          </table:table-cell>
          <table:table-cell office:value-type="float" office:value="0.506126864401551" calcext:value-type="float">
            <text:p>0.506126864401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024703876788" calcext:value-type="float">
            <text:p>1.92024703876788</text:p>
          </table:table-cell>
        </table:table-row>
        <table:table-row table:style-name="ro1">
          <table:table-cell office:value-type="float" office:value="-2.90000000000004" calcext:value-type="float">
            <text:p>-2.90000000000004</text:p>
          </table:table-cell>
          <table:table-cell office:value-type="float" office:value="1.82783735196249" calcext:value-type="float">
            <text:p>1.82783735196249</text:p>
          </table:table-cell>
          <table:table-cell office:value-type="float" office:value="0.557906625083152" calcext:value-type="float">
            <text:p>0.557906625083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108586608266" calcext:value-type="float">
            <text:p>1.91108586608266</text:p>
          </table:table-cell>
        </table:table-row>
        <table:table-row table:style-name="ro1">
          <table:table-cell office:value-type="float" office:value="-2.89000000000004" calcext:value-type="float">
            <text:p>-2.89000000000004</text:p>
          </table:table-cell>
          <table:table-cell office:value-type="float" office:value="1.80184552049755" calcext:value-type="float">
            <text:p>1.80184552049755</text:p>
          </table:table-cell>
          <table:table-cell office:value-type="float" office:value="0.608629634981507" calcext:value-type="float">
            <text:p>0.60862963498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18615386812" calcext:value-type="float">
            <text:p>1.9018615386812</text:p>
          </table:table-cell>
        </table:table-row>
        <table:table-row table:style-name="ro1">
          <table:table-cell office:value-type="float" office:value="-2.88000000000005" calcext:value-type="float">
            <text:p>-2.88000000000005</text:p>
          </table:table-cell>
          <table:table-cell office:value-type="float" office:value="1.77441103362697" calcext:value-type="float">
            <text:p>1.77441103362697</text:p>
          </table:table-cell>
          <table:table-cell office:value-type="float" office:value="0.65825502961832" calcext:value-type="float">
            <text:p>0.65825502961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257343325826" calcext:value-type="float">
            <text:p>1.89257343325826</text:p>
          </table:table-cell>
        </table:table-row>
        <table:table-row table:style-name="ro1">
          <table:table-cell office:value-type="float" office:value="-2.87000000000005" calcext:value-type="float">
            <text:p>-2.87000000000005</text:p>
          </table:table-cell>
          <table:table-cell office:value-type="float" office:value="1.7455758628428" calcext:value-type="float">
            <text:p>1.7455758628428</text:p>
          </table:table-cell>
          <table:table-cell office:value-type="float" office:value="0.706743439227384" calcext:value-type="float">
            <text:p>0.706743439227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322101247579" calcext:value-type="float">
            <text:p>1.88322101247579</text:p>
          </table:table-cell>
        </table:table-row>
        <table:table-row table:style-name="ro1">
          <table:table-cell office:value-type="float" office:value="-2.86000000000005" calcext:value-type="float">
            <text:p>-2.86000000000005</text:p>
          </table:table-cell>
          <table:table-cell office:value-type="float" office:value="1.71538298836121" calcext:value-type="float">
            <text:p>1.71538298836121</text:p>
          </table:table-cell>
          <table:table-cell office:value-type="float" office:value="0.754057014010058" calcext:value-type="float">
            <text:p>0.754057014010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380382568101" calcext:value-type="float">
            <text:p>1.87380382568101</text:p>
          </table:table-cell>
        </table:table-row>
        <table:table-row table:style-name="ro1">
          <table:table-cell office:value-type="float" office:value="-2.85000000000005" calcext:value-type="float">
            <text:p>-2.85000000000005</text:p>
          </table:table-cell>
          <table:table-cell office:value-type="float" office:value="1.68387634627487" calcext:value-type="float">
            <text:p>1.68387634627487</text:p>
          </table:table-cell>
          <table:table-cell office:value-type="float" office:value="0.800159447626113" calcext:value-type="float">
            <text:p>0.800159447626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432150960325" calcext:value-type="float">
            <text:p>1.86432150960325</text:p>
          </table:table-cell>
        </table:table-row>
        <table:table-row table:style-name="ro1">
          <table:table-cell office:value-type="float" office:value="-2.84000000000005" calcext:value-type="float">
            <text:p>-2.84000000000005</text:p>
          </table:table-cell>
          <table:table-cell office:value-type="float" office:value="1.65110077524226" calcext:value-type="float">
            <text:p>1.65110077524226</text:p>
          </table:table-cell>
          <table:table-cell office:value-type="float" office:value="0.845015998902898" calcext:value-type="float">
            <text:p>0.845015998902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477378901241" calcext:value-type="float">
            <text:p>1.85477378901241</text:p>
          </table:table-cell>
        </table:table-row>
        <table:table-row table:style-name="ro1">
          <table:table-cell office:value-type="float" office:value="-2.83000000000005" calcext:value-type="float">
            <text:p>-2.83000000000005</text:p>
          </table:table-cell>
          <table:table-cell office:value-type="float" office:value="1.61710196279082" calcext:value-type="float">
            <text:p>1.61710196279082</text:p>
          </table:table-cell>
          <table:table-cell office:value-type="float" office:value="0.888593511765537" calcext:value-type="float">
            <text:p>0.888593511765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516047736063" calcext:value-type="float">
            <text:p>1.84516047736063</text:p>
          </table:table-cell>
        </table:table-row>
        <table:table-row table:style-name="ro1">
          <table:table-cell office:value-type="float" office:value="-2.82000000000005" calcext:value-type="float">
            <text:p>-2.82000000000005</text:p>
          </table:table-cell>
          <table:table-cell office:value-type="float" office:value="1.58192639127027" calcext:value-type="float">
            <text:p>1.58192639127027</text:p>
          </table:table-cell>
          <table:table-cell office:value-type="float" office:value="0.930860433384141" calcext:value-type="float">
            <text:p>0.930860433384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548147738883" calcext:value-type="float">
            <text:p>1.83548147738883</text:p>
          </table:table-cell>
        </table:table-row>
        <table:table-row table:style-name="ro1">
          <table:table-cell office:value-type="float" office:value="-2.81000000000005" calcext:value-type="float">
            <text:p>-2.81000000000005</text:p>
          </table:table-cell>
          <table:table-cell office:value-type="float" office:value="1.54562128353403" calcext:value-type="float">
            <text:p>1.54562128353403</text:p>
          </table:table-cell>
          <table:table-cell office:value-type="float" office:value="0.971786830532893" calcext:value-type="float">
            <text:p>0.971786830532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2573678171596" calcext:value-type="float">
            <text:p>1.82573678171596</text:p>
          </table:table-cell>
        </table:table-row>
        <table:table-row table:style-name="ro1">
          <table:table-cell office:value-type="float" office:value="-2.80000000000005" calcext:value-type="float">
            <text:p>-2.80000000000005</text:p>
          </table:table-cell>
          <table:table-cell office:value-type="float" office:value="1.50823454838978" calcext:value-type="float">
            <text:p>1.50823454838978</text:p>
          </table:table-cell>
          <table:table-cell office:value-type="float" office:value="1.01134440416679" calcext:value-type="float">
            <text:p>1.01134440416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592647340029" calcext:value-type="float">
            <text:p>1.81592647340029</text:p>
          </table:table-cell>
        </table:table-row>
        <table:table-row table:style-name="ro1">
          <table:table-cell office:value-type="float" office:value="-2.79000000000005" calcext:value-type="float">
            <text:p>-2.79000000000005</text:p>
          </table:table-cell>
          <table:table-cell office:value-type="float" office:value="1.46981472588739" calcext:value-type="float">
            <text:p>1.46981472588739</text:p>
          </table:table-cell>
          <table:table-cell office:value-type="float" office:value="1.04950650221424" calcext:value-type="float">
            <text:p>1.04950650221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605072648179" calcext:value-type="float">
            <text:p>1.80605072648179</text:p>
          </table:table-cell>
        </table:table-row>
        <table:table-row table:style-name="ro1">
          <table:table-cell office:value-type="float" office:value="-2.78000000000005" calcext:value-type="float">
            <text:p>-2.78000000000005</text:p>
          </table:table-cell>
          <table:table-cell office:value-type="float" office:value="1.43041093249488" calcext:value-type="float">
            <text:p>1.43041093249488</text:p>
          </table:table-cell>
          <table:table-cell office:value-type="float" office:value="1.08624813059355" calcext:value-type="float">
            <text:p>1.08624813059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610980650373" calcext:value-type="float">
            <text:p>1.79610980650373</text:p>
          </table:table-cell>
        </table:table-row>
        <table:table-row table:style-name="ro1">
          <table:table-cell office:value-type="float" office:value="-2.77000000000005" calcext:value-type="float">
            <text:p>-2.77000000000005</text:p>
          </table:table-cell>
          <table:table-cell office:value-type="float" office:value="1.39007280621846" calcext:value-type="float">
            <text:p>1.39007280621846</text:p>
          </table:table-cell>
          <table:table-cell office:value-type="float" office:value="1.12154596245599" calcext:value-type="float">
            <text:p>1.12154596245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610407101305" calcext:value-type="float">
            <text:p>1.78610407101305</text:p>
          </table:table-cell>
        </table:table-row>
        <table:table-row table:style-name="ro1">
          <table:table-cell office:value-type="float" office:value="-2.76000000000005" calcext:value-type="float">
            <text:p>-2.76000000000005</text:p>
          </table:table-cell>
          <table:table-cell office:value-type="float" office:value="1.34885045172808" calcext:value-type="float">
            <text:p>1.34885045172808</text:p>
          </table:table-cell>
          <table:table-cell office:value-type="float" office:value="1.15537834566378" calcext:value-type="float">
            <text:p>1.15537834566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603397004557" calcext:value-type="float">
            <text:p>1.77603397004557</text:p>
          </table:table-cell>
        </table:table-row>
        <table:table-row table:style-name="ro1">
          <table:table-cell office:value-type="float" office:value="-2.75000000000005" calcext:value-type="float">
            <text:p>-2.75000000000005</text:p>
          </table:table-cell>
          <table:table-cell office:value-type="float" office:value="1.30679438553551" calcext:value-type="float">
            <text:p>1.30679438553551</text:p>
          </table:table-cell>
          <table:table-cell office:value-type="float" office:value="1.1877253085161" calcext:value-type="float">
            <text:p>1.1877253085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590004659289" calcext:value-type="float">
            <text:p>1.76590004659289</text:p>
          </table:table-cell>
        </table:table-row>
        <table:table-row table:style-name="ro1">
          <table:table-cell office:value-type="float" office:value="-2.74000000000005" calcext:value-type="float">
            <text:p>-2.74000000000005</text:p>
          </table:table-cell>
          <table:table-cell office:value-type="float" office:value="1.26395548128627" calcext:value-type="float">
            <text:p>1.26395548128627</text:p>
          </table:table-cell>
          <table:table-cell office:value-type="float" office:value="1.21856856372681" calcext:value-type="float">
            <text:p>1.21856856372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570293705309" calcext:value-type="float">
            <text:p>1.75570293705309</text:p>
          </table:table-cell>
        </table:table-row>
        <table:table-row table:style-name="ro1">
          <table:table-cell office:value-type="float" office:value="-2.73000000000005" calcext:value-type="float">
            <text:p>-2.73000000000005</text:p>
          </table:table-cell>
          <table:table-cell office:value-type="float" office:value="1.22038491521538" calcext:value-type="float">
            <text:p>1.22038491521538</text:p>
          </table:table-cell>
          <table:table-cell office:value-type="float" office:value="1.24789151067504" calcext:value-type="float">
            <text:p>1.24789151067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544337166809" calcext:value-type="float">
            <text:p>1.74544337166809</text:p>
          </table:table-cell>
        </table:table-row>
        <table:table-row table:style-name="ro1">
          <table:table-cell office:value-type="float" office:value="-2.72000000000005" calcext:value-type="float">
            <text:p>-2.72000000000005</text:p>
          </table:table-cell>
          <table:table-cell office:value-type="float" office:value="1.17613411182081" calcext:value-type="float">
            <text:p>1.17613411182081</text:p>
          </table:table-cell>
          <table:table-cell office:value-type="float" office:value="1.27567923593532" calcext:value-type="float">
            <text:p>1.27567923593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512217494476" calcext:value-type="float">
            <text:p>1.73512217494476</text:p>
          </table:table-cell>
        </table:table-row>
        <table:table-row table:style-name="ro1">
          <table:table-cell office:value-type="float" office:value="-2.71000000000005" calcext:value-type="float">
            <text:p>-2.71000000000005</text:p>
          </table:table-cell>
          <table:table-cell office:value-type="float" office:value="1.13125468981071" calcext:value-type="float">
            <text:p>1.13125468981071</text:p>
          </table:table-cell>
          <table:table-cell office:value-type="float" office:value="1.30191851210933" calcext:value-type="float">
            <text:p>1.30191851210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474026606667" calcext:value-type="float">
            <text:p>1.72474026606667</text:p>
          </table:table-cell>
        </table:table-row>
        <table:table-row table:style-name="ro1">
          <table:table-cell office:value-type="float" office:value="-2.70000000000005" calcext:value-type="float">
            <text:p>-2.70000000000005</text:p>
          </table:table-cell>
          <table:table-cell office:value-type="float" office:value="1.08579840836887" calcext:value-type="float">
            <text:p>1.08579840836887</text:p>
          </table:table-cell>
          <table:table-cell office:value-type="float" office:value="1.32659779497273" calcext:value-type="float">
            <text:p>1.32659779497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429865928982" calcext:value-type="float">
            <text:p>1.71429865928982</text:p>
          </table:table-cell>
        </table:table-row>
        <table:table-row table:style-name="ro1">
          <table:table-cell office:value-type="float" office:value="-2.69000000000005" calcext:value-type="float">
            <text:p>-2.69000000000005</text:p>
          </table:table-cell>
          <table:table-cell office:value-type="float" office:value="1.03981711379846" calcext:value-type="float">
            <text:p>1.03981711379846</text:p>
          </table:table-cell>
          <table:table-cell office:value-type="float" office:value="1.34970721895731" calcext:value-type="float">
            <text:p>1.34970721895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379846433011" calcext:value-type="float">
            <text:p>1.70379846433011</text:p>
          </table:table-cell>
        </table:table-row>
        <table:table-row table:style-name="ro1">
          <table:table-cell office:value-type="float" office:value="-2.68000000000005" calcext:value-type="float">
            <text:p>-2.68000000000005</text:p>
          </table:table-cell>
          <table:table-cell office:value-type="float" office:value="0.993362686584778" calcext:value-type="float">
            <text:p>0.993362686584778</text:p>
          </table:table-cell>
          <table:table-cell office:value-type="float" office:value="1.37123859099044" calcext:value-type="float">
            <text:p>1.3712385909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324088673773" calcext:value-type="float">
            <text:p>1.69324088673773</text:p>
          </table:table-cell>
        </table:table-row>
        <table:table-row table:style-name="ro1">
          <table:table-cell office:value-type="float" office:value="-2.67000000000005" calcext:value-type="float">
            <text:p>-2.67000000000005</text:p>
          </table:table-cell>
          <table:table-cell office:value-type="float" office:value="0.946486988934763" calcext:value-type="float">
            <text:p>0.946486988934763</text:p>
          </table:table-cell>
          <table:table-cell office:value-type="float" office:value="1.39118538271088" calcext:value-type="float">
            <text:p>1.39118538271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262722826276" calcext:value-type="float">
            <text:p>1.68262722826276</text:p>
          </table:table-cell>
        </table:table-row>
        <table:table-row table:style-name="ro1">
          <table:table-cell office:value-type="float" office:value="-2.66000000000005" calcext:value-type="float">
            <text:p>-2.66000000000005</text:p>
          </table:table-cell>
          <table:table-cell office:value-type="float" office:value="0.899241812833399" calcext:value-type="float">
            <text:p>0.899241812833399</text:p>
          </table:table-cell>
          <table:table-cell office:value-type="float" office:value="1.40954272108457" calcext:value-type="float">
            <text:p>1.40954272108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195888720698" calcext:value-type="float">
            <text:p>1.67195888720698</text:p>
          </table:table-cell>
        </table:table-row>
        <table:table-row table:style-name="ro1">
          <table:table-cell office:value-type="float" office:value="-2.65000000000005" calcext:value-type="float">
            <text:p>-2.65000000000005</text:p>
          </table:table-cell>
          <table:table-cell office:value-type="float" office:value="0.851678828672742" calcext:value-type="float">
            <text:p>0.851678828672742</text:p>
          </table:table-cell>
          <table:table-cell office:value-type="float" office:value="1.42630737745154" calcext:value-type="float">
            <text:p>1.42630737745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123735877269" calcext:value-type="float">
            <text:p>1.66123735877269</text:p>
          </table:table-cell>
        </table:table-row>
        <table:table-row table:style-name="ro1">
          <table:table-cell office:value-type="float" office:value="-2.64000000000005" calcext:value-type="float">
            <text:p>-2.64000000000005</text:p>
          </table:table-cell>
          <table:table-cell office:value-type="float" office:value="0.803849534491591" calcext:value-type="float">
            <text:p>0.803849534491591</text:p>
          </table:table-cell>
          <table:table-cell office:value-type="float" office:value="1.44147775501832" calcext:value-type="float">
            <text:p>1.44147775501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046423539409" calcext:value-type="float">
            <text:p>1.65046423539409</text:p>
          </table:table-cell>
        </table:table-row>
        <table:table-row table:style-name="ro1">
          <table:table-cell office:value-type="float" office:value="-2.63000000000005" calcext:value-type="float">
            <text:p>-2.63000000000005</text:p>
          </table:table-cell>
          <table:table-cell office:value-type="float" office:value="0.755805205876284" calcext:value-type="float">
            <text:p>0.755805205876284</text:p>
          </table:table-cell>
          <table:table-cell office:value-type="float" office:value="1.45505387483476" calcext:value-type="float">
            <text:p>1.45505387483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964120706371" calcext:value-type="float">
            <text:p>1.63964120706371</text:p>
          </table:table-cell>
        </table:table-row>
        <table:table-row table:style-name="ro1">
          <table:table-cell office:value-type="float" office:value="-2.62000000000005" calcext:value-type="float">
            <text:p>-2.62000000000005</text:p>
          </table:table-cell>
          <table:table-cell office:value-type="float" office:value="0.707596846564986" calcext:value-type="float">
            <text:p>0.707596846564986</text:p>
          </table:table-cell>
          <table:table-cell office:value-type="float" office:value="1.46703736027591" calcext:value-type="float">
            <text:p>1.46703736027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877006164591" calcext:value-type="float">
            <text:p>1.62877006164591</text:p>
          </table:table-cell>
        </table:table-row>
        <table:table-row table:style-name="ro1">
          <table:table-cell office:value-type="float" office:value="-2.61000000000005" calcext:value-type="float">
            <text:p>-2.61000000000005</text:p>
          </table:table-cell>
          <table:table-cell office:value-type="float" office:value="0.659275139798506" calcext:value-type="float">
            <text:p>0.659275139798506</text:p>
          </table:table-cell>
          <table:table-cell office:value-type="float" office:value="1.47743142006329" calcext:value-type="float">
            <text:p>1.47743142006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785268518075" calcext:value-type="float">
            <text:p>1.61785268518075</text:p>
          </table:table-cell>
        </table:table-row>
        <table:table-row table:style-name="ro1">
          <table:table-cell office:value-type="float" office:value="-2.60000000000005" calcext:value-type="float">
            <text:p>-2.60000000000005</text:p>
          </table:table-cell>
          <table:table-cell office:value-type="float" office:value="0.610890400458022" calcext:value-type="float">
            <text:p>0.610890400458022</text:p>
          </table:table-cell>
          <table:table-cell office:value-type="float" office:value="1.48624082985606" calcext:value-type="float">
            <text:p>1.48624082985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689106217659" calcext:value-type="float">
            <text:p>1.60689106217659</text:p>
          </table:table-cell>
        </table:table-row>
        <table:table-row table:style-name="ro1">
          <table:table-cell office:value-type="float" office:value="-2.59000000000005" calcext:value-type="float">
            <text:p>-2.59000000000005</text:p>
          </table:table-cell>
          <table:table-cell office:value-type="float" office:value="0.562492528034092" calcext:value-type="float">
            <text:p>0.562492528034092</text:p>
          </table:table-cell>
          <table:table-cell office:value-type="float" office:value="1.49347191244033" calcext:value-type="float">
            <text:p>1.49347191244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588727588835" calcext:value-type="float">
            <text:p>1.59588727588835</text:p>
          </table:table-cell>
        </table:table-row>
        <table:table-row table:style-name="ro1">
          <table:table-cell office:value-type="float" office:value="-2.58000000000005" calcext:value-type="float">
            <text:p>-2.58000000000005</text:p>
          </table:table-cell>
          <table:table-cell office:value-type="float" office:value="0.514130960460559" calcext:value-type="float">
            <text:p>0.514130960460559</text:p>
          </table:table-cell>
          <table:table-cell office:value-type="float" office:value="1.49913251655706" calcext:value-type="float">
            <text:p>1.49913251655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484350858461" calcext:value-type="float">
            <text:p>1.58484350858461</text:p>
          </table:table-cell>
        </table:table-row>
        <table:table-row table:style-name="ro1">
          <table:table-cell office:value-type="float" office:value="-2.57000000000005" calcext:value-type="float">
            <text:p>-2.57000000000005</text:p>
          </table:table-cell>
          <table:table-cell office:value-type="float" office:value="0.46585462885817" calcext:value-type="float">
            <text:p>0.46585462885817</text:p>
          </table:table-cell>
          <table:table-cell office:value-type="float" office:value="1.50323199439551" calcext:value-type="float">
            <text:p>1.50323199439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376204179758" calcext:value-type="float">
            <text:p>1.57376204179758</text:p>
          </table:table-cell>
        </table:table-row>
        <table:table-row table:style-name="ro1">
          <table:table-cell office:value-type="float" office:value="-2.56000000000005" calcext:value-type="float">
            <text:p>-2.56000000000005</text:p>
          </table:table-cell>
          <table:table-cell office:value-type="float" office:value="0.41771191321771" calcext:value-type="float">
            <text:p>0.41771191321771</text:p>
          </table:table-cell>
          <table:table-cell office:value-type="float" office:value="1.50578117779308" calcext:value-type="float">
            <text:p>1.50578117779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264525655694" calcext:value-type="float">
            <text:p>1.56264525655694</text:p>
          </table:table-cell>
        </table:table-row>
        <table:table-row table:style-name="ro1">
          <table:table-cell office:value-type="float" office:value="-2.55000000000005" calcext:value-type="float">
            <text:p>-2.55000000000005</text:p>
          </table:table-cell>
          <table:table-cell office:value-type="float" office:value="0.369750599064467" calcext:value-type="float">
            <text:p>0.369750599064467</text:p>
          </table:table-cell>
          <table:table-cell office:value-type="float" office:value="1.50679235317518" calcext:value-type="float">
            <text:p>1.50679235317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149563360511" calcext:value-type="float">
            <text:p>1.55149563360511</text:p>
          </table:table-cell>
        </table:table-row>
        <table:table-row table:style-name="ro1">
          <table:table-cell office:value-type="float" office:value="-2.54000000000005" calcext:value-type="float">
            <text:p>-2.54000000000005</text:p>
          </table:table-cell>
          <table:table-cell office:value-type="float" office:value="0.322017835133748" calcext:value-type="float">
            <text:p>0.322017835133748</text:p>
          </table:table-cell>
          <table:table-cell office:value-type="float" office:value="1.50627923527246" calcext:value-type="float">
            <text:p>1.50627923527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03157535899" calcext:value-type="float">
            <text:p>1.5403157535899</text:p>
          </table:table-cell>
        </table:table-row>
        <table:table-row table:style-name="ro1">
          <table:table-cell office:value-type="float" office:value="-2.53000000000005" calcext:value-type="float">
            <text:p>-2.53000000000005</text:p>
          </table:table-cell>
          <table:table-cell office:value-type="float" office:value="0.274560092092734" calcext:value-type="float">
            <text:p>0.274560092092734</text:p>
          </table:table-cell>
          <table:table-cell office:value-type="float" office:value="1.50425693965488" calcext:value-type="float">
            <text:p>1.50425693965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910829723399" calcext:value-type="float">
            <text:p>1.52910829723399</text:p>
          </table:table-cell>
        </table:table-row>
        <table:table-row table:style-name="ro1">
          <table:table-cell office:value-type="float" office:value="-2.52000000000005" calcext:value-type="float">
            <text:p>-2.52000000000005</text:p>
          </table:table-cell>
          <table:table-cell office:value-type="float" office:value="0.227423122338773" calcext:value-type="float">
            <text:p>0.227423122338773</text:p>
          </table:table-cell>
          <table:table-cell office:value-type="float" office:value="1.50074195412018" calcext:value-type="float">
            <text:p>1.5007419541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78760454763" calcext:value-type="float">
            <text:p>1.5178760454763</text:p>
          </table:table-cell>
        </table:table-row>
        <table:table-row table:style-name="ro1">
          <table:table-cell office:value-type="float" office:value="-2.51000000000005" calcext:value-type="float">
            <text:p>-2.51000000000005</text:p>
          </table:table-cell>
          <table:table-cell office:value-type="float" office:value="0.180651920905108" calcext:value-type="float">
            <text:p>0.180651920905108</text:p>
          </table:table-cell>
          <table:table-cell office:value-type="float" office:value="1.49575210897739" calcext:value-type="float">
            <text:p>1.49575210897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66218795826" calcext:value-type="float">
            <text:p>1.5066218795826</text:p>
          </table:table-cell>
        </table:table-row>
        <table:table-row table:style-name="ro1">
          <table:table-cell office:value-type="float" office:value="-2.50000000000005" calcext:value-type="float">
            <text:p>-2.50000000000005</text:p>
          </table:table-cell>
          <table:table-cell office:value-type="float" office:value="0.134290687502718" calcext:value-type="float">
            <text:p>0.134290687502718</text:p>
          </table:table-cell>
          <table:table-cell office:value-type="float" office:value="1.48930654626574" calcext:value-type="float">
            <text:p>1.48930654626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534878122127" calcext:value-type="float">
            <text:p>1.49534878122127</text:p>
          </table:table-cell>
        </table:table-row>
        <table:table-row table:style-name="ro1">
          <table:table-cell office:value-type="float" office:value="-2.49000000000005" calcext:value-type="float">
            <text:p>-2.49000000000005</text:p>
          </table:table-cell>
          <table:table-cell office:value-type="float" office:value="0.0883827897250413" calcext:value-type="float">
            <text:p>0.088382789725041</text:p>
          </table:table-cell>
          <table:table-cell office:value-type="float" office:value="1.48142568794861" calcext:value-type="float">
            <text:p>1.48142568794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405983249786" calcext:value-type="float">
            <text:p>1.48405983249786</text:p>
          </table:table-cell>
        </table:table-row>
        <table:table-row table:style-name="ro1">
          <table:table-cell office:value-type="float" office:value="-2.48000000000005" calcext:value-type="float">
            <text:p>-2.48000000000005</text:p>
          </table:table-cell>
          <table:table-cell office:value-type="float" office:value="0.0429707274408777" calcext:value-type="float">
            <text:p>0.042970727440878</text:p>
          </table:table-cell>
          <table:table-cell office:value-type="float" office:value="1.47213120312707" calcext:value-type="float">
            <text:p>1.47213120312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275821594624" calcext:value-type="float">
            <text:p>1.47275821594624</text:p>
          </table:table-cell>
        </table:table-row>
        <table:table-row table:style-name="ro1">
          <table:table-cell office:value-type="float" office:value="-2.47000000000005" calcext:value-type="float">
            <text:p>-2.47000000000005</text:p>
          </table:table-cell>
          <table:table-cell office:value-type="float" office:value="-0.00190390159777088" calcext:value-type="float">
            <text:p>-0.001903901597771</text:p>
          </table:table-cell>
          <table:table-cell office:value-type="float" office:value="1.46144597431312" calcext:value-type="float">
            <text:p>1.46144597431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144721446835" calcext:value-type="float">
            <text:p>1.46144721446835</text:p>
          </table:table-cell>
        </table:table-row>
        <table:table-row table:style-name="ro1">
          <table:table-cell office:value-type="float" office:value="-2.46000000000005" calcext:value-type="float">
            <text:p>-2.46000000000005</text:p>
          </table:table-cell>
          <table:table-cell office:value-type="float" office:value="-0.0462004349133763" calcext:value-type="float">
            <text:p>-0.046200434913376</text:p>
          </table:table-cell>
          <table:table-cell office:value-type="float" office:value="1.44939406280623" calcext:value-type="float">
            <text:p>1.44939406280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013021121695" calcext:value-type="float">
            <text:p>1.45013021121695</text:p>
          </table:table-cell>
        </table:table-row>
        <table:table-row table:style-name="ro1">
          <table:table-cell office:value-type="float" office:value="-2.45000000000005" calcext:value-type="float">
            <text:p>-2.45000000000005</text:p>
          </table:table-cell>
          <table:table-cell office:value-type="float" office:value="-0.0898791772012122" calcext:value-type="float">
            <text:p>-0.089879177201212</text:p>
          </table:table-cell>
          <table:table-cell office:value-type="float" office:value="1.43600067321679" calcext:value-type="float">
            <text:p>1.43600067321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88106894145" calcext:value-type="float">
            <text:p>1.4388106894145</text:p>
          </table:table-cell>
        </table:table-row>
        <table:table-row table:style-name="ro1">
          <table:table-cell office:value-type="float" office:value="-2.44000000000005" calcext:value-type="float">
            <text:p>-2.44000000000005</text:p>
          </table:table-cell>
          <table:table-cell office:value-type="float" office:value="-0.132901430950926" calcext:value-type="float">
            <text:p>-0.132901430950926</text:p>
          </table:table-cell>
          <table:table-cell office:value-type="float" office:value="1.42129211718008" calcext:value-type="float">
            <text:p>1.42129211718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749223210041" calcext:value-type="float">
            <text:p>1.42749223210041</text:p>
          </table:table-cell>
        </table:table-row>
        <table:table-row table:style-name="ro1">
          <table:table-cell office:value-type="float" office:value="-2.43000000000006" calcext:value-type="float">
            <text:p>-2.43000000000006</text:p>
          </table:table-cell>
          <table:table-cell office:value-type="float" office:value="-0.175229525771184" calcext:value-type="float">
            <text:p>-0.175229525771184</text:p>
          </table:table-cell>
          <table:table-cell office:value-type="float" office:value="1.4052957763048" calcext:value-type="float">
            <text:p>1.4052957763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617852179805" calcext:value-type="float">
            <text:p>1.41617852179805</text:p>
          </table:table-cell>
        </table:table-row>
        <table:table-row table:style-name="ro1">
          <table:table-cell office:value-type="float" office:value="-2.42000000000005" calcext:value-type="float">
            <text:p>-2.42000000000005</text:p>
          </table:table-cell>
          <table:table-cell office:value-type="float" office:value="-0.216826846401492" calcext:value-type="float">
            <text:p>-0.216826846401492</text:p>
          </table:table-cell>
          <table:table-cell office:value-type="float" office:value="1.38804006440139" calcext:value-type="float">
            <text:p>1.38804006440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487334009292" calcext:value-type="float">
            <text:p>1.40487334009292</text:p>
          </table:table-cell>
        </table:table-row>
        <table:table-row table:style-name="ro1">
          <table:table-cell office:value-type="float" office:value="-2.41000000000006" calcext:value-type="float">
            <text:p>-2.41000000000006</text:p>
          </table:table-cell>
          <table:table-cell office:value-type="float" office:value="-0.257657859394056" calcext:value-type="float">
            <text:p>-0.257657859394056</text:p>
          </table:table-cell>
          <table:table-cell office:value-type="float" office:value="1.36955438903428" calcext:value-type="float">
            <text:p>1.36955438903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358056711142" calcext:value-type="float">
            <text:p>1.39358056711142</text:p>
          </table:table-cell>
        </table:table-row>
        <table:table-row table:style-name="ro1">
          <table:table-cell office:value-type="float" office:value="-2.40000000000006" calcext:value-type="float">
            <text:p>-2.40000000000006</text:p>
          </table:table-cell>
          <table:table-cell office:value-type="float" office:value="-0.297688138453884" calcext:value-type="float">
            <text:p>-0.297688138453884</text:p>
          </table:table-cell>
          <table:table-cell office:value-type="float" office:value="1.34986911244351" calcext:value-type="float">
            <text:p>1.34986911244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230418088971" calcext:value-type="float">
            <text:p>1.38230418088971</text:p>
          </table:table-cell>
        </table:table-row>
        <table:table-row table:style-name="ro1">
          <table:table-cell office:value-type="float" office:value="-2.39000000000006" calcext:value-type="float">
            <text:p>-2.39000000000006</text:p>
          </table:table-cell>
          <table:table-cell office:value-type="float" office:value="-0.336884388422021" calcext:value-type="float">
            <text:p>-0.336884388422021</text:p>
          </table:table-cell>
          <table:table-cell office:value-type="float" office:value="1.32901551188086" calcext:value-type="float">
            <text:p>1.32901551188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104825662061" calcext:value-type="float">
            <text:p>1.37104825662061</text:p>
          </table:table-cell>
        </table:table-row>
        <table:table-row table:style-name="ro1">
          <table:table-cell office:value-type="float" office:value="-2.38000000000006" calcext:value-type="float">
            <text:p>-2.38000000000006</text:p>
          </table:table-cell>
          <table:table-cell office:value-type="float" office:value="-0.375214467892719" calcext:value-type="float">
            <text:p>-0.375214467892719</text:p>
          </table:table-cell>
          <table:table-cell office:value-type="float" office:value="1.30702573940659" calcext:value-type="float">
            <text:p>1.30702573940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981696576685" calcext:value-type="float">
            <text:p>1.35981696576685</text:p>
          </table:table-cell>
        </table:table-row>
        <table:table-row table:style-name="ro1">
          <table:table-cell office:value-type="float" office:value="-2.37000000000006" calcext:value-type="float">
            <text:p>-2.37000000000006</text:p>
          </table:table-cell>
          <table:table-cell office:value-type="float" office:value="-0.412647410453817" calcext:value-type="float">
            <text:p>-0.412647410453817</text:p>
          </table:table-cell>
          <table:table-cell office:value-type="float" office:value="1.28393278119152" calcext:value-type="float">
            <text:p>1.28393278119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861457502595" calcext:value-type="float">
            <text:p>1.34861457502595</text:p>
          </table:table-cell>
        </table:table-row>
        <table:table-row table:style-name="ro1">
          <table:table-cell office:value-type="float" office:value="-2.36000000000006" calcext:value-type="float">
            <text:p>-2.36000000000006</text:p>
          </table:table-cell>
          <table:table-cell office:value-type="float" office:value="-0.449153444542796" calcext:value-type="float">
            <text:p>-0.449153444542796</text:p>
          </table:table-cell>
          <table:table-cell office:value-type="float" office:value="1.25977041637071" calcext:value-type="float">
            <text:p>1.25977041637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744544513318" calcext:value-type="float">
            <text:p>1.33744544513318</text:p>
          </table:table-cell>
        </table:table-row>
        <table:table-row table:style-name="ro1">
          <table:table-cell office:value-type="float" office:value="-2.35000000000006" calcext:value-type="float">
            <text:p>-2.35000000000006</text:p>
          </table:table-cell>
          <table:table-cell office:value-type="float" office:value="-0.484704011910923" calcext:value-type="float">
            <text:p>-0.484704011910923</text:p>
          </table:table-cell>
          <table:table-cell office:value-type="float" office:value="1.2345731754937" calcext:value-type="float">
            <text:p>1.2345731754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63140294859" calcext:value-type="float">
            <text:p>1.3263140294859</text:p>
          </table:table-cell>
        </table:table-row>
        <table:table-row table:style-name="ro1">
          <table:table-cell office:value-type="float" office:value="-2.34000000000006" calcext:value-type="float">
            <text:p>-2.34000000000006</text:p>
          </table:table-cell>
          <table:table-cell office:value-type="float" office:value="-0.519271784691844" calcext:value-type="float">
            <text:p>-0.519271784691844</text:p>
          </table:table-cell>
          <table:table-cell office:value-type="float" office:value="1.20837629861805" calcext:value-type="float">
            <text:p>1.20837629861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522487257461" calcext:value-type="float">
            <text:p>1.31522487257461</text:p>
          </table:table-cell>
        </table:table-row>
        <table:table-row table:style-name="ro1">
          <table:table-cell office:value-type="float" office:value="-2.33000000000006" calcext:value-type="float">
            <text:p>-2.33000000000006</text:p>
          </table:table-cell>
          <table:table-cell office:value-type="float" office:value="-0.552830681068809" calcext:value-type="float">
            <text:p>-0.552830681068809</text:p>
          </table:table-cell>
          <table:table-cell office:value-type="float" office:value="1.18121569309085" calcext:value-type="float">
            <text:p>1.18121569309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418260820143" calcext:value-type="float">
            <text:p>1.30418260820143</text:p>
          </table:table-cell>
        </table:table-row>
        <table:table-row table:style-name="ro1">
          <table:table-cell office:value-type="float" office:value="-2.32000000000006" calcext:value-type="float">
            <text:p>-2.32000000000006</text:p>
          </table:table-cell>
          <table:table-cell office:value-type="float" office:value="-0.585355879539891" calcext:value-type="float">
            <text:p>-0.585355879539891</text:p>
          </table:table-cell>
          <table:table-cell office:value-type="float" office:value="1.15312789106335" calcext:value-type="float">
            <text:p>1.15312789106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319195746808" calcext:value-type="float">
            <text:p>1.29319195746808</text:p>
          </table:table-cell>
        </table:table-row>
        <table:table-row table:style-name="ro1">
          <table:table-cell office:value-type="float" office:value="-2.31000000000006" calcext:value-type="float">
            <text:p>-2.31000000000006</text:p>
          </table:table-cell>
          <table:table-cell office:value-type="float" office:value="-0.61682383177957" calcext:value-type="float">
            <text:p>-0.61682383177957</text:p>
          </table:table-cell>
          <table:table-cell office:value-type="float" office:value="1.12415000678526" calcext:value-type="float">
            <text:p>1.12415000678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225772651465" calcext:value-type="float">
            <text:p>1.28225772651465</text:p>
          </table:table-cell>
        </table:table-row>
        <table:table-row table:style-name="ro1">
          <table:table-cell office:value-type="float" office:value="-2.30000000000006" calcext:value-type="float">
            <text:p>-2.30000000000006</text:p>
          </table:table-cell>
          <table:table-cell office:value-type="float" office:value="-0.64721227409667" calcext:value-type="float">
            <text:p>-0.64721227409667</text:p>
          </table:table-cell>
          <table:table-cell office:value-type="float" office:value="1.09431969372263" calcext:value-type="float">
            <text:p>1.09431969372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138480398759" calcext:value-type="float">
            <text:p>1.27138480398759</text:p>
          </table:table-cell>
        </table:table-row>
        <table:table-row table:style-name="ro1">
          <table:table-cell office:value-type="float" office:value="-2.29000000000006" calcext:value-type="float">
            <text:p>-2.29000000000006</text:p>
          </table:table-cell>
          <table:table-cell office:value-type="float" office:value="-0.676500237492358" calcext:value-type="float">
            <text:p>-0.676500237492358</text:p>
          </table:table-cell>
          <table:table-cell office:value-type="float" office:value="1.0636751015442" calcext:value-type="float">
            <text:p>1.0636751015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057815821641" calcext:value-type="float">
            <text:p>1.26057815821641</text:p>
          </table:table-cell>
        </table:table-row>
        <table:table-row table:style-name="ro1">
          <table:table-cell office:value-type="float" office:value="-2.28000000000006" calcext:value-type="float">
            <text:p>-2.28000000000006</text:p>
          </table:table-cell>
          <table:table-cell office:value-type="float" office:value="-0.704668056318876" calcext:value-type="float">
            <text:p>-0.704668056318876</text:p>
          </table:table-cell>
          <table:table-cell office:value-type="float" office:value="1.03225483302116" calcext:value-type="float">
            <text:p>1.03225483302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984283407626" calcext:value-type="float">
            <text:p>1.24984283407626</text:p>
          </table:table-cell>
        </table:table-row>
        <table:table-row table:style-name="ro1">
          <table:table-cell office:value-type="float" office:value="-2.27000000000006" calcext:value-type="float">
            <text:p>-2.27000000000006</text:p>
          </table:table-cell>
          <table:table-cell office:value-type="float" office:value="-0.731697375546508" calcext:value-type="float">
            <text:p>-0.731697375546508</text:p>
          </table:table-cell>
          <table:table-cell office:value-type="float" office:value="1.0000979008846" calcext:value-type="float">
            <text:p>1.0000979008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918394951493" calcext:value-type="float">
            <text:p>1.23918394951493</text:p>
          </table:table-cell>
        </table:table-row>
        <table:table-row table:style-name="ro1">
          <table:table-cell office:value-type="float" office:value="-2.26000000000006" calcext:value-type="float">
            <text:p>-2.26000000000006</text:p>
          </table:table-cell>
          <table:table-cell office:value-type="float" office:value="-0.757571156642175" calcext:value-type="float">
            <text:p>-0.757571156642175</text:p>
          </table:table-cell>
          <table:table-cell office:value-type="float" office:value="0.96724368468347" calcext:value-type="float">
            <text:p>0.96724368468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86066917188" calcext:value-type="float">
            <text:p>1.2286066917188</text:p>
          </table:table-cell>
        </table:table-row>
        <table:table-row table:style-name="ro1">
          <table:table-cell office:value-type="float" office:value="-2.25000000000006" calcext:value-type="float">
            <text:p>-2.25000000000006</text:p>
          </table:table-cell>
          <table:table-cell office:value-type="float" office:value="-0.782273682069393" calcext:value-type="float">
            <text:p>-0.782273682069393</text:p>
          </table:table-cell>
          <table:table-cell office:value-type="float" office:value="0.933731887687596" calcext:value-type="float">
            <text:p>0.933731887687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811631289588" calcext:value-type="float">
            <text:p>1.21811631289588</text:p>
          </table:table-cell>
        </table:table-row>
        <table:table-row table:style-name="ro1">
          <table:table-cell office:value-type="float" office:value="-2.24000000000006" calcext:value-type="float">
            <text:p>-2.24000000000006</text:p>
          </table:table-cell>
          <table:table-cell office:value-type="float" office:value="-0.805790558416598" calcext:value-type="float">
            <text:p>-0.805790558416598</text:p>
          </table:table-cell>
          <table:table-cell office:value-type="float" office:value="0.899602493877667" calcext:value-type="float">
            <text:p>0.899602493877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771812565029" calcext:value-type="float">
            <text:p>1.20771812565029</text:p>
          </table:table-cell>
        </table:table-row>
        <table:table-row table:style-name="ro1">
          <table:table-cell office:value-type="float" office:value="-2.23000000000006" calcext:value-type="float">
            <text:p>-2.23000000000006</text:p>
          </table:table-cell>
          <table:table-cell office:value-type="float" office:value="-0.828108718164507" calcext:value-type="float">
            <text:p>-0.828108718164507</text:p>
          </table:table-cell>
          <table:table-cell office:value-type="float" office:value="0.864895725065226" calcext:value-type="float">
            <text:p>0.864895725065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741749792467" calcext:value-type="float">
            <text:p>1.19741749792467</text:p>
          </table:table-cell>
        </table:table-row>
        <table:table-row table:style-name="ro1">
          <table:table-cell office:value-type="float" office:value="-2.22000000000006" calcext:value-type="float">
            <text:p>-2.22000000000006</text:p>
          </table:table-cell>
          <table:table-cell office:value-type="float" office:value="-0.84921642010381" calcext:value-type="float">
            <text:p>-0.84921642010381</text:p>
          </table:table-cell>
          <table:table-cell office:value-type="float" office:value="0.829651998184445" calcext:value-type="float">
            <text:p>0.829651998184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721984748629" calcext:value-type="float">
            <text:p>1.18721984748629</text:p>
          </table:table-cell>
        </table:table-row>
        <table:table-row table:style-name="ro1">
          <table:table-cell office:value-type="float" office:value="-2.21000000000006" calcext:value-type="float">
            <text:p>-2.21000000000006</text:p>
          </table:table-cell>
          <table:table-cell office:value-type="float" office:value="-0.869103248415499" calcext:value-type="float">
            <text:p>-0.869103248415499</text:p>
          </table:table-cell>
          <table:table-cell office:value-type="float" office:value="0.793911882796416" calcext:value-type="float">
            <text:p>0.793911882796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713063593287" calcext:value-type="float">
            <text:p>1.17713063593287</text:p>
          </table:table-cell>
        </table:table-row>
        <table:table-row table:style-name="ro1">
          <table:table-cell office:value-type="float" office:value="-2.20000000000006" calcext:value-type="float">
            <text:p>-2.20000000000006</text:p>
          </table:table-cell>
          <table:table-cell office:value-type="float" office:value="-0.887760110427682" calcext:value-type="float">
            <text:p>-0.887760110427682</text:p>
          </table:table-cell>
          <table:table-cell office:value-type="float" office:value="0.757716058847229" calcext:value-type="float">
            <text:p>0.757716058847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715536219543" calcext:value-type="float">
            <text:p>1.16715536219543</text:p>
          </table:table-cell>
        </table:table-row>
        <table:table-row table:style-name="ro1">
          <table:table-cell office:value-type="float" office:value="-2.19000000000006" calcext:value-type="float">
            <text:p>-2.19000000000006</text:p>
          </table:table-cell>
          <table:table-cell office:value-type="float" office:value="-0.905179233063818" calcext:value-type="float">
            <text:p>-0.905179233063818</text:p>
          </table:table-cell>
          <table:table-cell office:value-type="float" office:value="0.721105274720222" calcext:value-type="float">
            <text:p>0.721105274720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729955551678" calcext:value-type="float">
            <text:p>1.15729955551678</text:p>
          </table:table-cell>
        </table:table-row>
        <table:table-row table:style-name="ro1">
          <table:table-cell office:value-type="float" office:value="-2.18000000000006" calcext:value-type="float">
            <text:p>-2.18000000000006</text:p>
          </table:table-cell>
          <table:table-cell office:value-type="float" office:value="-0.921354157998365" calcext:value-type="float">
            <text:p>-0.921354157998365</text:p>
          </table:table-cell>
          <table:table-cell office:value-type="float" office:value="0.684120305620037" calcext:value-type="float">
            <text:p>0.68412030562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756876788388" calcext:value-type="float">
            <text:p>1.14756876788388</text:p>
          </table:table-cell>
        </table:table-row>
        <table:table-row table:style-name="ro1">
          <table:table-cell office:value-type="float" office:value="-2.17000000000006" calcext:value-type="float">
            <text:p>-2.17000000000006</text:p>
          </table:table-cell>
          <table:table-cell office:value-type="float" office:value="-0.936279735537263" calcext:value-type="float">
            <text:p>-0.936279735537263</text:p>
          </table:table-cell>
          <table:table-cell office:value-type="float" office:value="0.646801912329568" calcext:value-type="float">
            <text:p>0.646801912329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796856589754" calcext:value-type="float">
            <text:p>1.13796856589754</text:p>
          </table:table-cell>
        </table:table-row>
        <table:table-row table:style-name="ro1">
          <table:table-cell office:value-type="float" office:value="-2.16000000000006" calcext:value-type="float">
            <text:p>-2.16000000000006</text:p>
          </table:table-cell>
          <table:table-cell office:value-type="float" office:value="-0.949952117241366" calcext:value-type="float">
            <text:p>-0.949952117241366</text:p>
          </table:table-cell>
          <table:table-cell office:value-type="float" office:value="0.609190800375674" calcext:value-type="float">
            <text:p>0.609190800375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85045220617" calcext:value-type="float">
            <text:p>1.1285045220617</text:p>
          </table:table-cell>
        </table:table-row>
        <table:table-row table:style-name="ro1">
          <table:table-cell office:value-type="float" office:value="-2.15000000000006" calcext:value-type="float">
            <text:p>-2.15000000000006</text:p>
          </table:table-cell>
          <table:table-cell office:value-type="float" office:value="-0.96236874731261" calcext:value-type="float">
            <text:p>-0.96236874731261</text:p>
          </table:table-cell>
          <table:table-cell office:value-type="float" office:value="0.571327579641711" calcext:value-type="float">
            <text:p>0.571327579641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91822054801" calcext:value-type="float">
            <text:p>1.1191822054801</text:p>
          </table:table-cell>
        </table:table-row>
        <table:table-row table:style-name="ro1">
          <table:table-cell office:value-type="float" office:value="-2.14000000000006" calcext:value-type="float">
            <text:p>-2.14000000000006</text:p>
          </table:table-cell>
          <table:table-cell office:value-type="float" office:value="-0.973528352763161" calcext:value-type="float">
            <text:p>-0.973528352763161</text:p>
          </table:table-cell>
          <table:table-cell office:value-type="float" office:value="0.533252724463132" calcext:value-type="float">
            <text:p>0.533252724463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00071719503" calcext:value-type="float">
            <text:p>1.1100071719503</text:p>
          </table:table-cell>
        </table:table-row>
        <table:table-row table:style-name="ro1">
          <table:table-cell office:value-type="float" office:value="-2.13000000000006" calcext:value-type="float">
            <text:p>-2.13000000000006</text:p>
          </table:table-cell>
          <table:table-cell office:value-type="float" office:value="-0.98343093238913" calcext:value-type="float">
            <text:p>-0.98343093238913</text:p>
          </table:table-cell>
          <table:table-cell office:value-type="float" office:value="0.495006534241614" calcext:value-type="float">
            <text:p>0.495006534241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098495344925" calcext:value-type="float">
            <text:p>1.10098495344925</text:p>
          </table:table-cell>
        </table:table-row>
        <table:table-row table:style-name="ro1">
          <table:table-cell office:value-type="float" office:value="-2.12000000000006" calcext:value-type="float">
            <text:p>-2.12000000000006</text:p>
          </table:table-cell>
          <table:table-cell office:value-type="float" office:value="-0.992077744571584" calcext:value-type="float">
            <text:p>-0.992077744571584</text:p>
          </table:table-cell>
          <table:table-cell office:value-type="float" office:value="0.456629094611935" calcext:value-type="float">
            <text:p>0.456629094611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212104700915" calcext:value-type="float">
            <text:p>1.09212104700915</text:p>
          </table:table-cell>
        </table:table-row>
        <table:table-row table:style-name="ro1">
          <table:table-cell office:value-type="float" office:value="-2.11000000000006" calcext:value-type="float">
            <text:p>-2.11000000000006</text:p>
          </table:table-cell>
          <table:table-cell office:value-type="float" office:value="-0.999471293928" calcext:value-type="float">
            <text:p>-0.999471293928</text:p>
          </table:table-cell>
          <table:table-cell office:value-type="float" office:value="0.418160239196022" calcext:value-type="float">
            <text:p>0.418160239196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342090298765" calcext:value-type="float">
            <text:p>1.08342090298765</text:p>
          </table:table-cell>
        </table:table-row>
        <table:table-row table:style-name="ro1">
          <table:table-cell office:value-type="float" office:value="-2.10000000000006" calcext:value-type="float">
            <text:p>-2.10000000000006</text:p>
          </table:table-cell>
          <table:table-cell office:value-type="float" office:value="-1.00561531683875" calcext:value-type="float">
            <text:p>-1.00561531683875</text:p>
          </table:table-cell>
          <table:table-cell office:value-type="float" office:value="0.379639511976528" calcext:value-type="float">
            <text:p>0.379639511976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488991274199" calcext:value-type="float">
            <text:p>1.07488991274199</text:p>
          </table:table-cell>
        </table:table-row>
        <table:table-row table:style-name="ro1">
          <table:table-cell office:value-type="float" office:value="-2.09000000000006" calcext:value-type="float">
            <text:p>-2.09000000000006</text:p>
          </table:table-cell>
          <table:table-cell office:value-type="float" office:value="-1.01051476587433" calcext:value-type="float">
            <text:p>-1.01051476587433</text:p>
          </table:table-cell>
          <table:table-cell office:value-type="float" office:value="0.341106130321769" calcext:value-type="float">
            <text:p>0.341106130321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653339572333" calcext:value-type="float">
            <text:p>1.06653339572333</text:p>
          </table:table-cell>
        </table:table-row>
        <table:table-row table:style-name="ro1">
          <table:table-cell office:value-type="float" office:value="-2.08000000000006" calcext:value-type="float">
            <text:p>-2.08000000000006</text:p>
          </table:table-cell>
          <table:table-cell office:value-type="float" office:value="-1.01417579314872" calcext:value-type="float">
            <text:p>-1.01417579314872</text:p>
          </table:table-cell>
          <table:table-cell office:value-type="float" office:value="0.302598948693484" calcext:value-type="float">
            <text:p>0.302598948693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835658601401" calcext:value-type="float">
            <text:p>1.05835658601401</text:p>
          </table:table-cell>
        </table:table-row>
        <table:table-row table:style-name="ro1">
          <table:table-cell office:value-type="float" office:value="-2.07000000000006" calcext:value-type="float">
            <text:p>-2.07000000000006</text:p>
          </table:table-cell>
          <table:table-cell office:value-type="float" office:value="-1.01660573262655" calcext:value-type="float">
            <text:p>-1.01660573262655</text:p>
          </table:table-cell>
          <table:table-cell office:value-type="float" office:value="0.264156423066552" calcext:value-type="float">
            <text:p>0.264156423066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036461833807" calcext:value-type="float">
            <text:p>1.05036461833807</text:p>
          </table:table-cell>
        </table:table-row>
        <table:table-row table:style-name="ro1">
          <table:table-cell office:value-type="float" office:value="-2.06000000000006" calcext:value-type="float">
            <text:p>-2.06000000000006</text:p>
          </table:table-cell>
          <table:table-cell office:value-type="float" office:value="-1.01781308141153" calcext:value-type="float">
            <text:p>-1.01781308141153</text:p>
          </table:table-cell>
          <table:table-cell office:value-type="float" office:value="0.225816576090432" calcext:value-type="float">
            <text:p>0.225816576090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256251358355" calcext:value-type="float">
            <text:p>1.04256251358355</text:p>
          </table:table-cell>
        </table:table-row>
        <table:table-row table:style-name="ro1">
          <table:table-cell office:value-type="float" office:value="-2.05000000000006" calcext:value-type="float">
            <text:p>-2.05000000000006</text:p>
          </table:table-cell>
          <table:table-cell office:value-type="float" office:value="-1.01780748004522" calcext:value-type="float">
            <text:p>-1.01780748004522</text:p>
          </table:table-cell>
          <table:table-cell office:value-type="float" office:value="0.187616963019724" calcext:value-type="float">
            <text:p>0.187616963019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495516388331" calcext:value-type="float">
            <text:p>1.03495516388331</text:p>
          </table:table-cell>
        </table:table-row>
        <table:table-row table:style-name="ro1">
          <table:table-cell office:value-type="float" office:value="-2.04000000000006" calcext:value-type="float">
            <text:p>-2.04000000000006</text:p>
          </table:table-cell>
          <table:table-cell office:value-type="float" office:value="-1.01659969184431" calcext:value-type="float">
            <text:p>-1.01659969184431</text:p>
          </table:table-cell>
          <table:table-cell office:value-type="float" office:value="0.149594638440712" calcext:value-type="float">
            <text:p>0.149594638440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754731730863" calcext:value-type="float">
            <text:p>1.02754731730863</text:p>
          </table:table-cell>
        </table:table-row>
        <table:table-row table:style-name="ro1">
          <table:table-cell office:value-type="float" office:value="-2.03000000000006" calcext:value-type="float">
            <text:p>-2.03000000000006</text:p>
          </table:table-cell>
          <table:table-cell office:value-type="float" office:value="-1.01420158130787" calcext:value-type="float">
            <text:p>-1.01420158130787</text:p>
          </table:table-cell>
          <table:table-cell office:value-type="float" office:value="0.111786123820161" calcext:value-type="float">
            <text:p>0.111786123820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034356224074" calcext:value-type="float">
            <text:p>1.02034356224074</text:p>
          </table:table-cell>
        </table:table-row>
        <table:table-row table:style-name="ro1">
          <table:table-cell office:value-type="float" office:value="-2.02000000000006" calcext:value-type="float">
            <text:p>-2.02000000000006</text:p>
          </table:table-cell>
          <table:table-cell office:value-type="float" office:value="-1.01062609162385" calcext:value-type="float">
            <text:p>-1.01062609162385</text:p>
          </table:table-cell>
          <table:table-cell office:value-type="float" office:value="0.0742273759005568" calcext:value-type="float">
            <text:p>0.074227375900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334831149214" calcext:value-type="float">
            <text:p>1.01334831149214</text:p>
          </table:table-cell>
        </table:table-row>
        <table:table-row table:style-name="ro1">
          <table:table-cell office:value-type="float" office:value="-2.01000000000006" calcext:value-type="float">
            <text:p>-2.01000000000006</text:p>
          </table:table-cell>
          <table:table-cell office:value-type="float" office:value="-1.00588722130715" calcext:value-type="float">
            <text:p>-1.00588722130715</text:p>
          </table:table-cell>
          <table:table-cell office:value-type="float" office:value="0.036953755965864" calcext:value-type="float">
            <text:p>0.036953755965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656578625989" calcext:value-type="float">
            <text:p>1.00656578625989</text:p>
          </table:table-cell>
        </table:table-row>
        <table:table-row table:style-name="ro1">
          <table:table-cell office:value-type="float" office:value="-2.00000000000006" calcext:value-type="float">
            <text:p>-2.00000000000006</text:p>
          </table:table-cell>
          <table:table-cell office:value-type="float" office:value="-1.00000000000004" calcext:value-type="float">
            <text:p>-1.00000000000004</text:p>
          </table:table-cell>
          <table:table-cell table:style-name="ce1" office:value-type="float" office:value="0.000000000000243955972231122" calcext:value-type="float">
            <text:p>2.44E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000000000004" calcext:value-type="float">
            <text:p>1.00000000000004</text:p>
          </table:table-cell>
        </table:table-row>
        <table:table-row table:style-name="ro1">
          <table:table-cell office:value-type="float" office:value="-1.99000000000006" calcext:value-type="float">
            <text:p>-1.99000000000006</text:p>
          </table:table-cell>
          <table:table-cell office:value-type="float" office:value="-0.99298046346819" calcext:value-type="float">
            <text:p>-0.99298046346819</text:p>
          </table:table-cell>
          <table:table-cell office:value-type="float" office:value="-0.0365998102391016" calcext:value-type="float">
            <text:p>-0.036599810239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365474232202" calcext:value-type="float">
            <text:p>0.99365474232202</text:p>
          </table:table-cell>
        </table:table-row>
        <table:table-row table:style-name="ro1">
          <table:table-cell office:value-type="float" office:value="-1.98000000000006" calcext:value-type="float">
            <text:p>-1.98000000000006</text:p>
          </table:table-cell>
          <table:table-cell office:value-type="float" office:value="-0.984845627824553" calcext:value-type="float">
            <text:p>-0.984845627824553</text:p>
          </table:table-cell>
          <table:table-cell office:value-type="float" office:value="-0.0728122752140894" calcext:value-type="float">
            <text:p>-0.072812275214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533563007855" calcext:value-type="float">
            <text:p>0.987533563007855</text:p>
          </table:table-cell>
        </table:table-row>
        <table:table-row table:style-name="ro1">
          <table:table-cell office:value-type="float" office:value="-1.97000000000006" calcext:value-type="float">
            <text:p>-1.97000000000006</text:p>
          </table:table-cell>
          <table:table-cell office:value-type="float" office:value="-0.975613463014688" calcext:value-type="float">
            <text:p>-0.975613463014688</text:p>
          </table:table-cell>
          <table:table-cell office:value-type="float" office:value="-0.10860470464431" calcext:value-type="float">
            <text:p>-0.10860470464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163975626825" calcext:value-type="float">
            <text:p>0.98163975626825</text:p>
          </table:table-cell>
        </table:table-row>
        <table:table-row table:style-name="ro1">
          <table:table-cell office:value-type="float" office:value="-1.96000000000006" calcext:value-type="float">
            <text:p>-1.96000000000006</text:p>
          </table:table-cell>
          <table:table-cell office:value-type="float" office:value="-0.965302865597099" calcext:value-type="float">
            <text:p>-0.965302865597099</text:p>
          </table:table-cell>
          <table:table-cell office:value-type="float" office:value="-0.143945143573408" calcext:value-type="float">
            <text:p>-0.143945143573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5976345352868" calcext:value-type="float">
            <text:p>0.975976345352868</text:p>
          </table:table-cell>
        </table:table-row>
        <table:table-row table:style-name="ro1">
          <table:table-cell office:value-type="float" office:value="-1.95000000000006" calcext:value-type="float">
            <text:p>-1.95000000000006</text:p>
          </table:table-cell>
          <table:table-cell office:value-type="float" office:value="-0.953933630852765" calcext:value-type="float">
            <text:p>-0.953933630852765</text:p>
          </table:table-cell>
          <table:table-cell office:value-type="float" office:value="-0.178802397447006" calcext:value-type="float">
            <text:p>-0.178802397447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0546067636533" calcext:value-type="float">
            <text:p>0.970546067636533</text:p>
          </table:table-cell>
        </table:table-row>
        <table:table-row table:style-name="ro1">
          <table:table-cell office:value-type="float" office:value="-1.94000000000006" calcext:value-type="float">
            <text:p>-1.94000000000006</text:p>
          </table:table-cell>
          <table:table-cell office:value-type="float" office:value="-0.941526424258451" calcext:value-type="float">
            <text:p>-0.941526424258451</text:p>
          </table:table-cell>
          <table:table-cell office:value-type="float" office:value="-0.21314605618568" calcext:value-type="float">
            <text:p>-0.21314605618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535136030588" calcext:value-type="float">
            <text:p>0.96535136030588</text:p>
          </table:table-cell>
        </table:table-row>
        <table:table-row table:style-name="ro1">
          <table:table-cell office:value-type="float" office:value="-1.93000000000006" calcext:value-type="float">
            <text:p>-1.93000000000006</text:p>
          </table:table-cell>
          <table:table-cell office:value-type="float" office:value="-0.9281027523582" calcext:value-type="float">
            <text:p>-0.9281027523582</text:p>
          </table:table-cell>
          <table:table-cell office:value-type="float" office:value="-0.246946517239204" calcext:value-type="float">
            <text:p>-0.246946517239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0394346771907" calcext:value-type="float">
            <text:p>0.960394346771907</text:p>
          </table:table-cell>
        </table:table-row>
        <table:table-row table:style-name="ro1">
          <table:table-cell office:value-type="float" office:value="-1.92000000000006" calcext:value-type="float">
            <text:p>-1.92000000000006</text:p>
          </table:table-cell>
          <table:table-cell office:value-type="float" office:value="-0.913684933068625" calcext:value-type="float">
            <text:p>-0.913684933068625</text:p>
          </table:table-cell>
          <table:table-cell office:value-type="float" office:value="-0.280175007607891" calcext:value-type="float">
            <text:p>-0.280175007607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5676823934064" calcext:value-type="float">
            <text:p>0.955676823934064</text:p>
          </table:table-cell>
        </table:table-row>
        <table:table-row table:style-name="ro1">
          <table:table-cell office:value-type="float" office:value="-1.91000000000006" calcext:value-type="float">
            <text:p>-1.91000000000006</text:p>
          </table:table-cell>
          <table:table-cell office:value-type="float" office:value="-0.898296065452547" calcext:value-type="float">
            <text:p>-0.898296065452547</text:p>
          </table:table-cell>
          <table:table-cell office:value-type="float" office:value="-0.312803604819504" calcext:value-type="float">
            <text:p>-0.312803604819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1200250418177" calcext:value-type="float">
            <text:p>0.951200250418177</text:p>
          </table:table-cell>
        </table:table-row>
        <table:table-row table:style-name="ro1">
          <table:table-cell office:value-type="float" office:value="-1.90000000000006" calcext:value-type="float">
            <text:p>-1.90000000000006</text:p>
          </table:table-cell>
          <table:table-cell office:value-type="float" office:value="-0.881959998997161" calcext:value-type="float">
            <text:p>-0.881959998997161</text:p>
          </table:table-cell>
          <table:table-cell office:value-type="float" office:value="-0.344805256850066" calcext:value-type="float">
            <text:p>-0.34480525685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696573590733" calcext:value-type="float">
            <text:p>0.94696573590733</text:p>
          </table:table-cell>
        </table:table-row>
        <table:table-row table:style-name="ro1">
          <table:table-cell office:value-type="float" office:value="-1.89000000000006" calcext:value-type="float">
            <text:p>-1.89000000000006</text:p>
          </table:table-cell>
          <table:table-cell office:value-type="float" office:value="-0.864701302431893" calcext:value-type="float">
            <text:p>-0.864701302431893</text:p>
          </table:table-cell>
          <table:table-cell office:value-type="float" office:value="-0.376153800978999" calcext:value-type="float">
            <text:p>-0.37615380097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2974031677628" calcext:value-type="float">
            <text:p>0.942974031677628</text:p>
          </table:table-cell>
        </table:table-row>
        <table:table-row table:style-name="ro1">
          <table:table-cell office:value-type="float" office:value="-1.88000000000006" calcext:value-type="float">
            <text:p>-1.88000000000006</text:p>
          </table:table-cell>
          <table:table-cell office:value-type="float" office:value="-0.846545232121876" calcext:value-type="float">
            <text:p>-0.846545232121876</text:p>
          </table:table-cell>
          <table:table-cell office:value-type="float" office:value="-0.406823981569769" calcext:value-type="float">
            <text:p>-0.406823981569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9225522443125" calcext:value-type="float">
            <text:p>0.939225522443125</text:p>
          </table:table-cell>
        </table:table-row>
        <table:table-row table:style-name="ro1">
          <table:table-cell office:value-type="float" office:value="-1.87000000000006" calcext:value-type="float">
            <text:p>-1.87000000000006</text:p>
          </table:table-cell>
          <table:table-cell office:value-type="float" office:value="-0.827517700072778" calcext:value-type="float">
            <text:p>-0.827517700072778</text:p>
          </table:table-cell>
          <table:table-cell office:value-type="float" office:value="-0.436791466768412" calcext:value-type="float">
            <text:p>-0.436791466768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5720219603831" calcext:value-type="float">
            <text:p>0.935720219603831</text:p>
          </table:table-cell>
        </table:table-row>
        <table:table-row table:style-name="ro1">
          <table:table-cell office:value-type="float" office:value="-1.86000000000006" calcext:value-type="float">
            <text:p>-1.86000000000006</text:p>
          </table:table-cell>
          <table:table-cell office:value-type="float" office:value="-0.807645241583111" calcext:value-type="float">
            <text:p>-0.807645241583111</text:p>
          </table:table-cell>
          <table:table-cell office:value-type="float" office:value="-0.466032864113446" calcext:value-type="float">
            <text:p>-0.466032864113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2457755979124" calcext:value-type="float">
            <text:p>0.932457755979124</text:p>
          </table:table-cell>
        </table:table-row>
        <table:table-row table:style-name="ro1">
          <table:table-cell office:value-type="float" office:value="-1.85000000000006" calcext:value-type="float">
            <text:p>-1.85000000000006</text:p>
          </table:table-cell>
          <table:table-cell office:value-type="float" office:value="-0.786954982579568" calcext:value-type="float">
            <text:p>-0.786954982579568</text:p>
          </table:table-cell>
          <table:table-cell office:value-type="float" office:value="-0.494525735052265" calcext:value-type="float">
            <text:p>-0.49452573505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9437382095099" calcext:value-type="float">
            <text:p>0.929437382095099</text:p>
          </table:table-cell>
        </table:table-row>
        <table:table-row table:style-name="ro1">
          <table:table-cell office:value-type="float" office:value="-1.84000000000006" calcext:value-type="float">
            <text:p>-1.84000000000006</text:p>
          </table:table-cell>
          <table:table-cell office:value-type="float" office:value="-0.765474606671495" calcext:value-type="float">
            <text:p>-0.765474606671495</text:p>
          </table:table-cell>
          <table:table-cell office:value-type="float" office:value="-0.522248608359338" calcext:value-type="float">
            <text:p>-0.522248608359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6657964079598" calcext:value-type="float">
            <text:p>0.926657964079598</text:p>
          </table:table-cell>
        </table:table-row>
        <table:table-row table:style-name="ro1">
          <table:table-cell office:value-type="float" office:value="-1.83000000000006" calcext:value-type="float">
            <text:p>-1.83000000000006</text:p>
          </table:table-cell>
          <table:table-cell office:value-type="float" office:value="-0.74323232196025" calcext:value-type="float">
            <text:p>-0.74323232196025</text:p>
          </table:table-cell>
          <table:table-cell office:value-type="float" office:value="-0.549180992453724" calcext:value-type="float">
            <text:p>-0.549180992453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4117983202839" calcext:value-type="float">
            <text:p>0.924117983202839</text:p>
          </table:table-cell>
        </table:table-row>
        <table:table-row table:style-name="ro1">
          <table:table-cell office:value-type="float" office:value="-1.82000000000006" calcext:value-type="float">
            <text:p>-1.82000000000006</text:p>
          </table:table-cell>
          <table:table-cell office:value-type="float" office:value="-0.720256827639106" calcext:value-type="float">
            <text:p>-0.720256827639106</text:p>
          </table:table-cell>
          <table:table-cell office:value-type="float" office:value="-0.57530338661388" calcext:value-type="float">
            <text:p>-0.57530338661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1815537084372" calcext:value-type="float">
            <text:p>0.921815537084372</text:p>
          </table:table-cell>
        </table:table-row>
        <table:table-row table:style-name="ro1">
          <table:table-cell office:value-type="float" office:value="-1.81000000000006" calcext:value-type="float">
            <text:p>-1.81000000000006</text:p>
          </table:table-cell>
          <table:table-cell office:value-type="float" office:value="-0.696577280419361" calcext:value-type="float">
            <text:p>-0.696577280419361</text:p>
          </table:table-cell>
          <table:table-cell office:value-type="float" office:value="-0.600597291088924" calcext:value-type="float">
            <text:p>-0.600597291088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9748342569741" calcext:value-type="float">
            <text:p>0.919748342569741</text:p>
          </table:table-cell>
        </table:table-row>
        <table:table-row table:style-name="ro1">
          <table:table-cell office:value-type="float" office:value="-1.80000000000006" calcext:value-type="float">
            <text:p>-1.80000000000006</text:p>
          </table:table-cell>
          <table:table-cell office:value-type="float" office:value="-0.672223260818005" calcext:value-type="float">
            <text:p>-0.672223260818005</text:p>
          </table:table-cell>
          <table:table-cell office:value-type="float" office:value="-0.625045216107076" calcext:value-type="float">
            <text:p>-0.625045216107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791374026274" calcext:value-type="float">
            <text:p>0.91791374026274</text:p>
          </table:table-cell>
        </table:table-row>
        <table:table-row table:style-name="ro1">
          <table:table-cell office:value-type="float" office:value="-1.79000000000006" calcext:value-type="float">
            <text:p>-1.79000000000006</text:p>
          </table:table-cell>
          <table:table-cell office:value-type="float" office:value="-0.647224739342164" calcext:value-type="float">
            <text:p>-0.647224739342164</text:p>
          </table:table-cell>
          <table:table-cell office:value-type="float" office:value="-0.648630689782415" calcext:value-type="float">
            <text:p>-0.648630689782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630870068124" calcext:value-type="float">
            <text:p>0.91630870068124</text:p>
          </table:table-cell>
        </table:table-row>
        <table:table-row table:style-name="ro1">
          <table:table-cell office:value-type="float" office:value="-1.78000000000006" calcext:value-type="float">
            <text:p>-1.78000000000006</text:p>
          </table:table-cell>
          <table:table-cell office:value-type="float" office:value="-0.6216120426053" calcext:value-type="float">
            <text:p>-0.6216120426053</text:p>
          </table:table-cell>
          <table:table-cell office:value-type="float" office:value="-0.671338264922866" calcext:value-type="float">
            <text:p>-0.671338264922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4929831987993" calcext:value-type="float">
            <text:p>0.914929831987993</text:p>
          </table:table-cell>
        </table:table-row>
        <table:table-row table:style-name="ro1">
          <table:table-cell office:value-type="float" office:value="-1.77000000000006" calcext:value-type="float">
            <text:p>-1.77000000000006</text:p>
          </table:table-cell>
          <table:table-cell office:value-type="float" office:value="-0.595415819409925" calcext:value-type="float">
            <text:p>-0.595415819409925</text:p>
          </table:table-cell>
          <table:table-cell office:value-type="float" office:value="-0.693153524742904" calcext:value-type="float">
            <text:p>-0.693153524742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3773389231216" calcext:value-type="float">
            <text:p>0.913773389231216</text:p>
          </table:table-cell>
        </table:table-row>
        <table:table-row table:style-name="ro1">
          <table:table-cell office:value-type="float" office:value="-1.76000000000006" calcext:value-type="float">
            <text:p>-1.76000000000006</text:p>
          </table:table-cell>
          <table:table-cell office:value-type="float" office:value="-0.568667006831236" calcext:value-type="float">
            <text:p>-0.568667006831236</text:p>
          </table:table-cell>
          <table:table-cell office:value-type="float" office:value="-0.71406308748583" calcext:value-type="float">
            <text:p>-0.71406308748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2835285014877" calcext:value-type="float">
            <text:p>0.912835285014877</text:p>
          </table:table-cell>
        </table:table-row>
        <table:table-row table:style-name="ro1">
          <table:table-cell office:value-type="float" office:value="-1.75000000000006" calcext:value-type="float">
            <text:p>-1.75000000000006</text:p>
          </table:table-cell>
          <table:table-cell office:value-type="float" office:value="-0.541396796335593" calcext:value-type="float">
            <text:p>-0.541396796335593</text:p>
          </table:table-cell>
          <table:table-cell office:value-type="float" office:value="-0.73405460996136" calcext:value-type="float">
            <text:p>-0.73405460996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2111101504618" calcext:value-type="float">
            <text:p>0.912111101504618</text:p>
          </table:table-cell>
        </table:table-row>
        <table:table-row table:style-name="ro1">
          <table:table-cell office:value-type="float" office:value="-1.74000000000006" calcext:value-type="float">
            <text:p>-1.74000000000006</text:p>
          </table:table-cell>
          <table:table-cell office:value-type="float" office:value="-0.513636599967875" calcext:value-type="float">
            <text:p>-0.513636599967875</text:p>
          </table:table-cell>
          <table:table-cell office:value-type="float" office:value="-0.753116790005358" calcext:value-type="float">
            <text:p>-0.753116790005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1596103663532" calcext:value-type="float">
            <text:p>0.911596103663532</text:p>
          </table:table-cell>
        </table:table-row>
        <table:table-row table:style-name="ro1">
          <table:table-cell office:value-type="float" office:value="-1.73000000000006" calcext:value-type="float">
            <text:p>-1.73000000000006</text:p>
          </table:table-cell>
          <table:table-cell office:value-type="float" office:value="-0.485418016640689" calcext:value-type="float">
            <text:p>-0.485418016640689</text:p>
          </table:table-cell>
          <table:table-cell office:value-type="float" office:value="-0.771239367869609" calcext:value-type="float">
            <text:p>-0.771239367869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1285253601359" calcext:value-type="float">
            <text:p>0.911285253601359</text:p>
          </table:table-cell>
        </table:table-row>
        <table:table-row table:style-name="ro1">
          <table:table-cell office:value-type="float" office:value="-1.72000000000006" calcext:value-type="float">
            <text:p>-1.72000000000006</text:p>
          </table:table-cell>
          <table:table-cell office:value-type="float" office:value="-0.456772798558696" calcext:value-type="float">
            <text:p>-0.456772798558696</text:p>
          </table:table-cell>
          <table:table-cell office:value-type="float" office:value="-0.78841312655048" calcext:value-type="float">
            <text:p>-0.78841312655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117322591275" calcext:value-type="float">
            <text:p>0.91117322591275</text:p>
          </table:table-cell>
        </table:table-row>
        <table:table-row table:style-name="ro1">
          <table:table-cell office:value-type="float" office:value="-1.71000000000006" calcext:value-type="float">
            <text:p>-1.71000000000006</text:p>
          </table:table-cell>
          <table:table-cell office:value-type="float" office:value="-0.427732817810143" calcext:value-type="float">
            <text:p>-0.427732817810143</text:p>
          </table:table-cell>
          <table:table-cell office:value-type="float" office:value="-0.804629891066191" calcext:value-type="float">
            <text:p>-0.804629891066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1254423873484" calcext:value-type="float">
            <text:p>0.911254423873484</text:p>
          </table:table-cell>
        </table:table-row>
        <table:table-row table:style-name="ro1">
          <table:table-cell office:value-type="float" office:value="-1.70000000000006" calcext:value-type="float">
            <text:p>-1.70000000000006</text:p>
          </table:table-cell>
          <table:table-cell office:value-type="float" office:value="-0.398330033157922" calcext:value-type="float">
            <text:p>-0.398330033157922</text:p>
          </table:table-cell>
          <table:table-cell office:value-type="float" office:value="-0.819882526693701" calcext:value-type="float">
            <text:p>-0.819882526693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1522996360069" calcext:value-type="float">
            <text:p>0.911522996360069</text:p>
          </table:table-cell>
        </table:table-row>
        <table:table-row table:style-name="ro1">
          <table:table-cell office:value-type="float" office:value="-1.69000000000006" calcext:value-type="float">
            <text:p>-1.69000000000006</text:p>
          </table:table-cell>
          <table:table-cell office:value-type="float" office:value="-0.368596457061363" calcext:value-type="float">
            <text:p>-0.368596457061363</text:p>
          </table:table-cell>
          <table:table-cell office:value-type="float" office:value="-0.834164936176731" calcext:value-type="float">
            <text:p>-0.834164936176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1972855355311" calcext:value-type="float">
            <text:p>0.911972855355311</text:p>
          </table:table-cell>
        </table:table-row>
        <table:table-row table:style-name="ro1">
          <table:table-cell office:value-type="float" office:value="-1.68000000000006" calcext:value-type="float">
            <text:p>-1.68000000000006</text:p>
          </table:table-cell>
          <table:table-cell office:value-type="float" office:value="-0.338564122959842" calcext:value-type="float">
            <text:p>-0.338564122959842</text:p>
          </table:table-cell>
          <table:table-cell office:value-type="float" office:value="-0.847472055917711" calcext:value-type="float">
            <text:p>-0.847472055917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2597693902937" calcext:value-type="float">
            <text:p>0.912597693902937</text:p>
          </table:table-cell>
        </table:table-row>
        <table:table-row table:style-name="ro1">
          <table:table-cell office:value-type="float" office:value="-1.67000000000006" calcext:value-type="float">
            <text:p>-1.67000000000006</text:p>
          </table:table-cell>
          <table:table-cell office:value-type="float" office:value="-0.308265052848608" calcext:value-type="float">
            <text:p>-0.308265052848608</text:p>
          </table:table-cell>
          <table:table-cell office:value-type="float" office:value="-0.859799851167232" calcext:value-type="float">
            <text:p>-0.859799851167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3391004375974" calcext:value-type="float">
            <text:p>0.913391004375974</text:p>
          </table:table-cell>
        </table:table-row>
        <table:table-row table:style-name="ro1">
          <table:table-cell office:value-type="float" office:value="-1.66000000000006" calcext:value-type="float">
            <text:p>-1.66000000000006</text:p>
          </table:table-cell>
          <table:table-cell office:value-type="float" office:value="-0.277731225176424" calcext:value-type="float">
            <text:p>-0.277731225176424</text:p>
          </table:table-cell>
          <table:table-cell office:value-type="float" office:value="-0.871145310225272" calcext:value-type="float">
            <text:p>-0.871145310225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4346096926915" calcext:value-type="float">
            <text:p>0.914346096926915</text:p>
          </table:table-cell>
        </table:table-row>
        <table:table-row table:style-name="ro1">
          <table:table-cell office:value-type="float" office:value="-1.65000000000006" calcext:value-type="float">
            <text:p>-1.65000000000006</text:p>
          </table:table-cell>
          <table:table-cell office:value-type="float" office:value="-0.246994543094508" calcext:value-type="float">
            <text:p>-0.246994543094508</text:p>
          </table:table-cell>
          <table:table-cell office:value-type="float" office:value="-0.881506437669749" calcext:value-type="float">
            <text:p>-0.881506437669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5456117993471" calcext:value-type="float">
            <text:p>0.915456117993471</text:p>
          </table:table-cell>
        </table:table-row>
        <table:table-row table:style-name="ro1">
          <table:table-cell office:value-type="float" office:value="-1.64000000000006" calcext:value-type="float">
            <text:p>-1.64000000000006</text:p>
          </table:table-cell>
          <table:table-cell office:value-type="float" office:value="-0.216086803084998" calcext:value-type="float">
            <text:p>-0.216086803084998</text:p>
          </table:table-cell>
          <table:table-cell office:value-type="float" office:value="-0.89088224662826" calcext:value-type="float">
            <text:p>-0.89088224662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671406873949" calcext:value-type="float">
            <text:p>0.91671406873949</text:p>
          </table:table-cell>
        </table:table-row>
        <table:table-row table:style-name="ro1">
          <table:table-cell office:value-type="float" office:value="-1.63000000000006" calcext:value-type="float">
            <text:p>-1.63000000000006</text:p>
          </table:table-cell>
          <table:table-cell office:value-type="float" office:value="-0.185039663997129" calcext:value-type="float">
            <text:p>-0.185039663997129</text:p>
          </table:table-cell>
          <table:table-cell office:value-type="float" office:value="-0.899272750110123" calcext:value-type="float">
            <text:p>-0.899272750110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8112823319005" calcext:value-type="float">
            <text:p>0.918112823319005</text:p>
          </table:table-cell>
        </table:table-row>
        <table:table-row table:style-name="ro1">
          <table:table-cell office:value-type="float" office:value="-1.62000000000006" calcext:value-type="float">
            <text:p>-1.62000000000006</text:p>
          </table:table-cell>
          <table:table-cell office:value-type="float" office:value="-0.153884616518158" calcext:value-type="float">
            <text:p>-0.153884616518158</text:p>
          </table:table-cell>
          <table:table-cell office:value-type="float" office:value="-0.906678951416379" calcext:value-type="float">
            <text:p>-0.906678951416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9645146859616" calcext:value-type="float">
            <text:p>0.919645146859616</text:p>
          </table:table-cell>
        </table:table-row>
        <table:table-row table:style-name="ro1">
          <table:table-cell office:value-type="float" office:value="-1.61000000000006" calcext:value-type="float">
            <text:p>-1.61000000000006</text:p>
          </table:table-cell>
          <table:table-cell office:value-type="float" office:value="-0.122652953105621" calcext:value-type="float">
            <text:p>-0.122652953105621</text:p>
          </table:table-cell>
          <table:table-cell office:value-type="float" office:value="-0.913102833646186" calcext:value-type="float">
            <text:p>-0.913102833646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1303713070898" calcext:value-type="float">
            <text:p>0.921303713070898</text:p>
          </table:table-cell>
        </table:table-row>
        <table:table-row table:style-name="ro1">
          <table:table-cell office:value-type="float" office:value="-1.60000000000006" calcext:value-type="float">
            <text:p>-1.60000000000006</text:p>
          </table:table-cell>
          <table:table-cell office:value-type="float" office:value="-0.0913757384067204" calcext:value-type="float">
            <text:p>-0.09137573840672</text:p>
          </table:table-cell>
          <table:table-cell office:value-type="float" office:value="-0.918547348318852" calcext:value-type="float">
            <text:p>-0.918547348318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3081121393439" calcext:value-type="float">
            <text:p>0.923081121393439</text:p>
          </table:table-cell>
        </table:table-row>
        <table:table-row table:style-name="ro1">
          <table:table-cell office:value-type="float" office:value="-1.59000000000006" calcext:value-type="float">
            <text:p>-1.59000000000006</text:p>
          </table:table-cell>
          <table:table-cell office:value-type="float" office:value="-0.0600837801899184" calcext:value-type="float">
            <text:p>-0.060083780189919</text:p>
          </table:table-cell>
          <table:table-cell office:value-type="float" office:value="-0.923016403131428" calcext:value-type="float">
            <text:p>-0.92301640313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4969913614269" calcext:value-type="float">
            <text:p>0.924969913614269</text:p>
          </table:table-cell>
        </table:table-row>
        <table:table-row table:style-name="ro1">
          <table:table-cell office:value-type="float" office:value="-1.58000000000006" calcext:value-type="float">
            <text:p>-1.58000000000006</text:p>
          </table:table-cell>
          <table:table-cell office:value-type="float" office:value="-0.0288076008130354" calcext:value-type="float">
            <text:p>-0.028807600813035</text:p>
          </table:table-cell>
          <table:table-cell office:value-type="float" office:value="-0.926514848872384" calcext:value-type="float">
            <text:p>-0.926514848872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696258988463" calcext:value-type="float">
            <text:p>0.92696258988463</text:p>
          </table:table-cell>
        </table:table-row>
        <table:table-row table:style-name="ro1">
          <table:table-cell office:value-type="float" office:value="-1.57000000000006" calcext:value-type="float">
            <text:p>-1.57000000000006</text:p>
          </table:table-cell>
          <table:table-cell office:value-type="float" office:value="0.0024225907485876" calcext:value-type="float">
            <text:p>0.002422590748588</text:p>
          </table:table-cell>
          <table:table-cell office:value-type="float" office:value="-0.92904846551266" calcext:value-type="float">
            <text:p>-0.92904846551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9051624086285" calcext:value-type="float">
            <text:p>0.929051624086285</text:p>
          </table:table-cell>
        </table:table-row>
        <table:table-row table:style-name="ro1">
          <table:table-cell office:value-type="float" office:value="-1.56000000000006" calcext:value-type="float">
            <text:p>-1.56000000000006</text:p>
          </table:table-cell>
          <table:table-cell office:value-type="float" office:value="0.0335769262911333" calcext:value-type="float">
            <text:p>0.033576926291133</text:p>
          </table:table-cell>
          <table:table-cell office:value-type="float" office:value="-0.930623947495956" calcext:value-type="float">
            <text:p>-0.930623947495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1229478502542" calcext:value-type="float">
            <text:p>0.931229478502542</text:p>
          </table:table-cell>
        </table:table-row>
        <table:table-row table:style-name="ro1">
          <table:table-cell office:value-type="float" office:value="-1.55000000000006" calcext:value-type="float">
            <text:p>-1.55000000000006</text:p>
          </table:table-cell>
          <table:table-cell office:value-type="float" office:value="0.0646259051665944" calcext:value-type="float">
            <text:p>0.064625905166594</text:p>
          </table:table-cell>
          <table:table-cell office:value-type="float" office:value="-0.931248888250677" calcext:value-type="float">
            <text:p>-0.931248888250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3488617759597" calcext:value-type="float">
            <text:p>0.933488617759597</text:p>
          </table:table-cell>
        </table:table-row>
        <table:table-row table:style-name="ro1">
          <table:table-cell office:value-type="float" office:value="-1.54000000000006" calcext:value-type="float">
            <text:p>-1.54000000000006</text:p>
          </table:table-cell>
          <table:table-cell office:value-type="float" office:value="0.095540420441184" calcext:value-type="float">
            <text:p>0.095540420441184</text:p>
          </table:table-cell>
          <table:table-cell office:value-type="float" office:value="-0.930931763946549" calcext:value-type="float">
            <text:p>-0.930931763946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5821522012992" calcext:value-type="float">
            <text:p>0.935821522012992</text:p>
          </table:table-cell>
        </table:table-row>
        <table:table-row table:style-name="ro1">
          <table:table-cell office:value-type="float" office:value="-1.53000000000006" calcext:value-type="float">
            <text:p>-1.53000000000006</text:p>
          </table:table-cell>
          <table:table-cell office:value-type="float" office:value="0.126291784407559" calcext:value-type="float">
            <text:p>0.126291784407559</text:p>
          </table:table-cell>
          <table:table-cell office:value-type="float" office:value="-0.929681916519553" calcext:value-type="float">
            <text:p>-0.929681916519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8220699362529" calcext:value-type="float">
            <text:p>0.938220699362529</text:p>
          </table:table-cell>
        </table:table-row>
        <table:table-row table:style-name="ro1">
          <table:table-cell office:value-type="float" office:value="-1.52000000000006" calcext:value-type="float">
            <text:p>-1.52000000000006</text:p>
          </table:table-cell>
          <table:table-cell office:value-type="float" office:value="0.156851753431396" calcext:value-type="float">
            <text:p>0.156851753431396</text:p>
          </table:table-cell>
          <table:table-cell office:value-type="float" office:value="-0.927509535989145" calcext:value-type="float">
            <text:p>-0.927509535989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0678697486715" calcext:value-type="float">
            <text:p>0.940678697486715</text:p>
          </table:table-cell>
        </table:table-row>
        <table:table-row table:style-name="ro1">
          <table:table-cell office:value-type="float" office:value="-1.51000000000006" calcext:value-type="float">
            <text:p>-1.51000000000006</text:p>
          </table:table-cell>
          <table:table-cell office:value-type="float" office:value="0.187192552113753" calcext:value-type="float">
            <text:p>0.187192552113753</text:p>
          </table:table-cell>
          <table:table-cell office:value-type="float" office:value="-0.924425642092392" calcext:value-type="float">
            <text:p>-0.924425642092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3188114495084" calcext:value-type="float">
            <text:p>0.943188114495084</text:p>
          </table:table-cell>
        </table:table-row>
        <table:table-row table:style-name="ro1">
          <table:table-cell office:value-type="float" office:value="-1.50000000000006" calcext:value-type="float">
            <text:p>-1.50000000000006</text:p>
          </table:table-cell>
          <table:table-cell office:value-type="float" office:value="0.217286896751451" calcext:value-type="float">
            <text:p>0.217286896751451</text:p>
          </table:table-cell>
          <table:table-cell office:value-type="float" office:value="-0.920442065259954" calcext:value-type="float">
            <text:p>-0.920442065259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5741609003159" calcext:value-type="float">
            <text:p>0.945741609003159</text:p>
          </table:table-cell>
        </table:table-row>
        <table:table-row table:style-name="ro1">
          <table:table-cell office:value-type="float" office:value="-1.49000000000006" calcext:value-type="float">
            <text:p>-1.49000000000006</text:p>
          </table:table-cell>
          <table:table-cell office:value-type="float" office:value="0.247108018078611" calcext:value-type="float">
            <text:p>0.247108018078611</text:p>
          </table:table-cell>
          <table:table-cell office:value-type="float" office:value="-0.915571426959428" calcext:value-type="float">
            <text:p>-0.915571426959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8331909440604" calcext:value-type="float">
            <text:p>0.948331909440604</text:p>
          </table:table-cell>
        </table:table-row>
        <table:table-row table:style-name="ro1">
          <table:table-cell office:value-type="float" office:value="-1.48000000000006" calcext:value-type="float">
            <text:p>-1.48000000000006</text:p>
          </table:table-cell>
          <table:table-cell office:value-type="float" office:value="0.276629683273417" calcext:value-type="float">
            <text:p>0.276629683273417</text:p>
          </table:table-cell>
          <table:table-cell office:value-type="float" office:value="-0.909827119431798" calcext:value-type="float">
            <text:p>-0.909827119431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095182260802" calcext:value-type="float">
            <text:p>0.95095182260802</text:p>
          </table:table-cell>
        </table:table-row>
        <table:table-row table:style-name="ro1">
          <table:table-cell office:value-type="float" office:value="-1.47000000000006" calcext:value-type="float">
            <text:p>-1.47000000000006</text:p>
          </table:table-cell>
          <table:table-cell office:value-type="float" office:value="0.305826217214995" calcext:value-type="float">
            <text:p>0.305826217214995</text:p>
          </table:table-cell>
          <table:table-cell office:value-type="float" office:value="-0.903223284847208" calcext:value-type="float">
            <text:p>-0.903223284847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359424150223" calcext:value-type="float">
            <text:p>0.95359424150223</text:p>
          </table:table-cell>
        </table:table-row>
        <table:table-row table:style-name="ro1">
          <table:table-cell office:value-type="float" office:value="-1.46000000000006" calcext:value-type="float">
            <text:p>-1.46000000000006</text:p>
          </table:table-cell>
          <table:table-cell office:value-type="float" office:value="0.334672522976196" calcext:value-type="float">
            <text:p>0.334672522976196</text:p>
          </table:table-cell>
          <table:table-cell office:value-type="float" office:value="-0.89577479390655" calcext:value-type="float">
            <text:p>-0.89577479390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6252152433434" calcext:value-type="float">
            <text:p>0.956252152433434</text:p>
          </table:table-cell>
        </table:table-row>
        <table:table-row table:style-name="ro1">
          <table:table-cell office:value-type="float" office:value="-1.45000000000006" calcext:value-type="float">
            <text:p>-1.45000000000006</text:p>
          </table:table-cell>
          <table:table-cell office:value-type="float" office:value="0.363144101539061" calcext:value-type="float">
            <text:p>0.363144101539061</text:p>
          </table:table-cell>
          <table:table-cell office:value-type="float" office:value="-0.887497223915714" calcext:value-type="float">
            <text:p>-0.88749722391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8918641460636" calcext:value-type="float">
            <text:p>0.958918641460636</text:p>
          </table:table-cell>
        </table:table-row>
        <table:table-row table:style-name="ro1">
          <table:table-cell office:value-type="float" office:value="-1.44000000000006" calcext:value-type="float">
            <text:p>-1.44000000000006</text:p>
          </table:table-cell>
          <table:table-cell office:value-type="float" office:value="0.391217070720533" calcext:value-type="float">
            <text:p>0.391217070720533</text:p>
          </table:table-cell>
          <table:table-cell office:value-type="float" office:value="-0.878406836359568" calcext:value-type="float">
            <text:p>-0.878406836359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1586900174071" calcext:value-type="float">
            <text:p>0.961586900174071</text:p>
          </table:table-cell>
        </table:table-row>
        <table:table-row table:style-name="ro1">
          <table:table-cell office:value-type="float" office:value="-1.43000000000006" calcext:value-type="float">
            <text:p>-1.43000000000006</text:p>
          </table:table-cell>
          <table:table-cell office:value-type="float" office:value="0.418868183297046" calcext:value-type="float">
            <text:p>0.418868183297046</text:p>
          </table:table-cell>
          <table:table-cell office:value-type="float" office:value="-0.868520554003022" calcext:value-type="float">
            <text:p>-0.868520554003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4250230855188" calcext:value-type="float">
            <text:p>0.964250230855188</text:p>
          </table:table-cell>
        </table:table-row>
        <table:table-row table:style-name="ro1">
          <table:table-cell office:value-type="float" office:value="-1.42000000000006" calcext:value-type="float">
            <text:p>-1.42000000000006</text:p>
          </table:table-cell>
          <table:table-cell office:value-type="float" office:value="0.446074844317319" calcext:value-type="float">
            <text:p>0.446074844317319</text:p>
          </table:table-cell>
          <table:table-cell office:value-type="float" office:value="-0.857855937546666" calcext:value-type="float">
            <text:p>-0.857855937546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690205104591" calcext:value-type="float">
            <text:p>0.96690205104591</text:p>
          </table:table-cell>
        </table:table-row>
        <table:table-row table:style-name="ro1">
          <table:table-cell office:value-type="float" office:value="-1.41000000000006" calcext:value-type="float">
            <text:p>-1.41000000000006</text:p>
          </table:table-cell>
          <table:table-cell office:value-type="float" office:value="0.472815127593864" calcext:value-type="float">
            <text:p>0.472815127593864</text:p>
          </table:table-cell>
          <table:table-cell office:value-type="float" office:value="-0.846431161864812" calcext:value-type="float">
            <text:p>-0.846431161864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9535897559971" calcext:value-type="float">
            <text:p>0.969535897559971</text:p>
          </table:table-cell>
        </table:table-row>
        <table:table-row table:style-name="ro1">
          <table:table-cell office:value-type="float" office:value="-1.40000000000006" calcext:value-type="float">
            <text:p>-1.40000000000006</text:p>
          </table:table-cell>
          <table:table-cell office:value-type="float" office:value="0.499067791364396" calcext:value-type="float">
            <text:p>0.499067791364396</text:p>
          </table:table-cell>
          <table:table-cell office:value-type="float" office:value="-0.834264991853745" calcext:value-type="float">
            <text:p>-0.834264991853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2145429969233" calcext:value-type="float">
            <text:p>0.972145429969233</text:p>
          </table:table-cell>
        </table:table-row>
        <table:table-row table:style-name="ro1">
          <table:table-cell office:value-type="float" office:value="-1.39000000000006" calcext:value-type="float">
            <text:p>-1.39000000000006</text:p>
          </table:table-cell>
          <table:table-cell office:value-type="float" office:value="0.524812293115395" calcext:value-type="float">
            <text:p>0.524812293115395</text:p>
          </table:table-cell>
          <table:table-cell office:value-type="float" office:value="-0.821376757918203" calcext:value-type="float">
            <text:p>-0.821376757918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4724433598162" calcext:value-type="float">
            <text:p>0.974724433598162</text:p>
          </table:table-cell>
        </table:table-row>
        <table:table-row table:style-name="ro1">
          <table:table-cell office:value-type="float" office:value="-1.38000000000006" calcext:value-type="float">
            <text:p>-1.38000000000006</text:p>
          </table:table-cell>
          <table:table-cell office:value-type="float" office:value="0.550028803560965" calcext:value-type="float">
            <text:p>0.550028803560965</text:p>
          </table:table-cell>
          <table:table-cell office:value-type="float" office:value="-0.807786331124231" calcext:value-type="float">
            <text:p>-0.807786331124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7266822059284" calcext:value-type="float">
            <text:p>0.977266822059284</text:p>
          </table:table-cell>
        </table:table-row>
        <table:table-row table:style-name="ro1">
          <table:table-cell office:value-type="float" office:value="-1.37000000000006" calcext:value-type="float">
            <text:p>-1.37000000000006</text:p>
          </table:table-cell>
          <table:table-cell office:value-type="float" office:value="0.574698219770971" calcext:value-type="float">
            <text:p>0.574698219770971</text:p>
          </table:table-cell>
          <table:table-cell office:value-type="float" office:value="-0.793514098046563" calcext:value-type="float">
            <text:p>-0.793514098046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9766639361932" calcext:value-type="float">
            <text:p>0.979766639361932</text:p>
          </table:table-cell>
        </table:table-row>
        <table:table-row table:style-name="ro1">
          <table:table-cell office:value-type="float" office:value="-1.36000000000006" calcext:value-type="float">
            <text:p>-1.36000000000006</text:p>
          </table:table-cell>
          <table:table-cell office:value-type="float" office:value="0.598802177443486" calcext:value-type="float">
            <text:p>0.598802177443486</text:p>
          </table:table-cell>
          <table:table-cell office:value-type="float" office:value="-0.778580935338706" calcext:value-type="float">
            <text:p>-0.778580935338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2218061625806" calcext:value-type="float">
            <text:p>0.982218061625806</text:p>
          </table:table-cell>
        </table:table-row>
        <table:table-row table:style-name="ro1">
          <table:table-cell office:value-type="float" office:value="-1.35000000000006" calcext:value-type="float">
            <text:p>-1.35000000000006</text:p>
          </table:table-cell>
          <table:table-cell office:value-type="float" office:value="0.62232306231732" calcext:value-type="float">
            <text:p>0.62232306231732</text:p>
          </table:table-cell>
          <table:table-cell office:value-type="float" office:value="-0.76300818405399" calcext:value-type="float">
            <text:p>-0.76300818405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4615398429952" calcext:value-type="float">
            <text:p>0.984615398429952</text:p>
          </table:table-cell>
        </table:table-row>
        <table:table-row table:style-name="ro1">
          <table:table-cell office:value-type="float" office:value="-1.34000000000006" calcext:value-type="float">
            <text:p>-1.34000000000006</text:p>
          </table:table-cell>
          <table:table-cell office:value-type="float" office:value="0.645244020721466" calcext:value-type="float">
            <text:p>0.645244020721466</text:p>
          </table:table-cell>
          <table:table-cell office:value-type="float" office:value="-0.746817623745761" calcext:value-type="float">
            <text:p>-0.746817623745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6953093826687" calcext:value-type="float">
            <text:p>0.986953093826687</text:p>
          </table:table-cell>
        </table:table-row>
        <table:table-row table:style-name="ro1">
          <table:table-cell office:value-type="float" office:value="-1.33000000000006" calcext:value-type="float">
            <text:p>-1.33000000000006</text:p>
          </table:table-cell>
          <table:table-cell office:value-type="float" office:value="0.667548969259108" calcext:value-type="float">
            <text:p>0.667548969259108</text:p>
          </table:table-cell>
          <table:table-cell office:value-type="float" office:value="-0.730031446374894" calcext:value-type="float">
            <text:p>-0.730031446374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9225727048744" calcext:value-type="float">
            <text:p>0.989225727048744</text:p>
          </table:table-cell>
        </table:table-row>
        <table:table-row table:style-name="ro1">
          <table:table-cell office:value-type="float" office:value="-1.32000000000006" calcext:value-type="float">
            <text:p>-1.32000000000006</text:p>
          </table:table-cell>
          <table:table-cell office:value-type="float" office:value="0.689222603624718" calcext:value-type="float">
            <text:p>0.689222603624718</text:p>
          </table:table-cell>
          <table:table-cell office:value-type="float" office:value="-0.712672230052613" calcext:value-type="float">
            <text:p>-0.712672230052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1428012936592" calcext:value-type="float">
            <text:p>0.991428012936592</text:p>
          </table:table-cell>
        </table:table-row>
        <table:table-row table:style-name="ro1">
          <table:table-cell office:value-type="float" office:value="-1.31000000000006" calcext:value-type="float">
            <text:p>-1.31000000000006</text:p>
          </table:table-cell>
          <table:table-cell office:value-type="float" office:value="0.710250406553713" calcext:value-type="float">
            <text:p>0.710250406553713</text:p>
          </table:table-cell>
          <table:table-cell office:value-type="float" office:value="-0.694762912646724" calcext:value-type="float">
            <text:p>-0.694762912646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3554802111627" calcext:value-type="float">
            <text:p>0.993554802111627</text:p>
          </table:table-cell>
        </table:table-row>
        <table:table-row table:style-name="ro1">
          <table:table-cell office:value-type="float" office:value="-1.30000000000006" calcext:value-type="float">
            <text:p>-1.30000000000006</text:p>
          </table:table-cell>
          <table:table-cell office:value-type="float" office:value="0.730618654904995" calcext:value-type="float">
            <text:p>0.730618654904995</text:p>
          </table:table-cell>
          <table:table-cell office:value-type="float" office:value="-0.676326765278977" calcext:value-type="float">
            <text:p>-0.676326765278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5601080919415" calcext:value-type="float">
            <text:p>0.995601080919415</text:p>
          </table:table-cell>
        </table:table-row>
        <table:table-row table:style-name="ro1">
          <table:table-cell office:value-type="float" office:value="-1.29000000000006" calcext:value-type="float">
            <text:p>-1.29000000000006</text:p>
          </table:table-cell>
          <table:table-cell office:value-type="float" office:value="0.750314425877532" calcext:value-type="float">
            <text:p>0.750314425877532</text:p>
          </table:table-cell>
          <table:table-cell office:value-type="float" office:value="-0.657387365741305" calcext:value-type="float">
            <text:p>-0.657387365741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7561971165813" calcext:value-type="float">
            <text:p>0.997561971165813</text:p>
          </table:table-cell>
        </table:table-row>
        <table:table-row table:style-name="ro1">
          <table:table-cell office:value-type="float" office:value="-1.28000000000006" calcext:value-type="float">
            <text:p>-1.28000000000006</text:p>
          </table:table-cell>
          <table:table-cell office:value-type="float" office:value="0.769325602363046" calcext:value-type="float">
            <text:p>0.769325602363046</text:p>
          </table:table-cell>
          <table:table-cell office:value-type="float" office:value="-0.637968571858431" calcext:value-type="float">
            <text:p>-0.637968571858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9432729667359" calcext:value-type="float">
            <text:p>0.999432729667359</text:p>
          </table:table-cell>
        </table:table-row>
        <table:table-row table:style-name="ro1">
          <table:table-cell office:value-type="float" office:value="-1.27000000000006" calcext:value-type="float">
            <text:p>-1.27000000000006</text:p>
          </table:table-cell>
          <table:table-cell office:value-type="float" office:value="0.787640877437697" calcext:value-type="float">
            <text:p>0.787640877437697</text:p>
          </table:table-cell>
          <table:table-cell office:value-type="float" office:value="-0.618094494824107" calcext:value-type="float">
            <text:p>-0.618094494824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120874763592" calcext:value-type="float">
            <text:p>1.00120874763592</text:p>
          </table:table-cell>
        </table:table-row>
        <table:table-row table:style-name="ro1">
          <table:table-cell office:value-type="float" office:value="-1.26000000000006" calcext:value-type="float">
            <text:p>-1.26000000000006</text:p>
          </table:table-cell>
          <table:table-cell office:value-type="float" office:value="0.805249757996511" calcext:value-type="float">
            <text:p>0.805249757996511</text:p>
          </table:table-cell>
          <table:table-cell office:value-type="float" office:value="-0.597789472538083" calcext:value-type="float">
            <text:p>-0.597789472538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288554991624" calcext:value-type="float">
            <text:p>1.00288554991624</text:p>
          </table:table-cell>
        </table:table-row>
        <table:table-row table:style-name="ro1">
          <table:table-cell office:value-type="float" office:value="-1.25000000000006" calcext:value-type="float">
            <text:p>-1.25000000000006</text:p>
          </table:table-cell>
          <table:table-cell office:value-type="float" office:value="0.822142567535071" calcext:value-type="float">
            <text:p>0.822142567535071</text:p>
          </table:table-cell>
          <table:table-cell office:value-type="float" office:value="-0.57707804297054" calcext:value-type="float">
            <text:p>-0.57707804297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445879409355" calcext:value-type="float">
            <text:p>1.00445879409355</text:p>
          </table:table-cell>
        </table:table-row>
        <table:table-row table:style-name="ro1">
          <table:table-cell office:value-type="float" office:value="-1.24000000000006" calcext:value-type="float">
            <text:p>-1.24000000000006</text:p>
          </table:table-cell>
          <table:table-cell office:value-type="float" office:value="0.838310448083891" calcext:value-type="float">
            <text:p>0.838310448083891</text:p>
          </table:table-cell>
          <table:table-cell office:value-type="float" office:value="-0.555984917580563" calcext:value-type="float">
            <text:p>-0.555984917580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592426948736" calcext:value-type="float">
            <text:p>1.00592426948736</text:p>
          </table:table-cell>
        </table:table-row>
        <table:table-row table:style-name="ro1">
          <table:table-cell office:value-type="float" office:value="-1.23000000000006" calcext:value-type="float">
            <text:p>-1.23000000000006</text:p>
          </table:table-cell>
          <table:table-cell office:value-type="float" office:value="0.85374536130161" calcext:value-type="float">
            <text:p>0.85374536130161</text:p>
          </table:table-cell>
          <table:table-cell office:value-type="float" office:value="-0.534534954814811" calcext:value-type="float">
            <text:p>-0.534534954814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727789604602" calcext:value-type="float">
            <text:p>1.00727789604602</text:p>
          </table:table-cell>
        </table:table-row>
        <table:table-row table:style-name="ro1">
          <table:table-cell office:value-type="float" office:value="-1.22000000000006" calcext:value-type="float">
            <text:p>-1.22000000000006</text:p>
          </table:table-cell>
          <table:table-cell office:value-type="float" office:value="0.868440088733978" calcext:value-type="float">
            <text:p>0.868440088733978</text:p>
          </table:table-cell>
          <table:table-cell office:value-type="float" office:value="-0.512753133712271" calcext:value-type="float">
            <text:p>-0.512753133712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851572315559" calcext:value-type="float">
            <text:p>1.00851572315559</text:p>
          </table:table-cell>
        </table:table-row>
        <table:table-row table:style-name="ro1">
          <table:table-cell office:value-type="float" office:value="-1.21000000000006" calcext:value-type="float">
            <text:p>-1.21000000000006</text:p>
          </table:table-cell>
          <table:table-cell office:value-type="float" office:value="0.88238823124637" calcext:value-type="float">
            <text:p>0.88238823124637</text:p>
          </table:table-cell>
          <table:table-cell office:value-type="float" office:value="-0.490664527640602" calcext:value-type="float">
            <text:p>-0.490664527640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963392837546" calcext:value-type="float">
            <text:p>1.00963392837546</text:p>
          </table:table-cell>
        </table:table-row>
        <table:table-row table:style-name="ro1">
          <table:table-cell office:value-type="float" office:value="-1.20000000000006" calcext:value-type="float">
            <text:p>-1.20000000000006</text:p>
          </table:table-cell>
          <table:table-cell office:value-type="float" office:value="0.8955842076383" calcext:value-type="float">
            <text:p>0.8955842076383</text:p>
          </table:table-cell>
          <table:table-cell office:value-type="float" office:value="-0.468294278189235" calcext:value-type="float">
            <text:p>-0.468294278189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062881611198" calcext:value-type="float">
            <text:p>1.01062881611198</text:p>
          </table:table-cell>
        </table:table-row>
        <table:table-row table:style-name="ro1">
          <table:table-cell office:value-type="float" office:value="-1.19000000000006" calcext:value-type="float">
            <text:p>-1.19000000000006</text:p>
          </table:table-cell>
          <table:table-cell office:value-type="float" office:value="0.908023252449179" calcext:value-type="float">
            <text:p>0.908023252449179</text:p>
          </table:table-cell>
          <table:table-cell office:value-type="float" office:value="-0.445667569243932" calcext:value-type="float">
            <text:p>-0.445667569243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149681624026" calcext:value-type="float">
            <text:p>1.01149681624026</text:p>
          </table:table-cell>
        </table:table-row>
        <table:table-row table:style-name="ro1">
          <table:table-cell office:value-type="float" office:value="-1.18000000000006" calcext:value-type="float">
            <text:p>-1.18000000000006</text:p>
          </table:table-cell>
          <table:table-cell office:value-type="float" office:value="0.919701412965257" calcext:value-type="float">
            <text:p>0.919701412965257</text:p>
          </table:table-cell>
          <table:table-cell office:value-type="float" office:value="-0.422809601267156" calcext:value-type="float">
            <text:p>-0.422809601267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223448268372" calcext:value-type="float">
            <text:p>1.01223448268372</text:p>
          </table:table-cell>
        </table:table-row>
        <table:table-row table:style-name="ro1">
          <table:table-cell office:value-type="float" office:value="-1.17000000000006" calcext:value-type="float">
            <text:p>-1.17000000000006</text:p>
          </table:table-cell>
          <table:table-cell office:value-type="float" office:value="0.930615545438414" calcext:value-type="float">
            <text:p>0.930615545438414</text:p>
          </table:table-cell>
          <table:table-cell office:value-type="float" office:value="-0.399745565808114" calcext:value-type="float">
            <text:p>-0.399745565808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283849195955" calcext:value-type="float">
            <text:p>1.01283849195955</text:p>
          </table:table-cell>
        </table:table-row>
        <table:table-row table:style-name="ro1">
          <table:table-cell office:value-type="float" office:value="-1.16000000000006" calcext:value-type="float">
            <text:p>-1.16000000000006</text:p>
          </table:table-cell>
          <table:table-cell office:value-type="float" office:value="0.94076331052816" calcext:value-type="float">
            <text:p>0.94076331052816</text:p>
          </table:table-cell>
          <table:table-cell office:value-type="float" office:value="-0.37650062026592" calcext:value-type="float">
            <text:p>-0.37650062026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330564169777" calcext:value-type="float">
            <text:p>1.01330564169777</text:p>
          </table:table-cell>
        </table:table-row>
        <table:table-row table:style-name="ro1">
          <table:table-cell office:value-type="float" office:value="-1.15000000000006" calcext:value-type="float">
            <text:p>-1.15000000000006</text:p>
          </table:table-cell>
          <table:table-cell office:value-type="float" office:value="0.950143167978847" calcext:value-type="float">
            <text:p>0.950143167978847</text:p>
          </table:table-cell>
          <table:table-cell office:value-type="float" office:value="-0.35309986292878" calcext:value-type="float">
            <text:p>-0.3530998629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363284914075" calcext:value-type="float">
            <text:p>1.01363284914075</text:p>
          </table:table-cell>
        </table:table-row>
        <table:table-row table:style-name="ro1">
          <table:table-cell office:value-type="float" office:value="-1.14000000000006" calcext:value-type="float">
            <text:p>-1.14000000000006</text:p>
          </table:table-cell>
          <table:table-cell office:value-type="float" office:value="0.958754370544786" calcext:value-type="float">
            <text:p>0.958754370544786</text:p>
          </table:table-cell>
          <table:table-cell office:value-type="float" office:value="-0.329568308311705" calcext:value-type="float">
            <text:p>-0.329568308311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381714962915" calcext:value-type="float">
            <text:p>1.01381714962915</text:p>
          </table:table-cell>
        </table:table-row>
        <table:table-row table:style-name="ro1">
          <table:table-cell office:value-type="float" office:value="-1.13000000000006" calcext:value-type="float">
            <text:p>-1.13000000000006</text:p>
          </table:table-cell>
          <table:table-cell office:value-type="float" office:value="0.966596957176574" calcext:value-type="float">
            <text:p>0.966596957176574</text:p>
          </table:table-cell>
          <table:table-cell office:value-type="float" office:value="-0.305930862814609" calcext:value-type="float">
            <text:p>-0.305930862814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385569507968" calcext:value-type="float">
            <text:p>1.01385569507968</text:p>
          </table:table-cell>
        </table:table-row>
        <table:table-row table:style-name="ro1">
          <table:table-cell office:value-type="float" office:value="-1.12000000000006" calcext:value-type="float">
            <text:p>-1.12000000000006</text:p>
          </table:table-cell>
          <table:table-cell office:value-type="float" office:value="0.973671745482549" calcext:value-type="float">
            <text:p>0.973671745482549</text:p>
          </table:table-cell>
          <table:table-cell office:value-type="float" office:value="-0.282212300722271" calcext:value-type="float">
            <text:p>-0.282212300722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374575245965" calcext:value-type="float">
            <text:p>1.01374575245965</text:p>
          </table:table-cell>
        </table:table-row>
        <table:table-row table:style-name="ro1">
          <table:table-cell office:value-type="float" office:value="-1.11000000000006" calcext:value-type="float">
            <text:p>-1.11000000000006</text:p>
          </table:table-cell>
          <table:table-cell office:value-type="float" office:value="0.979980323479918" calcext:value-type="float">
            <text:p>0.979980323479918</text:p>
          </table:table-cell>
          <table:table-cell office:value-type="float" office:value="-0.25843724056694" calcext:value-type="float">
            <text:p>-0.25843724056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348470226228" calcext:value-type="float">
            <text:p>1.01348470226228</text:p>
          </table:table-cell>
        </table:table-row>
        <table:table-row table:style-name="ro1">
          <table:table-cell office:value-type="float" office:value="-1.10000000000006" calcext:value-type="float">
            <text:p>-1.10000000000006</text:p>
          </table:table-cell>
          <table:table-cell office:value-type="float" office:value="0.98552504065062" calcext:value-type="float">
            <text:p>0.98552504065062</text:p>
          </table:table-cell>
          <table:table-cell office:value-type="float" office:value="-0.234630121873919" calcext:value-type="float">
            <text:p>-0.234630121873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307003698657" calcext:value-type="float">
            <text:p>1.01307003698657</text:p>
          </table:table-cell>
        </table:table-row>
        <table:table-row table:style-name="ro1">
          <table:table-cell office:value-type="float" office:value="-1.09000000000006" calcext:value-type="float">
            <text:p>-1.09000000000006</text:p>
          </table:table-cell>
          <table:table-cell office:value-type="float" office:value="0.990308998317598" calcext:value-type="float">
            <text:p>0.990308998317598</text:p>
          </table:table-cell>
          <table:table-cell office:value-type="float" office:value="-0.210815182309812" calcext:value-type="float">
            <text:p>-0.210815182309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249935962504" calcext:value-type="float">
            <text:p>1.01249935962504</text:p>
          </table:table-cell>
        </table:table-row>
        <table:table-row table:style-name="ro1">
          <table:table-cell office:value-type="float" office:value="-1.08000000000006" calcext:value-type="float">
            <text:p>-1.08000000000006</text:p>
          </table:table-cell>
          <table:table-cell office:value-type="float" office:value="0.994336039357672" calcext:value-type="float">
            <text:p>0.994336039357672</text:p>
          </table:table-cell>
          <table:table-cell office:value-type="float" office:value="-0.187016435252552" calcext:value-type="float">
            <text:p>-0.187016435252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177038216192" calcext:value-type="float">
            <text:p>1.01177038216192</text:p>
          </table:table-cell>
        </table:table-row>
        <table:table-row table:style-name="ro1">
          <table:table-cell office:value-type="float" office:value="-1.07000000000006" calcext:value-type="float">
            <text:p>-1.07000000000006</text:p>
          </table:table-cell>
          <table:table-cell office:value-type="float" office:value="0.997610737267669" calcext:value-type="float">
            <text:p>0.997610737267669</text:p>
          </table:table-cell>
          <table:table-cell office:value-type="float" office:value="-0.163257647801717" calcext:value-type="float">
            <text:p>-0.163257647801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088092408428" calcext:value-type="float">
            <text:p>1.01088092408428</text:p>
          </table:table-cell>
        </table:table-row>
        <table:table-row table:style-name="ro1">
          <table:table-cell office:value-type="float" office:value="-1.06000000000006" calcext:value-type="float">
            <text:p>-1.06000000000006</text:p>
          </table:table-cell>
          <table:table-cell office:value-type="float" office:value="1.00013838460104" calcext:value-type="float">
            <text:p>1.00013838460104</text:p>
          </table:table-cell>
          <table:table-cell office:value-type="float" office:value="-0.139562319247017" calcext:value-type="float">
            <text:p>-0.139562319247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982891090817" calcext:value-type="float">
            <text:p>1.00982891090817</text:p>
          </table:table-cell>
        </table:table-row>
        <table:table-row table:style-name="ro1">
          <table:table-cell office:value-type="float" office:value="-1.05000000000006" calcext:value-type="float">
            <text:p>-1.05000000000006</text:p>
          </table:table-cell>
          <table:table-cell office:value-type="float" office:value="1.0019249807926" calcext:value-type="float">
            <text:p>1.0019249807926</text:p>
          </table:table-cell>
          <table:table-cell office:value-type="float" office:value="-0.115953660012221" calcext:value-type="float">
            <text:p>-0.115953660012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86123727213" calcext:value-type="float">
            <text:p>1.0086123727213</text:p>
          </table:table-cell>
        </table:table-row>
        <table:table-row table:style-name="ro1">
          <table:table-cell office:value-type="float" office:value="-1.04000000000006" calcext:value-type="float">
            <text:p>-1.04000000000006</text:p>
          </table:table-cell>
          <table:table-cell office:value-type="float" office:value="1.00297721938947" calcext:value-type="float">
            <text:p>1.00297721938947</text:p>
          </table:table-cell>
          <table:table-cell office:value-type="float" office:value="-0.0924545710911155" calcext:value-type="float">
            <text:p>-0.092454571091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722944274374" calcext:value-type="float">
            <text:p>1.00722944274374</text:p>
          </table:table-cell>
        </table:table-row>
        <table:table-row table:style-name="ro1">
          <table:table-cell office:value-type="float" office:value="-1.03000000000006" calcext:value-type="float">
            <text:p>-1.03000000000006</text:p>
          </table:table-cell>
          <table:table-cell office:value-type="float" office:value="1.00330247470677" calcext:value-type="float">
            <text:p>1.00330247470677</text:p>
          </table:table-cell>
          <table:table-cell office:value-type="float" office:value="-0.0690876239914599" calcext:value-type="float">
            <text:p>-0.06908762399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567835590785" calcext:value-type="float">
            <text:p>1.00567835590785</text:p>
          </table:table-cell>
        </table:table-row>
        <table:table-row table:style-name="ro1">
          <table:table-cell office:value-type="float" office:value="-1.02000000000006" calcext:value-type="float">
            <text:p>-1.02000000000006</text:p>
          </table:table-cell>
          <table:table-cell office:value-type="float" office:value="1.00290878792703" calcext:value-type="float">
            <text:p>1.00290878792703</text:p>
          </table:table-cell>
          <table:table-cell office:value-type="float" office:value="-0.0458750412022495" calcext:value-type="float">
            <text:p>-0.04587504120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395744745809" calcext:value-type="float">
            <text:p>1.00395744745809</text:p>
          </table:table-cell>
        </table:table-row>
        <table:table-row table:style-name="ro1">
          <table:table-cell office:value-type="float" office:value="-1.01000000000006" calcext:value-type="float">
            <text:p>-1.01000000000006</text:p>
          </table:table-cell>
          <table:table-cell office:value-type="float" office:value="1.00180485266247" calcext:value-type="float">
            <text:p>1.00180485266247</text:p>
          </table:table-cell>
          <table:table-cell office:value-type="float" office:value="-0.0228386771988719" calcext:value-type="float">
            <text:p>-0.022838677198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206515157163" calcext:value-type="float">
            <text:p>1.00206515157163</text:p>
          </table:table-cell>
        </table:table-row>
        <table:table-row table:style-name="ro1">
          <table:table-cell office:value-type="float" office:value="-1.00000000000006" calcext:value-type="float">
            <text:p>-1.00000000000006</text:p>
          </table:table-cell>
          <table:table-cell office:value-type="float" office:value="1.00000000000001" calcext:value-type="float">
            <text:p>1.00000000000001</text:p>
          </table:table-cell>
          <table:table-cell table:style-name="ce1" office:value-type="float" office:value="-0.000000000000143151861921754" calcext:value-type="float">
            <text:p>-1.43E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000000000001" calcext:value-type="float">
            <text:p>1.00000000000001</text:p>
          </table:table-cell>
        </table:table-row>
        <table:table-row table:style-name="ro1">
          <table:table-cell office:value-type="float" office:value="-0.990000000000063" calcext:value-type="float">
            <text:p>-0.990000000000063</text:p>
          </table:table-cell>
          <table:table-cell office:value-type="float" office:value="0.997504183048843" calcext:value-type="float">
            <text:p>0.997504183048843</text:p>
          </table:table-cell>
          <table:table-cell office:value-type="float" office:value="0.0226199267095657" calcext:value-type="float">
            <text:p>0.022619926709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7760620732391" calcext:value-type="float">
            <text:p>0.997760620732391</text:p>
          </table:table-cell>
        </table:table-row>
        <table:table-row table:style-name="ro1">
          <table:table-cell office:value-type="float" office:value="-0.980000000000063" calcext:value-type="float">
            <text:p>-0.980000000000063</text:p>
          </table:table-cell>
          <table:table-cell office:value-type="float" office:value="0.994327961010918" calcext:value-type="float">
            <text:p>0.994327961010918</text:p>
          </table:table-cell>
          <table:table-cell office:value-type="float" office:value="0.045000460880526" calcext:value-type="float">
            <text:p>0.045000460880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534573668027" calcext:value-type="float">
            <text:p>0.99534573668027</text:p>
          </table:table-cell>
        </table:table-row>
        <table:table-row table:style-name="ro1">
          <table:table-cell office:value-type="float" office:value="-0.970000000000063" calcext:value-type="float">
            <text:p>-0.970000000000063</text:p>
          </table:table-cell>
          <table:table-cell office:value-type="float" office:value="0.990482482794954" calcext:value-type="float">
            <text:p>0.990482482794954</text:p>
          </table:table-cell>
          <table:table-cell office:value-type="float" office:value="0.0671213988083202" calcext:value-type="float">
            <text:p>0.06712139880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2754164383934" calcext:value-type="float">
            <text:p>0.992754164383934</text:p>
          </table:table-cell>
        </table:table-row>
        <table:table-row table:style-name="ro1">
          <table:table-cell office:value-type="float" office:value="-0.960000000000063" calcext:value-type="float">
            <text:p>-0.960000000000063</text:p>
          </table:table-cell>
          <table:table-cell office:value-type="float" office:value="0.98597947019477" calcext:value-type="float">
            <text:p>0.98597947019477</text:p>
          </table:table-cell>
          <table:table-cell office:value-type="float" office:value="0.0889629912438501" calcext:value-type="float">
            <text:p>0.08896299124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9984812740384" calcext:value-type="float">
            <text:p>0.989984812740384</text:p>
          </table:table-cell>
        </table:table-row>
        <table:table-row table:style-name="ro1">
          <table:table-cell office:value-type="float" office:value="-0.950000000000063" calcext:value-type="float">
            <text:p>-0.950000000000063</text:p>
          </table:table-cell>
          <table:table-cell office:value-type="float" office:value="0.980831200653041" calcext:value-type="float">
            <text:p>0.980831200653041</text:p>
          </table:table-cell>
          <table:table-cell office:value-type="float" office:value="0.110505958892214" calcext:value-type="float">
            <text:p>0.110505958892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036681752595" calcext:value-type="float">
            <text:p>0.987036681752595</text:p>
          </table:table-cell>
        </table:table-row>
        <table:table-row table:style-name="ro1">
          <table:table-cell office:value-type="float" office:value="-0.940000000000063" calcext:value-type="float">
            <text:p>-0.940000000000063</text:p>
          </table:table-cell>
          <table:table-cell office:value-type="float" office:value="0.975050489631776" calcext:value-type="float">
            <text:p>0.975050489631776</text:p>
          </table:table-cell>
          <table:table-cell office:value-type="float" office:value="0.131731507290753" calcext:value-type="float">
            <text:p>0.131731507290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3908861299795" calcext:value-type="float">
            <text:p>0.983908861299795</text:p>
          </table:table-cell>
        </table:table-row>
        <table:table-row table:style-name="ro1">
          <table:table-cell office:value-type="float" office:value="-0.930000000000063" calcext:value-type="float">
            <text:p>-0.930000000000063</text:p>
          </table:table-cell>
          <table:table-cell office:value-type="float" office:value="0.968650672611011" calcext:value-type="float">
            <text:p>0.968650672611011</text:p>
          </table:table-cell>
          <table:table-cell office:value-type="float" office:value="0.152621341057241" calcext:value-type="float">
            <text:p>0.152621341057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0600529928408" calcext:value-type="float">
            <text:p>0.980600529928408</text:p>
          </table:table-cell>
        </table:table-row>
        <table:table-row table:style-name="ro1">
          <table:table-cell office:value-type="float" office:value="-0.920000000000063" calcext:value-type="float">
            <text:p>-0.920000000000063</text:p>
          </table:table-cell>
          <table:table-cell office:value-type="float" office:value="0.961645586737358" calcext:value-type="float">
            <text:p>0.961645586737358</text:p>
          </table:table-cell>
          <table:table-cell office:value-type="float" office:value="0.173157677499941" calcext:value-type="float">
            <text:p>0.173157677499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7110953663201" calcext:value-type="float">
            <text:p>0.977110953663201</text:p>
          </table:table-cell>
        </table:table-row>
        <table:table-row table:style-name="ro1">
          <table:table-cell office:value-type="float" office:value="-0.910000000000063" calcext:value-type="float">
            <text:p>-0.910000000000063</text:p>
          </table:table-cell>
          <table:table-cell office:value-type="float" office:value="0.954049552144227" calcext:value-type="float">
            <text:p>0.954049552144227</text:p>
          </table:table-cell>
          <table:table-cell office:value-type="float" office:value="0.193323259581948" calcext:value-type="float">
            <text:p>0.193323259581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3439484838164" calcext:value-type="float">
            <text:p>0.973439484838164</text:p>
          </table:table-cell>
        </table:table-row>
        <table:table-row table:style-name="ro1">
          <table:table-cell office:value-type="float" office:value="-0.900000000000063" calcext:value-type="float">
            <text:p>-0.900000000000063</text:p>
          </table:table-cell>
          <table:table-cell office:value-type="float" office:value="0.945877352965637" calcext:value-type="float">
            <text:p>0.945877352965637</text:p>
          </table:table-cell>
          <table:table-cell office:value-type="float" office:value="0.213101368232981" calcext:value-type="float">
            <text:p>0.213101368232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9585560946557" calcext:value-type="float">
            <text:p>0.969585560946557</text:p>
          </table:table-cell>
        </table:table-row>
        <table:table-row table:style-name="ro1">
          <table:table-cell office:value-type="float" office:value="-0.890000000000063" calcext:value-type="float">
            <text:p>-0.890000000000063</text:p>
          </table:table-cell>
          <table:table-cell office:value-type="float" office:value="0.937144218065631" calcext:value-type="float">
            <text:p>0.937144218065631</text:p>
          </table:table-cell>
          <table:table-cell office:value-type="float" office:value="0.232475834002491" calcext:value-type="float">
            <text:p>0.232475834002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5548703509562" calcext:value-type="float">
            <text:p>0.965548703509562</text:p>
          </table:table-cell>
        </table:table-row>
        <table:table-row table:style-name="ro1">
          <table:table-cell office:value-type="float" office:value="-0.880000000000063" calcext:value-type="float">
            <text:p>-0.880000000000063</text:p>
          </table:table-cell>
          <table:table-cell office:value-type="float" office:value="0.927865801505402" calcext:value-type="float">
            <text:p>0.927865801505402</text:p>
          </table:table-cell>
          <table:table-cell office:value-type="float" office:value="0.251431048048689" calcext:value-type="float">
            <text:p>0.251431048048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1328516962918" calcext:value-type="float">
            <text:p>0.961328516962918</text:p>
          </table:table-cell>
        </table:table-row>
        <table:table-row table:style-name="ro1">
          <table:table-cell office:value-type="float" office:value="-0.870000000000063" calcext:value-type="float">
            <text:p>-0.870000000000063</text:p>
          </table:table-cell>
          <table:table-cell office:value-type="float" office:value="0.918058162770263" calcext:value-type="float">
            <text:p>0.918058162770263</text:p>
          </table:table-cell>
          <table:table-cell office:value-type="float" office:value="0.269951972458801" calcext:value-type="float">
            <text:p>0.269951972458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692468756089" calcext:value-type="float">
            <text:p>0.95692468756089</text:p>
          </table:table-cell>
        </table:table-row>
        <table:table-row table:style-name="ro1">
          <table:table-cell office:value-type="float" office:value="-0.860000000000063" calcext:value-type="float">
            <text:p>-0.860000000000063</text:p>
          </table:table-cell>
          <table:table-cell office:value-type="float" office:value="0.907737746778655" calcext:value-type="float">
            <text:p>0.907737746778655</text:p>
          </table:table-cell>
          <table:table-cell office:value-type="float" office:value="0.288024149896578" calcext:value-type="float">
            <text:p>0.288024149896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2336982296937" calcext:value-type="float">
            <text:p>0.952336982296937</text:p>
          </table:table-cell>
        </table:table-row>
        <table:table-row table:style-name="ro1">
          <table:table-cell office:value-type="float" office:value="-0.850000000000063" calcext:value-type="float">
            <text:p>-0.850000000000063</text:p>
          </table:table-cell>
          <table:table-cell office:value-type="float" office:value="0.896921363695359" calcext:value-type="float">
            <text:p>0.896921363695359</text:p>
          </table:table-cell>
          <table:table-cell office:value-type="float" office:value="0.305633712573829" calcext:value-type="float">
            <text:p>0.305633712573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7565247840382" calcext:value-type="float">
            <text:p>0.947565247840382</text:p>
          </table:table-cell>
        </table:table-row>
        <table:table-row table:style-name="ro1">
          <table:table-cell office:value-type="float" office:value="-0.840000000000063" calcext:value-type="float">
            <text:p>-0.840000000000063</text:p>
          </table:table-cell>
          <table:table-cell office:value-type="float" office:value="0.885626168571087" calcext:value-type="float">
            <text:p>0.885626168571087</text:p>
          </table:table-cell>
          <table:table-cell office:value-type="float" office:value="0.322767390543403" calcext:value-type="float">
            <text:p>0.322767390543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2609409488416" calcext:value-type="float">
            <text:p>0.942609409488416</text:p>
          </table:table-cell>
        </table:table-row>
        <table:table-row table:style-name="ro1">
          <table:table-cell office:value-type="float" office:value="-0.830000000000063" calcext:value-type="float">
            <text:p>-0.830000000000063</text:p>
          </table:table-cell>
          <table:table-cell office:value-type="float" office:value="0.873869640830587" calcext:value-type="float">
            <text:p>0.873869640830587</text:p>
          </table:table-cell>
          <table:table-cell office:value-type="float" office:value="0.339412519311804" calcext:value-type="float">
            <text:p>0.339412519311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7469470132743" calcext:value-type="float">
            <text:p>0.937469470132743</text:p>
          </table:table-cell>
        </table:table-row>
        <table:table-row table:style-name="ro1">
          <table:table-cell office:value-type="float" office:value="-0.820000000000063" calcext:value-type="float">
            <text:p>-0.820000000000063</text:p>
          </table:table-cell>
          <table:table-cell office:value-type="float" office:value="0.861669563631324" calcext:value-type="float">
            <text:p>0.861669563631324</text:p>
          </table:table-cell>
          <table:table-cell office:value-type="float" office:value="0.355557046770299" calcext:value-type="float">
            <text:p>0.355557046770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2145509240169" calcext:value-type="float">
            <text:p>0.932145509240169</text:p>
          </table:table-cell>
        </table:table-row>
        <table:table-row table:style-name="ro1">
          <table:table-cell office:value-type="float" office:value="-0.810000000000063" calcext:value-type="float">
            <text:p>-0.810000000000063</text:p>
          </table:table-cell>
          <table:table-cell office:value-type="float" office:value="0.849044003114728" calcext:value-type="float">
            <text:p>0.849044003114728</text:p>
          </table:table-cell>
          <table:table-cell office:value-type="float" office:value="0.371189539444075" calcext:value-type="float">
            <text:p>0.371189539444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6637681846463" calcext:value-type="float">
            <text:p>0.926637681846463</text:p>
          </table:table-cell>
        </table:table-row>
        <table:table-row table:style-name="ro1">
          <table:table-cell office:value-type="float" office:value="-0.800000000000063" calcext:value-type="float">
            <text:p>-0.800000000000063</text:p>
          </table:table-cell>
          <table:table-cell office:value-type="float" office:value="0.836011287571896" calcext:value-type="float">
            <text:p>0.836011287571896</text:p>
          </table:table-cell>
          <table:table-cell office:value-type="float" office:value="0.386299188059702" calcext:value-type="float">
            <text:p>0.386299188059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0946217562787" calcext:value-type="float">
            <text:p>0.920946217562787</text:p>
          </table:table-cell>
        </table:table-row>
        <table:table-row table:style-name="ro1">
          <table:table-cell office:value-type="float" office:value="-0.790000000000063" calcext:value-type="float">
            <text:p>-0.790000000000063</text:p>
          </table:table-cell>
          <table:table-cell office:value-type="float" office:value="0.822589986545514" calcext:value-type="float">
            <text:p>0.822589986545514</text:p>
          </table:table-cell>
          <table:table-cell office:value-type="float" office:value="0.400875812431827" calcext:value-type="float">
            <text:p>0.400875812431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5071419594027" calcext:value-type="float">
            <text:p>0.915071419594027</text:p>
          </table:table-cell>
        </table:table-row>
        <table:table-row table:style-name="ro1">
          <table:table-cell office:value-type="float" office:value="-0.780000000000063" calcext:value-type="float">
            <text:p>-0.780000000000063</text:p>
          </table:table-cell>
          <table:table-cell office:value-type="float" office:value="0.808798889889611" calcext:value-type="float">
            <text:p>0.808798889889611</text:p>
          </table:table-cell>
          <table:table-cell office:value-type="float" office:value="0.414909865670715" calcext:value-type="float">
            <text:p>0.414909865670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9013663768349" calcext:value-type="float">
            <text:p>0.909013663768349</text:p>
          </table:table-cell>
        </table:table-row>
        <table:table-row table:style-name="ro1">
          <table:table-cell office:value-type="float" office:value="-0.770000000000063" calcext:value-type="float">
            <text:p>-0.770000000000063</text:p>
          </table:table-cell>
          <table:table-cell office:value-type="float" office:value="0.794656986808599" calcext:value-type="float">
            <text:p>0.794656986808599</text:p>
          </table:table-cell>
          <table:table-cell office:value-type="float" office:value="0.428392437712907" calcext:value-type="float">
            <text:p>0.428392437712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2773397577337" calcext:value-type="float">
            <text:p>0.902773397577337</text:p>
          </table:table-cell>
        </table:table-row>
        <table:table-row table:style-name="ro1">
          <table:table-cell office:value-type="float" office:value="-0.760000000000063" calcext:value-type="float">
            <text:p>-0.760000000000063</text:p>
          </table:table-cell>
          <table:table-cell office:value-type="float" office:value="0.780183444896875" calcext:value-type="float">
            <text:p>0.780183444896875</text:p>
          </table:table-cell>
          <table:table-cell office:value-type="float" office:value="0.441315258177935" calcext:value-type="float">
            <text:p>0.441315258177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6351139226036" calcext:value-type="float">
            <text:p>0.896351139226036</text:p>
          </table:table-cell>
        </table:table-row>
        <table:table-row table:style-name="ro1">
          <table:table-cell office:value-type="float" office:value="-0.750000000000063" calcext:value-type="float">
            <text:p>-0.750000000000063</text:p>
          </table:table-cell>
          <table:table-cell office:value-type="float" office:value="0.765397589200045" calcext:value-type="float">
            <text:p>0.765397589200045</text:p>
          </table:table-cell>
          <table:table-cell office:value-type="float" office:value="0.453670698554668" calcext:value-type="float">
            <text:p>0.453670698554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9747476692304" calcext:value-type="float">
            <text:p>0.889747476692304</text:p>
          </table:table-cell>
        </table:table-row>
        <table:table-row table:style-name="ro1">
          <table:table-cell office:value-type="float" office:value="-0.740000000000063" calcext:value-type="float">
            <text:p>-0.740000000000063</text:p>
          </table:table-cell>
          <table:table-cell office:value-type="float" office:value="0.750318881318605" calcext:value-type="float">
            <text:p>0.750318881318605</text:p>
          </table:table-cell>
          <table:table-cell office:value-type="float" office:value="0.465451773721528" calcext:value-type="float">
            <text:p>0.465451773721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2963066794823" calcext:value-type="float">
            <text:p>0.882963066794823</text:p>
          </table:table-cell>
        </table:table-row>
        <table:table-row table:style-name="ro1">
          <table:table-cell office:value-type="float" office:value="-0.730000000000063" calcext:value-type="float">
            <text:p>-0.730000000000063</text:p>
          </table:table-cell>
          <table:table-cell office:value-type="float" office:value="0.734966898574689" calcext:value-type="float">
            <text:p>0.734966898574689</text:p>
          </table:table-cell>
          <table:table-cell office:value-type="float" office:value="0.476652142805405" calcext:value-type="float">
            <text:p>0.476652142805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5998634269187" calcext:value-type="float">
            <text:p>0.875998634269187</text:p>
          </table:table-cell>
        </table:table-row>
        <table:table-row table:style-name="ro1">
          <table:table-cell office:value-type="float" office:value="-0.720000000000063" calcext:value-type="float">
            <text:p>-0.720000000000063</text:p>
          </table:table-cell>
          <table:table-cell office:value-type="float" office:value="0.719361313262218" calcext:value-type="float">
            <text:p>0.719361313262218</text:p>
          </table:table-cell>
          <table:table-cell office:value-type="float" office:value="0.487266109384769" calcext:value-type="float">
            <text:p>0.487266109384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8854970851472" calcext:value-type="float">
            <text:p>0.868854970851472</text:p>
          </table:table-cell>
        </table:table-row>
        <table:table-row table:style-name="ro1">
          <table:table-cell office:value-type="float" office:value="-0.710000000000063" calcext:value-type="float">
            <text:p>-0.710000000000063</text:p>
          </table:table-cell>
          <table:table-cell office:value-type="float" office:value="0.703521872000505" calcext:value-type="float">
            <text:p>0.703521872000505</text:p>
          </table:table-cell>
          <table:table-cell office:value-type="float" office:value="0.497288621043034" calcext:value-type="float">
            <text:p>0.497288621043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153293436872" calcext:value-type="float">
            <text:p>0.86153293436872</text:p>
          </table:table-cell>
        </table:table-row>
        <table:table-row table:style-name="ro1">
          <table:table-cell office:value-type="float" office:value="-0.700000000000063" calcext:value-type="float">
            <text:p>-0.700000000000063</text:p>
          </table:table-cell>
          <table:table-cell office:value-type="float" office:value="0.687468375211086" calcext:value-type="float">
            <text:p>0.687468375211086</text:p>
          </table:table-cell>
          <table:table-cell office:value-type="float" office:value="0.506715268278852" calcext:value-type="float">
            <text:p>0.506715268278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4033447835785" calcext:value-type="float">
            <text:p>0.854033447835785</text:p>
          </table:table-cell>
        </table:table-row>
        <table:table-row table:style-name="ro1">
          <table:table-cell office:value-type="float" office:value="-0.690000000000063" calcext:value-type="float">
            <text:p>-0.690000000000063</text:p>
          </table:table-cell>
          <table:table-cell office:value-type="float" office:value="0.671220656737218" calcext:value-type="float">
            <text:p>0.671220656737218</text:p>
          </table:table-cell>
          <table:table-cell office:value-type="float" office:value="0.515542282780606" calcext:value-type="float">
            <text:p>0.51554228278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6357498558016" calcext:value-type="float">
            <text:p>0.846357498558016</text:p>
          </table:table-cell>
        </table:table-row>
        <table:table-row table:style-name="ro1">
          <table:table-cell office:value-type="float" office:value="-0.680000000000063" calcext:value-type="float">
            <text:p>-0.680000000000063</text:p>
          </table:table-cell>
          <table:table-cell office:value-type="float" office:value="0.654798563625185" calcext:value-type="float">
            <text:p>0.654798563625185</text:p>
          </table:table-cell>
          <table:table-cell office:value-type="float" office:value="0.5237665350729" calcext:value-type="float">
            <text:p>0.5237665350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506137239243" calcext:value-type="float">
            <text:p>0.838506137239243</text:p>
          </table:table-cell>
        </table:table-row>
        <table:table-row table:style-name="ro1">
          <table:table-cell office:value-type="float" office:value="-0.670000000000063" calcext:value-type="float">
            <text:p>-0.670000000000063</text:p>
          </table:table-cell>
          <table:table-cell office:value-type="float" office:value="0.638221936086153" calcext:value-type="float">
            <text:p>0.638221936086153</text:p>
          </table:table-cell>
          <table:table-cell office:value-type="float" office:value="0.53138553154345" calcext:value-type="float">
            <text:p>0.53138553154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0480477094599" calcext:value-type="float">
            <text:p>0.830480477094599</text:p>
          </table:table-cell>
        </table:table-row>
        <table:table-row table:style-name="ro1">
          <table:table-cell office:value-type="float" office:value="-0.660000000000063" calcext:value-type="float">
            <text:p>-0.660000000000063</text:p>
          </table:table-cell>
          <table:table-cell office:value-type="float" office:value="0.621510587657025" calcext:value-type="float">
            <text:p>0.621510587657025</text:p>
          </table:table-cell>
          <table:table-cell office:value-type="float" office:value="0.538397410859292" calcext:value-type="float">
            <text:p>0.538397410859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2281692967666" calcext:value-type="float">
            <text:p>0.822281692967666</text:p>
          </table:table-cell>
        </table:table-row>
        <table:table-row table:style-name="ro1">
          <table:table-cell office:value-type="float" office:value="-0.650000000000063" calcext:value-type="float">
            <text:p>-0.650000000000063</text:p>
          </table:table-cell>
          <table:table-cell office:value-type="float" office:value="0.604684285578305" calcext:value-type="float">
            <text:p>0.604684285578305</text:p>
          </table:table-cell>
          <table:table-cell office:value-type="float" office:value="0.544800939781748" calcext:value-type="float">
            <text:p>0.544800939781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3911020451511" calcext:value-type="float">
            <text:p>0.813911020451511</text:p>
          </table:table-cell>
        </table:table-row>
        <table:table-row table:style-name="ro1">
          <table:table-cell office:value-type="float" office:value="-0.640000000000063" calcext:value-type="float">
            <text:p>-0.640000000000063</text:p>
          </table:table-cell>
          <table:table-cell office:value-type="float" office:value="0.587762731406629" calcext:value-type="float">
            <text:p>0.587762731406629</text:p>
          </table:table-cell>
          <table:table-cell office:value-type="float" office:value="0.550595508390132" calcext:value-type="float">
            <text:p>0.550595508390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5369755013167" calcext:value-type="float">
            <text:p>0.805369755013167</text:p>
          </table:table-cell>
        </table:table-row>
        <table:table-row table:style-name="ro1">
          <table:table-cell office:value-type="float" office:value="-0.630000000000063" calcext:value-type="float">
            <text:p>-0.630000000000063</text:p>
          </table:table-cell>
          <table:table-cell office:value-type="float" office:value="0.570765541879207" calcext:value-type="float">
            <text:p>0.570765541879207</text:p>
          </table:table-cell>
          <table:table-cell office:value-type="float" office:value="0.555781124724648" calcext:value-type="float">
            <text:p>0.555781124724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6659251121118" calcext:value-type="float">
            <text:p>0.796659251121118</text:p>
          </table:table-cell>
        </table:table-row>
        <table:table-row table:style-name="ro1">
          <table:table-cell office:value-type="float" office:value="-0.620000000000063" calcext:value-type="float">
            <text:p>-0.620000000000063</text:p>
          </table:table-cell>
          <table:table-cell office:value-type="float" office:value="0.553712230046986" calcext:value-type="float">
            <text:p>0.553712230046986</text:p>
          </table:table-cell>
          <table:table-cell office:value-type="float" office:value="0.560358408859439" calcext:value-type="float">
            <text:p>0.560358408859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778092137541" calcext:value-type="float">
            <text:p>0.78778092137541</text:p>
          </table:table-cell>
        </table:table-row>
        <table:table-row table:style-name="ro1">
          <table:table-cell office:value-type="float" office:value="-0.610000000000063" calcext:value-type="float">
            <text:p>-0.610000000000063</text:p>
          </table:table-cell>
          <table:table-cell office:value-type="float" office:value="0.536622186692947" calcext:value-type="float">
            <text:p>0.536622186692947</text:p>
          </table:table-cell>
          <table:table-cell office:value-type="float" office:value="0.564328586417186" calcext:value-type="float">
            <text:p>0.564328586417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8736235639988" calcext:value-type="float">
            <text:p>0.778736235639988</text:p>
          </table:table-cell>
        </table:table-row>
        <table:table-row table:style-name="ro1">
          <table:table-cell office:value-type="float" office:value="-0.600000000000063" calcext:value-type="float">
            <text:p>-0.600000000000063</text:p>
          </table:table-cell>
          <table:table-cell office:value-type="float" office:value="0.519514662051456" calcext:value-type="float">
            <text:p>0.519514662051456</text:p>
          </table:table-cell>
          <table:table-cell office:value-type="float" office:value="0.567693481537142" calcext:value-type="float">
            <text:p>0.567693481537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9526720176889" calcext:value-type="float">
            <text:p>0.769526720176889</text:p>
          </table:table-cell>
        </table:table-row>
        <table:table-row table:style-name="ro1">
          <table:table-cell office:value-type="float" office:value="-0.590000000000063" calcext:value-type="float">
            <text:p>-0.590000000000063</text:p>
          </table:table-cell>
          <table:table-cell office:value-type="float" office:value="0.50240874784419" calcext:value-type="float">
            <text:p>0.50240874784419</text:p>
          </table:table-cell>
          <table:table-cell office:value-type="float" office:value="0.570455509308899" calcext:value-type="float">
            <text:p>0.570455509308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153956781942" calcext:value-type="float">
            <text:p>0.760153956781942</text:p>
          </table:table-cell>
        </table:table-row>
        <table:table-row table:style-name="ro1">
          <table:table-cell office:value-type="float" office:value="-0.580000000000063" calcext:value-type="float">
            <text:p>-0.580000000000063</text:p>
          </table:table-cell>
          <table:table-cell office:value-type="float" office:value="0.485323359647647" calcext:value-type="float">
            <text:p>0.485323359647647</text:p>
          </table:table-cell>
          <table:table-cell office:value-type="float" office:value="0.572617667684604" calcext:value-type="float">
            <text:p>0.572617667684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0619581921652" calcext:value-type="float">
            <text:p>0.750619581921652</text:p>
          </table:table-cell>
        </table:table-row>
        <table:table-row table:style-name="ro1">
          <table:table-cell office:value-type="float" office:value="-0.570000000000063" calcext:value-type="float">
            <text:p>-0.570000000000063</text:p>
          </table:table-cell>
          <table:table-cell office:value-type="float" office:value="0.468277219606788" calcext:value-type="float">
            <text:p>0.468277219606788</text:p>
          </table:table-cell>
          <table:table-cell office:value-type="float" office:value="0.574183528882758" calcext:value-type="float">
            <text:p>0.574183528882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0925285870931" calcext:value-type="float">
            <text:p>0.740925285870931</text:p>
          </table:table-cell>
        </table:table-row>
        <table:table-row table:style-name="ro1">
          <table:table-cell office:value-type="float" office:value="-0.560000000000063" calcext:value-type="float">
            <text:p>-0.560000000000063</text:p>
          </table:table-cell>
          <table:table-cell office:value-type="float" office:value="0.451288839508888" calcext:value-type="float">
            <text:p>0.451288839508888</text:p>
          </table:table-cell>
          <table:table-cell office:value-type="float" office:value="0.5751572302971" calcext:value-type="float">
            <text:p>0.5751572302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1072811851398" calcext:value-type="float">
            <text:p>0.731072811851398</text:p>
          </table:table-cell>
        </table:table-row>
        <table:table-row table:style-name="ro1">
          <table:table-cell office:value-type="float" office:value="-0.550000000000063" calcext:value-type="float">
            <text:p>-0.550000000000063</text:p>
          </table:table-cell>
          <table:table-cell office:value-type="float" office:value="0.434376504231139" calcext:value-type="float">
            <text:p>0.434376504231139</text:p>
          </table:table-cell>
          <table:table-cell office:value-type="float" office:value="0.575543464924471" calcext:value-type="float">
            <text:p>0.575543464924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1063955169949" calcext:value-type="float">
            <text:p>0.721063955169949</text:p>
          </table:table-cell>
        </table:table-row>
        <table:table-row table:style-name="ro1">
          <table:table-cell office:value-type="float" office:value="-0.540000000000063" calcext:value-type="float">
            <text:p>-0.540000000000063</text:p>
          </table:table-cell>
          <table:table-cell office:value-type="float" office:value="0.417558255575086" calcext:value-type="float">
            <text:p>0.417558255575086</text:p>
          </table:table-cell>
          <table:table-cell office:value-type="float" office:value="0.575347471325861" calcext:value-type="float">
            <text:p>0.575347471325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0900562357333" calcext:value-type="float">
            <text:p>0.710900562357333</text:p>
          </table:table-cell>
        </table:table-row>
        <table:table-row table:style-name="ro1">
          <table:table-cell office:value-type="float" office:value="-0.530000000000063" calcext:value-type="float">
            <text:p>-0.530000000000063</text:p>
          </table:table-cell>
          <table:table-cell office:value-type="float" office:value="0.400851876500426" calcext:value-type="float">
            <text:p>0.400851876500426</text:p>
          </table:table-cell>
          <table:table-cell office:value-type="float" office:value="0.574575023135226" calcext:value-type="float">
            <text:p>0.574575023135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0584530306485" calcext:value-type="float">
            <text:p>0.700584530306485</text:p>
          </table:table-cell>
        </table:table-row>
        <table:table-row table:style-name="ro1">
          <table:table-cell office:value-type="float" office:value="-0.520000000000063" calcext:value-type="float">
            <text:p>-0.520000000000063</text:p>
          </table:table-cell>
          <table:table-cell office:value-type="float" office:value="0.384274875770199" calcext:value-type="float">
            <text:p>0.384274875770199</text:p>
          </table:table-cell>
          <table:table-cell office:value-type="float" office:value="0.573232418130937" calcext:value-type="float">
            <text:p>0.573232418130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0117805410383" calcext:value-type="float">
            <text:p>0.690117805410383</text:p>
          </table:table-cell>
        </table:table-row>
        <table:table-row table:style-name="ro1">
          <table:table-cell office:value-type="float" office:value="-0.510000000000063" calcext:value-type="float">
            <text:p>-0.510000000000063</text:p>
          </table:table-cell>
          <table:table-cell office:value-type="float" office:value="0.367844473018868" calcext:value-type="float">
            <text:p>0.367844473018868</text:p>
          </table:table-cell>
          <table:table-cell office:value-type="float" office:value="0.571326466885044" calcext:value-type="float">
            <text:p>0.571326466885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950238269919" calcext:value-type="float">
            <text:p>0.67950238269919</text:p>
          </table:table-cell>
        </table:table-row>
        <table:table-row table:style-name="ro1">
          <table:table-cell office:value-type="float" office:value="-0.500000000000063" calcext:value-type="float">
            <text:p>-0.500000000000063</text:p>
          </table:table-cell>
          <table:table-cell office:value-type="float" office:value="0.351577584254244" calcext:value-type="float">
            <text:p>0.351577584254244</text:p>
          </table:table-cell>
          <table:table-cell office:value-type="float" office:value="0.5688644810058" calcext:value-type="float">
            <text:p>0.5688644810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874030497649" calcext:value-type="float">
            <text:p>0.66874030497649</text:p>
          </table:table-cell>
        </table:table-row>
        <table:table-row table:style-name="ro1">
          <table:table-cell office:value-type="float" office:value="-0.490000000000063" calcext:value-type="float">
            <text:p>-0.490000000000063</text:p>
          </table:table-cell>
          <table:table-cell office:value-type="float" office:value="0.335490807803681" calcext:value-type="float">
            <text:p>0.335490807803681</text:p>
          </table:table-cell>
          <table:table-cell office:value-type="float" office:value="0.565854260989169" calcext:value-type="float">
            <text:p>0.565854260989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7833661954422" calcext:value-type="float">
            <text:p>0.657833661954422</text:p>
          </table:table-cell>
        </table:table-row>
        <table:table-row table:style-name="ro1">
          <table:table-cell office:value-type="float" office:value="-0.480000000000063" calcext:value-type="float">
            <text:p>-0.480000000000063</text:p>
          </table:table-cell>
          <table:table-cell office:value-type="float" office:value="0.3196004107144" calcext:value-type="float">
            <text:p>0.3196004107144</text:p>
          </table:table-cell>
          <table:table-cell office:value-type="float" office:value="0.562304083695263" calcext:value-type="float">
            <text:p>0.562304083695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678458938752" calcext:value-type="float">
            <text:p>0.64678458938752</text:p>
          </table:table-cell>
        </table:table-row>
        <table:table-row table:style-name="ro1">
          <table:table-cell office:value-type="float" office:value="-0.470000000000063" calcext:value-type="float">
            <text:p>-0.470000000000063</text:p>
          </table:table-cell>
          <table:table-cell office:value-type="float" office:value="0.303922315617284" calcext:value-type="float">
            <text:p>0.303922315617284</text:p>
          </table:table-cell>
          <table:table-cell office:value-type="float" office:value="0.558222689465904" calcext:value-type="float">
            <text:p>0.558222689465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5595268205105" calcext:value-type="float">
            <text:p>0.635595268205105</text:p>
          </table:table-cell>
        </table:table-row>
        <table:table-row table:style-name="ro1">
          <table:table-cell office:value-type="float" office:value="-0.460000000000063" calcext:value-type="float">
            <text:p>-0.460000000000063</text:p>
          </table:table-cell>
          <table:table-cell office:value-type="float" office:value="0.288472088062894" calcext:value-type="float">
            <text:p>0.288472088062894</text:p>
          </table:table-cell>
          <table:table-cell office:value-type="float" office:value="0.55361926889968" calcext:value-type="float">
            <text:p>0.55361926889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4267923642071" calcext:value-type="float">
            <text:p>0.624267923642071</text:p>
          </table:table-cell>
        </table:table-row>
        <table:table-row table:style-name="ro1">
          <table:table-cell office:value-type="float" office:value="-0.450000000000063" calcext:value-type="float">
            <text:p>-0.450000000000063</text:p>
          </table:table-cell>
          <table:table-cell office:value-type="float" office:value="0.273264924337912" calcext:value-type="float">
            <text:p>0.273264924337912</text:p>
          </table:table-cell>
          <table:table-cell office:value-type="float" office:value="0.548503449301086" calcext:value-type="float">
            <text:p>0.548503449301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2804824367917" calcext:value-type="float">
            <text:p>0.612804824367917</text:p>
          </table:table-cell>
        </table:table-row>
        <table:table-row table:style-name="ro1">
          <table:table-cell office:value-type="float" office:value="-0.440000000000063" calcext:value-type="float">
            <text:p>-0.440000000000063</text:p>
          </table:table-cell>
          <table:table-cell office:value-type="float" office:value="0.258315639769676" calcext:value-type="float">
            <text:p>0.258315639769676</text:p>
          </table:table-cell>
          <table:table-cell office:value-type="float" office:value="0.54288528082048" calcext:value-type="float">
            <text:p>0.54288528082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208281613909" calcext:value-type="float">
            <text:p>0.601208281613909</text:p>
          </table:table-cell>
        </table:table-row>
        <table:table-row table:style-name="ro1">
          <table:table-cell office:value-type="float" office:value="-0.430000000000063" calcext:value-type="float">
            <text:p>-0.430000000000063</text:p>
          </table:table-cell>
          <table:table-cell office:value-type="float" office:value="0.243638657525868" calcext:value-type="float">
            <text:p>0.243638657525868</text:p>
          </table:table-cell>
          <table:table-cell office:value-type="float" office:value="0.536775222301755" calcext:value-type="float">
            <text:p>0.536775222301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9480648298234" calcext:value-type="float">
            <text:p>0.589480648298234</text:p>
          </table:table-cell>
        </table:table-row>
        <table:table-row table:style-name="ro1">
          <table:table-cell office:value-type="float" office:value="-0.420000000000063" calcext:value-type="float">
            <text:p>-0.420000000000063</text:p>
          </table:table-cell>
          <table:table-cell office:value-type="float" office:value="0.229247997915886" calcext:value-type="float">
            <text:p>0.229247997915886</text:p>
          </table:table-cell>
          <table:table-cell office:value-type="float" office:value="0.530184126854745" calcext:value-type="float">
            <text:p>0.530184126854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7624318149064" calcext:value-type="float">
            <text:p>0.577624318149064</text:p>
          </table:table-cell>
        </table:table-row>
        <table:table-row table:style-name="ro1">
          <table:table-cell office:value-type="float" office:value="-0.410000000000063" calcext:value-type="float">
            <text:p>-0.410000000000063</text:p>
          </table:table-cell>
          <table:table-cell office:value-type="float" office:value="0.215157268199836" calcext:value-type="float">
            <text:p>0.215157268199836</text:p>
          </table:table-cell>
          <table:table-cell office:value-type="float" office:value="0.523123227169518" calcext:value-type="float">
            <text:p>0.523123227169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5641724825412" calcext:value-type="float">
            <text:p>0.565641724825412</text:p>
          </table:table-cell>
        </table:table-row>
        <table:table-row table:style-name="ro1">
          <table:table-cell office:value-type="float" office:value="-0.400000000000063" calcext:value-type="float">
            <text:p>-0.400000000000063</text:p>
          </table:table-cell>
          <table:table-cell office:value-type="float" office:value="0.201379652910549" calcext:value-type="float">
            <text:p>0.201379652910549</text:p>
          </table:table-cell>
          <table:table-cell office:value-type="float" office:value="0.515604120589768" calcext:value-type="float">
            <text:p>0.515604120589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3535341035712" calcext:value-type="float">
            <text:p>0.553535341035712</text:p>
          </table:table-cell>
        </table:table-row>
        <table:table-row table:style-name="ro1">
          <table:table-cell office:value-type="float" office:value="-0.390000000000063" calcext:value-type="float">
            <text:p>-0.390000000000063</text:p>
          </table:table-cell>
          <table:table-cell office:value-type="float" office:value="0.187927904693415" calcext:value-type="float">
            <text:p>0.187927904693415</text:p>
          </table:table-cell>
          <table:table-cell office:value-type="float" office:value="0.507638753962642" calcext:value-type="float">
            <text:p>0.50763875396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1307677654031" calcext:value-type="float">
            <text:p>0.541307677654031</text:p>
          </table:table-cell>
        </table:table-row>
        <table:table-row table:style-name="ro1">
          <table:table-cell office:value-type="float" office:value="-0.380000000000062" calcext:value-type="float">
            <text:p>-0.380000000000062</text:p>
          </table:table-cell>
          <table:table-cell office:value-type="float" office:value="0.174814335668289" calcext:value-type="float">
            <text:p>0.174814335668289</text:p>
          </table:table-cell>
          <table:table-cell office:value-type="float" office:value="0.499239408282351" calcext:value-type="float">
            <text:p>0.499239408282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8961282833874" calcext:value-type="float">
            <text:p>0.528961282833874</text:p>
          </table:table-cell>
        </table:table-row>
        <table:table-row table:style-name="ro1">
          <table:table-cell office:value-type="float" office:value="-0.370000000000062" calcext:value-type="float">
            <text:p>-0.370000000000062</text:p>
          </table:table-cell>
          <table:table-cell office:value-type="float" office:value="0.162050809317175" calcext:value-type="float">
            <text:p>0.162050809317175</text:p>
          </table:table-cell>
          <table:table-cell office:value-type="float" office:value="0.490418683144993" calcext:value-type="float">
            <text:p>0.490418683144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6498741119492" calcext:value-type="float">
            <text:p>0.516498741119492</text:p>
          </table:table-cell>
        </table:table-row>
        <table:table-row table:style-name="ro1">
          <table:table-cell office:value-type="float" office:value="-0.360000000000062" calcext:value-type="float">
            <text:p>-0.360000000000062</text:p>
          </table:table-cell>
          <table:table-cell office:value-type="float" office:value="0.149648732900764" calcext:value-type="float">
            <text:p>0.149648732900764</text:p>
          </table:table-cell>
          <table:table-cell office:value-type="float" office:value="0.481189481032004" calcext:value-type="float">
            <text:p>0.48118948103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3922672554682" calcext:value-type="float">
            <text:p>0.503922672554682</text:p>
          </table:table-cell>
        </table:table-row>
        <table:table-row table:style-name="ro1">
          <table:table-cell office:value-type="float" office:value="-0.350000000000062" calcext:value-type="float">
            <text:p>-0.350000000000062</text:p>
          </table:table-cell>
          <table:table-cell office:value-type="float" office:value="0.137619050406431" calcext:value-type="float">
            <text:p>0.137619050406431</text:p>
          </table:table-cell>
          <table:table-cell office:value-type="float" office:value="0.471564991439699" calcext:value-type="float">
            <text:p>0.471564991439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1235731789018" calcext:value-type="float">
            <text:p>0.491235731789018</text:p>
          </table:table-cell>
        </table:table-row>
        <table:table-row table:style-name="ro1">
          <table:table-cell office:value-type="float" office:value="-0.340000000000062" calcext:value-type="float">
            <text:p>-0.340000000000062</text:p>
          </table:table-cell>
          <table:table-cell office:value-type="float" office:value="0.125972236029655" calcext:value-type="float">
            <text:p>0.125972236029655</text:p>
          </table:table-cell>
          <table:table-cell office:value-type="float" office:value="0.461558674872311" calcext:value-type="float">
            <text:p>0.461558674872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8440607181492" calcext:value-type="float">
            <text:p>0.478440607181492</text:p>
          </table:table-cell>
        </table:table-row>
        <table:table-row table:style-name="ro1">
          <table:table-cell office:value-type="float" office:value="-0.330000000000062" calcext:value-type="float">
            <text:p>-0.330000000000062</text:p>
          </table:table-cell>
          <table:table-cell office:value-type="float" office:value="0.114718288190323" calcext:value-type="float">
            <text:p>0.114718288190323</text:p>
          </table:table-cell>
          <table:table-cell office:value-type="float" office:value="0.451184246715929" calcext:value-type="float">
            <text:p>0.451184246715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5540019901553" calcext:value-type="float">
            <text:p>0.465540019901553</text:p>
          </table:table-cell>
        </table:table-row>
        <table:table-row table:style-name="ro1">
          <table:table-cell office:value-type="float" office:value="-0.320000000000062" calcext:value-type="float">
            <text:p>-0.320000000000062</text:p>
          </table:table-cell>
          <table:table-cell office:value-type="float" office:value="0.103866724084814" calcext:value-type="float">
            <text:p>0.103866724084814</text:p>
          </table:table-cell>
          <table:table-cell office:value-type="float" office:value="0.440455661010698" calcext:value-type="float">
            <text:p>0.440455661010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36723027515" calcext:value-type="float">
            <text:p>0.452536723027515</text:p>
          </table:table-cell>
        </table:table-row>
        <table:table-row table:style-name="ro1">
          <table:table-cell office:value-type="float" office:value="-0.310000000000062" calcext:value-type="float">
            <text:p>-0.310000000000062</text:p>
          </table:table-cell>
          <table:table-cell office:value-type="float" office:value="0.0934265747741909" calcext:value-type="float">
            <text:p>0.093426574774191</text:p>
          </table:table-cell>
          <table:table-cell office:value-type="float" office:value="0.429387094138549" calcext:value-type="float">
            <text:p>0.429387094138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433500642344" calcext:value-type="float">
            <text:p>0.439433500642344</text:p>
          </table:table-cell>
        </table:table-row>
        <table:table-row table:style-name="ro1">
          <table:table-cell office:value-type="float" office:value="-0.300000000000062" calcext:value-type="float">
            <text:p>-0.300000000000062</text:p>
          </table:table-cell>
          <table:table-cell office:value-type="float" office:value="0.0834063808083232" calcext:value-type="float">
            <text:p>0.083406380808323</text:p>
          </table:table-cell>
          <table:table-cell office:value-type="float" office:value="0.417992928443679" calcext:value-type="float">
            <text:p>0.417992928443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233166926819" calcext:value-type="float">
            <text:p>0.426233166926819</text:p>
          </table:table-cell>
        </table:table-row>
        <table:table-row table:style-name="ro1">
          <table:table-cell office:value-type="float" office:value="-0.290000000000062" calcext:value-type="float">
            <text:p>-0.290000000000062</text:p>
          </table:table-cell>
          <table:table-cell office:value-type="float" office:value="0.0738141883851959" calcext:value-type="float">
            <text:p>0.073814188385196</text:p>
          </table:table-cell>
          <table:table-cell office:value-type="float" office:value="0.406287735802884" calcext:value-type="float">
            <text:p>0.406287735802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2938565250085" calcext:value-type="float">
            <text:p>0.412938565250085</text:p>
          </table:table-cell>
        </table:table-row>
        <table:table-row table:style-name="ro1">
          <table:table-cell office:value-type="float" office:value="-0.280000000000062" calcext:value-type="float">
            <text:p>-0.280000000000062</text:p>
          </table:table-cell>
          <table:table-cell office:value-type="float" office:value="0.0646575460441412" calcext:value-type="float">
            <text:p>0.064657546044141</text:p>
          </table:table-cell>
          <table:table-cell office:value-type="float" office:value="0.394286261162739" calcext:value-type="float">
            <text:p>0.394286261162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9552567257603" calcext:value-type="float">
            <text:p>0.399552567257603</text:p>
          </table:table-cell>
        </table:table-row>
        <table:table-row table:style-name="ro1">
          <table:table-cell office:value-type="float" office:value="-0.270000000000062" calcext:value-type="float">
            <text:p>-0.270000000000062</text:p>
          </table:table-cell>
          <table:table-cell office:value-type="float" office:value="0.0559435018912088" calcext:value-type="float">
            <text:p>0.055943501891209</text:p>
          </table:table-cell>
          <table:table-cell office:value-type="float" office:value="0.382003406060494" calcext:value-type="float">
            <text:p>0.382003406060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6078071956529" calcext:value-type="float">
            <text:p>0.386078071956529</text:p>
          </table:table-cell>
        </table:table-row>
        <table:table-row table:style-name="ro1">
          <table:table-cell office:value-type="float" office:value="-0.260000000000062" calcext:value-type="float">
            <text:p>-0.260000000000062</text:p>
          </table:table-cell>
          <table:table-cell office:value-type="float" office:value="0.0476786013543628" calcext:value-type="float">
            <text:p>0.047678601354363</text:p>
          </table:table-cell>
          <table:table-cell office:value-type="float" office:value="0.369454212145407" calcext:value-type="float">
            <text:p>0.369454212145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2518004798548" calcext:value-type="float">
            <text:p>0.372518004798548</text:p>
          </table:table-cell>
        </table:table-row>
        <table:table-row table:style-name="ro1">
          <table:table-cell office:value-type="float" office:value="-0.250000000000062" calcext:value-type="float">
            <text:p>-0.250000000000062</text:p>
          </table:table-cell>
          <table:table-cell office:value-type="float" office:value="0.03986888546569" calcext:value-type="float">
            <text:p>0.03986888546569</text:p>
          </table:table-cell>
          <table:table-cell office:value-type="float" office:value="0.356653844717065" calcext:value-type="float">
            <text:p>0.356653844717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87531676021" calcext:value-type="float">
            <text:p>0.35887531676021</text:p>
          </table:table-cell>
        </table:table-row>
        <table:table-row table:style-name="ro1">
          <table:table-cell office:value-type="float" office:value="-0.240000000000062" calcext:value-type="float">
            <text:p>-0.240000000000062</text:p>
          </table:table-cell>
          <table:table-cell office:value-type="float" office:value="0.0325198896673014" calcext:value-type="float">
            <text:p>0.032519889667301</text:p>
          </table:table-cell>
          <table:table-cell office:value-type="float" office:value="0.343617576297096" calcext:value-type="float">
            <text:p>0.343617576297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5152983420778" calcext:value-type="float">
            <text:p>0.345152983420778</text:p>
          </table:table-cell>
        </table:table-row>
        <table:table-row table:style-name="ro1">
          <table:table-cell office:value-type="float" office:value="-0.230000000000062" calcext:value-type="float">
            <text:p>-0.230000000000062</text:p>
          </table:table-cell>
          <table:table-cell office:value-type="float" office:value="0.0256366431371092" calcext:value-type="float">
            <text:p>0.025636643137109</text:p>
          </table:table-cell>
          <table:table-cell office:value-type="float" office:value="0.330360770250442" calcext:value-type="float">
            <text:p>0.330360770250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1354004037683" calcext:value-type="float">
            <text:p>0.331354004037683</text:p>
          </table:table-cell>
        </table:table-row>
        <table:table-row table:style-name="ro1">
          <table:table-cell office:value-type="float" office:value="-0.220000000000062" calcext:value-type="float">
            <text:p>-0.220000000000062</text:p>
          </table:table-cell>
          <table:table-cell office:value-type="float" office:value="0.019223668630181" calcext:value-type="float">
            <text:p>0.019223668630181</text:p>
          </table:table-cell>
          <table:table-cell office:value-type="float" office:value="0.316898864472202" calcext:value-type="float">
            <text:p>0.316898864472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481400619586" calcext:value-type="float">
            <text:p>0.317481400619586</text:p>
          </table:table-cell>
        </table:table-row>
        <table:table-row table:style-name="ro1">
          <table:table-cell office:value-type="float" office:value="-0.210000000000062" calcext:value-type="float">
            <text:p>-0.210000000000062</text:p>
          </table:table-cell>
          <table:table-cell office:value-type="float" office:value="0.0132849828308927" calcext:value-type="float">
            <text:p>0.013284982830893</text:p>
          </table:table-cell>
          <table:table-cell office:value-type="float" office:value="0.303247355155803" calcext:value-type="float">
            <text:p>0.303247355155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3538216997147" calcext:value-type="float">
            <text:p>0.303538216997147</text:p>
          </table:table-cell>
        </table:table-row>
        <table:table-row table:style-name="ro1">
          <table:table-cell office:value-type="float" office:value="-0.200000000000062" calcext:value-type="float">
            <text:p>-0.200000000000062</text:p>
          </table:table-cell>
          <table:table-cell office:value-type="float" office:value="0.00782409721063456" calcext:value-type="float">
            <text:p>0.007824097210635</text:p>
          </table:table-cell>
          <table:table-cell office:value-type="float" office:value="0.289421780658045" calcext:value-type="float">
            <text:p>0.289421780658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9527517891538" calcext:value-type="float">
            <text:p>0.289527517891538</text:p>
          </table:table-cell>
        </table:table-row>
        <table:table-row table:style-name="ro1">
          <table:table-cell office:value-type="float" office:value="-0.190000000000062" calcext:value-type="float">
            <text:p>-0.190000000000062</text:p>
          </table:table-cell>
          <table:table-cell office:value-type="float" office:value="0.00284401938536682" calcext:value-type="float">
            <text:p>0.002844019385367</text:p>
          </table:table-cell>
          <table:table-cell office:value-type="float" office:value="0.275437705476297" calcext:value-type="float">
            <text:p>0.275437705476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5452387980775" calcext:value-type="float">
            <text:p>0.275452387980775</text:p>
          </table:table-cell>
        </table:table-row>
        <table:table-row table:style-name="ro1">
          <table:table-cell office:value-type="float" office:value="-0.180000000000062" calcext:value-type="float">
            <text:p>-0.180000000000062</text:p>
          </table:table-cell>
          <table:table-cell office:value-type="float" office:value="-0.00165274503312378" calcext:value-type="float">
            <text:p>-0.001652745033124</text:p>
          </table:table-cell>
          <table:table-cell office:value-type="float" office:value="0.261310704352892" calcext:value-type="float">
            <text:p>0.261310704352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1315930963937" calcext:value-type="float">
            <text:p>0.261315930963937</text:p>
          </table:table-cell>
        </table:table-row>
        <table:table-row table:style-name="ro1">
          <table:table-cell office:value-type="float" office:value="-0.170000000000062" calcext:value-type="float">
            <text:p>-0.170000000000062</text:p>
          </table:table-cell>
          <table:table-cell office:value-type="float" office:value="-0.00566419009885966" calcext:value-type="float">
            <text:p>-0.00566419009886</text:p>
          </table:table-cell>
          <table:table-cell office:value-type="float" office:value="0.247056346521472" calcext:value-type="float">
            <text:p>0.247056346521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7121268623349" calcext:value-type="float">
            <text:p>0.247121268623349</text:p>
          </table:table-cell>
        </table:table-row>
        <table:table-row table:style-name="ro1">
          <table:table-cell office:value-type="float" office:value="-0.160000000000062" calcext:value-type="float">
            <text:p>-0.160000000000062</text:p>
          </table:table-cell>
          <table:table-cell office:value-type="float" office:value="-0.00918880671320905" calcext:value-type="float">
            <text:p>-0.009188806713209</text:p>
          </table:table-cell>
          <table:table-cell office:value-type="float" office:value="0.232690180109755" calcext:value-type="float">
            <text:p>0.232690180109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87153988481" calcext:value-type="float">
            <text:p>0.23287153988481</text:p>
          </table:table-cell>
        </table:table-row>
        <table:table-row table:style-name="ro1">
          <table:table-cell office:value-type="float" office:value="-0.150000000000062" calcext:value-type="float">
            <text:p>-0.150000000000062</text:p>
          </table:table-cell>
          <table:table-cell office:value-type="float" office:value="-0.0122255793337599" calcext:value-type="float">
            <text:p>-0.01222557933376</text:p>
          </table:table-cell>
          <table:table-cell office:value-type="float" office:value="0.218227716712914" calcext:value-type="float">
            <text:p>0.218227716712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8569899875939" calcext:value-type="float">
            <text:p>0.218569899875939</text:p>
          </table:table-cell>
        </table:table-row>
        <table:table-row table:style-name="ro1">
          <table:table-cell office:value-type="float" office:value="-0.140000000000062" calcext:value-type="float">
            <text:p>-0.140000000000062</text:p>
          </table:table-cell>
          <table:table-cell office:value-type="float" office:value="-0.0147739822183623" calcext:value-type="float">
            <text:p>-0.014773982218362</text:p>
          </table:table-cell>
          <table:table-cell office:value-type="float" office:value="0.203684416151437" calcext:value-type="float">
            <text:p>0.203684416151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4219518982736" calcext:value-type="float">
            <text:p>0.204219518982736</text:p>
          </table:table-cell>
        </table:table-row>
        <table:table-row table:style-name="ro1">
          <table:table-cell office:value-type="float" office:value="-0.130000000000062" calcext:value-type="float">
            <text:p>-0.130000000000062</text:p>
          </table:table-cell>
          <table:table-cell office:value-type="float" office:value="-0.016833975212565" calcext:value-type="float">
            <text:p>-0.016833975212565</text:p>
          </table:table-cell>
          <table:table-cell office:value-type="float" office:value="0.189075671427009" calcext:value-type="float">
            <text:p>0.189075671427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823581904439" calcext:value-type="float">
            <text:p>0.189823581904439</text:p>
          </table:table-cell>
        </table:table-row>
        <table:table-row table:style-name="ro1">
          <table:table-cell office:value-type="float" office:value="-0.120000000000062" calcext:value-type="float">
            <text:p>-0.120000000000062</text:p>
          </table:table-cell>
          <table:table-cell office:value-type="float" office:value="-0.0184059990890544" calcext:value-type="float">
            <text:p>-0.018405999089054</text:p>
          </table:table-cell>
          <table:table-cell office:value-type="float" office:value="0.174416793889669" calcext:value-type="float">
            <text:p>0.174416793889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385286706774" calcext:value-type="float">
            <text:p>0.175385286706774</text:p>
          </table:table-cell>
        </table:table-row>
        <table:table-row table:style-name="ro1">
          <table:table-cell office:value-type="float" office:value="-0.110000000000062" calcext:value-type="float">
            <text:p>-0.110000000000062</text:p>
          </table:table-cell>
          <table:table-cell office:value-type="float" office:value="-0.0194909704480727" calcext:value-type="float">
            <text:p>-0.019490970448073</text:p>
          </table:table-cell>
          <table:table-cell office:value-type="float" office:value="0.159722998629101" calcext:value-type="float">
            <text:p>0.159722998629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0907843873689" calcext:value-type="float">
            <text:p>0.160907843873689</text:p>
          </table:table-cell>
        </table:table-row>
        <table:table-row table:style-name="ro1">
          <table:table-cell office:value-type="float" office:value="-0.100000000000062" calcext:value-type="float">
            <text:p>-0.100000000000062</text:p>
          </table:table-cell>
          <table:table-cell office:value-type="float" office:value="-0.0200902761881378" calcext:value-type="float">
            <text:p>-0.020090276188138</text:p>
          </table:table-cell>
          <table:table-cell office:value-type="float" office:value="0.145009390102611" calcext:value-type="float">
            <text:p>0.145009390102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394475357668" calcext:value-type="float">
            <text:p>0.146394475357668</text:p>
          </table:table-cell>
        </table:table-row>
        <table:table-row table:style-name="ro1">
          <table:table-cell office:value-type="float" office:value="-0.0900000000000623" calcext:value-type="float">
            <text:p>-0.090000000000062</text:p>
          </table:table-cell>
          <table:table-cell office:value-type="float" office:value="-0.0202057675567465" calcext:value-type="float">
            <text:p>-0.020205767556747</text:p>
          </table:table-cell>
          <table:table-cell office:value-type="float" office:value="0.130290948011969" calcext:value-type="float">
            <text:p>0.130290948011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848413628738" calcext:value-type="float">
            <text:p>0.131848413628738</text:p>
          </table:table-cell>
        </table:table-row>
        <table:table-row table:style-name="ro1">
          <table:table-cell office:value-type="float" office:value="-0.0800000000000623" calcext:value-type="float">
            <text:p>-0.080000000000062</text:p>
          </table:table-cell>
          <table:table-cell office:value-type="float" office:value="-0.0198397537910559" calcext:value-type="float">
            <text:p>-0.019839753791056</text:p>
          </table:table-cell>
          <table:table-cell office:value-type="float" office:value="0.115582513440921" calcext:value-type="float">
            <text:p>0.115582513440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272900722248" calcext:value-type="float">
            <text:p>0.117272900722248</text:p>
          </table:table-cell>
        </table:table-row>
        <table:table-row table:style-name="ro1">
          <table:table-cell office:value-type="float" office:value="-0.0700000000000623" calcext:value-type="float">
            <text:p>-0.070000000000062</text:p>
          </table:table-cell>
          <table:table-cell office:value-type="float" office:value="-0.0189949953588654" calcext:value-type="float">
            <text:p>-0.018994995358865</text:p>
          </table:table-cell>
          <table:table-cell office:value-type="float" office:value="0.100898775264819" calcext:value-type="float">
            <text:p>0.100898775264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671187285547" calcext:value-type="float">
            <text:p>0.102671187285547</text:p>
          </table:table-cell>
        </table:table-row>
        <table:table-row table:style-name="ro1">
          <table:table-cell office:value-type="float" office:value="-0.0600000000000623" calcext:value-type="float">
            <text:p>-0.060000000000062</text:p>
          </table:table-cell>
          <table:table-cell office:value-type="float" office:value="-0.0176746968105184" calcext:value-type="float">
            <text:p>-0.017674696810518</text:p>
          </table:table-cell>
          <table:table-cell office:value-type="float" office:value="0.086254256843419" calcext:value-type="float">
            <text:p>0.086254256843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0465316236491" calcext:value-type="float">
            <text:p>0.088046531623649</text:p>
          </table:table-cell>
        </table:table-row>
        <table:table-row table:style-name="ro1">
          <table:table-cell office:value-type="float" office:value="-0.0500000000000623" calcext:value-type="float">
            <text:p>-0.050000000000062</text:p>
          </table:table-cell>
          <table:table-cell office:value-type="float" office:value="-0.015882499252635" calcext:value-type="float">
            <text:p>-0.015882499252635</text:p>
          </table:table-cell>
          <table:table-cell office:value-type="float" office:value="0.0716633030075013" calcext:value-type="float">
            <text:p>0.071663303007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4021987440083" calcext:value-type="float">
            <text:p>0.073402198744008</text:p>
          </table:table-cell>
        </table:table-row>
        <table:table-row table:style-name="ro1">
          <table:table-cell office:value-type="float" office:value="-0.0400000000000623" calcext:value-type="float">
            <text:p>-0.040000000000062</text:p>
          </table:table-cell>
          <table:table-cell office:value-type="float" office:value="-0.0136224724548627" calcext:value-type="float">
            <text:p>-0.013622472454863</text:p>
          </table:table-cell>
          <table:table-cell office:value-type="float" office:value="0.0571400673496016" calcext:value-type="float">
            <text:p>0.057140067349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7414594004992" calcext:value-type="float">
            <text:p>0.058741459400499</text:p>
          </table:table-cell>
        </table:table-row>
        <table:table-row table:style-name="ro1">
          <table:table-cell office:value-type="float" office:value="-0.0300000000000623" calcext:value-type="float">
            <text:p>-0.030000000000062</text:p>
          </table:table-cell>
          <table:table-cell office:value-type="float" office:value="-0.0108991066010923" calcext:value-type="float">
            <text:p>-0.010899106601092</text:p>
          </table:table-cell>
          <table:table-cell office:value-type="float" office:value="0.0426984998286943" calcext:value-type="float">
            <text:p>0.042698499828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0675891367224" calcext:value-type="float">
            <text:p>0.044067589136723</text:p>
          </table:table-cell>
        </table:table-row>
        <table:table-row table:style-name="ro1">
          <table:table-cell office:value-type="float" office:value="-0.0200000000000623" calcext:value-type="float">
            <text:p>-0.020000000000062</text:p>
          </table:table-cell>
          <table:table-cell office:value-type="float" office:value="-0.00771730369683317" calcext:value-type="float">
            <text:p>-0.007717303696833</text:p>
          </table:table-cell>
          <table:table-cell office:value-type="float" office:value="0.0283523346982909" calcext:value-type="float">
            <text:p>0.028352334698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3838673287412" calcext:value-type="float">
            <text:p>0.029383867328741</text:p>
          </table:table-cell>
        </table:table-row>
        <table:table-row table:style-name="ro1">
          <table:table-cell office:value-type="float" office:value="-0.0100000000000623" calcext:value-type="float">
            <text:p>-0.010000000000062</text:p>
          </table:table-cell>
          <table:table-cell office:value-type="float" office:value="-0.00408236864468204" calcext:value-type="float">
            <text:p>-0.004082368644682</text:p>
          </table:table-cell>
          <table:table-cell office:value-type="float" office:value="0.0141150787669893" calcext:value-type="float">
            <text:p>0.014115078766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935762273653" calcext:value-type="float">
            <text:p>0.014693576227365</text:p>
          </table:table-cell>
        </table:table-row>
        <table:table-row table:style-name="ro1">
          <table:table-cell table:style-name="ce1" office:value-type="float" office:value="-0.000000000000062307797810135" calcext:value-type="float">
            <text:p>-6.23E-14</text:p>
          </table:table-cell>
          <table:table-cell table:style-name="ce1" office:value-type="float" office:value="-0.0000000000000268113688550705" calcext:value-type="float">
            <text:p>-2.68E-14</text:p>
          </table:table-cell>
          <table:table-cell table:style-name="ce1" office:value-type="float" office:value="0.0000000000000875401471830712" calcext:value-type="float">
            <text:p>8.75E-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0000000091553956051699" calcext:value-type="float">
            <text:p>9.16E-14</text:p>
          </table:table-cell>
        </table:table-row>
        <table:table-row table:style-name="ro1">
          <table:table-cell office:value-type="float" office:value="0.00999999999993769" calcext:value-type="float">
            <text:p>0.009999999999938</text:p>
          </table:table-cell>
          <table:table-cell office:value-type="float" office:value="0.0045237195806535" calcext:value-type="float">
            <text:p>0.004523719580654</text:p>
          </table:table-cell>
          <table:table-cell office:value-type="float" office:value="-0.0139798835295444" calcext:value-type="float">
            <text:p>-0.013979883529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935762271822" calcext:value-type="float">
            <text:p>0.014693576227182</text:p>
          </table:table-cell>
        </table:table-row>
        <table:table-row table:style-name="ro1">
          <table:table-cell office:value-type="float" office:value="0.0199999999999377" calcext:value-type="float">
            <text:p>0.019999999999938</text:p>
          </table:table-cell>
          <table:table-cell office:value-type="float" office:value="0.00948233318635349" calcext:value-type="float">
            <text:p>0.009482333186354</text:p>
          </table:table-cell>
          <table:table-cell office:value-type="float" office:value="-0.0278118143335757" calcext:value-type="float">
            <text:p>-0.027811814333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3838673285582" calcext:value-type="float">
            <text:p>0.029383867328558</text:p>
          </table:table-cell>
        </table:table-row>
        <table:table-row table:style-name="ro1">
          <table:table-cell office:value-type="float" office:value="0.0299999999999377" calcext:value-type="float">
            <text:p>0.029999999999938</text:p>
          </table:table-cell>
          <table:table-cell office:value-type="float" office:value="0.0148690197802493" calcext:value-type="float">
            <text:p>0.014869019780249</text:p>
          </table:table-cell>
          <table:table-cell office:value-type="float" office:value="-0.0414833058359794" calcext:value-type="float">
            <text:p>-0.041483305835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0675891365395" calcext:value-type="float">
            <text:p>0.04406758913654</text:p>
          </table:table-cell>
        </table:table-row>
        <table:table-row table:style-name="ro1">
          <table:table-cell office:value-type="float" office:value="0.0399999999999377" calcext:value-type="float">
            <text:p>0.039999999999938</text:p>
          </table:table-cell>
          <table:table-cell office:value-type="float" office:value="0.0206766045976643" calcext:value-type="float">
            <text:p>0.020676604597664</text:p>
          </table:table-cell>
          <table:table-cell office:value-type="float" office:value="-0.0549821523295594" calcext:value-type="float">
            <text:p>-0.054982152329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7414594003164" calcext:value-type="float">
            <text:p>0.058741459400317</text:p>
          </table:table-cell>
        </table:table-row>
        <table:table-row table:style-name="ro1">
          <table:table-cell office:value-type="float" office:value="0.0499999999999377" calcext:value-type="float">
            <text:p>0.049999999999938</text:p>
          </table:table-cell>
          <table:table-cell office:value-type="float" office:value="0.0268975698002663" calcext:value-type="float">
            <text:p>0.026897569800266</text:p>
          </table:table-cell>
          <table:table-cell office:value-type="float" office:value="-0.0682964385547877" calcext:value-type="float">
            <text:p>-0.068296438554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4021987438257" calcext:value-type="float">
            <text:p>0.073402198743826</text:p>
          </table:table-cell>
        </table:table-row>
        <table:table-row table:style-name="ro1">
          <table:table-cell office:value-type="float" office:value="0.0599999999999377" calcext:value-type="float">
            <text:p>0.059999999999938</text:p>
          </table:table-cell>
          <table:table-cell office:value-type="float" office:value="0.0335240653733329" calcext:value-type="float">
            <text:p>0.033524065373333</text:p>
          </table:table-cell>
          <table:table-cell office:value-type="float" office:value="-0.0814145488949404" calcext:value-type="float">
            <text:p>-0.08141454889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0465316234668" calcext:value-type="float">
            <text:p>0.088046531623467</text:p>
          </table:table-cell>
        </table:table-row>
        <table:table-row table:style-name="ro1">
          <table:table-cell office:value-type="float" office:value="0.0699999999999377" calcext:value-type="float">
            <text:p>0.069999999999938</text:p>
          </table:table-cell>
          <table:table-cell office:value-type="float" office:value="0.040547920252803" calcext:value-type="float">
            <text:p>0.040547920252803</text:p>
          </table:table-cell>
          <table:table-cell office:value-type="float" office:value="-0.0943251761819653" calcext:value-type="float">
            <text:p>-0.094325176181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671187285365" calcext:value-type="float">
            <text:p>0.102671187285365</text:p>
          </table:table-cell>
        </table:table-row>
        <table:table-row table:style-name="ro1">
          <table:table-cell office:value-type="float" office:value="0.0799999999999377" calcext:value-type="float">
            <text:p>0.079999999999938</text:p>
          </table:table-cell>
          <table:table-cell office:value-type="float" office:value="0.0479606536687336" calcext:value-type="float">
            <text:p>0.047960653668734</text:p>
          </table:table-cell>
          <table:table-cell office:value-type="float" office:value="-0.107017330107957" calcext:value-type="float">
            <text:p>-0.107017330107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272900722066" calcext:value-type="float">
            <text:p>0.117272900722066</text:p>
          </table:table-cell>
        </table:table-row>
        <table:table-row table:style-name="ro1">
          <table:table-cell office:value-type="float" office:value="0.0899999999999377" calcext:value-type="float">
            <text:p>0.089999999999938</text:p>
          </table:table-cell>
          <table:table-cell office:value-type="float" office:value="0.0557534866916825" calcext:value-type="float">
            <text:p>0.055753486691683</text:p>
          </table:table-cell>
          <table:table-cell office:value-type="float" office:value="-0.119480345237563" calcext:value-type="float">
            <text:p>-0.119480345237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848413628557" calcext:value-type="float">
            <text:p>0.131848413628557</text:p>
          </table:table-cell>
        </table:table-row>
        <table:table-row table:style-name="ro1">
          <table:table-cell office:value-type="float" office:value="0.0999999999999377" calcext:value-type="float">
            <text:p>0.099999999999938</text:p>
          </table:table-cell>
          <table:table-cell office:value-type="float" office:value="0.0639173539684727" calcext:value-type="float">
            <text:p>0.063917353968473</text:p>
          </table:table-cell>
          <table:table-cell office:value-type="float" office:value="-0.13170388861709" calcext:value-type="float">
            <text:p>-0.13170388861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394475357487" calcext:value-type="float">
            <text:p>0.146394475357487</text:p>
          </table:table-cell>
        </table:table-row>
        <table:table-row table:style-name="ro1">
          <table:table-cell office:value-type="float" office:value="0.109999999999938" calcext:value-type="float">
            <text:p>0.109999999999938</text:p>
          </table:table-cell>
          <table:table-cell office:value-type="float" office:value="0.0724429156337294" calcext:value-type="float">
            <text:p>0.072442915633729</text:p>
          </table:table-cell>
          <table:table-cell office:value-type="float" office:value="-0.143677966976519" calcext:value-type="float">
            <text:p>-0.143677966976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0907843873508" calcext:value-type="float">
            <text:p>0.160907843873508</text:p>
          </table:table-cell>
        </table:table-row>
        <table:table-row table:style-name="ro1">
          <table:table-cell office:value-type="float" office:value="0.119999999999938" calcext:value-type="float">
            <text:p>0.119999999999938</text:p>
          </table:table-cell>
          <table:table-cell office:value-type="float" office:value="0.0813205693835311" calcext:value-type="float">
            <text:p>0.081320569383531</text:p>
          </table:table-cell>
          <table:table-cell office:value-type="float" office:value="-0.155392933521099" calcext:value-type="float">
            <text:p>-0.155392933521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385286706594" calcext:value-type="float">
            <text:p>0.175385286706594</text:p>
          </table:table-cell>
        </table:table-row>
        <table:table-row table:style-name="ro1">
          <table:table-cell office:value-type="float" office:value="0.129999999999938" calcext:value-type="float">
            <text:p>0.129999999999938</text:p>
          </table:table-cell>
          <table:table-cell office:value-type="float" office:value="0.0905404626974879" calcext:value-type="float">
            <text:p>0.090540462697488</text:p>
          </table:table-cell>
          <table:table-cell office:value-type="float" office:value="-0.166839494309615" calcext:value-type="float">
            <text:p>-0.166839494309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82358190426" calcext:value-type="float">
            <text:p>0.18982358190426</text:p>
          </table:table-cell>
        </table:table-row>
        <table:table-row table:style-name="ro1">
          <table:table-cell office:value-type="float" office:value="0.139999999999938" calcext:value-type="float">
            <text:p>0.139999999999938</text:p>
          </table:table-cell>
          <table:table-cell office:value-type="float" office:value="0.100092505195544" calcext:value-type="float">
            <text:p>0.100092505195544</text:p>
          </table:table-cell>
          <table:table-cell office:value-type="float" office:value="-0.17800871421688" calcext:value-type="float">
            <text:p>-0.17800871421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4219518982557" calcext:value-type="float">
            <text:p>0.204219518982557</text:p>
          </table:table-cell>
        </table:table-row>
        <table:table-row table:style-name="ro1">
          <table:table-cell office:value-type="float" office:value="0.149999999999938" calcext:value-type="float">
            <text:p>0.149999999999938</text:p>
          </table:table-cell>
          <table:table-cell office:value-type="float" office:value="0.109966381115791" calcext:value-type="float">
            <text:p>0.109966381115791</text:p>
          </table:table-cell>
          <table:table-cell office:value-type="float" office:value="-0.188892022478443" calcext:value-type="float">
            <text:p>-0.188892022478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8569899875761" calcext:value-type="float">
            <text:p>0.218569899875761</text:p>
          </table:table-cell>
        </table:table-row>
        <table:table-row table:style-name="ro1">
          <table:table-cell office:value-type="float" office:value="0.159999999999938" calcext:value-type="float">
            <text:p>0.159999999999938</text:p>
          </table:table-cell>
          <table:table-cell office:value-type="float" office:value="0.120151561899591" calcext:value-type="float">
            <text:p>0.120151561899591</text:p>
          </table:table-cell>
          <table:table-cell office:value-type="float" office:value="-0.199481217815935" calcext:value-type="float">
            <text:p>-0.199481217815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871539884632" calcext:value-type="float">
            <text:p>0.232871539884632</text:p>
          </table:table-cell>
        </table:table-row>
        <table:table-row table:style-name="ro1">
          <table:table-cell office:value-type="float" office:value="0.169999999999938" calcext:value-type="float">
            <text:p>0.169999999999938</text:p>
          </table:table-cell>
          <table:table-cell office:value-type="float" office:value="0.130637318870341" calcext:value-type="float">
            <text:p>0.130637318870341</text:p>
          </table:table-cell>
          <table:table-cell office:value-type="float" office:value="-0.209768473141925" calcext:value-type="float">
            <text:p>-0.209768473141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7121268623172" calcext:value-type="float">
            <text:p>0.247121268623172</text:p>
          </table:table-cell>
        </table:table-row>
        <table:table-row table:style-name="ro1">
          <table:table-cell office:value-type="float" office:value="0.179999999999938" calcext:value-type="float">
            <text:p>0.179999999999938</text:p>
          </table:table-cell>
          <table:table-cell office:value-type="float" office:value="0.141412735992222" calcext:value-type="float">
            <text:p>0.141412735992222</text:p>
          </table:table-cell>
          <table:table-cell office:value-type="float" office:value="-0.219746339843581" calcext:value-type="float">
            <text:p>-0.219746339843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131593096376" calcext:value-type="float">
            <text:p>0.26131593096376</text:p>
          </table:table-cell>
        </table:table-row>
        <table:table-row table:style-name="ro1">
          <table:table-cell office:value-type="float" office:value="0.189999999999938" calcext:value-type="float">
            <text:p>0.189999999999938</text:p>
          </table:table-cell>
          <table:table-cell office:value-type="float" office:value="0.152466722695365" calcext:value-type="float">
            <text:p>0.152466722695365</text:p>
          </table:table-cell>
          <table:table-cell office:value-type="float" office:value="-0.229407751644859" calcext:value-type="float">
            <text:p>-0.229407751644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5452387980599" calcext:value-type="float">
            <text:p>0.275452387980599</text:p>
          </table:table-cell>
        </table:table-row>
        <table:table-row table:style-name="ro1">
          <table:table-cell office:value-type="float" office:value="0.199999999999938" calcext:value-type="float">
            <text:p>0.199999999999938</text:p>
          </table:table-cell>
          <table:table-cell office:value-type="float" office:value="0.163788026753885" calcext:value-type="float">
            <text:p>0.163788026753885</text:p>
          </table:table-cell>
          <table:table-cell office:value-type="float" office:value="-0.238746028047384" calcext:value-type="float">
            <text:p>-0.238746028047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9527517891363" calcext:value-type="float">
            <text:p>0.289527517891363</text:p>
          </table:table-cell>
        </table:table-row>
        <table:table-row table:style-name="ro1">
          <table:table-cell office:value-type="float" office:value="0.209999999999938" calcext:value-type="float">
            <text:p>0.209999999999938</text:p>
          </table:table-cell>
          <table:table-cell office:value-type="float" office:value="0.175365247203349" calcext:value-type="float">
            <text:p>0.175365247203349</text:p>
          </table:table-cell>
          <table:table-cell office:value-type="float" office:value="-0.247754877350597" calcext:value-type="float">
            <text:p>-0.247754877350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3538216996973" calcext:value-type="float">
            <text:p>0.303538216996973</text:p>
          </table:table-cell>
        </table:table-row>
        <table:table-row table:style-name="ro1">
          <table:table-cell office:value-type="float" office:value="0.219999999999938" calcext:value-type="float">
            <text:p>0.219999999999938</text:p>
          </table:table-cell>
          <table:table-cell office:value-type="float" office:value="0.187186847284314" calcext:value-type="float">
            <text:p>0.187186847284314</text:p>
          </table:table-cell>
          <table:table-cell office:value-type="float" office:value="-0.256428399252155" calcext:value-type="float">
            <text:p>-0.256428399252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481400619412" calcext:value-type="float">
            <text:p>0.317481400619412</text:p>
          </table:table-cell>
        </table:table-row>
        <table:table-row table:style-name="ro1">
          <table:table-cell office:value-type="float" office:value="0.229999999999938" calcext:value-type="float">
            <text:p>0.229999999999938</text:p>
          </table:table-cell>
          <table:table-cell office:value-type="float" office:value="0.199241167398667" calcext:value-type="float">
            <text:p>0.199241167398667</text:p>
          </table:table-cell>
          <table:table-cell office:value-type="float" office:value="-0.264761087029999" calcext:value-type="float">
            <text:p>-0.2647610870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1354004037511" calcext:value-type="float">
            <text:p>0.331354004037511</text:p>
          </table:table-cell>
        </table:table-row>
        <table:table-row table:style-name="ro1">
          <table:table-cell office:value-type="float" office:value="0.239999999999938" calcext:value-type="float">
            <text:p>0.239999999999938</text:p>
          </table:table-cell>
          <table:table-cell office:value-type="float" office:value="0.211516438065638" calcext:value-type="float">
            <text:p>0.211516438065638</text:p>
          </table:table-cell>
          <table:table-cell office:value-type="float" office:value="-0.272747829307899" calcext:value-type="float">
            <text:p>-0.272747829307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5152983420607" calcext:value-type="float">
            <text:p>0.345152983420607</text:p>
          </table:table-cell>
        </table:table-row>
        <table:table-row table:style-name="ro1">
          <table:table-cell office:value-type="float" office:value="0.249999999999938" calcext:value-type="float">
            <text:p>0.249999999999938</text:p>
          </table:table-cell>
          <table:table-cell office:value-type="float" office:value="0.22400079286445" calcext:value-type="float">
            <text:p>0.22400079286445</text:p>
          </table:table-cell>
          <table:table-cell office:value-type="float" office:value="-0.280383911406693" calcext:value-type="float">
            <text:p>-0.280383911406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875316760039" calcext:value-type="float">
            <text:p>0.358875316760039</text:p>
          </table:table-cell>
        </table:table-row>
        <table:table-row table:style-name="ro1">
          <table:table-cell office:value-type="float" office:value="0.259999999999938" calcext:value-type="float">
            <text:p>0.259999999999938</text:p>
          </table:table-cell>
          <table:table-cell office:value-type="float" office:value="0.236682281350736" calcext:value-type="float">
            <text:p>0.236682281350736</text:p>
          </table:table-cell>
          <table:table-cell office:value-type="float" office:value="-0.287665016283829" calcext:value-type="float">
            <text:p>-0.287665016283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2518004798379" calcext:value-type="float">
            <text:p>0.372518004798379</text:p>
          </table:table-cell>
        </table:table-row>
        <table:table-row table:style-name="ro1">
          <table:table-cell office:value-type="float" office:value="0.269999999999938" calcext:value-type="float">
            <text:p>0.269999999999938</text:p>
          </table:table-cell>
          <table:table-cell office:value-type="float" office:value="0.249548881934" calcext:value-type="float">
            <text:p>0.249548881934</text:p>
          </table:table-cell>
          <table:table-cell office:value-type="float" office:value="-0.294587225064209" calcext:value-type="float">
            <text:p>-0.294587225064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607807195636" calcext:value-type="float">
            <text:p>0.38607807195636</text:p>
          </table:table-cell>
        </table:table-row>
        <table:table-row table:style-name="ro1">
          <table:table-cell office:value-type="float" office:value="0.279999999999938" calcext:value-type="float">
            <text:p>0.279999999999938</text:p>
          </table:table-cell>
          <table:table-cell office:value-type="float" office:value="0.262588514703523" calcext:value-type="float">
            <text:p>0.262588514703523</text:p>
          </table:table-cell>
          <table:table-cell office:value-type="float" office:value="-0.301147017165712" calcext:value-type="float">
            <text:p>-0.301147017165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9552567257436" calcext:value-type="float">
            <text:p>0.399552567257436</text:p>
          </table:table-cell>
        </table:table-row>
        <table:table-row table:style-name="ro1">
          <table:table-cell office:value-type="float" office:value="0.289999999999938" calcext:value-type="float">
            <text:p>0.289999999999938</text:p>
          </table:table-cell>
          <table:table-cell office:value-type="float" office:value="0.275789054190358" calcext:value-type="float">
            <text:p>0.275789054190358</text:p>
          </table:table-cell>
          <table:table-cell office:value-type="float" office:value="-0.307341270023161" calcext:value-type="float">
            <text:p>-0.307341270023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2938565249919" calcext:value-type="float">
            <text:p>0.412938565249919</text:p>
          </table:table-cell>
        </table:table-row>
        <table:table-row table:style-name="ro1">
          <table:table-cell office:value-type="float" office:value="0.299999999999938" calcext:value-type="float">
            <text:p>0.299999999999938</text:p>
          </table:table-cell>
          <table:table-cell office:value-type="float" office:value="0.28913834205316" calcext:value-type="float">
            <text:p>0.28913834205316</text:p>
          </table:table-cell>
          <table:table-cell office:value-type="float" office:value="-0.313167258414853" calcext:value-type="float">
            <text:p>-0.313167258414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233166926654" calcext:value-type="float">
            <text:p>0.426233166926654</text:p>
          </table:table-cell>
        </table:table-row>
        <table:table-row table:style-name="ro1">
          <table:table-cell office:value-type="float" office:value="0.309999999999938" calcext:value-type="float">
            <text:p>0.309999999999938</text:p>
          </table:table-cell>
          <table:table-cell office:value-type="float" office:value="0.302624199675858" calcext:value-type="float">
            <text:p>0.302624199675858</text:p>
          </table:table-cell>
          <table:table-cell office:value-type="float" office:value="-0.318622653396125" calcext:value-type="float">
            <text:p>-0.318622653396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43350064218" calcext:value-type="float">
            <text:p>0.43943350064218</text:p>
          </table:table-cell>
        </table:table-row>
        <table:table-row table:style-name="ro1">
          <table:table-cell office:value-type="float" office:value="0.319999999999938" calcext:value-type="float">
            <text:p>0.319999999999938</text:p>
          </table:table-cell>
          <table:table-cell office:value-type="float" office:value="0.316234440665341" calcext:value-type="float">
            <text:p>0.316234440665341</text:p>
          </table:table-cell>
          <table:table-cell office:value-type="float" office:value="-0.323705520844816" calcext:value-type="float">
            <text:p>-0.323705520844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36723027353" calcext:value-type="float">
            <text:p>0.452536723027353</text:p>
          </table:table-cell>
        </table:table-row>
        <table:table-row table:style-name="ro1">
          <table:table-cell office:value-type="float" office:value="0.329999999999938" calcext:value-type="float">
            <text:p>0.329999999999938</text:p>
          </table:table-cell>
          <table:table-cell office:value-type="float" office:value="0.329956883237548" calcext:value-type="float">
            <text:p>0.329956883237548</text:p>
          </table:table-cell>
          <table:table-cell office:value-type="float" office:value="-0.328414319623782" calcext:value-type="float">
            <text:p>-0.328414319623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5540019901392" calcext:value-type="float">
            <text:p>0.465540019901392</text:p>
          </table:table-cell>
        </table:table-row>
        <table:table-row table:style-name="ro1">
          <table:table-cell office:value-type="float" office:value="0.339999999999938" calcext:value-type="float">
            <text:p>0.339999999999938</text:p>
          </table:table-cell>
          <table:table-cell office:value-type="float" office:value="0.343779362480598" calcext:value-type="float">
            <text:p>0.343779362480598</text:p>
          </table:table-cell>
          <table:table-cell office:value-type="float" office:value="-0.332747899365985" calcext:value-type="float">
            <text:p>-0.332747899365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8440607181332" calcext:value-type="float">
            <text:p>0.478440607181332</text:p>
          </table:table-cell>
        </table:table-row>
        <table:table-row table:style-name="ro1">
          <table:table-cell office:value-type="float" office:value="0.349999999999938" calcext:value-type="float">
            <text:p>0.349999999999938</text:p>
          </table:table-cell>
          <table:table-cell office:value-type="float" office:value="0.357689742483799" calcext:value-type="float">
            <text:p>0.357689742483799</text:p>
          </table:table-cell>
          <table:table-cell office:value-type="float" office:value="-0.336705497888005" calcext:value-type="float">
            <text:p>-0.336705497888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1235731788859" calcext:value-type="float">
            <text:p>0.491235731788859</text:p>
          </table:table-cell>
        </table:table-row>
        <table:table-row table:style-name="ro1">
          <table:table-cell office:value-type="float" office:value="0.359999999999938" calcext:value-type="float">
            <text:p>0.359999999999938</text:p>
          </table:table-cell>
          <table:table-cell office:value-type="float" office:value="0.371675928321635" calcext:value-type="float">
            <text:p>0.371675928321635</text:p>
          </table:table-cell>
          <table:table-cell office:value-type="float" office:value="-0.340286738238129" calcext:value-type="float">
            <text:p>-0.340286738238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3922672554525" calcext:value-type="float">
            <text:p>0.503922672554525</text:p>
          </table:table-cell>
        </table:table-row>
        <table:table-row table:style-name="ro1">
          <table:table-cell office:value-type="float" office:value="0.369999999999938" calcext:value-type="float">
            <text:p>0.369999999999938</text:p>
          </table:table-cell>
          <table:table-cell office:value-type="float" office:value="0.385725877882081" calcext:value-type="float">
            <text:p>0.385725877882081</text:p>
          </table:table-cell>
          <table:table-cell office:value-type="float" office:value="-0.343491625385477" calcext:value-type="float">
            <text:p>-0.343491625385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6498741119336" calcext:value-type="float">
            <text:p>0.516498741119336</text:p>
          </table:table-cell>
        </table:table-row>
        <table:table-row table:style-name="ro1">
          <table:table-cell office:value-type="float" office:value="0.379999999999938" calcext:value-type="float">
            <text:p>0.379999999999938</text:p>
          </table:table-cell>
          <table:table-cell office:value-type="float" office:value="0.399827613528829" calcext:value-type="float">
            <text:p>0.399827613528829</text:p>
          </table:table-cell>
          <table:table-cell office:value-type="float" office:value="-0.346320542556944" calcext:value-type="float">
            <text:p>-0.346320542556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896128283372" calcext:value-type="float">
            <text:p>0.52896128283372</text:p>
          </table:table-cell>
        </table:table-row>
        <table:table-row table:style-name="ro1">
          <table:table-cell office:value-type="float" office:value="0.389999999999938" calcext:value-type="float">
            <text:p>0.389999999999938</text:p>
          </table:table-cell>
          <table:table-cell office:value-type="float" office:value="0.413969233587325" calcext:value-type="float">
            <text:p>0.413969233587325</text:p>
          </table:table-cell>
          <table:table-cell office:value-type="float" office:value="-0.348774247229003" calcext:value-type="float">
            <text:p>-0.348774247229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1307677653878" calcext:value-type="float">
            <text:p>0.541307677653878</text:p>
          </table:table-cell>
        </table:table-row>
        <table:table-row table:style-name="ro1">
          <table:table-cell office:value-type="float" office:value="0.399999999999938" calcext:value-type="float">
            <text:p>0.399999999999938</text:p>
          </table:table-cell>
          <table:table-cell office:value-type="float" office:value="0.428138923644735" calcext:value-type="float">
            <text:p>0.428138923644735</text:p>
          </table:table-cell>
          <table:table-cell office:value-type="float" office:value="-0.350853866781715" calcext:value-type="float">
            <text:p>-0.350853866781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353534103556" calcext:value-type="float">
            <text:p>0.55353534103556</text:p>
          </table:table-cell>
        </table:table-row>
        <table:table-row table:style-name="ro1">
          <table:table-cell office:value-type="float" office:value="0.409999999999938" calcext:value-type="float">
            <text:p>0.409999999999938</text:p>
          </table:table-cell>
          <table:table-cell office:value-type="float" office:value="0.442324967654274" calcext:value-type="float">
            <text:p>0.442324967654274</text:p>
          </table:table-cell>
          <table:table-cell office:value-type="float" office:value="-0.352560893822532" calcext:value-type="float">
            <text:p>-0.352560893822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5641724825262" calcext:value-type="float">
            <text:p>0.565641724825262</text:p>
          </table:table-cell>
        </table:table-row>
        <table:table-row table:style-name="ro1">
          <table:table-cell office:value-type="float" office:value="0.419999999999938" calcext:value-type="float">
            <text:p>0.419999999999938</text:p>
          </table:table-cell>
          <table:table-cell office:value-type="float" office:value="0.456515758834615" calcext:value-type="float">
            <text:p>0.456515758834615</text:p>
          </table:table-cell>
          <table:table-cell office:value-type="float" office:value="-0.353897181187778" calcext:value-type="float">
            <text:p>-0.35389718118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7624318148915" calcext:value-type="float">
            <text:p>0.577624318148915</text:p>
          </table:table-cell>
        </table:table-row>
        <table:table-row table:style-name="ro1">
          <table:table-cell office:value-type="float" office:value="0.429999999999938" calcext:value-type="float">
            <text:p>0.429999999999938</text:p>
          </table:table-cell>
          <table:table-cell office:value-type="float" office:value="0.470699810355378" calcext:value-type="float">
            <text:p>0.470699810355378</text:p>
          </table:table-cell>
          <table:table-cell office:value-type="float" office:value="-0.354864936629901" calcext:value-type="float">
            <text:p>-0.354864936629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9480648298087" calcext:value-type="float">
            <text:p>0.589480648298087</text:p>
          </table:table-cell>
        </table:table-row>
        <table:table-row table:style-name="ro1">
          <table:table-cell office:value-type="float" office:value="0.439999999999938" calcext:value-type="float">
            <text:p>0.439999999999938</text:p>
          </table:table-cell>
          <table:table-cell office:value-type="float" office:value="0.484865765800021" calcext:value-type="float">
            <text:p>0.484865765800021</text:p>
          </table:table-cell>
          <table:table-cell office:value-type="float" office:value="-0.355466717198859" calcext:value-type="float">
            <text:p>-0.355466717198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208281613763" calcext:value-type="float">
            <text:p>0.601208281613763</text:p>
          </table:table-cell>
        </table:table-row>
        <table:table-row table:style-name="ro1">
          <table:table-cell office:value-type="float" office:value="0.449999999999938" calcext:value-type="float">
            <text:p>0.449999999999938</text:p>
          </table:table-cell>
          <table:table-cell office:value-type="float" office:value="0.499002409397733" calcext:value-type="float">
            <text:p>0.499002409397733</text:p>
          </table:table-cell>
          <table:table-cell office:value-type="float" office:value="-0.355705423326206" calcext:value-type="float">
            <text:p>-0.355705423326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2804824367774" calcext:value-type="float">
            <text:p>0.612804824367774</text:p>
          </table:table-cell>
        </table:table-row>
        <table:table-row table:style-name="ro1">
          <table:table-cell office:value-type="float" office:value="0.459999999999938" calcext:value-type="float">
            <text:p>0.459999999999938</text:p>
          </table:table-cell>
          <table:table-cell office:value-type="float" office:value="0.513098676016271" calcext:value-type="float">
            <text:p>0.513098676016271</text:p>
          </table:table-cell>
          <table:table-cell office:value-type="float" office:value="-0.355584292620688" calcext:value-type="float">
            <text:p>-0.355584292620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4267923641929" calcext:value-type="float">
            <text:p>0.624267923641929</text:p>
          </table:table-cell>
        </table:table-row>
        <table:table-row table:style-name="ro1">
          <table:table-cell office:value-type="float" office:value="0.469999999999938" calcext:value-type="float">
            <text:p>0.469999999999938</text:p>
          </table:table-cell>
          <table:table-cell office:value-type="float" office:value="0.527143660907986" calcext:value-type="float">
            <text:p>0.527143660907986</text:p>
          </table:table-cell>
          <table:table-cell office:value-type="float" office:value="-0.355106893384327" calcext:value-type="float">
            <text:p>-0.355106893384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5595268204965" calcext:value-type="float">
            <text:p>0.635595268204965</text:p>
          </table:table-cell>
        </table:table-row>
        <table:table-row table:style-name="ro1">
          <table:table-cell office:value-type="float" office:value="0.479999999999938" calcext:value-type="float">
            <text:p>0.479999999999938</text:p>
          </table:table-cell>
          <table:table-cell office:value-type="float" office:value="0.541126629201597" calcext:value-type="float">
            <text:p>0.541126629201597</text:p>
          </table:table-cell>
          <table:table-cell office:value-type="float" office:value="-0.35427711785821" calcext:value-type="float">
            <text:p>-0.35427711785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6784589387381" calcext:value-type="float">
            <text:p>0.646784589387381</text:p>
          </table:table-cell>
        </table:table-row>
        <table:table-row table:style-name="ro1">
          <table:table-cell office:value-type="float" office:value="0.489999999999938" calcext:value-type="float">
            <text:p>0.489999999999938</text:p>
          </table:table-cell>
          <table:table-cell office:value-type="float" office:value="0.555037025132625" calcext:value-type="float">
            <text:p>0.555037025132625</text:p>
          </table:table-cell>
          <table:table-cell office:value-type="float" office:value="-0.353099175207348" calcext:value-type="float">
            <text:p>-0.353099175207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7833661954285" calcext:value-type="float">
            <text:p>0.657833661954285</text:p>
          </table:table-cell>
        </table:table-row>
        <table:table-row table:style-name="ro1">
          <table:table-cell office:value-type="float" office:value="0.499999999999938" calcext:value-type="float">
            <text:p>0.499999999999938</text:p>
          </table:table-cell>
          <table:table-cell office:value-type="float" office:value="0.568864481005698" calcext:value-type="float">
            <text:p>0.568864481005698</text:p>
          </table:table-cell>
          <table:table-cell office:value-type="float" office:value="-0.351577584254153" calcext:value-type="float">
            <text:p>-0.351577584254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8740304976355" calcext:value-type="float">
            <text:p>0.668740304976355</text:p>
          </table:table-cell>
        </table:table-row>
        <table:table-row table:style-name="ro1">
          <table:table-cell office:value-type="float" office:value="0.509999999999938" calcext:value-type="float">
            <text:p>0.509999999999938</text:p>
          </table:table-cell>
          <table:table-cell office:value-type="float" office:value="0.582598825882291" calcext:value-type="float">
            <text:p>0.582598825882291</text:p>
          </table:table-cell>
          <table:table-cell office:value-type="float" office:value="-0.34971716597026" calcext:value-type="float">
            <text:p>-0.34971716597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9502382699056" calcext:value-type="float">
            <text:p>0.679502382699056</text:p>
          </table:table-cell>
        </table:table-row>
        <table:table-row table:style-name="ro1">
          <table:table-cell office:value-type="float" office:value="0.519999999999938" calcext:value-type="float">
            <text:p>0.519999999999938</text:p>
          </table:table-cell>
          <table:table-cell office:value-type="float" office:value="0.596230093987818" calcext:value-type="float">
            <text:p>0.596230093987818</text:p>
          </table:table-cell>
          <table:table-cell office:value-type="float" office:value="-0.347523035736538" calcext:value-type="float">
            <text:p>-0.347523035736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0117805410252" calcext:value-type="float">
            <text:p>0.690117805410252</text:p>
          </table:table-cell>
        </table:table-row>
        <table:table-row table:style-name="ro1">
          <table:table-cell office:value-type="float" office:value="0.529999999999938" calcext:value-type="float">
            <text:p>0.529999999999938</text:p>
          </table:table-cell>
          <table:table-cell office:value-type="float" office:value="0.609748532832283" calcext:value-type="float">
            <text:p>0.609748532832283</text:p>
          </table:table-cell>
          <table:table-cell office:value-type="float" office:value="-0.345000595381306" calcext:value-type="float">
            <text:p>-0.345000595381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0584530306356" calcext:value-type="float">
            <text:p>0.700584530306356</text:p>
          </table:table-cell>
        </table:table-row>
        <table:table-row table:style-name="ro1">
          <table:table-cell office:value-type="float" office:value="0.539999999999938" calcext:value-type="float">
            <text:p>0.539999999999938</text:p>
          </table:table-cell>
          <table:table-cell office:value-type="float" office:value="0.623144611039094" calcext:value-type="float">
            <text:p>0.623144611039094</text:p>
          </table:table-cell>
          <table:table-cell office:value-type="float" office:value="-0.34215552500687" calcext:value-type="float">
            <text:p>-0.34215552500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0900562357205" calcext:value-type="float">
            <text:p>0.710900562357205</text:p>
          </table:table-cell>
        </table:table-row>
        <table:table-row table:style-name="ro1">
          <table:table-cell office:value-type="float" office:value="0.549999999999938" calcext:value-type="float">
            <text:p>0.549999999999938</text:p>
          </table:table-cell>
          <table:table-cell office:value-type="float" office:value="0.636409025876973" calcext:value-type="float">
            <text:p>0.636409025876973</text:p>
          </table:table-cell>
          <table:table-cell office:value-type="float" office:value="-0.338993774614626" calcext:value-type="float">
            <text:p>-0.338993774614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1063955169823" calcext:value-type="float">
            <text:p>0.721063955169823</text:p>
          </table:table-cell>
        </table:table-row>
        <table:table-row table:style-name="ro1">
          <table:table-cell office:value-type="float" office:value="0.559999999999938" calcext:value-type="float">
            <text:p>0.559999999999938</text:p>
          </table:table-cell>
          <table:table-cell office:value-type="float" office:value="0.649532710490211" calcext:value-type="float">
            <text:p>0.649532710490211</text:p>
          </table:table-cell>
          <table:table-cell office:value-type="float" office:value="-0.335521555539088" calcext:value-type="float">
            <text:p>-0.335521555539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1072811851275" calcext:value-type="float">
            <text:p>0.731072811851275</text:p>
          </table:table-cell>
        </table:table-row>
        <table:table-row table:style-name="ro1">
          <table:table-cell office:value-type="float" office:value="0.569999999999938" calcext:value-type="float">
            <text:p>0.569999999999938</text:p>
          </table:table-cell>
          <table:table-cell office:value-type="float" office:value="0.662506840822914" calcext:value-type="float">
            <text:p>0.662506840822914</text:p>
          </table:table-cell>
          <table:table-cell office:value-type="float" office:value="-0.331745331701265" calcext:value-type="float">
            <text:p>-0.331745331701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0925285870809" calcext:value-type="float">
            <text:p>0.740925285870809</text:p>
          </table:table-cell>
        </table:table-row>
        <table:table-row table:style-name="ro1">
          <table:table-cell office:value-type="float" office:value="0.579999999999938" calcext:value-type="float">
            <text:p>0.579999999999938</text:p>
          </table:table-cell>
          <table:table-cell office:value-type="float" office:value="0.675322842233205" calcext:value-type="float">
            <text:p>0.675322842233205</text:p>
          </table:table-cell>
          <table:table-cell office:value-type="float" office:value="-0.327671810691918" calcext:value-type="float">
            <text:p>-0.327671810691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0619581921532" calcext:value-type="float">
            <text:p>0.750619581921532</text:p>
          </table:table-cell>
        </table:table-row>
        <table:table-row table:style-name="ro1">
          <table:table-cell office:value-type="float" office:value="0.589999999999938" calcext:value-type="float">
            <text:p>0.589999999999938</text:p>
          </table:table-cell>
          <table:table-cell office:value-type="float" office:value="0.687972395793702" calcext:value-type="float">
            <text:p>0.687972395793702</text:p>
          </table:table-cell>
          <table:table-cell office:value-type="float" office:value="-0.323307934695294" calcext:value-type="float">
            <text:p>-0.323307934695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153956781824" calcext:value-type="float">
            <text:p>0.760153956781824</text:p>
          </table:table-cell>
        </table:table-row>
        <table:table-row table:style-name="ro1">
          <table:table-cell office:value-type="float" office:value="0.599999999999938" calcext:value-type="float">
            <text:p>0.599999999999938</text:p>
          </table:table-cell>
          <table:table-cell office:value-type="float" office:value="0.700447444274947" calcext:value-type="float">
            <text:p>0.700447444274947</text:p>
          </table:table-cell>
          <table:table-cell office:value-type="float" office:value="-0.318660871263976" calcext:value-type="float">
            <text:p>-0.318660871263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9526720176773" calcext:value-type="float">
            <text:p>0.769526720176773</text:p>
          </table:table-cell>
        </table:table-row>
        <table:table-row table:style-name="ro1">
          <table:table-cell office:value-type="float" office:value="0.609999999999938" calcext:value-type="float">
            <text:p>0.609999999999938</text:p>
          </table:table-cell>
          <table:table-cell office:value-type="float" office:value="0.712740197808812" calcext:value-type="float">
            <text:p>0.712740197808812</text:p>
          </table:table-cell>
          <table:table-cell office:value-type="float" office:value="-0.313738003955558" calcext:value-type="float">
            <text:p>-0.313738003955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8736235639874" calcext:value-type="float">
            <text:p>0.778736235639874</text:p>
          </table:table-cell>
        </table:table-row>
        <table:table-row table:style-name="ro1">
          <table:table-cell office:value-type="float" office:value="0.619999999999938" calcext:value-type="float">
            <text:p>0.619999999999938</text:p>
          </table:table-cell>
          <table:table-cell office:value-type="float" office:value="0.724843139229255" calcext:value-type="float">
            <text:p>0.724843139229255</text:p>
          </table:table-cell>
          <table:table-cell office:value-type="float" office:value="-0.308546922841879" calcext:value-type="float">
            <text:p>-0.308546922841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7780921375298" calcext:value-type="float">
            <text:p>0.787780921375298</text:p>
          </table:table-cell>
        </table:table-row>
        <table:table-row table:style-name="ro1">
          <table:table-cell office:value-type="float" office:value="0.629999999999938" calcext:value-type="float">
            <text:p>0.629999999999938</text:p>
          </table:table-cell>
          <table:table-cell office:value-type="float" office:value="0.736749029088149" calcext:value-type="float">
            <text:p>0.736749029088149</text:p>
          </table:table-cell>
          <table:table-cell office:value-type="float" office:value="-0.30309541490157" calcext:value-type="float">
            <text:p>-0.30309541490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6659251121008" calcext:value-type="float">
            <text:p>0.796659251121008</text:p>
          </table:table-cell>
        </table:table-row>
        <table:table-row table:style-name="ro1">
          <table:table-cell office:value-type="float" office:value="0.639999999999938" calcext:value-type="float">
            <text:p>0.639999999999938</text:p>
          </table:table-cell>
          <table:table-cell office:value-type="float" office:value="0.748450910344253" calcext:value-type="float">
            <text:p>0.748450910344253</text:p>
          </table:table-cell>
          <table:table-cell office:value-type="float" office:value="-0.297391454306701" calcext:value-type="float">
            <text:p>-0.297391454306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536975501306" calcext:value-type="float">
            <text:p>0.80536975501306</text:p>
          </table:table-cell>
        </table:table-row>
        <table:table-row table:style-name="ro1">
          <table:table-cell office:value-type="float" office:value="0.649999999999938" calcext:value-type="float">
            <text:p>0.649999999999938</text:p>
          </table:table-cell>
          <table:table-cell office:value-type="float" office:value="0.759942112723753" calcext:value-type="float">
            <text:p>0.759942112723753</text:p>
          </table:table-cell>
          <table:table-cell office:value-type="float" office:value="-0.291443192614287" calcext:value-type="float">
            <text:p>-0.291443192614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3911020451406" calcext:value-type="float">
            <text:p>0.813911020451406</text:p>
          </table:table-cell>
        </table:table-row>
        <table:table-row table:style-name="ro1">
          <table:table-cell office:value-type="float" office:value="0.659999999999938" calcext:value-type="float">
            <text:p>0.659999999999938</text:p>
          </table:table-cell>
          <table:table-cell office:value-type="float" office:value="0.771216256751123" calcext:value-type="float">
            <text:p>0.771216256751123</text:p>
          </table:table-cell>
          <table:table-cell office:value-type="float" office:value="-0.28525894887345" calcext:value-type="float">
            <text:p>-0.28525894887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2281692967562" calcext:value-type="float">
            <text:p>0.822281692967562</text:p>
          </table:table-cell>
        </table:table-row>
        <table:table-row table:style-name="ro1">
          <table:table-cell office:value-type="float" office:value="0.669999999999938" calcext:value-type="float">
            <text:p>0.669999999999938</text:p>
          </table:table-cell>
          <table:table-cell office:value-type="float" office:value="0.782267257449434" calcext:value-type="float">
            <text:p>0.782267257449434</text:p>
          </table:table-cell>
          <table:table-cell office:value-type="float" office:value="-0.278847199658962" calcext:value-type="float">
            <text:p>-0.278847199658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0480477094497" calcext:value-type="float">
            <text:p>0.830480477094497</text:p>
          </table:table-cell>
        </table:table-row>
        <table:table-row table:style-name="ro1">
          <table:table-cell office:value-type="float" office:value="0.679999999999938" calcext:value-type="float">
            <text:p>0.679999999999938</text:p>
          </table:table-cell>
          <table:table-cell office:value-type="float" office:value="0.793089327709533" calcext:value-type="float">
            <text:p>0.793089327709533</text:p>
          </table:table-cell>
          <table:table-cell office:value-type="float" office:value="-0.272216569041913" calcext:value-type="float">
            <text:p>-0.272216569041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506137239144" calcext:value-type="float">
            <text:p>0.838506137239144</text:p>
          </table:table-cell>
        </table:table-row>
        <table:table-row table:style-name="ro1">
          <table:table-cell office:value-type="float" office:value="0.689999999999938" calcext:value-type="float">
            <text:p>0.689999999999938</text:p>
          </table:table-cell>
          <table:table-cell office:value-type="float" office:value="0.803676981327905" calcext:value-type="float">
            <text:p>0.803676981327905</text:p>
          </table:table-cell>
          <table:table-cell office:value-type="float" office:value="-0.265375818508174" calcext:value-type="float">
            <text:p>-0.265375818508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6357498557919" calcext:value-type="float">
            <text:p>0.846357498557919</text:p>
          </table:table-cell>
        </table:table-row>
        <table:table-row table:style-name="ro1">
          <table:table-cell office:value-type="float" office:value="0.699999999999938" calcext:value-type="float">
            <text:p>0.699999999999938</text:p>
          </table:table-cell>
          <table:table-cell office:value-type="float" office:value="0.81402503571332" calcext:value-type="float">
            <text:p>0.81402503571332</text:p>
          </table:table-cell>
          <table:table-cell office:value-type="float" office:value="-0.258333836835296" calcext:value-type="float">
            <text:p>-0.258333836835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4033447835691" calcext:value-type="float">
            <text:p>0.854033447835691</text:p>
          </table:table-cell>
        </table:table-row>
        <table:table-row table:style-name="ro1">
          <table:table-cell office:value-type="float" office:value="0.709999999999938" calcext:value-type="float">
            <text:p>0.709999999999938</text:p>
          </table:table-cell>
          <table:table-cell office:value-type="float" office:value="0.82412861426273" calcext:value-type="float">
            <text:p>0.82412861426273</text:p>
          </table:table-cell>
          <table:table-cell office:value-type="float" office:value="-0.251099629938419" calcext:value-type="float">
            <text:p>-0.251099629938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1532934368628" calcext:value-type="float">
            <text:p>0.861532934368628</text:p>
          </table:table-cell>
        </table:table-row>
        <table:table-row table:style-name="ro1">
          <table:table-cell office:value-type="float" office:value="0.719999999999938" calcext:value-type="float">
            <text:p>0.719999999999938</text:p>
          </table:table-cell>
          <table:table-cell office:value-type="float" office:value="0.833983148407187" calcext:value-type="float">
            <text:p>0.833983148407187</text:p>
          </table:table-cell>
          <table:table-cell office:value-type="float" office:value="-0.24368231069569" calcext:value-type="float">
            <text:p>-0.24368231069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8854970851382" calcext:value-type="float">
            <text:p>0.868854970851382</text:p>
          </table:table-cell>
        </table:table-row>
        <table:table-row table:style-name="ro1">
          <table:table-cell office:value-type="float" office:value="0.729999999999938" calcext:value-type="float">
            <text:p>0.729999999999938</text:p>
          </table:table-cell>
          <table:table-cell office:value-type="float" office:value="0.843584379328908" calcext:value-type="float">
            <text:p>0.843584379328908</text:p>
          </table:table-cell>
          <table:table-cell office:value-type="float" office:value="-0.236091088763612" calcext:value-type="float">
            <text:p>-0.236091088763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5998634269099" calcext:value-type="float">
            <text:p>0.875998634269099</text:p>
          </table:table-cell>
        </table:table-row>
        <table:table-row table:style-name="ro1">
          <table:table-cell office:value-type="float" office:value="0.739999999999938" calcext:value-type="float">
            <text:p>0.739999999999938</text:p>
          </table:table-cell>
          <table:table-cell office:value-type="float" office:value="0.852928359350875" calcext:value-type="float">
            <text:p>0.852928359350875</text:p>
          </table:table-cell>
          <table:table-cell office:value-type="float" office:value="-0.228335260392675" calcext:value-type="float">
            <text:p>-0.228335260392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2963066794737" calcext:value-type="float">
            <text:p>0.882963066794737</text:p>
          </table:table-cell>
        </table:table-row>
        <table:table-row table:style-name="ro1">
          <table:table-cell office:value-type="float" office:value="0.749999999999938" calcext:value-type="float">
            <text:p>0.749999999999938</text:p>
          </table:table-cell>
          <table:table-cell office:value-type="float" office:value="0.862011453000763" calcext:value-type="float">
            <text:p>0.862011453000763</text:p>
          </table:table-cell>
          <table:table-cell office:value-type="float" office:value="-0.220424198253473" calcext:value-type="float">
            <text:p>-0.220424198253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974747669222" calcext:value-type="float">
            <text:p>0.88974747669222</text:p>
          </table:table-cell>
        </table:table-row>
        <table:table-row table:style-name="ro1">
          <table:table-cell office:value-type="float" office:value="0.759999999999938" calcext:value-type="float">
            <text:p>0.759999999999938</text:p>
          </table:table-cell>
          <table:table-cell office:value-type="float" office:value="0.870830337751194" calcext:value-type="float">
            <text:p>0.870830337751194</text:p>
          </table:table-cell>
          <table:table-cell office:value-type="float" office:value="-0.212367341283465" calcext:value-type="float">
            <text:p>-0.212367341283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6351139225955" calcext:value-type="float">
            <text:p>0.896351139225955</text:p>
          </table:table-cell>
        </table:table-row>
        <table:table-row table:style-name="ro1">
          <table:table-cell office:value-type="float" office:value="0.769999999999938" calcext:value-type="float">
            <text:p>0.769999999999938</text:p>
          </table:table-cell>
          <table:table-cell office:value-type="float" office:value="0.87938200443872" calcext:value-type="float">
            <text:p>0.87938200443872</text:p>
          </table:table-cell>
          <table:table-cell office:value-type="float" office:value="-0.204174184564368" calcext:value-type="float">
            <text:p>-0.20417418456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2773397577258" calcext:value-type="float">
            <text:p>0.902773397577258</text:p>
          </table:table-cell>
        </table:table-row>
        <table:table-row table:style-name="ro1">
          <table:table-cell office:value-type="float" office:value="0.779999999999938" calcext:value-type="float">
            <text:p>0.779999999999938</text:p>
          </table:table-cell>
          <table:table-cell office:value-type="float" office:value="0.88766375736416" calcext:value-type="float">
            <text:p>0.88766375736416</text:p>
          </table:table-cell>
          <table:table-cell office:value-type="float" office:value="-0.195854269240067" calcext:value-type="float">
            <text:p>-0.195854269240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9013663768273" calcext:value-type="float">
            <text:p>0.909013663768273</text:p>
          </table:table-cell>
        </table:table-row>
        <table:table-row table:style-name="ro1">
          <table:table-cell office:value-type="float" office:value="0.789999999999938" calcext:value-type="float">
            <text:p>0.789999999999938</text:p>
          </table:table-cell>
          <table:table-cell office:value-type="float" office:value="0.895673214077263" calcext:value-type="float">
            <text:p>0.895673214077263</text:p>
          </table:table-cell>
          <table:table-cell office:value-type="float" office:value="-0.187417172484797" calcext:value-type="float">
            <text:p>-0.187417172484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5071419593952" calcext:value-type="float">
            <text:p>0.915071419593952</text:p>
          </table:table-cell>
        </table:table-row>
        <table:table-row table:style-name="ro1">
          <table:table-cell office:value-type="float" office:value="0.799999999999938" calcext:value-type="float">
            <text:p>0.799999999999938</text:p>
          </table:table-cell>
          <table:table-cell office:value-type="float" office:value="0.903408304848935" calcext:value-type="float">
            <text:p>0.903408304848935</text:p>
          </table:table-cell>
          <table:table-cell office:value-type="float" office:value="-0.178872497531188" calcext:value-type="float">
            <text:p>-0.178872497531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0946217562715" calcext:value-type="float">
            <text:p>0.920946217562715</text:p>
          </table:table-cell>
        </table:table-row>
        <table:table-row table:style-name="ro1">
          <table:table-cell office:value-type="float" office:value="0.809999999999938" calcext:value-type="float">
            <text:p>0.809999999999938</text:p>
          </table:table-cell>
          <table:table-cell office:value-type="float" office:value="0.910867271834547" calcext:value-type="float">
            <text:p>0.910867271834547</text:p>
          </table:table-cell>
          <table:table-cell office:value-type="float" office:value="-0.170229863767634" calcext:value-type="float">
            <text:p>-0.170229863767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6637681846394" calcext:value-type="float">
            <text:p>0.926637681846394</text:p>
          </table:table-cell>
        </table:table-row>
        <table:table-row table:style-name="ro1">
          <table:table-cell office:value-type="float" office:value="0.819999999999938" calcext:value-type="float">
            <text:p>0.819999999999938</text:p>
          </table:table-cell>
          <table:table-cell office:value-type="float" office:value="0.918048667932133" calcext:value-type="float">
            <text:p>0.918048667932133</text:p>
          </table:table-cell>
          <table:table-cell office:value-type="float" office:value="-0.161498896914262" calcext:value-type="float">
            <text:p>-0.161498896914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2145509240101" calcext:value-type="float">
            <text:p>0.932145509240101</text:p>
          </table:table-cell>
        </table:table-row>
        <table:table-row table:style-name="ro1">
          <table:table-cell office:value-type="float" office:value="0.829999999999938" calcext:value-type="float">
            <text:p>0.829999999999938</text:p>
          </table:table-cell>
          <table:table-cell office:value-type="float" office:value="0.924951355339555" calcext:value-type="float">
            <text:p>0.924951355339555</text:p>
          </table:table-cell>
          <table:table-cell office:value-type="float" office:value="-0.152689219286641" calcext:value-type="float">
            <text:p>-0.152689219286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7469470132677" calcext:value-type="float">
            <text:p>0.937469470132677</text:p>
          </table:table-cell>
        </table:table-row>
        <table:table-row table:style-name="ro1">
          <table:table-cell office:value-type="float" office:value="0.839999999999938" calcext:value-type="float">
            <text:p>0.839999999999938</text:p>
          </table:table-cell>
          <table:table-cell office:value-type="float" office:value="0.931574503814952" calcext:value-type="float">
            <text:p>0.931574503814952</text:p>
          </table:table-cell>
          <table:table-cell office:value-type="float" office:value="-0.143810440156163" calcext:value-type="float">
            <text:p>-0.143810440156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2609409488354" calcext:value-type="float">
            <text:p>0.942609409488354</text:p>
          </table:table-cell>
        </table:table-row>
        <table:table-row table:style-name="ro1">
          <table:table-cell office:value-type="float" office:value="0.849999999999938" calcext:value-type="float">
            <text:p>0.849999999999938</text:p>
          </table:table-cell>
          <table:table-cell office:value-type="float" office:value="0.937917588645088" calcext:value-type="float">
            <text:p>0.937917588645088</text:p>
          </table:table-cell>
          <table:table-cell office:value-type="float" office:value="-0.134872146215864" calcext:value-type="float">
            <text:p>-0.134872146215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7565247840321" calcext:value-type="float">
            <text:p>0.947565247840321</text:p>
          </table:table-cell>
        </table:table-row>
        <table:table-row table:style-name="ro1">
          <table:table-cell office:value-type="float" office:value="0.859999999999938" calcext:value-type="float">
            <text:p>0.859999999999938</text:p>
          </table:table-cell>
          <table:table-cell office:value-type="float" office:value="0.943980388326425" calcext:value-type="float">
            <text:p>0.943980388326425</text:p>
          </table:table-cell>
          <table:table-cell office:value-type="float" office:value="-0.125883892160265" calcext:value-type="float">
            <text:p>-0.125883892160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2336982296879" calcext:value-type="float">
            <text:p>0.952336982296879</text:p>
          </table:table-cell>
        </table:table-row>
        <table:table-row table:style-name="ro1">
          <table:table-cell office:value-type="float" office:value="0.869999999999938" calcext:value-type="float">
            <text:p>0.869999999999938</text:p>
          </table:table-cell>
          <table:table-cell office:value-type="float" office:value="0.949762981964009" calcext:value-type="float">
            <text:p>0.949762981964009</text:p>
          </table:table-cell>
          <table:table-cell office:value-type="float" office:value="-0.116855191387598" calcext:value-type="float">
            <text:p>-0.116855191387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6924687560834" calcext:value-type="float">
            <text:p>0.956924687560834</text:p>
          </table:table-cell>
        </table:table-row>
        <table:table-row table:style-name="ro1">
          <table:table-cell office:value-type="float" office:value="0.879999999999938" calcext:value-type="float">
            <text:p>0.879999999999938</text:p>
          </table:table-cell>
          <table:table-cell office:value-type="float" office:value="0.955265746393496" calcext:value-type="float">
            <text:p>0.955265746393496</text:p>
          </table:table-cell>
          <table:table-cell office:value-type="float" office:value="-0.1077955068326" calcext:value-type="float">
            <text:p>-0.1077955068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1328516962864" calcext:value-type="float">
            <text:p>0.961328516962864</text:p>
          </table:table-cell>
        </table:table-row>
        <table:table-row table:style-name="ro1">
          <table:table-cell office:value-type="float" office:value="0.889999999999938" calcext:value-type="float">
            <text:p>0.889999999999938</text:p>
          </table:table-cell>
          <table:table-cell office:value-type="float" office:value="0.960489353031847" calcext:value-type="float">
            <text:p>0.960489353031847</text:p>
          </table:table-cell>
          <table:table-cell office:value-type="float" office:value="-0.0987142419378366" calcext:value-type="float">
            <text:p>-0.098714241937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5548703509511" calcext:value-type="float">
            <text:p>0.965548703509511</text:p>
          </table:table-cell>
        </table:table-row>
        <table:table-row table:style-name="ro1">
          <table:table-cell office:value-type="float" office:value="0.899999999999938" calcext:value-type="float">
            <text:p>0.899999999999938</text:p>
          </table:table-cell>
          <table:table-cell office:value-type="float" office:value="0.965434764462482" calcext:value-type="float">
            <text:p>0.965434764462482</text:p>
          </table:table-cell>
          <table:table-cell office:value-type="float" office:value="-0.0896207317713057" calcext:value-type="float">
            <text:p>-0.089620731771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9585560946507" calcext:value-type="float">
            <text:p>0.969585560946507</text:p>
          </table:table-cell>
        </table:table-row>
        <table:table-row table:style-name="ro1">
          <table:table-cell office:value-type="float" office:value="0.909999999999938" calcext:value-type="float">
            <text:p>0.909999999999938</text:p>
          </table:table-cell>
          <table:table-cell office:value-type="float" office:value="0.970103230760853" calcext:value-type="float">
            <text:p>0.970103230760853</text:p>
          </table:table-cell>
          <table:table-cell office:value-type="float" office:value="-0.0805242342978416" calcext:value-type="float">
            <text:p>-0.080524234297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3439484838117" calcext:value-type="float">
            <text:p>0.973439484838117</text:p>
          </table:table-cell>
        </table:table-row>
        <table:table-row table:style-name="ro1">
          <table:table-cell office:value-type="float" office:value="0.919999999999938" calcext:value-type="float">
            <text:p>0.919999999999938</text:p>
          </table:table-cell>
          <table:table-cell office:value-type="float" office:value="0.974496285566617" calcext:value-type="float">
            <text:p>0.974496285566617</text:p>
          </table:table-cell>
          <table:table-cell office:value-type="float" office:value="-0.0714339218116302" calcext:value-type="float">
            <text:p>-0.07143392181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7110953663156" calcext:value-type="float">
            <text:p>0.977110953663156</text:p>
          </table:table-cell>
        </table:table-row>
        <table:table-row table:style-name="ro1">
          <table:table-cell office:value-type="float" office:value="0.929999999999938" calcext:value-type="float">
            <text:p>0.929999999999938</text:p>
          </table:table-cell>
          <table:table-cell office:value-type="float" office:value="0.978615741908804" calcext:value-type="float">
            <text:p>0.978615741908804</text:p>
          </table:table-cell>
          <table:table-cell office:value-type="float" office:value="-0.0623588725368952" calcext:value-type="float">
            <text:p>-0.062358872536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0600529928365" calcext:value-type="float">
            <text:p>0.980600529928365</text:p>
          </table:table-cell>
        </table:table-row>
        <table:table-row table:style-name="ro1">
          <table:table-cell office:value-type="float" office:value="0.939999999999938" calcext:value-type="float">
            <text:p>0.939999999999938</text:p>
          </table:table-cell>
          <table:table-cell office:value-type="float" office:value="0.982463687790523" calcext:value-type="float">
            <text:p>0.982463687790523</text:p>
          </table:table-cell>
          <table:table-cell office:value-type="float" office:value="-0.0533080624035956" calcext:value-type="float">
            <text:p>-0.053308062403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3908861299755" calcext:value-type="float">
            <text:p>0.983908861299755</text:p>
          </table:table-cell>
        </table:table-row>
        <table:table-row table:style-name="ro1">
          <table:table-cell office:value-type="float" office:value="0.949999999999938" calcext:value-type="float">
            <text:p>0.949999999999938</text:p>
          </table:table-cell>
          <table:table-cell office:value-type="float" office:value="0.986042481539965" calcext:value-type="float">
            <text:p>0.986042481539965</text:p>
          </table:table-cell>
          <table:table-cell office:value-type="float" office:value="-0.0442903570047178" calcext:value-type="float">
            <text:p>-0.044290357004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036681752557" calcext:value-type="float">
            <text:p>0.987036681752557</text:p>
          </table:table-cell>
        </table:table-row>
        <table:table-row table:style-name="ro1">
          <table:table-cell office:value-type="float" office:value="0.959999999999938" calcext:value-type="float">
            <text:p>0.959999999999938</text:p>
          </table:table-cell>
          <table:table-cell office:value-type="float" office:value="0.989354746934603" calcext:value-type="float">
            <text:p>0.989354746934603</text:p>
          </table:table-cell>
          <table:table-cell office:value-type="float" office:value="-0.0353145037415116" calcext:value-type="float">
            <text:p>-0.035314503741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9984812740348" calcext:value-type="float">
            <text:p>0.989984812740348</text:p>
          </table:table-cell>
        </table:table-row>
        <table:table-row table:style-name="ro1">
          <table:table-cell office:value-type="float" office:value="0.969999999999938" calcext:value-type="float">
            <text:p>0.969999999999938</text:p>
          </table:table-cell>
          <table:table-cell office:value-type="float" office:value="0.99240336810568" calcext:value-type="float">
            <text:p>0.99240336810568</text:p>
          </table:table-cell>
          <table:table-cell office:value-type="float" office:value="-0.0263891241627642" calcext:value-type="float">
            <text:p>-0.026389124162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27541643839" calcext:value-type="float">
            <text:p>0.9927541643839</text:p>
          </table:table-cell>
        </table:table-row>
        <table:table-row table:style-name="ro1">
          <table:table-cell office:value-type="float" office:value="0.979999999999938" calcext:value-type="float">
            <text:p>0.979999999999938</text:p>
          </table:table-cell>
          <table:table-cell office:value-type="float" office:value="0.995191484230197" calcext:value-type="float">
            <text:p>0.995191484230197</text:p>
          </table:table-cell>
          <table:table-cell office:value-type="float" office:value="-0.0175227065039564" calcext:value-type="float">
            <text:p>-0.017522706503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5345736680238" calcext:value-type="float">
            <text:p>0.995345736680238</text:p>
          </table:table-cell>
        </table:table-row>
        <table:table-row table:style-name="ro1">
          <table:table-cell office:value-type="float" office:value="0.989999999999938" calcext:value-type="float">
            <text:p>0.989999999999938</text:p>
          </table:table-cell>
          <table:table-cell office:value-type="float" office:value="0.99772248401779" calcext:value-type="float">
            <text:p>0.99772248401779</text:p>
          </table:table-cell>
          <table:table-cell office:value-type="float" office:value="-0.00872359843188086" calcext:value-type="float">
            <text:p>-0.008723598431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7760620732362" calcext:value-type="float">
            <text:p>0.997760620732362</text:p>
          </table:table-cell>
        </table:table-row>
        <table:table-row table:style-name="ro1">
          <table:table-cell office:value-type="float" office:value="0.999999999999938" calcext:value-type="float">
            <text:p>0.999999999999938</text:p>
          </table:table-cell>
          <table:table-cell office:value-type="float" office:value="0.999999999999987" calcext:value-type="float">
            <text:p>0.999999999999987</text:p>
          </table:table-cell>
          <table:table-cell table:style-name="ce1" office:value-type="float" office:value="-0.0000000000000535261673998216" calcext:value-type="float">
            <text:p>-5.35E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9999999999987" calcext:value-type="float">
            <text:p>0.999999999999987</text:p>
          </table:table-cell>
        </table:table-row>
        <table:table-row table:style-name="ro1">
          <table:table-cell office:value-type="float" office:value="1.00999999999994" calcext:value-type="float">
            <text:p>1.00999999999994</text:p>
          </table:table-cell>
          <table:table-cell office:value-type="float" office:value="1.0020279026295" calcext:value-type="float">
            <text:p>1.0020279026295</text:p>
          </table:table-cell>
          <table:table-cell office:value-type="float" office:value="0.0086400431800236" calcext:value-type="float">
            <text:p>0.00864004318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20651515716" calcext:value-type="float">
            <text:p>1.0020651515716</text:p>
          </table:table-cell>
        </table:table-row>
        <table:table-row table:style-name="ro1">
          <table:table-cell office:value-type="float" office:value="1.01999999999994" calcext:value-type="float">
            <text:p>1.01999999999994</text:p>
          </table:table-cell>
          <table:table-cell office:value-type="float" office:value="1.00381029419727" calcext:value-type="float">
            <text:p>1.00381029419727</text:p>
          </table:table-cell>
          <table:table-cell office:value-type="float" office:value="0.0171886465469517" calcext:value-type="float">
            <text:p>0.017188646546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395744745807" calcext:value-type="float">
            <text:p>1.00395744745807</text:p>
          </table:table-cell>
        </table:table-row>
        <table:table-row table:style-name="ro1">
          <table:table-cell office:value-type="float" office:value="1.02999999999994" calcext:value-type="float">
            <text:p>1.02999999999994</text:p>
          </table:table-cell>
          <table:table-cell office:value-type="float" office:value="1.0053515025752" calcext:value-type="float">
            <text:p>1.0053515025752</text:p>
          </table:table-cell>
          <table:table-cell office:value-type="float" office:value="0.0256380929723425" calcext:value-type="float">
            <text:p>0.025638092972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567835590783" calcext:value-type="float">
            <text:p>1.00567835590783</text:p>
          </table:table-cell>
        </table:table-row>
        <table:table-row table:style-name="ro1">
          <table:table-cell office:value-type="float" office:value="1.03999999999994" calcext:value-type="float">
            <text:p>1.03999999999994</text:p>
          </table:table-cell>
          <table:table-cell office:value-type="float" office:value="1.00665607479243" calcext:value-type="float">
            <text:p>1.00665607479243</text:p>
          </table:table-cell>
          <table:table-cell office:value-type="float" office:value="0.0339808389142921" calcext:value-type="float">
            <text:p>0.033980838914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722944274372" calcext:value-type="float">
            <text:p>1.00722944274372</text:p>
          </table:table-cell>
        </table:table-row>
        <table:table-row table:style-name="ro1">
          <table:table-cell office:value-type="float" office:value="1.04999999999994" calcext:value-type="float">
            <text:p>1.04999999999994</text:p>
          </table:table-cell>
          <table:table-cell office:value-type="float" office:value="1.00772877045331" calcext:value-type="float">
            <text:p>1.00772877045331</text:p>
          </table:table-cell>
          <table:table-cell office:value-type="float" office:value="0.0422095203374279" calcext:value-type="float">
            <text:p>0.0422095203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861237272128" calcext:value-type="float">
            <text:p>1.00861237272128</text:p>
          </table:table-cell>
        </table:table-row>
        <table:table-row table:style-name="ro1">
          <table:table-cell office:value-type="float" office:value="1.05999999999994" calcext:value-type="float">
            <text:p>1.05999999999994</text:p>
          </table:table-cell>
          <table:table-cell office:value-type="float" office:value="1.00857455500511" calcext:value-type="float">
            <text:p>1.00857455500511</text:p>
          </table:table-cell>
          <table:table-cell office:value-type="float" office:value="0.0503169583958138" calcext:value-type="float">
            <text:p>0.050316958395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982891090816" calcext:value-type="float">
            <text:p>1.00982891090816</text:p>
          </table:table-cell>
        </table:table-row>
        <table:table-row table:style-name="ro1">
          <table:table-cell office:value-type="float" office:value="1.06999999999994" calcext:value-type="float">
            <text:p>1.06999999999994</text:p>
          </table:table-cell>
          <table:table-cell office:value-type="float" office:value="1.00919859286381" calcext:value-type="float">
            <text:p>1.00919859286381</text:p>
          </table:table-cell>
          <table:table-cell office:value-type="float" office:value="0.0582961648752771" calcext:value-type="float">
            <text:p>0.058296164875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088092408427" calcext:value-type="float">
            <text:p>1.01088092408427</text:p>
          </table:table-cell>
        </table:table-row>
        <table:table-row table:style-name="ro1">
          <table:table-cell office:value-type="float" office:value="1.07999999999994" calcext:value-type="float">
            <text:p>1.07999999999994</text:p>
          </table:table-cell>
          <table:table-cell office:value-type="float" office:value="1.00960624040609" calcext:value-type="float">
            <text:p>1.00960624040609</text:p>
          </table:table-cell>
          <table:table-cell office:value-type="float" office:value="0.0661403473919853" calcext:value-type="float">
            <text:p>0.06614034739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177038216191" calcext:value-type="float">
            <text:p>1.01177038216191</text:p>
          </table:table-cell>
        </table:table-row>
        <table:table-row table:style-name="ro1">
          <table:table-cell office:value-type="float" office:value="1.08999999999994" calcext:value-type="float">
            <text:p>1.08999999999994</text:p>
          </table:table-cell>
          <table:table-cell office:value-type="float" office:value="1.00980303883591" calcext:value-type="float">
            <text:p>1.00980303883591</text:p>
          </table:table-cell>
          <table:table-cell office:value-type="float" office:value="0.0738429143443861" calcext:value-type="float">
            <text:p>0.073842914344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249935962504" calcext:value-type="float">
            <text:p>1.01249935962504</text:p>
          </table:table-cell>
        </table:table-row>
        <table:table-row table:style-name="ro1">
          <table:table-cell office:value-type="float" office:value="1.09999999999994" calcext:value-type="float">
            <text:p>1.09999999999994</text:p>
          </table:table-cell>
          <table:table-cell office:value-type="float" office:value="1.00979470693411" calcext:value-type="float">
            <text:p>1.00979470693411</text:p>
          </table:table-cell>
          <table:table-cell office:value-type="float" office:value="0.0813974796158924" calcext:value-type="float">
            <text:p>0.081397479615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307003698657" calcext:value-type="float">
            <text:p>1.01307003698657</text:p>
          </table:table-cell>
        </table:table-row>
        <table:table-row table:style-name="ro1">
          <table:table-cell office:value-type="float" office:value="1.10999999999994" calcext:value-type="float">
            <text:p>1.10999999999994</text:p>
          </table:table-cell>
          <table:table-cell office:value-type="float" office:value="1.00958713369936" calcext:value-type="float">
            <text:p>1.00958713369936</text:p>
          </table:table-cell>
          <table:table-cell office:value-type="float" office:value="0.088797867025974" calcext:value-type="float">
            <text:p>0.088797867025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348470226227" calcext:value-type="float">
            <text:p>1.01348470226227</text:p>
          </table:table-cell>
        </table:table-row>
        <table:table-row table:style-name="ro1">
          <table:table-cell office:value-type="float" office:value="1.11999999999994" calcext:value-type="float">
            <text:p>1.11999999999994</text:p>
          </table:table-cell>
          <table:table-cell office:value-type="float" office:value="1.00918637088893" calcext:value-type="float">
            <text:p>1.00918637088893</text:p>
          </table:table-cell>
          <table:table-cell office:value-type="float" office:value="0.0960381145275922" calcext:value-type="float">
            <text:p>0.096038114527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374575245965" calcext:value-type="float">
            <text:p>1.01374575245965</text:p>
          </table:table-cell>
        </table:table-row>
        <table:table-row table:style-name="ro1">
          <table:table-cell office:value-type="float" office:value="1.12999999999994" calcext:value-type="float">
            <text:p>1.12999999999994</text:p>
          </table:table-cell>
          <table:table-cell office:value-type="float" office:value="1.00859862546775" calcext:value-type="float">
            <text:p>1.00859862546775</text:p>
          </table:table-cell>
          <table:table-cell office:value-type="float" office:value="0.103112478149187" calcext:value-type="float">
            <text:p>0.103112478149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385569507968" calcext:value-type="float">
            <text:p>1.01385569507968</text:p>
          </table:table-cell>
        </table:table-row>
        <table:table-row table:style-name="ro1">
          <table:table-cell office:value-type="float" office:value="1.13999999999994" calcext:value-type="float">
            <text:p>1.13999999999994</text:p>
          </table:table-cell>
          <table:table-cell office:value-type="float" office:value="1.0078302519742" calcext:value-type="float">
            <text:p>1.0078302519742</text:p>
          </table:table-cell>
          <table:table-cell office:value-type="float" office:value="0.110015435679699" calcext:value-type="float">
            <text:p>0.110015435679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381714962915" calcext:value-type="float">
            <text:p>1.01381714962915</text:p>
          </table:table-cell>
        </table:table-row>
        <table:table-row table:style-name="ro1">
          <table:table-cell office:value-type="float" office:value="1.14999999999994" calcext:value-type="float">
            <text:p>1.14999999999994</text:p>
          </table:table-cell>
          <table:table-cell office:value-type="float" office:value="1.00688774481115" calcext:value-type="float">
            <text:p>1.00688774481115</text:p>
          </table:table-cell>
          <table:table-cell office:value-type="float" office:value="0.116741690095387" calcext:value-type="float">
            <text:p>0.116741690095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363284914076" calcext:value-type="float">
            <text:p>1.01363284914076</text:p>
          </table:table-cell>
        </table:table-row>
        <table:table-row table:style-name="ro1">
          <table:table-cell office:value-type="float" office:value="1.15999999999994" calcext:value-type="float">
            <text:p>1.15999999999994</text:p>
          </table:table-cell>
          <table:table-cell office:value-type="float" office:value="1.00577773047068" calcext:value-type="float">
            <text:p>1.00577773047068</text:p>
          </table:table-cell>
          <table:table-cell office:value-type="float" office:value="0.123286172727469" calcext:value-type="float">
            <text:p>0.123286172727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330564169777" calcext:value-type="float">
            <text:p>1.01330564169777</text:p>
          </table:table-cell>
        </table:table-row>
        <table:table-row table:style-name="ro1">
          <table:table-cell office:value-type="float" office:value="1.16999999999994" calcext:value-type="float">
            <text:p>1.16999999999994</text:p>
          </table:table-cell>
          <table:table-cell office:value-type="float" office:value="1.00450695970093" calcext:value-type="float">
            <text:p>1.00450695970093</text:p>
          </table:table-cell>
          <table:table-cell office:value-type="float" office:value="0.129644046169879" calcext:value-type="float">
            <text:p>0.129644046169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283849195955" calcext:value-type="float">
            <text:p>1.01283849195955</text:p>
          </table:table-cell>
        </table:table-row>
        <table:table-row table:style-name="ro1">
          <table:table-cell office:value-type="float" office:value="1.17999999999994" calcext:value-type="float">
            <text:p>1.17999999999994</text:p>
          </table:table-cell>
          <table:table-cell office:value-type="float" office:value="1.00308229962355" calcext:value-type="float">
            <text:p>1.00308229962355</text:p>
          </table:table-cell>
          <table:table-cell office:value-type="float" office:value="0.135810706926719" calcext:value-type="float">
            <text:p>0.135810706926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223448268373" calcext:value-type="float">
            <text:p>1.01223448268373</text:p>
          </table:table-cell>
        </table:table-row>
        <table:table-row table:style-name="ro1">
          <table:table-cell office:value-type="float" office:value="1.18999999999994" calcext:value-type="float">
            <text:p>1.18999999999994</text:p>
          </table:table-cell>
          <table:table-cell office:value-type="float" office:value="1.00151072581009" calcext:value-type="float">
            <text:p>1.00151072581009</text:p>
          </table:table-cell>
          <table:table-cell office:value-type="float" office:value="0.141781787799218" calcext:value-type="float">
            <text:p>0.141781787799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149681624027" calcext:value-type="float">
            <text:p>1.01149681624027</text:p>
          </table:table-cell>
        </table:table-row>
        <table:table-row table:style-name="ro1">
          <table:table-cell office:value-type="float" office:value="1.19999999999994" calcext:value-type="float">
            <text:p>1.19999999999994</text:p>
          </table:table-cell>
          <table:table-cell office:value-type="float" office:value="0.99979931432578" calcext:value-type="float">
            <text:p>0.99979931432578</text:p>
          </table:table-cell>
          <table:table-cell office:value-type="float" office:value="0.14755316001232" calcext:value-type="float">
            <text:p>0.1475531600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062881611199" calcext:value-type="float">
            <text:p>1.01062881611199</text:p>
          </table:table-cell>
        </table:table-row>
        <table:table-row table:style-name="ro1">
          <table:table-cell office:value-type="float" office:value="1.20999999999994" calcext:value-type="float">
            <text:p>1.20999999999994</text:p>
          </table:table-cell>
          <table:table-cell office:value-type="float" office:value="0.997955233748863" calcext:value-type="float">
            <text:p>0.997955233748863</text:p>
          </table:table-cell>
          <table:table-cell office:value-type="float" office:value="0.153120935081231" calcext:value-type="float">
            <text:p>0.153120935081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963392837548" calcext:value-type="float">
            <text:p>1.00963392837548</text:p>
          </table:table-cell>
        </table:table-row>
        <table:table-row table:style-name="ro1">
          <table:table-cell office:value-type="float" office:value="1.21999999999994" calcext:value-type="float">
            <text:p>1.21999999999994</text:p>
          </table:table-cell>
          <table:table-cell office:value-type="float" office:value="0.995985737173923" calcext:value-type="float">
            <text:p>0.995985737173923</text:p>
          </table:table-cell>
          <table:table-cell office:value-type="float" office:value="0.158481466418561" calcext:value-type="float">
            <text:p>0.158481466418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85157231556" calcext:value-type="float">
            <text:p>1.0085157231556</text:p>
          </table:table-cell>
        </table:table-row>
        <table:table-row table:style-name="ro1">
          <table:table-cell office:value-type="float" office:value="1.22999999999994" calcext:value-type="float">
            <text:p>1.22999999999994</text:p>
          </table:table-cell>
          <table:table-cell office:value-type="float" office:value="0.993898154207265" calcext:value-type="float">
            <text:p>0.993898154207265</text:p>
          </table:table-cell>
          <table:table-cell office:value-type="float" office:value="0.163631350682909" calcext:value-type="float">
            <text:p>0.163631350682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727789604603" calcext:value-type="float">
            <text:p>1.00727789604603</text:p>
          </table:table-cell>
        </table:table-row>
        <table:table-row table:style-name="ro1">
          <table:table-cell office:value-type="float" office:value="1.23999999999994" calcext:value-type="float">
            <text:p>1.23999999999994</text:p>
          </table:table-cell>
          <table:table-cell office:value-type="float" office:value="0.991699882962513" calcext:value-type="float">
            <text:p>0.991699882962513</text:p>
          </table:table-cell>
          <table:table-cell office:value-type="float" office:value="0.168567428870037" calcext:value-type="float">
            <text:p>0.16856742887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592426948738" calcext:value-type="float">
            <text:p>1.00592426948738</text:p>
          </table:table-cell>
        </table:table-row>
        <table:table-row table:style-name="ro1">
          <table:table-cell office:value-type="float" office:value="1.24999999999994" calcext:value-type="float">
            <text:p>1.24999999999994</text:p>
          </table:table-cell>
          <table:table-cell office:value-type="float" office:value="0.989398382064494" calcext:value-type="float">
            <text:p>0.989398382064494</text:p>
          </table:table-cell>
          <table:table-cell office:value-type="float" office:value="0.173286787147976" calcext:value-type="float">
            <text:p>0.173286787147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445879409357" calcext:value-type="float">
            <text:p>1.00445879409357</text:p>
          </table:table-cell>
        </table:table-row>
        <table:table-row table:style-name="ro1">
          <table:table-cell office:value-type="float" office:value="1.25999999999994" calcext:value-type="float">
            <text:p>1.25999999999994</text:p>
          </table:table-cell>
          <table:table-cell office:value-type="float" office:value="0.98700116266934" calcext:value-type="float">
            <text:p>0.98700116266934</text:p>
          </table:table-cell>
          <table:table-cell office:value-type="float" office:value="0.177786757437699" calcext:value-type="float">
            <text:p>0.177786757437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288554991626" calcext:value-type="float">
            <text:p>1.00288554991626</text:p>
          </table:table-cell>
        </table:table-row>
        <table:table-row table:style-name="ro1">
          <table:table-cell office:value-type="float" office:value="1.26999999999994" calcext:value-type="float">
            <text:p>1.26999999999994</text:p>
          </table:table-cell>
          <table:table-cell office:value-type="float" office:value="0.984515780508687" calcext:value-type="float">
            <text:p>0.984515780508687</text:p>
          </table:table-cell>
          <table:table-cell office:value-type="float" office:value="0.182064917741196" calcext:value-type="float">
            <text:p>0.182064917741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120874763595" calcext:value-type="float">
            <text:p>1.00120874763595</text:p>
          </table:table-cell>
        </table:table-row>
        <table:table-row table:style-name="ro1">
          <table:table-cell office:value-type="float" office:value="1.27999999999994" calcext:value-type="float">
            <text:p>1.27999999999994</text:p>
          </table:table-cell>
          <table:table-cell office:value-type="float" office:value="0.98194982796574" calcext:value-type="float">
            <text:p>0.98194982796574</text:p>
          </table:table-cell>
          <table:table-cell office:value-type="float" office:value="0.186119092219058" calcext:value-type="float">
            <text:p>0.186119092219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9432729667381" calcext:value-type="float">
            <text:p>0.999432729667381</text:p>
          </table:table-cell>
        </table:table-row>
        <table:table-row table:style-name="ro1">
          <table:table-cell office:value-type="float" office:value="1.28999999999994" calcext:value-type="float">
            <text:p>1.28999999999994</text:p>
          </table:table-cell>
          <table:table-cell office:value-type="float" office:value="0.979310926190862" calcext:value-type="float">
            <text:p>0.979310926190862</text:p>
          </table:table-cell>
          <table:table-cell office:value-type="float" office:value="0.189947351019873" calcext:value-type="float">
            <text:p>0.189947351019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7561971165838" calcext:value-type="float">
            <text:p>0.997561971165838</text:p>
          </table:table-cell>
        </table:table-row>
        <table:table-row table:style-name="ro1">
          <table:table-cell office:value-type="float" office:value="1.29999999999994" calcext:value-type="float">
            <text:p>1.29999999999994</text:p>
          </table:table-cell>
          <table:table-cell office:value-type="float" office:value="0.976606717264244" calcext:value-type="float">
            <text:p>0.976606717264244</text:p>
          </table:table-cell>
          <table:table-cell office:value-type="float" office:value="0.193548009864001" calcext:value-type="float">
            <text:p>0.19354800986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5601080919441" calcext:value-type="float">
            <text:p>0.995601080919441</text:p>
          </table:table-cell>
        </table:table-row>
        <table:table-row table:style-name="ro1">
          <table:table-cell office:value-type="float" office:value="1.30999999999994" calcext:value-type="float">
            <text:p>1.30999999999994</text:p>
          </table:table-cell>
          <table:table-cell office:value-type="float" office:value="0.973844856413076" calcext:value-type="float">
            <text:p>0.973844856413076</text:p>
          </table:table-cell>
          <table:table-cell office:value-type="float" office:value="0.196919629384482" calcext:value-type="float">
            <text:p>0.196919629384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3554802111653" calcext:value-type="float">
            <text:p>0.993554802111653</text:p>
          </table:table-cell>
        </table:table-row>
        <table:table-row table:style-name="ro1">
          <table:table-cell office:value-type="float" office:value="1.31999999999994" calcext:value-type="float">
            <text:p>1.31999999999994</text:p>
          </table:table-cell>
          <table:table-cell office:value-type="float" office:value="0.971033004290525" calcext:value-type="float">
            <text:p>0.971033004290525</text:p>
          </table:table-cell>
          <table:table-cell office:value-type="float" office:value="0.200061014228084" calcext:value-type="float">
            <text:p>0.200061014228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1428012936619" calcext:value-type="float">
            <text:p>0.991428012936619</text:p>
          </table:table-cell>
        </table:table-row>
        <table:table-row table:style-name="ro1">
          <table:table-cell office:value-type="float" office:value="1.32999999999994" calcext:value-type="float">
            <text:p>1.32999999999994</text:p>
          </table:table-cell>
          <table:table-cell office:value-type="float" office:value="0.9681788193237" calcext:value-type="float">
            <text:p>0.9681788193237</text:p>
          </table:table-cell>
          <table:table-cell office:value-type="float" office:value="0.202971211919669" calcext:value-type="float">
            <text:p>0.202971211919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9225727048772" calcext:value-type="float">
            <text:p>0.989225727048772</text:p>
          </table:table-cell>
        </table:table-row>
        <table:table-row table:style-name="ro1">
          <table:table-cell office:value-type="float" office:value="1.33999999999994" calcext:value-type="float">
            <text:p>1.33999999999994</text:p>
          </table:table-cell>
          <table:table-cell office:value-type="float" office:value="0.965289950137622" calcext:value-type="float">
            <text:p>0.965289950137622</text:p>
          </table:table-cell>
          <table:table-cell office:value-type="float" office:value="0.205649511493308" calcext:value-type="float">
            <text:p>0.205649511493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6953093826717" calcext:value-type="float">
            <text:p>0.986953093826717</text:p>
          </table:table-cell>
        </table:table-row>
        <table:table-row table:style-name="ro1">
          <table:table-cell office:value-type="float" office:value="1.34999999999994" calcext:value-type="float">
            <text:p>1.34999999999994</text:p>
          </table:table-cell>
          <table:table-cell office:value-type="float" office:value="0.962374028062102" calcext:value-type="float">
            <text:p>0.962374028062102</text:p>
          </table:table-cell>
          <table:table-cell office:value-type="float" office:value="0.208095441893743" calcext:value-type="float">
            <text:p>0.208095441893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461539842998" calcext:value-type="float">
            <text:p>0.98461539842998</text:p>
          </table:table-cell>
        </table:table-row>
        <table:table-row table:style-name="ro1">
          <table:table-cell office:value-type="float" office:value="1.35999999999994" calcext:value-type="float">
            <text:p>1.35999999999994</text:p>
          </table:table-cell>
          <table:table-cell office:value-type="float" office:value="0.959438659728264" calcext:value-type="float">
            <text:p>0.959438659728264</text:p>
          </table:table-cell>
          <table:table-cell office:value-type="float" office:value="0.210308770152002" calcext:value-type="float">
            <text:p>0.210308770152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2218061625836" calcext:value-type="float">
            <text:p>0.982218061625836</text:p>
          </table:table-cell>
        </table:table-row>
        <table:table-row table:style-name="ro1">
          <table:table-cell office:value-type="float" office:value="1.36999999999994" calcext:value-type="float">
            <text:p>1.36999999999994</text:p>
          </table:table-cell>
          <table:table-cell office:value-type="float" office:value="0.956491419761287" calcext:value-type="float">
            <text:p>0.956491419761287</text:p>
          </table:table-cell>
          <table:table-cell office:value-type="float" office:value="0.212289499339172" calcext:value-type="float">
            <text:p>0.212289499339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9766639361965" calcext:value-type="float">
            <text:p>0.979766639361965</text:p>
          </table:table-cell>
        </table:table-row>
        <table:table-row table:style-name="ro1">
          <table:table-cell office:value-type="float" office:value="1.37999999999994" calcext:value-type="float">
            <text:p>1.37999999999994</text:p>
          </table:table-cell>
          <table:table-cell office:value-type="float" office:value="0.953539843575814" calcext:value-type="float">
            <text:p>0.953539843575814</text:p>
          </table:table-cell>
          <table:table-cell office:value-type="float" office:value="0.214037866302496" calcext:value-type="float">
            <text:p>0.214037866302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7266822059315" calcext:value-type="float">
            <text:p>0.977266822059315</text:p>
          </table:table-cell>
        </table:table-row>
        <table:table-row table:style-name="ro1">
          <table:table-cell office:value-type="float" office:value="1.38999999999994" calcext:value-type="float">
            <text:p>1.38999999999994</text:p>
          </table:table-cell>
          <table:table-cell office:value-type="float" office:value="0.950591420280271" calcext:value-type="float">
            <text:p>0.950591420280271</text:p>
          </table:table-cell>
          <table:table-cell office:value-type="float" office:value="0.215554339188183" calcext:value-type="float">
            <text:p>0.215554339188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4724433598192" calcext:value-type="float">
            <text:p>0.974724433598192</text:p>
          </table:table-cell>
        </table:table-row>
        <table:table-row table:style-name="ro1">
          <table:table-cell office:value-type="float" office:value="1.39999999999994" calcext:value-type="float">
            <text:p>1.39999999999994</text:p>
          </table:table-cell>
          <table:table-cell office:value-type="float" office:value="0.94765358569619" calcext:value-type="float">
            <text:p>0.94765358569619</text:p>
          </table:table-cell>
          <table:table-cell office:value-type="float" office:value="0.216839614755427" calcext:value-type="float">
            <text:p>0.216839614755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2145429969266" calcext:value-type="float">
            <text:p>0.972145429969266</text:p>
          </table:table-cell>
        </table:table-row>
        <table:table-row table:style-name="ro1">
          <table:table-cell office:value-type="float" office:value="1.40999999999994" calcext:value-type="float">
            <text:p>1.40999999999994</text:p>
          </table:table-cell>
          <table:table-cell office:value-type="float" office:value="0.944733715498464" calcext:value-type="float">
            <text:p>0.944733715498464</text:p>
          </table:table-cell>
          <table:table-cell office:value-type="float" office:value="0.217894615486367" calcext:value-type="float">
            <text:p>0.217894615486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9535897560005" calcext:value-type="float">
            <text:p>0.969535897560005</text:p>
          </table:table-cell>
        </table:table-row>
        <table:table-row table:style-name="ro1">
          <table:table-cell office:value-type="float" office:value="1.41999999999994" calcext:value-type="float">
            <text:p>1.41999999999994</text:p>
          </table:table-cell>
          <table:table-cell office:value-type="float" office:value="0.941839118482261" calcext:value-type="float">
            <text:p>0.941839118482261</text:p>
          </table:table-cell>
          <table:table-cell office:value-type="float" office:value="0.218720486496826" calcext:value-type="float">
            <text:p>0.218720486496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6902051045943" calcext:value-type="float">
            <text:p>0.966902051045943</text:p>
          </table:table-cell>
        </table:table-row>
        <table:table-row table:style-name="ro1">
          <table:table-cell office:value-type="float" office:value="1.42999999999994" calcext:value-type="float">
            <text:p>1.42999999999994</text:p>
          </table:table-cell>
          <table:table-cell office:value-type="float" office:value="0.938977029962166" calcext:value-type="float">
            <text:p>0.938977029962166</text:p>
          </table:table-cell>
          <table:table-cell office:value-type="float" office:value="0.219318592252857" calcext:value-type="float">
            <text:p>0.219318592252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425023085522" calcext:value-type="float">
            <text:p>0.96425023085522</text:p>
          </table:table-cell>
        </table:table-row>
        <table:table-row table:style-name="ro1">
          <table:table-cell office:value-type="float" office:value="1.43999999999994" calcext:value-type="float">
            <text:p>1.43999999999994</text:p>
          </table:table-cell>
          <table:table-cell office:value-type="float" office:value="0.936154605308908" calcext:value-type="float">
            <text:p>0.936154605308908</text:p>
          </table:table-cell>
          <table:table-cell office:value-type="float" office:value="0.219690513098242" calcext:value-type="float">
            <text:p>0.219690513098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1586900174106" calcext:value-type="float">
            <text:p>0.961586900174106</text:p>
          </table:table-cell>
        </table:table-row>
        <table:table-row table:style-name="ro1">
          <table:table-cell office:value-type="float" office:value="1.44999999999994" calcext:value-type="float">
            <text:p>1.44999999999994</text:p>
          </table:table-cell>
          <table:table-cell office:value-type="float" office:value="0.93337891362887" calcext:value-type="float">
            <text:p>0.93337891362887</text:p>
          </table:table-cell>
          <table:table-cell office:value-type="float" office:value="0.219838041598265" calcext:value-type="float">
            <text:p>0.219838041598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8918641460667" calcext:value-type="float">
            <text:p>0.958918641460667</text:p>
          </table:table-cell>
        </table:table-row>
        <table:table-row table:style-name="ro1">
          <table:table-cell office:value-type="float" office:value="1.45999999999994" calcext:value-type="float">
            <text:p>1.45999999999994</text:p>
          </table:table-cell>
          <table:table-cell office:value-type="float" office:value="0.930656931591356" calcext:value-type="float">
            <text:p>0.930656931591356</text:p>
          </table:table-cell>
          <table:table-cell office:value-type="float" office:value="0.219763178705174" calcext:value-type="float">
            <text:p>0.219763178705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6252152433468" calcext:value-type="float">
            <text:p>0.956252152433468</text:p>
          </table:table-cell>
        </table:table-row>
        <table:table-row table:style-name="ro1">
          <table:table-cell office:value-type="float" office:value="1.46999999999994" calcext:value-type="float">
            <text:p>1.46999999999994</text:p>
          </table:table-cell>
          <table:table-cell office:value-type="float" office:value="0.92799553740841" calcext:value-type="float">
            <text:p>0.92799553740841</text:p>
          </table:table-cell>
          <table:table-cell office:value-type="float" office:value="0.219468129750899" calcext:value-type="float">
            <text:p>0.219468129750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3594241502266" calcext:value-type="float">
            <text:p>0.953594241502266</text:p>
          </table:table-cell>
        </table:table-row>
        <table:table-row table:style-name="ro1">
          <table:table-cell office:value-type="float" office:value="1.47999999999994" calcext:value-type="float">
            <text:p>1.47999999999994</text:p>
          </table:table-cell>
          <table:table-cell office:value-type="float" office:value="0.925401504971795" calcext:value-type="float">
            <text:p>0.925401504971795</text:p>
          </table:table-cell>
          <table:table-cell office:value-type="float" office:value="0.218955300272726" calcext:value-type="float">
            <text:p>0.218955300272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0951822608056" calcext:value-type="float">
            <text:p>0.950951822608056</text:p>
          </table:table-cell>
        </table:table-row>
        <table:table-row table:style-name="ro1">
          <table:table-cell office:value-type="float" office:value="1.48999999999994" calcext:value-type="float">
            <text:p>1.48999999999994</text:p>
          </table:table-cell>
          <table:table-cell office:value-type="float" office:value="0.922881498151492" calcext:value-type="float">
            <text:p>0.922881498151492</text:p>
          </table:table-cell>
          <table:table-cell office:value-type="float" office:value="0.218227291677695" calcext:value-type="float">
            <text:p>0.218227291677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8331909440637" calcext:value-type="float">
            <text:p>0.948331909440637</text:p>
          </table:table-cell>
        </table:table-row>
        <table:table-row table:style-name="ro1">
          <table:table-cell office:value-type="float" office:value="1.49999999999994" calcext:value-type="float">
            <text:p>1.49999999999994</text:p>
          </table:table-cell>
          <table:table-cell office:value-type="float" office:value="0.920442065259941" calcext:value-type="float">
            <text:p>0.920442065259941</text:p>
          </table:table-cell>
          <table:table-cell office:value-type="float" office:value="0.217286896751647" calcext:value-type="float">
            <text:p>0.217286896751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5741609003192" calcext:value-type="float">
            <text:p>0.945741609003192</text:p>
          </table:table-cell>
        </table:table-row>
        <table:table-row table:style-name="ro1">
          <table:table-cell office:value-type="float" office:value="1.50999999999994" calcext:value-type="float">
            <text:p>1.50999999999994</text:p>
          </table:table-cell>
          <table:table-cell office:value-type="float" office:value="0.918089633685972" calcext:value-type="float">
            <text:p>0.918089633685972</text:p>
          </table:table-cell>
          <table:table-cell office:value-type="float" office:value="0.216137095018909" calcext:value-type="float">
            <text:p>0.216137095018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3188114495117" calcext:value-type="float">
            <text:p>0.943188114495117</text:p>
          </table:table-cell>
        </table:table-row>
        <table:table-row table:style-name="ro1">
          <table:table-cell office:value-type="float" office:value="1.51999999999994" calcext:value-type="float">
            <text:p>1.51999999999994</text:p>
          </table:table-cell>
          <table:table-cell office:value-type="float" office:value="0.915830504702217" calcext:value-type="float">
            <text:p>0.915830504702217</text:p>
          </table:table-cell>
          <table:table-cell office:value-type="float" office:value="0.214781047958725" calcext:value-type="float">
            <text:p>0.214781047958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0678697486749" calcext:value-type="float">
            <text:p>0.940678697486749</text:p>
          </table:table-cell>
        </table:table-row>
        <table:table-row table:style-name="ro1">
          <table:table-cell office:value-type="float" office:value="1.52999999999994" calcext:value-type="float">
            <text:p>1.52999999999994</text:p>
          </table:table-cell>
          <table:table-cell office:value-type="float" office:value="0.913670848449566" calcext:value-type="float">
            <text:p>0.913670848449566</text:p>
          </table:table-cell>
          <table:table-cell office:value-type="float" office:value="0.213222094084597" calcext:value-type="float">
            <text:p>0.213222094084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822069936256" calcext:value-type="float">
            <text:p>0.93822069936256</text:p>
          </table:table-cell>
        </table:table-row>
        <table:table-row table:style-name="ro1">
          <table:table-cell office:value-type="float" office:value="1.53999999999994" calcext:value-type="float">
            <text:p>1.53999999999994</text:p>
          </table:table-cell>
          <table:table-cell office:value-type="float" office:value="0.911616699101988" calcext:value-type="float">
            <text:p>0.911616699101988</text:p>
          </table:table-cell>
          <table:table-cell office:value-type="float" office:value="0.211463743892809" calcext:value-type="float">
            <text:p>0.211463743892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5821522013022" calcext:value-type="float">
            <text:p>0.935821522013022</text:p>
          </table:table-cell>
        </table:table-row>
        <table:table-row table:style-name="ro1">
          <table:table-cell office:value-type="float" office:value="1.54999999999994" calcext:value-type="float">
            <text:p>1.54999999999994</text:p>
          </table:table-cell>
          <table:table-cell office:value-type="float" office:value="0.909673950214884" calcext:value-type="float">
            <text:p>0.909673950214884</text:p>
          </table:table-cell>
          <table:table-cell office:value-type="float" office:value="0.20950967468646" calcext:value-type="float">
            <text:p>0.20950967468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3488617759626" calcext:value-type="float">
            <text:p>0.933488617759626</text:p>
          </table:table-cell>
        </table:table-row>
        <table:table-row table:style-name="ro1">
          <table:table-cell office:value-type="float" office:value="1.55999999999994" calcext:value-type="float">
            <text:p>1.55999999999994</text:p>
          </table:table-cell>
          <table:table-cell office:value-type="float" office:value="0.907848350259886" calcext:value-type="float">
            <text:p>0.907848350259886</text:p>
          </table:table-cell>
          <table:table-cell office:value-type="float" office:value="0.207363725281391" calcext:value-type="float">
            <text:p>0.207363725281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1229478502572" calcext:value-type="float">
            <text:p>0.931229478502572</text:p>
          </table:table-cell>
        </table:table-row>
        <table:table-row table:style-name="ro1">
          <table:table-cell office:value-type="float" office:value="1.56999999999994" calcext:value-type="float">
            <text:p>1.56999999999994</text:p>
          </table:table-cell>
          <table:table-cell office:value-type="float" office:value="0.906145498348782" calcext:value-type="float">
            <text:p>0.906145498348782</text:p>
          </table:table-cell>
          <table:table-cell office:value-type="float" office:value="0.205029890600489" calcext:value-type="float">
            <text:p>0.205029890600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905162408631" calcext:value-type="float">
            <text:p>0.92905162408631</text:p>
          </table:table-cell>
        </table:table-row>
        <table:table-row table:style-name="ro1">
          <table:table-cell office:value-type="float" office:value="1.57999999999994" calcext:value-type="float">
            <text:p>1.57999999999994</text:p>
          </table:table-cell>
          <table:table-cell office:value-type="float" office:value="0.90457084014909" calcext:value-type="float">
            <text:p>0.90457084014909</text:p>
          </table:table-cell>
          <table:table-cell office:value-type="float" office:value="0.202512316162826" calcext:value-type="float">
            <text:p>0.202512316162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6962589884653" calcext:value-type="float">
            <text:p>0.926962589884653</text:p>
          </table:table-cell>
        </table:table-row>
        <table:table-row table:style-name="ro1">
          <table:table-cell office:value-type="float" office:value="1.58999999999994" calcext:value-type="float">
            <text:p>1.58999999999994</text:p>
          </table:table-cell>
          <table:table-cell office:value-type="float" office:value="0.903129663993538" calcext:value-type="float">
            <text:p>0.903129663993538</text:p>
          </table:table-cell>
          <table:table-cell office:value-type="float" office:value="0.199815292474223" calcext:value-type="float">
            <text:p>0.199815292474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4969913614298" calcext:value-type="float">
            <text:p>0.924969913614298</text:p>
          </table:table-cell>
        </table:table-row>
        <table:table-row table:style-name="ro1">
          <table:table-cell office:value-type="float" office:value="1.59999999999994" calcext:value-type="float">
            <text:p>1.59999999999994</text:p>
          </table:table-cell>
          <table:table-cell office:value-type="float" office:value="0.901827097185496" calcext:value-type="float">
            <text:p>0.901827097185496</text:p>
          </table:table-cell>
          <table:table-cell office:value-type="float" office:value="0.196943249325792" calcext:value-type="float">
            <text:p>0.196943249325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3081121393466" calcext:value-type="float">
            <text:p>0.923081121393466</text:p>
          </table:table-cell>
        </table:table-row>
        <table:table-row table:style-name="ro1">
          <table:table-cell office:value-type="float" office:value="1.60999999999994" calcext:value-type="float">
            <text:p>1.60999999999994</text:p>
          </table:table-cell>
          <table:table-cell office:value-type="float" office:value="0.900668102502226" calcext:value-type="float">
            <text:p>0.900668102502226</text:p>
          </table:table-cell>
          <table:table-cell office:value-type="float" office:value="0.193900750007083" calcext:value-type="float">
            <text:p>0.193900750007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1303713070923" calcext:value-type="float">
            <text:p>0.921303713070923</text:p>
          </table:table-cell>
        </table:table-row>
        <table:table-row table:style-name="ro1">
          <table:table-cell office:value-type="float" office:value="1.61999999999994" calcext:value-type="float">
            <text:p>1.61999999999994</text:p>
          </table:table-cell>
          <table:table-cell office:value-type="float" office:value="0.899657474897544" calcext:value-type="float">
            <text:p>0.899657474897544</text:p>
          </table:table-cell>
          <table:table-cell office:value-type="float" office:value="0.190692485440472" calcext:value-type="float">
            <text:p>0.190692485440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9645146859641" calcext:value-type="float">
            <text:p>0.919645146859641</text:p>
          </table:table-cell>
        </table:table-row>
        <table:table-row table:style-name="ro1">
          <table:table-cell office:value-type="float" office:value="1.62999999999994" calcext:value-type="float">
            <text:p>1.62999999999994</text:p>
          </table:table-cell>
          <table:table-cell office:value-type="float" office:value="0.898799838405323" calcext:value-type="float">
            <text:p>0.898799838405323</text:p>
          </table:table-cell>
          <table:table-cell office:value-type="float" office:value="0.187323268243421" calcext:value-type="float">
            <text:p>0.187323268243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8112823319025" calcext:value-type="float">
            <text:p>0.918112823319025</text:p>
          </table:table-cell>
        </table:table-row>
        <table:table-row table:style-name="ro1">
          <table:table-cell office:value-type="float" office:value="1.63999999999994" calcext:value-type="float">
            <text:p>1.63999999999994</text:p>
          </table:table-cell>
          <table:table-cell office:value-type="float" office:value="0.898099643245017" calcext:value-type="float">
            <text:p>0.898099643245017</text:p>
          </table:table-cell>
          <table:table-cell office:value-type="float" office:value="0.183798026725303" calcext:value-type="float">
            <text:p>0.183798026725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6714068739507" calcext:value-type="float">
            <text:p>0.916714068739507</text:p>
          </table:table-cell>
        </table:table-row>
        <table:table-row table:style-name="ro1">
          <table:table-cell office:value-type="float" office:value="1.64999999999994" calcext:value-type="float">
            <text:p>1.64999999999994</text:p>
          </table:table-cell>
          <table:table-cell office:value-type="float" office:value="0.897561163130185" calcext:value-type="float">
            <text:p>0.897561163130185</text:p>
          </table:table-cell>
          <table:table-cell office:value-type="float" office:value="0.180121798825411" calcext:value-type="float">
            <text:p>0.180121798825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5456117993491" calcext:value-type="float">
            <text:p>0.915456117993491</text:p>
          </table:table-cell>
        </table:table-row>
        <table:table-row table:style-name="ro1">
          <table:table-cell office:value-type="float" office:value="1.65999999999994" calcext:value-type="float">
            <text:p>1.65999999999994</text:p>
          </table:table-cell>
          <table:table-cell office:value-type="float" office:value="0.897188492780779" calcext:value-type="float">
            <text:p>0.897188492780779</text:p>
          </table:table-cell>
          <table:table-cell office:value-type="float" office:value="0.176299725998861" calcext:value-type="float">
            <text:p>0.176299725998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4346096926934" calcext:value-type="float">
            <text:p>0.914346096926934</text:p>
          </table:table-cell>
        </table:table-row>
        <table:table-row table:style-name="ro1">
          <table:table-cell office:value-type="float" office:value="1.66999999999994" calcext:value-type="float">
            <text:p>1.66999999999994</text:p>
          </table:table-cell>
          <table:table-cell office:value-type="float" office:value="0.896985545639758" calcext:value-type="float">
            <text:p>0.896985545639758</text:p>
          </table:table-cell>
          <table:table-cell office:value-type="float" office:value="0.172337047056967" calcext:value-type="float">
            <text:p>0.172337047056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3391004375984" calcext:value-type="float">
            <text:p>0.913391004375984</text:p>
          </table:table-cell>
        </table:table-row>
        <table:table-row table:style-name="ro1">
          <table:table-cell office:value-type="float" office:value="1.67999999999994" calcext:value-type="float">
            <text:p>1.67999999999994</text:p>
          </table:table-cell>
          <table:table-cell office:value-type="float" office:value="0.896956051794348" calcext:value-type="float">
            <text:p>0.896956051794348</text:p>
          </table:table-cell>
          <table:table-cell office:value-type="float" office:value="0.168239091968783" calcext:value-type="float">
            <text:p>0.168239091968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2597693902952" calcext:value-type="float">
            <text:p>0.912597693902952</text:p>
          </table:table-cell>
        </table:table-row>
        <table:table-row table:style-name="ro1">
          <table:table-cell office:value-type="float" office:value="1.68999999999994" calcext:value-type="float">
            <text:p>1.68999999999994</text:p>
          </table:table-cell>
          <table:table-cell office:value-type="float" office:value="0.897103556102097" calcext:value-type="float">
            <text:p>0.897103556102097</text:p>
          </table:table-cell>
          <table:table-cell office:value-type="float" office:value="0.164011275630374" calcext:value-type="float">
            <text:p>0.164011275630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1972855355317" calcext:value-type="float">
            <text:p>0.911972855355317</text:p>
          </table:table-cell>
        </table:table-row>
        <table:table-row table:style-name="ro1">
          <table:table-cell office:value-type="float" office:value="1.69999999999994" calcext:value-type="float">
            <text:p>1.69999999999994</text:p>
          </table:table-cell>
          <table:table-cell office:value-type="float" office:value="0.897431416521643" calcext:value-type="float">
            <text:p>0.897431416521643</text:p>
          </table:table-cell>
          <table:table-cell office:value-type="float" office:value="0.159659091608382" calcext:value-type="float">
            <text:p>0.159659091608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1522996360079" calcext:value-type="float">
            <text:p>0.911522996360079</text:p>
          </table:table-cell>
        </table:table-row>
        <table:table-row table:style-name="ro1">
          <table:table-cell office:value-type="float" office:value="1.70999999999994" calcext:value-type="float">
            <text:p>1.70999999999994</text:p>
          </table:table-cell>
          <table:table-cell office:value-type="float" office:value="0.897942802647924" calcext:value-type="float">
            <text:p>0.897942802647924</text:p>
          </table:table-cell>
          <table:table-cell office:value-type="float" office:value="0.155188105864465" calcext:value-type="float">
            <text:p>0.155188105864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1254423873492" calcext:value-type="float">
            <text:p>0.911254423873492</text:p>
          </table:table-cell>
        </table:table-row>
        <table:table-row table:style-name="ro1">
          <table:table-cell office:value-type="float" office:value="1.71999999999994" calcext:value-type="float">
            <text:p>1.71999999999994</text:p>
          </table:table-cell>
          <table:table-cell office:value-type="float" office:value="0.89864069445133" calcext:value-type="float">
            <text:p>0.89864069445133</text:p>
          </table:table-cell>
          <table:table-cell office:value-type="float" office:value="0.150603950467048" calcext:value-type="float">
            <text:p>0.150603950467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1173225912751" calcext:value-type="float">
            <text:p>0.911173225912751</text:p>
          </table:table-cell>
        </table:table-row>
        <table:table-row table:style-name="ro1">
          <table:table-cell office:value-type="float" office:value="1.72999999999994" calcext:value-type="float">
            <text:p>1.72999999999994</text:p>
          </table:table-cell>
          <table:table-cell office:value-type="float" office:value="0.899527881220117" calcext:value-type="float">
            <text:p>0.899527881220117</text:p>
          </table:table-cell>
          <table:table-cell office:value-type="float" office:value="0.14591231729688" calcext:value-type="float">
            <text:p>0.1459123172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1285253601362" calcext:value-type="float">
            <text:p>0.911285253601362</text:p>
          </table:table-cell>
        </table:table-row>
        <table:table-row table:style-name="ro1">
          <table:table-cell office:value-type="float" office:value="1.73999999999994" calcext:value-type="float">
            <text:p>1.73999999999994</text:p>
          </table:table-cell>
          <table:table-cell office:value-type="float" office:value="0.90060696070524" calcext:value-type="float">
            <text:p>0.90060696070524</text:p>
          </table:table-cell>
          <table:table-cell office:value-type="float" office:value="0.14111895175273" calcext:value-type="float">
            <text:p>0.1411189517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1596103663524" calcext:value-type="float">
            <text:p>0.911596103663524</text:p>
          </table:table-cell>
        </table:table-row>
        <table:table-row table:style-name="ro1">
          <table:table-cell office:value-type="float" office:value="1.74999999999994" calcext:value-type="float">
            <text:p>1.74999999999994</text:p>
          </table:table-cell>
          <table:table-cell office:value-type="float" office:value="0.901880338466454" calcext:value-type="float">
            <text:p>0.901880338466454</text:p>
          </table:table-cell>
          <table:table-cell office:value-type="float" office:value="0.136229646463591" calcext:value-type="float">
            <text:p>0.136229646463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2111101504614" calcext:value-type="float">
            <text:p>0.912111101504614</text:p>
          </table:table-cell>
        </table:table-row>
        <table:table-row table:style-name="ro1">
          <table:table-cell office:value-type="float" office:value="1.75999999999994" calcext:value-type="float">
            <text:p>1.75999999999994</text:p>
          </table:table-cell>
          <table:table-cell office:value-type="float" office:value="0.903350227418496" calcext:value-type="float">
            <text:p>0.903350227418496</text:p>
          </table:table-cell>
          <table:table-cell office:value-type="float" office:value="0.13125023501363" calcext:value-type="float">
            <text:p>0.13125023501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2835285014872" calcext:value-type="float">
            <text:p>0.912835285014872</text:p>
          </table:table-cell>
        </table:table-row>
        <table:table-row table:style-name="ro1">
          <table:table-cell office:value-type="float" office:value="1.76999999999994" calcext:value-type="float">
            <text:p>1.76999999999994</text:p>
          </table:table-cell>
          <table:table-cell office:value-type="float" office:value="0.90501864757583" calcext:value-type="float">
            <text:p>0.90501864757583</text:p>
          </table:table-cell>
          <table:table-cell office:value-type="float" office:value="0.126186585686073" calcext:value-type="float">
            <text:p>0.126186585686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377338923121" calcext:value-type="float">
            <text:p>0.91377338923121</text:p>
          </table:table-cell>
        </table:table-row>
        <table:table-row table:style-name="ro1">
          <table:table-cell office:value-type="float" office:value="1.77999999999994" calcext:value-type="float">
            <text:p>1.77999999999994</text:p>
          </table:table-cell>
          <table:table-cell office:value-type="float" office:value="0.90688742599434" calcext:value-type="float">
            <text:p>0.90688742599434</text:p>
          </table:table-cell>
          <table:table-cell office:value-type="float" office:value="0.121044595232134" calcext:value-type="float">
            <text:p>0.121044595232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4929831987978" calcext:value-type="float">
            <text:p>0.914929831987978</text:p>
          </table:table-cell>
        </table:table-row>
        <table:table-row table:style-name="ro1">
          <table:table-cell office:value-type="float" office:value="1.78999999999994" calcext:value-type="float">
            <text:p>1.78999999999994</text:p>
          </table:table-cell>
          <table:table-cell office:value-type="float" office:value="0.908958196908157" calcext:value-type="float">
            <text:p>0.908958196908157</text:p>
          </table:table-cell>
          <table:table-cell office:value-type="float" office:value="0.115830182671005" calcext:value-type="float">
            <text:p>0.11583018267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6308700681232" calcext:value-type="float">
            <text:p>0.916308700681232</text:p>
          </table:table-cell>
        </table:table-row>
        <table:table-row table:style-name="ro1">
          <table:table-cell office:value-type="float" office:value="1.79999999999994" calcext:value-type="float">
            <text:p>1.79999999999994</text:p>
          </table:table-cell>
          <table:table-cell office:value-type="float" office:value="0.91123240205957" calcext:value-type="float">
            <text:p>0.91123240205957</text:p>
          </table:table-cell>
          <table:table-cell office:value-type="float" office:value="0.110549283126856" calcext:value-type="float">
            <text:p>0.110549283126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7913740262731" calcext:value-type="float">
            <text:p>0.917913740262731</text:p>
          </table:table-cell>
        </table:table-row>
        <table:table-row table:style-name="ro1">
          <table:table-cell office:value-type="float" office:value="1.80999999999994" calcext:value-type="float">
            <text:p>1.80999999999994</text:p>
          </table:table-cell>
          <table:table-cell office:value-type="float" office:value="0.913711291219914" calcext:value-type="float">
            <text:p>0.913711291219914</text:p>
          </table:table-cell>
          <table:table-cell office:value-type="float" office:value="0.105207841708662" calcext:value-type="float">
            <text:p>0.105207841708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9748342569725" calcext:value-type="float">
            <text:p>0.919748342569725</text:p>
          </table:table-cell>
        </table:table-row>
        <table:table-row table:style-name="ro1">
          <table:table-cell office:value-type="float" office:value="1.81999999999994" calcext:value-type="float">
            <text:p>1.81999999999994</text:p>
          </table:table-cell>
          <table:table-cell office:value-type="float" office:value="0.916395922899009" calcext:value-type="float">
            <text:p>0.916395922899009</text:p>
          </table:table-cell>
          <table:table-cell office:value-type="float" office:value="0.0998118074386268" calcext:value-type="float">
            <text:p>0.099811807438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1815537084341" calcext:value-type="float">
            <text:p>0.921815537084341</text:p>
          </table:table-cell>
        </table:table-row>
        <table:table-row table:style-name="ro1">
          <table:table-cell office:value-type="float" office:value="1.82999999999994" calcext:value-type="float">
            <text:p>1.82999999999994</text:p>
          </table:table-cell>
          <table:table-cell office:value-type="float" office:value="0.919287165240696" calcext:value-type="float">
            <text:p>0.919287165240696</text:p>
          </table:table-cell>
          <table:table-cell office:value-type="float" office:value="0.0943671272348278" calcext:value-type="float">
            <text:p>0.094367127234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411798320281" calcext:value-type="float">
            <text:p>0.92411798320281</text:p>
          </table:table-cell>
        </table:table-row>
        <table:table-row table:style-name="ro1">
          <table:table-cell office:value-type="float" office:value="1.83999999999994" calcext:value-type="float">
            <text:p>1.83999999999994</text:p>
          </table:table-cell>
          <table:table-cell office:value-type="float" office:value="0.922385697101743" calcext:value-type="float">
            <text:p>0.922385697101743</text:p>
          </table:table-cell>
          <table:table-cell office:value-type="float" office:value="0.0888797399535902" calcext:value-type="float">
            <text:p>0.08887973995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6657964079566" calcext:value-type="float">
            <text:p>0.926657964079566</text:p>
          </table:table-cell>
        </table:table-row>
        <table:table-row table:style-name="ro1">
          <table:table-cell office:value-type="float" office:value="1.84999999999994" calcext:value-type="float">
            <text:p>1.84999999999994</text:p>
          </table:table-cell>
          <table:table-cell office:value-type="float" office:value="0.925692009311329" calcext:value-type="float">
            <text:p>0.925692009311329</text:p>
          </table:table-cell>
          <table:table-cell office:value-type="float" office:value="0.0833555704970495" calcext:value-type="float">
            <text:p>0.08335557049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9437382095068" calcext:value-type="float">
            <text:p>0.929437382095068</text:p>
          </table:table-cell>
        </table:table-row>
        <table:table-row table:style-name="ro1">
          <table:table-cell office:value-type="float" office:value="1.85999999999994" calcext:value-type="float">
            <text:p>1.85999999999994</text:p>
          </table:table-cell>
          <table:table-cell office:value-type="float" office:value="0.929206406108061" calcext:value-type="float">
            <text:p>0.929206406108061</text:p>
          </table:table-cell>
          <table:table-cell office:value-type="float" office:value="0.0778005239911694" calcext:value-type="float">
            <text:p>0.07780052399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2457755979089" calcext:value-type="float">
            <text:p>0.932457755979089</text:p>
          </table:table-cell>
        </table:table-row>
        <table:table-row table:style-name="ro1">
          <table:table-cell office:value-type="float" office:value="1.86999999999994" calcext:value-type="float">
            <text:p>1.86999999999994</text:p>
          </table:table-cell>
          <table:table-cell office:value-type="float" office:value="0.932929006751447" calcext:value-type="float">
            <text:p>0.932929006751447</text:p>
          </table:table-cell>
          <table:table-cell office:value-type="float" office:value="0.0722204800394068" calcext:value-type="float">
            <text:p>0.072220480039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5720219603789" calcext:value-type="float">
            <text:p>0.935720219603789</text:p>
          </table:table-cell>
        </table:table-row>
        <table:table-row table:style-name="ro1">
          <table:table-cell office:value-type="float" office:value="1.87999999999994" calcext:value-type="float">
            <text:p>1.87999999999994</text:p>
          </table:table-cell>
          <table:table-cell office:value-type="float" office:value="0.936859747304442" calcext:value-type="float">
            <text:p>0.936859747304442</text:p>
          </table:table-cell>
          <table:table-cell office:value-type="float" office:value="0.0666212870570658" calcext:value-type="float">
            <text:p>0.066621287057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9225522443084" calcext:value-type="float">
            <text:p>0.939225522443084</text:p>
          </table:table-cell>
        </table:table-row>
        <table:table-row table:style-name="ro1">
          <table:table-cell office:value-type="float" office:value="1.88999999999994" calcext:value-type="float">
            <text:p>1.88999999999994</text:p>
          </table:table-cell>
          <table:table-cell office:value-type="float" office:value="0.940998382583775" calcext:value-type="float">
            <text:p>0.940998382583775</text:p>
          </table:table-cell>
          <table:table-cell office:value-type="float" office:value="0.0610087566912623" calcext:value-type="float">
            <text:p>0.061008756691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2974031677593" calcext:value-type="float">
            <text:p>0.942974031677593</text:p>
          </table:table-cell>
        </table:table-row>
        <table:table-row table:style-name="ro1">
          <table:table-cell office:value-type="float" office:value="1.89999999999994" calcext:value-type="float">
            <text:p>1.89999999999994</text:p>
          </table:table-cell>
          <table:table-cell office:value-type="float" office:value="0.945344488274347" calcext:value-type="float">
            <text:p>0.945344488274347</text:p>
          </table:table-cell>
          <table:table-cell office:value-type="float" office:value="0.0553886583313031" calcext:value-type="float">
            <text:p>0.055388658331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6965735907286" calcext:value-type="float">
            <text:p>0.946965735907286</text:p>
          </table:table-cell>
        </table:table-row>
        <table:table-row table:style-name="ro1">
          <table:table-cell office:value-type="float" office:value="1.90999999999994" calcext:value-type="float">
            <text:p>1.90999999999994</text:p>
          </table:table-cell>
          <table:table-cell office:value-type="float" office:value="0.949897463204108" calcext:value-type="float">
            <text:p>0.949897463204108</text:p>
          </table:table-cell>
          <table:table-cell office:value-type="float" office:value="0.0497667137141245" calcext:value-type="float">
            <text:p>0.049766713714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1200250418125" calcext:value-type="float">
            <text:p>0.951200250418125</text:p>
          </table:table-cell>
        </table:table-row>
        <table:table-row table:style-name="ro1">
          <table:table-cell office:value-type="float" office:value="1.91999999999994" calcext:value-type="float">
            <text:p>1.91999999999994</text:p>
          </table:table-cell>
          <table:table-cell office:value-type="float" office:value="0.954656531775563" calcext:value-type="float">
            <text:p>0.954656531775563</text:p>
          </table:table-cell>
          <table:table-cell office:value-type="float" office:value="0.0441485916292885" calcext:value-type="float">
            <text:p>0.044148591629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5676823934009" calcext:value-type="float">
            <text:p>0.955676823934009</text:p>
          </table:table-cell>
        </table:table-row>
        <table:table-row table:style-name="ro1">
          <table:table-cell office:value-type="float" office:value="1.92999999999994" calcext:value-type="float">
            <text:p>1.92999999999994</text:p>
          </table:table-cell>
          <table:table-cell office:value-type="float" office:value="0.95962074654994" calcext:value-type="float">
            <text:p>0.95962074654994</text:p>
          </table:table-cell>
          <table:table-cell office:value-type="float" office:value="0.0385399027279239" calcext:value-type="float">
            <text:p>0.038539902727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0394346771856" calcext:value-type="float">
            <text:p>0.960394346771856</text:p>
          </table:table-cell>
        </table:table-row>
        <table:table-row table:style-name="ro1">
          <table:table-cell office:value-type="float" office:value="1.93999999999994" calcext:value-type="float">
            <text:p>1.93999999999994</text:p>
          </table:table-cell>
          <table:table-cell office:value-type="float" office:value="0.964788990980006" calcext:value-type="float">
            <text:p>0.964788990980006</text:p>
          </table:table-cell>
          <table:table-cell office:value-type="float" office:value="0.0329461944398217" calcext:value-type="float">
            <text:p>0.032946194439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5351360305814" calcext:value-type="float">
            <text:p>0.965351360305814</text:p>
          </table:table-cell>
        </table:table-row>
        <table:table-row table:style-name="ro1">
          <table:table-cell office:value-type="float" office:value="1.94999999999994" calcext:value-type="float">
            <text:p>1.94999999999994</text:p>
          </table:table-cell>
          <table:table-cell office:value-type="float" office:value="0.970159982287332" calcext:value-type="float">
            <text:p>0.970159982287332</text:p>
          </table:table-cell>
          <table:table-cell office:value-type="float" office:value="0.0273729460027806" calcext:value-type="float">
            <text:p>0.027372946002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0546067636476" calcext:value-type="float">
            <text:p>0.970546067636476</text:p>
          </table:table-cell>
        </table:table-row>
        <table:table-row table:style-name="ro1">
          <table:table-cell office:value-type="float" office:value="1.95999999999994" calcext:value-type="float">
            <text:p>1.95999999999994</text:p>
          </table:table-cell>
          <table:table-cell office:value-type="float" office:value="0.975732274479742" calcext:value-type="float">
            <text:p>0.975732274479742</text:p>
          </table:table-cell>
          <table:table-cell office:value-type="float" office:value="0.0218255636080876" calcext:value-type="float">
            <text:p>0.021825563608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5976345352806" calcext:value-type="float">
            <text:p>0.975976345352806</text:p>
          </table:table-cell>
        </table:table-row>
        <table:table-row table:style-name="ro1">
          <table:table-cell office:value-type="float" office:value="1.96999999999994" calcext:value-type="float">
            <text:p>1.96999999999994</text:p>
          </table:table-cell>
          <table:table-cell office:value-type="float" office:value="0.98150426150459" calcext:value-type="float">
            <text:p>0.98150426150459</text:p>
          </table:table-cell>
          <table:table-cell office:value-type="float" office:value="0.0163093756659286" calcext:value-type="float">
            <text:p>0.016309375665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1639756268196" calcext:value-type="float">
            <text:p>0.981639756268196</text:p>
          </table:table-cell>
        </table:table-row>
        <table:table-row table:style-name="ro1">
          <table:table-cell office:value-type="float" office:value="1.97999999999994" calcext:value-type="float">
            <text:p>1.97999999999994</text:p>
          </table:table-cell>
          <table:table-cell office:value-type="float" office:value="0.987474180533363" calcext:value-type="float">
            <text:p>0.987474180533363</text:p>
          </table:table-cell>
          <table:table-cell office:value-type="float" office:value="0.0108296281943338" calcext:value-type="float">
            <text:p>0.010829628194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533563007792" calcext:value-type="float">
            <text:p>0.987533563007792</text:p>
          </table:table-cell>
        </table:table-row>
        <table:table-row table:style-name="ro1">
          <table:table-cell office:value-type="float" office:value="1.98999999999994" calcext:value-type="float">
            <text:p>1.98999999999994</text:p>
          </table:table-cell>
          <table:table-cell office:value-type="float" office:value="0.99364011537311" calcext:value-type="float">
            <text:p>0.99364011537311</text:p>
          </table:table-cell>
          <table:table-cell office:value-type="float" office:value="0.0053914803351081" calcext:value-type="float">
            <text:p>0.005391480335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3654742321945" calcext:value-type="float">
            <text:p>0.993654742321945</text:p>
          </table:table-cell>
        </table:table-row>
        <table:table-row table:style-name="ro1">
          <table:table-cell office:value-type="float" office:value="1.99999999999994" calcext:value-type="float">
            <text:p>1.99999999999994</text:p>
          </table:table-cell>
          <table:table-cell office:value-type="float" office:value="0.999999999999963" calcext:value-type="float">
            <text:p>0.999999999999963</text:p>
          </table:table-cell>
          <table:table-cell table:style-name="ce1" office:value-type="float" office:value="0.0000000000000339285263216062" calcext:value-type="float">
            <text:p>3.39E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9999999999963" calcext:value-type="float">
            <text:p>0.999999999999963</text:p>
          </table:table-cell>
        </table:table-row>
        <table:table-row table:style-name="ro1">
          <table:table-cell office:value-type="float" office:value="2.00999999999994" calcext:value-type="float">
            <text:p>2.00999999999994</text:p>
          </table:table-cell>
          <table:table-cell office:value-type="float" office:value="1.00655162221015" calcext:value-type="float">
            <text:p>1.00655162221015</text:p>
          </table:table-cell>
          <table:table-cell office:value-type="float" office:value="-0.00533984034952312" calcext:value-type="float">
            <text:p>-0.005339840349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656578625982" calcext:value-type="float">
            <text:p>1.00656578625982</text:p>
          </table:table-cell>
        </table:table-row>
        <table:table-row table:style-name="ro1">
          <table:table-cell office:value-type="float" office:value="2.01999999999994" calcext:value-type="float">
            <text:p>2.01999999999994</text:p>
          </table:table-cell>
          <table:table-cell office:value-type="float" office:value="1.01329262738363" calcext:value-type="float">
            <text:p>1.01329262738363</text:p>
          </table:table-cell>
          <table:table-cell office:value-type="float" office:value="-0.0106231677866241" calcext:value-type="float">
            <text:p>-0.010623167786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334831149207" calcext:value-type="float">
            <text:p>1.01334831149207</text:p>
          </table:table-cell>
        </table:table-row>
        <table:table-row table:style-name="ro1">
          <table:table-cell office:value-type="float" office:value="2.02999999999994" calcext:value-type="float">
            <text:p>2.02999999999994</text:p>
          </table:table-cell>
          <table:table-cell office:value-type="float" office:value="1.02022052235545" calcext:value-type="float">
            <text:p>1.02022052235545</text:p>
          </table:table-cell>
          <table:table-cell office:value-type="float" office:value="-0.0158452128636394" calcext:value-type="float">
            <text:p>-0.015845212863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034356224064" calcext:value-type="float">
            <text:p>1.02034356224064</text:p>
          </table:table-cell>
        </table:table-row>
        <table:table-row table:style-name="ro1">
          <table:table-cell office:value-type="float" office:value="2.03999999999994" calcext:value-type="float">
            <text:p>2.03999999999994</text:p>
          </table:table-cell>
          <table:table-cell office:value-type="float" office:value="1.0273326793901" calcext:value-type="float">
            <text:p>1.0273326793901</text:p>
          </table:table-cell>
          <table:table-cell office:value-type="float" office:value="-0.0210013134152706" calcext:value-type="float">
            <text:p>-0.021001313415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754731730856" calcext:value-type="float">
            <text:p>1.02754731730856</text:p>
          </table:table-cell>
        </table:table-row>
        <table:table-row table:style-name="ro1">
          <table:table-cell office:value-type="float" office:value="2.04999999999994" calcext:value-type="float">
            <text:p>2.04999999999994</text:p>
          </table:table-cell>
          <table:table-cell office:value-type="float" office:value="1.03462634025357" calcext:value-type="float">
            <text:p>1.03462634025357</text:p>
          </table:table-cell>
          <table:table-cell office:value-type="float" office:value="-0.0260869182173625" calcext:value-type="float">
            <text:p>-0.026086918217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495516388324" calcext:value-type="float">
            <text:p>1.03495516388324</text:p>
          </table:table-cell>
        </table:table-row>
        <table:table-row table:style-name="ro1">
          <table:table-cell office:value-type="float" office:value="2.05999999999994" calcext:value-type="float">
            <text:p>2.05999999999994</text:p>
          </table:table-cell>
          <table:table-cell office:value-type="float" office:value="1.04209862037844" calcext:value-type="float">
            <text:p>1.04209862037844</text:p>
          </table:table-cell>
          <table:table-cell office:value-type="float" office:value="-0.0310975904991319" calcext:value-type="float">
            <text:p>-0.031097590499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256251358348" calcext:value-type="float">
            <text:p>1.04256251358348</text:p>
          </table:table-cell>
        </table:table-row>
        <table:table-row table:style-name="ro1">
          <table:table-cell office:value-type="float" office:value="2.06999999999994" calcext:value-type="float">
            <text:p>2.06999999999994</text:p>
          </table:table-cell>
          <table:table-cell office:value-type="float" office:value="1.04974651311662" calcext:value-type="float">
            <text:p>1.04974651311662</text:p>
          </table:table-cell>
          <table:table-cell office:value-type="float" office:value="-0.0360290113066894" calcext:value-type="float">
            <text:p>-0.036029011306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036461833795" calcext:value-type="float">
            <text:p>1.05036461833795</text:p>
          </table:table-cell>
        </table:table-row>
        <table:table-row table:style-name="ro1">
          <table:table-cell office:value-type="float" office:value="2.07999999999994" calcext:value-type="float">
            <text:p>2.07999999999994</text:p>
          </table:table-cell>
          <table:table-cell office:value-type="float" office:value="1.05756689407482" calcext:value-type="float">
            <text:p>1.05756689407482</text:p>
          </table:table-cell>
          <table:table-cell office:value-type="float" office:value="-0.0408769827159729" calcext:value-type="float">
            <text:p>-0.040876982715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835658601392" calcext:value-type="float">
            <text:p>1.05835658601392</text:p>
          </table:table-cell>
        </table:table-row>
        <table:table-row table:style-name="ro1">
          <table:table-cell office:value-type="float" office:value="2.08999999999994" calcext:value-type="float">
            <text:p>2.08999999999994</text:p>
          </table:table-cell>
          <table:table-cell office:value-type="float" office:value="1.06555652552759" calcext:value-type="float">
            <text:p>1.06555652552759</text:p>
          </table:table-cell>
          <table:table-cell office:value-type="float" office:value="-0.0456374308931774" calcext:value-type="float">
            <text:p>-0.04563743089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653339572325" calcext:value-type="float">
            <text:p>1.06653339572325</text:p>
          </table:table-cell>
        </table:table-row>
        <table:table-row table:style-name="ro1">
          <table:table-cell office:value-type="float" office:value="2.09999999999994" calcext:value-type="float">
            <text:p>2.09999999999994</text:p>
          </table:table-cell>
          <table:table-cell office:value-type="float" office:value="1.07371206090258" calcext:value-type="float">
            <text:p>1.07371206090258</text:p>
          </table:table-cell>
          <table:table-cell office:value-type="float" office:value="-0.0503064090011967" calcext:value-type="float">
            <text:p>-0.050306409001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488991274189" calcext:value-type="float">
            <text:p>1.07488991274189</text:p>
          </table:table-cell>
        </table:table-row>
        <table:table-row table:style-name="ro1">
          <table:table-cell office:value-type="float" office:value="2.10999999999994" calcext:value-type="float">
            <text:p>2.10999999999994</text:p>
          </table:table-cell>
          <table:table-cell office:value-type="float" office:value="1.08203004933309" calcext:value-type="float">
            <text:p>1.08203004933309</text:p>
          </table:table-cell>
          <table:table-cell office:value-type="float" office:value="-0.0548800999505471" calcext:value-type="float">
            <text:p>-0.054880099950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342090298755" calcext:value-type="float">
            <text:p>1.08342090298755</text:p>
          </table:table-cell>
        </table:table-row>
        <table:table-row table:style-name="ro1">
          <table:table-cell office:value-type="float" office:value="2.11999999999994" calcext:value-type="float">
            <text:p>2.11999999999994</text:p>
          </table:table-cell>
          <table:table-cell office:value-type="float" office:value="1.09050694027246" calcext:value-type="float">
            <text:p>1.09050694027246</text:p>
          </table:table-cell>
          <table:table-cell office:value-type="float" office:value="-0.0593548189935093" calcext:value-type="float">
            <text:p>-0.059354818993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212104700906" calcext:value-type="float">
            <text:p>1.09212104700906</text:p>
          </table:table-cell>
        </table:table-row>
        <table:table-row table:style-name="ro1">
          <table:table-cell office:value-type="float" office:value="2.12999999999994" calcext:value-type="float">
            <text:p>2.12999999999994</text:p>
          </table:table-cell>
          <table:table-cell office:value-type="float" office:value="1.09913908816524" calcext:value-type="float">
            <text:p>1.09913908816524</text:p>
          </table:table-cell>
          <table:table-cell office:value-type="float" office:value="-0.0637270161604286" calcext:value-type="float">
            <text:p>-0.063727016160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098495344915" calcext:value-type="float">
            <text:p>1.10098495344915</text:p>
          </table:table-cell>
        </table:table-row>
        <table:table-row table:style-name="ro1">
          <table:table-cell office:value-type="float" office:value="2.13999999999994" calcext:value-type="float">
            <text:p>2.13999999999994</text:p>
          </table:table-cell>
          <table:table-cell office:value-type="float" office:value="1.10792275716974" calcext:value-type="float">
            <text:p>1.10792275716974</text:p>
          </table:table-cell>
          <table:table-cell office:value-type="float" office:value="-0.0679932785371814" calcext:value-type="float">
            <text:p>-0.067993278537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000717195018" calcext:value-type="float">
            <text:p>1.11000717195018</text:p>
          </table:table-cell>
        </table:table-row>
        <table:table-row table:style-name="ro1">
          <table:table-cell office:value-type="float" office:value="2.14999999999994" calcext:value-type="float">
            <text:p>2.14999999999994</text:p>
          </table:table-cell>
          <table:table-cell office:value-type="float" office:value="1.11685412592694" calcext:value-type="float">
            <text:p>1.11685412592694</text:p>
          </table:table-cell>
          <table:table-cell office:value-type="float" office:value="-0.072150332383058" calcext:value-type="float">
            <text:p>-0.072150332383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918220547997" calcext:value-type="float">
            <text:p>1.11918220547997</text:p>
          </table:table-cell>
        </table:table-row>
        <table:table-row table:style-name="ro1">
          <table:table-cell office:value-type="float" office:value="2.15999999999994" calcext:value-type="float">
            <text:p>2.15999999999994</text:p>
          </table:table-cell>
          <table:table-cell office:value-type="float" office:value="1.12592929237026" calcext:value-type="float">
            <text:p>1.12592929237026</text:p>
          </table:table-cell>
          <table:table-cell office:value-type="float" office:value="-0.0761950450884678" calcext:value-type="float">
            <text:p>-0.076195045088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850452206158" calcext:value-type="float">
            <text:p>1.12850452206158</text:p>
          </table:table-cell>
        </table:table-row>
        <table:table-row table:style-name="ro1">
          <table:table-cell office:value-type="float" office:value="2.16999999999994" calcext:value-type="float">
            <text:p>2.16999999999994</text:p>
          </table:table-cell>
          <table:table-cell office:value-type="float" office:value="1.13514427857127" calcext:value-type="float">
            <text:p>1.13514427857127</text:p>
          </table:table-cell>
          <table:table-cell office:value-type="float" office:value="-0.0801244269720433" calcext:value-type="float">
            <text:p>-0.080124426972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796856589745" calcext:value-type="float">
            <text:p>1.13796856589745</text:p>
          </table:table-cell>
        </table:table-row>
        <table:table-row table:style-name="ro1">
          <table:table-cell office:value-type="float" office:value="2.17999999999994" calcext:value-type="float">
            <text:p>2.17999999999994</text:p>
          </table:table-cell>
          <table:table-cell office:value-type="float" office:value="1.14449503561577" calcext:value-type="float">
            <text:p>1.14449503561577</text:p>
          </table:table-cell>
          <table:table-cell office:value-type="float" office:value="-0.0839356329168613" calcext:value-type="float">
            <text:p>-0.083935632916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756876788378" calcext:value-type="float">
            <text:p>1.14756876788378</text:p>
          </table:table-cell>
        </table:table-row>
        <table:table-row table:style-name="ro1">
          <table:table-cell office:value-type="float" office:value="2.18999999999993" calcext:value-type="float">
            <text:p>2.18999999999993</text:p>
          </table:table-cell>
          <table:table-cell office:value-type="float" office:value="1.15397744850546" calcext:value-type="float">
            <text:p>1.15397744850546</text:p>
          </table:table-cell>
          <table:table-cell office:value-type="float" office:value="-0.0876259638456405" calcext:value-type="float">
            <text:p>-0.087625963845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729955551665" calcext:value-type="float">
            <text:p>1.15729955551665</text:p>
          </table:table-cell>
        </table:table-row>
        <table:table-row table:style-name="ro1">
          <table:table-cell office:value-type="float" office:value="2.19999999999993" calcext:value-type="float">
            <text:p>2.19999999999993</text:p>
          </table:table-cell>
          <table:table-cell office:value-type="float" office:value="1.16358734107966" calcext:value-type="float">
            <text:p>1.16358734107966</text:p>
          </table:table-cell>
          <table:table-cell office:value-type="float" office:value="-0.0911928680350653" calcext:value-type="float">
            <text:p>-0.091192868035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715536219532" calcext:value-type="float">
            <text:p>1.16715536219532</text:p>
          </table:table-cell>
        </table:table-row>
        <table:table-row table:style-name="ro1">
          <table:table-cell office:value-type="float" office:value="2.20999999999993" calcext:value-type="float">
            <text:p>2.20999999999993</text:p>
          </table:table-cell>
          <table:table-cell office:value-type="float" office:value="1.17332048095221" calcext:value-type="float">
            <text:p>1.17332048095221</text:p>
          </table:table-cell>
          <table:table-cell office:value-type="float" office:value="-0.0946339422693698" calcext:value-type="float">
            <text:p>-0.09463394226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713063593272" calcext:value-type="float">
            <text:p>1.17713063593272</text:p>
          </table:table-cell>
        </table:table-row>
        <table:table-row table:style-name="ro1">
          <table:table-cell office:value-type="float" office:value="2.21999999999993" calcext:value-type="float">
            <text:p>2.21999999999993</text:p>
          </table:table-cell>
          <table:table-cell office:value-type="float" office:value="1.18317258445823" calcext:value-type="float">
            <text:p>1.18317258445823</text:p>
          </table:table-cell>
          <table:table-cell office:value-type="float" office:value="-0.0979469328335972" calcext:value-type="float">
            <text:p>-0.097946932833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721984748617" calcext:value-type="float">
            <text:p>1.18721984748617</text:p>
          </table:table-cell>
        </table:table-row>
        <table:table-row table:style-name="ro1">
          <table:table-cell office:value-type="float" office:value="2.22999999999993" calcext:value-type="float">
            <text:p>2.22999999999993</text:p>
          </table:table-cell>
          <table:table-cell office:value-type="float" office:value="1.19313932160593" calcext:value-type="float">
            <text:p>1.19313932160593</text:p>
          </table:table-cell>
          <table:table-cell office:value-type="float" office:value="-0.101129736347094" calcext:value-type="float">
            <text:p>-0.101129736347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741749792455" calcext:value-type="float">
            <text:p>1.19741749792455</text:p>
          </table:table-cell>
        </table:table-row>
        <table:table-row table:style-name="ro1">
          <table:table-cell office:value-type="float" office:value="2.23999999999993" calcext:value-type="float">
            <text:p>2.23999999999993</text:p>
          </table:table-cell>
          <table:table-cell office:value-type="float" office:value="1.20321632102815" calcext:value-type="float">
            <text:p>1.20321632102815</text:p>
          </table:table-cell>
          <table:table-cell office:value-type="float" office:value="-0.10418040043786" calcext:value-type="float">
            <text:p>-0.10418040043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771812565015" calcext:value-type="float">
            <text:p>1.20771812565015</text:p>
          </table:table-cell>
        </table:table-row>
        <table:table-row table:style-name="ro1">
          <table:table-cell office:value-type="float" office:value="2.24999999999993" calcext:value-type="float">
            <text:p>2.24999999999993</text:p>
          </table:table-cell>
          <table:table-cell office:value-type="float" office:value="1.21339917492894" calcext:value-type="float">
            <text:p>1.21339917492894</text:p>
          </table:table-cell>
          <table:table-cell office:value-type="float" office:value="-0.107097124258722" calcext:value-type="float">
            <text:p>-0.107097124258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811631289575" calcext:value-type="float">
            <text:p>1.21811631289575</text:p>
          </table:table-cell>
        </table:table-row>
        <table:table-row table:style-name="ro1">
          <table:table-cell office:value-type="float" office:value="2.25999999999993" calcext:value-type="float">
            <text:p>2.25999999999993</text:p>
          </table:table-cell>
          <table:table-cell office:value-type="float" office:value="1.22368344402007" calcext:value-type="float">
            <text:p>1.22368344402007</text:p>
          </table:table-cell>
          <table:table-cell office:value-type="float" office:value="-0.109878258846135" calcext:value-type="float">
            <text:p>-0.109878258846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860669171867" calcext:value-type="float">
            <text:p>1.22860669171867</text:p>
          </table:table-cell>
        </table:table-row>
        <table:table-row table:style-name="ro1">
          <table:table-cell office:value-type="float" office:value="2.26999999999993" calcext:value-type="float">
            <text:p>2.26999999999993</text:p>
          </table:table-cell>
          <table:table-cell office:value-type="float" office:value="1.23406466244268" calcext:value-type="float">
            <text:p>1.23406466244268</text:p>
          </table:table-cell>
          <table:table-cell office:value-type="float" office:value="-0.11252230732301" calcext:value-type="float">
            <text:p>-0.11252230732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918394951479" calcext:value-type="float">
            <text:p>1.23918394951479</text:p>
          </table:table-cell>
        </table:table-row>
        <table:table-row table:style-name="ro1">
          <table:table-cell office:value-type="float" office:value="2.27999999999993" calcext:value-type="float">
            <text:p>2.27999999999993</text:p>
          </table:table-cell>
          <table:table-cell office:value-type="float" office:value="1.24453834266926" calcext:value-type="float">
            <text:p>1.24453834266926</text:p>
          </table:table-cell>
          <table:table-cell office:value-type="float" office:value="-0.115027924946648" calcext:value-type="float">
            <text:p>-0.115027924946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984283407614" calcext:value-type="float">
            <text:p>1.24984283407614</text:p>
          </table:table-cell>
        </table:table-row>
        <table:table-row table:style-name="ro1">
          <table:table-cell office:value-type="float" office:value="2.28999999999993" calcext:value-type="float">
            <text:p>2.28999999999993</text:p>
          </table:table-cell>
          <table:table-cell office:value-type="float" office:value="1.25509998038121" calcext:value-type="float">
            <text:p>1.25509998038121</text:p>
          </table:table-cell>
          <table:table-cell office:value-type="float" office:value="-0.117393919003288" calcext:value-type="float">
            <text:p>-0.117393919003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057815821625" calcext:value-type="float">
            <text:p>1.26057815821625</text:p>
          </table:table-cell>
        </table:table-row>
        <table:table-row table:style-name="ro1">
          <table:table-cell office:value-type="float" office:value="2.29999999999993" calcext:value-type="float">
            <text:p>2.29999999999993</text:p>
          </table:table-cell>
          <table:table-cell office:value-type="float" office:value="1.2657450593174" calcext:value-type="float">
            <text:p>1.2657450593174</text:p>
          </table:table-cell>
          <table:table-cell office:value-type="float" office:value="-0.119619248550854" calcext:value-type="float">
            <text:p>-0.119619248550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138480398748" calcext:value-type="float">
            <text:p>1.27138480398748</text:p>
          </table:table-cell>
        </table:table-row>
        <table:table-row table:style-name="ro1">
          <table:table-cell office:value-type="float" office:value="2.30999999999993" calcext:value-type="float">
            <text:p>2.30999999999993</text:p>
          </table:table-cell>
          <table:table-cell office:value-type="float" office:value="1.27646905608893" calcext:value-type="float">
            <text:p>1.27646905608893</text:p>
          </table:table-cell>
          <table:table-cell office:value-type="float" office:value="-0.121703024011643" calcext:value-type="float">
            <text:p>-0.121703024011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22577265145" calcext:value-type="float">
            <text:p>1.2822577265145</text:p>
          </table:table-cell>
        </table:table-row>
        <table:table-row table:style-name="ro1">
          <table:table-cell office:value-type="float" office:value="2.31999999999993" calcext:value-type="float">
            <text:p>2.31999999999993</text:p>
          </table:table-cell>
          <table:table-cell office:value-type="float" office:value="1.28726744495586" calcext:value-type="float">
            <text:p>1.28726744495586</text:p>
          </table:table-cell>
          <table:table-cell office:value-type="float" office:value="-0.123644506616733" calcext:value-type="float">
            <text:p>-0.123644506616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319195746791" calcext:value-type="float">
            <text:p>1.29319195746791</text:p>
          </table:table-cell>
        </table:table-row>
        <table:table-row table:style-name="ro1">
          <table:table-cell office:value-type="float" office:value="2.32999999999993" calcext:value-type="float">
            <text:p>2.32999999999993</text:p>
          </table:table-cell>
          <table:table-cell office:value-type="float" office:value="1.29813570256124" calcext:value-type="float">
            <text:p>1.29813570256124</text:p>
          </table:table-cell>
          <table:table-cell office:value-type="float" office:value="-0.125443107704118" calcext:value-type="float">
            <text:p>-0.125443107704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418260820126" calcext:value-type="float">
            <text:p>1.30418260820126</text:p>
          </table:table-cell>
        </table:table-row>
        <table:table-row table:style-name="ro1">
          <table:table-cell office:value-type="float" office:value="2.33999999999993" calcext:value-type="float">
            <text:p>2.33999999999993</text:p>
          </table:table-cell>
          <table:table-cell office:value-type="float" office:value="1.30906931261821" calcext:value-type="float">
            <text:p>1.30906931261821</text:p>
          </table:table-cell>
          <table:table-cell office:value-type="float" office:value="-0.127098387872676" calcext:value-type="float">
            <text:p>-0.127098387872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522487257448" calcext:value-type="float">
            <text:p>1.31522487257448</text:p>
          </table:table-cell>
        </table:table-row>
        <table:table-row table:style-name="ro1">
          <table:table-cell office:value-type="float" office:value="2.34999999999993" calcext:value-type="float">
            <text:p>2.34999999999993</text:p>
          </table:table-cell>
          <table:table-cell office:value-type="float" office:value="1.32006377054589" calcext:value-type="float">
            <text:p>1.32006377054589</text:p>
          </table:table-cell>
          <table:table-cell office:value-type="float" office:value="-0.128610055994263" calcext:value-type="float">
            <text:p>-0.128610055994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631402948574" calcext:value-type="float">
            <text:p>1.32631402948574</text:p>
          </table:table-cell>
        </table:table-row>
        <table:table-row table:style-name="ro1">
          <table:table-cell office:value-type="float" office:value="2.35999999999993" calcext:value-type="float">
            <text:p>2.35999999999993</text:p>
          </table:table-cell>
          <table:table-cell office:value-type="float" office:value="1.33111458804989" calcext:value-type="float">
            <text:p>1.33111458804989</text:p>
          </table:table-cell>
          <table:table-cell office:value-type="float" office:value="-0.129977968086131" calcext:value-type="float">
            <text:p>-0.129977968086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744544513301" calcext:value-type="float">
            <text:p>1.33744544513301</text:p>
          </table:table-cell>
        </table:table-row>
        <table:table-row table:style-name="ro1">
          <table:table-cell office:value-type="float" office:value="2.36999999999993" calcext:value-type="float">
            <text:p>2.36999999999993</text:p>
          </table:table-cell>
          <table:table-cell office:value-type="float" office:value="1.34221729764336" calcext:value-type="float">
            <text:p>1.34221729764336</text:p>
          </table:table-cell>
          <table:table-cell office:value-type="float" office:value="-0.131202126046307" calcext:value-type="float">
            <text:p>-0.131202126046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861457502583" calcext:value-type="float">
            <text:p>1.34861457502583</text:p>
          </table:table-cell>
        </table:table-row>
        <table:table-row table:style-name="ro1">
          <table:table-cell office:value-type="float" office:value="2.37999999999993" calcext:value-type="float">
            <text:p>2.37999999999993</text:p>
          </table:table-cell>
          <table:table-cell office:value-type="float" office:value="1.35336745710464" calcext:value-type="float">
            <text:p>1.35336745710464</text:p>
          </table:table-cell>
          <table:table-cell office:value-type="float" office:value="-0.132282676254441" calcext:value-type="float">
            <text:p>-0.132282676254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981696576668" calcext:value-type="float">
            <text:p>1.35981696576668</text:p>
          </table:table-cell>
        </table:table-row>
        <table:table-row table:style-name="ro1">
          <table:table-cell office:value-type="float" office:value="2.38999999999993" calcext:value-type="float">
            <text:p>2.38999999999993</text:p>
          </table:table-cell>
          <table:table-cell office:value-type="float" office:value="1.36456065386759" calcext:value-type="float">
            <text:p>1.36456065386759</text:p>
          </table:table-cell>
          <table:table-cell office:value-type="float" office:value="-0.133219908040815" calcext:value-type="float">
            <text:p>-0.133219908040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104825662044" calcext:value-type="float">
            <text:p>1.37104825662044</text:p>
          </table:table-cell>
        </table:table-row>
        <table:table-row table:style-name="ro1">
          <table:table-cell office:value-type="float" office:value="2.39999999999993" calcext:value-type="float">
            <text:p>2.39999999999993</text:p>
          </table:table-cell>
          <table:table-cell office:value-type="float" office:value="1.37579250934091" calcext:value-type="float">
            <text:p>1.37579250934091</text:p>
          </table:table-cell>
          <table:table-cell office:value-type="float" office:value="-0.134014252026291" calcext:value-type="float">
            <text:p>-0.13401425202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230418088955" calcext:value-type="float">
            <text:p>1.38230418088955</text:p>
          </table:table-cell>
        </table:table-row>
        <table:table-row table:style-name="ro1">
          <table:table-cell office:value-type="float" office:value="2.40999999999993" calcext:value-type="float">
            <text:p>2.40999999999993</text:p>
          </table:table-cell>
          <table:table-cell office:value-type="float" office:value="1.38705868315274" calcext:value-type="float">
            <text:p>1.38705868315274</text:p>
          </table:table-cell>
          <table:table-cell office:value-type="float" office:value="-0.134666278336164" calcext:value-type="float">
            <text:p>-0.13466627833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358056711133" calcext:value-type="float">
            <text:p>1.39358056711133</text:p>
          </table:table-cell>
        </table:table-row>
        <table:table-row table:style-name="ro1">
          <table:table-cell office:value-type="float" office:value="2.41999999999993" calcext:value-type="float">
            <text:p>2.41999999999993</text:p>
          </table:table-cell>
          <table:table-cell office:value-type="float" office:value="1.39835487731686" calcext:value-type="float">
            <text:p>1.39835487731686</text:p>
          </table:table-cell>
          <table:table-cell office:value-type="float" office:value="-0.135176694690947" calcext:value-type="float">
            <text:p>-0.135176694690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487334009277" calcext:value-type="float">
            <text:p>1.40487334009277</text:p>
          </table:table-cell>
        </table:table-row>
        <table:table-row table:style-name="ro1">
          <table:table-cell office:value-type="float" office:value="2.42999999999993" calcext:value-type="float">
            <text:p>2.42999999999993</text:p>
          </table:table-cell>
          <table:table-cell office:value-type="float" office:value="1.40967684031754" calcext:value-type="float">
            <text:p>1.40967684031754</text:p>
          </table:table-cell>
          <table:table-cell office:value-type="float" office:value="-0.13554634437705" calcext:value-type="float">
            <text:p>-0.13554634437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617852179788" calcext:value-type="float">
            <text:p>1.41617852179788</text:p>
          </table:table-cell>
        </table:table-row>
        <table:table-row table:style-name="ro1">
          <table:table-cell office:value-type="float" office:value="2.43999999999993" calcext:value-type="float">
            <text:p>2.43999999999993</text:p>
          </table:table-cell>
          <table:table-cell office:value-type="float" office:value="1.42102037110892" calcext:value-type="float">
            <text:p>1.42102037110892</text:p>
          </table:table-cell>
          <table:table-cell office:value-type="float" office:value="-0.135776204100614" calcext:value-type="float">
            <text:p>-0.135776204100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749223210023" calcext:value-type="float">
            <text:p>1.42749223210023</text:p>
          </table:table-cell>
        </table:table-row>
        <table:table-row table:style-name="ro1">
          <table:table-cell office:value-type="float" office:value="2.44999999999993" calcext:value-type="float">
            <text:p>2.44999999999993</text:p>
          </table:table-cell>
          <table:table-cell office:value-type="float" office:value="1.4323813230266" calcext:value-type="float">
            <text:p>1.4323813230266</text:p>
          </table:table-cell>
          <table:table-cell office:value-type="float" office:value="-0.13586738172795" calcext:value-type="float">
            <text:p>-0.13586738172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881068941436" calcext:value-type="float">
            <text:p>1.43881068941436</text:p>
          </table:table-cell>
        </table:table-row>
        <table:table-row table:style-name="ro1">
          <table:table-cell office:value-type="float" office:value="2.45999999999993" calcext:value-type="float">
            <text:p>2.45999999999993</text:p>
          </table:table-cell>
          <table:table-cell office:value-type="float" office:value="1.44375560760761" calcext:value-type="float">
            <text:p>1.44375560760761</text:p>
          </table:table-cell>
          <table:table-cell office:value-type="float" office:value="-0.135821113915514" calcext:value-type="float">
            <text:p>-0.135821113915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01302112168" calcext:value-type="float">
            <text:p>1.4501302112168</text:p>
          </table:table-cell>
        </table:table-row>
        <table:table-row table:style-name="ro1">
          <table:table-cell office:value-type="float" office:value="2.46999999999993" calcext:value-type="float">
            <text:p>2.46999999999993</text:p>
          </table:table-cell>
          <table:table-cell office:value-type="float" office:value="1.45513919831639" calcext:value-type="float">
            <text:p>1.45513919831639</text:p>
          </table:table-cell>
          <table:table-cell office:value-type="float" office:value="-0.135638763633438" calcext:value-type="float">
            <text:p>-0.135638763633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144721446821" calcext:value-type="float">
            <text:p>1.46144721446821</text:p>
          </table:table-cell>
        </table:table-row>
        <table:table-row table:style-name="ro1">
          <table:table-cell office:value-type="float" office:value="2.47999999999993" calcext:value-type="float">
            <text:p>2.47999999999993</text:p>
          </table:table-cell>
          <table:table-cell office:value-type="float" office:value="1.46652813417338" calcext:value-type="float">
            <text:p>1.46652813417338</text:p>
          </table:table-cell>
          <table:table-cell office:value-type="float" office:value="-0.135321817585477" calcext:value-type="float">
            <text:p>-0.135321817585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275821594608" calcext:value-type="float">
            <text:p>1.47275821594608</text:p>
          </table:table-cell>
        </table:table-row>
        <table:table-row table:style-name="ro1">
          <table:table-cell office:value-type="float" office:value="2.48999999999993" calcext:value-type="float">
            <text:p>2.48999999999993</text:p>
          </table:table-cell>
          <table:table-cell office:value-type="float" office:value="1.47791852328411" calcext:value-type="float">
            <text:p>1.47791852328411</text:p>
          </table:table-cell>
          <table:table-cell office:value-type="float" office:value="-0.134871883529656" calcext:value-type="float">
            <text:p>-0.134871883529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405983249771" calcext:value-type="float">
            <text:p>1.48405983249771</text:p>
          </table:table-cell>
        </table:table-row>
        <table:table-row table:style-name="ro1">
          <table:table-cell office:value-type="float" office:value="2.49999999999993" calcext:value-type="float">
            <text:p>2.49999999999993</text:p>
          </table:table-cell>
          <table:table-cell office:value-type="float" office:value="1.48930654626563" calcext:value-type="float">
            <text:p>1.48930654626563</text:p>
          </table:table-cell>
          <table:table-cell office:value-type="float" office:value="-0.134290687502503" calcext:value-type="float">
            <text:p>-0.134290687502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534878122115" calcext:value-type="float">
            <text:p>1.49534878122115</text:p>
          </table:table-cell>
        </table:table-row>
        <table:table-row table:style-name="ro1">
          <table:table-cell office:value-type="float" office:value="2.50999999999993" calcext:value-type="float">
            <text:p>2.50999999999993</text:p>
          </table:table-cell>
          <table:table-cell office:value-type="float" office:value="1.50068845956825" calcext:value-type="float">
            <text:p>1.50068845956825</text:p>
          </table:table-cell>
          <table:table-cell office:value-type="float" office:value="-0.133580070951354" calcext:value-type="float">
            <text:p>-0.133580070951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66218795825" calcext:value-type="float">
            <text:p>1.5066218795825</text:p>
          </table:table-cell>
        </table:table-row>
        <table:table-row table:style-name="ro1">
          <table:table-cell office:value-type="float" office:value="2.51999999999993" calcext:value-type="float">
            <text:p>2.51999999999993</text:p>
          </table:table-cell>
          <table:table-cell office:value-type="float" office:value="1.51206059869002" calcext:value-type="float">
            <text:p>1.51206059869002</text:p>
          </table:table-cell>
          <table:table-cell office:value-type="float" office:value="-0.132741987777829" calcext:value-type="float">
            <text:p>-0.132741987777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787604547605" calcext:value-type="float">
            <text:p>1.51787604547605</text:p>
          </table:table-cell>
        </table:table-row>
        <table:table-row table:style-name="ro1">
          <table:table-cell office:value-type="float" office:value="2.52999999999993" calcext:value-type="float">
            <text:p>2.52999999999993</text:p>
          </table:table-cell>
          <table:table-cell office:value-type="float" office:value="1.52341938128183" calcext:value-type="float">
            <text:p>1.52341938128183</text:p>
          </table:table-cell>
          <table:table-cell office:value-type="float" office:value="-0.131778501296714" calcext:value-type="float">
            <text:p>-0.131778501296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910829723376" calcext:value-type="float">
            <text:p>1.52910829723376</text:p>
          </table:table-cell>
        </table:table-row>
        <table:table-row table:style-name="ro1">
          <table:table-cell office:value-type="float" office:value="2.53999999999993" calcext:value-type="float">
            <text:p>2.53999999999993</text:p>
          </table:table-cell>
          <table:table-cell office:value-type="float" office:value="1.53476131014106" calcext:value-type="float">
            <text:p>1.53476131014106</text:p>
          </table:table-cell>
          <table:table-cell office:value-type="float" office:value="-0.130691781114062" calcext:value-type="float">
            <text:p>-0.130691781114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031575358972" calcext:value-type="float">
            <text:p>1.54031575358972</text:p>
          </table:table-cell>
        </table:table-row>
        <table:table-row table:style-name="ro1">
          <table:table-cell office:value-type="float" office:value="2.54999999999993" calcext:value-type="float">
            <text:p>2.54999999999993</text:p>
          </table:table-cell>
          <table:table-cell office:value-type="float" office:value="1.54608297609184" calcext:value-type="float">
            <text:p>1.54608297609184</text:p>
          </table:table-cell>
          <table:table-cell office:value-type="float" office:value="-0.12948409992817" calcext:value-type="float">
            <text:p>-0.12948409992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149563360494" calcext:value-type="float">
            <text:p>1.55149563360494</text:p>
          </table:table-cell>
        </table:table-row>
        <table:table-row table:style-name="ro1">
          <table:table-cell office:value-type="float" office:value="2.55999999999993" calcext:value-type="float">
            <text:p>2.55999999999993</text:p>
          </table:table-cell>
          <table:table-cell office:value-type="float" office:value="1.55738106075008" calcext:value-type="float">
            <text:p>1.55738106075008</text:p>
          </table:table-cell>
          <table:table-cell office:value-type="float" office:value="-0.128157830257691" calcext:value-type="float">
            <text:p>-0.128157830257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264525655678" calcext:value-type="float">
            <text:p>1.56264525655678</text:p>
          </table:table-cell>
        </table:table-row>
        <table:table-row table:style-name="ro1">
          <table:table-cell office:value-type="float" office:value="2.56999999999993" calcext:value-type="float">
            <text:p>2.56999999999993</text:p>
          </table:table-cell>
          <table:table-cell office:value-type="float" office:value="1.56865233917168" calcext:value-type="float">
            <text:p>1.56865233917168</text:p>
          </table:table-cell>
          <table:table-cell office:value-type="float" office:value="-0.126715441100775" calcext:value-type="float">
            <text:p>-0.126715441100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376204179734" calcext:value-type="float">
            <text:p>1.57376204179734</text:p>
          </table:table-cell>
        </table:table-row>
        <table:table-row table:style-name="ro1">
          <table:table-cell office:value-type="float" office:value="2.57999999999993" calcext:value-type="float">
            <text:p>2.57999999999993</text:p>
          </table:table-cell>
          <table:table-cell office:value-type="float" office:value="1.57989368238228" calcext:value-type="float">
            <text:p>1.57989368238228</text:p>
          </table:table-cell>
          <table:table-cell office:value-type="float" office:value="-0.125159494529097" calcext:value-type="float">
            <text:p>-0.125159494529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484350858444" calcext:value-type="float">
            <text:p>1.58484350858444</text:p>
          </table:table-cell>
        </table:table-row>
        <table:table-row table:style-name="ro1">
          <table:table-cell office:value-type="float" office:value="2.58999999999993" calcext:value-type="float">
            <text:p>2.58999999999993</text:p>
          </table:table-cell>
          <table:table-cell office:value-type="float" office:value="1.59110205978722" calcext:value-type="float">
            <text:p>1.59110205978722</text:p>
          </table:table-cell>
          <table:table-cell office:value-type="float" office:value="-0.123492642221073" calcext:value-type="float">
            <text:p>-0.12349264222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588727588821" calcext:value-type="float">
            <text:p>1.59588727588821</text:p>
          </table:table-cell>
        </table:table-row>
        <table:table-row table:style-name="ro1">
          <table:table-cell office:value-type="float" office:value="2.59999999999993" calcext:value-type="float">
            <text:p>2.59999999999993</text:p>
          </table:table-cell>
          <table:table-cell office:value-type="float" office:value="1.60227454146044" calcext:value-type="float">
            <text:p>1.60227454146044</text:p>
          </table:table-cell>
          <table:table-cell office:value-type="float" office:value="-0.121717621938193" calcext:value-type="float">
            <text:p>-0.121717621938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689106217645" calcext:value-type="float">
            <text:p>1.60689106217645</text:p>
          </table:table-cell>
        </table:table-row>
        <table:table-row table:style-name="ro1">
          <table:table-cell office:value-type="float" office:value="2.60999999999993" calcext:value-type="float">
            <text:p>2.60999999999993</text:p>
          </table:table-cell>
          <table:table-cell office:value-type="float" office:value="1.61340830031102" calcext:value-type="float">
            <text:p>1.61340830031102</text:p>
          </table:table-cell>
          <table:table-cell office:value-type="float" office:value="-0.119837253948465" calcext:value-type="float">
            <text:p>-0.119837253948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78526851807" calcext:value-type="float">
            <text:p>1.6178526851807</text:p>
          </table:table-cell>
        </table:table-row>
        <table:table-row table:style-name="ro1">
          <table:table-cell office:value-type="float" office:value="2.61999999999993" calcext:value-type="float">
            <text:p>2.61999999999993</text:p>
          </table:table-cell>
          <table:table-cell office:value-type="float" office:value="1.62450061412677" calcext:value-type="float">
            <text:p>1.62450061412677</text:p>
          </table:table-cell>
          <table:table-cell office:value-type="float" office:value="-0.117854437401399" calcext:value-type="float">
            <text:p>-0.117854437401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877006164574" calcext:value-type="float">
            <text:p>1.62877006164574</text:p>
          </table:table-cell>
        </table:table-row>
        <table:table-row table:style-name="ro1">
          <table:table-cell office:value-type="float" office:value="2.62999999999993" calcext:value-type="float">
            <text:p>2.62999999999993</text:p>
          </table:table-cell>
          <table:table-cell office:value-type="float" office:value="1.63554886749345" calcext:value-type="float">
            <text:p>1.63554886749345</text:p>
          </table:table-cell>
          <table:table-cell office:value-type="float" office:value="-0.115772146658149" calcext:value-type="float">
            <text:p>-0.115772146658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964120706359" calcext:value-type="float">
            <text:p>1.63964120706359</text:p>
          </table:table-cell>
        </table:table-row>
        <table:table-row table:style-name="ro1">
          <table:table-cell office:value-type="float" office:value="2.63999999999993" calcext:value-type="float">
            <text:p>2.63999999999993</text:p>
          </table:table-cell>
          <table:table-cell office:value-type="float" office:value="1.64655055358925" calcext:value-type="float">
            <text:p>1.64655055358925</text:p>
          </table:table-cell>
          <table:table-cell office:value-type="float" office:value="-0.113593427581404" calcext:value-type="float">
            <text:p>-0.113593427581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046423539401" calcext:value-type="float">
            <text:p>1.65046423539401</text:p>
          </table:table-cell>
        </table:table-row>
        <table:table-row table:style-name="ro1">
          <table:table-cell office:value-type="float" office:value="2.64999999999993" calcext:value-type="float">
            <text:p>2.64999999999993</text:p>
          </table:table-cell>
          <table:table-cell office:value-type="float" office:value="1.65750327585392" calcext:value-type="float">
            <text:p>1.65750327585392</text:p>
          </table:table-cell>
          <table:table-cell office:value-type="float" office:value="-0.111321393788902" calcext:value-type="float">
            <text:p>-0.111321393788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123735877255" calcext:value-type="float">
            <text:p>1.66123735877255</text:p>
          </table:table-cell>
        </table:table-row>
        <table:table-row table:style-name="ro1">
          <table:table-cell office:value-type="float" office:value="2.65999999999992" calcext:value-type="float">
            <text:p>2.65999999999992</text:p>
          </table:table-cell>
          <table:table-cell office:value-type="float" office:value="1.66840474953189" calcext:value-type="float">
            <text:p>1.66840474953189</text:p>
          </table:table-cell>
          <table:table-cell office:value-type="float" office:value="-0.108959222874598" calcext:value-type="float">
            <text:p>-0.108959222874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195888720686" calcext:value-type="float">
            <text:p>1.67195888720686</text:p>
          </table:table-cell>
        </table:table-row>
        <table:table-row table:style-name="ro1">
          <table:table-cell office:value-type="float" office:value="2.66999999999993" calcext:value-type="float">
            <text:p>2.66999999999993</text:p>
          </table:table-cell>
          <table:table-cell office:value-type="float" office:value="1.67925280308917" calcext:value-type="float">
            <text:p>1.67925280308917</text:p>
          </table:table-cell>
          <table:table-cell office:value-type="float" office:value="-0.106510152602005" calcext:value-type="float">
            <text:p>-0.10651015260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262722826244" calcext:value-type="float">
            <text:p>1.68262722826244</text:p>
          </table:table-cell>
        </table:table-row>
        <table:table-row table:style-name="ro1">
          <table:table-cell office:value-type="float" office:value="2.67999999999992" calcext:value-type="float">
            <text:p>2.67999999999992</text:p>
          </table:table-cell>
          <table:table-cell office:value-type="float" office:value="1.69004537950386" calcext:value-type="float">
            <text:p>1.69004537950386</text:p>
          </table:table-cell>
          <table:table-cell office:value-type="float" office:value="-0.103977477073134" calcext:value-type="float">
            <text:p>-0.103977477073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324088673787" calcext:value-type="float">
            <text:p>1.69324088673787</text:p>
          </table:table-cell>
        </table:table-row>
        <table:table-row table:style-name="ro1">
          <table:table-cell office:value-type="float" office:value="2.68999999999992" calcext:value-type="float">
            <text:p>2.68999999999992</text:p>
          </table:table-cell>
          <table:table-cell office:value-type="float" office:value="1.70078053742998" calcext:value-type="float">
            <text:p>1.70078053742998</text:p>
          </table:table-cell>
          <table:table-cell office:value-type="float" office:value="-0.10136454287779" calcext:value-type="float">
            <text:p>-0.10136454287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379846433005" calcext:value-type="float">
            <text:p>1.70379846433005</text:p>
          </table:table-cell>
        </table:table-row>
        <table:table-row table:style-name="ro1">
          <table:table-cell office:value-type="float" office:value="2.69999999999992" calcext:value-type="float">
            <text:p>2.69999999999992</text:p>
          </table:table-cell>
          <table:table-cell office:value-type="float" office:value="1.71145645223495" calcext:value-type="float">
            <text:p>1.71145645223495</text:p>
          </table:table-cell>
          <table:table-cell office:value-type="float" office:value="-0.0986747452269177" calcext:value-type="float">
            <text:p>-0.098674745226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429865928963" calcext:value-type="float">
            <text:p>1.71429865928963</text:p>
          </table:table-cell>
        </table:table-row>
        <table:table-row table:style-name="ro1">
          <table:table-cell office:value-type="float" office:value="2.70999999999992" calcext:value-type="float">
            <text:p>2.70999999999992</text:p>
          </table:table-cell>
          <table:table-cell office:value-type="float" office:value="1.72207141691064" calcext:value-type="float">
            <text:p>1.72207141691064</text:p>
          </table:table-cell>
          <table:table-cell office:value-type="float" office:value="-0.0959115240739599" calcext:value-type="float">
            <text:p>-0.09591152407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47402660664" calcext:value-type="float">
            <text:p>1.7247402660664</text:p>
          </table:table-cell>
        </table:table-row>
        <table:table-row table:style-name="ro1">
          <table:table-cell office:value-type="float" office:value="2.71999999999992" calcext:value-type="float">
            <text:p>2.71999999999992</text:p>
          </table:table-cell>
          <table:table-cell office:value-type="float" office:value="1.7326238428585" calcext:value-type="float">
            <text:p>1.7326238428585</text:p>
          </table:table-cell>
          <table:table-cell office:value-type="float" office:value="-0.09307836022865" calcext:value-type="float">
            <text:p>-0.09307836022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512217494464" calcext:value-type="float">
            <text:p>1.73512217494464</text:p>
          </table:table-cell>
        </table:table-row>
        <table:table-row table:style-name="ro1">
          <table:table-cell office:value-type="float" office:value="2.72999999999992" calcext:value-type="float">
            <text:p>2.72999999999992</text:p>
          </table:table-cell>
          <table:table-cell office:value-type="float" office:value="1.74311226054901" calcext:value-type="float">
            <text:p>1.74311226054901</text:p>
          </table:table-cell>
          <table:table-cell office:value-type="float" office:value="-0.0901787714667346" calcext:value-type="float">
            <text:p>-0.090178771466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544337166794" calcext:value-type="float">
            <text:p>1.74544337166794</text:p>
          </table:table-cell>
        </table:table-row>
        <table:table-row table:style-name="ro1">
          <table:table-cell office:value-type="float" office:value="2.73999999999992" calcext:value-type="float">
            <text:p>2.73999999999992</text:p>
          </table:table-cell>
          <table:table-cell office:value-type="float" office:value="1.75353532005609" calcext:value-type="float">
            <text:p>1.75353532005609</text:p>
          </table:table-cell>
          <table:table-cell office:value-type="float" office:value="-0.0872163086399526" calcext:value-type="float">
            <text:p>-0.087216308639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570293705313" calcext:value-type="float">
            <text:p>1.75570293705313</text:p>
          </table:table-cell>
        </table:table-row>
        <table:table-row table:style-name="ro1">
          <table:table-cell office:value-type="float" office:value="2.74999999999992" calcext:value-type="float">
            <text:p>2.74999999999992</text:p>
          </table:table-cell>
          <table:table-cell office:value-type="float" office:value="1.76389179146721" calcext:value-type="float">
            <text:p>1.76389179146721</text:p>
          </table:table-cell>
          <table:table-cell office:value-type="float" office:value="-0.0841945517898818" calcext:value-type="float">
            <text:p>-0.084194551789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590004659281" calcext:value-type="float">
            <text:p>1.76590004659281</text:p>
          </table:table-cell>
        </table:table-row>
        <table:table-row table:style-name="ro1">
          <table:table-cell office:value-type="float" office:value="2.75999999999992" calcext:value-type="float">
            <text:p>2.75999999999992</text:p>
          </table:table-cell>
          <table:table-cell office:value-type="float" office:value="1.77418056516968" calcext:value-type="float">
            <text:p>1.77418056516968</text:p>
          </table:table-cell>
          <table:table-cell office:value-type="float" office:value="-0.0811171062698389" calcext:value-type="float">
            <text:p>-0.081117106269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603397004545" calcext:value-type="float">
            <text:p>1.77603397004545</text:p>
          </table:table-cell>
        </table:table-row>
        <table:table-row table:style-name="ro1">
          <table:table-cell office:value-type="float" office:value="2.76999999999992" calcext:value-type="float">
            <text:p>2.76999999999992</text:p>
          </table:table-cell>
          <table:table-cell office:value-type="float" office:value="1.78440065201452" calcext:value-type="float">
            <text:p>1.78440065201452</text:p>
          </table:table-cell>
          <table:table-cell office:value-type="float" office:value="-0.0779875988782917" calcext:value-type="float">
            <text:p>-0.077987598878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610407101285" calcext:value-type="float">
            <text:p>1.78610407101285</text:p>
          </table:table-cell>
        </table:table-row>
        <table:table-row table:style-name="ro1">
          <table:table-cell office:value-type="float" office:value="2.77999999999992" calcext:value-type="float">
            <text:p>2.77999999999992</text:p>
          </table:table-cell>
          <table:table-cell office:value-type="float" office:value="1.79455118335847" calcext:value-type="float">
            <text:p>1.79455118335847</text:p>
          </table:table-cell>
          <table:table-cell office:value-type="float" office:value="-0.0748096740079421" calcext:value-type="float">
            <text:p>-0.074809674007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610980650362" calcext:value-type="float">
            <text:p>1.79610980650362</text:p>
          </table:table-cell>
        </table:table-row>
        <table:table-row table:style-name="ro1">
          <table:table-cell office:value-type="float" office:value="2.78999999999992" calcext:value-type="float">
            <text:p>2.78999999999992</text:p>
          </table:table-cell>
          <table:table-cell office:value-type="float" office:value="1.8046314109854" calcext:value-type="float">
            <text:p>1.8046314109854</text:p>
          </table:table-cell>
          <table:table-cell office:value-type="float" office:value="-0.0715869898137828" calcext:value-type="float">
            <text:p>-0.071586989813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605072648189" calcext:value-type="float">
            <text:p>1.80605072648189</text:p>
          </table:table-cell>
        </table:table-row>
        <table:table-row table:style-name="ro1">
          <table:table-cell office:value-type="float" office:value="2.79999999999992" calcext:value-type="float">
            <text:p>2.79999999999992</text:p>
          </table:table-cell>
          <table:table-cell office:value-type="float" office:value="1.81464070690849" calcext:value-type="float">
            <text:p>1.81464070690849</text:p>
          </table:table-cell>
          <table:table-cell office:value-type="float" office:value="-0.0683232144043363" calcext:value-type="float">
            <text:p>-0.068323214404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592647340025" calcext:value-type="float">
            <text:p>1.81592647340025</text:p>
          </table:table-cell>
        </table:table-row>
        <table:table-row table:style-name="ro1">
          <table:table-cell office:value-type="float" office:value="2.80999999999992" calcext:value-type="float">
            <text:p>2.80999999999992</text:p>
          </table:table-cell>
          <table:table-cell office:value-type="float" office:value="1.82457856305444" calcext:value-type="float">
            <text:p>1.82457856305444</text:p>
          </table:table-cell>
          <table:table-cell office:value-type="float" office:value="-0.0650220220589887" calcext:value-type="float">
            <text:p>-0.065022022058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2573678171593" calcext:value-type="float">
            <text:p>1.82573678171593</text:p>
          </table:table-cell>
        </table:table-row>
        <table:table-row table:style-name="ro1">
          <table:table-cell office:value-type="float" office:value="2.81999999999992" calcext:value-type="float">
            <text:p>2.81999999999992</text:p>
          </table:table-cell>
          <table:table-cell office:value-type="float" office:value="1.83444459083111" calcext:value-type="float">
            <text:p>1.83444459083111</text:p>
          </table:table-cell>
          <table:table-cell office:value-type="float" office:value="-0.0616870894756242" calcext:value-type="float">
            <text:p>-0.06168708947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548147738884" calcext:value-type="float">
            <text:p>1.83548147738884</text:p>
          </table:table-cell>
        </table:table-row>
        <table:table-row table:style-name="ro1">
          <table:table-cell office:value-type="float" office:value="2.82999999999992" calcext:value-type="float">
            <text:p>2.82999999999992</text:p>
          </table:table-cell>
          <table:table-cell office:value-type="float" office:value="1.84423852058022" calcext:value-type="float">
            <text:p>1.84423852058022</text:p>
          </table:table-cell>
          <table:table-cell office:value-type="float" office:value="-0.058322092051816" calcext:value-type="float">
            <text:p>-0.058322092051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51604773605" calcext:value-type="float">
            <text:p>1.8451604773605</text:p>
          </table:table-cell>
        </table:table-row>
        <table:table-row table:style-name="ro1">
          <table:table-cell office:value-type="float" office:value="2.83999999999992" calcext:value-type="float">
            <text:p>2.83999999999992</text:p>
          </table:table-cell>
          <table:table-cell office:value-type="float" office:value="1.85396020091666" calcext:value-type="float">
            <text:p>1.85396020091666</text:p>
          </table:table-cell>
          <table:table-cell office:value-type="float" office:value="-0.0549307002025563" calcext:value-type="float">
            <text:p>-0.054930700202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477378901247" calcext:value-type="float">
            <text:p>1.85477378901247</text:p>
          </table:table-cell>
        </table:table-row>
        <table:table-row table:style-name="ro1">
          <table:table-cell office:value-type="float" office:value="2.84999999999992" calcext:value-type="float">
            <text:p>2.84999999999992</text:p>
          </table:table-cell>
          <table:table-cell office:value-type="float" office:value="1.8636095979564" calcext:value-type="float">
            <text:p>1.8636095979564</text:p>
          </table:table-cell>
          <table:table-cell office:value-type="float" office:value="-0.0515165757188228" calcext:value-type="float">
            <text:p>-0.051516575718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432150960316" calcext:value-type="float">
            <text:p>1.86432150960316</text:p>
          </table:table-cell>
        </table:table-row>
        <table:table-row table:style-name="ro1">
          <table:table-cell office:value-type="float" office:value="2.85999999999992" calcext:value-type="float">
            <text:p>2.85999999999992</text:p>
          </table:table-cell>
          <table:table-cell office:value-type="float" office:value="1.87318679443448" calcext:value-type="float">
            <text:p>1.87318679443448</text:p>
          </table:table-cell>
          <table:table-cell office:value-type="float" office:value="-0.0480833681690826" calcext:value-type="float">
            <text:p>-0.04808336816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380382568139" calcext:value-type="float">
            <text:p>1.87380382568139</text:p>
          </table:table-cell>
        </table:table-row>
        <table:table-row table:style-name="ro1">
          <table:table-cell office:value-type="float" office:value="2.86999999999992" calcext:value-type="float">
            <text:p>2.86999999999992</text:p>
          </table:table-cell>
          <table:table-cell office:value-type="float" office:value="1.88269198871542" calcext:value-type="float">
            <text:p>1.88269198871542</text:p>
          </table:table-cell>
          <table:table-cell office:value-type="float" office:value="-0.0446347113482061" calcext:value-type="float">
            <text:p>-0.044634711348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32210124758" calcext:value-type="float">
            <text:p>1.8832210124758</text:p>
          </table:table-cell>
        </table:table-row>
        <table:table-row table:style-name="ro1">
          <table:table-cell office:value-type="float" office:value="2.87999999999992" calcext:value-type="float">
            <text:p>2.87999999999992</text:p>
          </table:table-cell>
          <table:table-cell office:value-type="float" office:value="1.89212549369792" calcext:value-type="float">
            <text:p>1.89212549369792</text:p>
          </table:table-cell>
          <table:table-cell office:value-type="float" office:value="-0.0411742197755467" calcext:value-type="float">
            <text:p>-0.041174219775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257343325847" calcext:value-type="float">
            <text:p>1.89257343325847</text:p>
          </table:table-cell>
        </table:table-row>
        <table:table-row table:style-name="ro1">
          <table:table-cell office:value-type="float" office:value="2.88999999999992" calcext:value-type="float">
            <text:p>2.88999999999992</text:p>
          </table:table-cell>
          <table:table-cell office:value-type="float" office:value="1.9014877356156" calcext:value-type="float">
            <text:p>1.9014877356156</text:p>
          </table:table-cell>
          <table:table-cell office:value-type="float" office:value="-0.0377054852465795" calcext:value-type="float">
            <text:p>-0.03770548524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186153868104" calcext:value-type="float">
            <text:p>1.90186153868104</text:p>
          </table:table-cell>
        </table:table-row>
        <table:table-row table:style-name="ro1">
          <table:table-cell office:value-type="float" office:value="2.89999999999992" calcext:value-type="float">
            <text:p>2.89999999999992</text:p>
          </table:table-cell>
          <table:table-cell office:value-type="float" office:value="1.91077925273681" calcext:value-type="float">
            <text:p>1.91077925273681</text:p>
          </table:table-cell>
          <table:table-cell office:value-type="float" office:value="-0.0342320734400032" calcext:value-type="float">
            <text:p>-0.03423207344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10858660828" calcext:value-type="float">
            <text:p>1.9110858660828</text:p>
          </table:table-cell>
        </table:table-row>
        <table:table-row table:style-name="ro1">
          <table:table-cell office:value-type="float" office:value="2.90999999999992" calcext:value-type="float">
            <text:p>2.90999999999992</text:p>
          </table:table-cell>
          <table:table-cell office:value-type="float" office:value="1.92000069396494" calcext:value-type="float">
            <text:p>1.92000069396494</text:p>
          </table:table-cell>
          <table:table-cell office:value-type="float" office:value="-0.0307575205837157" calcext:value-type="float">
            <text:p>-0.030757520583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024703876827" calcext:value-type="float">
            <text:p>1.92024703876827</text:p>
          </table:table-cell>
        </table:table-row>
        <table:table-row table:style-name="ro1">
          <table:table-cell office:value-type="float" office:value="2.91999999999992" calcext:value-type="float">
            <text:p>2.91999999999992</text:p>
          </table:table-cell>
          <table:table-cell office:value-type="float" office:value="1.92915281734216" calcext:value-type="float">
            <text:p>1.92915281734216</text:p>
          </table:table-cell>
          <table:table-cell office:value-type="float" office:value="-0.0272853301823075" calcext:value-type="float">
            <text:p>-0.027285330182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93457652537" calcext:value-type="float">
            <text:p>1.9293457652537</text:p>
          </table:table-cell>
        </table:table-row>
        <table:table-row table:style-name="ro1">
          <table:table-cell office:value-type="float" office:value="2.92999999999992" calcext:value-type="float">
            <text:p>2.92999999999992</text:p>
          </table:table-cell>
          <table:table-cell office:value-type="float" office:value="1.9382364884587" calcext:value-type="float">
            <text:p>1.9382364884587</text:p>
          </table:table-cell>
          <table:table-cell office:value-type="float" office:value="-0.0238189698089637" calcext:value-type="float">
            <text:p>-0.023818969808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838283848044" calcext:value-type="float">
            <text:p>1.93838283848044</text:p>
          </table:table-cell>
        </table:table-row>
        <table:table-row table:style-name="ro1">
          <table:table-cell office:value-type="float" office:value="2.93999999999992" calcext:value-type="float">
            <text:p>2.93999999999992</text:p>
          </table:table-cell>
          <table:table-cell office:value-type="float" office:value="1.94725267877049" calcext:value-type="float">
            <text:p>1.94725267877049</text:p>
          </table:table-cell>
          <table:table-cell office:value-type="float" office:value="-0.0203618679637747" calcext:value-type="float">
            <text:p>-0.020361867963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35913499432" calcext:value-type="float">
            <text:p>1.94735913499432</text:p>
          </table:table-cell>
        </table:table-row>
        <table:table-row table:style-name="ro1">
          <table:table-cell office:value-type="float" office:value="2.94999999999992" calcext:value-type="float">
            <text:p>2.94999999999992</text:p>
          </table:table-cell>
          <table:table-cell office:value-type="float" office:value="1.95620246382727" calcext:value-type="float">
            <text:p>1.95620246382727</text:p>
          </table:table-cell>
          <table:table-cell office:value-type="float" office:value="-0.0169174110019388" calcext:value-type="float">
            <text:p>-0.016917411001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62756140889" calcext:value-type="float">
            <text:p>1.9562756140889</text:p>
          </table:table-cell>
        </table:table-row>
        <table:table-row table:style-name="ro1">
          <table:table-cell office:value-type="float" office:value="2.95999999999992" calcext:value-type="float">
            <text:p>2.95999999999992</text:p>
          </table:table-cell>
          <table:table-cell office:value-type="float" office:value="1.9650870214143" calcext:value-type="float">
            <text:p>1.9650870214143</text:p>
          </table:table-cell>
          <table:table-cell office:value-type="float" office:value="-0.0134889401334326" calcext:value-type="float">
            <text:p>-0.013488940133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513331691182" calcext:value-type="float">
            <text:p>1.96513331691182</text:p>
          </table:table-cell>
        </table:table-row>
        <table:table-row table:style-name="ro1">
          <table:table-cell office:value-type="float" office:value="2.96999999999992" calcext:value-type="float">
            <text:p>2.96999999999992</text:p>
          </table:table-cell>
          <table:table-cell office:value-type="float" office:value="1.97390762961024" calcext:value-type="float">
            <text:p>1.97390762961024</text:p>
          </table:table-cell>
          <table:table-cell office:value-type="float" office:value="-0.0100797484968396" calcext:value-type="float">
            <text:p>-0.01007974849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393336553271" calcext:value-type="float">
            <text:p>1.97393336553271</text:p>
          </table:table-cell>
        </table:table-row>
        <table:table-row table:style-name="ro1">
          <table:table-cell office:value-type="float" office:value="2.97999999999992" calcext:value-type="float">
            <text:p>2.97999999999992</text:p>
          </table:table-cell>
          <table:table-cell office:value-type="float" office:value="1.98266566476352" calcext:value-type="float">
            <text:p>1.98266566476352</text:p>
          </table:table-cell>
          <table:table-cell office:value-type="float" office:value="-0.00669307830961008" calcext:value-type="float">
            <text:p>-0.00669307830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267696197071" calcext:value-type="float">
            <text:p>1.98267696197071</text:p>
          </table:table-cell>
        </table:table-row>
        <table:table-row table:style-name="ro1">
          <table:table-cell office:value-type="float" office:value="2.98999999999992" calcext:value-type="float">
            <text:p>2.98999999999992</text:p>
          </table:table-cell>
          <table:table-cell office:value-type="float" office:value="1.99136259939086" calcext:value-type="float">
            <text:p>1.99136259939086</text:p>
          </table:table-cell>
          <table:table-cell office:value-type="float" office:value="-0.00333211809679796" calcext:value-type="float">
            <text:p>-0.003332118096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13653871813" calcext:value-type="float">
            <text:p>1.9913653871813</text:p>
          </table:table-cell>
        </table:table-row>
        <table:table-row table:style-name="ro1">
          <table:table-cell office:value-type="float" office:value="2.99999999999992" calcext:value-type="float">
            <text:p>2.99999999999992</text:p>
          </table:table-cell>
          <table:table-cell office:value-type="float" office:value="1.99999999999993" calcext:value-type="float">
            <text:p>1.99999999999993</text:p>
          </table:table-cell>
          <table:table-cell table:style-name="ce1" office:value-type="float" office:value="-0.0000000000000578653842504068" calcext:value-type="float">
            <text:p>-5.79E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999999999993" calcext:value-type="float">
            <text:p>1.99999999999993</text:p>
          </table:table-cell>
        </table:table-row>
        <table:table-row table:style-name="ro1">
          <table:table-cell office:value-type="float" office:value="3.00999999999992" calcext:value-type="float">
            <text:p>3.00999999999992</text:p>
          </table:table-cell>
          <table:table-cell office:value-type="float" office:value="2.00857952483964" calcext:value-type="float">
            <text:p>2.00857952483964</text:p>
          </table:table-cell>
          <table:table-cell office:value-type="float" office:value="0.00330020283048437" calcext:value-type="float">
            <text:p>0.003300202830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0858223604206" calcext:value-type="float">
            <text:p>2.00858223604206</text:p>
          </table:table-cell>
        </table:table-row>
        <table:table-row table:style-name="ro1">
          <table:table-cell office:value-type="float" office:value="3.01999999999992" calcext:value-type="float">
            <text:p>3.01999999999992</text:p>
          </table:table-cell>
          <table:table-cell office:value-type="float" office:value="2.01710292158085" calcext:value-type="float">
            <text:p>2.01710292158085</text:p>
          </table:table-cell>
          <table:table-cell office:value-type="float" office:value="0.00656547876033077" calcext:value-type="float">
            <text:p>0.006565478760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711360655798" calcext:value-type="float">
            <text:p>2.01711360655798</text:p>
          </table:table-cell>
        </table:table-row>
        <table:table-row table:style-name="ro1">
          <table:table-cell office:value-type="float" office:value="3.02999999999992" calcext:value-type="float">
            <text:p>3.02999999999992</text:p>
          </table:table-cell>
          <table:table-cell office:value-type="float" office:value="2.02557202493061" calcext:value-type="float">
            <text:p>2.02557202493061</text:p>
          </table:table-cell>
          <table:table-cell office:value-type="float" office:value="0.00979288010869674" calcext:value-type="float">
            <text:p>0.009792880108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559569724126" calcext:value-type="float">
            <text:p>2.02559569724126</text:p>
          </table:table-cell>
        </table:table-row>
        <table:table-row table:style-name="ro1">
          <table:table-cell office:value-type="float" office:value="3.03999999999992" calcext:value-type="float">
            <text:p>3.03999999999992</text:p>
          </table:table-cell>
          <table:table-cell office:value-type="float" office:value="2.0339887541825" calcext:value-type="float">
            <text:p>2.0339887541825</text:p>
          </table:table-cell>
          <table:table-cell office:value-type="float" office:value="0.012979525499024" calcext:value-type="float">
            <text:p>0.012979525499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3403016698944" calcext:value-type="float">
            <text:p>2.03403016698944</text:p>
          </table:table-cell>
        </table:table-row>
        <table:table-row table:style-name="ro1">
          <table:table-cell office:value-type="float" office:value="3.04999999999992" calcext:value-type="float">
            <text:p>3.04999999999992</text:p>
          </table:table-cell>
          <table:table-cell office:value-type="float" office:value="2.04235511070683" calcext:value-type="float">
            <text:p>2.04235511070683</text:p>
          </table:table-cell>
          <table:table-cell office:value-type="float" office:value="0.0161226021200492" calcext:value-type="float">
            <text:p>0.016122602120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241874661623" calcext:value-type="float">
            <text:p>2.04241874661623</text:p>
          </table:table-cell>
        </table:table-row>
        <table:table-row table:style-name="ro1">
          <table:table-cell office:value-type="float" office:value="3.05999999999992" calcext:value-type="float">
            <text:p>3.05999999999992</text:p>
          </table:table-cell>
          <table:table-cell office:value-type="float" office:value="2.05067317538351" calcext:value-type="float">
            <text:p>2.05067317538351</text:p>
          </table:table-cell>
          <table:table-cell office:value-type="float" office:value="0.0192193678966887" calcext:value-type="float">
            <text:p>0.019219367896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076323751423" calcext:value-type="float">
            <text:p>2.05076323751423</text:p>
          </table:table-cell>
        </table:table-row>
        <table:table-row table:style-name="ro1">
          <table:table-cell office:value-type="float" office:value="3.06999999999992" calcext:value-type="float">
            <text:p>3.06999999999992</text:p>
          </table:table-cell>
          <table:table-cell office:value-type="float" office:value="2.05894510598039" calcext:value-type="float">
            <text:p>2.05894510598039</text:p>
          </table:table-cell>
          <table:table-cell office:value-type="float" office:value="0.0222671535686064" calcext:value-type="float">
            <text:p>0.022267153568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906551026641" calcext:value-type="float">
            <text:p>2.05906551026641</text:p>
          </table:table-cell>
        </table:table-row>
        <table:table-row table:style-name="ro1">
          <table:table-cell office:value-type="float" office:value="3.07999999999992" calcext:value-type="float">
            <text:p>3.07999999999992</text:p>
          </table:table-cell>
          <table:table-cell office:value-type="float" office:value="2.06717313448086" calcext:value-type="float">
            <text:p>2.06717313448086</text:p>
          </table:table-cell>
          <table:table-cell office:value-type="float" office:value="0.0252633646760367" calcext:value-type="float">
            <text:p>0.02526336467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732750320653" calcext:value-type="float">
            <text:p>2.06732750320653</text:p>
          </table:table-cell>
        </table:table-row>
        <table:table-row table:style-name="ro1">
          <table:table-cell office:value-type="float" office:value="3.08999999999992" calcext:value-type="float">
            <text:p>3.08999999999992</text:p>
          </table:table-cell>
          <table:table-cell office:value-type="float" office:value="2.07535956436343" calcext:value-type="float">
            <text:p>2.07535956436343</text:p>
          </table:table-cell>
          <table:table-cell office:value-type="float" office:value="0.0282054834512138" calcext:value-type="float">
            <text:p>0.028205483451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555122092698" calcext:value-type="float">
            <text:p>2.07555122092698</text:p>
          </table:table-cell>
        </table:table-row>
        <table:table-row table:style-name="ro1">
          <table:table-cell office:value-type="float" office:value="3.09999999999992" calcext:value-type="float">
            <text:p>3.09999999999992</text:p>
          </table:table-cell>
          <table:table-cell office:value-type="float" office:value="2.08350676783665" calcext:value-type="float">
            <text:p>2.08350676783665</text:p>
          </table:table-cell>
          <table:table-cell office:value-type="float" office:value="0.0310910706146939" calcext:value-type="float">
            <text:p>0.031091070614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373873273333" calcext:value-type="float">
            <text:p>2.08373873273333</text:p>
          </table:table-cell>
        </table:table-row>
        <table:table-row table:style-name="ro1">
          <table:table-cell office:value-type="float" office:value="3.10999999999992" calcext:value-type="float">
            <text:p>3.10999999999992</text:p>
          </table:table-cell>
          <table:table-cell office:value-type="float" office:value="2.09161718303245" calcext:value-type="float">
            <text:p>2.09161718303245</text:p>
          </table:table-cell>
          <table:table-cell office:value-type="float" office:value="0.0339177670754134" calcext:value-type="float">
            <text:p>0.033917767075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189217104515" calcext:value-type="float">
            <text:p>2.09189217104515</text:p>
          </table:table-cell>
        </table:table-row>
        <table:table-row table:style-name="ro1">
          <table:table-cell office:value-type="float" office:value="3.11999999999992" calcext:value-type="float">
            <text:p>3.11999999999992</text:p>
          </table:table-cell>
          <table:table-cell office:value-type="float" office:value="2.09969331116137" calcext:value-type="float">
            <text:p>2.09969331116137</text:p>
          </table:table-cell>
          <table:table-cell office:value-type="float" office:value="0.0366832955340592" calcext:value-type="float">
            <text:p>0.036683295534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001372974251" calcext:value-type="float">
            <text:p>2.10001372974251</text:p>
          </table:table-cell>
        </table:table-row>
        <table:table-row table:style-name="ro1">
          <table:table-cell office:value-type="float" office:value="3.12999999999991" calcext:value-type="float">
            <text:p>3.12999999999991</text:p>
          </table:table-cell>
          <table:table-cell office:value-type="float" office:value="2.10773771363296" calcext:value-type="float">
            <text:p>2.10773771363296</text:p>
          </table:table-cell>
          <table:table-cell office:value-type="float" office:value="0.0393854619887762" calcext:value-type="float">
            <text:p>0.039385461988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810566245783" calcext:value-type="float">
            <text:p>2.10810566245783</text:p>
          </table:table-cell>
        </table:table-row>
        <table:table-row table:style-name="ro1">
          <table:table-cell office:value-type="float" office:value="3.13999999999991" calcext:value-type="float">
            <text:p>3.13999999999991</text:p>
          </table:table-cell>
          <table:table-cell office:value-type="float" office:value="2.11575300914389" calcext:value-type="float">
            <text:p>2.11575300914389</text:p>
          </table:table-cell>
          <table:table-cell office:value-type="float" office:value="0.0420221571425346" calcext:value-type="float">
            <text:p>0.042022157142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617028081209" calcext:value-type="float">
            <text:p>2.11617028081209</text:p>
          </table:table-cell>
        </table:table-row>
        <table:table-row table:style-name="ro1">
          <table:table-cell office:value-type="float" office:value="3.14999999999991" calcext:value-type="float">
            <text:p>3.14999999999991</text:p>
          </table:table-cell>
          <table:table-cell office:value-type="float" office:value="2.12374187073803" calcext:value-type="float">
            <text:p>2.12374187073803</text:p>
          </table:table-cell>
          <table:table-cell office:value-type="float" office:value="0.044591357712318" calcext:value-type="float">
            <text:p>0.044591357712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420995259614" calcext:value-type="float">
            <text:p>2.12420995259614</text:p>
          </table:table-cell>
        </table:table-row>
        <table:table-row table:style-name="ro1">
          <table:table-cell office:value-type="float" office:value="3.15999999999991" calcext:value-type="float">
            <text:p>3.15999999999991</text:p>
          </table:table-cell>
          <table:table-cell office:value-type="float" office:value="2.13170702284089" calcext:value-type="float">
            <text:p>2.13170702284089</text:p>
          </table:table-cell>
          <table:table-cell office:value-type="float" office:value="0.0470911276390122" calcext:value-type="float">
            <text:p>0.047091127639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222709989614" calcext:value-type="float">
            <text:p>2.13222709989614</text:p>
          </table:table-cell>
        </table:table-row>
        <table:table-row table:style-name="ro1">
          <table:table-cell office:value-type="float" office:value="3.16999999999991" calcext:value-type="float">
            <text:p>3.16999999999991</text:p>
          </table:table-cell>
          <table:table-cell office:value-type="float" office:value="2.13965123827216" calcext:value-type="float">
            <text:p>2.13965123827216</text:p>
          </table:table-cell>
          <table:table-cell office:value-type="float" office:value="0.0495196191977913" calcext:value-type="float">
            <text:p>0.049519619197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022419716372" calcext:value-type="float">
            <text:p>2.14022419716372</text:p>
          </table:table-cell>
        </table:table-row>
        <table:table-row table:style-name="ro1">
          <table:table-cell office:value-type="float" office:value="3.17999999999991" calcext:value-type="float">
            <text:p>3.17999999999991</text:p>
          </table:table-cell>
          <table:table-cell office:value-type="float" office:value="2.14757733523925" calcext:value-type="float">
            <text:p>2.14757733523925</text:p>
          </table:table-cell>
          <table:table-cell office:value-type="float" office:value="0.0518750740098761" calcext:value-type="float">
            <text:p>0.051875074009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820376923067" calcext:value-type="float">
            <text:p>2.14820376923067</text:p>
          </table:table-cell>
        </table:table-row>
        <table:table-row table:style-name="ro1">
          <table:table-cell office:value-type="float" office:value="3.18999999999991" calcext:value-type="float">
            <text:p>3.18999999999991</text:p>
          </table:table-cell>
          <table:table-cell office:value-type="float" office:value="2.15548817431549" calcext:value-type="float">
            <text:p>2.15548817431549</text:p>
          </table:table-cell>
          <table:table-cell office:value-type="float" office:value="0.0541558239535576" calcext:value-type="float">
            <text:p>0.054155823953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61683892688" calcext:value-type="float">
            <text:p>2.1561683892688</text:p>
          </table:table-cell>
        </table:table-row>
        <table:table-row table:style-name="ro1">
          <table:table-cell office:value-type="float" office:value="3.19999999999991" calcext:value-type="float">
            <text:p>3.19999999999991</text:p>
          </table:table-cell>
          <table:table-cell office:value-type="float" office:value="2.16338665540536" calcext:value-type="float">
            <text:p>2.16338665540536</text:p>
          </table:table-cell>
          <table:table-cell office:value-type="float" office:value="0.0563602919772118" calcext:value-type="float">
            <text:p>0.056360291977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412067669475" calcext:value-type="float">
            <text:p>2.16412067669475</text:p>
          </table:table-cell>
        </table:table-row>
        <table:table-row table:style-name="ro1">
          <table:table-cell office:value-type="float" office:value="3.20999999999991" calcext:value-type="float">
            <text:p>3.20999999999991</text:p>
          </table:table-cell>
          <table:table-cell office:value-type="float" office:value="2.17127571470105" calcext:value-type="float">
            <text:p>2.17127571470105</text:p>
          </table:table-cell>
          <table:table-cell office:value-type="float" office:value="0.0584869928119103" calcext:value-type="float">
            <text:p>0.05848699281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206329502128" calcext:value-type="float">
            <text:p>2.17206329502128</text:p>
          </table:table-cell>
        </table:table-row>
        <table:table-row table:style-name="ro1">
          <table:table-cell office:value-type="float" office:value="3.21999999999991" calcext:value-type="float">
            <text:p>3.21999999999991</text:p>
          </table:table-cell>
          <table:table-cell office:value-type="float" office:value="2.17915832163212" calcext:value-type="float">
            <text:p>2.17915832163212</text:p>
          </table:table-cell>
          <table:table-cell office:value-type="float" office:value="0.0605345335849745" calcext:value-type="float">
            <text:p>0.060534533584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999894965453" calcext:value-type="float">
            <text:p>2.17999894965453</text:p>
          </table:table-cell>
        </table:table-row>
        <table:table-row table:style-name="ro1">
          <table:table-cell office:value-type="float" office:value="3.22999999999991" calcext:value-type="float">
            <text:p>3.22999999999991</text:p>
          </table:table-cell>
          <table:table-cell office:value-type="float" office:value="2.18703747581317" calcext:value-type="float">
            <text:p>2.18703747581317</text:p>
          </table:table-cell>
          <table:table-cell office:value-type="float" office:value="0.0625016143357974" calcext:value-type="float">
            <text:p>0.062501614335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793038563977" calcext:value-type="float">
            <text:p>2.18793038563977</text:p>
          </table:table-cell>
        </table:table-row>
        <table:table-row table:style-name="ro1">
          <table:table-cell office:value-type="float" office:value="3.23999999999991" calcext:value-type="float">
            <text:p>3.23999999999991</text:p>
          </table:table-cell>
          <table:table-cell office:value-type="float" office:value="2.1949162039906" calcext:value-type="float">
            <text:p>2.1949162039906</text:p>
          </table:table-cell>
          <table:table-cell office:value-type="float" office:value="0.0643870284321355" calcext:value-type="float">
            <text:p>0.064387028432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586038535487" calcext:value-type="float">
            <text:p>2.19586038535487</text:p>
          </table:table-cell>
        </table:table-row>
        <table:table-row table:style-name="ro1">
          <table:table-cell office:value-type="float" office:value="3.24999999999991" calcext:value-type="float">
            <text:p>3.24999999999991</text:p>
          </table:table-cell>
          <table:table-cell office:value-type="float" office:value="2.20279755699335" calcext:value-type="float">
            <text:p>2.20279755699335</text:p>
          </table:table-cell>
          <table:table-cell office:value-type="float" office:value="0.0661896628892837" calcext:value-type="float">
            <text:p>0.066189662889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379176615425" calcext:value-type="float">
            <text:p>2.20379176615425</text:p>
          </table:table-cell>
        </table:table-row>
        <table:table-row table:style-name="ro1">
          <table:table-cell office:value-type="float" office:value="3.25999999999991" calcext:value-type="float">
            <text:p>3.25999999999991</text:p>
          </table:table-cell>
          <table:table-cell office:value-type="float" office:value="2.21068460668942" calcext:value-type="float">
            <text:p>2.21068460668942</text:p>
          </table:table-cell>
          <table:table-cell office:value-type="float" office:value="0.0679084985915827" calcext:value-type="float">
            <text:p>0.067908498591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172737796378" calcext:value-type="float">
            <text:p>2.21172737796378</text:p>
          </table:table-cell>
        </table:table-row>
        <table:table-row table:style-name="ro1">
          <table:table-cell office:value-type="float" office:value="3.26999999999991" calcext:value-type="float">
            <text:p>3.26999999999991</text:p>
          </table:table-cell>
          <table:table-cell office:value-type="float" office:value="2.21858044295131" calcext:value-type="float">
            <text:p>2.21858044295131</text:p>
          </table:table-cell>
          <table:table-cell office:value-type="float" office:value="0.0695426104181857" calcext:value-type="float">
            <text:p>0.069542610418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967010082801" calcext:value-type="float">
            <text:p>2.21967010082801</text:p>
          </table:table-cell>
        </table:table-row>
        <table:table-row table:style-name="ro1">
          <table:table-cell office:value-type="float" office:value="3.27999999999991" calcext:value-type="float">
            <text:p>3.27999999999991</text:p>
          </table:table-cell>
          <table:table-cell office:value-type="float" office:value="2.22648817063499" calcext:value-type="float">
            <text:p>2.22648817063499</text:p>
          </table:table-cell>
          <table:table-cell office:value-type="float" office:value="0.0710911672724045" calcext:value-type="float">
            <text:p>0.071091167272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762284241334" calcext:value-type="float">
            <text:p>2.22762284241334</text:p>
          </table:table-cell>
        </table:table-row>
        <table:table-row table:style-name="ro1">
          <table:table-cell office:value-type="float" office:value="3.28999999999991" calcext:value-type="float">
            <text:p>3.28999999999991</text:p>
          </table:table-cell>
          <table:table-cell office:value-type="float" office:value="2.23441090657202" calcext:value-type="float">
            <text:p>2.23441090657202</text:p>
          </table:table-cell>
          <table:table-cell office:value-type="float" office:value="0.0725534320165687" calcext:value-type="float">
            <text:p>0.072553432016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558853546564" calcext:value-type="float">
            <text:p>2.23558853546564</text:p>
          </table:table-cell>
        </table:table-row>
        <table:table-row table:style-name="ro1">
          <table:table-cell office:value-type="float" office:value="3.29999999999991" calcext:value-type="float">
            <text:p>3.29999999999991</text:p>
          </table:table-cell>
          <table:table-cell office:value-type="float" office:value="2.24235177658165" calcext:value-type="float">
            <text:p>2.24235177658165</text:p>
          </table:table-cell>
          <table:table-cell office:value-type="float" office:value="0.0739287613132047" calcext:value-type="float">
            <text:p>0.073928761313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357013522826" calcext:value-type="float">
            <text:p>2.24357013522826</text:p>
          </table:table-cell>
        </table:table-row>
        <table:table-row table:style-name="ro1">
          <table:table-cell office:value-type="float" office:value="3.30999999999991" calcext:value-type="float">
            <text:p>3.30999999999991</text:p>
          </table:table-cell>
          <table:table-cell office:value-type="float" office:value="2.25031391250195" calcext:value-type="float">
            <text:p>2.25031391250195</text:p>
          </table:table-cell>
          <table:table-cell office:value-type="float" office:value="0.0752166053728458" calcext:value-type="float">
            <text:p>0.075216605372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157061681921" calcext:value-type="float">
            <text:p>2.25157061681921</text:p>
          </table:table-cell>
        </table:table-row>
        <table:table-row table:style-name="ro1">
          <table:table-cell office:value-type="float" office:value="3.31999999999991" calcext:value-type="float">
            <text:p>3.31999999999991</text:p>
          </table:table-cell>
          <table:table-cell office:value-type="float" office:value="2.2583004492463" calcext:value-type="float">
            <text:p>2.2583004492463</text:p>
          </table:table-cell>
          <table:table-cell office:value-type="float" office:value="0.0764165076113733" calcext:value-type="float">
            <text:p>0.076416507611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959297257306" calcext:value-type="float">
            <text:p>2.25959297257306</text:p>
          </table:table-cell>
        </table:table-row>
        <table:table-row table:style-name="ro1">
          <table:table-cell office:value-type="float" office:value="3.32999999999991" calcext:value-type="float">
            <text:p>3.32999999999991</text:p>
          </table:table-cell>
          <table:table-cell office:value-type="float" office:value="2.2663145218849" calcext:value-type="float">
            <text:p>2.2663145218849</text:p>
          </table:table-cell>
          <table:table-cell office:value-type="float" office:value="0.0775281042156712" calcext:value-type="float">
            <text:p>0.077528104215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764020934752" calcext:value-type="float">
            <text:p>2.26764020934752</text:p>
          </table:table-cell>
        </table:table-row>
        <table:table-row table:style-name="ro1">
          <table:table-cell office:value-type="float" office:value="3.33999999999991" calcext:value-type="float">
            <text:p>3.33999999999991</text:p>
          </table:table-cell>
          <table:table-cell office:value-type="float" office:value="2.27435926275581" calcext:value-type="float">
            <text:p>2.27435926275581</text:p>
          </table:table-cell>
          <table:table-cell office:value-type="float" office:value="0.0785511236205411" calcext:value-type="float">
            <text:p>0.078551123620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571534579903" calcext:value-type="float">
            <text:p>2.27571534579903</text:p>
          </table:table-cell>
        </table:table-row>
        <table:table-row table:style-name="ro1">
          <table:table-cell office:value-type="float" office:value="3.34999999999991" calcext:value-type="float">
            <text:p>3.34999999999991</text:p>
          </table:table-cell>
          <table:table-cell office:value-type="float" office:value="2.28243779860795" calcext:value-type="float">
            <text:p>2.28243779860795</text:p>
          </table:table-cell>
          <table:table-cell office:value-type="float" office:value="0.0794853858994687" calcext:value-type="float">
            <text:p>0.079485385899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382140963033" calcext:value-type="float">
            <text:p>2.28382140963033</text:p>
          </table:table-cell>
        </table:table-row>
        <table:table-row table:style-name="ro1">
          <table:table-cell office:value-type="float" office:value="3.35999999999991" calcext:value-type="float">
            <text:p>3.35999999999991</text:p>
          </table:table-cell>
          <table:table-cell office:value-type="float" office:value="2.29055324777806" calcext:value-type="float">
            <text:p>2.29055324777806</text:p>
          </table:table-cell>
          <table:table-cell office:value-type="float" office:value="0.0803308020658184" calcext:value-type="float">
            <text:p>0.080330802065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196143481236" calcext:value-type="float">
            <text:p>2.29196143481236</text:p>
          </table:table-cell>
        </table:table-row>
        <table:table-row table:style-name="ro1">
          <table:table-cell office:value-type="float" office:value="3.36999999999991" calcext:value-type="float">
            <text:p>3.36999999999991</text:p>
          </table:table-cell>
          <table:table-cell office:value-type="float" office:value="2.29870871740461" calcext:value-type="float">
            <text:p>2.29870871740461</text:p>
          </table:table-cell>
          <table:table-cell office:value-type="float" office:value="0.0810873732928781" calcext:value-type="float">
            <text:p>0.08108737329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013845878448" calcext:value-type="float">
            <text:p>2.30013845878448</text:p>
          </table:table-cell>
        </table:table-row>
        <table:table-row table:style-name="ro1">
          <table:table-cell office:value-type="float" office:value="3.37999999999991" calcext:value-type="float">
            <text:p>3.37999999999991</text:p>
          </table:table-cell>
          <table:table-cell office:value-type="float" office:value="2.30690730068041" calcext:value-type="float">
            <text:p>2.30690730068041</text:p>
          </table:table-cell>
          <table:table-cell office:value-type="float" office:value="0.081755190048167" calcext:value-type="float">
            <text:p>0.081755190048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835551963565" calcext:value-type="float">
            <text:p>2.30835551963565</text:p>
          </table:table-cell>
        </table:table-row>
        <table:table-row table:style-name="ro1">
          <table:table-cell office:value-type="float" office:value="3.38999999999991" calcext:value-type="float">
            <text:p>3.38999999999991</text:p>
          </table:table-cell>
          <table:table-cell office:value-type="float" office:value="2.31515207414781" calcext:value-type="float">
            <text:p>2.31515207414781</text:p>
          </table:table-cell>
          <table:table-cell office:value-type="float" office:value="0.0823344311474635" calcext:value-type="float">
            <text:p>0.082334431147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661565327166" calcext:value-type="float">
            <text:p>2.31661565327166</text:p>
          </table:table-cell>
        </table:table-row>
        <table:table-row table:style-name="ro1">
          <table:table-cell office:value-type="float" office:value="3.39999999999991" calcext:value-type="float">
            <text:p>3.39999999999991</text:p>
          </table:table-cell>
          <table:table-cell office:value-type="float" office:value="2.32344609503709" calcext:value-type="float">
            <text:p>2.32344609503709</text:p>
          </table:table-cell>
          <table:table-cell office:value-type="float" office:value="0.0828253627291385" calcext:value-type="float">
            <text:p>0.082825362729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492189057059" calcext:value-type="float">
            <text:p>2.32492189057059</text:p>
          </table:table-cell>
        </table:table-row>
        <table:table-row table:style-name="ro1">
          <table:table-cell office:value-type="float" office:value="3.40999999999991" calcext:value-type="float">
            <text:p>3.40999999999991</text:p>
          </table:table-cell>
          <table:table-cell office:value-type="float" office:value="2.33179239865111" calcext:value-type="float">
            <text:p>2.33179239865111</text:p>
          </table:table-cell>
          <table:table-cell office:value-type="float" office:value="0.0832283371501792" calcext:value-type="float">
            <text:p>0.083228337150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327725453103" calcext:value-type="float">
            <text:p>2.33327725453103</text:p>
          </table:table-cell>
        </table:table-row>
        <table:table-row table:style-name="ro1">
          <table:table-cell office:value-type="float" office:value="3.41999999999991" calcext:value-type="float">
            <text:p>3.41999999999991</text:p>
          </table:table-cell>
          <table:table-cell office:value-type="float" office:value="2.34019399579907" calcext:value-type="float">
            <text:p>2.34019399579907</text:p>
          </table:table-cell>
          <table:table-cell office:value-type="float" office:value="0.0835437918059197" calcext:value-type="float">
            <text:p>0.08354379180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16847574179" calcext:value-type="float">
            <text:p>2.3416847574179</text:p>
          </table:table-cell>
        </table:table-row>
        <table:table-row table:style-name="ro1">
          <table:table-cell office:value-type="float" office:value="3.42999999999991" calcext:value-type="float">
            <text:p>3.42999999999991</text:p>
          </table:table-cell>
          <table:table-cell office:value-type="float" office:value="2.34865387027969" calcext:value-type="float">
            <text:p>2.34865387027969</text:p>
          </table:table-cell>
          <table:table-cell office:value-type="float" office:value="0.0837722478758424" calcext:value-type="float">
            <text:p>0.083772247875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014739790804" calcext:value-type="float">
            <text:p>2.35014739790804</text:p>
          </table:table-cell>
        </table:table-row>
        <table:table-row table:style-name="ro1">
          <table:table-cell office:value-type="float" office:value="3.43999999999991" calcext:value-type="float">
            <text:p>3.43999999999991</text:p>
          </table:table-cell>
          <table:table-cell office:value-type="float" office:value="2.35717497641776" calcext:value-type="float">
            <text:p>2.35717497641776</text:p>
          </table:table-cell>
          <table:table-cell office:value-type="float" office:value="0.0839143089976109" calcext:value-type="float">
            <text:p>0.083914308997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866815824198" calcext:value-type="float">
            <text:p>2.35866815824198</text:p>
          </table:table-cell>
        </table:table-row>
        <table:table-row table:style-name="ro1">
          <table:table-cell office:value-type="float" office:value="3.44999999999991" calcext:value-type="float">
            <text:p>3.44999999999991</text:p>
          </table:table-cell>
          <table:table-cell office:value-type="float" office:value="2.36576023665546" calcext:value-type="float">
            <text:p>2.36576023665546</text:p>
          </table:table-cell>
          <table:table-cell office:value-type="float" office:value="0.0839706598703046" calcext:value-type="float">
            <text:p>0.083970659870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72500013854" calcext:value-type="float">
            <text:p>2.3672500013854</text:p>
          </table:table-cell>
        </table:table-row>
        <table:table-row table:style-name="ro1">
          <table:table-cell office:value-type="float" office:value="3.45999999999991" calcext:value-type="float">
            <text:p>3.45999999999991</text:p>
          </table:table-cell>
          <table:table-cell office:value-type="float" office:value="2.37441253919879" calcext:value-type="float">
            <text:p>2.37441253919879</text:p>
          </table:table-cell>
          <table:table-cell office:value-type="float" office:value="0.0839420647896875" calcext:value-type="float">
            <text:p>0.08394206478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589586820332" calcext:value-type="float">
            <text:p>2.37589586820332</text:p>
          </table:table-cell>
        </table:table-row>
        <table:table-row table:style-name="ro1">
          <table:table-cell office:value-type="float" office:value="3.46999999999991" calcext:value-type="float">
            <text:p>3.46999999999991</text:p>
          </table:table-cell>
          <table:table-cell office:value-type="float" office:value="2.38313473572472" calcext:value-type="float">
            <text:p>2.38313473572472</text:p>
          </table:table-cell>
          <table:table-cell office:value-type="float" office:value="0.0838293661175131" calcext:value-type="float">
            <text:p>0.083829366117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460867465532" calcext:value-type="float">
            <text:p>2.38460867465532</text:p>
          </table:table-cell>
        </table:table-row>
        <table:table-row table:style-name="ro1">
          <table:table-cell office:value-type="float" office:value="3.47999999999991" calcext:value-type="float">
            <text:p>3.47999999999991</text:p>
          </table:table-cell>
          <table:table-cell office:value-type="float" office:value="2.39192963914514" calcext:value-type="float">
            <text:p>2.39192963914514</text:p>
          </table:table-cell>
          <table:table-cell office:value-type="float" office:value="0.0836334826873335" calcext:value-type="float">
            <text:p>0.083633482687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339130901059" calcext:value-type="float">
            <text:p>2.39339130901059</text:p>
          </table:table-cell>
        </table:table-row>
        <table:table-row table:style-name="ro1">
          <table:table-cell office:value-type="float" office:value="3.48999999999991" calcext:value-type="float">
            <text:p>3.48999999999991</text:p>
          </table:table-cell>
          <table:table-cell office:value-type="float" office:value="2.40080002143547" calcext:value-type="float">
            <text:p>2.40080002143547</text:p>
          </table:table-cell>
          <table:table-cell office:value-type="float" office:value="0.083355408148131" calcext:value-type="float">
            <text:p>0.083355408148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224662909371" calcext:value-type="float">
            <text:p>2.40224662909371</text:p>
          </table:table-cell>
        </table:table-row>
        <table:table-row table:style-name="ro1">
          <table:table-cell office:value-type="float" office:value="3.49999999999991" calcext:value-type="float">
            <text:p>3.49999999999991</text:p>
          </table:table-cell>
          <table:table-cell office:value-type="float" office:value="2.40974861152543" calcext:value-type="float">
            <text:p>2.40974861152543</text:p>
          </table:table-cell>
          <table:table-cell office:value-type="float" office:value="0.0829962092491567" calcext:value-type="float">
            <text:p>0.082996209249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117745956171" calcext:value-type="float">
            <text:p>2.41117745956171</text:p>
          </table:table-cell>
        </table:table-row>
        <table:table-row table:style-name="ro1">
          <table:table-cell office:value-type="float" office:value="3.50999999999991" calcext:value-type="float">
            <text:p>3.50999999999991</text:p>
          </table:table-cell>
          <table:table-cell office:value-type="float" office:value="2.4187780932542" calcext:value-type="float">
            <text:p>2.4187780932542</text:p>
          </table:table-cell>
          <table:table-cell office:value-type="float" office:value="0.0825570240676122" calcext:value-type="float">
            <text:p>0.082557024067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018658921772" calcext:value-type="float">
            <text:p>2.42018658921772</text:p>
          </table:table-cell>
        </table:table-row>
        <table:table-row table:style-name="ro1">
          <table:table-cell office:value-type="float" office:value="3.51999999999991" calcext:value-type="float">
            <text:p>3.51999999999991</text:p>
          </table:table-cell>
          <table:table-cell office:value-type="float" office:value="2.42789110339214" calcext:value-type="float">
            <text:p>2.42789110339214</text:p>
          </table:table-cell>
          <table:table-cell office:value-type="float" office:value="0.082039060180957" calcext:value-type="float">
            <text:p>0.082039060180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927676836669" calcext:value-type="float">
            <text:p>2.42927676836669</text:p>
          </table:table-cell>
        </table:table-row>
        <table:table-row table:style-name="ro1">
          <table:table-cell office:value-type="float" office:value="3.52999999999991" calcext:value-type="float">
            <text:p>3.52999999999991</text:p>
          </table:table-cell>
          <table:table-cell office:value-type="float" office:value="2.43709022973141" calcext:value-type="float">
            <text:p>2.43709022973141</text:p>
          </table:table-cell>
          <table:table-cell office:value-type="float" office:value="0.0814435927878724" calcext:value-type="float">
            <text:p>0.081443592787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84507062187" calcext:value-type="float">
            <text:p>2.4384507062187</text:p>
          </table:table-cell>
        </table:table-row>
        <table:table-row table:style-name="ro1">
          <table:table-cell office:value-type="float" office:value="3.53999999999991" calcext:value-type="float">
            <text:p>3.53999999999991</text:p>
          </table:table-cell>
          <table:table-cell office:value-type="float" office:value="2.44637800924295" calcext:value-type="float">
            <text:p>2.44637800924295</text:p>
          </table:table-cell>
          <table:table-cell office:value-type="float" office:value="0.0807719627787193" calcext:value-type="float">
            <text:p>0.08077196277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771106834091" calcext:value-type="float">
            <text:p>2.44771106834091</text:p>
          </table:table-cell>
        </table:table-row>
        <table:table-row table:style-name="ro1">
          <table:table-cell office:value-type="float" office:value="3.54999999999991" calcext:value-type="float">
            <text:p>3.54999999999991</text:p>
          </table:table-cell>
          <table:table-cell office:value-type="float" office:value="2.45575692630672" calcext:value-type="float">
            <text:p>2.45575692630672</text:p>
          </table:table-cell>
          <table:table-cell office:value-type="float" office:value="0.080025574758379" calcext:value-type="float">
            <text:p>0.080025574758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706047416803" calcext:value-type="float">
            <text:p>2.45706047416803</text:p>
          </table:table-cell>
        </table:table-row>
        <table:table-row table:style-name="ro1">
          <table:table-cell office:value-type="float" office:value="3.55999999999991" calcext:value-type="float">
            <text:p>3.55999999999991</text:p>
          </table:table-cell>
          <table:table-cell office:value-type="float" office:value="2.46522941100989" calcext:value-type="float">
            <text:p>2.46522941100989</text:p>
          </table:table-cell>
          <table:table-cell office:value-type="float" office:value="0.0792058950236855" calcext:value-type="float">
            <text:p>0.079205895023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650149456972" calcext:value-type="float">
            <text:p>2.46650149456972</text:p>
          </table:table-cell>
        </table:table-row>
        <table:table-row table:style-name="ro1">
          <table:table-cell office:value-type="float" office:value="3.56999999999991" calcext:value-type="float">
            <text:p>3.56999999999991</text:p>
          </table:table-cell>
          <table:table-cell office:value-type="float" office:value="2.47479783752031" calcext:value-type="float">
            <text:p>2.47479783752031</text:p>
          </table:table-cell>
          <table:table-cell office:value-type="float" office:value="0.0783144494996467" calcext:value-type="float">
            <text:p>0.078314449499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7603664948555" calcext:value-type="float">
            <text:p>2.47603664948555</text:p>
          </table:table-cell>
        </table:table-row>
        <table:table-row table:style-name="ro1">
          <table:table-cell office:value-type="float" office:value="3.57999999999991" calcext:value-type="float">
            <text:p>3.57999999999991</text:p>
          </table:table-cell>
          <table:table-cell office:value-type="float" office:value="2.48446452253133" calcext:value-type="float">
            <text:p>2.48446452253133</text:p>
          </table:table-cell>
          <table:table-cell office:value-type="float" office:value="0.0773528216337481" calcext:value-type="float">
            <text:p>0.077352821633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566840562685" calcext:value-type="float">
            <text:p>2.48566840562685</text:p>
          </table:table-cell>
        </table:table-row>
        <table:table-row table:style-name="ro1">
          <table:table-cell office:value-type="float" office:value="3.58999999999991" calcext:value-type="float">
            <text:p>3.58999999999991</text:p>
          </table:table-cell>
          <table:table-cell office:value-type="float" office:value="2.49423172378046" calcext:value-type="float">
            <text:p>2.49423172378046</text:p>
          </table:table-cell>
          <table:table-cell office:value-type="float" office:value="0.0763226502533085" calcext:value-type="float">
            <text:p>0.076322650253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539917425139" calcext:value-type="float">
            <text:p>2.49539917425139</text:p>
          </table:table-cell>
        </table:table-row>
        <table:table-row table:style-name="ro1">
          <table:table-cell office:value-type="float" office:value="3.5999999999999" calcext:value-type="float">
            <text:p>3.5999999999999</text:p>
          </table:table-cell>
          <table:table-cell office:value-type="float" office:value="2.50410163864574" calcext:value-type="float">
            <text:p>2.50410163864574</text:p>
          </table:table-cell>
          <table:table-cell office:value-type="float" office:value="0.075225627387662" calcext:value-type="float">
            <text:p>0.075225627387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523130901802" calcext:value-type="float">
            <text:p>2.50523130901802</text:p>
          </table:table-cell>
        </table:table-row>
        <table:table-row table:style-name="ro1">
          <table:table-cell office:value-type="float" office:value="3.60999999999991" calcext:value-type="float">
            <text:p>3.60999999999991</text:p>
          </table:table-cell>
          <table:table-cell office:value-type="float" office:value="2.51407640281312" calcext:value-type="float">
            <text:p>2.51407640281312</text:p>
          </table:table-cell>
          <table:table-cell office:value-type="float" office:value="0.0740634960584413" calcext:value-type="float">
            <text:p>0.074063496058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516710391778" calcext:value-type="float">
            <text:p>2.51516710391778</text:p>
          </table:table-cell>
        </table:table-row>
        <table:table-row table:style-name="ro1">
          <table:table-cell office:value-type="float" office:value="3.6199999999999" calcext:value-type="float">
            <text:p>3.6199999999999</text:p>
          </table:table-cell>
          <table:table-cell office:value-type="float" office:value="2.52415808902416" calcext:value-type="float">
            <text:p>2.52415808902416</text:p>
          </table:table-cell>
          <table:table-cell office:value-type="float" office:value="0.0728380480391668" calcext:value-type="float">
            <text:p>0.072838048039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2520879129395" calcext:value-type="float">
            <text:p>2.52520879129395</text:p>
          </table:table-cell>
        </table:table-row>
        <table:table-row table:style-name="ro1">
          <table:table-cell office:value-type="float" office:value="3.6299999999999" calcext:value-type="float">
            <text:p>3.6299999999999</text:p>
          </table:table-cell>
          <table:table-cell office:value-type="float" office:value="2.53434870589884" calcext:value-type="float">
            <text:p>2.53434870589884</text:p>
          </table:table-cell>
          <table:table-cell office:value-type="float" office:value="0.0715511215854315" calcext:value-type="float">
            <text:p>0.071551121585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535853994879" calcext:value-type="float">
            <text:p>2.53535853994879</text:p>
          </table:table-cell>
        </table:table-row>
        <table:table-row table:style-name="ro1">
          <table:table-cell office:value-type="float" office:value="3.6399999999999" calcext:value-type="float">
            <text:p>3.6399999999999</text:p>
          </table:table-cell>
          <table:table-cell office:value-type="float" office:value="2.54465019683414" calcext:value-type="float">
            <text:p>2.54465019683414</text:p>
          </table:table-cell>
          <table:table-cell office:value-type="float" office:value="0.0702045991439538" calcext:value-type="float">
            <text:p>0.070204599143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561845334076" calcext:value-type="float">
            <text:p>2.54561845334076</text:p>
          </table:table-cell>
        </table:table-row>
        <table:table-row table:style-name="ro1">
          <table:table-cell office:value-type="float" office:value="3.6499999999999" calcext:value-type="float">
            <text:p>3.6499999999999</text:p>
          </table:table-cell>
          <table:table-cell office:value-type="float" office:value="2.55506443898392" calcext:value-type="float">
            <text:p>2.55506443898392</text:p>
          </table:table-cell>
          <table:table-cell office:value-type="float" office:value="0.0688004050366468" calcext:value-type="float">
            <text:p>0.068800405036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599056788037" calcext:value-type="float">
            <text:p>2.55599056788037</text:p>
          </table:table-cell>
        </table:table-row>
        <table:table-row table:style-name="ro1">
          <table:table-cell office:value-type="float" office:value="3.6599999999999" calcext:value-type="float">
            <text:p>3.6599999999999</text:p>
          </table:table-cell>
          <table:table-cell office:value-type="float" office:value="2.56559324231244" calcext:value-type="float">
            <text:p>2.56559324231244</text:p>
          </table:table-cell>
          <table:table-cell office:value-type="float" office:value="0.0673405031244505" calcext:value-type="float">
            <text:p>0.067340503124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6647685131979" calcext:value-type="float">
            <text:p>2.56647685131979</text:p>
          </table:table-cell>
        </table:table-row>
        <table:table-row table:style-name="ro1">
          <table:table-cell office:value-type="float" office:value="3.6699999999999" calcext:value-type="float">
            <text:p>3.6699999999999</text:p>
          </table:table-cell>
          <table:table-cell office:value-type="float" office:value="2.57623834872886" calcext:value-type="float">
            <text:p>2.57623834872886</text:p>
          </table:table-cell>
          <table:table-cell office:value-type="float" office:value="0.0658268944550833" calcext:value-type="float">
            <text:p>0.065826894455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7707920124602" calcext:value-type="float">
            <text:p>2.57707920124602</text:p>
          </table:table-cell>
        </table:table-row>
        <table:table-row table:style-name="ro1">
          <table:table-cell office:value-type="float" office:value="3.6799999999999" calcext:value-type="float">
            <text:p>3.6799999999999</text:p>
          </table:table-cell>
          <table:table-cell office:value-type="float" office:value="2.58700143129815" calcext:value-type="float">
            <text:p>2.58700143129815</text:p>
          </table:table-cell>
          <table:table-cell office:value-type="float" office:value="0.0642616148955887" calcext:value-type="float">
            <text:p>0.064261614895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779944367558" calcext:value-type="float">
            <text:p>2.58779944367558</text:p>
          </table:table-cell>
        </table:table-row>
        <table:table-row table:style-name="ro1">
          <table:table-cell office:value-type="float" office:value="3.6899999999999" calcext:value-type="float">
            <text:p>3.6899999999999</text:p>
          </table:table-cell>
          <table:table-cell office:value-type="float" office:value="2.59788409353182" calcext:value-type="float">
            <text:p>2.59788409353182</text:p>
          </table:table-cell>
          <table:table-cell office:value-type="float" office:value="0.0626467327526648" calcext:value-type="float">
            <text:p>0.062646732752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9863933175618" calcext:value-type="float">
            <text:p>2.59863933175618</text:p>
          </table:table-cell>
        </table:table-row>
        <table:table-row table:style-name="ro1">
          <table:table-cell office:value-type="float" office:value="3.6999999999999" calcext:value-type="float">
            <text:p>3.6999999999999</text:p>
          </table:table-cell>
          <table:table-cell office:value-type="float" office:value="2.60888786875639" calcext:value-type="float">
            <text:p>2.60888786875639</text:p>
          </table:table-cell>
          <table:table-cell office:value-type="float" office:value="0.0609843463815789" calcext:value-type="float">
            <text:p>0.060984346381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0960054457533" calcext:value-type="float">
            <text:p>2.60960054457533</text:p>
          </table:table-cell>
        </table:table-row>
        <table:table-row table:style-name="ro1">
          <table:table-cell office:value-type="float" office:value="3.7099999999999" calcext:value-type="float">
            <text:p>3.7099999999999</text:p>
          </table:table-cell>
          <table:table-cell office:value-type="float" office:value="2.62001421955833" calcext:value-type="float">
            <text:p>2.62001421955833</text:p>
          </table:table-cell>
          <table:table-cell office:value-type="float" office:value="0.0592765817906305" calcext:value-type="float">
            <text:p>0.059276581790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068468607665" calcext:value-type="float">
            <text:p>2.62068468607665</text:p>
          </table:table-cell>
        </table:table-row>
        <table:table-row table:style-name="ro1">
          <table:table-cell office:value-type="float" office:value="3.7199999999999" calcext:value-type="float">
            <text:p>3.7199999999999</text:p>
          </table:table-cell>
          <table:table-cell office:value-type="float" office:value="2.63126453730962" calcext:value-type="float">
            <text:p>2.63126453730962</text:p>
          </table:table-cell>
          <table:table-cell office:value-type="float" office:value="0.0575255902384819" calcext:value-type="float">
            <text:p>0.057525590238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3189328408951" calcext:value-type="float">
            <text:p>2.63189328408951</text:p>
          </table:table-cell>
        </table:table-row>
        <table:table-row table:style-name="ro1">
          <table:table-cell office:value-type="float" office:value="3.7299999999999" calcext:value-type="float">
            <text:p>3.7299999999999</text:p>
          </table:table-cell>
          <table:table-cell office:value-type="float" office:value="2.64264014176889" calcext:value-type="float">
            <text:p>2.64264014176889</text:p>
          </table:table-cell>
          <table:table-cell office:value-type="float" office:value="0.0557335458302818" calcext:value-type="float">
            <text:p>0.055733545830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4322778946861" calcext:value-type="float">
            <text:p>2.64322778946861</text:p>
          </table:table-cell>
        </table:table-row>
        <table:table-row table:style-name="ro1">
          <table:table-cell office:value-type="float" office:value="3.7399999999999" calcext:value-type="float">
            <text:p>3.7399999999999</text:p>
          </table:table-cell>
          <table:table-cell office:value-type="float" office:value="2.65414228076128" calcext:value-type="float">
            <text:p>2.65414228076128</text:p>
          </table:table-cell>
          <table:table-cell office:value-type="float" office:value="0.0539026431128892" calcext:value-type="float">
            <text:p>0.053902643112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546895753476" calcext:value-type="float">
            <text:p>2.6546895753476</text:p>
          </table:table-cell>
        </table:table-row>
        <table:table-row table:style-name="ro1">
          <table:table-cell office:value-type="float" office:value="3.7499999999999" calcext:value-type="float">
            <text:p>3.7499999999999</text:p>
          </table:table-cell>
          <table:table-cell office:value-type="float" office:value="2.66577212993353" calcext:value-type="float">
            <text:p>2.66577212993353</text:p>
          </table:table-cell>
          <table:table-cell office:value-type="float" office:value="0.052035094673804" calcext:value-type="float">
            <text:p>0.052035094673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62799365048" calcext:value-type="float">
            <text:p>2.6662799365048</text:p>
          </table:table-cell>
        </table:table-row>
        <table:table-row table:style-name="ro1">
          <table:table-cell office:value-type="float" office:value="3.7599999999999" calcext:value-type="float">
            <text:p>3.7599999999999</text:p>
          </table:table-cell>
          <table:table-cell office:value-type="float" office:value="2.67753079258801" calcext:value-type="float">
            <text:p>2.67753079258801</text:p>
          </table:table-cell>
          <table:table-cell office:value-type="float" office:value="0.0501331287438141" calcext:value-type="float">
            <text:p>0.050133128743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7800008884515" calcext:value-type="float">
            <text:p>2.67800008884515</text:p>
          </table:table-cell>
        </table:table-row>
        <table:table-row table:style-name="ro1">
          <table:table-cell office:value-type="float" office:value="3.7699999999999" calcext:value-type="float">
            <text:p>3.7699999999999</text:p>
          </table:table-cell>
          <table:table-cell office:value-type="float" office:value="2.68941929959016" calcext:value-type="float">
            <text:p>2.68941929959016</text:p>
          </table:table-cell>
          <table:table-cell office:value-type="float" office:value="0.0481989868078472" calcext:value-type="float">
            <text:p>0.048198986807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98511689938" calcext:value-type="float">
            <text:p>2.6898511689938</text:p>
          </table:table-cell>
        </table:table-row>
        <table:table-row table:style-name="ro1">
          <table:table-cell office:value-type="float" office:value="3.7799999999999" calcext:value-type="float">
            <text:p>3.7799999999999</text:p>
          </table:table-cell>
          <table:table-cell office:value-type="float" office:value="2.70143860935252" calcext:value-type="float">
            <text:p>2.70143860935252</text:p>
          </table:table-cell>
          <table:table-cell office:value-type="float" office:value="0.0462349212244616" calcext:value-type="float">
            <text:p>0.04623492122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0183423400495" calcext:value-type="float">
            <text:p>2.70183423400495</text:p>
          </table:table-cell>
        </table:table-row>
        <table:table-row table:style-name="ro1">
          <table:table-cell office:value-type="float" office:value="3.7899999999999" calcext:value-type="float">
            <text:p>3.7899999999999</text:p>
          </table:table-cell>
          <table:table-cell office:value-type="float" office:value="2.71358960789352" calcext:value-type="float">
            <text:p>2.71358960789352</text:p>
          </table:table-cell>
          <table:table-cell office:value-type="float" office:value="0.0442431928573277" calcext:value-type="float">
            <text:p>0.044243192857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1395026118422" calcext:value-type="float">
            <text:p>2.71395026118422</text:p>
          </table:table-cell>
        </table:table-row>
        <table:table-row table:style-name="ro1">
          <table:table-cell office:value-type="float" office:value="3.7999999999999" calcext:value-type="float">
            <text:p>3.7999999999999</text:p>
          </table:table-cell>
          <table:table-cell office:value-type="float" office:value="2.72587310896776" calcext:value-type="float">
            <text:p>2.72587310896776</text:p>
          </table:table-cell>
          <table:table-cell office:value-type="float" office:value="0.0422260687225795" calcext:value-type="float">
            <text:p>0.04222606872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620014802166" calcext:value-type="float">
            <text:p>2.72620014802166</text:p>
          </table:table-cell>
        </table:table-row>
        <table:table-row table:style-name="ro1">
          <table:table-cell office:value-type="float" office:value="3.8099999999999" calcext:value-type="float">
            <text:p>3.8099999999999</text:p>
          </table:table-cell>
          <table:table-cell office:value-type="float" office:value="2.73828985427434" calcext:value-type="float">
            <text:p>2.73828985427434</text:p>
          </table:table-cell>
          <table:table-cell office:value-type="float" office:value="0.04018581964984" calcext:value-type="float">
            <text:p>0.04018581964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858471224147" calcext:value-type="float">
            <text:p>2.73858471224147</text:p>
          </table:table-cell>
        </table:table-row>
        <table:table-row table:style-name="ro1">
          <table:table-cell office:value-type="float" office:value="3.8199999999999" calcext:value-type="float">
            <text:p>3.8199999999999</text:p>
          </table:table-cell>
          <table:table-cell office:value-type="float" office:value="2.75084051373006" calcext:value-type="float">
            <text:p>2.75084051373006</text:p>
          </table:table-cell>
          <table:table-cell office:value-type="float" office:value="0.0381247179630063" calcext:value-type="float">
            <text:p>0.038124717963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110469195529" calcext:value-type="float">
            <text:p>2.75110469195529</text:p>
          </table:table-cell>
        </table:table-row>
        <table:table-row table:style-name="ro1">
          <table:table-cell office:value-type="float" office:value="3.8299999999999" calcext:value-type="float">
            <text:p>3.8299999999999</text:p>
          </table:table-cell>
          <table:table-cell office:value-type="float" office:value="2.76352568582076" calcext:value-type="float">
            <text:p>2.76352568582076</text:p>
          </table:table-cell>
          <table:table-cell office:value-type="float" office:value="0.036045035183335" calcext:value-type="float">
            <text:p>0.036045035183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376074593162" calcext:value-type="float">
            <text:p>2.76376074593162</text:p>
          </table:table-cell>
        </table:table-row>
        <table:table-row table:style-name="ro1">
          <table:table-cell office:value-type="float" office:value="3.8399999999999" calcext:value-type="float">
            <text:p>3.8399999999999</text:p>
          </table:table-cell>
          <table:table-cell office:value-type="float" office:value="2.77634589801796" calcext:value-type="float">
            <text:p>2.77634589801796</text:p>
          </table:table-cell>
          <table:table-cell office:value-type="float" office:value="0.0339490397509974" calcext:value-type="float">
            <text:p>0.03394903975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7655345396791" calcext:value-type="float">
            <text:p>2.77655345396791</text:p>
          </table:table-cell>
        </table:table-row>
        <table:table-row table:style-name="ro1">
          <table:table-cell office:value-type="float" office:value="3.8499999999999" calcext:value-type="float">
            <text:p>3.8499999999999</text:p>
          </table:table-cell>
          <table:table-cell office:value-type="float" office:value="2.78930160726726" calcext:value-type="float">
            <text:p>2.78930160726726</text:p>
          </table:table-cell>
          <table:table-cell office:value-type="float" office:value="0.0318389947784197" calcext:value-type="float">
            <text:p>0.03183899477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94833173712" calcext:value-type="float">
            <text:p>2.7894833173712</text:p>
          </table:table-cell>
        </table:table-row>
        <table:table-row table:style-name="ro1">
          <table:table-cell office:value-type="float" office:value="3.8599999999999" calcext:value-type="float">
            <text:p>3.8599999999999</text:p>
          </table:table-cell>
          <table:table-cell office:value-type="float" office:value="2.80239320054257" calcext:value-type="float">
            <text:p>2.80239320054257</text:p>
          </table:table-cell>
          <table:table-cell office:value-type="float" office:value="0.029717155822309" calcext:value-type="float">
            <text:p>0.029717155822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255075953985" calcext:value-type="float">
            <text:p>2.80255075953985</text:p>
          </table:table-cell>
        </table:table-row>
        <table:table-row table:style-name="ro1">
          <table:table-cell office:value-type="float" office:value="3.8699999999999" calcext:value-type="float">
            <text:p>3.8699999999999</text:p>
          </table:table-cell>
          <table:table-cell office:value-type="float" office:value="2.81562099546645" calcext:value-type="float">
            <text:p>2.81562099546645</text:p>
          </table:table-cell>
          <table:table-cell office:value-type="float" office:value="0.0275857686914794" calcext:value-type="float">
            <text:p>0.02758576869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575612664623" calcext:value-type="float">
            <text:p>2.81575612664623</text:p>
          </table:table-cell>
        </table:table-row>
        <table:table-row table:style-name="ro1">
          <table:table-cell office:value-type="float" office:value="3.8799999999999" calcext:value-type="float">
            <text:p>3.8799999999999</text:p>
          </table:table-cell>
          <table:table-cell office:value-type="float" office:value="2.8289852410021" calcext:value-type="float">
            <text:p>2.8289852410021</text:p>
          </table:table-cell>
          <table:table-cell office:value-type="float" office:value="0.0254470672816908" calcext:value-type="float">
            <text:p>0.025447067281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909968842403" calcext:value-type="float">
            <text:p>2.82909968842403</text:p>
          </table:table-cell>
        </table:table-row>
        <table:table-row table:style-name="ro1">
          <table:table-cell office:value-type="float" office:value="3.8899999999999" calcext:value-type="float">
            <text:p>3.8899999999999</text:p>
          </table:table-cell>
          <table:table-cell office:value-type="float" office:value="2.84248611819912" calcext:value-type="float">
            <text:p>2.84248611819912</text:p>
          </table:table-cell>
          <table:table-cell office:value-type="float" office:value="0.0233032714449443" calcext:value-type="float">
            <text:p>0.023303271444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425816390413" calcext:value-type="float">
            <text:p>2.8425816390413</text:p>
          </table:table-cell>
        </table:table-row>
        <table:table-row table:style-name="ro1">
          <table:table-cell office:value-type="float" office:value="3.8999999999999" calcext:value-type="float">
            <text:p>3.8999999999999</text:p>
          </table:table-cell>
          <table:table-cell office:value-type="float" office:value="2.85612374101067" calcext:value-type="float">
            <text:p>2.85612374101067</text:p>
          </table:table-cell>
          <table:table-cell office:value-type="float" office:value="0.0211565848914015" calcext:value-type="float">
            <text:p>0.021156584891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5620209807518" calcext:value-type="float">
            <text:p>2.85620209807518</text:p>
          </table:table-cell>
        </table:table-row>
        <table:table-row table:style-name="ro1">
          <table:table-cell office:value-type="float" office:value="3.9099999999999" calcext:value-type="float">
            <text:p>3.9099999999999</text:p>
          </table:table-cell>
          <table:table-cell office:value-type="float" office:value="2.86989815716885" calcext:value-type="float">
            <text:p>2.86989815716885</text:p>
          </table:table-cell>
          <table:table-cell office:value-type="float" office:value="0.0190091931303926" calcext:value-type="float">
            <text:p>0.019009193130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996111157358" calcext:value-type="float">
            <text:p>2.86996111157358</text:p>
          </table:table-cell>
        </table:table-row>
        <table:table-row table:style-name="ro1">
          <table:table-cell office:value-type="float" office:value="3.9199999999999" calcext:value-type="float">
            <text:p>3.9199999999999</text:p>
          </table:table-cell>
          <table:table-cell office:value-type="float" office:value="2.8838093491178" calcext:value-type="float">
            <text:p>2.8838093491178</text:p>
          </table:table-cell>
          <table:table-cell office:value-type="float" office:value="0.0168632614472468" calcext:value-type="float">
            <text:p>0.016863261447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385865320162" calcext:value-type="float">
            <text:p>2.88385865320162</text:p>
          </table:table-cell>
        </table:table-row>
        <table:table-row table:style-name="ro1">
          <table:table-cell office:value-type="float" office:value="3.9299999999999" calcext:value-type="float">
            <text:p>3.9299999999999</text:p>
          </table:table-cell>
          <table:table-cell office:value-type="float" office:value="2.89785723500832" calcext:value-type="float">
            <text:p>2.89785723500832</text:p>
          </table:table-cell>
          <table:table-cell office:value-type="float" office:value="0.0147209329193529" calcext:value-type="float">
            <text:p>0.014720932919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9789462547486" calcext:value-type="float">
            <text:p>2.89789462547486</text:p>
          </table:table-cell>
        </table:table-row>
        <table:table-row table:style-name="ro1">
          <table:table-cell office:value-type="float" office:value="3.9399999999999" calcext:value-type="float">
            <text:p>3.9399999999999</text:p>
          </table:table-cell>
          <table:table-cell office:value-type="float" office:value="2.91204166975005" calcext:value-type="float">
            <text:p>2.91204166975005</text:p>
          </table:table-cell>
          <table:table-cell office:value-type="float" office:value="0.0125843264761328" calcext:value-type="float">
            <text:p>0.012584326476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206886107343" calcext:value-type="float">
            <text:p>2.91206886107343</text:p>
          </table:table-cell>
        </table:table-row>
        <table:table-row table:style-name="ro1">
          <table:table-cell office:value-type="float" office:value="3.9499999999999" calcext:value-type="float">
            <text:p>3.9499999999999</text:p>
          </table:table-cell>
          <table:table-cell office:value-type="float" office:value="2.92636244611438" calcext:value-type="float">
            <text:p>2.92636244611438</text:p>
          </table:table-cell>
          <table:table-cell office:value-type="float" office:value="0.0104555350011006" calcext:value-type="float">
            <text:p>0.010455535001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2638112422847" calcext:value-type="float">
            <text:p>2.92638112422847</text:p>
          </table:table-cell>
        </table:table-row>
        <table:table-row table:style-name="ro1">
          <table:table-cell office:value-type="float" office:value="3.9599999999999" calcext:value-type="float">
            <text:p>3.9599999999999</text:p>
          </table:table-cell>
          <table:table-cell office:value-type="float" office:value="2.94081929589382" calcext:value-type="float">
            <text:p>2.94081929589382</text:p>
          </table:table-cell>
          <table:table-cell office:value-type="float" office:value="0.00833662347482486" calcext:value-type="float">
            <text:p>0.008336623474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4083111218451" calcext:value-type="float">
            <text:p>2.94083111218451</text:p>
          </table:table-cell>
        </table:table-row>
        <table:table-row table:style-name="ro1">
          <table:table-cell office:value-type="float" office:value="3.9699999999999" calcext:value-type="float">
            <text:p>3.9699999999999</text:p>
          </table:table-cell>
          <table:table-cell office:value-type="float" office:value="2.95541189111448" calcext:value-type="float">
            <text:p>2.95541189111448</text:p>
          </table:table-cell>
          <table:table-cell office:value-type="float" office:value="0.00622962716908432" calcext:value-type="float">
            <text:p>0.006229627169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5541845673257" calcext:value-type="float">
            <text:p>2.95541845673257</text:p>
          </table:table-cell>
        </table:table-row>
        <table:table-row table:style-name="ro1">
          <table:table-cell office:value-type="float" office:value="3.9799999999999" calcext:value-type="float">
            <text:p>3.9799999999999</text:p>
          </table:table-cell>
          <table:table-cell office:value-type="float" office:value="2.9701398452965" calcext:value-type="float">
            <text:p>2.9701398452965</text:p>
          </table:table-cell>
          <table:table-cell office:value-type="float" office:value="0.00413654988459987" calcext:value-type="float">
            <text:p>0.0041365498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014272580677" calcext:value-type="float">
            <text:p>2.97014272580677</text:p>
          </table:table-cell>
        </table:table-row>
        <table:table-row table:style-name="ro1">
          <table:table-cell office:value-type="float" office:value="3.9899999999999" calcext:value-type="float">
            <text:p>3.9899999999999</text:p>
          </table:table-cell>
          <table:table-cell office:value-type="float" office:value="2.98500271476356" calcext:value-type="float">
            <text:p>2.98500271476356</text:p>
          </table:table-cell>
          <table:table-cell office:value-type="float" office:value="0.00205936223827654" calcext:value-type="float">
            <text:p>0.002059362238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500342514354" calcext:value-type="float">
            <text:p>2.98500342514354</text:p>
          </table:table-cell>
        </table:table-row>
        <table:table-row table:style-name="ro1">
          <table:table-cell office:value-type="float" office:value="3.9999999999999" calcext:value-type="float">
            <text:p>3.9999999999999</text:p>
          </table:table-cell>
          <table:table-cell office:value-type="float" office:value="2.99999999999915" calcext:value-type="float">
            <text:p>2.99999999999915</text:p>
          </table:table-cell>
          <table:table-cell table:style-name="ce1" office:value-type="float" office:value="-0.000000000000159673489448844" calcext:value-type="float">
            <text:p>-1.60E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999999999915" calcext:value-type="float">
            <text:p>2.99999999999915</text:p>
          </table:table-cell>
        </table:table-row>
        <table:table-row table:style-name="ro1">
          <table:table-cell office:value-type="float" office:value="4.0099999999999" calcext:value-type="float">
            <text:p>4.0099999999999</text:p>
          </table:table-cell>
          <table:table-cell office:value-type="float" office:value="3.01513114704923" calcext:value-type="float">
            <text:p>3.01513114704923</text:p>
          </table:table-cell>
          <table:table-cell office:value-type="float" office:value="-0.00203963751890653" calcext:value-type="float">
            <text:p>-0.002039637518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513183692316" calcext:value-type="float">
            <text:p>3.01513183692316</text:p>
          </table:table-cell>
        </table:table-row>
        <table:table-row table:style-name="ro1">
          <table:table-cell office:value-type="float" office:value="4.0199999999999" calcext:value-type="float">
            <text:p>4.0199999999999</text:p>
          </table:table-cell>
          <table:table-cell office:value-type="float" office:value="3.03039554896446" calcext:value-type="float">
            <text:p>3.03039554896446</text:p>
          </table:table-cell>
          <table:table-cell office:value-type="float" office:value="-0.00405768902625453" calcext:value-type="float">
            <text:p>-0.004057689026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039826557894" calcext:value-type="float">
            <text:p>3.03039826557894</text:p>
          </table:table-cell>
        </table:table-row>
        <table:table-row table:style-name="ro1">
          <table:table-cell office:value-type="float" office:value="4.0299999999999" calcext:value-type="float">
            <text:p>4.0299999999999</text:p>
          </table:table-cell>
          <table:table-cell office:value-type="float" office:value="3.04579254728544" calcext:value-type="float">
            <text:p>3.04579254728544</text:p>
          </table:table-cell>
          <table:table-cell office:value-type="float" office:value="-0.00605233275494284" calcext:value-type="float">
            <text:p>-0.006052332754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579856061285" calcext:value-type="float">
            <text:p>3.04579856061285</text:p>
          </table:table-cell>
        </table:table-row>
        <table:table-row table:style-name="ro1">
          <table:table-cell office:value-type="float" office:value="4.0399999999999" calcext:value-type="float">
            <text:p>4.0399999999999</text:p>
          </table:table-cell>
          <table:table-cell office:value-type="float" office:value="3.06132143357235" calcext:value-type="float">
            <text:p>3.06132143357235</text:p>
          </table:table-cell>
          <table:table-cell office:value-type="float" office:value="-0.00802178791627597" calcext:value-type="float">
            <text:p>-0.008021787916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133194357144" calcext:value-type="float">
            <text:p>3.06133194357144</text:p>
          </table:table-cell>
        </table:table-row>
        <table:table-row table:style-name="ro1">
          <table:table-cell office:value-type="float" office:value="4.0499999999999" calcext:value-type="float">
            <text:p>4.0499999999999</text:p>
          </table:table-cell>
          <table:table-cell office:value-type="float" office:value="3.07698145096" calcext:value-type="float">
            <text:p>3.07698145096</text:p>
          </table:table-cell>
          <table:table-cell office:value-type="float" office:value="-0.00996431609705486" calcext:value-type="float">
            <text:p>-0.009964316097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699758484585" calcext:value-type="float">
            <text:p>3.07699758484585</text:p>
          </table:table-cell>
        </table:table-row>
        <table:table-row table:style-name="ro1">
          <table:table-cell office:value-type="float" office:value="4.0599999999999" calcext:value-type="float">
            <text:p>4.0599999999999</text:p>
          </table:table-cell>
          <table:table-cell office:value-type="float" office:value="3.09277179576184" calcext:value-type="float">
            <text:p>3.09277179576184</text:p>
          </table:table-cell>
          <table:table-cell office:value-type="float" office:value="-0.0118782226018835" calcext:value-type="float">
            <text:p>-0.011878222601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279460566525" calcext:value-type="float">
            <text:p>3.09279460566525</text:p>
          </table:table-cell>
        </table:table-row>
        <table:table-row table:style-name="ro1">
          <table:table-cell office:value-type="float" office:value="4.0699999999999" calcext:value-type="float">
            <text:p>4.0699999999999</text:p>
          </table:table-cell>
          <table:table-cell office:value-type="float" office:value="3.10869161909688" calcext:value-type="float">
            <text:p>3.10869161909688</text:p>
          </table:table-cell>
          <table:table-cell office:value-type="float" office:value="-0.013761857737488" calcext:value-type="float">
            <text:p>-0.013761857737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087220801113" calcext:value-type="float">
            <text:p>3.1087220801113</text:p>
          </table:table-cell>
        </table:table-row>
        <table:table-row table:style-name="ro1">
          <table:table-cell office:value-type="float" office:value="4.0799999999999" calcext:value-type="float">
            <text:p>4.0799999999999</text:p>
          </table:table-cell>
          <table:table-cell office:value-type="float" office:value="3.12474002855498" calcext:value-type="float">
            <text:p>3.12474002855498</text:p>
          </table:table-cell>
          <table:table-cell office:value-type="float" office:value="-0.0156136180392637" calcext:value-type="float">
            <text:p>-0.015613618039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47790371676" calcext:value-type="float">
            <text:p>3.1247790371676</text:p>
          </table:table-cell>
        </table:table-row>
        <table:table-row table:style-name="ro1">
          <table:table-cell office:value-type="float" office:value="4.0899999999999" calcext:value-type="float">
            <text:p>4.0899999999999</text:p>
          </table:table-cell>
          <table:table-cell office:value-type="float" office:value="3.1409160898908" calcext:value-type="float">
            <text:p>3.1409160898908</text:p>
          </table:table-cell>
          <table:table-cell office:value-type="float" office:value="-0.0174319474418945" calcext:value-type="float">
            <text:p>-0.017431947441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096446279268" calcext:value-type="float">
            <text:p>3.14096446279268</text:p>
          </table:table-cell>
        </table:table-row>
        <table:table-row table:style-name="ro1">
          <table:table-cell office:value-type="float" office:value="4.0999999999999" calcext:value-type="float">
            <text:p>4.0999999999999</text:p>
          </table:table-cell>
          <table:table-cell office:value-type="float" office:value="3.15721882873858" calcext:value-type="float">
            <text:p>3.15721882873858</text:p>
          </table:table-cell>
          <table:table-cell office:value-type="float" office:value="-0.0192153383862256" calcext:value-type="float">
            <text:p>-0.019215338386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5727730200733" calcext:value-type="float">
            <text:p>3.15727730200733</text:p>
          </table:table-cell>
        </table:table-row>
        <table:table-row table:style-name="ro1">
          <table:table-cell office:value-type="float" office:value="4.10999999999989" calcext:value-type="float">
            <text:p>4.10999999999989</text:p>
          </table:table-cell>
          <table:table-cell office:value-type="float" office:value="3.17364723236518" calcext:value-type="float">
            <text:p>3.17364723236518</text:p>
          </table:table-cell>
          <table:table-cell office:value-type="float" office:value="-0.0209623328745781" calcext:value-type="float">
            <text:p>-0.020962332874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7371646101202" calcext:value-type="float">
            <text:p>3.17371646101202</text:p>
          </table:table-cell>
        </table:table-row>
        <table:table-row table:style-name="ro1">
          <table:table-cell office:value-type="float" office:value="4.11999999999989" calcext:value-type="float">
            <text:p>4.11999999999989</text:p>
          </table:table-cell>
          <table:table-cell office:value-type="float" office:value="3.19020025143404" calcext:value-type="float">
            <text:p>3.19020025143404</text:p>
          </table:table-cell>
          <table:table-cell office:value-type="float" office:value="-0.0226715234588037" calcext:value-type="float">
            <text:p>-0.022671523458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9028080930594" calcext:value-type="float">
            <text:p>3.19028080930594</text:p>
          </table:table-cell>
        </table:table-row>
        <table:table-row table:style-name="ro1">
          <table:table-cell office:value-type="float" office:value="4.12999999999989" calcext:value-type="float">
            <text:p>4.12999999999989</text:p>
          </table:table-cell>
          <table:table-cell office:value-type="float" office:value="3.206876801798" calcext:value-type="float">
            <text:p>3.206876801798</text:p>
          </table:table-cell>
          <table:table-cell office:value-type="float" office:value="-0.024341554171267" calcext:value-type="float">
            <text:p>-0.024341554171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0696918182412" calcext:value-type="float">
            <text:p>3.20696918182412</text:p>
          </table:table-cell>
        </table:table-row>
        <table:table-row table:style-name="ro1">
          <table:table-cell office:value-type="float" office:value="4.13999999999989" calcext:value-type="float">
            <text:p>4.13999999999989</text:p>
          </table:table-cell>
          <table:table-cell office:value-type="float" office:value="3.22367576631293" calcext:value-type="float">
            <text:p>3.22367576631293</text:p>
          </table:table-cell>
          <table:table-cell office:value-type="float" office:value="-0.0259711213945547" calcext:value-type="float">
            <text:p>-0.025971121394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378038108363" calcext:value-type="float">
            <text:p>3.22378038108363</text:p>
          </table:table-cell>
        </table:table-row>
        <table:table-row table:style-name="ro1">
          <table:table-cell office:value-type="float" office:value="4.14999999999989" calcext:value-type="float">
            <text:p>4.14999999999989</text:p>
          </table:table-cell>
          <table:table-cell office:value-type="float" office:value="3.24059599666466" calcext:value-type="float">
            <text:p>3.24059599666466</text:p>
          </table:table-cell>
          <table:table-cell office:value-type="float" office:value="-0.0275589746707578" calcext:value-type="float">
            <text:p>-0.027558974670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4071317933012" calcext:value-type="float">
            <text:p>3.24071317933012</text:p>
          </table:table-cell>
        </table:table-row>
        <table:table-row table:style-name="ro1">
          <table:table-cell office:value-type="float" office:value="4.15999999999989" calcext:value-type="float">
            <text:p>4.15999999999989</text:p>
          </table:table-cell>
          <table:table-cell office:value-type="float" office:value="3.25763631521098" calcext:value-type="float">
            <text:p>3.25763631521098</text:p>
          </table:table-cell>
          <table:table-cell office:value-type="float" office:value="-0.0291039174494551" calcext:value-type="float">
            <text:p>-0.029103917449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776632068543" calcext:value-type="float">
            <text:p>3.25776632068543</text:p>
          </table:table-cell>
        </table:table-row>
        <table:table-row table:style-name="ro1">
          <table:table-cell office:value-type="float" office:value="4.16999999999989" calcext:value-type="float">
            <text:p>4.16999999999989</text:p>
          </table:table-cell>
          <table:table-cell office:value-type="float" office:value="3.27479551684268" calcext:value-type="float">
            <text:p>3.27479551684268</text:p>
          </table:table-cell>
          <table:table-cell office:value-type="float" office:value="-0.0306048077740145" calcext:value-type="float">
            <text:p>-0.030604807774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749385232996" calcext:value-type="float">
            <text:p>3.2749385232996</text:p>
          </table:table-cell>
        </table:table-row>
        <table:table-row table:style-name="ro1">
          <table:table-cell office:value-type="float" office:value="4.17999999999989" calcext:value-type="float">
            <text:p>4.17999999999989</text:p>
          </table:table-cell>
          <table:table-cell office:value-type="float" office:value="3.29207237085512" calcext:value-type="float">
            <text:p>3.29207237085512</text:p>
          </table:table-cell>
          <table:table-cell office:value-type="float" office:value="-0.0320605589070127" calcext:value-type="float">
            <text:p>-0.032060558907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9222848149776" calcext:value-type="float">
            <text:p>3.29222848149776</text:p>
          </table:table-cell>
        </table:table-row>
        <table:table-row table:style-name="ro1">
          <table:table-cell office:value-type="float" office:value="4.18999999999989" calcext:value-type="float">
            <text:p>4.18999999999989</text:p>
          </table:table-cell>
          <table:table-cell office:value-type="float" office:value="3.30946562282017" calcext:value-type="float">
            <text:p>3.30946562282017</text:p>
          </table:table-cell>
          <table:table-cell office:value-type="float" office:value="-0.0334701398924699" calcext:value-type="float">
            <text:p>-0.03347013989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096348679111" calcext:value-type="float">
            <text:p>3.3096348679111</text:p>
          </table:table-cell>
        </table:table-row>
        <table:table-row table:style-name="ro1">
          <table:table-cell office:value-type="float" office:value="4.19999999999989" calcext:value-type="float">
            <text:p>4.19999999999989</text:p>
          </table:table-cell>
          <table:table-cell office:value-type="float" office:value="3.32697399648442" calcext:value-type="float">
            <text:p>3.32697399648442</text:p>
          </table:table-cell>
          <table:table-cell office:value-type="float" office:value="-0.0348325760580635" calcext:value-type="float">
            <text:p>-0.034832576058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271563356173" calcext:value-type="float">
            <text:p>3.3271563356173</text:p>
          </table:table-cell>
        </table:table-row>
        <table:table-row table:style-name="ro1">
          <table:table-cell office:value-type="float" office:value="4.20999999999989" calcext:value-type="float">
            <text:p>4.20999999999989</text:p>
          </table:table-cell>
          <table:table-cell office:value-type="float" office:value="3.34459619565296" calcext:value-type="float">
            <text:p>3.34459619565296</text:p>
          </table:table-cell>
          <table:table-cell office:value-type="float" office:value="-0.0361469494569233" calcext:value-type="float">
            <text:p>-0.036146949456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4479152024925" calcext:value-type="float">
            <text:p>3.34479152024925</text:p>
          </table:table-cell>
        </table:table-row>
        <table:table-row table:style-name="ro1">
          <table:table-cell office:value-type="float" office:value="4.21999999999989" calcext:value-type="float">
            <text:p>4.21999999999989</text:p>
          </table:table-cell>
          <table:table-cell office:value-type="float" office:value="3.36233090608993" calcext:value-type="float">
            <text:p>3.36233090608993</text:p>
          </table:table-cell>
          <table:table-cell office:value-type="float" office:value="-0.0374123992482894" calcext:value-type="float">
            <text:p>-0.03741239924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253904210271" calcext:value-type="float">
            <text:p>3.36253904210271</text:p>
          </table:table-cell>
        </table:table-row>
        <table:table-row table:style-name="ro1">
          <table:table-cell office:value-type="float" office:value="4.22999999999989" calcext:value-type="float">
            <text:p>4.22999999999989</text:p>
          </table:table-cell>
          <table:table-cell office:value-type="float" office:value="3.38017679741914" calcext:value-type="float">
            <text:p>3.38017679741914</text:p>
          </table:table-cell>
          <table:table-cell office:value-type="float" office:value="-0.0386281220107677" calcext:value-type="float">
            <text:p>-0.038628122010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8039750822604" calcext:value-type="float">
            <text:p>3.38039750822604</text:p>
          </table:table-cell>
        </table:table-row>
        <table:table-row table:style-name="ro1">
          <table:table-cell office:value-type="float" office:value="4.23999999999989" calcext:value-type="float">
            <text:p>4.23999999999989</text:p>
          </table:table-cell>
          <table:table-cell office:value-type="float" office:value="3.39813252501865" calcext:value-type="float">
            <text:p>3.39813252501865</text:p>
          </table:table-cell>
          <table:table-cell office:value-type="float" office:value="-0.0397933720053777" calcext:value-type="float">
            <text:p>-0.039793372005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9836551448563" calcext:value-type="float">
            <text:p>3.39836551448563</text:p>
          </table:table-cell>
        </table:table-row>
        <table:table-row table:style-name="ro1">
          <table:table-cell office:value-type="float" office:value="4.24999999999989" calcext:value-type="float">
            <text:p>4.24999999999989</text:p>
          </table:table-cell>
          <table:table-cell office:value-type="float" office:value="3.41619673192199" calcext:value-type="float">
            <text:p>3.41619673192199</text:p>
          </table:table-cell>
          <table:table-cell office:value-type="float" office:value="-0.0409074613695163" calcext:value-type="float">
            <text:p>-0.040907461369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1644164761967" calcext:value-type="float">
            <text:p>3.41644164761967</text:p>
          </table:table-cell>
        </table:table-row>
        <table:table-row table:style-name="ro1">
          <table:table-cell office:value-type="float" office:value="4.25999999999989" calcext:value-type="float">
            <text:p>4.25999999999989</text:p>
          </table:table-cell>
          <table:table-cell office:value-type="float" office:value="3.43436805070875" calcext:value-type="float">
            <text:p>3.43436805070875</text:p>
          </table:table-cell>
          <table:table-cell office:value-type="float" office:value="-0.0419697602547902" calcext:value-type="float">
            <text:p>-0.04196976025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3462448726274" calcext:value-type="float">
            <text:p>3.43462448726274</text:p>
          </table:table-cell>
        </table:table-row>
        <table:table-row table:style-name="ro1">
          <table:table-cell office:value-type="float" office:value="4.26999999999989" calcext:value-type="float">
            <text:p>4.26999999999989</text:p>
          </table:table-cell>
          <table:table-cell office:value-type="float" office:value="3.45264510539304" calcext:value-type="float">
            <text:p>3.45264510539304</text:p>
          </table:table-cell>
          <table:table-cell office:value-type="float" office:value="-0.0429796969048601" calcext:value-type="float">
            <text:p>-0.04297969690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291260795007" calcext:value-type="float">
            <text:p>3.45291260795007</text:p>
          </table:table-cell>
        </table:table-row>
        <table:table-row table:style-name="ro1">
          <table:table-cell office:value-type="float" office:value="4.27999999999989" calcext:value-type="float">
            <text:p>4.27999999999989</text:p>
          </table:table-cell>
          <table:table-cell office:value-type="float" office:value="3.47102651330326" calcext:value-type="float">
            <text:p>3.47102651330326</text:p>
          </table:table-cell>
          <table:table-cell office:value-type="float" office:value="-0.0439367576744164" calcext:value-type="float">
            <text:p>-0.043936757674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7130458109471" calcext:value-type="float">
            <text:p>3.47130458109471</text:p>
          </table:table-cell>
        </table:table-row>
        <table:table-row table:style-name="ro1">
          <table:table-cell office:value-type="float" office:value="4.28999999999989" calcext:value-type="float">
            <text:p>4.28999999999989</text:p>
          </table:table-cell>
          <table:table-cell office:value-type="float" office:value="3.48951088695205" calcext:value-type="float">
            <text:p>3.48951088695205</text:p>
          </table:table-cell>
          <table:table-cell office:value-type="float" office:value="-0.0448404869861553" calcext:value-type="float">
            <text:p>-0.044840486986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8979897693693" calcext:value-type="float">
            <text:p>3.48979897693693</text:p>
          </table:table-cell>
        </table:table-row>
        <table:table-row table:style-name="ro1">
          <table:table-cell office:value-type="float" office:value="4.29999999999989" calcext:value-type="float">
            <text:p>4.29999999999989</text:p>
          </table:table-cell>
          <table:table-cell office:value-type="float" office:value="3.5080968358986" calcext:value-type="float">
            <text:p>3.5080968358986</text:p>
          </table:table-cell>
          <table:table-cell office:value-type="float" office:value="-0.0456904872371866" calcext:value-type="float">
            <text:p>-0.045690487237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0839436646819" calcext:value-type="float">
            <text:p>3.50839436646819</text:p>
          </table:table-cell>
        </table:table-row>
        <table:table-row table:style-name="ro1">
          <table:table-cell office:value-type="float" office:value="4.30999999999989" calcext:value-type="float">
            <text:p>4.30999999999989</text:p>
          </table:table-cell>
          <table:table-cell office:value-type="float" office:value="3.52678296859086" calcext:value-type="float">
            <text:p>3.52678296859086</text:p>
          </table:table-cell>
          <table:table-cell office:value-type="float" office:value="-0.046486418638351" calcext:value-type="float">
            <text:p>-0.046486418638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2708932331751" calcext:value-type="float">
            <text:p>3.52708932331751</text:p>
          </table:table-cell>
        </table:table-row>
        <table:table-row table:style-name="ro1">
          <table:table-cell office:value-type="float" office:value="4.31999999999989" calcext:value-type="float">
            <text:p>4.31999999999989</text:p>
          </table:table-cell>
          <table:table-cell office:value-type="float" office:value="3.5455678942023" calcext:value-type="float">
            <text:p>3.5455678942023</text:p>
          </table:table-cell>
          <table:table-cell office:value-type="float" office:value="-0.0472279990059801" calcext:value-type="float">
            <text:p>-0.04722799900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588242561541" calcext:value-type="float">
            <text:p>3.54588242561541</text:p>
          </table:table-cell>
        </table:table-row>
        <table:table-row table:style-name="ro1">
          <table:table-cell office:value-type="float" office:value="4.32999999999989" calcext:value-type="float">
            <text:p>4.32999999999989</text:p>
          </table:table-cell>
          <table:table-cell office:value-type="float" office:value="3.56445022444519" calcext:value-type="float">
            <text:p>3.56445022444519</text:p>
          </table:table-cell>
          <table:table-cell office:value-type="float" office:value="-0.0479150034894152" calcext:value-type="float">
            <text:p>-0.047915003489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6477225781771" calcext:value-type="float">
            <text:p>3.56477225781771</text:p>
          </table:table-cell>
        </table:table-row>
        <table:table-row table:style-name="ro1">
          <table:table-cell office:value-type="float" office:value="4.33999999999989" calcext:value-type="float">
            <text:p>4.33999999999989</text:p>
          </table:table-cell>
          <table:table-cell office:value-type="float" office:value="3.58342857537307" calcext:value-type="float">
            <text:p>3.58342857537307</text:p>
          </table:table-cell>
          <table:table-cell office:value-type="float" office:value="-0.0485472642528067" calcext:value-type="float">
            <text:p>-0.048547264252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375741250251" calcext:value-type="float">
            <text:p>3.58375741250251</text:p>
          </table:table-cell>
        </table:table-row>
        <table:table-row table:style-name="ro1">
          <table:table-cell office:value-type="float" office:value="4.34999999999989" calcext:value-type="float">
            <text:p>4.34999999999989</text:p>
          </table:table-cell>
          <table:table-cell office:value-type="float" office:value="3.60250156915441" calcext:value-type="float">
            <text:p>3.60250156915441</text:p>
          </table:table-cell>
          <table:table-cell office:value-type="float" office:value="-0.0491246700953389" calcext:value-type="float">
            <text:p>-0.04912467009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0283649212283" calcext:value-type="float">
            <text:p>3.60283649212283</text:p>
          </table:table-cell>
        </table:table-row>
        <table:table-row table:style-name="ro1">
          <table:table-cell office:value-type="float" office:value="4.35999999999989" calcext:value-type="float">
            <text:p>4.35999999999989</text:p>
          </table:table-cell>
          <table:table-cell office:value-type="float" office:value="3.62166783582757" calcext:value-type="float">
            <text:p>3.62166783582757</text:p>
          </table:table-cell>
          <table:table-cell office:value-type="float" office:value="-0.0496471660204689" calcext:value-type="float">
            <text:p>-0.049647166020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200811072557" calcext:value-type="float">
            <text:p>3.62200811072557</text:p>
          </table:table-cell>
        </table:table-row>
        <table:table-row table:style-name="ro1">
          <table:table-cell office:value-type="float" office:value="4.36999999999989" calcext:value-type="float">
            <text:p>4.36999999999989</text:p>
          </table:table-cell>
          <table:table-cell office:value-type="float" office:value="3.64092601504724" calcext:value-type="float">
            <text:p>3.64092601504724</text:p>
          </table:table-cell>
          <table:table-cell office:value-type="float" office:value="-0.0501147527541586" calcext:value-type="float">
            <text:p>-0.05011475275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4127089564775" calcext:value-type="float">
            <text:p>3.64127089564775</text:p>
          </table:table-cell>
        </table:table-row>
        <table:table-row table:style-name="ro1">
          <table:table-cell office:value-type="float" office:value="4.37999999999989" calcext:value-type="float">
            <text:p>4.37999999999989</text:p>
          </table:table-cell>
          <table:table-cell office:value-type="float" office:value="3.66027475778443" calcext:value-type="float">
            <text:p>3.66027475778443</text:p>
          </table:table-cell>
          <table:table-cell office:value-type="float" office:value="-0.0505274862070477" calcext:value-type="float">
            <text:p>-0.050527486207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062348915267" calcext:value-type="float">
            <text:p>3.66062348915267</text:p>
          </table:table-cell>
        </table:table-row>
        <table:table-row table:style-name="ro1">
          <table:table-cell office:value-type="float" office:value="4.38999999999989" calcext:value-type="float">
            <text:p>4.38999999999989</text:p>
          </table:table-cell>
          <table:table-cell office:value-type="float" office:value="3.67971272801631" calcext:value-type="float">
            <text:p>3.67971272801631</text:p>
          </table:table-cell>
          <table:table-cell office:value-type="float" office:value="-0.050885476895349" calcext:value-type="float">
            <text:p>-0.050885476895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8006455004312" calcext:value-type="float">
            <text:p>3.68006455004312</text:p>
          </table:table-cell>
        </table:table-row>
        <table:table-row table:style-name="ro1">
          <table:table-cell office:value-type="float" office:value="4.39999999999989" calcext:value-type="float">
            <text:p>4.39999999999989</text:p>
          </table:table-cell>
          <table:table-cell office:value-type="float" office:value="3.69923860437715" calcext:value-type="float">
            <text:p>3.69923860437715</text:p>
          </table:table-cell>
          <table:table-cell office:value-type="float" office:value="-0.051188889298483" calcext:value-type="float">
            <text:p>-0.051188889298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9959275522345" calcext:value-type="float">
            <text:p>3.69959275522345</text:p>
          </table:table-cell>
        </table:table-row>
        <table:table-row table:style-name="ro1">
          <table:table-cell office:value-type="float" office:value="4.40999999999989" calcext:value-type="float">
            <text:p>4.40999999999989</text:p>
          </table:table-cell>
          <table:table-cell office:value-type="float" office:value="3.71885108180363" calcext:value-type="float">
            <text:p>3.71885108180363</text:p>
          </table:table-cell>
          <table:table-cell office:value-type="float" office:value="-0.0514379411881585" calcext:value-type="float">
            <text:p>-0.051437941188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1920680124482" calcext:value-type="float">
            <text:p>3.71920680124482</text:p>
          </table:table-cell>
        </table:table-row>
        <table:table-row table:style-name="ro1">
          <table:table-cell office:value-type="float" office:value="4.41999999999989" calcext:value-type="float">
            <text:p>4.41999999999989</text:p>
          </table:table-cell>
          <table:table-cell office:value-type="float" office:value="3.73854887311592" calcext:value-type="float">
            <text:p>3.73854887311592</text:p>
          </table:table-cell>
          <table:table-cell office:value-type="float" office:value="-0.0516329028880332" calcext:value-type="float">
            <text:p>-0.051632902888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890540577546" calcext:value-type="float">
            <text:p>3.73890540577546</text:p>
          </table:table-cell>
        </table:table-row>
        <table:table-row table:style-name="ro1">
          <table:table-cell office:value-type="float" office:value="4.42999999999989" calcext:value-type="float">
            <text:p>4.42999999999989</text:p>
          </table:table-cell>
          <table:table-cell office:value-type="float" office:value="3.75833071059789" calcext:value-type="float">
            <text:p>3.75833071059789</text:p>
          </table:table-cell>
          <table:table-cell office:value-type="float" office:value="-0.0517740965045956" calcext:value-type="float">
            <text:p>-0.051774096504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5868730906046" calcext:value-type="float">
            <text:p>3.75868730906046</text:p>
          </table:table-cell>
        </table:table-row>
        <table:table-row table:style-name="ro1">
          <table:table-cell office:value-type="float" office:value="4.43999999999989" calcext:value-type="float">
            <text:p>4.43999999999989</text:p>
          </table:table-cell>
          <table:table-cell office:value-type="float" office:value="3.77819534752694" calcext:value-type="float">
            <text:p>3.77819534752694</text:p>
          </table:table-cell>
          <table:table-cell office:value-type="float" office:value="-0.0518618951049469" calcext:value-type="float">
            <text:p>-0.051861895104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7855127532207" calcext:value-type="float">
            <text:p>3.77855127532207</text:p>
          </table:table-cell>
        </table:table-row>
        <table:table-row table:style-name="ro1">
          <table:table-cell office:value-type="float" office:value="4.44999999999989" calcext:value-type="float">
            <text:p>4.44999999999989</text:p>
          </table:table-cell>
          <table:table-cell office:value-type="float" office:value="3.79814155968227" calcext:value-type="float">
            <text:p>3.79814155968227</text:p>
          </table:table-cell>
          <table:table-cell office:value-type="float" office:value="-0.0518967218609673" calcext:value-type="float">
            <text:p>-0.051896721860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9849609413062" calcext:value-type="float">
            <text:p>3.79849609413062</text:p>
          </table:table-cell>
        </table:table-row>
        <table:table-row table:style-name="ro1">
          <table:table-cell office:value-type="float" office:value="4.45999999999989" calcext:value-type="float">
            <text:p>4.45999999999989</text:p>
          </table:table-cell>
          <table:table-cell office:value-type="float" office:value="3.81816814680735" calcext:value-type="float">
            <text:p>3.81816814680735</text:p>
          </table:table-cell>
          <table:table-cell office:value-type="float" office:value="-0.0518790491294397" calcext:value-type="float">
            <text:p>-0.05187904912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1852058172178" calcext:value-type="float">
            <text:p>3.81852058172178</text:p>
          </table:table-cell>
        </table:table-row>
        <table:table-row table:style-name="ro1">
          <table:table-cell office:value-type="float" office:value="4.46999999999989" calcext:value-type="float">
            <text:p>4.46999999999989</text:p>
          </table:table-cell>
          <table:table-cell office:value-type="float" office:value="3.83827393404011" calcext:value-type="float">
            <text:p>3.83827393404011</text:p>
          </table:table-cell>
          <table:table-cell office:value-type="float" office:value="-0.0518093975206487" calcext:value-type="float">
            <text:p>-0.051809397520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862358227571" calcext:value-type="float">
            <text:p>3.83862358227571</text:p>
          </table:table-cell>
        </table:table-row>
        <table:table-row table:style-name="ro1">
          <table:table-cell office:value-type="float" office:value="4.47999999999989" calcext:value-type="float">
            <text:p>4.47999999999989</text:p>
          </table:table-cell>
          <table:table-cell office:value-type="float" office:value="3.858457773319" calcext:value-type="float">
            <text:p>3.858457773319</text:p>
          </table:table-cell>
          <table:table-cell office:value-type="float" office:value="-0.0516883349024613" calcext:value-type="float">
            <text:p>-0.051688334902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5880396916594" calcext:value-type="float">
            <text:p>3.85880396916594</text:p>
          </table:table-cell>
        </table:table-row>
        <table:table-row table:style-name="ro1">
          <table:table-cell office:value-type="float" office:value="4.48999999999989" calcext:value-type="float">
            <text:p>4.48999999999989</text:p>
          </table:table-cell>
          <table:table-cell office:value-type="float" office:value="3.8787185447198" calcext:value-type="float">
            <text:p>3.8787185447198</text:p>
          </table:table-cell>
          <table:table-cell office:value-type="float" office:value="-0.0515164753885196" calcext:value-type="float">
            <text:p>-0.05151647538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7906064613454" calcext:value-type="float">
            <text:p>3.87906064613454</text:p>
          </table:table-cell>
        </table:table-row>
        <table:table-row table:style-name="ro1">
          <table:table-cell office:value-type="float" office:value="4.49999999999989" calcext:value-type="float">
            <text:p>4.49999999999989</text:p>
          </table:table-cell>
          <table:table-cell office:value-type="float" office:value="3.89905515779126" calcext:value-type="float">
            <text:p>3.89905515779126</text:p>
          </table:table-cell>
          <table:table-cell office:value-type="float" office:value="-0.0512944782604505" calcext:value-type="float">
            <text:p>-0.051294478260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993925484617" calcext:value-type="float">
            <text:p>3.8993925484617</text:p>
          </table:table-cell>
        </table:table-row>
        <table:table-row table:style-name="ro1">
          <table:table-cell office:value-type="float" office:value="4.50999999999989" calcext:value-type="float">
            <text:p>4.50999999999989</text:p>
          </table:table-cell>
          <table:table-cell office:value-type="float" office:value="3.91946655282318" calcext:value-type="float">
            <text:p>3.91946655282318</text:p>
          </table:table-cell>
          <table:table-cell office:value-type="float" office:value="-0.0510230468908687" calcext:value-type="float">
            <text:p>-0.051023046890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1979864406498" calcext:value-type="float">
            <text:p>3.91979864406498</text:p>
          </table:table-cell>
        </table:table-row>
        <table:table-row table:style-name="ro1">
          <table:table-cell office:value-type="float" office:value="4.51999999999989" calcext:value-type="float">
            <text:p>4.51999999999989</text:p>
          </table:table-cell>
          <table:table-cell office:value-type="float" office:value="3.93995170208352" calcext:value-type="float">
            <text:p>3.93995170208352</text:p>
          </table:table-cell>
          <table:table-cell office:value-type="float" office:value="-0.050702927605108" calcext:value-type="float">
            <text:p>-0.050702927605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027793456484" calcext:value-type="float">
            <text:p>3.94027793456484</text:p>
          </table:table-cell>
        </table:table-row>
        <table:table-row table:style-name="ro1">
          <table:table-cell office:value-type="float" office:value="4.52999999999989" calcext:value-type="float">
            <text:p>4.52999999999989</text:p>
          </table:table-cell>
          <table:table-cell office:value-type="float" office:value="3.96050961101459" calcext:value-type="float">
            <text:p>3.96050961101459</text:p>
          </table:table-cell>
          <table:table-cell office:value-type="float" office:value="-0.0503349085186723" calcext:value-type="float">
            <text:p>-0.05033490851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6082945630767" calcext:value-type="float">
            <text:p>3.96082945630767</text:p>
          </table:table-cell>
        </table:table-row>
        <table:table-row table:style-name="ro1">
          <table:table-cell office:value-type="float" office:value="4.53999999999989" calcext:value-type="float">
            <text:p>4.53999999999989</text:p>
          </table:table-cell>
          <table:table-cell office:value-type="float" office:value="3.98113931938519" calcext:value-type="float">
            <text:p>3.98113931938519</text:p>
          </table:table-cell>
          <table:table-cell office:value-type="float" office:value="-0.0499198183463735" calcext:value-type="float">
            <text:p>-0.049919818346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8145228134389" calcext:value-type="float">
            <text:p>3.98145228134389</text:p>
          </table:table-cell>
        </table:table-row>
        <table:table-row table:style-name="ro1">
          <table:table-cell office:value-type="float" office:value="4.54999999999989" calcext:value-type="float">
            <text:p>4.54999999999989</text:p>
          </table:table-cell>
          <table:table-cell office:value-type="float" office:value="4.00183990240232" calcext:value-type="float">
            <text:p>4.00183990240232</text:p>
          </table:table-cell>
          <table:table-cell office:value-type="float" office:value="-0.0494585251810298" calcext:value-type="float">
            <text:p>-0.04945852518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0214551836543" calcext:value-type="float">
            <text:p>4.00214551836543</text:p>
          </table:table-cell>
        </table:table-row>
        <table:table-row table:style-name="ro1">
          <table:table-cell office:value-type="float" office:value="4.55999999999989" calcext:value-type="float">
            <text:p>4.55999999999989</text:p>
          </table:table-cell>
          <table:table-cell office:value-type="float" office:value="4.02261047176201" calcext:value-type="float">
            <text:p>4.02261047176201</text:p>
          </table:table-cell>
          <table:table-cell office:value-type="float" office:value="-0.0489519352476549" calcext:value-type="float">
            <text:p>-0.048951935247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2290831358283" calcext:value-type="float">
            <text:p>4.02290831358283</text:p>
          </table:table-cell>
        </table:table-row>
        <table:table-row table:style-name="ro1">
          <table:table-cell office:value-type="float" office:value="4.56999999999989" calcext:value-type="float">
            <text:p>4.56999999999989</text:p>
          </table:table-cell>
          <table:table-cell office:value-type="float" office:value="4.04345017669495" calcext:value-type="float">
            <text:p>4.04345017669495</text:p>
          </table:table-cell>
          <table:table-cell office:value-type="float" office:value="-0.0484009916160744" calcext:value-type="float">
            <text:p>-0.048400991616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4373985159825" calcext:value-type="float">
            <text:p>4.04373985159825</text:p>
          </table:table-cell>
        </table:table-row>
        <table:table-row table:style-name="ro1">
          <table:table-cell office:value-type="float" office:value="4.57999999999988" calcext:value-type="float">
            <text:p>4.57999999999988</text:p>
          </table:table-cell>
          <table:table-cell office:value-type="float" office:value="4.06435820491691" calcext:value-type="float">
            <text:p>4.06435820491691</text:p>
          </table:table-cell>
          <table:table-cell office:value-type="float" office:value="-0.0478066729119852" calcext:value-type="float">
            <text:p>-0.04780667291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6463935618529" calcext:value-type="float">
            <text:p>4.06463935618529</text:p>
          </table:table-cell>
        </table:table-row>
        <table:table-row table:style-name="ro1">
          <table:table-cell office:value-type="float" office:value="4.58999999999988" calcext:value-type="float">
            <text:p>4.58999999999988</text:p>
          </table:table-cell>
          <table:table-cell office:value-type="float" office:value="4.0853337835724" calcext:value-type="float">
            <text:p>4.0853337835724</text:p>
          </table:table-cell>
          <table:table-cell office:value-type="float" office:value="-0.0471699919882586" calcext:value-type="float">
            <text:p>-0.047169991988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8560609106435" calcext:value-type="float">
            <text:p>4.08560609106435</text:p>
          </table:table-cell>
        </table:table-row>
        <table:table-row table:style-name="ro1">
          <table:table-cell office:value-type="float" office:value="4.59999999999988" calcext:value-type="float">
            <text:p>4.59999999999988</text:p>
          </table:table-cell>
          <table:table-cell office:value-type="float" office:value="4.10637618011166" calcext:value-type="float">
            <text:p>4.10637618011166</text:p>
          </table:table-cell>
          <table:table-cell office:value-type="float" office:value="-0.0464919945695085" calcext:value-type="float">
            <text:p>-0.046491994569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066393606144" calcext:value-type="float">
            <text:p>4.1066393606144</text:p>
          </table:table-cell>
        </table:table-row>
        <table:table-row table:style-name="ro1">
          <table:table-cell office:value-type="float" office:value="4.60999999999988" calcext:value-type="float">
            <text:p>4.60999999999988</text:p>
          </table:table-cell>
          <table:table-cell office:value-type="float" office:value="4.12748470312763" calcext:value-type="float">
            <text:p>4.12748470312763</text:p>
          </table:table-cell>
          <table:table-cell office:value-type="float" office:value="-0.045773757914664" calcext:value-type="float">
            <text:p>-0.045773757914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2773851054863" calcext:value-type="float">
            <text:p>4.12773851054863</text:p>
          </table:table-cell>
        </table:table-row>
        <table:table-row table:style-name="ro1">
          <table:table-cell office:value-type="float" office:value="4.61999999999988" calcext:value-type="float">
            <text:p>4.61999999999988</text:p>
          </table:table-cell>
          <table:table-cell office:value-type="float" office:value="4.148658703158" calcext:value-type="float">
            <text:p>4.148658703158</text:p>
          </table:table-cell>
          <table:table-cell office:value-type="float" office:value="-0.0450163893891768" calcext:value-type="float">
            <text:p>-0.045016389389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4890292855862" calcext:value-type="float">
            <text:p>4.14890292855862</text:p>
          </table:table-cell>
        </table:table-row>
        <table:table-row table:style-name="ro1">
          <table:table-cell office:value-type="float" office:value="4.62999999999988" calcext:value-type="float">
            <text:p>4.62999999999988</text:p>
          </table:table-cell>
          <table:table-cell office:value-type="float" office:value="4.16989757340016" calcext:value-type="float">
            <text:p>4.16989757340016</text:p>
          </table:table-cell>
          <table:table-cell office:value-type="float" office:value="-0.0442210251056245" calcext:value-type="float">
            <text:p>-0.04422102510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7013204487699" calcext:value-type="float">
            <text:p>4.17013204487699</text:p>
          </table:table-cell>
        </table:table-row>
        <table:table-row table:style-name="ro1">
          <table:table-cell office:value-type="float" office:value="4.63999999999988" calcext:value-type="float">
            <text:p>4.63999999999988</text:p>
          </table:table-cell>
          <table:table-cell office:value-type="float" office:value="4.19120075043214" calcext:value-type="float">
            <text:p>4.19120075043214</text:p>
          </table:table-cell>
          <table:table-cell office:value-type="float" office:value="-0.0433888284709947" calcext:value-type="float">
            <text:p>-0.043388828470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9142533285027" calcext:value-type="float">
            <text:p>4.19142533285027</text:p>
          </table:table-cell>
        </table:table-row>
        <table:table-row table:style-name="ro1">
          <table:table-cell office:value-type="float" office:value="4.64999999999988" calcext:value-type="float">
            <text:p>4.64999999999988</text:p>
          </table:table-cell>
          <table:table-cell office:value-type="float" office:value="4.21256771484598" calcext:value-type="float">
            <text:p>4.21256771484598</text:p>
          </table:table-cell>
          <table:table-cell office:value-type="float" office:value="-0.0425209887905354" calcext:value-type="float">
            <text:p>-0.042520988790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1278230943048" calcext:value-type="float">
            <text:p>4.21278230943048</text:p>
          </table:table-cell>
        </table:table-row>
        <table:table-row table:style-name="ro1">
          <table:table-cell office:value-type="float" office:value="4.65999999999988" calcext:value-type="float">
            <text:p>4.65999999999988</text:p>
          </table:table-cell>
          <table:table-cell office:value-type="float" office:value="4.23399799185641" calcext:value-type="float">
            <text:p>4.23399799185641</text:p>
          </table:table-cell>
          <table:table-cell office:value-type="float" office:value="-0.0416187197926474" calcext:value-type="float">
            <text:p>-0.041618719792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3420253564721" calcext:value-type="float">
            <text:p>4.23420253564721</text:p>
          </table:table-cell>
        </table:table-row>
        <table:table-row table:style-name="ro1">
          <table:table-cell office:value-type="float" office:value="4.66999999999988" calcext:value-type="float">
            <text:p>4.66999999999988</text:p>
          </table:table-cell>
          <table:table-cell office:value-type="float" office:value="4.2554911518283" calcext:value-type="float">
            <text:p>4.2554911518283</text:p>
          </table:table-cell>
          <table:table-cell office:value-type="float" office:value="-0.0406832581962188" calcext:value-type="float">
            <text:p>-0.040683258196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568561700537" calcext:value-type="float">
            <text:p>4.25568561700537</text:p>
          </table:table-cell>
        </table:table-row>
        <table:table-row table:style-name="ro1">
          <table:table-cell office:value-type="float" office:value="4.67999999999988" calcext:value-type="float">
            <text:p>4.67999999999988</text:p>
          </table:table-cell>
          <table:table-cell office:value-type="float" office:value="4.27704681081569" calcext:value-type="float">
            <text:p>4.27704681081569</text:p>
          </table:table-cell>
          <table:table-cell office:value-type="float" office:value="-0.0397158622342846" calcext:value-type="float">
            <text:p>-0.039715862234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7723120390069" calcext:value-type="float">
            <text:p>4.27723120390069</text:p>
          </table:table-cell>
        </table:table-row>
        <table:table-row table:style-name="ro1">
          <table:table-cell office:value-type="float" office:value="4.68999999999988" calcext:value-type="float">
            <text:p>4.68999999999988</text:p>
          </table:table-cell>
          <table:table-cell office:value-type="float" office:value="4.29866463097544" calcext:value-type="float">
            <text:p>4.29866463097544</text:p>
          </table:table-cell>
          <table:table-cell office:value-type="float" office:value="-0.0387178101861537" calcext:value-type="float">
            <text:p>-0.038717810186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9883899191687" calcext:value-type="float">
            <text:p>4.29883899191687</text:p>
          </table:table-cell>
        </table:table-row>
        <table:table-row table:style-name="ro1">
          <table:table-cell office:value-type="float" office:value="4.69999999999988" calcext:value-type="float">
            <text:p>4.69999999999988</text:p>
          </table:table-cell>
          <table:table-cell office:value-type="float" office:value="4.32034432100978" calcext:value-type="float">
            <text:p>4.32034432100978</text:p>
          </table:table-cell>
          <table:table-cell office:value-type="float" office:value="-0.0376903989155433" calcext:value-type="float">
            <text:p>-0.037690398915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2050872215898" calcext:value-type="float">
            <text:p>4.32050872215898</text:p>
          </table:table-cell>
        </table:table-row>
        <table:table-row table:style-name="ro1">
          <table:table-cell office:value-type="float" office:value="4.70999999999988" calcext:value-type="float">
            <text:p>4.70999999999988</text:p>
          </table:table-cell>
          <table:table-cell office:value-type="float" office:value="4.34208563648886" calcext:value-type="float">
            <text:p>4.34208563648886</text:p>
          </table:table-cell>
          <table:table-cell office:value-type="float" office:value="-0.0366349423581622" calcext:value-type="float">
            <text:p>-0.036634942358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4224018147367" calcext:value-type="float">
            <text:p>4.34224018147367</text:p>
          </table:table-cell>
        </table:table-row>
        <table:table-row table:style-name="ro1">
          <table:table-cell office:value-type="float" office:value="4.71999999999988" calcext:value-type="float">
            <text:p>4.71999999999988</text:p>
          </table:table-cell>
          <table:table-cell office:value-type="float" office:value="4.36388838019264" calcext:value-type="float">
            <text:p>4.36388838019264</text:p>
          </table:table-cell>
          <table:table-cell office:value-type="float" office:value="-0.0355527700759727" calcext:value-type="float">
            <text:p>-0.035552770075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6403320269684" calcext:value-type="float">
            <text:p>4.36403320269684</text:p>
          </table:table-cell>
        </table:table-row>
        <table:table-row table:style-name="ro1">
          <table:table-cell office:value-type="float" office:value="4.72999999999988" calcext:value-type="float">
            <text:p>4.72999999999988</text:p>
          </table:table-cell>
          <table:table-cell office:value-type="float" office:value="4.38575240234349" calcext:value-type="float">
            <text:p>4.38575240234349</text:p>
          </table:table-cell>
          <table:table-cell office:value-type="float" office:value="-0.0344452257322384" calcext:value-type="float">
            <text:p>-0.034445225732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8588766479916" calcext:value-type="float">
            <text:p>4.38588766479916</text:p>
          </table:table-cell>
        </table:table-row>
        <table:table-row table:style-name="ro1">
          <table:table-cell office:value-type="float" office:value="4.73999999999988" calcext:value-type="float">
            <text:p>4.73999999999988</text:p>
          </table:table-cell>
          <table:table-cell office:value-type="float" office:value="4.40767760084267" calcext:value-type="float">
            <text:p>4.40767760084267</text:p>
          </table:table-cell>
          <table:table-cell office:value-type="float" office:value="-0.0333136656370905" calcext:value-type="float">
            <text:p>-0.033313665637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0780349304371" calcext:value-type="float">
            <text:p>4.40780349304371</text:p>
          </table:table-cell>
        </table:table-row>
        <table:table-row table:style-name="ro1">
          <table:table-cell office:value-type="float" office:value="4.74999999999988" calcext:value-type="float">
            <text:p>4.74999999999988</text:p>
          </table:table-cell>
          <table:table-cell office:value-type="float" office:value="4.42966392143048" calcext:value-type="float">
            <text:p>4.42966392143048</text:p>
          </table:table-cell>
          <table:table-cell office:value-type="float" office:value="-0.0321594572389" calcext:value-type="float">
            <text:p>-0.0321594572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2978065907475" calcext:value-type="float">
            <text:p>4.42978065907475</text:p>
          </table:table-cell>
        </table:table-row>
        <table:table-row table:style-name="ro1">
          <table:table-cell office:value-type="float" office:value="4.75999999999988" calcext:value-type="float">
            <text:p>4.75999999999988</text:p>
          </table:table-cell>
          <table:table-cell office:value-type="float" office:value="4.45171135779166" calcext:value-type="float">
            <text:p>4.45171135779166</text:p>
          </table:table-cell>
          <table:table-cell office:value-type="float" office:value="-0.030983977663719" calcext:value-type="float">
            <text:p>-0.030983977663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5181918095997" calcext:value-type="float">
            <text:p>4.45181918095997</text:p>
          </table:table-cell>
        </table:table-row>
        <table:table-row table:style-name="ro1">
          <table:table-cell office:value-type="float" office:value="4.76999999999988" calcext:value-type="float">
            <text:p>4.76999999999988</text:p>
          </table:table-cell>
          <table:table-cell office:value-type="float" office:value="4.47381995164677" calcext:value-type="float">
            <text:p>4.47381995164677</text:p>
          </table:table-cell>
          <table:table-cell office:value-type="float" office:value="-0.0297886122176448" calcext:value-type="float">
            <text:p>-0.029788612217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391912322637" calcext:value-type="float">
            <text:p>4.47391912322637</text:p>
          </table:table-cell>
        </table:table-row>
        <table:table-row table:style-name="ro1">
          <table:table-cell office:value-type="float" office:value="4.77999999999988" calcext:value-type="float">
            <text:p>4.77999999999988</text:p>
          </table:table-cell>
          <table:table-cell office:value-type="float" office:value="4.49598979275361" calcext:value-type="float">
            <text:p>4.49598979275361</text:p>
          </table:table-cell>
          <table:table-cell office:value-type="float" office:value="-0.0285747529528073" calcext:value-type="float">
            <text:p>-0.028574752952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960805968144" calcext:value-type="float">
            <text:p>4.4960805968144</text:p>
          </table:table-cell>
        </table:table-row>
        <table:table-row table:style-name="ro1">
          <table:table-cell office:value-type="float" office:value="4.78999999999988" calcext:value-type="float">
            <text:p>4.78999999999988</text:p>
          </table:table-cell>
          <table:table-cell office:value-type="float" office:value="4.51822101892955" calcext:value-type="float">
            <text:p>4.51822101892955</text:p>
          </table:table-cell>
          <table:table-cell office:value-type="float" office:value="-0.0273437971436577" calcext:value-type="float">
            <text:p>-0.027343797143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1830375906037" calcext:value-type="float">
            <text:p>4.51830375906037</text:p>
          </table:table-cell>
        </table:table-row>
        <table:table-row table:style-name="ro1">
          <table:table-cell office:value-type="float" office:value="4.79999999999988" calcext:value-type="float">
            <text:p>4.79999999999988</text:p>
          </table:table-cell>
          <table:table-cell office:value-type="float" office:value="4.5405138159314" calcext:value-type="float">
            <text:p>4.5405138159314</text:p>
          </table:table-cell>
          <table:table-cell office:value-type="float" office:value="-0.0260971458939368" calcext:value-type="float">
            <text:p>-0.026097145893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4058881354476" calcext:value-type="float">
            <text:p>4.54058881354476</text:p>
          </table:table-cell>
        </table:table-row>
        <table:table-row table:style-name="ro1">
          <table:table-cell office:value-type="float" office:value="4.80999999999988" calcext:value-type="float">
            <text:p>4.80999999999988</text:p>
          </table:table-cell>
          <table:table-cell office:value-type="float" office:value="4.56286841738999" calcext:value-type="float">
            <text:p>4.56286841738999</text:p>
          </table:table-cell>
          <table:table-cell office:value-type="float" office:value="-0.0248362026425654" calcext:value-type="float">
            <text:p>-0.024836202642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6293601000242" calcext:value-type="float">
            <text:p>4.56293601000242</text:p>
          </table:table-cell>
        </table:table-row>
        <table:table-row table:style-name="ro1">
          <table:table-cell office:value-type="float" office:value="4.81999999999988" calcext:value-type="float">
            <text:p>4.81999999999988</text:p>
          </table:table-cell>
          <table:table-cell office:value-type="float" office:value="4.5852851046313" calcext:value-type="float">
            <text:p>4.5852851046313</text:p>
          </table:table-cell>
          <table:table-cell office:value-type="float" office:value="-0.0235623717739692" calcext:value-type="float">
            <text:p>-0.02356237177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8534564412731" calcext:value-type="float">
            <text:p>4.58534564412731</text:p>
          </table:table-cell>
        </table:table-row>
        <table:table-row table:style-name="ro1">
          <table:table-cell office:value-type="float" office:value="4.82999999999988" calcext:value-type="float">
            <text:p>4.82999999999988</text:p>
          </table:table-cell>
          <table:table-cell office:value-type="float" office:value="4.607764206477" calcext:value-type="float">
            <text:p>4.607764206477</text:p>
          </table:table-cell>
          <table:table-cell office:value-type="float" office:value="-0.0222770571612823" calcext:value-type="float">
            <text:p>-0.022277057161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0781805736364" calcext:value-type="float">
            <text:p>4.60781805736364</text:p>
          </table:table-cell>
        </table:table-row>
        <table:table-row table:style-name="ro1">
          <table:table-cell office:value-type="float" office:value="4.83999999999988" calcext:value-type="float">
            <text:p>4.83999999999988</text:p>
          </table:table-cell>
          <table:table-cell office:value-type="float" office:value="4.630306099021" calcext:value-type="float">
            <text:p>4.630306099021</text:p>
          </table:table-cell>
          <table:table-cell office:value-type="float" office:value="-0.020981660780687" calcext:value-type="float">
            <text:p>-0.020981660780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3035363668048" calcext:value-type="float">
            <text:p>4.63035363668048</text:p>
          </table:table-cell>
        </table:table-row>
        <table:table-row table:style-name="ro1">
          <table:table-cell office:value-type="float" office:value="4.84999999999988" calcext:value-type="float">
            <text:p>4.84999999999988</text:p>
          </table:table-cell>
          <table:table-cell office:value-type="float" office:value="4.65291120532067" calcext:value-type="float">
            <text:p>4.65291120532067</text:p>
          </table:table-cell>
          <table:table-cell office:value-type="float" office:value="-0.0196775813034718" calcext:value-type="float">
            <text:p>-0.019677581303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5295281426801" calcext:value-type="float">
            <text:p>4.65295281426801</text:p>
          </table:table-cell>
        </table:table-row>
        <table:table-row table:style-name="ro1">
          <table:table-cell office:value-type="float" office:value="4.85999999999988" calcext:value-type="float">
            <text:p>4.85999999999988</text:p>
          </table:table-cell>
          <table:table-cell office:value-type="float" office:value="4.67557999509114" calcext:value-type="float">
            <text:p>4.67557999509114</text:p>
          </table:table-cell>
          <table:table-cell office:value-type="float" office:value="-0.0183662127534649" calcext:value-type="float">
            <text:p>-0.018366212753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7561606724369" calcext:value-type="float">
            <text:p>4.67561606724369</text:p>
          </table:table-cell>
        </table:table-row>
        <table:table-row table:style-name="ro1">
          <table:table-cell office:value-type="float" office:value="4.86999999999988" calcext:value-type="float">
            <text:p>4.86999999999988</text:p>
          </table:table-cell>
          <table:table-cell office:value-type="float" office:value="4.69831298430198" calcext:value-type="float">
            <text:p>4.69831298430198</text:p>
          </table:table-cell>
          <table:table-cell office:value-type="float" office:value="-0.0170489431071967" calcext:value-type="float">
            <text:p>-0.017048943107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983439172672" calcext:value-type="float">
            <text:p>4.6983439172672</text:p>
          </table:table-cell>
        </table:table-row>
        <table:table-row table:style-name="ro1">
          <table:table-cell office:value-type="float" office:value="4.87999999999988" calcext:value-type="float">
            <text:p>4.87999999999988</text:p>
          </table:table-cell>
          <table:table-cell office:value-type="float" office:value="4.72111073483442" calcext:value-type="float">
            <text:p>4.72111073483442</text:p>
          </table:table-cell>
          <table:table-cell office:value-type="float" office:value="-0.0157271529963707" calcext:value-type="float">
            <text:p>-0.015727152996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2113693022244" calcext:value-type="float">
            <text:p>4.72113693022244</text:p>
          </table:table-cell>
        </table:table-row>
        <table:table-row table:style-name="ro1">
          <table:table-cell office:value-type="float" office:value="4.88999999999988" calcext:value-type="float">
            <text:p>4.88999999999988</text:p>
          </table:table-cell>
          <table:table-cell office:value-type="float" office:value="4.74397385396776" calcext:value-type="float">
            <text:p>4.74397385396776</text:p>
          </table:table-cell>
          <table:table-cell office:value-type="float" office:value="-0.0144022143607197" calcext:value-type="float">
            <text:p>-0.01440221436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439957157346" calcext:value-type="float">
            <text:p>4.7439957157346</text:p>
          </table:table-cell>
        </table:table-row>
        <table:table-row table:style-name="ro1">
          <table:table-cell office:value-type="float" office:value="4.89999999999988" calcext:value-type="float">
            <text:p>4.89999999999988</text:p>
          </table:table-cell>
          <table:table-cell office:value-type="float" office:value="4.76690299392117" calcext:value-type="float">
            <text:p>4.76690299392117</text:p>
          </table:table-cell>
          <table:table-cell office:value-type="float" office:value="-0.0130754891710313" calcext:value-type="float">
            <text:p>-0.013075489171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6692092674839" calcext:value-type="float">
            <text:p>4.76692092674839</text:p>
          </table:table-cell>
        </table:table-row>
        <table:table-row table:style-name="ro1">
          <table:table-cell office:value-type="float" office:value="4.90999999999988" calcext:value-type="float">
            <text:p>4.90999999999988</text:p>
          </table:table-cell>
          <table:table-cell office:value-type="float" office:value="4.78989885132484" calcext:value-type="float">
            <text:p>4.78989885132484</text:p>
          </table:table-cell>
          <table:table-cell office:value-type="float" office:value="-0.0117483281453277" calcext:value-type="float">
            <text:p>-0.011748328145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8991325904105" calcext:value-type="float">
            <text:p>4.78991325904105</text:p>
          </table:table-cell>
        </table:table-row>
        <table:table-row table:style-name="ro1">
          <table:table-cell office:value-type="float" office:value="4.91999999999988" calcext:value-type="float">
            <text:p>4.91999999999988</text:p>
          </table:table-cell>
          <table:table-cell office:value-type="float" office:value="4.81296216667515" calcext:value-type="float">
            <text:p>4.81296216667515</text:p>
          </table:table-cell>
          <table:table-cell office:value-type="float" office:value="-0.0104220695055402" calcext:value-type="float">
            <text:p>-0.01042206950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1297345072453" calcext:value-type="float">
            <text:p>4.81297345072453</text:p>
          </table:table-cell>
        </table:table-row>
        <table:table-row table:style-name="ro1">
          <table:table-cell office:value-type="float" office:value="4.92999999999988" calcext:value-type="float">
            <text:p>4.92999999999988</text:p>
          </table:table-cell>
          <table:table-cell office:value-type="float" office:value="4.83609372370595" calcext:value-type="float">
            <text:p>4.83609372370595</text:p>
          </table:table-cell>
          <table:table-cell office:value-type="float" office:value="-0.00909803774694239" calcext:value-type="float">
            <text:p>-0.009098037746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3610228166846" calcext:value-type="float">
            <text:p>4.83610228166846</text:p>
          </table:table-cell>
        </table:table-row>
        <table:table-row table:style-name="ro1">
          <table:table-cell office:value-type="float" office:value="4.93999999999988" calcext:value-type="float">
            <text:p>4.93999999999988</text:p>
          </table:table-cell>
          <table:table-cell office:value-type="float" office:value="4.85929434878548" calcext:value-type="float">
            <text:p>4.85929434878548</text:p>
          </table:table-cell>
          <table:table-cell office:value-type="float" office:value="-0.00777754244852665" calcext:value-type="float">
            <text:p>-0.007777542448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5930057295338" calcext:value-type="float">
            <text:p>4.85930057295338</text:p>
          </table:table-cell>
        </table:table-row>
        <table:table-row table:style-name="ro1">
          <table:table-cell office:value-type="float" office:value="4.94999999999988" calcext:value-type="float">
            <text:p>4.94999999999988</text:p>
          </table:table-cell>
          <table:table-cell office:value-type="float" office:value="4.88256491023761" calcext:value-type="float">
            <text:p>4.88256491023761</text:p>
          </table:table-cell>
          <table:table-cell office:value-type="float" office:value="-0.00646187706413366" calcext:value-type="float">
            <text:p>-0.006461877064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8256918625213" calcext:value-type="float">
            <text:p>4.88256918625213</text:p>
          </table:table-cell>
        </table:table-row>
        <table:table-row table:style-name="ro1">
          <table:table-cell office:value-type="float" office:value="4.95999999999988" calcext:value-type="float">
            <text:p>4.95999999999988</text:p>
          </table:table-cell>
          <table:table-cell office:value-type="float" office:value="4.90590631763982" calcext:value-type="float">
            <text:p>4.90590631763982</text:p>
          </table:table-cell>
          <table:table-cell office:value-type="float" office:value="-0.00515231784006702" calcext:value-type="float">
            <text:p>-0.005152317840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0590902319207" calcext:value-type="float">
            <text:p>4.90590902319207</text:p>
          </table:table-cell>
        </table:table-row>
        <table:table-row table:style-name="ro1">
          <table:table-cell office:value-type="float" office:value="4.96999999999988" calcext:value-type="float">
            <text:p>4.96999999999988</text:p>
          </table:table-cell>
          <table:table-cell office:value-type="float" office:value="4.92931952109468" calcext:value-type="float">
            <text:p>4.92931952109468</text:p>
          </table:table-cell>
          <table:table-cell office:value-type="float" office:value="-0.00385012263945414" calcext:value-type="float">
            <text:p>-0.003850122639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932102469391" calcext:value-type="float">
            <text:p>4.92932102469391</text:p>
          </table:table-cell>
        </table:table-row>
        <table:table-row table:style-name="ro1">
          <table:table-cell office:value-type="float" office:value="4.97999999999988" calcext:value-type="float">
            <text:p>4.97999999999988</text:p>
          </table:table-cell>
          <table:table-cell office:value-type="float" office:value="4.9528055104712" calcext:value-type="float">
            <text:p>4.9528055104712</text:p>
          </table:table-cell>
          <table:table-cell office:value-type="float" office:value="-0.00255652987981101" calcext:value-type="float">
            <text:p>-0.002556529879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5280617028357" calcext:value-type="float">
            <text:p>4.95280617028357</text:p>
          </table:table-cell>
        </table:table-row>
        <table:table-row table:style-name="ro1">
          <table:table-cell office:value-type="float" office:value="4.98999999999988" calcext:value-type="float">
            <text:p>4.98999999999988</text:p>
          </table:table-cell>
          <table:table-cell office:value-type="float" office:value="4.97636531460829" calcext:value-type="float">
            <text:p>4.97636531460829</text:p>
          </table:table-cell>
          <table:table-cell office:value-type="float" office:value="-0.00127275747830886" calcext:value-type="float">
            <text:p>-0.001272757478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7636547736881" calcext:value-type="float">
            <text:p>4.97636547736881</text:p>
          </table:table-cell>
        </table:table-row>
        <table:table-row table:style-name="ro1">
          <table:table-cell office:value-type="float" office:value="4.99999999999988" calcext:value-type="float">
            <text:p>4.99999999999988</text:p>
          </table:table-cell>
          <table:table-cell office:value-type="float" office:value="5.00000000050477" calcext:value-type="float">
            <text:p>5.00000000050477</text:p>
          </table:table-cell>
          <table:table-cell table:style-name="ce1" office:value-type="float" office:value="-0.00000000179816772034743" calcext:value-type="float">
            <text:p>-1.80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0000000050477" calcext:value-type="float">
            <text:p>5.0000000005047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01:18:35.650944260</meta:creation-date>
    <dc:date>2018-05-11T01:20:06.929000555</dc:date>
    <meta:editing-duration>PT1M31S</meta:editing-duration>
    <meta:editing-cycles>1</meta:editing-cycles>
    <meta:document-statistic meta:table-count="2" meta:cell-count="6006" meta:object-count="1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Sheet1.A1:Sheet1.C1001" svg:x="0.32cm" svg:y="0.18cm" svg:width="13.097cm" svg:height="8.64cm">
          <chartooo:coordinate-region svg:x="0.466cm" svg:y="0.379cm" svg:width="12.85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01" chart:class="chart:scatter">
            <chart:domain table:cell-range-address="Sheet1.A1:Sheet1.A1001"/>
            <chart:data-point chart:repeated="1001"/>
          </chart:series>
          <chart:series chart:style-name="ch7" chart:values-cell-range-address="Sheet1.C1:Sheet1.C1001" chart:class="chart:scatter"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Sheet1.A1:Sheet1.A1001</svg:desc>
                </draw:g>
              </table:table-cell>
              <table:table-cell office:value-type="float" office:value="5.00000006225014">
                <text:p>5.00000006225014</text:p>
                <draw:g>
                  <svg:desc>Sheet1.B1:Sheet1.B1001</svg:desc>
                </draw:g>
              </table:table-cell>
              <table:table-cell office:value-type="float" office:value="0.000000221311960233109">
                <text:p>0.000000221311960233109</text:p>
                <draw:g>
                  <svg:desc>Sheet1.C1:Sheet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9">
                <text:p>-4.99</text:p>
              </table:table-cell>
              <table:table-cell office:value-type="float" office:value="4.97394981141375">
                <text:p>4.97394981141375</text:p>
              </table:table-cell>
              <table:table-cell office:value-type="float" office:value="0.155039481869843">
                <text:p>0.155039481869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98">
                <text:p>-4.98</text:p>
              </table:table-cell>
              <table:table-cell office:value-type="float" office:value="4.94319285485733">
                <text:p>4.94319285485733</text:p>
              </table:table-cell>
              <table:table-cell office:value-type="float" office:value="0.308437923281334">
                <text:p>0.308437923281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97">
                <text:p>-4.97</text:p>
              </table:table-cell>
              <table:table-cell office:value-type="float" office:value="4.90780539776634">
                <text:p>4.90780539776634</text:p>
              </table:table-cell>
              <table:table-cell office:value-type="float" office:value="0.460057068530176">
                <text:p>0.460057068530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96">
                <text:p>-4.96</text:p>
              </table:table-cell>
              <table:table-cell office:value-type="float" office:value="4.8678675761182">
                <text:p>4.8678675761182</text:p>
              </table:table-cell>
              <table:table-cell office:value-type="float" office:value="0.609761552042262">
                <text:p>0.609761552042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95">
                <text:p>-4.95</text:p>
              </table:table-cell>
              <table:table-cell office:value-type="float" office:value="4.82346332820477">
                <text:p>4.82346332820477</text:p>
              </table:table-cell>
              <table:table-cell office:value-type="float" office:value="0.757419234390941">
                <text:p>0.757419234390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94">
                <text:p>-4.94</text:p>
              </table:table-cell>
              <table:table-cell office:value-type="float" office:value="4.77468028228946">
                <text:p>4.77468028228946</text:p>
              </table:table-cell>
              <table:table-cell office:value-type="float" office:value="0.902901293708312">
                <text:p>0.902901293708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93">
                <text:p>-4.93</text:p>
              </table:table-cell>
              <table:table-cell office:value-type="float" office:value="4.72160962956619">
                <text:p>4.72160962956619</text:p>
              </table:table-cell>
              <table:table-cell office:value-type="float" office:value="1.0460823323492">
                <text:p>1.0460823323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92">
                <text:p>-4.92</text:p>
              </table:table-cell>
              <table:table-cell office:value-type="float" office:value="4.66434599699014">
                <text:p>4.66434599699014</text:p>
              </table:table-cell>
              <table:table-cell office:value-type="float" office:value="1.18684046534964">
                <text:p>1.186840465349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91">
                <text:p>-4.91</text:p>
              </table:table-cell>
              <table:table-cell office:value-type="float" office:value="4.60298732180044">
                <text:p>4.60298732180044</text:p>
              </table:table-cell>
              <table:table-cell office:value-type="float" office:value="1.32505741159919">
                <text:p>1.325057411599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9">
                <text:p>-4.9</text:p>
              </table:table-cell>
              <table:table-cell office:value-type="float" office:value="4.53763472170362">
                <text:p>4.53763472170362</text:p>
              </table:table-cell>
              <table:table-cell office:value-type="float" office:value="1.46061857660916">
                <text:p>1.46061857660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89">
                <text:p>-4.89</text:p>
              </table:table-cell>
              <table:table-cell office:value-type="float" office:value="4.46839236035901">
                <text:p>4.46839236035901</text:p>
              </table:table-cell>
              <table:table-cell office:value-type="float" office:value="1.59341313336562">
                <text:p>1.59341313336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.88">
                <text:p>-4.88</text:p>
              </table:table-cell>
              <table:table-cell office:value-type="float" office:value="4.39536731408234">
                <text:p>4.39536731408234</text:p>
              </table:table-cell>
              <table:table-cell office:value-type="float" office:value="1.7233340958088">
                <text:p>1.72333409580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87">
                <text:p>-4.87</text:p>
              </table:table-cell>
              <table:table-cell office:value-type="float" office:value="4.31866943872155">
                <text:p>4.31866943872155</text:p>
              </table:table-cell>
              <table:table-cell office:value-type="float" office:value="1.8502783941231">
                <text:p>1.8502783941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.86">
                <text:p>-4.86</text:p>
              </table:table-cell>
              <table:table-cell office:value-type="float" office:value="4.23841123017347">
                <text:p>4.23841123017347</text:p>
              </table:table-cell>
              <table:table-cell office:value-type="float" office:value="1.97414693574056">
                <text:p>1.974146935740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.85">
                <text:p>-4.85</text:p>
              </table:table-cell>
              <table:table-cell office:value-type="float" office:value="4.15470768564303">
                <text:p>4.15470768564303</text:p>
              </table:table-cell>
              <table:table-cell office:value-type="float" office:value="2.09484466903807">
                <text:p>2.094844669038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.84">
                <text:p>-4.84</text:p>
              </table:table-cell>
              <table:table-cell office:value-type="float" office:value="4.06767616659477">
                <text:p>4.06767616659477</text:p>
              </table:table-cell>
              <table:table-cell office:value-type="float" office:value="2.21228064062032">
                <text:p>2.21228064062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.83">
                <text:p>-4.83</text:p>
              </table:table-cell>
              <table:table-cell office:value-type="float" office:value="3.97743625549146">
                <text:p>3.97743625549146</text:p>
              </table:table-cell>
              <table:table-cell office:value-type="float" office:value="2.32636804689952">
                <text:p>2.32636804689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.82">
                <text:p>-4.82</text:p>
              </table:table-cell>
              <table:table-cell office:value-type="float" office:value="3.88410961745069">
                <text:p>3.88410961745069</text:p>
              </table:table-cell>
              <table:table-cell office:value-type="float" office:value="2.43702428042378">
                <text:p>2.437024280423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.81">
                <text:p>-4.81</text:p>
              </table:table-cell>
              <table:table-cell office:value-type="float" office:value="3.78781985364364">
                <text:p>3.78781985364364</text:p>
              </table:table-cell>
              <table:table-cell office:value-type="float" office:value="2.54417097614853">
                <text:p>2.54417097614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.8">
                <text:p>-4.8</text:p>
              </table:table-cell>
              <table:table-cell office:value-type="float" office:value="3.688692363055">
                <text:p>3.688692363055</text:p>
              </table:table-cell>
              <table:table-cell office:value-type="float" office:value="2.64773404555697">
                <text:p>2.647734045556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.79">
                <text:p>-4.79</text:p>
              </table:table-cell>
              <table:table-cell office:value-type="float" office:value="3.5868541961001">
                <text:p>3.5868541961001</text:p>
              </table:table-cell>
              <table:table-cell office:value-type="float" office:value="2.74764371311063">
                <text:p>2.747643713110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.78000000000001">
                <text:p>-4.78000000000001</text:p>
              </table:table-cell>
              <table:table-cell office:value-type="float" office:value="3.48243391188968">
                <text:p>3.48243391188968</text:p>
              </table:table-cell>
              <table:table-cell office:value-type="float" office:value="2.84383454298647">
                <text:p>2.84383454298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77000000000001">
                <text:p>-4.77000000000001</text:p>
              </table:table-cell>
              <table:table-cell office:value-type="float" office:value="3.37556143528703">
                <text:p>3.37556143528703</text:p>
              </table:table-cell>
              <table:table-cell office:value-type="float" office:value="2.93624546436005">
                <text:p>2.93624546436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76000000000001">
                <text:p>-4.76000000000001</text:p>
              </table:table-cell>
              <table:table-cell office:value-type="float" office:value="3.26636791364434">
                <text:p>3.26636791364434</text:p>
              </table:table-cell>
              <table:table-cell office:value-type="float" office:value="3.02481979182165">
                <text:p>3.024819791821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75000000000001">
                <text:p>-4.75000000000001</text:p>
              </table:table-cell>
              <table:table-cell office:value-type="float" office:value="3.1549855703286">
                <text:p>3.1549855703286</text:p>
              </table:table-cell>
              <table:table-cell office:value-type="float" office:value="3.10950523853041">
                <text:p>3.109505238530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74000000000001">
                <text:p>-4.74000000000001</text:p>
              </table:table-cell>
              <table:table-cell office:value-type="float" office:value="3.04154756529609">
                <text:p>3.04154756529609</text:p>
              </table:table-cell>
              <table:table-cell office:value-type="float" office:value="3.19025392790182">
                <text:p>3.19025392790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73000000000001">
                <text:p>-4.73000000000001</text:p>
              </table:table-cell>
              <table:table-cell office:value-type="float" office:value="2.92618784933624">
                <text:p>2.92618784933624</text:p>
              </table:table-cell>
              <table:table-cell office:value-type="float" office:value="3.26702239823666">
                <text:p>3.267022398236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.72000000000001">
                <text:p>-4.72000000000001</text:p>
              </table:table-cell>
              <table:table-cell office:value-type="float" office:value="2.80904102445888">
                <text:p>2.80904102445888</text:p>
              </table:table-cell>
              <table:table-cell office:value-type="float" office:value="3.3397716064699">
                <text:p>3.33977160646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.71000000000001">
                <text:p>-4.71000000000001</text:p>
              </table:table-cell>
              <table:table-cell office:value-type="float" office:value="2.69024219935437">
                <text:p>2.69024219935437</text:p>
              </table:table-cell>
              <table:table-cell office:value-type="float" office:value="3.40846692261086">
                <text:p>3.408466922610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.70000000000001">
                <text:p>-4.70000000000001</text:p>
              </table:table-cell>
              <table:table-cell office:value-type="float" office:value="2.56992685133786">
                <text:p>2.56992685133786</text:p>
              </table:table-cell>
              <table:table-cell office:value-type="float" office:value="3.47307812299557">
                <text:p>3.473078122995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.69000000000001">
                <text:p>-4.69000000000001</text:p>
              </table:table-cell>
              <table:table-cell office:value-type="float" office:value="2.44823068593978">
                <text:p>2.44823068593978</text:p>
              </table:table-cell>
              <table:table-cell office:value-type="float" office:value="3.53357937969195">
                <text:p>3.533579379691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.68000000000001">
                <text:p>-4.68000000000001</text:p>
              </table:table-cell>
              <table:table-cell office:value-type="float" office:value="2.32528949733267">
                <text:p>2.32528949733267</text:p>
              </table:table-cell>
              <table:table-cell office:value-type="float" office:value="3.58994924281333">
                <text:p>3.58994924281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.67000000000001">
                <text:p>-4.67000000000001</text:p>
              </table:table-cell>
              <table:table-cell office:value-type="float" office:value="2.20123903189887">
                <text:p>2.20123903189887</text:p>
              </table:table-cell>
              <table:table-cell office:value-type="float" office:value="3.64217062094906">
                <text:p>3.642170620949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.66000000000001">
                <text:p>-4.66000000000001</text:p>
              </table:table-cell>
              <table:table-cell office:value-type="float" office:value="2.07621485175255">
                <text:p>2.07621485175255</text:p>
              </table:table-cell>
              <table:table-cell office:value-type="float" office:value="3.69023075619471">
                <text:p>3.69023075619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65000000000001">
                <text:p>-4.65000000000001</text:p>
              </table:table-cell>
              <table:table-cell office:value-type="float" office:value="1.95035220122407">
                <text:p>1.95035220122407</text:p>
              </table:table-cell>
              <table:table-cell office:value-type="float" office:value="3.73412119596987">
                <text:p>3.734121195969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64000000000001">
                <text:p>-4.64000000000001</text:p>
              </table:table-cell>
              <table:table-cell office:value-type="float" office:value="1.82378587288286">
                <text:p>1.82378587288286</text:p>
              </table:table-cell>
              <table:table-cell office:value-type="float" office:value="3.77383775982618">
                <text:p>3.773837759826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63000000000001">
                <text:p>-4.63000000000001</text:p>
              </table:table-cell>
              <table:table-cell office:value-type="float" office:value="1.69665007651147">
                <text:p>1.69665007651147</text:p>
              </table:table-cell>
              <table:table-cell office:value-type="float" office:value="3.8093805025018">
                <text:p>3.80938050250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.62000000000001">
                <text:p>-4.62000000000001</text:p>
              </table:table-cell>
              <table:table-cell office:value-type="float" office:value="1.56907831020574">
                <text:p>1.56907831020574</text:p>
              </table:table-cell>
              <table:table-cell office:value-type="float" office:value="3.84075367426964">
                <text:p>3.840753674269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61000000000001">
                <text:p>-4.61000000000001</text:p>
              </table:table-cell>
              <table:table-cell office:value-type="float" office:value="1.44120323301488">
                <text:p>1.44120323301488</text:p>
              </table:table-cell>
              <table:table-cell office:value-type="float" office:value="3.86796567572767">
                <text:p>3.867965675727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60000000000001">
                <text:p>-4.60000000000001</text:p>
              </table:table-cell>
              <table:table-cell office:value-type="float" office:value="1.31315653980925">
                <text:p>1.31315653980925</text:p>
              </table:table-cell>
              <table:table-cell office:value-type="float" office:value="3.89102900976286">
                <text:p>3.891029009762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59000000000001">
                <text:p>-4.59000000000001</text:p>
              </table:table-cell>
              <table:table-cell office:value-type="float" office:value="1.18506883658054">
                <text:p>1.18506883658054</text:p>
              </table:table-cell>
              <table:table-cell office:value-type="float" office:value="3.90996022965205">
                <text:p>3.909960229652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58000000000001">
                <text:p>-4.58000000000001</text:p>
              </table:table-cell>
              <table:table-cell office:value-type="float" office:value="1.05706952207991">
                <text:p>1.05706952207991</text:p>
              </table:table-cell>
              <table:table-cell office:value-type="float" office:value="3.92477988342664">
                <text:p>3.924779883426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57000000000001">
                <text:p>-4.57000000000001</text:p>
              </table:table-cell>
              <table:table-cell office:value-type="float" office:value="0.929286667229105">
                <text:p>0.929286667229105</text:p>
              </table:table-cell>
              <table:table-cell office:value-type="float" office:value="3.93551245554991">
                <text:p>3.935512455549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56000000000001">
                <text:p>-4.56000000000001</text:p>
              </table:table-cell>
              <table:table-cell office:value-type="float" office:value="0.801846900331387">
                <text:p>0.801846900331387</text:p>
              </table:table-cell>
              <table:table-cell office:value-type="float" office:value="3.94218630410643">
                <text:p>3.942186304106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.55000000000001">
                <text:p>-4.55000000000001</text:p>
              </table:table-cell>
              <table:table-cell office:value-type="float" office:value="0.674875293042942">
                <text:p>0.674875293042942</text:p>
              </table:table-cell>
              <table:table-cell office:value-type="float" office:value="3.94483359559014">
                <text:p>3.944833595590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.54000000000001">
                <text:p>-4.54000000000001</text:p>
              </table:table-cell>
              <table:table-cell office:value-type="float" office:value="0.548495250007651">
                <text:p>0.548495250007651</text:p>
              </table:table-cell>
              <table:table-cell office:value-type="float" office:value="3.94349023532377">
                <text:p>3.943490235323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53000000000001">
                <text:p>-4.53000000000001</text:p>
              </table:table-cell>
              <table:table-cell office:value-type="float" office:value="0.422828399743121">
                <text:p>0.422828399743121</text:p>
              </table:table-cell>
              <table:table-cell office:value-type="float" office:value="3.93819579649686">
                <text:p>3.938195796496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.52000000000001">
                <text:p>-4.52000000000001</text:p>
              </table:table-cell>
              <table:table-cell office:value-type="float" office:value="0.29799449130471">
                <text:p>0.29799449130471</text:p>
              </table:table-cell>
              <table:table-cell office:value-type="float" office:value="3.92899344482719">
                <text:p>3.928993444827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.51000000000001">
                <text:p>-4.51000000000001</text:p>
              </table:table-cell>
              <table:table-cell office:value-type="float" office:value="0.174111289748119">
                <text:p>0.174111289748119</text:p>
              </table:table-cell>
              <table:table-cell office:value-type="float" office:value="3.9159298605715">
                <text:p>3.91592986057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50000000000001">
                <text:p>-4.50000000000001</text:p>
              </table:table-cell>
              <table:table-cell office:value-type="float" office:value="0.0512944783110055">
                <text:p>0.0512944783110055</text:p>
              </table:table-cell>
              <table:table-cell office:value-type="float" office:value="3.89905515819896">
                <text:p>3.899055158198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49000000000001">
                <text:p>-4.49000000000001</text:p>
              </table:table-cell>
              <table:table-cell office:value-type="float" office:value="-0.0703424386324555">
                <text:p>-0.0703424386324555</text:p>
              </table:table-cell>
              <table:table-cell office:value-type="float" office:value="3.87842280330714">
                <text:p>3.878422803307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48000000000001">
                <text:p>-4.48000000000001</text:p>
              </table:table-cell>
              <table:table-cell office:value-type="float" office:value="-0.190688228391538">
                <text:p>-0.190688228391538</text:p>
              </table:table-cell>
              <table:table-cell office:value-type="float" office:value="3.85408952613377">
                <text:p>3.854089526133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47000000000001">
                <text:p>-4.47000000000001</text:p>
              </table:table-cell>
              <table:table-cell office:value-type="float" office:value="-0.309634020301453">
                <text:p>-0.309634020301453</text:p>
              </table:table-cell>
              <table:table-cell office:value-type="float" office:value="3.82611523385395">
                <text:p>3.826115233853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46000000000001">
                <text:p>-4.46000000000001</text:p>
              </table:table-cell>
              <table:table-cell office:value-type="float" office:value="-0.427073392831932">
                <text:p>-0.427073392831932</text:p>
              </table:table-cell>
              <table:table-cell office:value-type="float" office:value="3.79456291976856">
                <text:p>3.794562919768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45000000000001">
                <text:p>-4.45000000000001</text:p>
              </table:table-cell>
              <table:table-cell office:value-type="float" office:value="-0.542902455969143">
                <text:p>-0.542902455969143</text:p>
              </table:table-cell>
              <table:table-cell office:value-type="float" office:value="3.75949857056411">
                <text:p>3.759498570564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44000000000001">
                <text:p>-4.44000000000001</text:p>
              </table:table-cell>
              <table:table-cell office:value-type="float" office:value="-0.657019932624787">
                <text:p>-0.657019932624787</text:p>
              </table:table-cell>
              <table:table-cell office:value-type="float" office:value="3.72099107101501">
                <text:p>3.720991071015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43000000000001">
                <text:p>-4.43000000000001</text:p>
              </table:table-cell>
              <table:table-cell office:value-type="float" office:value="-0.769327234842632">
                <text:p>-0.769327234842632</text:p>
              </table:table-cell>
              <table:table-cell office:value-type="float" office:value="3.67911210681723">
                <text:p>3.679112106817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42000000000001">
                <text:p>-4.42000000000001</text:p>
              </table:table-cell>
              <table:table-cell office:value-type="float" office:value="-0.879728537095625">
                <text:p>-0.879728537095625</text:p>
              </table:table-cell>
              <table:table-cell office:value-type="float" office:value="3.63393606652018">
                <text:p>3.633936066520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41000000000001">
                <text:p>-4.41000000000001</text:p>
              </table:table-cell>
              <table:table-cell office:value-type="float" office:value="-0.988130846380133">
                <text:p>-0.988130846380133</text:p>
              </table:table-cell>
              <table:table-cell office:value-type="float" office:value="3.5855399400406">
                <text:p>3.58553994004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40000000000001">
                <text:p>-4.40000000000001</text:p>
              </table:table-cell>
              <table:table-cell office:value-type="float" office:value="-1.09444406835173">
                <text:p>-1.09444406835173</text:p>
              </table:table-cell>
              <table:table-cell office:value-type="float" office:value="3.53400321679209">
                <text:p>3.534003216792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.39000000000001">
                <text:p>-4.39000000000001</text:p>
              </table:table-cell>
              <table:table-cell office:value-type="float" office:value="-1.1985810699003">
                <text:p>-1.1985810699003</text:p>
              </table:table-cell>
              <table:table-cell office:value-type="float" office:value="3.47940778175873">
                <text:p>3.479407781758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.38000000000001">
                <text:p>-4.38000000000001</text:p>
              </table:table-cell>
              <table:table-cell office:value-type="float" office:value="-1.30045773937431">
                <text:p>-1.30045773937431</text:p>
              </table:table-cell>
              <table:table-cell office:value-type="float" office:value="3.42183781003451">
                <text:p>3.42183781003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.37000000000001">
                <text:p>-4.37000000000001</text:p>
              </table:table-cell>
              <table:table-cell office:value-type="float" office:value="-1.39999304071575">
                <text:p>-1.39999304071575</text:p>
              </table:table-cell>
              <table:table-cell office:value-type="float" office:value="3.36137966049233">
                <text:p>3.361379660492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.36000000000001">
                <text:p>-4.36000000000001</text:p>
              </table:table-cell>
              <table:table-cell office:value-type="float" office:value="-1.49710906657028">
                <text:p>-1.49710906657028</text:p>
              </table:table-cell>
              <table:table-cell office:value-type="float" office:value="3.2981217681553">
                <text:p>3.29812176815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4.35000000000001">
                <text:p>-4.35000000000001</text:p>
              </table:table-cell>
              <table:table-cell office:value-type="float" office:value="-1.59173108620551">
                <text:p>-1.59173108620551</text:p>
              </table:table-cell>
              <table:table-cell office:value-type="float" office:value="3.2321545351621">
                <text:p>3.23215453516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.34000000000001">
                <text:p>-4.34000000000001</text:p>
              </table:table-cell>
              <table:table-cell office:value-type="float" office:value="-1.68378759015444">
                <text:p>-1.68378759015444</text:p>
              </table:table-cell>
              <table:table-cell office:value-type="float" office:value="3.16357022102237">
                <text:p>3.163570221022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.33000000000001">
                <text:p>-4.33000000000001</text:p>
              </table:table-cell>
              <table:table-cell office:value-type="float" office:value="-1.77321033144654">
                <text:p>-1.77321033144654</text:p>
              </table:table-cell>
              <table:table-cell office:value-type="float" office:value="3.09246283258724">
                <text:p>3.092462832587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.32000000000001">
                <text:p>-4.32000000000001</text:p>
              </table:table-cell>
              <table:table-cell office:value-type="float" office:value="-1.85993436273666">
                <text:p>-1.85993436273666</text:p>
              </table:table-cell>
              <table:table-cell office:value-type="float" office:value="3.01892801222863">
                <text:p>3.018928012228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.31000000000002">
                <text:p>-4.31000000000002</text:p>
              </table:table-cell>
              <table:table-cell office:value-type="float" office:value="-1.94389807017528">
                <text:p>-1.94389807017528</text:p>
              </table:table-cell>
              <table:table-cell office:value-type="float" office:value="2.94306292629462">
                <text:p>2.943062926294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.30000000000002">
                <text:p>-4.30000000000002</text:p>
              </table:table-cell>
              <table:table-cell office:value-type="float" office:value="-2.02504320311447">
                <text:p>-2.02504320311447</text:p>
              </table:table-cell>
              <table:table-cell office:value-type="float" office:value="2.86496615273851">
                <text:p>2.864966152738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.29000000000002">
                <text:p>-4.29000000000002</text:p>
              </table:table-cell>
              <table:table-cell office:value-type="float" office:value="-2.10331490090362">
                <text:p>-2.10331490090362</text:p>
              </table:table-cell>
              <table:table-cell office:value-type="float" office:value="2.78473756886601">
                <text:p>2.784737568866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.28000000000002">
                <text:p>-4.28000000000002</text:p>
              </table:table-cell>
              <table:table-cell office:value-type="float" office:value="-2.17866171501716">
                <text:p>-2.17866171501716</text:p>
              </table:table-cell>
              <table:table-cell office:value-type="float" office:value="2.70247823793759">
                <text:p>2.702478237937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.27000000000002">
                <text:p>-4.27000000000002</text:p>
              </table:table-cell>
              <table:table-cell office:value-type="float" office:value="-2.25103562855903">
                <text:p>-2.25103562855903</text:p>
              </table:table-cell>
              <table:table-cell office:value-type="float" office:value="2.61829029661706">
                <text:p>2.618290296617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.26000000000002">
                <text:p>-4.26000000000002</text:p>
              </table:table-cell>
              <table:table-cell office:value-type="float" office:value="-2.32039207133826">
                <text:p>-2.32039207133826</text:p>
              </table:table-cell>
              <table:table-cell office:value-type="float" office:value="2.53227684184494">
                <text:p>2.532276841844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.25000000000002">
                <text:p>-4.25000000000002</text:p>
              </table:table-cell>
              <table:table-cell office:value-type="float" office:value="-2.3866899317189">
                <text:p>-2.3866899317189</text:p>
              </table:table-cell>
              <table:table-cell office:value-type="float" office:value="2.44454181834239">
                <text:p>2.444541818342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4.24000000000002">
                <text:p>-4.24000000000002</text:p>
              </table:table-cell>
              <table:table-cell office:value-type="float" office:value="-2.44989156489401">
                <text:p>-2.44989156489401</text:p>
              </table:table-cell>
              <table:table-cell office:value-type="float" office:value="2.35518990531457">
                <text:p>2.355189905314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4.23000000000002">
                <text:p>-4.23000000000002</text:p>
              </table:table-cell>
              <table:table-cell office:value-type="float" office:value="-2.50996279765296">
                <text:p>-2.50996279765296</text:p>
              </table:table-cell>
              <table:table-cell office:value-type="float" office:value="2.26432640493509">
                <text:p>2.264326404935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.22000000000002">
                <text:p>-4.22000000000002</text:p>
              </table:table-cell>
              <table:table-cell office:value-type="float" office:value="-2.56687292895523">
                <text:p>-2.56687292895523</text:p>
              </table:table-cell>
              <table:table-cell office:value-type="float" office:value="2.17205713008056">
                <text:p>2.172057130080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.21000000000002">
                <text:p>-4.21000000000002</text:p>
              </table:table-cell>
              <table:table-cell office:value-type="float" office:value="-2.62059472812806">
                <text:p>-2.62059472812806</text:p>
              </table:table-cell>
              <table:table-cell office:value-type="float" office:value="2.07848829324359">
                <text:p>2.078488293243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.20000000000002">
                <text:p>-4.20000000000002</text:p>
              </table:table-cell>
              <table:table-cell office:value-type="float" office:value="-2.67110442850222">
                <text:p>-2.67110442850222</text:p>
              </table:table-cell>
              <table:table-cell office:value-type="float" office:value="1.98372639586322">
                <text:p>1.983726395863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.19000000000002">
                <text:p>-4.19000000000002</text:p>
              </table:table-cell>
              <table:table-cell office:value-type="float" office:value="-2.7183817185864">
                <text:p>-2.7183817185864</text:p>
              </table:table-cell>
              <table:table-cell office:value-type="float" office:value="1.88787811868711">
                <text:p>1.887878118687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.18000000000002">
                <text:p>-4.18000000000002</text:p>
              </table:table-cell>
              <table:table-cell office:value-type="float" office:value="-2.76240972900005">
                <text:p>-2.76240972900005</text:p>
              </table:table-cell>
              <table:table-cell office:value-type="float" office:value="1.79105021249672">
                <text:p>1.791050212496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.17000000000002">
                <text:p>-4.17000000000002</text:p>
              </table:table-cell>
              <table:table-cell office:value-type="float" office:value="-2.80317501655283">
                <text:p>-2.80317501655283</text:p>
              </table:table-cell>
              <table:table-cell office:value-type="float" office:value="1.69334939046542">
                <text:p>1.69334939046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4.16000000000002">
                <text:p>-4.16000000000002</text:p>
              </table:table-cell>
              <table:table-cell office:value-type="float" office:value="-2.84066754500044">
                <text:p>-2.84066754500044</text:p>
              </table:table-cell>
              <table:table-cell office:value-type="float" office:value="1.59488222098391">
                <text:p>1.594882220983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4.15000000000002">
                <text:p>-4.15000000000002</text:p>
              </table:table-cell>
              <table:table-cell office:value-type="float" office:value="-2.8748806626228">
                <text:p>-2.8748806626228</text:p>
              </table:table-cell>
              <table:table-cell office:value-type="float" office:value="1.49575502220141">
                <text:p>1.495755022201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.14000000000002">
                <text:p>-4.14000000000002</text:p>
              </table:table-cell>
              <table:table-cell office:value-type="float" office:value="-2.90581107607836">
                <text:p>-2.90581107607836</text:p>
              </table:table-cell>
              <table:table-cell office:value-type="float" office:value="1.39607375723212">
                <text:p>1.396073757232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.13000000000002">
                <text:p>-4.13000000000002</text:p>
              </table:table-cell>
              <table:table-cell office:value-type="float" office:value="-2.93345882198285">
                <text:p>-2.93345882198285</text:p>
              </table:table-cell>
              <table:table-cell office:value-type="float" office:value="1.2959439312875">
                <text:p>1.2959439312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12000000000002">
                <text:p>-4.12000000000002</text:p>
              </table:table-cell>
              <table:table-cell office:value-type="float" office:value="-2.95782723464143">
                <text:p>-2.95782723464143</text:p>
              </table:table-cell>
              <table:table-cell office:value-type="float" office:value="1.19547048993287">
                <text:p>1.195470489932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11000000000002">
                <text:p>-4.11000000000002</text:p>
              </table:table-cell>
              <table:table-cell office:value-type="float" office:value="-2.97892291133207">
                <text:p>-2.97892291133207</text:p>
              </table:table-cell>
              <table:table-cell office:value-type="float" office:value="1.09475771894261">
                <text:p>1.094757718942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.10000000000002">
                <text:p>-4.10000000000002</text:p>
              </table:table-cell>
              <table:table-cell office:value-type="float" office:value="-2.99675567432332">
                <text:p>-2.99675567432332</text:p>
              </table:table-cell>
              <table:table-cell office:value-type="float" office:value="0.993909145788143">
                <text:p>0.9939091457881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09000000000002">
                <text:p>-4.09000000000002</text:p>
              </table:table-cell>
              <table:table-cell office:value-type="float" office:value="-3.01133853009346">
                <text:p>-3.01133853009346</text:p>
              </table:table-cell>
              <table:table-cell office:value-type="float" office:value="0.893027442941035">
                <text:p>0.8930274429410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.08000000000002">
                <text:p>-4.08000000000002</text:p>
              </table:table-cell>
              <table:table-cell office:value-type="float" office:value="-3.02268762565814">
                <text:p>-3.02268762565814</text:p>
              </table:table-cell>
              <table:table-cell office:value-type="float" office:value="0.792214332621576">
                <text:p>0.7922143326215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4.07000000000002">
                <text:p>-4.07000000000002</text:p>
              </table:table-cell>
              <table:table-cell office:value-type="float" office:value="-3.0308222025771">
                <text:p>-3.0308222025771</text:p>
              </table:table-cell>
              <table:table-cell office:value-type="float" office:value="0.691570493911243">
                <text:p>0.6915704939112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4.06000000000002">
                <text:p>-4.06000000000002</text:p>
              </table:table-cell>
              <table:table-cell office:value-type="float" office:value="-3.0357645474404">
                <text:p>-3.0357645474404</text:p>
              </table:table-cell>
              <table:table-cell office:value-type="float" office:value="0.591195471423604">
                <text:p>0.5911954714236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.05000000000002">
                <text:p>-4.05000000000002</text:p>
              </table:table-cell>
              <table:table-cell office:value-type="float" office:value="-3.03753994091132">
                <text:p>-3.03753994091132</text:p>
              </table:table-cell>
              <table:table-cell office:value-type="float" office:value="0.491187586025455">
                <text:p>0.4911875860254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.04000000000002">
                <text:p>-4.04000000000002</text:p>
              </table:table-cell>
              <table:table-cell office:value-type="float" office:value="-3.03617660309437">
                <text:p>-3.03617660309437</text:p>
              </table:table-cell>
              <table:table-cell office:value-type="float" office:value="0.391643847978885">
                <text:p>0.3916438479788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.03000000000002">
                <text:p>-4.03000000000002</text:p>
              </table:table-cell>
              <table:table-cell office:value-type="float" office:value="-3.03170563733751">
                <text:p>-3.03170563733751</text:p>
              </table:table-cell>
              <table:table-cell office:value-type="float" office:value="0.292659871624657">
                <text:p>0.2926598716246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.02000000000002">
                <text:p>-4.02000000000002</text:p>
              </table:table-cell>
              <table:table-cell office:value-type="float" office:value="-3.02416097121059">
                <text:p>-3.02416097121059</text:p>
              </table:table-cell>
              <table:table-cell office:value-type="float" office:value="0.194329793005394">
                <text:p>0.1943297930053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.01000000000002">
                <text:p>-4.01000000000002</text:p>
              </table:table-cell>
              <table:table-cell office:value-type="float" office:value="-3.01357929532454">
                <text:p>-3.01357929532454</text:p>
              </table:table-cell>
              <table:table-cell office:value-type="float" office:value="0.0967461891275089">
                <text:p>0.09674618912750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4.00000000000002">
                <text:p>-4.00000000000002</text:p>
              </table:table-cell>
              <table:table-cell office:value-type="float" office:value="-3.00000000000819">
                <text:p>-3.00000000000819</text:p>
              </table:table-cell>
              <table:table-cell office:value-type="float" office:value="-0.00000000000961339554531263">
                <text:p>-0.00000000000961339554531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.99000000000002">
                <text:p>-3.99000000000002</text:p>
              </table:table-cell>
              <table:table-cell office:value-type="float" office:value="-2.98346511001434">
                <text:p>-2.98346511001434</text:p>
              </table:table-cell>
              <table:table-cell office:value-type="float" office:value="-0.0958195471928406">
                <text:p>-0.09581954719284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.98000000000002">
                <text:p>-3.98000000000002</text:p>
              </table:table-cell>
              <table:table-cell office:value-type="float" office:value="-2.96401921666964">
                <text:p>-2.96401921666964</text:p>
              </table:table-cell>
              <table:table-cell office:value-type="float" office:value="-0.190625011312578">
                <text:p>-0.1906250113125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.97000000000002">
                <text:p>-3.97000000000002</text:p>
              </table:table-cell>
              <table:table-cell office:value-type="float" office:value="-2.9417094088335">
                <text:p>-2.9417094088335</text:p>
              </table:table-cell>
              <table:table-cell office:value-type="float" office:value="-0.284330808103295">
                <text:p>-0.2843308081032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.96000000000002">
                <text:p>-3.96000000000002</text:p>
              </table:table-cell>
              <table:table-cell office:value-type="float" office:value="-2.91658520140028">
                <text:p>-2.91658520140028</text:p>
              </table:table-cell>
              <table:table-cell office:value-type="float" office:value="-0.376853278410065">
                <text:p>-0.3768532784100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.95000000000002">
                <text:p>-3.95000000000002</text:p>
              </table:table-cell>
              <table:table-cell office:value-type="float" office:value="-2.88869846236439">
                <text:p>-2.88869846236439</text:p>
              </table:table-cell>
              <table:table-cell office:value-type="float" office:value="-0.468110753801174">
                <text:p>-0.4681107538011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.94000000000002">
                <text:p>-3.94000000000002</text:p>
              </table:table-cell>
              <table:table-cell office:value-type="float" office:value="-2.85810333816075">
                <text:p>-2.85810333816075</text:p>
              </table:table-cell>
              <table:table-cell office:value-type="float" office:value="-0.558023619651345">
                <text:p>-0.5580236196513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.93000000000002">
                <text:p>-3.93000000000002</text:p>
              </table:table-cell>
              <table:table-cell office:value-type="float" office:value="-2.82485617732856">
                <text:p>-2.82485617732856</text:p>
              </table:table-cell>
              <table:table-cell office:value-type="float" office:value="-0.646514375546611">
                <text:p>-0.6465143755466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.92000000000002">
                <text:p>-3.92000000000002</text:p>
              </table:table-cell>
              <table:table-cell office:value-type="float" office:value="-2.78901545289312">
                <text:p>-2.78901545289312</text:p>
              </table:table-cell>
              <table:table-cell office:value-type="float" office:value="-0.733507692707941">
                <text:p>-0.7335076927079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.91000000000002">
                <text:p>-3.91000000000002</text:p>
              </table:table-cell>
              <table:table-cell office:value-type="float" office:value="-2.75064168306795">
                <text:p>-2.75064168306795</text:p>
              </table:table-cell>
              <table:table-cell office:value-type="float" office:value="-0.818930469216255">
                <text:p>-0.8189304692162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.90000000000002">
                <text:p>-3.90000000000002</text:p>
              </table:table-cell>
              <table:table-cell office:value-type="float" office:value="-2.70979735095747">
                <text:p>-2.70979735095747</text:p>
              </table:table-cell>
              <table:table-cell office:value-type="float" office:value="-0.902711881942638">
                <text:p>-0.9027118819426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.89000000000002">
                <text:p>-3.89000000000002</text:p>
              </table:table-cell>
              <table:table-cell office:value-type="float" office:value="-2.66654682294394">
                <text:p>-2.66654682294394</text:p>
              </table:table-cell>
              <table:table-cell office:value-type="float" office:value="-0.98478343595739">
                <text:p>-0.984783435957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.88000000000002">
                <text:p>-3.88000000000002</text:p>
              </table:table-cell>
              <table:table-cell office:value-type="float" office:value="-2.62095626575446">
                <text:p>-2.62095626575446</text:p>
              </table:table-cell>
              <table:table-cell office:value-type="float" office:value="-1.06507901119763">
                <text:p>-1.065079011197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.87000000000002">
                <text:p>-3.87000000000002</text:p>
              </table:table-cell>
              <table:table-cell office:value-type="float" office:value="-2.57309356290886">
                <text:p>-2.57309356290886</text:p>
              </table:table-cell>
              <table:table-cell office:value-type="float" office:value="-1.14353490601256">
                <text:p>-1.143534906012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.86000000000002">
                <text:p>-3.86000000000002</text:p>
              </table:table-cell>
              <table:table-cell office:value-type="float" office:value="-2.52302822994462">
                <text:p>-2.52302822994462</text:p>
              </table:table-cell>
              <table:table-cell office:value-type="float" office:value="-1.2200898781316">
                <text:p>-1.22008987813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.85000000000002">
                <text:p>-3.85000000000002</text:p>
              </table:table-cell>
              <table:table-cell office:value-type="float" office:value="-2.47083132886574">
                <text:p>-2.47083132886574</text:p>
              </table:table-cell>
              <table:table-cell office:value-type="float" office:value="-1.29468518267477">
                <text:p>-1.294685182674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.84000000000002">
                <text:p>-3.84000000000002</text:p>
              </table:table-cell>
              <table:table-cell office:value-type="float" office:value="-2.4165753819148">
                <text:p>-2.4165753819148</text:p>
              </table:table-cell>
              <table:table-cell office:value-type="float" office:value="-1.36726460725352">
                <text:p>-1.367264607253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.83000000000002">
                <text:p>-3.83000000000002</text:p>
              </table:table-cell>
              <table:table-cell office:value-type="float" office:value="-2.3603342847621">
                <text:p>-2.3603342847621</text:p>
              </table:table-cell>
              <table:table-cell office:value-type="float" office:value="-1.43777450421925">
                <text:p>-1.437774504219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.82000000000003">
                <text:p>-3.82000000000003</text:p>
              </table:table-cell>
              <table:table-cell office:value-type="float" office:value="-2.30218321892193">
                <text:p>-2.30218321892193</text:p>
              </table:table-cell>
              <table:table-cell office:value-type="float" office:value="-1.50616382000589">
                <text:p>-1.506163820005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81000000000003">
                <text:p>-3.81000000000003</text:p>
              </table:table-cell>
              <table:table-cell office:value-type="float" office:value="-2.24219856395915">
                <text:p>-2.24219856395915</text:p>
              </table:table-cell>
              <table:table-cell office:value-type="float" office:value="-1.57238412161781">
                <text:p>-1.572384121617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80000000000003">
                <text:p>-3.80000000000003</text:p>
              </table:table-cell>
              <table:table-cell office:value-type="float" office:value="-2.18045780921807">
                <text:p>-2.18045780921807</text:p>
              </table:table-cell>
              <table:table-cell office:value-type="float" office:value="-1.63638962027814">
                <text:p>-1.636389620278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79000000000003">
                <text:p>-3.79000000000003</text:p>
              </table:table-cell>
              <table:table-cell office:value-type="float" office:value="-2.11703946523434">
                <text:p>-2.11703946523434</text:p>
              </table:table-cell>
              <table:table-cell office:value-type="float" office:value="-1.69813719200361">
                <text:p>-1.698137192003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.78000000000003">
                <text:p>-3.78000000000003</text:p>
              </table:table-cell>
              <table:table-cell office:value-type="float" office:value="-2.05202297510147">
                <text:p>-2.05202297510147</text:p>
              </table:table-cell>
              <table:table-cell office:value-type="float" office:value="-1.75758639551928">
                <text:p>-1.757586395519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.77000000000003">
                <text:p>-3.77000000000003</text:p>
              </table:table-cell>
              <table:table-cell office:value-type="float" office:value="-1.98548862563961">
                <text:p>-1.98548862563961</text:p>
              </table:table-cell>
              <table:table-cell office:value-type="float" office:value="-1.81469948720022">
                <text:p>-1.814699487200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.76000000000003">
                <text:p>-3.76000000000003</text:p>
              </table:table-cell>
              <table:table-cell office:value-type="float" office:value="-1.91751745856305">
                <text:p>-1.91751745856305</text:p>
              </table:table-cell>
              <table:table-cell office:value-type="float" office:value="-1.86944143315494">
                <text:p>-1.869441433154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.75000000000003">
                <text:p>-3.75000000000003</text:p>
              </table:table-cell>
              <table:table-cell office:value-type="float" office:value="-1.84819118187814">
                <text:p>-1.84819118187814</text:p>
              </table:table-cell>
              <table:table-cell office:value-type="float" office:value="-1.92177991848266">
                <text:p>-1.921779918482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.74000000000003">
                <text:p>-3.74000000000003</text:p>
              </table:table-cell>
              <table:table-cell office:value-type="float" office:value="-1.77759208125914">
                <text:p>-1.77759208125914</text:p>
              </table:table-cell>
              <table:table-cell office:value-type="float" office:value="-1.97168535373868">
                <text:p>-1.971685353738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.73000000000003">
                <text:p>-3.73000000000003</text:p>
              </table:table-cell>
              <table:table-cell office:value-type="float" office:value="-1.70580293186444">
                <text:p>-1.70580293186444</text:p>
              </table:table-cell>
              <table:table-cell office:value-type="float" office:value="-2.01913087855125">
                <text:p>-2.01913087855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.72000000000003">
                <text:p>-3.72000000000003</text:p>
              </table:table-cell>
              <table:table-cell office:value-type="float" office:value="-1.63290691039055">
                <text:p>-1.63290691039055</text:p>
              </table:table-cell>
              <table:table-cell office:value-type="float" office:value="-2.06409236248733">
                <text:p>-2.064092362487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.71000000000003">
                <text:p>-3.71000000000003</text:p>
              </table:table-cell>
              <table:table-cell office:value-type="float" office:value="-1.55898750762248">
                <text:p>-1.55898750762248</text:p>
              </table:table-cell>
              <table:table-cell office:value-type="float" office:value="-2.10654840317511">
                <text:p>-2.106548403175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.70000000000003">
                <text:p>-3.70000000000003</text:p>
              </table:table-cell>
              <table:table-cell office:value-type="float" office:value="-1.48412844152852">
                <text:p>-1.48412844152852</text:p>
              </table:table-cell>
              <table:table-cell office:value-type="float" office:value="-2.1464803216705">
                <text:p>-2.14648032167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.69000000000003">
                <text:p>-3.69000000000003</text:p>
              </table:table-cell>
              <table:table-cell office:value-type="float" office:value="-1.40841357086179">
                <text:p>-1.40841357086179</text:p>
              </table:table-cell>
              <table:table-cell office:value-type="float" office:value="-2.18387215513959">
                <text:p>-2.183872155139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.68000000000003">
                <text:p>-3.68000000000003</text:p>
              </table:table-cell>
              <table:table-cell office:value-type="float" office:value="-1.33192680954603">
                <text:p>-1.33192680954603</text:p>
              </table:table-cell>
              <table:table-cell office:value-type="float" office:value="-2.21871064691309">
                <text:p>-2.218710646913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.67000000000003">
                <text:p>-3.67000000000003</text:p>
              </table:table-cell>
              <table:table-cell office:value-type="float" office:value="-1.25475204178877">
                <text:p>-1.25475204178877</text:p>
              </table:table-cell>
              <table:table-cell office:value-type="float" office:value="-2.25098523387752">
                <text:p>-2.250985233877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.66000000000003">
                <text:p>-3.66000000000003</text:p>
              </table:table-cell>
              <table:table-cell office:value-type="float" office:value="-1.17697303801432">
                <text:p>-1.17697303801432</text:p>
              </table:table-cell>
              <table:table-cell office:value-type="float" office:value="-2.28068803131563">
                <text:p>-2.280688031315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.65000000000003">
                <text:p>-3.65000000000003</text:p>
              </table:table-cell>
              <table:table-cell office:value-type="float" office:value="-1.09867337176822">
                <text:p>-1.09867337176822</text:p>
              </table:table-cell>
              <table:table-cell office:value-type="float" office:value="-2.30781381512215">
                <text:p>-2.307813815122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.64000000000003">
                <text:p>-3.64000000000003</text:p>
              </table:table-cell>
              <table:table-cell office:value-type="float" office:value="-1.01993633758264">
                <text:p>-1.01993633758264</text:p>
              </table:table-cell>
              <table:table-cell office:value-type="float" office:value="-2.33236000165291">
                <text:p>-2.332360001652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63000000000003">
                <text:p>-3.63000000000003</text:p>
              </table:table-cell>
              <table:table-cell office:value-type="float" office:value="-0.940844869881551">
                <text:p>-0.940844869881551</text:p>
              </table:table-cell>
              <table:table-cell office:value-type="float" office:value="-2.35432662494273">
                <text:p>-2.354326624942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.62000000000003">
                <text:p>-3.62000000000003</text:p>
              </table:table-cell>
              <table:table-cell office:value-type="float" office:value="-0.861481463089033">
                <text:p>-0.861481463089033</text:p>
              </table:table-cell>
              <table:table-cell office:value-type="float" office:value="-2.3737163116936">
                <text:p>-2.37371631169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61000000000003">
                <text:p>-3.61000000000003</text:p>
              </table:table-cell>
              <table:table-cell office:value-type="float" office:value="-0.781928092907869">
                <text:p>-0.781928092907869</text:p>
              </table:table-cell>
              <table:table-cell office:value-type="float" office:value="-2.39053425371091">
                <text:p>-2.390534253710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.60000000000003">
                <text:p>-3.60000000000003</text:p>
              </table:table-cell>
              <table:table-cell office:value-type="float" office:value="-0.702266138868994">
                <text:p>-0.702266138868994</text:p>
              </table:table-cell>
              <table:table-cell office:value-type="float" office:value="-2.40478817817427">
                <text:p>-2.404788178174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59000000000003">
                <text:p>-3.59000000000003</text:p>
              </table:table-cell>
              <table:table-cell office:value-type="float" office:value="-0.622576308229365">
                <text:p>-0.622576308229365</text:p>
              </table:table-cell>
              <table:table-cell office:value-type="float" office:value="-2.41648831557363">
                <text:p>-2.416488315573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.58000000000003">
                <text:p>-3.58000000000003</text:p>
              </table:table-cell>
              <table:table-cell office:value-type="float" office:value="-0.542938561277798">
                <text:p>-0.542938561277798</text:p>
              </table:table-cell>
              <table:table-cell office:value-type="float" office:value="-2.42564736542788">
                <text:p>-2.425647365427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.57000000000003">
                <text:p>-3.57000000000003</text:p>
              </table:table-cell>
              <table:table-cell office:value-type="float" office:value="-0.463432038110406">
                <text:p>-0.463432038110406</text:p>
              </table:table-cell>
              <table:table-cell office:value-type="float" office:value="-2.43228045990753">
                <text:p>-2.432280459907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.56000000000003">
                <text:p>-3.56000000000003</text:p>
              </table:table-cell>
              <table:table-cell office:value-type="float" office:value="-0.384134986926949">
                <text:p>-0.384134986926949</text:p>
              </table:table-cell>
              <table:table-cell office:value-type="float" office:value="-2.43640512528558">
                <text:p>-2.436405125285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.55000000000003">
                <text:p>-3.55000000000003</text:p>
              </table:table-cell>
              <table:table-cell office:value-type="float" office:value="-0.305124693898443">
                <text:p>-0.305124693898443</text:p>
              </table:table-cell>
              <table:table-cell office:value-type="float" office:value="-2.4380412414289">
                <text:p>-2.43804124142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.54000000000003">
                <text:p>-3.54000000000003</text:p>
              </table:table-cell>
              <table:table-cell office:value-type="float" office:value="-0.226477414693734">
                <text:p>-0.226477414693734</text:p>
              </table:table-cell>
              <table:table-cell office:value-type="float" office:value="-2.43721099922341">
                <text:p>-2.437210999223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.53000000000003">
                <text:p>-3.53000000000003</text:p>
              </table:table-cell>
              <table:table-cell office:value-type="float" office:value="-0.148268307687415">
                <text:p>-0.148268307687415</text:p>
              </table:table-cell>
              <table:table-cell office:value-type="float" office:value="-2.43393885617292">
                <text:p>-2.433938856172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52000000000003">
                <text:p>-3.52000000000003</text:p>
              </table:table-cell>
              <table:table-cell office:value-type="float" office:value="-0.0705713689110688">
                <text:p>-0.0705713689110688</text:p>
              </table:table-cell>
              <table:table-cell office:value-type="float" office:value="-2.4282514901107">
                <text:p>-2.42825149011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.51000000000003">
                <text:p>-3.51000000000003</text:p>
              </table:table-cell>
              <table:table-cell office:value-type="float" office:value="0.00654063120752443">
                <text:p>0.00654063120752443</text:p>
              </table:table-cell>
              <table:table-cell office:value-type="float" office:value="-2.42017775107093">
                <text:p>-2.420177751070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.50000000000003">
                <text:p>-3.50000000000003</text:p>
              </table:table-cell>
              <table:table-cell office:value-type="float" office:value="0.0829962092459828">
                <text:p>0.0829962092459828</text:p>
              </table:table-cell>
              <table:table-cell office:value-type="float" office:value="-2.40974861152655">
                <text:p>-2.409748611526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.49000000000003">
                <text:p>-3.49000000000003</text:p>
              </table:table-cell>
              <table:table-cell office:value-type="float" office:value="0.158725228353975">
                <text:p>0.158725228353975</text:p>
              </table:table-cell>
              <table:table-cell office:value-type="float" office:value="-2.39699711490836">
                <text:p>-2.396997114908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.48000000000003">
                <text:p>-3.48000000000003</text:p>
              </table:table-cell>
              <table:table-cell office:value-type="float" office:value="0.233658955828025">
                <text:p>0.233658955828025</text:p>
              </table:table-cell>
              <table:table-cell office:value-type="float" office:value="-2.3819583225604">
                <text:p>-2.38195832256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.47000000000003">
                <text:p>-3.47000000000003</text:p>
              </table:table-cell>
              <table:table-cell office:value-type="float" office:value="0.307730118810189">
                <text:p>0.307730118810189</text:p>
              </table:table-cell>
              <table:table-cell office:value-type="float" office:value="-2.36466925916272">
                <text:p>-2.364669259162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.46000000000003">
                <text:p>-3.46000000000003</text:p>
              </table:table-cell>
              <table:table-cell office:value-type="float" office:value="0.380872957888533">
                <text:p>0.380872957888533</text:p>
              </table:table-cell>
              <table:table-cell office:value-type="float" office:value="-2.34516885671428">
                <text:p>-2.345168856714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.45000000000003">
                <text:p>-3.45000000000003</text:p>
              </table:table-cell>
              <table:table-cell office:value-type="float" office:value="0.453023278739515">
                <text:p>0.453023278739515</text:p>
              </table:table-cell>
              <table:table-cell office:value-type="float" office:value="-2.3234978971317">
                <text:p>-2.32349789713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.44000000000003">
                <text:p>-3.44000000000003</text:p>
              </table:table-cell>
              <table:table-cell office:value-type="float" office:value="0.524118501670863">
                <text:p>0.524118501670863</text:p>
              </table:table-cell>
              <table:table-cell office:value-type="float" office:value="-2.29969895353884">
                <text:p>-2.299698953538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.43000000000003">
                <text:p>-3.43000000000003</text:p>
              </table:table-cell>
              <table:table-cell office:value-type="float" office:value="0.594097709067962">
                <text:p>0.594097709067962</text:p>
              </table:table-cell>
              <table:table-cell office:value-type="float" office:value="-2.27381633030868">
                <text:p>-2.273816330308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.42000000000003">
                <text:p>-3.42000000000003</text:p>
              </table:table-cell>
              <table:table-cell office:value-type="float" office:value="0.662901690716422">
                <text:p>0.662901690716422</text:p>
              </table:table-cell>
              <table:table-cell office:value-type="float" office:value="-2.24589600194839">
                <text:p>-2.245896001948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.41000000000003">
                <text:p>-3.41000000000003</text:p>
              </table:table-cell>
              <table:table-cell office:value-type="float" office:value="0.730472986988968">
                <text:p>0.730472986988968</text:p>
              </table:table-cell>
              <table:table-cell office:value-type="float" office:value="-2.21598555090087">
                <text:p>-2.215985550900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40000000000003">
                <text:p>-3.40000000000003</text:p>
              </table:table-cell>
              <table:table-cell office:value-type="float" office:value="0.79675592981861">
                <text:p>0.79675592981861</text:p>
              </table:table-cell>
              <table:table-cell office:value-type="float" office:value="-2.18413410429905">
                <text:p>-2.184134104299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39000000000003">
                <text:p>-3.39000000000003</text:p>
              </table:table-cell>
              <table:table-cell office:value-type="float" office:value="0.861696681534626">
                <text:p>0.861696681534626</text:p>
              </table:table-cell>
              <table:table-cell office:value-type="float" office:value="-2.15039226979894">
                <text:p>-2.150392269798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38000000000003">
                <text:p>-3.38000000000003</text:p>
              </table:table-cell>
              <table:table-cell office:value-type="float" office:value="0.92524327145407">
                <text:p>0.92524327145407</text:p>
              </table:table-cell>
              <table:table-cell office:value-type="float" office:value="-2.11481207053244">
                <text:p>-2.114812070532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37000000000003">
                <text:p>-3.37000000000003</text:p>
              </table:table-cell>
              <table:table-cell office:value-type="float" office:value="0.987345630223718">
                <text:p>0.987345630223718</text:p>
              </table:table-cell>
              <table:table-cell office:value-type="float" office:value="-2.07744687923951">
                <text:p>-2.077446879239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36000000000003">
                <text:p>-3.36000000000003</text:p>
              </table:table-cell>
              <table:table-cell office:value-type="float" office:value="1.04795562198498">
                <text:p>1.04795562198498</text:p>
              </table:table-cell>
              <table:table-cell office:value-type="float" office:value="-2.03835135171071">
                <text:p>-2.038351351710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35000000000004">
                <text:p>-3.35000000000004</text:p>
              </table:table-cell>
              <table:table-cell office:value-type="float" office:value="1.10702707422618">
                <text:p>1.10702707422618</text:p>
              </table:table-cell>
              <table:table-cell office:value-type="float" office:value="-1.99758135954589">
                <text:p>-1.997581359545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34000000000004">
                <text:p>-3.34000000000004</text:p>
              </table:table-cell>
              <table:table-cell office:value-type="float" office:value="1.16451580541146">
                <text:p>1.16451580541146</text:p>
              </table:table-cell>
              <table:table-cell office:value-type="float" office:value="-1.95519392236587">
                <text:p>-1.955193922365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33000000000004">
                <text:p>-3.33000000000004</text:p>
              </table:table-cell>
              <table:table-cell office:value-type="float" office:value="1.22037965032813">
                <text:p>1.22037965032813</text:p>
              </table:table-cell>
              <table:table-cell office:value-type="float" office:value="-1.91124713946473">
                <text:p>-1.911247139464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32000000000004">
                <text:p>-3.32000000000004</text:p>
              </table:table-cell>
              <table:table-cell office:value-type="float" office:value="1.2745784831623">
                <text:p>1.2745784831623</text:p>
              </table:table-cell>
              <table:table-cell office:value-type="float" office:value="-1.86580012111616">
                <text:p>-1.8658001211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31000000000004">
                <text:p>-3.31000000000004</text:p>
              </table:table-cell>
              <table:table-cell office:value-type="float" office:value="1.3270742383317">
                <text:p>1.3270742383317</text:p>
              </table:table-cell>
              <table:table-cell office:value-type="float" office:value="-1.81891291943218">
                <text:p>-1.818912919432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.30000000000004">
                <text:p>-3.30000000000004</text:p>
              </table:table-cell>
              <table:table-cell office:value-type="float" office:value="1.3778309290007">
                <text:p>1.3778309290007</text:p>
              </table:table-cell>
              <table:table-cell office:value-type="float" office:value="-1.77064645900205">
                <text:p>-1.770646459002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.29000000000004">
                <text:p>-3.29000000000004</text:p>
              </table:table-cell>
              <table:table-cell office:value-type="float" office:value="1.42681466336923">
                <text:p>1.42681466336923</text:p>
              </table:table-cell>
              <table:table-cell office:value-type="float" office:value="-1.72106246728556">
                <text:p>-1.721062467285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.28000000000004">
                <text:p>-3.28000000000004</text:p>
              </table:table-cell>
              <table:table-cell office:value-type="float" office:value="1.47399365868028">
                <text:p>1.47399365868028</text:p>
              </table:table-cell>
              <table:table-cell office:value-type="float" office:value="-1.67022340487961">
                <text:p>-1.670223404879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.27000000000004">
                <text:p>-3.27000000000004</text:p>
              </table:table-cell>
              <table:table-cell office:value-type="float" office:value="1.51933825298276">
                <text:p>1.51933825298276</text:p>
              </table:table-cell>
              <table:table-cell office:value-type="float" office:value="-1.61819239570886">
                <text:p>-1.618192395708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.26000000000004">
                <text:p>-3.26000000000004</text:p>
              </table:table-cell>
              <table:table-cell office:value-type="float" office:value="1.56282091463857">
                <text:p>1.56282091463857</text:p>
              </table:table-cell>
              <table:table-cell office:value-type="float" office:value="-1.56503315722151">
                <text:p>-1.565033157221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.25000000000004">
                <text:p>-3.25000000000004</text:p>
              </table:table-cell>
              <table:table-cell office:value-type="float" office:value="1.60441624960342">
                <text:p>1.60441624960342</text:p>
              </table:table-cell>
              <table:table-cell office:value-type="float" office:value="-1.51080993065807">
                <text:p>-1.510809930658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.24000000000004">
                <text:p>-3.24000000000004</text:p>
              </table:table-cell>
              <table:table-cell office:value-type="float" office:value="1.6441010064993">
                <text:p>1.6441010064993</text:p>
              </table:table-cell>
              <table:table-cell office:value-type="float" office:value="-1.45558741145805">
                <text:p>-1.455587411458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.23000000000004">
                <text:p>-3.23000000000004</text:p>
              </table:table-cell>
              <table:table-cell office:value-type="float" office:value="1.68185407946567">
                <text:p>1.68185407946567</text:p>
              </table:table-cell>
              <table:table-cell office:value-type="float" office:value="-1.39943067987978">
                <text:p>-1.399430679879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.22000000000004">
                <text:p>-3.22000000000004</text:p>
              </table:table-cell>
              <table:table-cell office:value-type="float" office:value="1.71765650883671">
                <text:p>1.71765650883671</text:p>
              </table:table-cell>
              <table:table-cell office:value-type="float" office:value="-1.34240513189605">
                <text:p>-1.342405131896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.21000000000004">
                <text:p>-3.21000000000004</text:p>
              </table:table-cell>
              <table:table-cell office:value-type="float" office:value="1.75149147966069">
                <text:p>1.75149147966069</text:p>
              </table:table-cell>
              <table:table-cell office:value-type="float" office:value="-1.28457641043779">
                <text:p>-1.284576410437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3.20000000000004">
                <text:p>-3.20000000000004</text:p>
              </table:table-cell>
              <table:table-cell office:value-type="float" office:value="1.78334431806488">
                <text:p>1.78334431806488</text:p>
              </table:table-cell>
              <table:table-cell office:value-type="float" office:value="-1.22601033703534">
                <text:p>-1.226010337035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.19000000000004">
                <text:p>-3.19000000000004</text:p>
              </table:table-cell>
              <table:table-cell office:value-type="float" office:value="1.81320248551269">
                <text:p>1.81320248551269</text:p>
              </table:table-cell>
              <table:table-cell office:value-type="float" office:value="-1.16677284396452">
                <text:p>-1.166772843964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.18000000000004">
                <text:p>-3.18000000000004</text:p>
              </table:table-cell>
              <table:table-cell office:value-type="float" office:value="1.84105557096382">
                <text:p>1.84105557096382</text:p>
              </table:table-cell>
              <table:table-cell office:value-type="float" office:value="-1.10692990688707">
                <text:p>-1.106929906887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.17000000000004">
                <text:p>-3.17000000000004</text:p>
              </table:table-cell>
              <table:table-cell office:value-type="float" office:value="1.86689528097508">
                <text:p>1.86689528097508</text:p>
              </table:table-cell>
              <table:table-cell office:value-type="float" office:value="-1.04654747813805">
                <text:p>-1.046547478138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.16000000000004">
                <text:p>-3.16000000000004</text:p>
              </table:table-cell>
              <table:table-cell office:value-type="float" office:value="1.8907154277695">
                <text:p>1.8907154277695</text:p>
              </table:table-cell>
              <table:table-cell office:value-type="float" office:value="-0.985691420642045">
                <text:p>-0.9856914206420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.15000000000004">
                <text:p>-3.15000000000004</text:p>
              </table:table-cell>
              <table:table-cell office:value-type="float" office:value="1.91251191529096">
                <text:p>1.91251191529096</text:p>
              </table:table-cell>
              <table:table-cell office:value-type="float" office:value="-0.924427442569502">
                <text:p>-0.9244274425695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.14000000000004">
                <text:p>-3.14000000000004</text:p>
              </table:table-cell>
              <table:table-cell office:value-type="float" office:value="1.93228272330756">
                <text:p>1.93228272330756</text:p>
              </table:table-cell>
              <table:table-cell office:value-type="float" office:value="-0.862821032774894">
                <text:p>-0.8628210327748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.13000000000004">
                <text:p>-3.13000000000004</text:p>
              </table:table-cell>
              <table:table-cell office:value-type="float" office:value="1.9500278895644">
                <text:p>1.9500278895644</text:p>
              </table:table-cell>
              <table:table-cell office:value-type="float" office:value="-0.800937397056287">
                <text:p>-0.8009373970562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12000000000004">
                <text:p>-3.12000000000004</text:p>
              </table:table-cell>
              <table:table-cell office:value-type="float" office:value="1.9657494900525">
                <text:p>1.9657494900525</text:p>
              </table:table-cell>
              <table:table-cell office:value-type="float" office:value="-0.73884139533371">
                <text:p>-0.738841395333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.11000000000004">
                <text:p>-3.11000000000004</text:p>
              </table:table-cell>
              <table:table-cell office:value-type="float" office:value="1.97945161740753">
                <text:p>1.97945161740753</text:p>
              </table:table-cell>
              <table:table-cell office:value-type="float" office:value="-0.676597479762797">
                <text:p>-0.6765974797627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10000000000004">
                <text:p>-3.10000000000004</text:p>
              </table:table-cell>
              <table:table-cell office:value-type="float" office:value="1.99114035748849">
                <text:p>1.99114035748849</text:p>
              </table:table-cell>
              <table:table-cell office:value-type="float" office:value="-0.614269633850228">
                <text:p>-0.6142696338502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09000000000004">
                <text:p>-3.09000000000004</text:p>
              </table:table-cell>
              <table:table-cell office:value-type="float" office:value="2.00082376419177">
                <text:p>2.00082376419177</text:p>
              </table:table-cell>
              <table:table-cell office:value-type="float" office:value="-0.551921312632111">
                <text:p>-0.5519213126321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.08000000000004">
                <text:p>-3.08000000000004</text:p>
              </table:table-cell>
              <table:table-cell office:value-type="float" office:value="2.0085118325053">
                <text:p>2.0085118325053</text:p>
              </table:table-cell>
              <table:table-cell office:value-type="float" office:value="-0.489615383945933">
                <text:p>-0.4896153839459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07000000000004">
                <text:p>-3.07000000000004</text:p>
              </table:table-cell>
              <table:table-cell office:value-type="float" office:value="2.01421646989401">
                <text:p>2.01421646989401</text:p>
              </table:table-cell>
              <table:table-cell office:value-type="float" office:value="-0.427414070868302">
                <text:p>-0.4274140708683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.06000000000004">
                <text:p>-3.06000000000004</text:p>
              </table:table-cell>
              <table:table-cell office:value-type="float" office:value="2.01795146601237">
                <text:p>2.01795146601237</text:p>
              </table:table-cell>
              <table:table-cell office:value-type="float" office:value="-0.365378895337077">
                <text:p>-0.3653788953370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.05000000000004">
                <text:p>-3.05000000000004</text:p>
              </table:table-cell>
              <table:table-cell office:value-type="float" office:value="2.01973246083821">
                <text:p>2.01973246083821</text:p>
              </table:table-cell>
              <table:table-cell office:value-type="float" office:value="-0.303570623031639">
                <text:p>-0.3035706230316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3.04000000000004">
                <text:p>-3.04000000000004</text:p>
              </table:table-cell>
              <table:table-cell office:value-type="float" office:value="2.0195769112334">
                <text:p>2.0195769112334</text:p>
              </table:table-cell>
              <table:table-cell office:value-type="float" office:value="-0.242049209532057">
                <text:p>-0.2420492095320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.03000000000004">
                <text:p>-3.03000000000004</text:p>
              </table:table-cell>
              <table:table-cell office:value-type="float" office:value="2.0175040560145">
                <text:p>2.0175040560145</text:p>
              </table:table-cell>
              <table:table-cell office:value-type="float" office:value="-0.180873747812064">
                <text:p>-0.1808737478120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.02000000000004">
                <text:p>-3.02000000000004</text:p>
              </table:table-cell>
              <table:table-cell office:value-type="float" office:value="2.01353487955054">
                <text:p>2.01353487955054</text:p>
              </table:table-cell>
              <table:table-cell office:value-type="float" office:value="-0.120102417102512">
                <text:p>-0.1201024171025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3.01000000000004">
                <text:p>-3.01000000000004</text:p>
              </table:table-cell>
              <table:table-cell office:value-type="float" office:value="2.00769207396902">
                <text:p>2.00769207396902</text:p>
              </table:table-cell>
              <table:table-cell office:value-type="float" office:value="-0.0597924331647648">
                <text:p>-0.05979243316476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3.00000000000004">
                <text:p>-3.00000000000004</text:p>
              </table:table-cell>
              <table:table-cell office:value-type="float" office:value="1.99999999999948">
                <text:p>1.99999999999948</text:p>
              </table:table-cell>
              <table:table-cell office:value-type="float" office:value="-0.000000000000259163891471363">
                <text:p>-0.0000000000002591638914713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.99000000000004">
                <text:p>-2.99000000000004</text:p>
              </table:table-cell>
              <table:table-cell office:value-type="float" office:value="1.99048464651667">
                <text:p>1.99048464651667</text:p>
              </table:table-cell>
              <table:table-cell office:value-type="float" office:value="0.0592197369490023">
                <text:p>0.05921973694900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.98000000000004">
                <text:p>-2.98000000000004</text:p>
              </table:table-cell>
              <table:table-cell office:value-type="float" office:value="1.97917358883512">
                <text:p>1.97917358883512</text:p>
              </table:table-cell>
              <table:table-cell office:value-type="float" office:value="0.117812736094899">
                <text:p>0.1178127360948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.97000000000004">
                <text:p>-2.97000000000004</text:p>
              </table:table-cell>
              <table:table-cell office:value-type="float" office:value="1.96609594580981">
                <text:p>1.96609594580981</text:p>
              </table:table-cell>
              <table:table-cell office:value-type="float" office:value="0.175726103452786">
                <text:p>0.1757261034527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.96000000000004">
                <text:p>-2.96000000000004</text:p>
              </table:table-cell>
              <table:table-cell office:value-type="float" office:value="1.9512823357921">
                <text:p>1.9512823357921</text:p>
              </table:table-cell>
              <table:table-cell office:value-type="float" office:value="0.232908134816831">
                <text:p>0.2329081348168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.95000000000004">
                <text:p>-2.95000000000004</text:p>
              </table:table-cell>
              <table:table-cell office:value-type="float" office:value="1.93476483150565">
                <text:p>1.93476483150565</text:p>
              </table:table-cell>
              <table:table-cell office:value-type="float" office:value="0.289308356338833">
                <text:p>0.2893083563388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.94000000000004">
                <text:p>-2.94000000000004</text:p>
              </table:table-cell>
              <table:table-cell office:value-type="float" office:value="1.91657691388999">
                <text:p>1.91657691388999</text:p>
              </table:table-cell>
              <table:table-cell office:value-type="float" office:value="0.34487756347659">
                <text:p>0.344877563476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.93000000000004">
                <text:p>-2.93000000000004</text:p>
              </table:table-cell>
              <table:table-cell office:value-type="float" office:value="1.89675342496884">
                <text:p>1.89675342496884</text:p>
              </table:table-cell>
              <table:table-cell office:value-type="float" office:value="0.399567858296503">
                <text:p>0.3995678582965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.92000000000004">
                <text:p>-2.92000000000004</text:p>
              </table:table-cell>
              <table:table-cell office:value-type="float" office:value="1.87533051980576">
                <text:p>1.87533051980576</text:p>
              </table:table-cell>
              <table:table-cell office:value-type="float" office:value="0.453332685108056">
                <text:p>0.4533326851080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.91000000000004">
                <text:p>-2.91000000000004</text:p>
              </table:table-cell>
              <table:table-cell office:value-type="float" office:value="1.85234561759621">
                <text:p>1.85234561759621</text:p>
              </table:table-cell>
              <table:table-cell office:value-type="float" office:value="0.506126864401551">
                <text:p>0.5061268644015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.90000000000004">
                <text:p>-2.90000000000004</text:p>
              </table:table-cell>
              <table:table-cell office:value-type="float" office:value="1.82783735196249">
                <text:p>1.82783735196249</text:p>
              </table:table-cell>
              <table:table-cell office:value-type="float" office:value="0.557906625083152">
                <text:p>0.5579066250831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.89000000000004">
                <text:p>-2.89000000000004</text:p>
              </table:table-cell>
              <table:table-cell office:value-type="float" office:value="1.80184552049755">
                <text:p>1.80184552049755</text:p>
              </table:table-cell>
              <table:table-cell office:value-type="float" office:value="0.608629634981507">
                <text:p>0.6086296349815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.88000000000005">
                <text:p>-2.88000000000005</text:p>
              </table:table-cell>
              <table:table-cell office:value-type="float" office:value="1.77441103362697">
                <text:p>1.77441103362697</text:p>
              </table:table-cell>
              <table:table-cell office:value-type="float" office:value="0.65825502961832">
                <text:p>0.658255029618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.87000000000005">
                <text:p>-2.87000000000005</text:p>
              </table:table-cell>
              <table:table-cell office:value-type="float" office:value="1.7455758628428">
                <text:p>1.7455758628428</text:p>
              </table:table-cell>
              <table:table-cell office:value-type="float" office:value="0.706743439227384">
                <text:p>0.7067434392273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.86000000000005">
                <text:p>-2.86000000000005</text:p>
              </table:table-cell>
              <table:table-cell office:value-type="float" office:value="1.71538298836121">
                <text:p>1.71538298836121</text:p>
              </table:table-cell>
              <table:table-cell office:value-type="float" office:value="0.754057014010058">
                <text:p>0.7540570140100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.85000000000005">
                <text:p>-2.85000000000005</text:p>
              </table:table-cell>
              <table:table-cell office:value-type="float" office:value="1.68387634627487">
                <text:p>1.68387634627487</text:p>
              </table:table-cell>
              <table:table-cell office:value-type="float" office:value="0.800159447626113">
                <text:p>0.8001594476261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.84000000000005">
                <text:p>-2.84000000000005</text:p>
              </table:table-cell>
              <table:table-cell office:value-type="float" office:value="1.65110077524226">
                <text:p>1.65110077524226</text:p>
              </table:table-cell>
              <table:table-cell office:value-type="float" office:value="0.845015998902898">
                <text:p>0.8450159989028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.83000000000005">
                <text:p>-2.83000000000005</text:p>
              </table:table-cell>
              <table:table-cell office:value-type="float" office:value="1.61710196279082">
                <text:p>1.61710196279082</text:p>
              </table:table-cell>
              <table:table-cell office:value-type="float" office:value="0.888593511765537">
                <text:p>0.8885935117655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.82000000000005">
                <text:p>-2.82000000000005</text:p>
              </table:table-cell>
              <table:table-cell office:value-type="float" office:value="1.58192639127027">
                <text:p>1.58192639127027</text:p>
              </table:table-cell>
              <table:table-cell office:value-type="float" office:value="0.930860433384141">
                <text:p>0.9308604333841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.81000000000005">
                <text:p>-2.81000000000005</text:p>
              </table:table-cell>
              <table:table-cell office:value-type="float" office:value="1.54562128353403">
                <text:p>1.54562128353403</text:p>
              </table:table-cell>
              <table:table-cell office:value-type="float" office:value="0.971786830532893">
                <text:p>0.9717868305328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80000000000005">
                <text:p>-2.80000000000005</text:p>
              </table:table-cell>
              <table:table-cell office:value-type="float" office:value="1.50823454838978">
                <text:p>1.50823454838978</text:p>
              </table:table-cell>
              <table:table-cell office:value-type="float" office:value="1.01134440416679">
                <text:p>1.011344404166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.79000000000005">
                <text:p>-2.79000000000005</text:p>
              </table:table-cell>
              <table:table-cell office:value-type="float" office:value="1.46981472588739">
                <text:p>1.46981472588739</text:p>
              </table:table-cell>
              <table:table-cell office:value-type="float" office:value="1.04950650221424">
                <text:p>1.049506502214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.78000000000005">
                <text:p>-2.78000000000005</text:p>
              </table:table-cell>
              <table:table-cell office:value-type="float" office:value="1.43041093249488">
                <text:p>1.43041093249488</text:p>
              </table:table-cell>
              <table:table-cell office:value-type="float" office:value="1.08624813059355">
                <text:p>1.086248130593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.77000000000005">
                <text:p>-2.77000000000005</text:p>
              </table:table-cell>
              <table:table-cell office:value-type="float" office:value="1.39007280621846">
                <text:p>1.39007280621846</text:p>
              </table:table-cell>
              <table:table-cell office:value-type="float" office:value="1.12154596245599">
                <text:p>1.121545962455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.76000000000005">
                <text:p>-2.76000000000005</text:p>
              </table:table-cell>
              <table:table-cell office:value-type="float" office:value="1.34885045172808">
                <text:p>1.34885045172808</text:p>
              </table:table-cell>
              <table:table-cell office:value-type="float" office:value="1.15537834566378">
                <text:p>1.155378345663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.75000000000005">
                <text:p>-2.75000000000005</text:p>
              </table:table-cell>
              <table:table-cell office:value-type="float" office:value="1.30679438553551">
                <text:p>1.30679438553551</text:p>
              </table:table-cell>
              <table:table-cell office:value-type="float" office:value="1.1877253085161">
                <text:p>1.18772530851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.74000000000005">
                <text:p>-2.74000000000005</text:p>
              </table:table-cell>
              <table:table-cell office:value-type="float" office:value="1.26395548128627">
                <text:p>1.26395548128627</text:p>
              </table:table-cell>
              <table:table-cell office:value-type="float" office:value="1.21856856372681">
                <text:p>1.218568563726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.73000000000005">
                <text:p>-2.73000000000005</text:p>
              </table:table-cell>
              <table:table-cell office:value-type="float" office:value="1.22038491521538">
                <text:p>1.22038491521538</text:p>
              </table:table-cell>
              <table:table-cell office:value-type="float" office:value="1.24789151067504">
                <text:p>1.247891510675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.72000000000005">
                <text:p>-2.72000000000005</text:p>
              </table:table-cell>
              <table:table-cell office:value-type="float" office:value="1.17613411182081">
                <text:p>1.17613411182081</text:p>
              </table:table-cell>
              <table:table-cell office:value-type="float" office:value="1.27567923593532">
                <text:p>1.275679235935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.71000000000005">
                <text:p>-2.71000000000005</text:p>
              </table:table-cell>
              <table:table-cell office:value-type="float" office:value="1.13125468981071">
                <text:p>1.13125468981071</text:p>
              </table:table-cell>
              <table:table-cell office:value-type="float" office:value="1.30191851210933">
                <text:p>1.301918512109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.70000000000005">
                <text:p>-2.70000000000005</text:p>
              </table:table-cell>
              <table:table-cell office:value-type="float" office:value="1.08579840836887">
                <text:p>1.08579840836887</text:p>
              </table:table-cell>
              <table:table-cell office:value-type="float" office:value="1.32659779497273">
                <text:p>1.326597794972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.69000000000005">
                <text:p>-2.69000000000005</text:p>
              </table:table-cell>
              <table:table-cell office:value-type="float" office:value="1.03981711379846">
                <text:p>1.03981711379846</text:p>
              </table:table-cell>
              <table:table-cell office:value-type="float" office:value="1.34970721895731">
                <text:p>1.349707218957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.68000000000005">
                <text:p>-2.68000000000005</text:p>
              </table:table-cell>
              <table:table-cell office:value-type="float" office:value="0.993362686584778">
                <text:p>0.993362686584778</text:p>
              </table:table-cell>
              <table:table-cell office:value-type="float" office:value="1.37123859099044">
                <text:p>1.371238590990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.67000000000005">
                <text:p>-2.67000000000005</text:p>
              </table:table-cell>
              <table:table-cell office:value-type="float" office:value="0.946486988934763">
                <text:p>0.946486988934763</text:p>
              </table:table-cell>
              <table:table-cell office:value-type="float" office:value="1.39118538271088">
                <text:p>1.391185382710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.66000000000005">
                <text:p>-2.66000000000005</text:p>
              </table:table-cell>
              <table:table-cell office:value-type="float" office:value="0.899241812833399">
                <text:p>0.899241812833399</text:p>
              </table:table-cell>
              <table:table-cell office:value-type="float" office:value="1.40954272108457">
                <text:p>1.409542721084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.65000000000005">
                <text:p>-2.65000000000005</text:p>
              </table:table-cell>
              <table:table-cell office:value-type="float" office:value="0.851678828672742">
                <text:p>0.851678828672742</text:p>
              </table:table-cell>
              <table:table-cell office:value-type="float" office:value="1.42630737745154">
                <text:p>1.426307377451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.64000000000005">
                <text:p>-2.64000000000005</text:p>
              </table:table-cell>
              <table:table-cell office:value-type="float" office:value="0.803849534491591">
                <text:p>0.803849534491591</text:p>
              </table:table-cell>
              <table:table-cell office:value-type="float" office:value="1.44147775501832">
                <text:p>1.441477755018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.63000000000005">
                <text:p>-2.63000000000005</text:p>
              </table:table-cell>
              <table:table-cell office:value-type="float" office:value="0.755805205876284">
                <text:p>0.755805205876284</text:p>
              </table:table-cell>
              <table:table-cell office:value-type="float" office:value="1.45505387483476">
                <text:p>1.455053874834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.62000000000005">
                <text:p>-2.62000000000005</text:p>
              </table:table-cell>
              <table:table-cell office:value-type="float" office:value="0.707596846564986">
                <text:p>0.707596846564986</text:p>
              </table:table-cell>
              <table:table-cell office:value-type="float" office:value="1.46703736027591">
                <text:p>1.467037360275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.61000000000005">
                <text:p>-2.61000000000005</text:p>
              </table:table-cell>
              <table:table-cell office:value-type="float" office:value="0.659275139798506">
                <text:p>0.659275139798506</text:p>
              </table:table-cell>
              <table:table-cell office:value-type="float" office:value="1.47743142006329">
                <text:p>1.477431420063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.60000000000005">
                <text:p>-2.60000000000005</text:p>
              </table:table-cell>
              <table:table-cell office:value-type="float" office:value="0.610890400458022">
                <text:p>0.610890400458022</text:p>
              </table:table-cell>
              <table:table-cell office:value-type="float" office:value="1.48624082985606">
                <text:p>1.486240829856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.59000000000005">
                <text:p>-2.59000000000005</text:p>
              </table:table-cell>
              <table:table-cell office:value-type="float" office:value="0.562492528034092">
                <text:p>0.562492528034092</text:p>
              </table:table-cell>
              <table:table-cell office:value-type="float" office:value="1.49347191244033">
                <text:p>1.493471912440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2.58000000000005">
                <text:p>-2.58000000000005</text:p>
              </table:table-cell>
              <table:table-cell office:value-type="float" office:value="0.514130960460559">
                <text:p>0.514130960460559</text:p>
              </table:table-cell>
              <table:table-cell office:value-type="float" office:value="1.49913251655706">
                <text:p>1.499132516557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.57000000000005">
                <text:p>-2.57000000000005</text:p>
              </table:table-cell>
              <table:table-cell office:value-type="float" office:value="0.46585462885817">
                <text:p>0.46585462885817</text:p>
              </table:table-cell>
              <table:table-cell office:value-type="float" office:value="1.50323199439551">
                <text:p>1.503231994395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.56000000000005">
                <text:p>-2.56000000000005</text:p>
              </table:table-cell>
              <table:table-cell office:value-type="float" office:value="0.41771191321771">
                <text:p>0.41771191321771</text:p>
              </table:table-cell>
              <table:table-cell office:value-type="float" office:value="1.50578117779308">
                <text:p>1.505781177793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2.55000000000005">
                <text:p>-2.55000000000005</text:p>
              </table:table-cell>
              <table:table-cell office:value-type="float" office:value="0.369750599064467">
                <text:p>0.369750599064467</text:p>
              </table:table-cell>
              <table:table-cell office:value-type="float" office:value="1.50679235317518">
                <text:p>1.506792353175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.54000000000005">
                <text:p>-2.54000000000005</text:p>
              </table:table-cell>
              <table:table-cell office:value-type="float" office:value="0.322017835133748">
                <text:p>0.322017835133748</text:p>
              </table:table-cell>
              <table:table-cell office:value-type="float" office:value="1.50627923527246">
                <text:p>1.506279235272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.53000000000005">
                <text:p>-2.53000000000005</text:p>
              </table:table-cell>
              <table:table-cell office:value-type="float" office:value="0.274560092092734">
                <text:p>0.274560092092734</text:p>
              </table:table-cell>
              <table:table-cell office:value-type="float" office:value="1.50425693965488">
                <text:p>1.504256939654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.52000000000005">
                <text:p>-2.52000000000005</text:p>
              </table:table-cell>
              <table:table-cell office:value-type="float" office:value="0.227423122338773">
                <text:p>0.227423122338773</text:p>
              </table:table-cell>
              <table:table-cell office:value-type="float" office:value="1.50074195412018">
                <text:p>1.500741954120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.51000000000005">
                <text:p>-2.51000000000005</text:p>
              </table:table-cell>
              <table:table-cell office:value-type="float" office:value="0.180651920905108">
                <text:p>0.180651920905108</text:p>
              </table:table-cell>
              <table:table-cell office:value-type="float" office:value="1.49575210897739">
                <text:p>1.495752108977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.50000000000005">
                <text:p>-2.50000000000005</text:p>
              </table:table-cell>
              <table:table-cell office:value-type="float" office:value="0.134290687502718">
                <text:p>0.134290687502718</text:p>
              </table:table-cell>
              <table:table-cell office:value-type="float" office:value="1.48930654626574">
                <text:p>1.489306546265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.49000000000005">
                <text:p>-2.49000000000005</text:p>
              </table:table-cell>
              <table:table-cell office:value-type="float" office:value="0.0883827897250413">
                <text:p>0.0883827897250413</text:p>
              </table:table-cell>
              <table:table-cell office:value-type="float" office:value="1.48142568794861">
                <text:p>1.481425687948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.48000000000005">
                <text:p>-2.48000000000005</text:p>
              </table:table-cell>
              <table:table-cell office:value-type="float" office:value="0.0429707274408777">
                <text:p>0.0429707274408777</text:p>
              </table:table-cell>
              <table:table-cell office:value-type="float" office:value="1.47213120312707">
                <text:p>1.472131203127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.47000000000005">
                <text:p>-2.47000000000005</text:p>
              </table:table-cell>
              <table:table-cell office:value-type="float" office:value="-0.00190390159777088">
                <text:p>-0.00190390159777088</text:p>
              </table:table-cell>
              <table:table-cell office:value-type="float" office:value="1.46144597431312">
                <text:p>1.461445974313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.46000000000005">
                <text:p>-2.46000000000005</text:p>
              </table:table-cell>
              <table:table-cell office:value-type="float" office:value="-0.0462004349133763">
                <text:p>-0.0462004349133763</text:p>
              </table:table-cell>
              <table:table-cell office:value-type="float" office:value="1.44939406280623">
                <text:p>1.449394062806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2.45000000000005">
                <text:p>-2.45000000000005</text:p>
              </table:table-cell>
              <table:table-cell office:value-type="float" office:value="-0.0898791772012122">
                <text:p>-0.0898791772012122</text:p>
              </table:table-cell>
              <table:table-cell office:value-type="float" office:value="1.43600067321679">
                <text:p>1.436000673216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.44000000000005">
                <text:p>-2.44000000000005</text:p>
              </table:table-cell>
              <table:table-cell office:value-type="float" office:value="-0.132901430950926">
                <text:p>-0.132901430950926</text:p>
              </table:table-cell>
              <table:table-cell office:value-type="float" office:value="1.42129211718008">
                <text:p>1.421292117180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.43000000000006">
                <text:p>-2.43000000000006</text:p>
              </table:table-cell>
              <table:table-cell office:value-type="float" office:value="-0.175229525771184">
                <text:p>-0.175229525771184</text:p>
              </table:table-cell>
              <table:table-cell office:value-type="float" office:value="1.4052957763048">
                <text:p>1.40529577630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.42000000000005">
                <text:p>-2.42000000000005</text:p>
              </table:table-cell>
              <table:table-cell office:value-type="float" office:value="-0.216826846401492">
                <text:p>-0.216826846401492</text:p>
              </table:table-cell>
              <table:table-cell office:value-type="float" office:value="1.38804006440139">
                <text:p>1.388040064401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.41000000000006">
                <text:p>-2.41000000000006</text:p>
              </table:table-cell>
              <table:table-cell office:value-type="float" office:value="-0.257657859394056">
                <text:p>-0.257657859394056</text:p>
              </table:table-cell>
              <table:table-cell office:value-type="float" office:value="1.36955438903428">
                <text:p>1.369554389034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.40000000000006">
                <text:p>-2.40000000000006</text:p>
              </table:table-cell>
              <table:table-cell office:value-type="float" office:value="-0.297688138453884">
                <text:p>-0.297688138453884</text:p>
              </table:table-cell>
              <table:table-cell office:value-type="float" office:value="1.34986911244351">
                <text:p>1.349869112443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.39000000000006">
                <text:p>-2.39000000000006</text:p>
              </table:table-cell>
              <table:table-cell office:value-type="float" office:value="-0.336884388422021">
                <text:p>-0.336884388422021</text:p>
              </table:table-cell>
              <table:table-cell office:value-type="float" office:value="1.32901551188086">
                <text:p>1.329015511880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.38000000000006">
                <text:p>-2.38000000000006</text:p>
              </table:table-cell>
              <table:table-cell office:value-type="float" office:value="-0.375214467892719">
                <text:p>-0.375214467892719</text:p>
              </table:table-cell>
              <table:table-cell office:value-type="float" office:value="1.30702573940659">
                <text:p>1.307025739406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.37000000000006">
                <text:p>-2.37000000000006</text:p>
              </table:table-cell>
              <table:table-cell office:value-type="float" office:value="-0.412647410453817">
                <text:p>-0.412647410453817</text:p>
              </table:table-cell>
              <table:table-cell office:value-type="float" office:value="1.28393278119152">
                <text:p>1.283932781191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.36000000000006">
                <text:p>-2.36000000000006</text:p>
              </table:table-cell>
              <table:table-cell office:value-type="float" office:value="-0.449153444542796">
                <text:p>-0.449153444542796</text:p>
              </table:table-cell>
              <table:table-cell office:value-type="float" office:value="1.25977041637071">
                <text:p>1.259770416370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.35000000000006">
                <text:p>-2.35000000000006</text:p>
              </table:table-cell>
              <table:table-cell office:value-type="float" office:value="-0.484704011910923">
                <text:p>-0.484704011910923</text:p>
              </table:table-cell>
              <table:table-cell office:value-type="float" office:value="1.2345731754937">
                <text:p>1.23457317549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.34000000000006">
                <text:p>-2.34000000000006</text:p>
              </table:table-cell>
              <table:table-cell office:value-type="float" office:value="-0.519271784691844">
                <text:p>-0.519271784691844</text:p>
              </table:table-cell>
              <table:table-cell office:value-type="float" office:value="1.20837629861805">
                <text:p>1.208376298618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.33000000000006">
                <text:p>-2.33000000000006</text:p>
              </table:table-cell>
              <table:table-cell office:value-type="float" office:value="-0.552830681068809">
                <text:p>-0.552830681068809</text:p>
              </table:table-cell>
              <table:table-cell office:value-type="float" office:value="1.18121569309085">
                <text:p>1.181215693090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.32000000000006">
                <text:p>-2.32000000000006</text:p>
              </table:table-cell>
              <table:table-cell office:value-type="float" office:value="-0.585355879539891">
                <text:p>-0.585355879539891</text:p>
              </table:table-cell>
              <table:table-cell office:value-type="float" office:value="1.15312789106335">
                <text:p>1.153127891063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.31000000000006">
                <text:p>-2.31000000000006</text:p>
              </table:table-cell>
              <table:table-cell office:value-type="float" office:value="-0.61682383177957">
                <text:p>-0.61682383177957</text:p>
              </table:table-cell>
              <table:table-cell office:value-type="float" office:value="1.12415000678526">
                <text:p>1.124150006785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.30000000000006">
                <text:p>-2.30000000000006</text:p>
              </table:table-cell>
              <table:table-cell office:value-type="float" office:value="-0.64721227409667">
                <text:p>-0.64721227409667</text:p>
              </table:table-cell>
              <table:table-cell office:value-type="float" office:value="1.09431969372263">
                <text:p>1.094319693722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.29000000000006">
                <text:p>-2.29000000000006</text:p>
              </table:table-cell>
              <table:table-cell office:value-type="float" office:value="-0.676500237492358">
                <text:p>-0.676500237492358</text:p>
              </table:table-cell>
              <table:table-cell office:value-type="float" office:value="1.0636751015442">
                <text:p>1.06367510154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.28000000000006">
                <text:p>-2.28000000000006</text:p>
              </table:table-cell>
              <table:table-cell office:value-type="float" office:value="-0.704668056318876">
                <text:p>-0.704668056318876</text:p>
              </table:table-cell>
              <table:table-cell office:value-type="float" office:value="1.03225483302116">
                <text:p>1.032254833021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2.27000000000006">
                <text:p>-2.27000000000006</text:p>
              </table:table-cell>
              <table:table-cell office:value-type="float" office:value="-0.731697375546508">
                <text:p>-0.731697375546508</text:p>
              </table:table-cell>
              <table:table-cell office:value-type="float" office:value="1.0000979008846">
                <text:p>1.00009790088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.26000000000006">
                <text:p>-2.26000000000006</text:p>
              </table:table-cell>
              <table:table-cell office:value-type="float" office:value="-0.757571156642175">
                <text:p>-0.757571156642175</text:p>
              </table:table-cell>
              <table:table-cell office:value-type="float" office:value="0.96724368468347">
                <text:p>0.967243684683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.25000000000006">
                <text:p>-2.25000000000006</text:p>
              </table:table-cell>
              <table:table-cell office:value-type="float" office:value="-0.782273682069393">
                <text:p>-0.782273682069393</text:p>
              </table:table-cell>
              <table:table-cell office:value-type="float" office:value="0.933731887687596">
                <text:p>0.9337318876875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.24000000000006">
                <text:p>-2.24000000000006</text:p>
              </table:table-cell>
              <table:table-cell office:value-type="float" office:value="-0.805790558416598">
                <text:p>-0.805790558416598</text:p>
              </table:table-cell>
              <table:table-cell office:value-type="float" office:value="0.899602493877667">
                <text:p>0.899602493877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.23000000000006">
                <text:p>-2.23000000000006</text:p>
              </table:table-cell>
              <table:table-cell office:value-type="float" office:value="-0.828108718164507">
                <text:p>-0.828108718164507</text:p>
              </table:table-cell>
              <table:table-cell office:value-type="float" office:value="0.864895725065226">
                <text:p>0.8648957250652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.22000000000006">
                <text:p>-2.22000000000006</text:p>
              </table:table-cell>
              <table:table-cell office:value-type="float" office:value="-0.84921642010381">
                <text:p>-0.84921642010381</text:p>
              </table:table-cell>
              <table:table-cell office:value-type="float" office:value="0.829651998184445">
                <text:p>0.8296519981844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.21000000000006">
                <text:p>-2.21000000000006</text:p>
              </table:table-cell>
              <table:table-cell office:value-type="float" office:value="-0.869103248415499">
                <text:p>-0.869103248415499</text:p>
              </table:table-cell>
              <table:table-cell office:value-type="float" office:value="0.793911882796416">
                <text:p>0.7939118827964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.20000000000006">
                <text:p>-2.20000000000006</text:p>
              </table:table-cell>
              <table:table-cell office:value-type="float" office:value="-0.887760110427682">
                <text:p>-0.887760110427682</text:p>
              </table:table-cell>
              <table:table-cell office:value-type="float" office:value="0.757716058847229">
                <text:p>0.7577160588472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.19000000000006">
                <text:p>-2.19000000000006</text:p>
              </table:table-cell>
              <table:table-cell office:value-type="float" office:value="-0.905179233063818">
                <text:p>-0.905179233063818</text:p>
              </table:table-cell>
              <table:table-cell office:value-type="float" office:value="0.721105274720222">
                <text:p>0.7211052747202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.18000000000006">
                <text:p>-2.18000000000006</text:p>
              </table:table-cell>
              <table:table-cell office:value-type="float" office:value="-0.921354157998365">
                <text:p>-0.921354157998365</text:p>
              </table:table-cell>
              <table:table-cell office:value-type="float" office:value="0.684120305620037">
                <text:p>0.6841203056200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.17000000000006">
                <text:p>-2.17000000000006</text:p>
              </table:table-cell>
              <table:table-cell office:value-type="float" office:value="-0.936279735537263">
                <text:p>-0.936279735537263</text:p>
              </table:table-cell>
              <table:table-cell office:value-type="float" office:value="0.646801912329568">
                <text:p>0.6468019123295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.16000000000006">
                <text:p>-2.16000000000006</text:p>
              </table:table-cell>
              <table:table-cell office:value-type="float" office:value="-0.949952117241366">
                <text:p>-0.949952117241366</text:p>
              </table:table-cell>
              <table:table-cell office:value-type="float" office:value="0.609190800375674">
                <text:p>0.6091908003756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2.15000000000006">
                <text:p>-2.15000000000006</text:p>
              </table:table-cell>
              <table:table-cell office:value-type="float" office:value="-0.96236874731261">
                <text:p>-0.96236874731261</text:p>
              </table:table-cell>
              <table:table-cell office:value-type="float" office:value="0.571327579641711">
                <text:p>0.5713275796417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2.14000000000006">
                <text:p>-2.14000000000006</text:p>
              </table:table-cell>
              <table:table-cell office:value-type="float" office:value="-0.973528352763161">
                <text:p>-0.973528352763161</text:p>
              </table:table-cell>
              <table:table-cell office:value-type="float" office:value="0.533252724463132">
                <text:p>0.5332527244631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2.13000000000006">
                <text:p>-2.13000000000006</text:p>
              </table:table-cell>
              <table:table-cell office:value-type="float" office:value="-0.98343093238913">
                <text:p>-0.98343093238913</text:p>
              </table:table-cell>
              <table:table-cell office:value-type="float" office:value="0.495006534241614">
                <text:p>0.4950065342416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.12000000000006">
                <text:p>-2.12000000000006</text:p>
              </table:table-cell>
              <table:table-cell office:value-type="float" office:value="-0.992077744571584">
                <text:p>-0.992077744571584</text:p>
              </table:table-cell>
              <table:table-cell office:value-type="float" office:value="0.456629094611935">
                <text:p>0.4566290946119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.11000000000006">
                <text:p>-2.11000000000006</text:p>
              </table:table-cell>
              <table:table-cell office:value-type="float" office:value="-0.999471293928">
                <text:p>-0.999471293928</text:p>
              </table:table-cell>
              <table:table-cell office:value-type="float" office:value="0.418160239196022">
                <text:p>0.4181602391960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2.10000000000006">
                <text:p>-2.10000000000006</text:p>
              </table:table-cell>
              <table:table-cell office:value-type="float" office:value="-1.00561531683875">
                <text:p>-1.00561531683875</text:p>
              </table:table-cell>
              <table:table-cell office:value-type="float" office:value="0.379639511976528">
                <text:p>0.3796395119765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2.09000000000006">
                <text:p>-2.09000000000006</text:p>
              </table:table-cell>
              <table:table-cell office:value-type="float" office:value="-1.01051476587433">
                <text:p>-1.01051476587433</text:p>
              </table:table-cell>
              <table:table-cell office:value-type="float" office:value="0.341106130321769">
                <text:p>0.3411061303217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.08000000000006">
                <text:p>-2.08000000000006</text:p>
              </table:table-cell>
              <table:table-cell office:value-type="float" office:value="-1.01417579314872">
                <text:p>-1.01417579314872</text:p>
              </table:table-cell>
              <table:table-cell office:value-type="float" office:value="0.302598948693484">
                <text:p>0.3025989486934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2.07000000000006">
                <text:p>-2.07000000000006</text:p>
              </table:table-cell>
              <table:table-cell office:value-type="float" office:value="-1.01660573262655">
                <text:p>-1.01660573262655</text:p>
              </table:table-cell>
              <table:table-cell office:value-type="float" office:value="0.264156423066552">
                <text:p>0.2641564230665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.06000000000006">
                <text:p>-2.06000000000006</text:p>
              </table:table-cell>
              <table:table-cell office:value-type="float" office:value="-1.01781308141153">
                <text:p>-1.01781308141153</text:p>
              </table:table-cell>
              <table:table-cell office:value-type="float" office:value="0.225816576090432">
                <text:p>0.2258165760904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.05000000000006">
                <text:p>-2.05000000000006</text:p>
              </table:table-cell>
              <table:table-cell office:value-type="float" office:value="-1.01780748004522">
                <text:p>-1.01780748004522</text:p>
              </table:table-cell>
              <table:table-cell office:value-type="float" office:value="0.187616963019724">
                <text:p>0.1876169630197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2.04000000000006">
                <text:p>-2.04000000000006</text:p>
              </table:table-cell>
              <table:table-cell office:value-type="float" office:value="-1.01659969184431">
                <text:p>-1.01659969184431</text:p>
              </table:table-cell>
              <table:table-cell office:value-type="float" office:value="0.149594638440712">
                <text:p>0.1495946384407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2.03000000000006">
                <text:p>-2.03000000000006</text:p>
              </table:table-cell>
              <table:table-cell office:value-type="float" office:value="-1.01420158130787">
                <text:p>-1.01420158130787</text:p>
              </table:table-cell>
              <table:table-cell office:value-type="float" office:value="0.111786123820161">
                <text:p>0.1117861238201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2.02000000000006">
                <text:p>-2.02000000000006</text:p>
              </table:table-cell>
              <table:table-cell office:value-type="float" office:value="-1.01062609162385">
                <text:p>-1.01062609162385</text:p>
              </table:table-cell>
              <table:table-cell office:value-type="float" office:value="0.0742273759005568">
                <text:p>0.07422737590055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2.01000000000006">
                <text:p>-2.01000000000006</text:p>
              </table:table-cell>
              <table:table-cell office:value-type="float" office:value="-1.00588722130715">
                <text:p>-1.00588722130715</text:p>
              </table:table-cell>
              <table:table-cell office:value-type="float" office:value="0.036953755965864">
                <text:p>0.0369537559658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2.00000000000006">
                <text:p>-2.00000000000006</text:p>
              </table:table-cell>
              <table:table-cell office:value-type="float" office:value="-1.00000000000004">
                <text:p>-1.00000000000004</text:p>
              </table:table-cell>
              <table:table-cell office:value-type="float" office:value="0.000000000000243955972231122">
                <text:p>0.0000000000002439559722311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99000000000006">
                <text:p>-1.99000000000006</text:p>
              </table:table-cell>
              <table:table-cell office:value-type="float" office:value="-0.99298046346819">
                <text:p>-0.99298046346819</text:p>
              </table:table-cell>
              <table:table-cell office:value-type="float" office:value="-0.0365998102391016">
                <text:p>-0.03659981023910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98000000000006">
                <text:p>-1.98000000000006</text:p>
              </table:table-cell>
              <table:table-cell office:value-type="float" office:value="-0.984845627824553">
                <text:p>-0.984845627824553</text:p>
              </table:table-cell>
              <table:table-cell office:value-type="float" office:value="-0.0728122752140894">
                <text:p>-0.072812275214089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97000000000006">
                <text:p>-1.97000000000006</text:p>
              </table:table-cell>
              <table:table-cell office:value-type="float" office:value="-0.975613463014688">
                <text:p>-0.975613463014688</text:p>
              </table:table-cell>
              <table:table-cell office:value-type="float" office:value="-0.10860470464431">
                <text:p>-0.108604704644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.96000000000006">
                <text:p>-1.96000000000006</text:p>
              </table:table-cell>
              <table:table-cell office:value-type="float" office:value="-0.965302865597099">
                <text:p>-0.965302865597099</text:p>
              </table:table-cell>
              <table:table-cell office:value-type="float" office:value="-0.143945143573408">
                <text:p>-0.1439451435734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95000000000006">
                <text:p>-1.95000000000006</text:p>
              </table:table-cell>
              <table:table-cell office:value-type="float" office:value="-0.953933630852765">
                <text:p>-0.953933630852765</text:p>
              </table:table-cell>
              <table:table-cell office:value-type="float" office:value="-0.178802397447006">
                <text:p>-0.1788023974470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.94000000000006">
                <text:p>-1.94000000000006</text:p>
              </table:table-cell>
              <table:table-cell office:value-type="float" office:value="-0.941526424258451">
                <text:p>-0.941526424258451</text:p>
              </table:table-cell>
              <table:table-cell office:value-type="float" office:value="-0.21314605618568">
                <text:p>-0.213146056185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.93000000000006">
                <text:p>-1.93000000000006</text:p>
              </table:table-cell>
              <table:table-cell office:value-type="float" office:value="-0.9281027523582">
                <text:p>-0.9281027523582</text:p>
              </table:table-cell>
              <table:table-cell office:value-type="float" office:value="-0.246946517239204">
                <text:p>-0.2469465172392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92000000000006">
                <text:p>-1.92000000000006</text:p>
              </table:table-cell>
              <table:table-cell office:value-type="float" office:value="-0.913684933068625">
                <text:p>-0.913684933068625</text:p>
              </table:table-cell>
              <table:table-cell office:value-type="float" office:value="-0.280175007607891">
                <text:p>-0.2801750076078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.91000000000006">
                <text:p>-1.91000000000006</text:p>
              </table:table-cell>
              <table:table-cell office:value-type="float" office:value="-0.898296065452547">
                <text:p>-0.898296065452547</text:p>
              </table:table-cell>
              <table:table-cell office:value-type="float" office:value="-0.312803604819504">
                <text:p>-0.3128036048195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.90000000000006">
                <text:p>-1.90000000000006</text:p>
              </table:table-cell>
              <table:table-cell office:value-type="float" office:value="-0.881959998997161">
                <text:p>-0.881959998997161</text:p>
              </table:table-cell>
              <table:table-cell office:value-type="float" office:value="-0.344805256850066">
                <text:p>-0.3448052568500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89000000000006">
                <text:p>-1.89000000000006</text:p>
              </table:table-cell>
              <table:table-cell office:value-type="float" office:value="-0.864701302431893">
                <text:p>-0.864701302431893</text:p>
              </table:table-cell>
              <table:table-cell office:value-type="float" office:value="-0.376153800978999">
                <text:p>-0.3761538009789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88000000000006">
                <text:p>-1.88000000000006</text:p>
              </table:table-cell>
              <table:table-cell office:value-type="float" office:value="-0.846545232121876">
                <text:p>-0.846545232121876</text:p>
              </table:table-cell>
              <table:table-cell office:value-type="float" office:value="-0.406823981569769">
                <text:p>-0.4068239815697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87000000000006">
                <text:p>-1.87000000000006</text:p>
              </table:table-cell>
              <table:table-cell office:value-type="float" office:value="-0.827517700072778">
                <text:p>-0.827517700072778</text:p>
              </table:table-cell>
              <table:table-cell office:value-type="float" office:value="-0.436791466768412">
                <text:p>-0.4367914667684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86000000000006">
                <text:p>-1.86000000000006</text:p>
              </table:table-cell>
              <table:table-cell office:value-type="float" office:value="-0.807645241583111">
                <text:p>-0.807645241583111</text:p>
              </table:table-cell>
              <table:table-cell office:value-type="float" office:value="-0.466032864113446">
                <text:p>-0.4660328641134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.85000000000006">
                <text:p>-1.85000000000006</text:p>
              </table:table-cell>
              <table:table-cell office:value-type="float" office:value="-0.786954982579568">
                <text:p>-0.786954982579568</text:p>
              </table:table-cell>
              <table:table-cell office:value-type="float" office:value="-0.494525735052265">
                <text:p>-0.4945257350522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.84000000000006">
                <text:p>-1.84000000000006</text:p>
              </table:table-cell>
              <table:table-cell office:value-type="float" office:value="-0.765474606671495">
                <text:p>-0.765474606671495</text:p>
              </table:table-cell>
              <table:table-cell office:value-type="float" office:value="-0.522248608359338">
                <text:p>-0.5222486083593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83000000000006">
                <text:p>-1.83000000000006</text:p>
              </table:table-cell>
              <table:table-cell office:value-type="float" office:value="-0.74323232196025">
                <text:p>-0.74323232196025</text:p>
              </table:table-cell>
              <table:table-cell office:value-type="float" office:value="-0.549180992453724">
                <text:p>-0.5491809924537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.82000000000006">
                <text:p>-1.82000000000006</text:p>
              </table:table-cell>
              <table:table-cell office:value-type="float" office:value="-0.720256827639106">
                <text:p>-0.720256827639106</text:p>
              </table:table-cell>
              <table:table-cell office:value-type="float" office:value="-0.57530338661388">
                <text:p>-0.575303386613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.81000000000006">
                <text:p>-1.81000000000006</text:p>
              </table:table-cell>
              <table:table-cell office:value-type="float" office:value="-0.696577280419361">
                <text:p>-0.696577280419361</text:p>
              </table:table-cell>
              <table:table-cell office:value-type="float" office:value="-0.600597291088924">
                <text:p>-0.6005972910889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80000000000006">
                <text:p>-1.80000000000006</text:p>
              </table:table-cell>
              <table:table-cell office:value-type="float" office:value="-0.672223260818005">
                <text:p>-0.672223260818005</text:p>
              </table:table-cell>
              <table:table-cell office:value-type="float" office:value="-0.625045216107076">
                <text:p>-0.6250452161070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79000000000006">
                <text:p>-1.79000000000006</text:p>
              </table:table-cell>
              <table:table-cell office:value-type="float" office:value="-0.647224739342164">
                <text:p>-0.647224739342164</text:p>
              </table:table-cell>
              <table:table-cell office:value-type="float" office:value="-0.648630689782415">
                <text:p>-0.6486306897824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.78000000000006">
                <text:p>-1.78000000000006</text:p>
              </table:table-cell>
              <table:table-cell office:value-type="float" office:value="-0.6216120426053">
                <text:p>-0.6216120426053</text:p>
              </table:table-cell>
              <table:table-cell office:value-type="float" office:value="-0.671338264922866">
                <text:p>-0.6713382649228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77000000000006">
                <text:p>-1.77000000000006</text:p>
              </table:table-cell>
              <table:table-cell office:value-type="float" office:value="-0.595415819409925">
                <text:p>-0.595415819409925</text:p>
              </table:table-cell>
              <table:table-cell office:value-type="float" office:value="-0.693153524742904">
                <text:p>-0.6931535247429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.76000000000006">
                <text:p>-1.76000000000006</text:p>
              </table:table-cell>
              <table:table-cell office:value-type="float" office:value="-0.568667006831236">
                <text:p>-0.568667006831236</text:p>
              </table:table-cell>
              <table:table-cell office:value-type="float" office:value="-0.71406308748583">
                <text:p>-0.714063087485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75000000000006">
                <text:p>-1.75000000000006</text:p>
              </table:table-cell>
              <table:table-cell office:value-type="float" office:value="-0.541396796335593">
                <text:p>-0.541396796335593</text:p>
              </table:table-cell>
              <table:table-cell office:value-type="float" office:value="-0.73405460996136">
                <text:p>-0.734054609961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.74000000000006">
                <text:p>-1.74000000000006</text:p>
              </table:table-cell>
              <table:table-cell office:value-type="float" office:value="-0.513636599967875">
                <text:p>-0.513636599967875</text:p>
              </table:table-cell>
              <table:table-cell office:value-type="float" office:value="-0.753116790005358">
                <text:p>-0.7531167900053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.73000000000006">
                <text:p>-1.73000000000006</text:p>
              </table:table-cell>
              <table:table-cell office:value-type="float" office:value="-0.485418016640689">
                <text:p>-0.485418016640689</text:p>
              </table:table-cell>
              <table:table-cell office:value-type="float" office:value="-0.771239367869609">
                <text:p>-0.7712393678696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72000000000006">
                <text:p>-1.72000000000006</text:p>
              </table:table-cell>
              <table:table-cell office:value-type="float" office:value="-0.456772798558696">
                <text:p>-0.456772798558696</text:p>
              </table:table-cell>
              <table:table-cell office:value-type="float" office:value="-0.78841312655048">
                <text:p>-0.788413126550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.71000000000006">
                <text:p>-1.71000000000006</text:p>
              </table:table-cell>
              <table:table-cell office:value-type="float" office:value="-0.427732817810143">
                <text:p>-0.427732817810143</text:p>
              </table:table-cell>
              <table:table-cell office:value-type="float" office:value="-0.804629891066191">
                <text:p>-0.8046298910661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.70000000000006">
                <text:p>-1.70000000000006</text:p>
              </table:table-cell>
              <table:table-cell office:value-type="float" office:value="-0.398330033157922">
                <text:p>-0.398330033157922</text:p>
              </table:table-cell>
              <table:table-cell office:value-type="float" office:value="-0.819882526693701">
                <text:p>-0.8198825266937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69000000000006">
                <text:p>-1.69000000000006</text:p>
              </table:table-cell>
              <table:table-cell office:value-type="float" office:value="-0.368596457061363">
                <text:p>-0.368596457061363</text:p>
              </table:table-cell>
              <table:table-cell office:value-type="float" office:value="-0.834164936176731">
                <text:p>-0.8341649361767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68000000000006">
                <text:p>-1.68000000000006</text:p>
              </table:table-cell>
              <table:table-cell office:value-type="float" office:value="-0.338564122959842">
                <text:p>-0.338564122959842</text:p>
              </table:table-cell>
              <table:table-cell office:value-type="float" office:value="-0.847472055917711">
                <text:p>-0.8474720559177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.67000000000006">
                <text:p>-1.67000000000006</text:p>
              </table:table-cell>
              <table:table-cell office:value-type="float" office:value="-0.308265052848608">
                <text:p>-0.308265052848608</text:p>
              </table:table-cell>
              <table:table-cell office:value-type="float" office:value="-0.859799851167232">
                <text:p>-0.8597998511672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.66000000000006">
                <text:p>-1.66000000000006</text:p>
              </table:table-cell>
              <table:table-cell office:value-type="float" office:value="-0.277731225176424">
                <text:p>-0.277731225176424</text:p>
              </table:table-cell>
              <table:table-cell office:value-type="float" office:value="-0.871145310225272">
                <text:p>-0.8711453102252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.65000000000006">
                <text:p>-1.65000000000006</text:p>
              </table:table-cell>
              <table:table-cell office:value-type="float" office:value="-0.246994543094508">
                <text:p>-0.246994543094508</text:p>
              </table:table-cell>
              <table:table-cell office:value-type="float" office:value="-0.881506437669749">
                <text:p>-0.8815064376697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64000000000006">
                <text:p>-1.64000000000006</text:p>
              </table:table-cell>
              <table:table-cell office:value-type="float" office:value="-0.216086803084998">
                <text:p>-0.216086803084998</text:p>
              </table:table-cell>
              <table:table-cell office:value-type="float" office:value="-0.89088224662826">
                <text:p>-0.890882246628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.63000000000006">
                <text:p>-1.63000000000006</text:p>
              </table:table-cell>
              <table:table-cell office:value-type="float" office:value="-0.185039663997129">
                <text:p>-0.185039663997129</text:p>
              </table:table-cell>
              <table:table-cell office:value-type="float" office:value="-0.899272750110123">
                <text:p>-0.8992727501101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.62000000000006">
                <text:p>-1.62000000000006</text:p>
              </table:table-cell>
              <table:table-cell office:value-type="float" office:value="-0.153884616518158">
                <text:p>-0.153884616518158</text:p>
              </table:table-cell>
              <table:table-cell office:value-type="float" office:value="-0.906678951416379">
                <text:p>-0.9066789514163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61000000000006">
                <text:p>-1.61000000000006</text:p>
              </table:table-cell>
              <table:table-cell office:value-type="float" office:value="-0.122652953105621">
                <text:p>-0.122652953105621</text:p>
              </table:table-cell>
              <table:table-cell office:value-type="float" office:value="-0.913102833646186">
                <text:p>-0.9131028336461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.60000000000006">
                <text:p>-1.60000000000006</text:p>
              </table:table-cell>
              <table:table-cell office:value-type="float" office:value="-0.0913757384067204">
                <text:p>-0.0913757384067204</text:p>
              </table:table-cell>
              <table:table-cell office:value-type="float" office:value="-0.918547348318852">
                <text:p>-0.9185473483188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59000000000006">
                <text:p>-1.59000000000006</text:p>
              </table:table-cell>
              <table:table-cell office:value-type="float" office:value="-0.0600837801899184">
                <text:p>-0.0600837801899184</text:p>
              </table:table-cell>
              <table:table-cell office:value-type="float" office:value="-0.923016403131428">
                <text:p>-0.9230164031314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58000000000006">
                <text:p>-1.58000000000006</text:p>
              </table:table-cell>
              <table:table-cell office:value-type="float" office:value="-0.0288076008130354">
                <text:p>-0.0288076008130354</text:p>
              </table:table-cell>
              <table:table-cell office:value-type="float" office:value="-0.926514848872384">
                <text:p>-0.9265148488723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57000000000006">
                <text:p>-1.57000000000006</text:p>
              </table:table-cell>
              <table:table-cell office:value-type="float" office:value="0.0024225907485876">
                <text:p>0.0024225907485876</text:p>
              </table:table-cell>
              <table:table-cell office:value-type="float" office:value="-0.92904846551266">
                <text:p>-0.929048465512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56000000000006">
                <text:p>-1.56000000000006</text:p>
              </table:table-cell>
              <table:table-cell office:value-type="float" office:value="0.0335769262911333">
                <text:p>0.0335769262911333</text:p>
              </table:table-cell>
              <table:table-cell office:value-type="float" office:value="-0.930623947495956">
                <text:p>-0.9306239474959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55000000000006">
                <text:p>-1.55000000000006</text:p>
              </table:table-cell>
              <table:table-cell office:value-type="float" office:value="0.0646259051665944">
                <text:p>0.0646259051665944</text:p>
              </table:table-cell>
              <table:table-cell office:value-type="float" office:value="-0.931248888250677">
                <text:p>-0.9312488882506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54000000000006">
                <text:p>-1.54000000000006</text:p>
              </table:table-cell>
              <table:table-cell office:value-type="float" office:value="0.095540420441184">
                <text:p>0.095540420441184</text:p>
              </table:table-cell>
              <table:table-cell office:value-type="float" office:value="-0.930931763946549">
                <text:p>-0.93093176394654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53000000000006">
                <text:p>-1.53000000000006</text:p>
              </table:table-cell>
              <table:table-cell office:value-type="float" office:value="0.126291784407559">
                <text:p>0.126291784407559</text:p>
              </table:table-cell>
              <table:table-cell office:value-type="float" office:value="-0.929681916519553">
                <text:p>-0.9296819165195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52000000000006">
                <text:p>-1.52000000000006</text:p>
              </table:table-cell>
              <table:table-cell office:value-type="float" office:value="0.156851753431396">
                <text:p>0.156851753431396</text:p>
              </table:table-cell>
              <table:table-cell office:value-type="float" office:value="-0.927509535989145">
                <text:p>-0.9275095359891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51000000000006">
                <text:p>-1.51000000000006</text:p>
              </table:table-cell>
              <table:table-cell office:value-type="float" office:value="0.187192552113753">
                <text:p>0.187192552113753</text:p>
              </table:table-cell>
              <table:table-cell office:value-type="float" office:value="-0.924425642092392">
                <text:p>-0.9244256420923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.50000000000006">
                <text:p>-1.50000000000006</text:p>
              </table:table-cell>
              <table:table-cell office:value-type="float" office:value="0.217286896751451">
                <text:p>0.217286896751451</text:p>
              </table:table-cell>
              <table:table-cell office:value-type="float" office:value="-0.920442065259954">
                <text:p>-0.9204420652599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49000000000006">
                <text:p>-1.49000000000006</text:p>
              </table:table-cell>
              <table:table-cell office:value-type="float" office:value="0.247108018078611">
                <text:p>0.247108018078611</text:p>
              </table:table-cell>
              <table:table-cell office:value-type="float" office:value="-0.915571426959428">
                <text:p>-0.9155714269594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.48000000000006">
                <text:p>-1.48000000000006</text:p>
              </table:table-cell>
              <table:table-cell office:value-type="float" office:value="0.276629683273417">
                <text:p>0.276629683273417</text:p>
              </table:table-cell>
              <table:table-cell office:value-type="float" office:value="-0.909827119431798">
                <text:p>-0.9098271194317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.47000000000006">
                <text:p>-1.47000000000006</text:p>
              </table:table-cell>
              <table:table-cell office:value-type="float" office:value="0.305826217214995">
                <text:p>0.305826217214995</text:p>
              </table:table-cell>
              <table:table-cell office:value-type="float" office:value="-0.903223284847208">
                <text:p>-0.9032232848472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.46000000000006">
                <text:p>-1.46000000000006</text:p>
              </table:table-cell>
              <table:table-cell office:value-type="float" office:value="0.334672522976196">
                <text:p>0.334672522976196</text:p>
              </table:table-cell>
              <table:table-cell office:value-type="float" office:value="-0.89577479390655">
                <text:p>-0.895774793906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.45000000000006">
                <text:p>-1.45000000000006</text:p>
              </table:table-cell>
              <table:table-cell office:value-type="float" office:value="0.363144101539061">
                <text:p>0.363144101539061</text:p>
              </table:table-cell>
              <table:table-cell office:value-type="float" office:value="-0.887497223915714">
                <text:p>-0.8874972239157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44000000000006">
                <text:p>-1.44000000000006</text:p>
              </table:table-cell>
              <table:table-cell office:value-type="float" office:value="0.391217070720533">
                <text:p>0.391217070720533</text:p>
              </table:table-cell>
              <table:table-cell office:value-type="float" office:value="-0.878406836359568">
                <text:p>-0.8784068363595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.43000000000006">
                <text:p>-1.43000000000006</text:p>
              </table:table-cell>
              <table:table-cell office:value-type="float" office:value="0.418868183297046">
                <text:p>0.418868183297046</text:p>
              </table:table-cell>
              <table:table-cell office:value-type="float" office:value="-0.868520554003022">
                <text:p>-0.8685205540030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.42000000000006">
                <text:p>-1.42000000000006</text:p>
              </table:table-cell>
              <table:table-cell office:value-type="float" office:value="0.446074844317319">
                <text:p>0.446074844317319</text:p>
              </table:table-cell>
              <table:table-cell office:value-type="float" office:value="-0.857855937546666">
                <text:p>-0.85785593754666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41000000000006">
                <text:p>-1.41000000000006</text:p>
              </table:table-cell>
              <table:table-cell office:value-type="float" office:value="0.472815127593864">
                <text:p>0.472815127593864</text:p>
              </table:table-cell>
              <table:table-cell office:value-type="float" office:value="-0.846431161864812">
                <text:p>-0.8464311618648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40000000000006">
                <text:p>-1.40000000000006</text:p>
              </table:table-cell>
              <table:table-cell office:value-type="float" office:value="0.499067791364396">
                <text:p>0.499067791364396</text:p>
              </table:table-cell>
              <table:table-cell office:value-type="float" office:value="-0.834264991853745">
                <text:p>-0.8342649918537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.39000000000006">
                <text:p>-1.39000000000006</text:p>
              </table:table-cell>
              <table:table-cell office:value-type="float" office:value="0.524812293115395">
                <text:p>0.524812293115395</text:p>
              </table:table-cell>
              <table:table-cell office:value-type="float" office:value="-0.821376757918203">
                <text:p>-0.8213767579182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.38000000000006">
                <text:p>-1.38000000000006</text:p>
              </table:table-cell>
              <table:table-cell office:value-type="float" office:value="0.550028803560965">
                <text:p>0.550028803560965</text:p>
              </table:table-cell>
              <table:table-cell office:value-type="float" office:value="-0.807786331124231">
                <text:p>-0.8077863311242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37000000000006">
                <text:p>-1.37000000000006</text:p>
              </table:table-cell>
              <table:table-cell office:value-type="float" office:value="0.574698219770971">
                <text:p>0.574698219770971</text:p>
              </table:table-cell>
              <table:table-cell office:value-type="float" office:value="-0.793514098046563">
                <text:p>-0.7935140980465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36000000000006">
                <text:p>-1.36000000000006</text:p>
              </table:table-cell>
              <table:table-cell office:value-type="float" office:value="0.598802177443486">
                <text:p>0.598802177443486</text:p>
              </table:table-cell>
              <table:table-cell office:value-type="float" office:value="-0.778580935338706">
                <text:p>-0.7785809353387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35000000000006">
                <text:p>-1.35000000000006</text:p>
              </table:table-cell>
              <table:table-cell office:value-type="float" office:value="0.62232306231732">
                <text:p>0.62232306231732</text:p>
              </table:table-cell>
              <table:table-cell office:value-type="float" office:value="-0.76300818405399">
                <text:p>-0.763008184053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.34000000000006">
                <text:p>-1.34000000000006</text:p>
              </table:table-cell>
              <table:table-cell office:value-type="float" office:value="0.645244020721466">
                <text:p>0.645244020721466</text:p>
              </table:table-cell>
              <table:table-cell office:value-type="float" office:value="-0.746817623745761">
                <text:p>-0.7468176237457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33000000000006">
                <text:p>-1.33000000000006</text:p>
              </table:table-cell>
              <table:table-cell office:value-type="float" office:value="0.667548969259108">
                <text:p>0.667548969259108</text:p>
              </table:table-cell>
              <table:table-cell office:value-type="float" office:value="-0.730031446374894">
                <text:p>-0.7300314463748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32000000000006">
                <text:p>-1.32000000000006</text:p>
              </table:table-cell>
              <table:table-cell office:value-type="float" office:value="0.689222603624718">
                <text:p>0.689222603624718</text:p>
              </table:table-cell>
              <table:table-cell office:value-type="float" office:value="-0.712672230052613">
                <text:p>-0.7126722300526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31000000000006">
                <text:p>-1.31000000000006</text:p>
              </table:table-cell>
              <table:table-cell office:value-type="float" office:value="0.710250406553713">
                <text:p>0.710250406553713</text:p>
              </table:table-cell>
              <table:table-cell office:value-type="float" office:value="-0.694762912646724">
                <text:p>-0.6947629126467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30000000000006">
                <text:p>-1.30000000000006</text:p>
              </table:table-cell>
              <table:table-cell office:value-type="float" office:value="0.730618654904995">
                <text:p>0.730618654904995</text:p>
              </table:table-cell>
              <table:table-cell office:value-type="float" office:value="-0.676326765278977">
                <text:p>-0.6763267652789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29000000000006">
                <text:p>-1.29000000000006</text:p>
              </table:table-cell>
              <table:table-cell office:value-type="float" office:value="0.750314425877532">
                <text:p>0.750314425877532</text:p>
              </table:table-cell>
              <table:table-cell office:value-type="float" office:value="-0.657387365741305">
                <text:p>-0.6573873657413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28000000000006">
                <text:p>-1.28000000000006</text:p>
              </table:table-cell>
              <table:table-cell office:value-type="float" office:value="0.769325602363046">
                <text:p>0.769325602363046</text:p>
              </table:table-cell>
              <table:table-cell office:value-type="float" office:value="-0.637968571858431">
                <text:p>-0.6379685718584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27000000000006">
                <text:p>-1.27000000000006</text:p>
              </table:table-cell>
              <table:table-cell office:value-type="float" office:value="0.787640877437697">
                <text:p>0.787640877437697</text:p>
              </table:table-cell>
              <table:table-cell office:value-type="float" office:value="-0.618094494824107">
                <text:p>-0.6180944948241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26000000000006">
                <text:p>-1.26000000000006</text:p>
              </table:table-cell>
              <table:table-cell office:value-type="float" office:value="0.805249757996511">
                <text:p>0.805249757996511</text:p>
              </table:table-cell>
              <table:table-cell office:value-type="float" office:value="-0.597789472538083">
                <text:p>-0.5977894725380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.25000000000006">
                <text:p>-1.25000000000006</text:p>
              </table:table-cell>
              <table:table-cell office:value-type="float" office:value="0.822142567535071">
                <text:p>0.822142567535071</text:p>
              </table:table-cell>
              <table:table-cell office:value-type="float" office:value="-0.57707804297054">
                <text:p>-0.577078042970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24000000000006">
                <text:p>-1.24000000000006</text:p>
              </table:table-cell>
              <table:table-cell office:value-type="float" office:value="0.838310448083891">
                <text:p>0.838310448083891</text:p>
              </table:table-cell>
              <table:table-cell office:value-type="float" office:value="-0.555984917580563">
                <text:p>-0.5559849175805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.23000000000006">
                <text:p>-1.23000000000006</text:p>
              </table:table-cell>
              <table:table-cell office:value-type="float" office:value="0.85374536130161">
                <text:p>0.85374536130161</text:p>
              </table:table-cell>
              <table:table-cell office:value-type="float" office:value="-0.534534954814811">
                <text:p>-0.5345349548148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22000000000006">
                <text:p>-1.22000000000006</text:p>
              </table:table-cell>
              <table:table-cell office:value-type="float" office:value="0.868440088733978">
                <text:p>0.868440088733978</text:p>
              </table:table-cell>
              <table:table-cell office:value-type="float" office:value="-0.512753133712271">
                <text:p>-0.5127531337122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21000000000006">
                <text:p>-1.21000000000006</text:p>
              </table:table-cell>
              <table:table-cell office:value-type="float" office:value="0.88238823124637">
                <text:p>0.88238823124637</text:p>
              </table:table-cell>
              <table:table-cell office:value-type="float" office:value="-0.490664527640602">
                <text:p>-0.4906645276406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20000000000006">
                <text:p>-1.20000000000006</text:p>
              </table:table-cell>
              <table:table-cell office:value-type="float" office:value="0.8955842076383">
                <text:p>0.8955842076383</text:p>
              </table:table-cell>
              <table:table-cell office:value-type="float" office:value="-0.468294278189235">
                <text:p>-0.46829427818923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19000000000006">
                <text:p>-1.19000000000006</text:p>
              </table:table-cell>
              <table:table-cell office:value-type="float" office:value="0.908023252449179">
                <text:p>0.908023252449179</text:p>
              </table:table-cell>
              <table:table-cell office:value-type="float" office:value="-0.445667569243932">
                <text:p>-0.4456675692439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.18000000000006">
                <text:p>-1.18000000000006</text:p>
              </table:table-cell>
              <table:table-cell office:value-type="float" office:value="0.919701412965257">
                <text:p>0.919701412965257</text:p>
              </table:table-cell>
              <table:table-cell office:value-type="float" office:value="-0.422809601267156">
                <text:p>-0.4228096012671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17000000000006">
                <text:p>-1.17000000000006</text:p>
              </table:table-cell>
              <table:table-cell office:value-type="float" office:value="0.930615545438414">
                <text:p>0.930615545438414</text:p>
              </table:table-cell>
              <table:table-cell office:value-type="float" office:value="-0.399745565808114">
                <text:p>-0.3997455658081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16000000000006">
                <text:p>-1.16000000000006</text:p>
              </table:table-cell>
              <table:table-cell office:value-type="float" office:value="0.94076331052816">
                <text:p>0.94076331052816</text:p>
              </table:table-cell>
              <table:table-cell office:value-type="float" office:value="-0.37650062026592">
                <text:p>-0.3765006202659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15000000000006">
                <text:p>-1.15000000000006</text:p>
              </table:table-cell>
              <table:table-cell office:value-type="float" office:value="0.950143167978847">
                <text:p>0.950143167978847</text:p>
              </table:table-cell>
              <table:table-cell office:value-type="float" office:value="-0.35309986292878">
                <text:p>-0.353099862928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14000000000006">
                <text:p>-1.14000000000006</text:p>
              </table:table-cell>
              <table:table-cell office:value-type="float" office:value="0.958754370544786">
                <text:p>0.958754370544786</text:p>
              </table:table-cell>
              <table:table-cell office:value-type="float" office:value="-0.329568308311705">
                <text:p>-0.3295683083117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13000000000006">
                <text:p>-1.13000000000006</text:p>
              </table:table-cell>
              <table:table-cell office:value-type="float" office:value="0.966596957176574">
                <text:p>0.966596957176574</text:p>
              </table:table-cell>
              <table:table-cell office:value-type="float" office:value="-0.305930862814609">
                <text:p>-0.3059308628146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12000000000006">
                <text:p>-1.12000000000006</text:p>
              </table:table-cell>
              <table:table-cell office:value-type="float" office:value="0.973671745482549">
                <text:p>0.973671745482549</text:p>
              </table:table-cell>
              <table:table-cell office:value-type="float" office:value="-0.282212300722271">
                <text:p>-0.2822123007222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.11000000000006">
                <text:p>-1.11000000000006</text:p>
              </table:table-cell>
              <table:table-cell office:value-type="float" office:value="0.979980323479918">
                <text:p>0.979980323479918</text:p>
              </table:table-cell>
              <table:table-cell office:value-type="float" office:value="-0.25843724056694">
                <text:p>-0.2584372405669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10000000000006">
                <text:p>-1.10000000000006</text:p>
              </table:table-cell>
              <table:table-cell office:value-type="float" office:value="0.98552504065062">
                <text:p>0.98552504065062</text:p>
              </table:table-cell>
              <table:table-cell office:value-type="float" office:value="-0.234630121873919">
                <text:p>-0.2346301218739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09000000000006">
                <text:p>-1.09000000000006</text:p>
              </table:table-cell>
              <table:table-cell office:value-type="float" office:value="0.990308998317598">
                <text:p>0.990308998317598</text:p>
              </table:table-cell>
              <table:table-cell office:value-type="float" office:value="-0.210815182309812">
                <text:p>-0.2108151823098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08000000000006">
                <text:p>-1.08000000000006</text:p>
              </table:table-cell>
              <table:table-cell office:value-type="float" office:value="0.994336039357672">
                <text:p>0.994336039357672</text:p>
              </table:table-cell>
              <table:table-cell office:value-type="float" office:value="-0.187016435252552">
                <text:p>-0.1870164352525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07000000000006">
                <text:p>-1.07000000000006</text:p>
              </table:table-cell>
              <table:table-cell office:value-type="float" office:value="0.997610737267669">
                <text:p>0.997610737267669</text:p>
              </table:table-cell>
              <table:table-cell office:value-type="float" office:value="-0.163257647801717">
                <text:p>-0.1632576478017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.06000000000006">
                <text:p>-1.06000000000006</text:p>
              </table:table-cell>
              <table:table-cell office:value-type="float" office:value="1.00013838460104">
                <text:p>1.00013838460104</text:p>
              </table:table-cell>
              <table:table-cell office:value-type="float" office:value="-0.139562319247017">
                <text:p>-0.1395623192470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05000000000006">
                <text:p>-1.05000000000006</text:p>
              </table:table-cell>
              <table:table-cell office:value-type="float" office:value="1.0019249807926">
                <text:p>1.0019249807926</text:p>
              </table:table-cell>
              <table:table-cell office:value-type="float" office:value="-0.115953660012221">
                <text:p>-0.1159536600122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04000000000006">
                <text:p>-1.04000000000006</text:p>
              </table:table-cell>
              <table:table-cell office:value-type="float" office:value="1.00297721938947">
                <text:p>1.00297721938947</text:p>
              </table:table-cell>
              <table:table-cell office:value-type="float" office:value="-0.0924545710911155">
                <text:p>-0.09245457109111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03000000000006">
                <text:p>-1.03000000000006</text:p>
              </table:table-cell>
              <table:table-cell office:value-type="float" office:value="1.00330247470677">
                <text:p>1.00330247470677</text:p>
              </table:table-cell>
              <table:table-cell office:value-type="float" office:value="-0.0690876239914599">
                <text:p>-0.06908762399145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02000000000006">
                <text:p>-1.02000000000006</text:p>
              </table:table-cell>
              <table:table-cell office:value-type="float" office:value="1.00290878792703">
                <text:p>1.00290878792703</text:p>
              </table:table-cell>
              <table:table-cell office:value-type="float" office:value="-0.0458750412022495">
                <text:p>-0.04587504120224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01000000000006">
                <text:p>-1.01000000000006</text:p>
              </table:table-cell>
              <table:table-cell office:value-type="float" office:value="1.00180485266247">
                <text:p>1.00180485266247</text:p>
              </table:table-cell>
              <table:table-cell office:value-type="float" office:value="-0.0228386771988719">
                <text:p>-0.02283867719887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00000000000006">
                <text:p>-1.00000000000006</text:p>
              </table:table-cell>
              <table:table-cell office:value-type="float" office:value="1.00000000000001">
                <text:p>1.00000000000001</text:p>
              </table:table-cell>
              <table:table-cell office:value-type="float" office:value="-0.000000000000143151861921754">
                <text:p>-0.00000000000014315186192175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990000000000063">
                <text:p>-0.990000000000063</text:p>
              </table:table-cell>
              <table:table-cell office:value-type="float" office:value="0.997504183048843">
                <text:p>0.997504183048843</text:p>
              </table:table-cell>
              <table:table-cell office:value-type="float" office:value="0.0226199267095657">
                <text:p>0.02261992670956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980000000000063">
                <text:p>-0.980000000000063</text:p>
              </table:table-cell>
              <table:table-cell office:value-type="float" office:value="0.994327961010918">
                <text:p>0.994327961010918</text:p>
              </table:table-cell>
              <table:table-cell office:value-type="float" office:value="0.045000460880526">
                <text:p>0.0450004608805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970000000000063">
                <text:p>-0.970000000000063</text:p>
              </table:table-cell>
              <table:table-cell office:value-type="float" office:value="0.990482482794954">
                <text:p>0.990482482794954</text:p>
              </table:table-cell>
              <table:table-cell office:value-type="float" office:value="0.0671213988083202">
                <text:p>0.067121398808320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960000000000063">
                <text:p>-0.960000000000063</text:p>
              </table:table-cell>
              <table:table-cell office:value-type="float" office:value="0.98597947019477">
                <text:p>0.98597947019477</text:p>
              </table:table-cell>
              <table:table-cell office:value-type="float" office:value="0.0889629912438501">
                <text:p>0.08896299124385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950000000000063">
                <text:p>-0.950000000000063</text:p>
              </table:table-cell>
              <table:table-cell office:value-type="float" office:value="0.980831200653041">
                <text:p>0.980831200653041</text:p>
              </table:table-cell>
              <table:table-cell office:value-type="float" office:value="0.110505958892214">
                <text:p>0.1105059588922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940000000000063">
                <text:p>-0.940000000000063</text:p>
              </table:table-cell>
              <table:table-cell office:value-type="float" office:value="0.975050489631776">
                <text:p>0.975050489631776</text:p>
              </table:table-cell>
              <table:table-cell office:value-type="float" office:value="0.131731507290753">
                <text:p>0.13173150729075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930000000000063">
                <text:p>-0.930000000000063</text:p>
              </table:table-cell>
              <table:table-cell office:value-type="float" office:value="0.968650672611011">
                <text:p>0.968650672611011</text:p>
              </table:table-cell>
              <table:table-cell office:value-type="float" office:value="0.152621341057241">
                <text:p>0.1526213410572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920000000000063">
                <text:p>-0.920000000000063</text:p>
              </table:table-cell>
              <table:table-cell office:value-type="float" office:value="0.961645586737358">
                <text:p>0.961645586737358</text:p>
              </table:table-cell>
              <table:table-cell office:value-type="float" office:value="0.173157677499941">
                <text:p>0.1731576774999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910000000000063">
                <text:p>-0.910000000000063</text:p>
              </table:table-cell>
              <table:table-cell office:value-type="float" office:value="0.954049552144227">
                <text:p>0.954049552144227</text:p>
              </table:table-cell>
              <table:table-cell office:value-type="float" office:value="0.193323259581948">
                <text:p>0.1933232595819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900000000000063">
                <text:p>-0.900000000000063</text:p>
              </table:table-cell>
              <table:table-cell office:value-type="float" office:value="0.945877352965637">
                <text:p>0.945877352965637</text:p>
              </table:table-cell>
              <table:table-cell office:value-type="float" office:value="0.213101368232981">
                <text:p>0.2131013682329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890000000000063">
                <text:p>-0.890000000000063</text:p>
              </table:table-cell>
              <table:table-cell office:value-type="float" office:value="0.937144218065631">
                <text:p>0.937144218065631</text:p>
              </table:table-cell>
              <table:table-cell office:value-type="float" office:value="0.232475834002491">
                <text:p>0.2324758340024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880000000000063">
                <text:p>-0.880000000000063</text:p>
              </table:table-cell>
              <table:table-cell office:value-type="float" office:value="0.927865801505402">
                <text:p>0.927865801505402</text:p>
              </table:table-cell>
              <table:table-cell office:value-type="float" office:value="0.251431048048689">
                <text:p>0.25143104804868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870000000000063">
                <text:p>-0.870000000000063</text:p>
              </table:table-cell>
              <table:table-cell office:value-type="float" office:value="0.918058162770263">
                <text:p>0.918058162770263</text:p>
              </table:table-cell>
              <table:table-cell office:value-type="float" office:value="0.269951972458801">
                <text:p>0.2699519724588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860000000000063">
                <text:p>-0.860000000000063</text:p>
              </table:table-cell>
              <table:table-cell office:value-type="float" office:value="0.907737746778655">
                <text:p>0.907737746778655</text:p>
              </table:table-cell>
              <table:table-cell office:value-type="float" office:value="0.288024149896578">
                <text:p>0.28802414989657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850000000000063">
                <text:p>-0.850000000000063</text:p>
              </table:table-cell>
              <table:table-cell office:value-type="float" office:value="0.896921363695359">
                <text:p>0.896921363695359</text:p>
              </table:table-cell>
              <table:table-cell office:value-type="float" office:value="0.305633712573829">
                <text:p>0.3056337125738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840000000000063">
                <text:p>-0.840000000000063</text:p>
              </table:table-cell>
              <table:table-cell office:value-type="float" office:value="0.885626168571087">
                <text:p>0.885626168571087</text:p>
              </table:table-cell>
              <table:table-cell office:value-type="float" office:value="0.322767390543403">
                <text:p>0.3227673905434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830000000000063">
                <text:p>-0.830000000000063</text:p>
              </table:table-cell>
              <table:table-cell office:value-type="float" office:value="0.873869640830587">
                <text:p>0.873869640830587</text:p>
              </table:table-cell>
              <table:table-cell office:value-type="float" office:value="0.339412519311804">
                <text:p>0.3394125193118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820000000000063">
                <text:p>-0.820000000000063</text:p>
              </table:table-cell>
              <table:table-cell office:value-type="float" office:value="0.861669563631324">
                <text:p>0.861669563631324</text:p>
              </table:table-cell>
              <table:table-cell office:value-type="float" office:value="0.355557046770299">
                <text:p>0.3555570467702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810000000000063">
                <text:p>-0.810000000000063</text:p>
              </table:table-cell>
              <table:table-cell office:value-type="float" office:value="0.849044003114728">
                <text:p>0.849044003114728</text:p>
              </table:table-cell>
              <table:table-cell office:value-type="float" office:value="0.371189539444075">
                <text:p>0.3711895394440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800000000000063">
                <text:p>-0.800000000000063</text:p>
              </table:table-cell>
              <table:table-cell office:value-type="float" office:value="0.836011287571896">
                <text:p>0.836011287571896</text:p>
              </table:table-cell>
              <table:table-cell office:value-type="float" office:value="0.386299188059702">
                <text:p>0.3862991880597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790000000000063">
                <text:p>-0.790000000000063</text:p>
              </table:table-cell>
              <table:table-cell office:value-type="float" office:value="0.822589986545514">
                <text:p>0.822589986545514</text:p>
              </table:table-cell>
              <table:table-cell office:value-type="float" office:value="0.400875812431827">
                <text:p>0.4008758124318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780000000000063">
                <text:p>-0.780000000000063</text:p>
              </table:table-cell>
              <table:table-cell office:value-type="float" office:value="0.808798889889611">
                <text:p>0.808798889889611</text:p>
              </table:table-cell>
              <table:table-cell office:value-type="float" office:value="0.414909865670715">
                <text:p>0.4149098656707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770000000000063">
                <text:p>-0.770000000000063</text:p>
              </table:table-cell>
              <table:table-cell office:value-type="float" office:value="0.794656986808599">
                <text:p>0.794656986808599</text:p>
              </table:table-cell>
              <table:table-cell office:value-type="float" office:value="0.428392437712907">
                <text:p>0.42839243771290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760000000000063">
                <text:p>-0.760000000000063</text:p>
              </table:table-cell>
              <table:table-cell office:value-type="float" office:value="0.780183444896875">
                <text:p>0.780183444896875</text:p>
              </table:table-cell>
              <table:table-cell office:value-type="float" office:value="0.441315258177935">
                <text:p>0.4413152581779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750000000000063">
                <text:p>-0.750000000000063</text:p>
              </table:table-cell>
              <table:table-cell office:value-type="float" office:value="0.765397589200045">
                <text:p>0.765397589200045</text:p>
              </table:table-cell>
              <table:table-cell office:value-type="float" office:value="0.453670698554668">
                <text:p>0.4536706985546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740000000000063">
                <text:p>-0.740000000000063</text:p>
              </table:table-cell>
              <table:table-cell office:value-type="float" office:value="0.750318881318605">
                <text:p>0.750318881318605</text:p>
              </table:table-cell>
              <table:table-cell office:value-type="float" office:value="0.465451773721528">
                <text:p>0.4654517737215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730000000000063">
                <text:p>-0.730000000000063</text:p>
              </table:table-cell>
              <table:table-cell office:value-type="float" office:value="0.734966898574689">
                <text:p>0.734966898574689</text:p>
              </table:table-cell>
              <table:table-cell office:value-type="float" office:value="0.476652142805405">
                <text:p>0.4766521428054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720000000000063">
                <text:p>-0.720000000000063</text:p>
              </table:table-cell>
              <table:table-cell office:value-type="float" office:value="0.719361313262218">
                <text:p>0.719361313262218</text:p>
              </table:table-cell>
              <table:table-cell office:value-type="float" office:value="0.487266109384769">
                <text:p>0.48726610938476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710000000000063">
                <text:p>-0.710000000000063</text:p>
              </table:table-cell>
              <table:table-cell office:value-type="float" office:value="0.703521872000505">
                <text:p>0.703521872000505</text:p>
              </table:table-cell>
              <table:table-cell office:value-type="float" office:value="0.497288621043034">
                <text:p>0.49728862104303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700000000000063">
                <text:p>-0.700000000000063</text:p>
              </table:table-cell>
              <table:table-cell office:value-type="float" office:value="0.687468375211086">
                <text:p>0.687468375211086</text:p>
              </table:table-cell>
              <table:table-cell office:value-type="float" office:value="0.506715268278852">
                <text:p>0.5067152682788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690000000000063">
                <text:p>-0.690000000000063</text:p>
              </table:table-cell>
              <table:table-cell office:value-type="float" office:value="0.671220656737218">
                <text:p>0.671220656737218</text:p>
              </table:table-cell>
              <table:table-cell office:value-type="float" office:value="0.515542282780606">
                <text:p>0.51554228278060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680000000000063">
                <text:p>-0.680000000000063</text:p>
              </table:table-cell>
              <table:table-cell office:value-type="float" office:value="0.654798563625185">
                <text:p>0.654798563625185</text:p>
              </table:table-cell>
              <table:table-cell office:value-type="float" office:value="0.5237665350729">
                <text:p>0.523766535072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670000000000063">
                <text:p>-0.670000000000063</text:p>
              </table:table-cell>
              <table:table-cell office:value-type="float" office:value="0.638221936086153">
                <text:p>0.638221936086153</text:p>
              </table:table-cell>
              <table:table-cell office:value-type="float" office:value="0.53138553154345">
                <text:p>0.531385531543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660000000000063">
                <text:p>-0.660000000000063</text:p>
              </table:table-cell>
              <table:table-cell office:value-type="float" office:value="0.621510587657025">
                <text:p>0.621510587657025</text:p>
              </table:table-cell>
              <table:table-cell office:value-type="float" office:value="0.538397410859292">
                <text:p>0.5383974108592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650000000000063">
                <text:p>-0.650000000000063</text:p>
              </table:table-cell>
              <table:table-cell office:value-type="float" office:value="0.604684285578305">
                <text:p>0.604684285578305</text:p>
              </table:table-cell>
              <table:table-cell office:value-type="float" office:value="0.544800939781748">
                <text:p>0.5448009397817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640000000000063">
                <text:p>-0.640000000000063</text:p>
              </table:table-cell>
              <table:table-cell office:value-type="float" office:value="0.587762731406629">
                <text:p>0.587762731406629</text:p>
              </table:table-cell>
              <table:table-cell office:value-type="float" office:value="0.550595508390132">
                <text:p>0.5505955083901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630000000000063">
                <text:p>-0.630000000000063</text:p>
              </table:table-cell>
              <table:table-cell office:value-type="float" office:value="0.570765541879207">
                <text:p>0.570765541879207</text:p>
              </table:table-cell>
              <table:table-cell office:value-type="float" office:value="0.555781124724648">
                <text:p>0.5557811247246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620000000000063">
                <text:p>-0.620000000000063</text:p>
              </table:table-cell>
              <table:table-cell office:value-type="float" office:value="0.553712230046986">
                <text:p>0.553712230046986</text:p>
              </table:table-cell>
              <table:table-cell office:value-type="float" office:value="0.560358408859439">
                <text:p>0.5603584088594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610000000000063">
                <text:p>-0.610000000000063</text:p>
              </table:table-cell>
              <table:table-cell office:value-type="float" office:value="0.536622186692947">
                <text:p>0.536622186692947</text:p>
              </table:table-cell>
              <table:table-cell office:value-type="float" office:value="0.564328586417186">
                <text:p>0.5643285864171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600000000000063">
                <text:p>-0.600000000000063</text:p>
              </table:table-cell>
              <table:table-cell office:value-type="float" office:value="0.519514662051456">
                <text:p>0.519514662051456</text:p>
              </table:table-cell>
              <table:table-cell office:value-type="float" office:value="0.567693481537142">
                <text:p>0.56769348153714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590000000000063">
                <text:p>-0.590000000000063</text:p>
              </table:table-cell>
              <table:table-cell office:value-type="float" office:value="0.50240874784419">
                <text:p>0.50240874784419</text:p>
              </table:table-cell>
              <table:table-cell office:value-type="float" office:value="0.570455509308899">
                <text:p>0.5704555093088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580000000000063">
                <text:p>-0.580000000000063</text:p>
              </table:table-cell>
              <table:table-cell office:value-type="float" office:value="0.485323359647647">
                <text:p>0.485323359647647</text:p>
              </table:table-cell>
              <table:table-cell office:value-type="float" office:value="0.572617667684604">
                <text:p>0.5726176676846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570000000000063">
                <text:p>-0.570000000000063</text:p>
              </table:table-cell>
              <table:table-cell office:value-type="float" office:value="0.468277219606788">
                <text:p>0.468277219606788</text:p>
              </table:table-cell>
              <table:table-cell office:value-type="float" office:value="0.574183528882758">
                <text:p>0.5741835288827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560000000000063">
                <text:p>-0.560000000000063</text:p>
              </table:table-cell>
              <table:table-cell office:value-type="float" office:value="0.451288839508888">
                <text:p>0.451288839508888</text:p>
              </table:table-cell>
              <table:table-cell office:value-type="float" office:value="0.5751572302971">
                <text:p>0.57515723029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550000000000063">
                <text:p>-0.550000000000063</text:p>
              </table:table-cell>
              <table:table-cell office:value-type="float" office:value="0.434376504231139">
                <text:p>0.434376504231139</text:p>
              </table:table-cell>
              <table:table-cell office:value-type="float" office:value="0.575543464924471">
                <text:p>0.5755434649244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540000000000063">
                <text:p>-0.540000000000063</text:p>
              </table:table-cell>
              <table:table-cell office:value-type="float" office:value="0.417558255575086">
                <text:p>0.417558255575086</text:p>
              </table:table-cell>
              <table:table-cell office:value-type="float" office:value="0.575347471325861">
                <text:p>0.57534747132586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530000000000063">
                <text:p>-0.530000000000063</text:p>
              </table:table-cell>
              <table:table-cell office:value-type="float" office:value="0.400851876500426">
                <text:p>0.400851876500426</text:p>
              </table:table-cell>
              <table:table-cell office:value-type="float" office:value="0.574575023135226">
                <text:p>0.57457502313522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520000000000063">
                <text:p>-0.520000000000063</text:p>
              </table:table-cell>
              <table:table-cell office:value-type="float" office:value="0.384274875770199">
                <text:p>0.384274875770199</text:p>
              </table:table-cell>
              <table:table-cell office:value-type="float" office:value="0.573232418130937">
                <text:p>0.5732324181309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510000000000063">
                <text:p>-0.510000000000063</text:p>
              </table:table-cell>
              <table:table-cell office:value-type="float" office:value="0.367844473018868">
                <text:p>0.367844473018868</text:p>
              </table:table-cell>
              <table:table-cell office:value-type="float" office:value="0.571326466885044">
                <text:p>0.57132646688504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500000000000063">
                <text:p>-0.500000000000063</text:p>
              </table:table-cell>
              <table:table-cell office:value-type="float" office:value="0.351577584254244">
                <text:p>0.351577584254244</text:p>
              </table:table-cell>
              <table:table-cell office:value-type="float" office:value="0.5688644810058">
                <text:p>0.56886448100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490000000000063">
                <text:p>-0.490000000000063</text:p>
              </table:table-cell>
              <table:table-cell office:value-type="float" office:value="0.335490807803681">
                <text:p>0.335490807803681</text:p>
              </table:table-cell>
              <table:table-cell office:value-type="float" office:value="0.565854260989169">
                <text:p>0.5658542609891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480000000000063">
                <text:p>-0.480000000000063</text:p>
              </table:table-cell>
              <table:table-cell office:value-type="float" office:value="0.3196004107144">
                <text:p>0.3196004107144</text:p>
              </table:table-cell>
              <table:table-cell office:value-type="float" office:value="0.562304083695263">
                <text:p>0.5623040836952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470000000000063">
                <text:p>-0.470000000000063</text:p>
              </table:table-cell>
              <table:table-cell office:value-type="float" office:value="0.303922315617284">
                <text:p>0.303922315617284</text:p>
              </table:table-cell>
              <table:table-cell office:value-type="float" office:value="0.558222689465904">
                <text:p>0.55822268946590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460000000000063">
                <text:p>-0.460000000000063</text:p>
              </table:table-cell>
              <table:table-cell office:value-type="float" office:value="0.288472088062894">
                <text:p>0.288472088062894</text:p>
              </table:table-cell>
              <table:table-cell office:value-type="float" office:value="0.55361926889968">
                <text:p>0.553619268899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450000000000063">
                <text:p>-0.450000000000063</text:p>
              </table:table-cell>
              <table:table-cell office:value-type="float" office:value="0.273264924337912">
                <text:p>0.273264924337912</text:p>
              </table:table-cell>
              <table:table-cell office:value-type="float" office:value="0.548503449301086">
                <text:p>0.54850344930108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440000000000063">
                <text:p>-0.440000000000063</text:p>
              </table:table-cell>
              <table:table-cell office:value-type="float" office:value="0.258315639769676">
                <text:p>0.258315639769676</text:p>
              </table:table-cell>
              <table:table-cell office:value-type="float" office:value="0.54288528082048">
                <text:p>0.542885280820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430000000000063">
                <text:p>-0.430000000000063</text:p>
              </table:table-cell>
              <table:table-cell office:value-type="float" office:value="0.243638657525868">
                <text:p>0.243638657525868</text:p>
              </table:table-cell>
              <table:table-cell office:value-type="float" office:value="0.536775222301755">
                <text:p>0.53677522230175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420000000000063">
                <text:p>-0.420000000000063</text:p>
              </table:table-cell>
              <table:table-cell office:value-type="float" office:value="0.229247997915886">
                <text:p>0.229247997915886</text:p>
              </table:table-cell>
              <table:table-cell office:value-type="float" office:value="0.530184126854745">
                <text:p>0.5301841268547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410000000000063">
                <text:p>-0.410000000000063</text:p>
              </table:table-cell>
              <table:table-cell office:value-type="float" office:value="0.215157268199836">
                <text:p>0.215157268199836</text:p>
              </table:table-cell>
              <table:table-cell office:value-type="float" office:value="0.523123227169518">
                <text:p>0.5231232271695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400000000000063">
                <text:p>-0.400000000000063</text:p>
              </table:table-cell>
              <table:table-cell office:value-type="float" office:value="0.201379652910549">
                <text:p>0.201379652910549</text:p>
              </table:table-cell>
              <table:table-cell office:value-type="float" office:value="0.515604120589768">
                <text:p>0.5156041205897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390000000000063">
                <text:p>-0.390000000000063</text:p>
              </table:table-cell>
              <table:table-cell office:value-type="float" office:value="0.187927904693415">
                <text:p>0.187927904693415</text:p>
              </table:table-cell>
              <table:table-cell office:value-type="float" office:value="0.507638753962642">
                <text:p>0.5076387539626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380000000000062">
                <text:p>-0.380000000000062</text:p>
              </table:table-cell>
              <table:table-cell office:value-type="float" office:value="0.174814335668289">
                <text:p>0.174814335668289</text:p>
              </table:table-cell>
              <table:table-cell office:value-type="float" office:value="0.499239408282351">
                <text:p>0.4992394082823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370000000000062">
                <text:p>-0.370000000000062</text:p>
              </table:table-cell>
              <table:table-cell office:value-type="float" office:value="0.162050809317175">
                <text:p>0.162050809317175</text:p>
              </table:table-cell>
              <table:table-cell office:value-type="float" office:value="0.490418683144993">
                <text:p>0.4904186831449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360000000000062">
                <text:p>-0.360000000000062</text:p>
              </table:table-cell>
              <table:table-cell office:value-type="float" office:value="0.149648732900764">
                <text:p>0.149648732900764</text:p>
              </table:table-cell>
              <table:table-cell office:value-type="float" office:value="0.481189481032004">
                <text:p>0.4811894810320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350000000000062">
                <text:p>-0.350000000000062</text:p>
              </table:table-cell>
              <table:table-cell office:value-type="float" office:value="0.137619050406431">
                <text:p>0.137619050406431</text:p>
              </table:table-cell>
              <table:table-cell office:value-type="float" office:value="0.471564991439699">
                <text:p>0.4715649914396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340000000000062">
                <text:p>-0.340000000000062</text:p>
              </table:table-cell>
              <table:table-cell office:value-type="float" office:value="0.125972236029655">
                <text:p>0.125972236029655</text:p>
              </table:table-cell>
              <table:table-cell office:value-type="float" office:value="0.461558674872311">
                <text:p>0.4615586748723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330000000000062">
                <text:p>-0.330000000000062</text:p>
              </table:table-cell>
              <table:table-cell office:value-type="float" office:value="0.114718288190323">
                <text:p>0.114718288190323</text:p>
              </table:table-cell>
              <table:table-cell office:value-type="float" office:value="0.451184246715929">
                <text:p>0.45118424671592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320000000000062">
                <text:p>-0.320000000000062</text:p>
              </table:table-cell>
              <table:table-cell office:value-type="float" office:value="0.103866724084814">
                <text:p>0.103866724084814</text:p>
              </table:table-cell>
              <table:table-cell office:value-type="float" office:value="0.440455661010698">
                <text:p>0.44045566101069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310000000000062">
                <text:p>-0.310000000000062</text:p>
              </table:table-cell>
              <table:table-cell office:value-type="float" office:value="0.0934265747741909">
                <text:p>0.0934265747741909</text:p>
              </table:table-cell>
              <table:table-cell office:value-type="float" office:value="0.429387094138549">
                <text:p>0.4293870941385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300000000000062">
                <text:p>-0.300000000000062</text:p>
              </table:table-cell>
              <table:table-cell office:value-type="float" office:value="0.0834063808083232">
                <text:p>0.0834063808083232</text:p>
              </table:table-cell>
              <table:table-cell office:value-type="float" office:value="0.417992928443679">
                <text:p>0.4179929284436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290000000000062">
                <text:p>-0.290000000000062</text:p>
              </table:table-cell>
              <table:table-cell office:value-type="float" office:value="0.0738141883851959">
                <text:p>0.0738141883851959</text:p>
              </table:table-cell>
              <table:table-cell office:value-type="float" office:value="0.406287735802884">
                <text:p>0.4062877358028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280000000000062">
                <text:p>-0.280000000000062</text:p>
              </table:table-cell>
              <table:table-cell office:value-type="float" office:value="0.0646575460441412">
                <text:p>0.0646575460441412</text:p>
              </table:table-cell>
              <table:table-cell office:value-type="float" office:value="0.394286261162739">
                <text:p>0.3942862611627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270000000000062">
                <text:p>-0.270000000000062</text:p>
              </table:table-cell>
              <table:table-cell office:value-type="float" office:value="0.0559435018912088">
                <text:p>0.0559435018912088</text:p>
              </table:table-cell>
              <table:table-cell office:value-type="float" office:value="0.382003406060494">
                <text:p>0.3820034060604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260000000000062">
                <text:p>-0.260000000000062</text:p>
              </table:table-cell>
              <table:table-cell office:value-type="float" office:value="0.0476786013543628">
                <text:p>0.0476786013543628</text:p>
              </table:table-cell>
              <table:table-cell office:value-type="float" office:value="0.369454212145407">
                <text:p>0.3694542121454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250000000000062">
                <text:p>-0.250000000000062</text:p>
              </table:table-cell>
              <table:table-cell office:value-type="float" office:value="0.03986888546569">
                <text:p>0.03986888546569</text:p>
              </table:table-cell>
              <table:table-cell office:value-type="float" office:value="0.356653844717065">
                <text:p>0.3566538447170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240000000000062">
                <text:p>-0.240000000000062</text:p>
              </table:table-cell>
              <table:table-cell office:value-type="float" office:value="0.0325198896673014">
                <text:p>0.0325198896673014</text:p>
              </table:table-cell>
              <table:table-cell office:value-type="float" office:value="0.343617576297096">
                <text:p>0.3436175762970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230000000000062">
                <text:p>-0.230000000000062</text:p>
              </table:table-cell>
              <table:table-cell office:value-type="float" office:value="0.0256366431371092">
                <text:p>0.0256366431371092</text:p>
              </table:table-cell>
              <table:table-cell office:value-type="float" office:value="0.330360770250442">
                <text:p>0.3303607702504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220000000000062">
                <text:p>-0.220000000000062</text:p>
              </table:table-cell>
              <table:table-cell office:value-type="float" office:value="0.019223668630181">
                <text:p>0.019223668630181</text:p>
              </table:table-cell>
              <table:table-cell office:value-type="float" office:value="0.316898864472202">
                <text:p>0.3168988644722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210000000000062">
                <text:p>-0.210000000000062</text:p>
              </table:table-cell>
              <table:table-cell office:value-type="float" office:value="0.0132849828308927">
                <text:p>0.0132849828308927</text:p>
              </table:table-cell>
              <table:table-cell office:value-type="float" office:value="0.303247355155803">
                <text:p>0.3032473551558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200000000000062">
                <text:p>-0.200000000000062</text:p>
              </table:table-cell>
              <table:table-cell office:value-type="float" office:value="0.00782409721063456">
                <text:p>0.00782409721063456</text:p>
              </table:table-cell>
              <table:table-cell office:value-type="float" office:value="0.289421780658045">
                <text:p>0.2894217806580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190000000000062">
                <text:p>-0.190000000000062</text:p>
              </table:table-cell>
              <table:table-cell office:value-type="float" office:value="0.00284401938536682">
                <text:p>0.00284401938536682</text:p>
              </table:table-cell>
              <table:table-cell office:value-type="float" office:value="0.275437705476297">
                <text:p>0.27543770547629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180000000000062">
                <text:p>-0.180000000000062</text:p>
              </table:table-cell>
              <table:table-cell office:value-type="float" office:value="-0.00165274503312378">
                <text:p>-0.00165274503312378</text:p>
              </table:table-cell>
              <table:table-cell office:value-type="float" office:value="0.261310704352892">
                <text:p>0.26131070435289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170000000000062">
                <text:p>-0.170000000000062</text:p>
              </table:table-cell>
              <table:table-cell office:value-type="float" office:value="-0.00566419009885966">
                <text:p>-0.00566419009885966</text:p>
              </table:table-cell>
              <table:table-cell office:value-type="float" office:value="0.247056346521472">
                <text:p>0.2470563465214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160000000000062">
                <text:p>-0.160000000000062</text:p>
              </table:table-cell>
              <table:table-cell office:value-type="float" office:value="-0.00918880671320905">
                <text:p>-0.00918880671320905</text:p>
              </table:table-cell>
              <table:table-cell office:value-type="float" office:value="0.232690180109755">
                <text:p>0.2326901801097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150000000000062">
                <text:p>-0.150000000000062</text:p>
              </table:table-cell>
              <table:table-cell office:value-type="float" office:value="-0.0122255793337599">
                <text:p>-0.0122255793337599</text:p>
              </table:table-cell>
              <table:table-cell office:value-type="float" office:value="0.218227716712914">
                <text:p>0.2182277167129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140000000000062">
                <text:p>-0.140000000000062</text:p>
              </table:table-cell>
              <table:table-cell office:value-type="float" office:value="-0.0147739822183623">
                <text:p>-0.0147739822183623</text:p>
              </table:table-cell>
              <table:table-cell office:value-type="float" office:value="0.203684416151437">
                <text:p>0.2036844161514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130000000000062">
                <text:p>-0.130000000000062</text:p>
              </table:table-cell>
              <table:table-cell office:value-type="float" office:value="-0.016833975212565">
                <text:p>-0.016833975212565</text:p>
              </table:table-cell>
              <table:table-cell office:value-type="float" office:value="0.189075671427009">
                <text:p>0.1890756714270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120000000000062">
                <text:p>-0.120000000000062</text:p>
              </table:table-cell>
              <table:table-cell office:value-type="float" office:value="-0.0184059990890544">
                <text:p>-0.0184059990890544</text:p>
              </table:table-cell>
              <table:table-cell office:value-type="float" office:value="0.174416793889669">
                <text:p>0.17441679388966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110000000000062">
                <text:p>-0.110000000000062</text:p>
              </table:table-cell>
              <table:table-cell office:value-type="float" office:value="-0.0194909704480727">
                <text:p>-0.0194909704480727</text:p>
              </table:table-cell>
              <table:table-cell office:value-type="float" office:value="0.159722998629101">
                <text:p>0.1597229986291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100000000000062">
                <text:p>-0.100000000000062</text:p>
              </table:table-cell>
              <table:table-cell office:value-type="float" office:value="-0.0200902761881378">
                <text:p>-0.0200902761881378</text:p>
              </table:table-cell>
              <table:table-cell office:value-type="float" office:value="0.145009390102611">
                <text:p>0.1450093901026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0900000000000623">
                <text:p>-0.0900000000000623</text:p>
              </table:table-cell>
              <table:table-cell office:value-type="float" office:value="-0.0202057675567465">
                <text:p>-0.0202057675567465</text:p>
              </table:table-cell>
              <table:table-cell office:value-type="float" office:value="0.130290948011969">
                <text:p>0.1302909480119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0800000000000623">
                <text:p>-0.0800000000000623</text:p>
              </table:table-cell>
              <table:table-cell office:value-type="float" office:value="-0.0198397537910559">
                <text:p>-0.0198397537910559</text:p>
              </table:table-cell>
              <table:table-cell office:value-type="float" office:value="0.115582513440921">
                <text:p>0.1155825134409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700000000000623">
                <text:p>-0.0700000000000623</text:p>
              </table:table-cell>
              <table:table-cell office:value-type="float" office:value="-0.0189949953588654">
                <text:p>-0.0189949953588654</text:p>
              </table:table-cell>
              <table:table-cell office:value-type="float" office:value="0.100898775264819">
                <text:p>0.1008987752648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600000000000623">
                <text:p>-0.0600000000000623</text:p>
              </table:table-cell>
              <table:table-cell office:value-type="float" office:value="-0.0176746968105184">
                <text:p>-0.0176746968105184</text:p>
              </table:table-cell>
              <table:table-cell office:value-type="float" office:value="0.086254256843419">
                <text:p>0.0862542568434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500000000000623">
                <text:p>-0.0500000000000623</text:p>
              </table:table-cell>
              <table:table-cell office:value-type="float" office:value="-0.015882499252635">
                <text:p>-0.015882499252635</text:p>
              </table:table-cell>
              <table:table-cell office:value-type="float" office:value="0.0716633030075013">
                <text:p>0.07166330300750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0400000000000623">
                <text:p>-0.0400000000000623</text:p>
              </table:table-cell>
              <table:table-cell office:value-type="float" office:value="-0.0136224724548627">
                <text:p>-0.0136224724548627</text:p>
              </table:table-cell>
              <table:table-cell office:value-type="float" office:value="0.0571400673496016">
                <text:p>0.05714006734960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300000000000623">
                <text:p>-0.0300000000000623</text:p>
              </table:table-cell>
              <table:table-cell office:value-type="float" office:value="-0.0108991066010923">
                <text:p>-0.0108991066010923</text:p>
              </table:table-cell>
              <table:table-cell office:value-type="float" office:value="0.0426984998286943">
                <text:p>0.04269849982869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200000000000623">
                <text:p>-0.0200000000000623</text:p>
              </table:table-cell>
              <table:table-cell office:value-type="float" office:value="-0.00771730369683317">
                <text:p>-0.00771730369683317</text:p>
              </table:table-cell>
              <table:table-cell office:value-type="float" office:value="0.0283523346982909">
                <text:p>0.02835233469829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100000000000623">
                <text:p>-0.0100000000000623</text:p>
              </table:table-cell>
              <table:table-cell office:value-type="float" office:value="-0.00408236864468204">
                <text:p>-0.00408236864468204</text:p>
              </table:table-cell>
              <table:table-cell office:value-type="float" office:value="0.0141150787669893">
                <text:p>0.01411507876698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000000000000062307797810135">
                <text:p>-0.000000000000062307797810135</text:p>
              </table:table-cell>
              <table:table-cell office:value-type="float" office:value="-0.0000000000000268113688550705">
                <text:p>-0.0000000000000268113688550705</text:p>
              </table:table-cell>
              <table:table-cell office:value-type="float" office:value="0.0000000000000875401471830712">
                <text:p>0.00000000000008754014718307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999999999993769">
                <text:p>0.00999999999993769</text:p>
              </table:table-cell>
              <table:table-cell office:value-type="float" office:value="0.0045237195806535">
                <text:p>0.0045237195806535</text:p>
              </table:table-cell>
              <table:table-cell office:value-type="float" office:value="-0.0139798835295444">
                <text:p>-0.013979883529544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99999999999377">
                <text:p>0.0199999999999377</text:p>
              </table:table-cell>
              <table:table-cell office:value-type="float" office:value="0.00948233318635349">
                <text:p>0.00948233318635349</text:p>
              </table:table-cell>
              <table:table-cell office:value-type="float" office:value="-0.0278118143335757">
                <text:p>-0.027811814333575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299999999999377">
                <text:p>0.0299999999999377</text:p>
              </table:table-cell>
              <table:table-cell office:value-type="float" office:value="0.0148690197802493">
                <text:p>0.0148690197802493</text:p>
              </table:table-cell>
              <table:table-cell office:value-type="float" office:value="-0.0414833058359794">
                <text:p>-0.041483305835979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399999999999377">
                <text:p>0.0399999999999377</text:p>
              </table:table-cell>
              <table:table-cell office:value-type="float" office:value="0.0206766045976643">
                <text:p>0.0206766045976643</text:p>
              </table:table-cell>
              <table:table-cell office:value-type="float" office:value="-0.0549821523295594">
                <text:p>-0.054982152329559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499999999999377">
                <text:p>0.0499999999999377</text:p>
              </table:table-cell>
              <table:table-cell office:value-type="float" office:value="0.0268975698002663">
                <text:p>0.0268975698002663</text:p>
              </table:table-cell>
              <table:table-cell office:value-type="float" office:value="-0.0682964385547877">
                <text:p>-0.06829643855478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599999999999377">
                <text:p>0.0599999999999377</text:p>
              </table:table-cell>
              <table:table-cell office:value-type="float" office:value="0.0335240653733329">
                <text:p>0.0335240653733329</text:p>
              </table:table-cell>
              <table:table-cell office:value-type="float" office:value="-0.0814145488949404">
                <text:p>-0.081414548894940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699999999999377">
                <text:p>0.0699999999999377</text:p>
              </table:table-cell>
              <table:table-cell office:value-type="float" office:value="0.040547920252803">
                <text:p>0.040547920252803</text:p>
              </table:table-cell>
              <table:table-cell office:value-type="float" office:value="-0.0943251761819653">
                <text:p>-0.09432517618196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799999999999377">
                <text:p>0.0799999999999377</text:p>
              </table:table-cell>
              <table:table-cell office:value-type="float" office:value="0.0479606536687336">
                <text:p>0.0479606536687336</text:p>
              </table:table-cell>
              <table:table-cell office:value-type="float" office:value="-0.107017330107957">
                <text:p>-0.1070173301079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899999999999377">
                <text:p>0.0899999999999377</text:p>
              </table:table-cell>
              <table:table-cell office:value-type="float" office:value="0.0557534866916825">
                <text:p>0.0557534866916825</text:p>
              </table:table-cell>
              <table:table-cell office:value-type="float" office:value="-0.119480345237563">
                <text:p>-0.1194803452375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999999999999377">
                <text:p>0.0999999999999377</text:p>
              </table:table-cell>
              <table:table-cell office:value-type="float" office:value="0.0639173539684727">
                <text:p>0.0639173539684727</text:p>
              </table:table-cell>
              <table:table-cell office:value-type="float" office:value="-0.13170388861709">
                <text:p>-0.1317038886170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09999999999938">
                <text:p>0.109999999999938</text:p>
              </table:table-cell>
              <table:table-cell office:value-type="float" office:value="0.0724429156337294">
                <text:p>0.0724429156337294</text:p>
              </table:table-cell>
              <table:table-cell office:value-type="float" office:value="-0.143677966976519">
                <text:p>-0.1436779669765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19999999999938">
                <text:p>0.119999999999938</text:p>
              </table:table-cell>
              <table:table-cell office:value-type="float" office:value="0.0813205693835311">
                <text:p>0.0813205693835311</text:p>
              </table:table-cell>
              <table:table-cell office:value-type="float" office:value="-0.155392933521099">
                <text:p>-0.15539293352109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29999999999938">
                <text:p>0.129999999999938</text:p>
              </table:table-cell>
              <table:table-cell office:value-type="float" office:value="0.0905404626974879">
                <text:p>0.0905404626974879</text:p>
              </table:table-cell>
              <table:table-cell office:value-type="float" office:value="-0.166839494309615">
                <text:p>-0.16683949430961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39999999999938">
                <text:p>0.139999999999938</text:p>
              </table:table-cell>
              <table:table-cell office:value-type="float" office:value="0.100092505195544">
                <text:p>0.100092505195544</text:p>
              </table:table-cell>
              <table:table-cell office:value-type="float" office:value="-0.17800871421688">
                <text:p>-0.1780087142168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49999999999938">
                <text:p>0.149999999999938</text:p>
              </table:table-cell>
              <table:table-cell office:value-type="float" office:value="0.109966381115791">
                <text:p>0.109966381115791</text:p>
              </table:table-cell>
              <table:table-cell office:value-type="float" office:value="-0.188892022478443">
                <text:p>-0.18889202247844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59999999999938">
                <text:p>0.159999999999938</text:p>
              </table:table-cell>
              <table:table-cell office:value-type="float" office:value="0.120151561899591">
                <text:p>0.120151561899591</text:p>
              </table:table-cell>
              <table:table-cell office:value-type="float" office:value="-0.199481217815935">
                <text:p>-0.1994812178159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69999999999938">
                <text:p>0.169999999999938</text:p>
              </table:table-cell>
              <table:table-cell office:value-type="float" office:value="0.130637318870341">
                <text:p>0.130637318870341</text:p>
              </table:table-cell>
              <table:table-cell office:value-type="float" office:value="-0.209768473141925">
                <text:p>-0.2097684731419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79999999999938">
                <text:p>0.179999999999938</text:p>
              </table:table-cell>
              <table:table-cell office:value-type="float" office:value="0.141412735992222">
                <text:p>0.141412735992222</text:p>
              </table:table-cell>
              <table:table-cell office:value-type="float" office:value="-0.219746339843581">
                <text:p>-0.21974633984358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89999999999938">
                <text:p>0.189999999999938</text:p>
              </table:table-cell>
              <table:table-cell office:value-type="float" office:value="0.152466722695365">
                <text:p>0.152466722695365</text:p>
              </table:table-cell>
              <table:table-cell office:value-type="float" office:value="-0.229407751644859">
                <text:p>-0.22940775164485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99999999999938">
                <text:p>0.199999999999938</text:p>
              </table:table-cell>
              <table:table-cell office:value-type="float" office:value="0.163788026753885">
                <text:p>0.163788026753885</text:p>
              </table:table-cell>
              <table:table-cell office:value-type="float" office:value="-0.238746028047384">
                <text:p>-0.23874602804738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09999999999938">
                <text:p>0.209999999999938</text:p>
              </table:table-cell>
              <table:table-cell office:value-type="float" office:value="0.175365247203349">
                <text:p>0.175365247203349</text:p>
              </table:table-cell>
              <table:table-cell office:value-type="float" office:value="-0.247754877350597">
                <text:p>-0.24775487735059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219999999999938">
                <text:p>0.219999999999938</text:p>
              </table:table-cell>
              <table:table-cell office:value-type="float" office:value="0.187186847284314">
                <text:p>0.187186847284314</text:p>
              </table:table-cell>
              <table:table-cell office:value-type="float" office:value="-0.256428399252155">
                <text:p>-0.25642839925215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229999999999938">
                <text:p>0.229999999999938</text:p>
              </table:table-cell>
              <table:table-cell office:value-type="float" office:value="0.199241167398667">
                <text:p>0.199241167398667</text:p>
              </table:table-cell>
              <table:table-cell office:value-type="float" office:value="-0.264761087029999">
                <text:p>-0.2647610870299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239999999999938">
                <text:p>0.239999999999938</text:p>
              </table:table-cell>
              <table:table-cell office:value-type="float" office:value="0.211516438065638">
                <text:p>0.211516438065638</text:p>
              </table:table-cell>
              <table:table-cell office:value-type="float" office:value="-0.272747829307899">
                <text:p>-0.27274782930789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49999999999938">
                <text:p>0.249999999999938</text:p>
              </table:table-cell>
              <table:table-cell office:value-type="float" office:value="0.22400079286445">
                <text:p>0.22400079286445</text:p>
              </table:table-cell>
              <table:table-cell office:value-type="float" office:value="-0.280383911406693">
                <text:p>-0.2803839114066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259999999999938">
                <text:p>0.259999999999938</text:p>
              </table:table-cell>
              <table:table-cell office:value-type="float" office:value="0.236682281350736">
                <text:p>0.236682281350736</text:p>
              </table:table-cell>
              <table:table-cell office:value-type="float" office:value="-0.287665016283829">
                <text:p>-0.28766501628382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269999999999938">
                <text:p>0.269999999999938</text:p>
              </table:table-cell>
              <table:table-cell office:value-type="float" office:value="0.249548881934">
                <text:p>0.249548881934</text:p>
              </table:table-cell>
              <table:table-cell office:value-type="float" office:value="-0.294587225064209">
                <text:p>-0.29458722506420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79999999999938">
                <text:p>0.279999999999938</text:p>
              </table:table-cell>
              <table:table-cell office:value-type="float" office:value="0.262588514703523">
                <text:p>0.262588514703523</text:p>
              </table:table-cell>
              <table:table-cell office:value-type="float" office:value="-0.301147017165712">
                <text:p>-0.3011470171657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289999999999938">
                <text:p>0.289999999999938</text:p>
              </table:table-cell>
              <table:table-cell office:value-type="float" office:value="0.275789054190358">
                <text:p>0.275789054190358</text:p>
              </table:table-cell>
              <table:table-cell office:value-type="float" office:value="-0.307341270023161">
                <text:p>-0.30734127002316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99999999999938">
                <text:p>0.299999999999938</text:p>
              </table:table-cell>
              <table:table-cell office:value-type="float" office:value="0.28913834205316">
                <text:p>0.28913834205316</text:p>
              </table:table-cell>
              <table:table-cell office:value-type="float" office:value="-0.313167258414853">
                <text:p>-0.31316725841485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09999999999938">
                <text:p>0.309999999999938</text:p>
              </table:table-cell>
              <table:table-cell office:value-type="float" office:value="0.302624199675858">
                <text:p>0.302624199675858</text:p>
              </table:table-cell>
              <table:table-cell office:value-type="float" office:value="-0.318622653396125">
                <text:p>-0.3186226533961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19999999999938">
                <text:p>0.319999999999938</text:p>
              </table:table-cell>
              <table:table-cell office:value-type="float" office:value="0.316234440665341">
                <text:p>0.316234440665341</text:p>
              </table:table-cell>
              <table:table-cell office:value-type="float" office:value="-0.323705520844816">
                <text:p>-0.3237055208448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29999999999938">
                <text:p>0.329999999999938</text:p>
              </table:table-cell>
              <table:table-cell office:value-type="float" office:value="0.329956883237548">
                <text:p>0.329956883237548</text:p>
              </table:table-cell>
              <table:table-cell office:value-type="float" office:value="-0.328414319623782">
                <text:p>-0.32841431962378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39999999999938">
                <text:p>0.339999999999938</text:p>
              </table:table-cell>
              <table:table-cell office:value-type="float" office:value="0.343779362480598">
                <text:p>0.343779362480598</text:p>
              </table:table-cell>
              <table:table-cell office:value-type="float" office:value="-0.332747899365985">
                <text:p>-0.3327478993659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49999999999938">
                <text:p>0.349999999999938</text:p>
              </table:table-cell>
              <table:table-cell office:value-type="float" office:value="0.357689742483799">
                <text:p>0.357689742483799</text:p>
              </table:table-cell>
              <table:table-cell office:value-type="float" office:value="-0.336705497888005">
                <text:p>-0.33670549788800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59999999999938">
                <text:p>0.359999999999938</text:p>
              </table:table-cell>
              <table:table-cell office:value-type="float" office:value="0.371675928321635">
                <text:p>0.371675928321635</text:p>
              </table:table-cell>
              <table:table-cell office:value-type="float" office:value="-0.340286738238129">
                <text:p>-0.3402867382381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69999999999938">
                <text:p>0.369999999999938</text:p>
              </table:table-cell>
              <table:table-cell office:value-type="float" office:value="0.385725877882081">
                <text:p>0.385725877882081</text:p>
              </table:table-cell>
              <table:table-cell office:value-type="float" office:value="-0.343491625385477">
                <text:p>-0.34349162538547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79999999999938">
                <text:p>0.379999999999938</text:p>
              </table:table-cell>
              <table:table-cell office:value-type="float" office:value="0.399827613528829">
                <text:p>0.399827613528829</text:p>
              </table:table-cell>
              <table:table-cell office:value-type="float" office:value="-0.346320542556944">
                <text:p>-0.34632054255694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89999999999938">
                <text:p>0.389999999999938</text:p>
              </table:table-cell>
              <table:table-cell office:value-type="float" office:value="0.413969233587325">
                <text:p>0.413969233587325</text:p>
              </table:table-cell>
              <table:table-cell office:value-type="float" office:value="-0.348774247229003">
                <text:p>-0.34877424722900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99999999999938">
                <text:p>0.399999999999938</text:p>
              </table:table-cell>
              <table:table-cell office:value-type="float" office:value="0.428138923644735">
                <text:p>0.428138923644735</text:p>
              </table:table-cell>
              <table:table-cell office:value-type="float" office:value="-0.350853866781715">
                <text:p>-0.3508538667817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09999999999938">
                <text:p>0.409999999999938</text:p>
              </table:table-cell>
              <table:table-cell office:value-type="float" office:value="0.442324967654274">
                <text:p>0.442324967654274</text:p>
              </table:table-cell>
              <table:table-cell office:value-type="float" office:value="-0.352560893822532">
                <text:p>-0.35256089382253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19999999999938">
                <text:p>0.419999999999938</text:p>
              </table:table-cell>
              <table:table-cell office:value-type="float" office:value="0.456515758834615">
                <text:p>0.456515758834615</text:p>
              </table:table-cell>
              <table:table-cell office:value-type="float" office:value="-0.353897181187778">
                <text:p>-0.35389718118777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29999999999938">
                <text:p>0.429999999999938</text:p>
              </table:table-cell>
              <table:table-cell office:value-type="float" office:value="0.470699810355378">
                <text:p>0.470699810355378</text:p>
              </table:table-cell>
              <table:table-cell office:value-type="float" office:value="-0.354864936629901">
                <text:p>-0.3548649366299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39999999999938">
                <text:p>0.439999999999938</text:p>
              </table:table-cell>
              <table:table-cell office:value-type="float" office:value="0.484865765800021">
                <text:p>0.484865765800021</text:p>
              </table:table-cell>
              <table:table-cell office:value-type="float" office:value="-0.355466717198859">
                <text:p>-0.35546671719885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49999999999938">
                <text:p>0.449999999999938</text:p>
              </table:table-cell>
              <table:table-cell office:value-type="float" office:value="0.499002409397733">
                <text:p>0.499002409397733</text:p>
              </table:table-cell>
              <table:table-cell office:value-type="float" office:value="-0.355705423326206">
                <text:p>-0.35570542332620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459999999999938">
                <text:p>0.459999999999938</text:p>
              </table:table-cell>
              <table:table-cell office:value-type="float" office:value="0.513098676016271">
                <text:p>0.513098676016271</text:p>
              </table:table-cell>
              <table:table-cell office:value-type="float" office:value="-0.355584292620688">
                <text:p>-0.3555842926206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469999999999938">
                <text:p>0.469999999999938</text:p>
              </table:table-cell>
              <table:table-cell office:value-type="float" office:value="0.527143660907986">
                <text:p>0.527143660907986</text:p>
              </table:table-cell>
              <table:table-cell office:value-type="float" office:value="-0.355106893384327">
                <text:p>-0.35510689338432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79999999999938">
                <text:p>0.479999999999938</text:p>
              </table:table-cell>
              <table:table-cell office:value-type="float" office:value="0.541126629201597">
                <text:p>0.541126629201597</text:p>
              </table:table-cell>
              <table:table-cell office:value-type="float" office:value="-0.35427711785821">
                <text:p>-0.3542771178582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89999999999938">
                <text:p>0.489999999999938</text:p>
              </table:table-cell>
              <table:table-cell office:value-type="float" office:value="0.555037025132625">
                <text:p>0.555037025132625</text:p>
              </table:table-cell>
              <table:table-cell office:value-type="float" office:value="-0.353099175207348">
                <text:p>-0.3530991752073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499999999999938">
                <text:p>0.499999999999938</text:p>
              </table:table-cell>
              <table:table-cell office:value-type="float" office:value="0.568864481005698">
                <text:p>0.568864481005698</text:p>
              </table:table-cell>
              <table:table-cell office:value-type="float" office:value="-0.351577584254153">
                <text:p>-0.3515775842541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09999999999938">
                <text:p>0.509999999999938</text:p>
              </table:table-cell>
              <table:table-cell office:value-type="float" office:value="0.582598825882291">
                <text:p>0.582598825882291</text:p>
              </table:table-cell>
              <table:table-cell office:value-type="float" office:value="-0.34971716597026">
                <text:p>-0.3497171659702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19999999999938">
                <text:p>0.519999999999938</text:p>
              </table:table-cell>
              <table:table-cell office:value-type="float" office:value="0.596230093987818">
                <text:p>0.596230093987818</text:p>
              </table:table-cell>
              <table:table-cell office:value-type="float" office:value="-0.347523035736538">
                <text:p>-0.34752303573653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29999999999938">
                <text:p>0.529999999999938</text:p>
              </table:table-cell>
              <table:table-cell office:value-type="float" office:value="0.609748532832283">
                <text:p>0.609748532832283</text:p>
              </table:table-cell>
              <table:table-cell office:value-type="float" office:value="-0.345000595381306">
                <text:p>-0.34500059538130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39999999999938">
                <text:p>0.539999999999938</text:p>
              </table:table-cell>
              <table:table-cell office:value-type="float" office:value="0.623144611039094">
                <text:p>0.623144611039094</text:p>
              </table:table-cell>
              <table:table-cell office:value-type="float" office:value="-0.34215552500687">
                <text:p>-0.3421555250068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49999999999938">
                <text:p>0.549999999999938</text:p>
              </table:table-cell>
              <table:table-cell office:value-type="float" office:value="0.636409025876973">
                <text:p>0.636409025876973</text:p>
              </table:table-cell>
              <table:table-cell office:value-type="float" office:value="-0.338993774614626">
                <text:p>-0.3389937746146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59999999999938">
                <text:p>0.559999999999938</text:p>
              </table:table-cell>
              <table:table-cell office:value-type="float" office:value="0.649532710490211">
                <text:p>0.649532710490211</text:p>
              </table:table-cell>
              <table:table-cell office:value-type="float" office:value="-0.335521555539088">
                <text:p>-0.33552155553908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69999999999938">
                <text:p>0.569999999999938</text:p>
              </table:table-cell>
              <table:table-cell office:value-type="float" office:value="0.662506840822914">
                <text:p>0.662506840822914</text:p>
              </table:table-cell>
              <table:table-cell office:value-type="float" office:value="-0.331745331701265">
                <text:p>-0.33174533170126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79999999999938">
                <text:p>0.579999999999938</text:p>
              </table:table-cell>
              <table:table-cell office:value-type="float" office:value="0.675322842233205">
                <text:p>0.675322842233205</text:p>
              </table:table-cell>
              <table:table-cell office:value-type="float" office:value="-0.327671810691918">
                <text:p>-0.32767181069191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89999999999938">
                <text:p>0.589999999999938</text:p>
              </table:table-cell>
              <table:table-cell office:value-type="float" office:value="0.687972395793702">
                <text:p>0.687972395793702</text:p>
              </table:table-cell>
              <table:table-cell office:value-type="float" office:value="-0.323307934695294">
                <text:p>-0.3233079346952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99999999999938">
                <text:p>0.599999999999938</text:p>
              </table:table-cell>
              <table:table-cell office:value-type="float" office:value="0.700447444274947">
                <text:p>0.700447444274947</text:p>
              </table:table-cell>
              <table:table-cell office:value-type="float" office:value="-0.318660871263976">
                <text:p>-0.3186608712639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609999999999938">
                <text:p>0.609999999999938</text:p>
              </table:table-cell>
              <table:table-cell office:value-type="float" office:value="0.712740197808812">
                <text:p>0.712740197808812</text:p>
              </table:table-cell>
              <table:table-cell office:value-type="float" office:value="-0.313738003955558">
                <text:p>-0.3137380039555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619999999999938">
                <text:p>0.619999999999938</text:p>
              </table:table-cell>
              <table:table-cell office:value-type="float" office:value="0.724843139229255">
                <text:p>0.724843139229255</text:p>
              </table:table-cell>
              <table:table-cell office:value-type="float" office:value="-0.308546922841879">
                <text:p>-0.30854692284187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629999999999938">
                <text:p>0.629999999999938</text:p>
              </table:table-cell>
              <table:table-cell office:value-type="float" office:value="0.736749029088149">
                <text:p>0.736749029088149</text:p>
              </table:table-cell>
              <table:table-cell office:value-type="float" office:value="-0.30309541490157">
                <text:p>-0.303095414901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639999999999938">
                <text:p>0.639999999999938</text:p>
              </table:table-cell>
              <table:table-cell office:value-type="float" office:value="0.748450910344253">
                <text:p>0.748450910344253</text:p>
              </table:table-cell>
              <table:table-cell office:value-type="float" office:value="-0.297391454306701">
                <text:p>-0.2973914543067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649999999999938">
                <text:p>0.649999999999938</text:p>
              </table:table-cell>
              <table:table-cell office:value-type="float" office:value="0.759942112723753">
                <text:p>0.759942112723753</text:p>
              </table:table-cell>
              <table:table-cell office:value-type="float" office:value="-0.291443192614287">
                <text:p>-0.29144319261428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659999999999938">
                <text:p>0.659999999999938</text:p>
              </table:table-cell>
              <table:table-cell office:value-type="float" office:value="0.771216256751123">
                <text:p>0.771216256751123</text:p>
              </table:table-cell>
              <table:table-cell office:value-type="float" office:value="-0.28525894887345">
                <text:p>-0.2852589488734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669999999999938">
                <text:p>0.669999999999938</text:p>
              </table:table-cell>
              <table:table-cell office:value-type="float" office:value="0.782267257449434">
                <text:p>0.782267257449434</text:p>
              </table:table-cell>
              <table:table-cell office:value-type="float" office:value="-0.278847199658962">
                <text:p>-0.27884719965896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679999999999938">
                <text:p>0.679999999999938</text:p>
              </table:table-cell>
              <table:table-cell office:value-type="float" office:value="0.793089327709533">
                <text:p>0.793089327709533</text:p>
              </table:table-cell>
              <table:table-cell office:value-type="float" office:value="-0.272216569041913">
                <text:p>-0.2722165690419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89999999999938">
                <text:p>0.689999999999938</text:p>
              </table:table-cell>
              <table:table-cell office:value-type="float" office:value="0.803676981327905">
                <text:p>0.803676981327905</text:p>
              </table:table-cell>
              <table:table-cell office:value-type="float" office:value="-0.265375818508174">
                <text:p>-0.2653758185081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699999999999938">
                <text:p>0.699999999999938</text:p>
              </table:table-cell>
              <table:table-cell office:value-type="float" office:value="0.81402503571332">
                <text:p>0.81402503571332</text:p>
              </table:table-cell>
              <table:table-cell office:value-type="float" office:value="-0.258333836835296">
                <text:p>-0.25833383683529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709999999999938">
                <text:p>0.709999999999938</text:p>
              </table:table-cell>
              <table:table-cell office:value-type="float" office:value="0.82412861426273">
                <text:p>0.82412861426273</text:p>
              </table:table-cell>
              <table:table-cell office:value-type="float" office:value="-0.251099629938419">
                <text:p>-0.2510996299384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719999999999938">
                <text:p>0.719999999999938</text:p>
              </table:table-cell>
              <table:table-cell office:value-type="float" office:value="0.833983148407187">
                <text:p>0.833983148407187</text:p>
              </table:table-cell>
              <table:table-cell office:value-type="float" office:value="-0.24368231069569">
                <text:p>-0.243682310695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729999999999938">
                <text:p>0.729999999999938</text:p>
              </table:table-cell>
              <table:table-cell office:value-type="float" office:value="0.843584379328908">
                <text:p>0.843584379328908</text:p>
              </table:table-cell>
              <table:table-cell office:value-type="float" office:value="-0.236091088763612">
                <text:p>-0.23609108876361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739999999999938">
                <text:p>0.739999999999938</text:p>
              </table:table-cell>
              <table:table-cell office:value-type="float" office:value="0.852928359350875">
                <text:p>0.852928359350875</text:p>
              </table:table-cell>
              <table:table-cell office:value-type="float" office:value="-0.228335260392675">
                <text:p>-0.2283352603926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749999999999938">
                <text:p>0.749999999999938</text:p>
              </table:table-cell>
              <table:table-cell office:value-type="float" office:value="0.862011453000763">
                <text:p>0.862011453000763</text:p>
              </table:table-cell>
              <table:table-cell office:value-type="float" office:value="-0.220424198253473">
                <text:p>-0.22042419825347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759999999999938">
                <text:p>0.759999999999938</text:p>
              </table:table-cell>
              <table:table-cell office:value-type="float" office:value="0.870830337751194">
                <text:p>0.870830337751194</text:p>
              </table:table-cell>
              <table:table-cell office:value-type="float" office:value="-0.212367341283465">
                <text:p>-0.21236734128346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769999999999938">
                <text:p>0.769999999999938</text:p>
              </table:table-cell>
              <table:table-cell office:value-type="float" office:value="0.87938200443872">
                <text:p>0.87938200443872</text:p>
              </table:table-cell>
              <table:table-cell office:value-type="float" office:value="-0.204174184564368">
                <text:p>-0.20417418456436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779999999999938">
                <text:p>0.779999999999938</text:p>
              </table:table-cell>
              <table:table-cell office:value-type="float" office:value="0.88766375736416">
                <text:p>0.88766375736416</text:p>
              </table:table-cell>
              <table:table-cell office:value-type="float" office:value="-0.195854269240067">
                <text:p>-0.19585426924006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789999999999938">
                <text:p>0.789999999999938</text:p>
              </table:table-cell>
              <table:table-cell office:value-type="float" office:value="0.895673214077263">
                <text:p>0.895673214077263</text:p>
              </table:table-cell>
              <table:table-cell office:value-type="float" office:value="-0.187417172484797">
                <text:p>-0.18741717248479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799999999999938">
                <text:p>0.799999999999938</text:p>
              </table:table-cell>
              <table:table-cell office:value-type="float" office:value="0.903408304848935">
                <text:p>0.903408304848935</text:p>
              </table:table-cell>
              <table:table-cell office:value-type="float" office:value="-0.178872497531188">
                <text:p>-0.17887249753118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809999999999938">
                <text:p>0.809999999999938</text:p>
              </table:table-cell>
              <table:table-cell office:value-type="float" office:value="0.910867271834547">
                <text:p>0.910867271834547</text:p>
              </table:table-cell>
              <table:table-cell office:value-type="float" office:value="-0.170229863767634">
                <text:p>-0.17022986376763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819999999999938">
                <text:p>0.819999999999938</text:p>
              </table:table-cell>
              <table:table-cell office:value-type="float" office:value="0.918048667932133">
                <text:p>0.918048667932133</text:p>
              </table:table-cell>
              <table:table-cell office:value-type="float" office:value="-0.161498896914262">
                <text:p>-0.1614988969142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829999999999938">
                <text:p>0.829999999999938</text:p>
              </table:table-cell>
              <table:table-cell office:value-type="float" office:value="0.924951355339555">
                <text:p>0.924951355339555</text:p>
              </table:table-cell>
              <table:table-cell office:value-type="float" office:value="-0.152689219286641">
                <text:p>-0.15268921928664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839999999999938">
                <text:p>0.839999999999938</text:p>
              </table:table-cell>
              <table:table-cell office:value-type="float" office:value="0.931574503814952">
                <text:p>0.931574503814952</text:p>
              </table:table-cell>
              <table:table-cell office:value-type="float" office:value="-0.143810440156163">
                <text:p>-0.14381044015616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849999999999938">
                <text:p>0.849999999999938</text:p>
              </table:table-cell>
              <table:table-cell office:value-type="float" office:value="0.937917588645088">
                <text:p>0.937917588645088</text:p>
              </table:table-cell>
              <table:table-cell office:value-type="float" office:value="-0.134872146215864">
                <text:p>-0.1348721462158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859999999999938">
                <text:p>0.859999999999938</text:p>
              </table:table-cell>
              <table:table-cell office:value-type="float" office:value="0.943980388326425">
                <text:p>0.943980388326425</text:p>
              </table:table-cell>
              <table:table-cell office:value-type="float" office:value="-0.125883892160265">
                <text:p>-0.12588389216026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869999999999938">
                <text:p>0.869999999999938</text:p>
              </table:table-cell>
              <table:table-cell office:value-type="float" office:value="0.949762981964009">
                <text:p>0.949762981964009</text:p>
              </table:table-cell>
              <table:table-cell office:value-type="float" office:value="-0.116855191387598">
                <text:p>-0.11685519138759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879999999999938">
                <text:p>0.879999999999938</text:p>
              </table:table-cell>
              <table:table-cell office:value-type="float" office:value="0.955265746393496">
                <text:p>0.955265746393496</text:p>
              </table:table-cell>
              <table:table-cell office:value-type="float" office:value="-0.1077955068326">
                <text:p>-0.107795506832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889999999999938">
                <text:p>0.889999999999938</text:p>
              </table:table-cell>
              <table:table-cell office:value-type="float" office:value="0.960489353031847">
                <text:p>0.960489353031847</text:p>
              </table:table-cell>
              <table:table-cell office:value-type="float" office:value="-0.0987142419378366">
                <text:p>-0.09871424193783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899999999999938">
                <text:p>0.899999999999938</text:p>
              </table:table-cell>
              <table:table-cell office:value-type="float" office:value="0.965434764462482">
                <text:p>0.965434764462482</text:p>
              </table:table-cell>
              <table:table-cell office:value-type="float" office:value="-0.0896207317713057">
                <text:p>-0.089620731771305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09999999999938">
                <text:p>0.909999999999938</text:p>
              </table:table-cell>
              <table:table-cell office:value-type="float" office:value="0.970103230760853">
                <text:p>0.970103230760853</text:p>
              </table:table-cell>
              <table:table-cell office:value-type="float" office:value="-0.0805242342978416">
                <text:p>-0.08052423429784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19999999999938">
                <text:p>0.919999999999938</text:p>
              </table:table-cell>
              <table:table-cell office:value-type="float" office:value="0.974496285566617">
                <text:p>0.974496285566617</text:p>
              </table:table-cell>
              <table:table-cell office:value-type="float" office:value="-0.0714339218116302">
                <text:p>-0.07143392181163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29999999999938">
                <text:p>0.929999999999938</text:p>
              </table:table-cell>
              <table:table-cell office:value-type="float" office:value="0.978615741908804">
                <text:p>0.978615741908804</text:p>
              </table:table-cell>
              <table:table-cell office:value-type="float" office:value="-0.0623588725368952">
                <text:p>-0.062358872536895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39999999999938">
                <text:p>0.939999999999938</text:p>
              </table:table-cell>
              <table:table-cell office:value-type="float" office:value="0.982463687790523">
                <text:p>0.982463687790523</text:p>
              </table:table-cell>
              <table:table-cell office:value-type="float" office:value="-0.0533080624035956">
                <text:p>-0.053308062403595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49999999999938">
                <text:p>0.949999999999938</text:p>
              </table:table-cell>
              <table:table-cell office:value-type="float" office:value="0.986042481539965">
                <text:p>0.986042481539965</text:p>
              </table:table-cell>
              <table:table-cell office:value-type="float" office:value="-0.0442903570047178">
                <text:p>-0.044290357004717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59999999999938">
                <text:p>0.959999999999938</text:p>
              </table:table-cell>
              <table:table-cell office:value-type="float" office:value="0.989354746934603">
                <text:p>0.989354746934603</text:p>
              </table:table-cell>
              <table:table-cell office:value-type="float" office:value="-0.0353145037415116">
                <text:p>-0.03531450374151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969999999999938">
                <text:p>0.969999999999938</text:p>
              </table:table-cell>
              <table:table-cell office:value-type="float" office:value="0.99240336810568">
                <text:p>0.99240336810568</text:p>
              </table:table-cell>
              <table:table-cell office:value-type="float" office:value="-0.0263891241627642">
                <text:p>-0.026389124162764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79999999999938">
                <text:p>0.979999999999938</text:p>
              </table:table-cell>
              <table:table-cell office:value-type="float" office:value="0.995191484230197">
                <text:p>0.995191484230197</text:p>
              </table:table-cell>
              <table:table-cell office:value-type="float" office:value="-0.0175227065039564">
                <text:p>-0.017522706503956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89999999999938">
                <text:p>0.989999999999938</text:p>
              </table:table-cell>
              <table:table-cell office:value-type="float" office:value="0.99772248401779">
                <text:p>0.99772248401779</text:p>
              </table:table-cell>
              <table:table-cell office:value-type="float" office:value="-0.00872359843188086">
                <text:p>-0.008723598431880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99999999999938">
                <text:p>0.999999999999938</text:p>
              </table:table-cell>
              <table:table-cell office:value-type="float" office:value="0.999999999999987">
                <text:p>0.999999999999987</text:p>
              </table:table-cell>
              <table:table-cell office:value-type="float" office:value="-0.0000000000000535261673998216">
                <text:p>-0.000000000000053526167399821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00999999999994">
                <text:p>1.00999999999994</text:p>
              </table:table-cell>
              <table:table-cell office:value-type="float" office:value="1.0020279026295">
                <text:p>1.0020279026295</text:p>
              </table:table-cell>
              <table:table-cell office:value-type="float" office:value="0.0086400431800236">
                <text:p>0.00864004318002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01999999999994">
                <text:p>1.01999999999994</text:p>
              </table:table-cell>
              <table:table-cell office:value-type="float" office:value="1.00381029419727">
                <text:p>1.00381029419727</text:p>
              </table:table-cell>
              <table:table-cell office:value-type="float" office:value="0.0171886465469517">
                <text:p>0.017188646546951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02999999999994">
                <text:p>1.02999999999994</text:p>
              </table:table-cell>
              <table:table-cell office:value-type="float" office:value="1.0053515025752">
                <text:p>1.0053515025752</text:p>
              </table:table-cell>
              <table:table-cell office:value-type="float" office:value="0.0256380929723425">
                <text:p>0.02563809297234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03999999999994">
                <text:p>1.03999999999994</text:p>
              </table:table-cell>
              <table:table-cell office:value-type="float" office:value="1.00665607479243">
                <text:p>1.00665607479243</text:p>
              </table:table-cell>
              <table:table-cell office:value-type="float" office:value="0.0339808389142921">
                <text:p>0.033980838914292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04999999999994">
                <text:p>1.04999999999994</text:p>
              </table:table-cell>
              <table:table-cell office:value-type="float" office:value="1.00772877045331">
                <text:p>1.00772877045331</text:p>
              </table:table-cell>
              <table:table-cell office:value-type="float" office:value="0.0422095203374279">
                <text:p>0.042209520337427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05999999999994">
                <text:p>1.05999999999994</text:p>
              </table:table-cell>
              <table:table-cell office:value-type="float" office:value="1.00857455500511">
                <text:p>1.00857455500511</text:p>
              </table:table-cell>
              <table:table-cell office:value-type="float" office:value="0.0503169583958138">
                <text:p>0.05031695839581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06999999999994">
                <text:p>1.06999999999994</text:p>
              </table:table-cell>
              <table:table-cell office:value-type="float" office:value="1.00919859286381">
                <text:p>1.00919859286381</text:p>
              </table:table-cell>
              <table:table-cell office:value-type="float" office:value="0.0582961648752771">
                <text:p>0.058296164875277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07999999999994">
                <text:p>1.07999999999994</text:p>
              </table:table-cell>
              <table:table-cell office:value-type="float" office:value="1.00960624040609">
                <text:p>1.00960624040609</text:p>
              </table:table-cell>
              <table:table-cell office:value-type="float" office:value="0.0661403473919853">
                <text:p>0.066140347391985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08999999999994">
                <text:p>1.08999999999994</text:p>
              </table:table-cell>
              <table:table-cell office:value-type="float" office:value="1.00980303883591">
                <text:p>1.00980303883591</text:p>
              </table:table-cell>
              <table:table-cell office:value-type="float" office:value="0.0738429143443861">
                <text:p>0.073842914344386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09999999999994">
                <text:p>1.09999999999994</text:p>
              </table:table-cell>
              <table:table-cell office:value-type="float" office:value="1.00979470693411">
                <text:p>1.00979470693411</text:p>
              </table:table-cell>
              <table:table-cell office:value-type="float" office:value="0.0813974796158924">
                <text:p>0.08139747961589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10999999999994">
                <text:p>1.10999999999994</text:p>
              </table:table-cell>
              <table:table-cell office:value-type="float" office:value="1.00958713369936">
                <text:p>1.00958713369936</text:p>
              </table:table-cell>
              <table:table-cell office:value-type="float" office:value="0.088797867025974">
                <text:p>0.08879786702597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11999999999994">
                <text:p>1.11999999999994</text:p>
              </table:table-cell>
              <table:table-cell office:value-type="float" office:value="1.00918637088893">
                <text:p>1.00918637088893</text:p>
              </table:table-cell>
              <table:table-cell office:value-type="float" office:value="0.0960381145275922">
                <text:p>0.09603811452759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12999999999994">
                <text:p>1.12999999999994</text:p>
              </table:table-cell>
              <table:table-cell office:value-type="float" office:value="1.00859862546775">
                <text:p>1.00859862546775</text:p>
              </table:table-cell>
              <table:table-cell office:value-type="float" office:value="0.103112478149187">
                <text:p>0.10311247814918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13999999999994">
                <text:p>1.13999999999994</text:p>
              </table:table-cell>
              <table:table-cell office:value-type="float" office:value="1.0078302519742">
                <text:p>1.0078302519742</text:p>
              </table:table-cell>
              <table:table-cell office:value-type="float" office:value="0.110015435679699">
                <text:p>0.11001543567969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14999999999994">
                <text:p>1.14999999999994</text:p>
              </table:table-cell>
              <table:table-cell office:value-type="float" office:value="1.00688774481115">
                <text:p>1.00688774481115</text:p>
              </table:table-cell>
              <table:table-cell office:value-type="float" office:value="0.116741690095387">
                <text:p>0.11674169009538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15999999999994">
                <text:p>1.15999999999994</text:p>
              </table:table-cell>
              <table:table-cell office:value-type="float" office:value="1.00577773047068">
                <text:p>1.00577773047068</text:p>
              </table:table-cell>
              <table:table-cell office:value-type="float" office:value="0.123286172727469">
                <text:p>0.12328617272746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16999999999994">
                <text:p>1.16999999999994</text:p>
              </table:table-cell>
              <table:table-cell office:value-type="float" office:value="1.00450695970093">
                <text:p>1.00450695970093</text:p>
              </table:table-cell>
              <table:table-cell office:value-type="float" office:value="0.129644046169879">
                <text:p>0.12964404616987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17999999999994">
                <text:p>1.17999999999994</text:p>
              </table:table-cell>
              <table:table-cell office:value-type="float" office:value="1.00308229962355">
                <text:p>1.00308229962355</text:p>
              </table:table-cell>
              <table:table-cell office:value-type="float" office:value="0.135810706926719">
                <text:p>0.13581070692671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18999999999994">
                <text:p>1.18999999999994</text:p>
              </table:table-cell>
              <table:table-cell office:value-type="float" office:value="1.00151072581009">
                <text:p>1.00151072581009</text:p>
              </table:table-cell>
              <table:table-cell office:value-type="float" office:value="0.141781787799218">
                <text:p>0.14178178779921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19999999999994">
                <text:p>1.19999999999994</text:p>
              </table:table-cell>
              <table:table-cell office:value-type="float" office:value="0.99979931432578">
                <text:p>0.99979931432578</text:p>
              </table:table-cell>
              <table:table-cell office:value-type="float" office:value="0.14755316001232">
                <text:p>0.1475531600123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20999999999994">
                <text:p>1.20999999999994</text:p>
              </table:table-cell>
              <table:table-cell office:value-type="float" office:value="0.997955233748863">
                <text:p>0.997955233748863</text:p>
              </table:table-cell>
              <table:table-cell office:value-type="float" office:value="0.153120935081231">
                <text:p>0.15312093508123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21999999999994">
                <text:p>1.21999999999994</text:p>
              </table:table-cell>
              <table:table-cell office:value-type="float" office:value="0.995985737173923">
                <text:p>0.995985737173923</text:p>
              </table:table-cell>
              <table:table-cell office:value-type="float" office:value="0.158481466418561">
                <text:p>0.15848146641856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22999999999994">
                <text:p>1.22999999999994</text:p>
              </table:table-cell>
              <table:table-cell office:value-type="float" office:value="0.993898154207265">
                <text:p>0.993898154207265</text:p>
              </table:table-cell>
              <table:table-cell office:value-type="float" office:value="0.163631350682909">
                <text:p>0.16363135068290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23999999999994">
                <text:p>1.23999999999994</text:p>
              </table:table-cell>
              <table:table-cell office:value-type="float" office:value="0.991699882962513">
                <text:p>0.991699882962513</text:p>
              </table:table-cell>
              <table:table-cell office:value-type="float" office:value="0.168567428870037">
                <text:p>0.16856742887003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24999999999994">
                <text:p>1.24999999999994</text:p>
              </table:table-cell>
              <table:table-cell office:value-type="float" office:value="0.989398382064494">
                <text:p>0.989398382064494</text:p>
              </table:table-cell>
              <table:table-cell office:value-type="float" office:value="0.173286787147976">
                <text:p>0.17328678714797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25999999999994">
                <text:p>1.25999999999994</text:p>
              </table:table-cell>
              <table:table-cell office:value-type="float" office:value="0.98700116266934">
                <text:p>0.98700116266934</text:p>
              </table:table-cell>
              <table:table-cell office:value-type="float" office:value="0.177786757437699">
                <text:p>0.17778675743769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26999999999994">
                <text:p>1.26999999999994</text:p>
              </table:table-cell>
              <table:table-cell office:value-type="float" office:value="0.984515780508687">
                <text:p>0.984515780508687</text:p>
              </table:table-cell>
              <table:table-cell office:value-type="float" office:value="0.182064917741196">
                <text:p>0.18206491774119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27999999999994">
                <text:p>1.27999999999994</text:p>
              </table:table-cell>
              <table:table-cell office:value-type="float" office:value="0.98194982796574">
                <text:p>0.98194982796574</text:p>
              </table:table-cell>
              <table:table-cell office:value-type="float" office:value="0.186119092219058">
                <text:p>0.18611909221905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28999999999994">
                <text:p>1.28999999999994</text:p>
              </table:table-cell>
              <table:table-cell office:value-type="float" office:value="0.979310926190862">
                <text:p>0.979310926190862</text:p>
              </table:table-cell>
              <table:table-cell office:value-type="float" office:value="0.189947351019873">
                <text:p>0.18994735101987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29999999999994">
                <text:p>1.29999999999994</text:p>
              </table:table-cell>
              <table:table-cell office:value-type="float" office:value="0.976606717264244">
                <text:p>0.976606717264244</text:p>
              </table:table-cell>
              <table:table-cell office:value-type="float" office:value="0.193548009864001">
                <text:p>0.19354800986400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30999999999994">
                <text:p>1.30999999999994</text:p>
              </table:table-cell>
              <table:table-cell office:value-type="float" office:value="0.973844856413076">
                <text:p>0.973844856413076</text:p>
              </table:table-cell>
              <table:table-cell office:value-type="float" office:value="0.196919629384482">
                <text:p>0.19691962938448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31999999999994">
                <text:p>1.31999999999994</text:p>
              </table:table-cell>
              <table:table-cell office:value-type="float" office:value="0.971033004290525">
                <text:p>0.971033004290525</text:p>
              </table:table-cell>
              <table:table-cell office:value-type="float" office:value="0.200061014228084">
                <text:p>0.20006101422808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32999999999994">
                <text:p>1.32999999999994</text:p>
              </table:table-cell>
              <table:table-cell office:value-type="float" office:value="0.9681788193237">
                <text:p>0.9681788193237</text:p>
              </table:table-cell>
              <table:table-cell office:value-type="float" office:value="0.202971211919669">
                <text:p>0.20297121191966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33999999999994">
                <text:p>1.33999999999994</text:p>
              </table:table-cell>
              <table:table-cell office:value-type="float" office:value="0.965289950137622">
                <text:p>0.965289950137622</text:p>
              </table:table-cell>
              <table:table-cell office:value-type="float" office:value="0.205649511493308">
                <text:p>0.20564951149330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34999999999994">
                <text:p>1.34999999999994</text:p>
              </table:table-cell>
              <table:table-cell office:value-type="float" office:value="0.962374028062102">
                <text:p>0.962374028062102</text:p>
              </table:table-cell>
              <table:table-cell office:value-type="float" office:value="0.208095441893743">
                <text:p>0.20809544189374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35999999999994">
                <text:p>1.35999999999994</text:p>
              </table:table-cell>
              <table:table-cell office:value-type="float" office:value="0.959438659728264">
                <text:p>0.959438659728264</text:p>
              </table:table-cell>
              <table:table-cell office:value-type="float" office:value="0.210308770152002">
                <text:p>0.21030877015200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36999999999994">
                <text:p>1.36999999999994</text:p>
              </table:table-cell>
              <table:table-cell office:value-type="float" office:value="0.956491419761287">
                <text:p>0.956491419761287</text:p>
              </table:table-cell>
              <table:table-cell office:value-type="float" office:value="0.212289499339172">
                <text:p>0.21228949933917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37999999999994">
                <text:p>1.37999999999994</text:p>
              </table:table-cell>
              <table:table-cell office:value-type="float" office:value="0.953539843575814">
                <text:p>0.953539843575814</text:p>
              </table:table-cell>
              <table:table-cell office:value-type="float" office:value="0.214037866302496">
                <text:p>0.21403786630249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38999999999994">
                <text:p>1.38999999999994</text:p>
              </table:table-cell>
              <table:table-cell office:value-type="float" office:value="0.950591420280271">
                <text:p>0.950591420280271</text:p>
              </table:table-cell>
              <table:table-cell office:value-type="float" office:value="0.215554339188183">
                <text:p>0.21555433918818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39999999999994">
                <text:p>1.39999999999994</text:p>
              </table:table-cell>
              <table:table-cell office:value-type="float" office:value="0.94765358569619">
                <text:p>0.94765358569619</text:p>
              </table:table-cell>
              <table:table-cell office:value-type="float" office:value="0.216839614755427">
                <text:p>0.21683961475542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40999999999994">
                <text:p>1.40999999999994</text:p>
              </table:table-cell>
              <table:table-cell office:value-type="float" office:value="0.944733715498464">
                <text:p>0.944733715498464</text:p>
              </table:table-cell>
              <table:table-cell office:value-type="float" office:value="0.217894615486367">
                <text:p>0.21789461548636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41999999999994">
                <text:p>1.41999999999994</text:p>
              </table:table-cell>
              <table:table-cell office:value-type="float" office:value="0.941839118482261">
                <text:p>0.941839118482261</text:p>
              </table:table-cell>
              <table:table-cell office:value-type="float" office:value="0.218720486496826">
                <text:p>0.21872048649682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42999999999994">
                <text:p>1.42999999999994</text:p>
              </table:table-cell>
              <table:table-cell office:value-type="float" office:value="0.938977029962166">
                <text:p>0.938977029962166</text:p>
              </table:table-cell>
              <table:table-cell office:value-type="float" office:value="0.219318592252857">
                <text:p>0.21931859225285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43999999999994">
                <text:p>1.43999999999994</text:p>
              </table:table-cell>
              <table:table-cell office:value-type="float" office:value="0.936154605308908">
                <text:p>0.936154605308908</text:p>
              </table:table-cell>
              <table:table-cell office:value-type="float" office:value="0.219690513098242">
                <text:p>0.21969051309824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44999999999994">
                <text:p>1.44999999999994</text:p>
              </table:table-cell>
              <table:table-cell office:value-type="float" office:value="0.93337891362887">
                <text:p>0.93337891362887</text:p>
              </table:table-cell>
              <table:table-cell office:value-type="float" office:value="0.219838041598265">
                <text:p>0.21983804159826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45999999999994">
                <text:p>1.45999999999994</text:p>
              </table:table-cell>
              <table:table-cell office:value-type="float" office:value="0.930656931591356">
                <text:p>0.930656931591356</text:p>
              </table:table-cell>
              <table:table-cell office:value-type="float" office:value="0.219763178705174">
                <text:p>0.21976317870517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46999999999994">
                <text:p>1.46999999999994</text:p>
              </table:table-cell>
              <table:table-cell office:value-type="float" office:value="0.92799553740841">
                <text:p>0.92799553740841</text:p>
              </table:table-cell>
              <table:table-cell office:value-type="float" office:value="0.219468129750899">
                <text:p>0.21946812975089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47999999999994">
                <text:p>1.47999999999994</text:p>
              </table:table-cell>
              <table:table-cell office:value-type="float" office:value="0.925401504971795">
                <text:p>0.925401504971795</text:p>
              </table:table-cell>
              <table:table-cell office:value-type="float" office:value="0.218955300272726">
                <text:p>0.21895530027272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48999999999994">
                <text:p>1.48999999999994</text:p>
              </table:table-cell>
              <table:table-cell office:value-type="float" office:value="0.922881498151492">
                <text:p>0.922881498151492</text:p>
              </table:table-cell>
              <table:table-cell office:value-type="float" office:value="0.218227291677695">
                <text:p>0.21822729167769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49999999999994">
                <text:p>1.49999999999994</text:p>
              </table:table-cell>
              <table:table-cell office:value-type="float" office:value="0.920442065259941">
                <text:p>0.920442065259941</text:p>
              </table:table-cell>
              <table:table-cell office:value-type="float" office:value="0.217286896751647">
                <text:p>0.21728689675164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50999999999994">
                <text:p>1.50999999999994</text:p>
              </table:table-cell>
              <table:table-cell office:value-type="float" office:value="0.918089633685972">
                <text:p>0.918089633685972</text:p>
              </table:table-cell>
              <table:table-cell office:value-type="float" office:value="0.216137095018909">
                <text:p>0.21613709501890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51999999999994">
                <text:p>1.51999999999994</text:p>
              </table:table-cell>
              <table:table-cell office:value-type="float" office:value="0.915830504702217">
                <text:p>0.915830504702217</text:p>
              </table:table-cell>
              <table:table-cell office:value-type="float" office:value="0.214781047958725">
                <text:p>0.2147810479587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52999999999994">
                <text:p>1.52999999999994</text:p>
              </table:table-cell>
              <table:table-cell office:value-type="float" office:value="0.913670848449566">
                <text:p>0.913670848449566</text:p>
              </table:table-cell>
              <table:table-cell office:value-type="float" office:value="0.213222094084597">
                <text:p>0.21322209408459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53999999999994">
                <text:p>1.53999999999994</text:p>
              </table:table-cell>
              <table:table-cell office:value-type="float" office:value="0.911616699101988">
                <text:p>0.911616699101988</text:p>
              </table:table-cell>
              <table:table-cell office:value-type="float" office:value="0.211463743892809">
                <text:p>0.21146374389280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54999999999994">
                <text:p>1.54999999999994</text:p>
              </table:table-cell>
              <table:table-cell office:value-type="float" office:value="0.909673950214884">
                <text:p>0.909673950214884</text:p>
              </table:table-cell>
              <table:table-cell office:value-type="float" office:value="0.20950967468646">
                <text:p>0.2095096746864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55999999999994">
                <text:p>1.55999999999994</text:p>
              </table:table-cell>
              <table:table-cell office:value-type="float" office:value="0.907848350259886">
                <text:p>0.907848350259886</text:p>
              </table:table-cell>
              <table:table-cell office:value-type="float" office:value="0.207363725281391">
                <text:p>0.20736372528139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56999999999994">
                <text:p>1.56999999999994</text:p>
              </table:table-cell>
              <table:table-cell office:value-type="float" office:value="0.906145498348782">
                <text:p>0.906145498348782</text:p>
              </table:table-cell>
              <table:table-cell office:value-type="float" office:value="0.205029890600489">
                <text:p>0.20502989060048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57999999999994">
                <text:p>1.57999999999994</text:p>
              </table:table-cell>
              <table:table-cell office:value-type="float" office:value="0.90457084014909">
                <text:p>0.90457084014909</text:p>
              </table:table-cell>
              <table:table-cell office:value-type="float" office:value="0.202512316162826">
                <text:p>0.20251231616282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58999999999994">
                <text:p>1.58999999999994</text:p>
              </table:table-cell>
              <table:table-cell office:value-type="float" office:value="0.903129663993538">
                <text:p>0.903129663993538</text:p>
              </table:table-cell>
              <table:table-cell office:value-type="float" office:value="0.199815292474223">
                <text:p>0.1998152924742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59999999999994">
                <text:p>1.59999999999994</text:p>
              </table:table-cell>
              <table:table-cell office:value-type="float" office:value="0.901827097185496">
                <text:p>0.901827097185496</text:p>
              </table:table-cell>
              <table:table-cell office:value-type="float" office:value="0.196943249325792">
                <text:p>0.19694324932579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60999999999994">
                <text:p>1.60999999999994</text:p>
              </table:table-cell>
              <table:table-cell office:value-type="float" office:value="0.900668102502226">
                <text:p>0.900668102502226</text:p>
              </table:table-cell>
              <table:table-cell office:value-type="float" office:value="0.193900750007083">
                <text:p>0.19390075000708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61999999999994">
                <text:p>1.61999999999994</text:p>
              </table:table-cell>
              <table:table-cell office:value-type="float" office:value="0.899657474897544">
                <text:p>0.899657474897544</text:p>
              </table:table-cell>
              <table:table-cell office:value-type="float" office:value="0.190692485440472">
                <text:p>0.19069248544047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62999999999994">
                <text:p>1.62999999999994</text:p>
              </table:table-cell>
              <table:table-cell office:value-type="float" office:value="0.898799838405323">
                <text:p>0.898799838405323</text:p>
              </table:table-cell>
              <table:table-cell office:value-type="float" office:value="0.187323268243421">
                <text:p>0.18732326824342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63999999999994">
                <text:p>1.63999999999994</text:p>
              </table:table-cell>
              <table:table-cell office:value-type="float" office:value="0.898099643245017">
                <text:p>0.898099643245017</text:p>
              </table:table-cell>
              <table:table-cell office:value-type="float" office:value="0.183798026725303">
                <text:p>0.18379802672530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64999999999994">
                <text:p>1.64999999999994</text:p>
              </table:table-cell>
              <table:table-cell office:value-type="float" office:value="0.897561163130185">
                <text:p>0.897561163130185</text:p>
              </table:table-cell>
              <table:table-cell office:value-type="float" office:value="0.180121798825411">
                <text:p>0.1801217988254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65999999999994">
                <text:p>1.65999999999994</text:p>
              </table:table-cell>
              <table:table-cell office:value-type="float" office:value="0.897188492780779">
                <text:p>0.897188492780779</text:p>
              </table:table-cell>
              <table:table-cell office:value-type="float" office:value="0.176299725998861">
                <text:p>0.17629972599886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66999999999994">
                <text:p>1.66999999999994</text:p>
              </table:table-cell>
              <table:table-cell office:value-type="float" office:value="0.896985545639758">
                <text:p>0.896985545639758</text:p>
              </table:table-cell>
              <table:table-cell office:value-type="float" office:value="0.172337047056967">
                <text:p>0.17233704705696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67999999999994">
                <text:p>1.67999999999994</text:p>
              </table:table-cell>
              <table:table-cell office:value-type="float" office:value="0.896956051794348">
                <text:p>0.896956051794348</text:p>
              </table:table-cell>
              <table:table-cell office:value-type="float" office:value="0.168239091968783">
                <text:p>0.16823909196878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68999999999994">
                <text:p>1.68999999999994</text:p>
              </table:table-cell>
              <table:table-cell office:value-type="float" office:value="0.897103556102097">
                <text:p>0.897103556102097</text:p>
              </table:table-cell>
              <table:table-cell office:value-type="float" office:value="0.164011275630374">
                <text:p>0.16401127563037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69999999999994">
                <text:p>1.69999999999994</text:p>
              </table:table-cell>
              <table:table-cell office:value-type="float" office:value="0.897431416521643">
                <text:p>0.897431416521643</text:p>
              </table:table-cell>
              <table:table-cell office:value-type="float" office:value="0.159659091608382">
                <text:p>0.15965909160838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70999999999994">
                <text:p>1.70999999999994</text:p>
              </table:table-cell>
              <table:table-cell office:value-type="float" office:value="0.897942802647924">
                <text:p>0.897942802647924</text:p>
              </table:table-cell>
              <table:table-cell office:value-type="float" office:value="0.155188105864465">
                <text:p>0.15518810586446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71999999999994">
                <text:p>1.71999999999994</text:p>
              </table:table-cell>
              <table:table-cell office:value-type="float" office:value="0.89864069445133">
                <text:p>0.89864069445133</text:p>
              </table:table-cell>
              <table:table-cell office:value-type="float" office:value="0.150603950467048">
                <text:p>0.1506039504670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72999999999994">
                <text:p>1.72999999999994</text:p>
              </table:table-cell>
              <table:table-cell office:value-type="float" office:value="0.899527881220117">
                <text:p>0.899527881220117</text:p>
              </table:table-cell>
              <table:table-cell office:value-type="float" office:value="0.14591231729688">
                <text:p>0.1459123172968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73999999999994">
                <text:p>1.73999999999994</text:p>
              </table:table-cell>
              <table:table-cell office:value-type="float" office:value="0.90060696070524">
                <text:p>0.90060696070524</text:p>
              </table:table-cell>
              <table:table-cell office:value-type="float" office:value="0.14111895175273">
                <text:p>0.1411189517527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74999999999994">
                <text:p>1.74999999999994</text:p>
              </table:table-cell>
              <table:table-cell office:value-type="float" office:value="0.901880338466454">
                <text:p>0.901880338466454</text:p>
              </table:table-cell>
              <table:table-cell office:value-type="float" office:value="0.136229646463591">
                <text:p>0.1362296464635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75999999999994">
                <text:p>1.75999999999994</text:p>
              </table:table-cell>
              <table:table-cell office:value-type="float" office:value="0.903350227418496">
                <text:p>0.903350227418496</text:p>
              </table:table-cell>
              <table:table-cell office:value-type="float" office:value="0.13125023501363">
                <text:p>0.1312502350136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76999999999994">
                <text:p>1.76999999999994</text:p>
              </table:table-cell>
              <table:table-cell office:value-type="float" office:value="0.90501864757583">
                <text:p>0.90501864757583</text:p>
              </table:table-cell>
              <table:table-cell office:value-type="float" office:value="0.126186585686073">
                <text:p>0.12618658568607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77999999999994">
                <text:p>1.77999999999994</text:p>
              </table:table-cell>
              <table:table-cell office:value-type="float" office:value="0.90688742599434">
                <text:p>0.90688742599434</text:p>
              </table:table-cell>
              <table:table-cell office:value-type="float" office:value="0.121044595232134">
                <text:p>0.12104459523213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78999999999994">
                <text:p>1.78999999999994</text:p>
              </table:table-cell>
              <table:table-cell office:value-type="float" office:value="0.908958196908157">
                <text:p>0.908958196908157</text:p>
              </table:table-cell>
              <table:table-cell office:value-type="float" office:value="0.115830182671005">
                <text:p>0.1158301826710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79999999999994">
                <text:p>1.79999999999994</text:p>
              </table:table-cell>
              <table:table-cell office:value-type="float" office:value="0.91123240205957">
                <text:p>0.91123240205957</text:p>
              </table:table-cell>
              <table:table-cell office:value-type="float" office:value="0.110549283126856">
                <text:p>0.11054928312685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80999999999994">
                <text:p>1.80999999999994</text:p>
              </table:table-cell>
              <table:table-cell office:value-type="float" office:value="0.913711291219914">
                <text:p>0.913711291219914</text:p>
              </table:table-cell>
              <table:table-cell office:value-type="float" office:value="0.105207841708662">
                <text:p>0.10520784170866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81999999999994">
                <text:p>1.81999999999994</text:p>
              </table:table-cell>
              <table:table-cell office:value-type="float" office:value="0.916395922899009">
                <text:p>0.916395922899009</text:p>
              </table:table-cell>
              <table:table-cell office:value-type="float" office:value="0.0998118074386268">
                <text:p>0.099811807438626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82999999999994">
                <text:p>1.82999999999994</text:p>
              </table:table-cell>
              <table:table-cell office:value-type="float" office:value="0.919287165240696">
                <text:p>0.919287165240696</text:p>
              </table:table-cell>
              <table:table-cell office:value-type="float" office:value="0.0943671272348278">
                <text:p>0.094367127234827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83999999999994">
                <text:p>1.83999999999994</text:p>
              </table:table-cell>
              <table:table-cell office:value-type="float" office:value="0.922385697101743">
                <text:p>0.922385697101743</text:p>
              </table:table-cell>
              <table:table-cell office:value-type="float" office:value="0.0888797399535902">
                <text:p>0.088879739953590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84999999999994">
                <text:p>1.84999999999994</text:p>
              </table:table-cell>
              <table:table-cell office:value-type="float" office:value="0.925692009311329">
                <text:p>0.925692009311329</text:p>
              </table:table-cell>
              <table:table-cell office:value-type="float" office:value="0.0833555704970495">
                <text:p>0.083355570497049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85999999999994">
                <text:p>1.85999999999994</text:p>
              </table:table-cell>
              <table:table-cell office:value-type="float" office:value="0.929206406108061">
                <text:p>0.929206406108061</text:p>
              </table:table-cell>
              <table:table-cell office:value-type="float" office:value="0.0778005239911694">
                <text:p>0.077800523991169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86999999999994">
                <text:p>1.86999999999994</text:p>
              </table:table-cell>
              <table:table-cell office:value-type="float" office:value="0.932929006751447">
                <text:p>0.932929006751447</text:p>
              </table:table-cell>
              <table:table-cell office:value-type="float" office:value="0.0722204800394068">
                <text:p>0.072220480039406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87999999999994">
                <text:p>1.87999999999994</text:p>
              </table:table-cell>
              <table:table-cell office:value-type="float" office:value="0.936859747304442">
                <text:p>0.936859747304442</text:p>
              </table:table-cell>
              <table:table-cell office:value-type="float" office:value="0.0666212870570658">
                <text:p>0.066621287057065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88999999999994">
                <text:p>1.88999999999994</text:p>
              </table:table-cell>
              <table:table-cell office:value-type="float" office:value="0.940998382583775">
                <text:p>0.940998382583775</text:p>
              </table:table-cell>
              <table:table-cell office:value-type="float" office:value="0.0610087566912623">
                <text:p>0.061008756691262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89999999999994">
                <text:p>1.89999999999994</text:p>
              </table:table-cell>
              <table:table-cell office:value-type="float" office:value="0.945344488274347">
                <text:p>0.945344488274347</text:p>
              </table:table-cell>
              <table:table-cell office:value-type="float" office:value="0.0553886583313031">
                <text:p>0.055388658331303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90999999999994">
                <text:p>1.90999999999994</text:p>
              </table:table-cell>
              <table:table-cell office:value-type="float" office:value="0.949897463204108">
                <text:p>0.949897463204108</text:p>
              </table:table-cell>
              <table:table-cell office:value-type="float" office:value="0.0497667137141245">
                <text:p>0.049766713714124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91999999999994">
                <text:p>1.91999999999994</text:p>
              </table:table-cell>
              <table:table-cell office:value-type="float" office:value="0.954656531775563">
                <text:p>0.954656531775563</text:p>
              </table:table-cell>
              <table:table-cell office:value-type="float" office:value="0.0441485916292885">
                <text:p>0.044148591629288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92999999999994">
                <text:p>1.92999999999994</text:p>
              </table:table-cell>
              <table:table-cell office:value-type="float" office:value="0.95962074654994">
                <text:p>0.95962074654994</text:p>
              </table:table-cell>
              <table:table-cell office:value-type="float" office:value="0.0385399027279239">
                <text:p>0.038539902727923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93999999999994">
                <text:p>1.93999999999994</text:p>
              </table:table-cell>
              <table:table-cell office:value-type="float" office:value="0.964788990980006">
                <text:p>0.964788990980006</text:p>
              </table:table-cell>
              <table:table-cell office:value-type="float" office:value="0.0329461944398217">
                <text:p>0.032946194439821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94999999999994">
                <text:p>1.94999999999994</text:p>
              </table:table-cell>
              <table:table-cell office:value-type="float" office:value="0.970159982287332">
                <text:p>0.970159982287332</text:p>
              </table:table-cell>
              <table:table-cell office:value-type="float" office:value="0.0273729460027806">
                <text:p>0.027372946002780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95999999999994">
                <text:p>1.95999999999994</text:p>
              </table:table-cell>
              <table:table-cell office:value-type="float" office:value="0.975732274479742">
                <text:p>0.975732274479742</text:p>
              </table:table-cell>
              <table:table-cell office:value-type="float" office:value="0.0218255636080876">
                <text:p>0.02182556360808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96999999999994">
                <text:p>1.96999999999994</text:p>
              </table:table-cell>
              <table:table-cell office:value-type="float" office:value="0.98150426150459">
                <text:p>0.98150426150459</text:p>
              </table:table-cell>
              <table:table-cell office:value-type="float" office:value="0.0163093756659286">
                <text:p>0.01630937566592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97999999999994">
                <text:p>1.97999999999994</text:p>
              </table:table-cell>
              <table:table-cell office:value-type="float" office:value="0.987474180533363">
                <text:p>0.987474180533363</text:p>
              </table:table-cell>
              <table:table-cell office:value-type="float" office:value="0.0108296281943338">
                <text:p>0.010829628194333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98999999999994">
                <text:p>1.98999999999994</text:p>
              </table:table-cell>
              <table:table-cell office:value-type="float" office:value="0.99364011537311">
                <text:p>0.99364011537311</text:p>
              </table:table-cell>
              <table:table-cell office:value-type="float" office:value="0.0053914803351081">
                <text:p>0.005391480335108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99999999999994">
                <text:p>1.99999999999994</text:p>
              </table:table-cell>
              <table:table-cell office:value-type="float" office:value="0.999999999999963">
                <text:p>0.999999999999963</text:p>
              </table:table-cell>
              <table:table-cell office:value-type="float" office:value="0.0000000000000339285263216062">
                <text:p>0.000000000000033928526321606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00999999999994">
                <text:p>2.00999999999994</text:p>
              </table:table-cell>
              <table:table-cell office:value-type="float" office:value="1.00655162221015">
                <text:p>1.00655162221015</text:p>
              </table:table-cell>
              <table:table-cell office:value-type="float" office:value="-0.00533984034952312">
                <text:p>-0.005339840349523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01999999999994">
                <text:p>2.01999999999994</text:p>
              </table:table-cell>
              <table:table-cell office:value-type="float" office:value="1.01329262738363">
                <text:p>1.01329262738363</text:p>
              </table:table-cell>
              <table:table-cell office:value-type="float" office:value="-0.0106231677866241">
                <text:p>-0.010623167786624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.02999999999994">
                <text:p>2.02999999999994</text:p>
              </table:table-cell>
              <table:table-cell office:value-type="float" office:value="1.02022052235545">
                <text:p>1.02022052235545</text:p>
              </table:table-cell>
              <table:table-cell office:value-type="float" office:value="-0.0158452128636394">
                <text:p>-0.015845212863639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03999999999994">
                <text:p>2.03999999999994</text:p>
              </table:table-cell>
              <table:table-cell office:value-type="float" office:value="1.0273326793901">
                <text:p>1.0273326793901</text:p>
              </table:table-cell>
              <table:table-cell office:value-type="float" office:value="-0.0210013134152706">
                <text:p>-0.021001313415270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04999999999994">
                <text:p>2.04999999999994</text:p>
              </table:table-cell>
              <table:table-cell office:value-type="float" office:value="1.03462634025357">
                <text:p>1.03462634025357</text:p>
              </table:table-cell>
              <table:table-cell office:value-type="float" office:value="-0.0260869182173625">
                <text:p>-0.02608691821736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05999999999994">
                <text:p>2.05999999999994</text:p>
              </table:table-cell>
              <table:table-cell office:value-type="float" office:value="1.04209862037844">
                <text:p>1.04209862037844</text:p>
              </table:table-cell>
              <table:table-cell office:value-type="float" office:value="-0.0310975904991319">
                <text:p>-0.031097590499131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06999999999994">
                <text:p>2.06999999999994</text:p>
              </table:table-cell>
              <table:table-cell office:value-type="float" office:value="1.04974651311662">
                <text:p>1.04974651311662</text:p>
              </table:table-cell>
              <table:table-cell office:value-type="float" office:value="-0.0360290113066894">
                <text:p>-0.036029011306689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07999999999994">
                <text:p>2.07999999999994</text:p>
              </table:table-cell>
              <table:table-cell office:value-type="float" office:value="1.05756689407482">
                <text:p>1.05756689407482</text:p>
              </table:table-cell>
              <table:table-cell office:value-type="float" office:value="-0.0408769827159729">
                <text:p>-0.040876982715972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08999999999994">
                <text:p>2.08999999999994</text:p>
              </table:table-cell>
              <table:table-cell office:value-type="float" office:value="1.06555652552759">
                <text:p>1.06555652552759</text:p>
              </table:table-cell>
              <table:table-cell office:value-type="float" office:value="-0.0456374308931774">
                <text:p>-0.04563743089317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.09999999999994">
                <text:p>2.09999999999994</text:p>
              </table:table-cell>
              <table:table-cell office:value-type="float" office:value="1.07371206090258">
                <text:p>1.07371206090258</text:p>
              </table:table-cell>
              <table:table-cell office:value-type="float" office:value="-0.0503064090011967">
                <text:p>-0.050306409001196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10999999999994">
                <text:p>2.10999999999994</text:p>
              </table:table-cell>
              <table:table-cell office:value-type="float" office:value="1.08203004933309">
                <text:p>1.08203004933309</text:p>
              </table:table-cell>
              <table:table-cell office:value-type="float" office:value="-0.0548800999505471">
                <text:p>-0.054880099950547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.11999999999994">
                <text:p>2.11999999999994</text:p>
              </table:table-cell>
              <table:table-cell office:value-type="float" office:value="1.09050694027246">
                <text:p>1.09050694027246</text:p>
              </table:table-cell>
              <table:table-cell office:value-type="float" office:value="-0.0593548189935093">
                <text:p>-0.059354818993509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.12999999999994">
                <text:p>2.12999999999994</text:p>
              </table:table-cell>
              <table:table-cell office:value-type="float" office:value="1.09913908816524">
                <text:p>1.09913908816524</text:p>
              </table:table-cell>
              <table:table-cell office:value-type="float" office:value="-0.0637270161604286">
                <text:p>-0.063727016160428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.13999999999994">
                <text:p>2.13999999999994</text:p>
              </table:table-cell>
              <table:table-cell office:value-type="float" office:value="1.10792275716974">
                <text:p>1.10792275716974</text:p>
              </table:table-cell>
              <table:table-cell office:value-type="float" office:value="-0.0679932785371814">
                <text:p>-0.067993278537181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.14999999999994">
                <text:p>2.14999999999994</text:p>
              </table:table-cell>
              <table:table-cell office:value-type="float" office:value="1.11685412592694">
                <text:p>1.11685412592694</text:p>
              </table:table-cell>
              <table:table-cell office:value-type="float" office:value="-0.072150332383058">
                <text:p>-0.07215033238305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15999999999994">
                <text:p>2.15999999999994</text:p>
              </table:table-cell>
              <table:table-cell office:value-type="float" office:value="1.12592929237026">
                <text:p>1.12592929237026</text:p>
              </table:table-cell>
              <table:table-cell office:value-type="float" office:value="-0.0761950450884678">
                <text:p>-0.076195045088467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.16999999999994">
                <text:p>2.16999999999994</text:p>
              </table:table-cell>
              <table:table-cell office:value-type="float" office:value="1.13514427857127">
                <text:p>1.13514427857127</text:p>
              </table:table-cell>
              <table:table-cell office:value-type="float" office:value="-0.0801244269720433">
                <text:p>-0.080124426972043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17999999999994">
                <text:p>2.17999999999994</text:p>
              </table:table-cell>
              <table:table-cell office:value-type="float" office:value="1.14449503561577">
                <text:p>1.14449503561577</text:p>
              </table:table-cell>
              <table:table-cell office:value-type="float" office:value="-0.0839356329168613">
                <text:p>-0.083935632916861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.18999999999993">
                <text:p>2.18999999999993</text:p>
              </table:table-cell>
              <table:table-cell office:value-type="float" office:value="1.15397744850546">
                <text:p>1.15397744850546</text:p>
              </table:table-cell>
              <table:table-cell office:value-type="float" office:value="-0.0876259638456405">
                <text:p>-0.08762596384564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.19999999999993">
                <text:p>2.19999999999993</text:p>
              </table:table-cell>
              <table:table-cell office:value-type="float" office:value="1.16358734107966">
                <text:p>1.16358734107966</text:p>
              </table:table-cell>
              <table:table-cell office:value-type="float" office:value="-0.0911928680350653">
                <text:p>-0.091192868035065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.20999999999993">
                <text:p>2.20999999999993</text:p>
              </table:table-cell>
              <table:table-cell office:value-type="float" office:value="1.17332048095221">
                <text:p>1.17332048095221</text:p>
              </table:table-cell>
              <table:table-cell office:value-type="float" office:value="-0.0946339422693698">
                <text:p>-0.094633942269369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.21999999999993">
                <text:p>2.21999999999993</text:p>
              </table:table-cell>
              <table:table-cell office:value-type="float" office:value="1.18317258445823">
                <text:p>1.18317258445823</text:p>
              </table:table-cell>
              <table:table-cell office:value-type="float" office:value="-0.0979469328335972">
                <text:p>-0.097946932833597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.22999999999993">
                <text:p>2.22999999999993</text:p>
              </table:table-cell>
              <table:table-cell office:value-type="float" office:value="1.19313932160593">
                <text:p>1.19313932160593</text:p>
              </table:table-cell>
              <table:table-cell office:value-type="float" office:value="-0.101129736347094">
                <text:p>-0.10112973634709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23999999999993">
                <text:p>2.23999999999993</text:p>
              </table:table-cell>
              <table:table-cell office:value-type="float" office:value="1.20321632102815">
                <text:p>1.20321632102815</text:p>
              </table:table-cell>
              <table:table-cell office:value-type="float" office:value="-0.10418040043786">
                <text:p>-0.1041804004378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.24999999999993">
                <text:p>2.24999999999993</text:p>
              </table:table-cell>
              <table:table-cell office:value-type="float" office:value="1.21339917492894">
                <text:p>1.21339917492894</text:p>
              </table:table-cell>
              <table:table-cell office:value-type="float" office:value="-0.107097124258722">
                <text:p>-0.10709712425872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.25999999999993">
                <text:p>2.25999999999993</text:p>
              </table:table-cell>
              <table:table-cell office:value-type="float" office:value="1.22368344402007">
                <text:p>1.22368344402007</text:p>
              </table:table-cell>
              <table:table-cell office:value-type="float" office:value="-0.109878258846135">
                <text:p>-0.10987825884613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.26999999999993">
                <text:p>2.26999999999993</text:p>
              </table:table-cell>
              <table:table-cell office:value-type="float" office:value="1.23406466244268">
                <text:p>1.23406466244268</text:p>
              </table:table-cell>
              <table:table-cell office:value-type="float" office:value="-0.11252230732301">
                <text:p>-0.1125223073230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.27999999999993">
                <text:p>2.27999999999993</text:p>
              </table:table-cell>
              <table:table-cell office:value-type="float" office:value="1.24453834266926">
                <text:p>1.24453834266926</text:p>
              </table:table-cell>
              <table:table-cell office:value-type="float" office:value="-0.115027924946648">
                <text:p>-0.1150279249466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28999999999993">
                <text:p>2.28999999999993</text:p>
              </table:table-cell>
              <table:table-cell office:value-type="float" office:value="1.25509998038121">
                <text:p>1.25509998038121</text:p>
              </table:table-cell>
              <table:table-cell office:value-type="float" office:value="-0.117393919003288">
                <text:p>-0.11739391900328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.29999999999993">
                <text:p>2.29999999999993</text:p>
              </table:table-cell>
              <table:table-cell office:value-type="float" office:value="1.2657450593174">
                <text:p>1.2657450593174</text:p>
              </table:table-cell>
              <table:table-cell office:value-type="float" office:value="-0.119619248550854">
                <text:p>-0.11961924855085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.30999999999993">
                <text:p>2.30999999999993</text:p>
              </table:table-cell>
              <table:table-cell office:value-type="float" office:value="1.27646905608893">
                <text:p>1.27646905608893</text:p>
              </table:table-cell>
              <table:table-cell office:value-type="float" office:value="-0.121703024011643">
                <text:p>-0.12170302401164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31999999999993">
                <text:p>2.31999999999993</text:p>
              </table:table-cell>
              <table:table-cell office:value-type="float" office:value="1.28726744495586">
                <text:p>1.28726744495586</text:p>
              </table:table-cell>
              <table:table-cell office:value-type="float" office:value="-0.123644506616733">
                <text:p>-0.1236445066167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32999999999993">
                <text:p>2.32999999999993</text:p>
              </table:table-cell>
              <table:table-cell office:value-type="float" office:value="1.29813570256124">
                <text:p>1.29813570256124</text:p>
              </table:table-cell>
              <table:table-cell office:value-type="float" office:value="-0.125443107704118">
                <text:p>-0.12544310770411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.33999999999993">
                <text:p>2.33999999999993</text:p>
              </table:table-cell>
              <table:table-cell office:value-type="float" office:value="1.30906931261821">
                <text:p>1.30906931261821</text:p>
              </table:table-cell>
              <table:table-cell office:value-type="float" office:value="-0.127098387872676">
                <text:p>-0.12709838787267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.34999999999993">
                <text:p>2.34999999999993</text:p>
              </table:table-cell>
              <table:table-cell office:value-type="float" office:value="1.32006377054589">
                <text:p>1.32006377054589</text:p>
              </table:table-cell>
              <table:table-cell office:value-type="float" office:value="-0.128610055994263">
                <text:p>-0.12861005599426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.35999999999993">
                <text:p>2.35999999999993</text:p>
              </table:table-cell>
              <table:table-cell office:value-type="float" office:value="1.33111458804989">
                <text:p>1.33111458804989</text:p>
              </table:table-cell>
              <table:table-cell office:value-type="float" office:value="-0.129977968086131">
                <text:p>-0.12997796808613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.36999999999993">
                <text:p>2.36999999999993</text:p>
              </table:table-cell>
              <table:table-cell office:value-type="float" office:value="1.34221729764336">
                <text:p>1.34221729764336</text:p>
              </table:table-cell>
              <table:table-cell office:value-type="float" office:value="-0.131202126046307">
                <text:p>-0.1312021260463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.37999999999993">
                <text:p>2.37999999999993</text:p>
              </table:table-cell>
              <table:table-cell office:value-type="float" office:value="1.35336745710464">
                <text:p>1.35336745710464</text:p>
              </table:table-cell>
              <table:table-cell office:value-type="float" office:value="-0.132282676254441">
                <text:p>-0.13228267625444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.38999999999993">
                <text:p>2.38999999999993</text:p>
              </table:table-cell>
              <table:table-cell office:value-type="float" office:value="1.36456065386759">
                <text:p>1.36456065386759</text:p>
              </table:table-cell>
              <table:table-cell office:value-type="float" office:value="-0.133219908040815">
                <text:p>-0.13321990804081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.39999999999993">
                <text:p>2.39999999999993</text:p>
              </table:table-cell>
              <table:table-cell office:value-type="float" office:value="1.37579250934091">
                <text:p>1.37579250934091</text:p>
              </table:table-cell>
              <table:table-cell office:value-type="float" office:value="-0.134014252026291">
                <text:p>-0.13401425202629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.40999999999993">
                <text:p>2.40999999999993</text:p>
              </table:table-cell>
              <table:table-cell office:value-type="float" office:value="1.38705868315274">
                <text:p>1.38705868315274</text:p>
              </table:table-cell>
              <table:table-cell office:value-type="float" office:value="-0.134666278336164">
                <text:p>-0.13466627833616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.41999999999993">
                <text:p>2.41999999999993</text:p>
              </table:table-cell>
              <table:table-cell office:value-type="float" office:value="1.39835487731686">
                <text:p>1.39835487731686</text:p>
              </table:table-cell>
              <table:table-cell office:value-type="float" office:value="-0.135176694690947">
                <text:p>-0.13517669469094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.42999999999993">
                <text:p>2.42999999999993</text:p>
              </table:table-cell>
              <table:table-cell office:value-type="float" office:value="1.40967684031754">
                <text:p>1.40967684031754</text:p>
              </table:table-cell>
              <table:table-cell office:value-type="float" office:value="-0.13554634437705">
                <text:p>-0.1355463443770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.43999999999993">
                <text:p>2.43999999999993</text:p>
              </table:table-cell>
              <table:table-cell office:value-type="float" office:value="1.42102037110892">
                <text:p>1.42102037110892</text:p>
              </table:table-cell>
              <table:table-cell office:value-type="float" office:value="-0.135776204100614">
                <text:p>-0.13577620410061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.44999999999993">
                <text:p>2.44999999999993</text:p>
              </table:table-cell>
              <table:table-cell office:value-type="float" office:value="1.4323813230266">
                <text:p>1.4323813230266</text:p>
              </table:table-cell>
              <table:table-cell office:value-type="float" office:value="-0.13586738172795">
                <text:p>-0.1358673817279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.45999999999993">
                <text:p>2.45999999999993</text:p>
              </table:table-cell>
              <table:table-cell office:value-type="float" office:value="1.44375560760761">
                <text:p>1.44375560760761</text:p>
              </table:table-cell>
              <table:table-cell office:value-type="float" office:value="-0.135821113915514">
                <text:p>-0.1358211139155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.46999999999993">
                <text:p>2.46999999999993</text:p>
              </table:table-cell>
              <table:table-cell office:value-type="float" office:value="1.45513919831639">
                <text:p>1.45513919831639</text:p>
              </table:table-cell>
              <table:table-cell office:value-type="float" office:value="-0.135638763633438">
                <text:p>-0.13563876363343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.47999999999993">
                <text:p>2.47999999999993</text:p>
              </table:table-cell>
              <table:table-cell office:value-type="float" office:value="1.46652813417338">
                <text:p>1.46652813417338</text:p>
              </table:table-cell>
              <table:table-cell office:value-type="float" office:value="-0.135321817585477">
                <text:p>-0.13532181758547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.48999999999993">
                <text:p>2.48999999999993</text:p>
              </table:table-cell>
              <table:table-cell office:value-type="float" office:value="1.47791852328411">
                <text:p>1.47791852328411</text:p>
              </table:table-cell>
              <table:table-cell office:value-type="float" office:value="-0.134871883529656">
                <text:p>-0.13487188352965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49999999999993">
                <text:p>2.49999999999993</text:p>
              </table:table-cell>
              <table:table-cell office:value-type="float" office:value="1.48930654626563">
                <text:p>1.48930654626563</text:p>
              </table:table-cell>
              <table:table-cell office:value-type="float" office:value="-0.134290687502503">
                <text:p>-0.13429068750250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50999999999993">
                <text:p>2.50999999999993</text:p>
              </table:table-cell>
              <table:table-cell office:value-type="float" office:value="1.50068845956825">
                <text:p>1.50068845956825</text:p>
              </table:table-cell>
              <table:table-cell office:value-type="float" office:value="-0.133580070951354">
                <text:p>-0.13358007095135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51999999999993">
                <text:p>2.51999999999993</text:p>
              </table:table-cell>
              <table:table-cell office:value-type="float" office:value="1.51206059869002">
                <text:p>1.51206059869002</text:p>
              </table:table-cell>
              <table:table-cell office:value-type="float" office:value="-0.132741987777829">
                <text:p>-0.13274198777782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52999999999993">
                <text:p>2.52999999999993</text:p>
              </table:table-cell>
              <table:table-cell office:value-type="float" office:value="1.52341938128183">
                <text:p>1.52341938128183</text:p>
              </table:table-cell>
              <table:table-cell office:value-type="float" office:value="-0.131778501296714">
                <text:p>-0.1317785012967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53999999999993">
                <text:p>2.53999999999993</text:p>
              </table:table-cell>
              <table:table-cell office:value-type="float" office:value="1.53476131014106">
                <text:p>1.53476131014106</text:p>
              </table:table-cell>
              <table:table-cell office:value-type="float" office:value="-0.130691781114062">
                <text:p>-0.13069178111406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54999999999993">
                <text:p>2.54999999999993</text:p>
              </table:table-cell>
              <table:table-cell office:value-type="float" office:value="1.54608297609184">
                <text:p>1.54608297609184</text:p>
              </table:table-cell>
              <table:table-cell office:value-type="float" office:value="-0.12948409992817">
                <text:p>-0.129484099928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55999999999993">
                <text:p>2.55999999999993</text:p>
              </table:table-cell>
              <table:table-cell office:value-type="float" office:value="1.55738106075008">
                <text:p>1.55738106075008</text:p>
              </table:table-cell>
              <table:table-cell office:value-type="float" office:value="-0.128157830257691">
                <text:p>-0.12815783025769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56999999999993">
                <text:p>2.56999999999993</text:p>
              </table:table-cell>
              <table:table-cell office:value-type="float" office:value="1.56865233917168">
                <text:p>1.56865233917168</text:p>
              </table:table-cell>
              <table:table-cell office:value-type="float" office:value="-0.126715441100775">
                <text:p>-0.12671544110077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57999999999993">
                <text:p>2.57999999999993</text:p>
              </table:table-cell>
              <table:table-cell office:value-type="float" office:value="1.57989368238228">
                <text:p>1.57989368238228</text:p>
              </table:table-cell>
              <table:table-cell office:value-type="float" office:value="-0.125159494529097">
                <text:p>-0.12515949452909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58999999999993">
                <text:p>2.58999999999993</text:p>
              </table:table-cell>
              <table:table-cell office:value-type="float" office:value="1.59110205978722">
                <text:p>1.59110205978722</text:p>
              </table:table-cell>
              <table:table-cell office:value-type="float" office:value="-0.123492642221073">
                <text:p>-0.12349264222107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59999999999993">
                <text:p>2.59999999999993</text:p>
              </table:table-cell>
              <table:table-cell office:value-type="float" office:value="1.60227454146044">
                <text:p>1.60227454146044</text:p>
              </table:table-cell>
              <table:table-cell office:value-type="float" office:value="-0.121717621938193">
                <text:p>-0.12171762193819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60999999999993">
                <text:p>2.60999999999993</text:p>
              </table:table-cell>
              <table:table-cell office:value-type="float" office:value="1.61340830031102">
                <text:p>1.61340830031102</text:p>
              </table:table-cell>
              <table:table-cell office:value-type="float" office:value="-0.119837253948465">
                <text:p>-0.11983725394846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61999999999993">
                <text:p>2.61999999999993</text:p>
              </table:table-cell>
              <table:table-cell office:value-type="float" office:value="1.62450061412677">
                <text:p>1.62450061412677</text:p>
              </table:table-cell>
              <table:table-cell office:value-type="float" office:value="-0.117854437401399">
                <text:p>-0.11785443740139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62999999999993">
                <text:p>2.62999999999993</text:p>
              </table:table-cell>
              <table:table-cell office:value-type="float" office:value="1.63554886749345">
                <text:p>1.63554886749345</text:p>
              </table:table-cell>
              <table:table-cell office:value-type="float" office:value="-0.115772146658149">
                <text:p>-0.11577214665814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63999999999993">
                <text:p>2.63999999999993</text:p>
              </table:table-cell>
              <table:table-cell office:value-type="float" office:value="1.64655055358925">
                <text:p>1.64655055358925</text:p>
              </table:table-cell>
              <table:table-cell office:value-type="float" office:value="-0.113593427581404">
                <text:p>-0.11359342758140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64999999999993">
                <text:p>2.64999999999993</text:p>
              </table:table-cell>
              <table:table-cell office:value-type="float" office:value="1.65750327585392">
                <text:p>1.65750327585392</text:p>
              </table:table-cell>
              <table:table-cell office:value-type="float" office:value="-0.111321393788902">
                <text:p>-0.1113213937889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65999999999992">
                <text:p>2.65999999999992</text:p>
              </table:table-cell>
              <table:table-cell office:value-type="float" office:value="1.66840474953189">
                <text:p>1.66840474953189</text:p>
              </table:table-cell>
              <table:table-cell office:value-type="float" office:value="-0.108959222874598">
                <text:p>-0.10895922287459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66999999999993">
                <text:p>2.66999999999993</text:p>
              </table:table-cell>
              <table:table-cell office:value-type="float" office:value="1.67925280308917">
                <text:p>1.67925280308917</text:p>
              </table:table-cell>
              <table:table-cell office:value-type="float" office:value="-0.106510152602005">
                <text:p>-0.1065101526020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67999999999992">
                <text:p>2.67999999999992</text:p>
              </table:table-cell>
              <table:table-cell office:value-type="float" office:value="1.69004537950386">
                <text:p>1.69004537950386</text:p>
              </table:table-cell>
              <table:table-cell office:value-type="float" office:value="-0.103977477073134">
                <text:p>-0.10397747707313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68999999999992">
                <text:p>2.68999999999992</text:p>
              </table:table-cell>
              <table:table-cell office:value-type="float" office:value="1.70078053742998">
                <text:p>1.70078053742998</text:p>
              </table:table-cell>
              <table:table-cell office:value-type="float" office:value="-0.10136454287779">
                <text:p>-0.1013645428777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69999999999992">
                <text:p>2.69999999999992</text:p>
              </table:table-cell>
              <table:table-cell office:value-type="float" office:value="1.71145645223495">
                <text:p>1.71145645223495</text:p>
              </table:table-cell>
              <table:table-cell office:value-type="float" office:value="-0.0986747452269177">
                <text:p>-0.098674745226917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70999999999992">
                <text:p>2.70999999999992</text:p>
              </table:table-cell>
              <table:table-cell office:value-type="float" office:value="1.72207141691064">
                <text:p>1.72207141691064</text:p>
              </table:table-cell>
              <table:table-cell office:value-type="float" office:value="-0.0959115240739599">
                <text:p>-0.095911524073959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71999999999992">
                <text:p>2.71999999999992</text:p>
              </table:table-cell>
              <table:table-cell office:value-type="float" office:value="1.7326238428585">
                <text:p>1.7326238428585</text:p>
              </table:table-cell>
              <table:table-cell office:value-type="float" office:value="-0.09307836022865">
                <text:p>-0.0930783602286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72999999999992">
                <text:p>2.72999999999992</text:p>
              </table:table-cell>
              <table:table-cell office:value-type="float" office:value="1.74311226054901">
                <text:p>1.74311226054901</text:p>
              </table:table-cell>
              <table:table-cell office:value-type="float" office:value="-0.0901787714667346">
                <text:p>-0.090178771466734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73999999999992">
                <text:p>2.73999999999992</text:p>
              </table:table-cell>
              <table:table-cell office:value-type="float" office:value="1.75353532005609">
                <text:p>1.75353532005609</text:p>
              </table:table-cell>
              <table:table-cell office:value-type="float" office:value="-0.0872163086399526">
                <text:p>-0.087216308639952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74999999999992">
                <text:p>2.74999999999992</text:p>
              </table:table-cell>
              <table:table-cell office:value-type="float" office:value="1.76389179146721">
                <text:p>1.76389179146721</text:p>
              </table:table-cell>
              <table:table-cell office:value-type="float" office:value="-0.0841945517898818">
                <text:p>-0.084194551789881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75999999999992">
                <text:p>2.75999999999992</text:p>
              </table:table-cell>
              <table:table-cell office:value-type="float" office:value="1.77418056516968">
                <text:p>1.77418056516968</text:p>
              </table:table-cell>
              <table:table-cell office:value-type="float" office:value="-0.0811171062698389">
                <text:p>-0.081117106269838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76999999999992">
                <text:p>2.76999999999992</text:p>
              </table:table-cell>
              <table:table-cell office:value-type="float" office:value="1.78440065201452">
                <text:p>1.78440065201452</text:p>
              </table:table-cell>
              <table:table-cell office:value-type="float" office:value="-0.0779875988782917">
                <text:p>-0.077987598878291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77999999999992">
                <text:p>2.77999999999992</text:p>
              </table:table-cell>
              <table:table-cell office:value-type="float" office:value="1.79455118335847">
                <text:p>1.79455118335847</text:p>
              </table:table-cell>
              <table:table-cell office:value-type="float" office:value="-0.0748096740079421">
                <text:p>-0.074809674007942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78999999999992">
                <text:p>2.78999999999992</text:p>
              </table:table-cell>
              <table:table-cell office:value-type="float" office:value="1.8046314109854">
                <text:p>1.8046314109854</text:p>
              </table:table-cell>
              <table:table-cell office:value-type="float" office:value="-0.0715869898137828">
                <text:p>-0.071586989813782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79999999999992">
                <text:p>2.79999999999992</text:p>
              </table:table-cell>
              <table:table-cell office:value-type="float" office:value="1.81464070690849">
                <text:p>1.81464070690849</text:p>
              </table:table-cell>
              <table:table-cell office:value-type="float" office:value="-0.0683232144043363">
                <text:p>-0.068323214404336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80999999999992">
                <text:p>2.80999999999992</text:p>
              </table:table-cell>
              <table:table-cell office:value-type="float" office:value="1.82457856305444">
                <text:p>1.82457856305444</text:p>
              </table:table-cell>
              <table:table-cell office:value-type="float" office:value="-0.0650220220589887">
                <text:p>-0.065022022058988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81999999999992">
                <text:p>2.81999999999992</text:p>
              </table:table-cell>
              <table:table-cell office:value-type="float" office:value="1.83444459083111">
                <text:p>1.83444459083111</text:p>
              </table:table-cell>
              <table:table-cell office:value-type="float" office:value="-0.0616870894756242">
                <text:p>-0.061687089475624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82999999999992">
                <text:p>2.82999999999992</text:p>
              </table:table-cell>
              <table:table-cell office:value-type="float" office:value="1.84423852058022">
                <text:p>1.84423852058022</text:p>
              </table:table-cell>
              <table:table-cell office:value-type="float" office:value="-0.058322092051816">
                <text:p>-0.0583220920518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83999999999992">
                <text:p>2.83999999999992</text:p>
              </table:table-cell>
              <table:table-cell office:value-type="float" office:value="1.85396020091666">
                <text:p>1.85396020091666</text:p>
              </table:table-cell>
              <table:table-cell office:value-type="float" office:value="-0.0549307002025563">
                <text:p>-0.054930700202556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84999999999992">
                <text:p>2.84999999999992</text:p>
              </table:table-cell>
              <table:table-cell office:value-type="float" office:value="1.8636095979564">
                <text:p>1.8636095979564</text:p>
              </table:table-cell>
              <table:table-cell office:value-type="float" office:value="-0.0515165757188228">
                <text:p>-0.051516575718822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85999999999992">
                <text:p>2.85999999999992</text:p>
              </table:table-cell>
              <table:table-cell office:value-type="float" office:value="1.87318679443448">
                <text:p>1.87318679443448</text:p>
              </table:table-cell>
              <table:table-cell office:value-type="float" office:value="-0.0480833681690826">
                <text:p>-0.048083368169082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86999999999992">
                <text:p>2.86999999999992</text:p>
              </table:table-cell>
              <table:table-cell office:value-type="float" office:value="1.88269198871542">
                <text:p>1.88269198871542</text:p>
              </table:table-cell>
              <table:table-cell office:value-type="float" office:value="-0.0446347113482061">
                <text:p>-0.044634711348206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87999999999992">
                <text:p>2.87999999999992</text:p>
              </table:table-cell>
              <table:table-cell office:value-type="float" office:value="1.89212549369792">
                <text:p>1.89212549369792</text:p>
              </table:table-cell>
              <table:table-cell office:value-type="float" office:value="-0.0411742197755467">
                <text:p>-0.041174219775546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88999999999992">
                <text:p>2.88999999999992</text:p>
              </table:table-cell>
              <table:table-cell office:value-type="float" office:value="1.9014877356156">
                <text:p>1.9014877356156</text:p>
              </table:table-cell>
              <table:table-cell office:value-type="float" office:value="-0.0377054852465795">
                <text:p>-0.037705485246579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89999999999992">
                <text:p>2.89999999999992</text:p>
              </table:table-cell>
              <table:table-cell office:value-type="float" office:value="1.91077925273681">
                <text:p>1.91077925273681</text:p>
              </table:table-cell>
              <table:table-cell office:value-type="float" office:value="-0.0342320734400032">
                <text:p>-0.034232073440003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90999999999992">
                <text:p>2.90999999999992</text:p>
              </table:table-cell>
              <table:table-cell office:value-type="float" office:value="1.92000069396494">
                <text:p>1.92000069396494</text:p>
              </table:table-cell>
              <table:table-cell office:value-type="float" office:value="-0.0307575205837157">
                <text:p>-0.030757520583715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91999999999992">
                <text:p>2.91999999999992</text:p>
              </table:table-cell>
              <table:table-cell office:value-type="float" office:value="1.92915281734216">
                <text:p>1.92915281734216</text:p>
              </table:table-cell>
              <table:table-cell office:value-type="float" office:value="-0.0272853301823075">
                <text:p>-0.027285330182307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92999999999992">
                <text:p>2.92999999999992</text:p>
              </table:table-cell>
              <table:table-cell office:value-type="float" office:value="1.9382364884587">
                <text:p>1.9382364884587</text:p>
              </table:table-cell>
              <table:table-cell office:value-type="float" office:value="-0.0238189698089637">
                <text:p>-0.023818969808963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93999999999992">
                <text:p>2.93999999999992</text:p>
              </table:table-cell>
              <table:table-cell office:value-type="float" office:value="1.94725267877049">
                <text:p>1.94725267877049</text:p>
              </table:table-cell>
              <table:table-cell office:value-type="float" office:value="-0.0203618679637747">
                <text:p>-0.020361867963774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94999999999992">
                <text:p>2.94999999999992</text:p>
              </table:table-cell>
              <table:table-cell office:value-type="float" office:value="1.95620246382727">
                <text:p>1.95620246382727</text:p>
              </table:table-cell>
              <table:table-cell office:value-type="float" office:value="-0.0169174110019388">
                <text:p>-0.016917411001938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95999999999992">
                <text:p>2.95999999999992</text:p>
              </table:table-cell>
              <table:table-cell office:value-type="float" office:value="1.9650870214143">
                <text:p>1.9650870214143</text:p>
              </table:table-cell>
              <table:table-cell office:value-type="float" office:value="-0.0134889401334326">
                <text:p>-0.013488940133432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96999999999992">
                <text:p>2.96999999999992</text:p>
              </table:table-cell>
              <table:table-cell office:value-type="float" office:value="1.97390762961024">
                <text:p>1.97390762961024</text:p>
              </table:table-cell>
              <table:table-cell office:value-type="float" office:value="-0.0100797484968396">
                <text:p>-0.010079748496839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97999999999992">
                <text:p>2.97999999999992</text:p>
              </table:table-cell>
              <table:table-cell office:value-type="float" office:value="1.98266566476352">
                <text:p>1.98266566476352</text:p>
              </table:table-cell>
              <table:table-cell office:value-type="float" office:value="-0.00669307830961008">
                <text:p>-0.0066930783096100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98999999999992">
                <text:p>2.98999999999992</text:p>
              </table:table-cell>
              <table:table-cell office:value-type="float" office:value="1.99136259939086">
                <text:p>1.99136259939086</text:p>
              </table:table-cell>
              <table:table-cell office:value-type="float" office:value="-0.00333211809679796">
                <text:p>-0.0033321180967979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99999999999992">
                <text:p>2.99999999999992</text:p>
              </table:table-cell>
              <table:table-cell office:value-type="float" office:value="1.99999999999993">
                <text:p>1.99999999999993</text:p>
              </table:table-cell>
              <table:table-cell office:value-type="float" office:value="-0.0000000000000578653842504068">
                <text:p>-0.000000000000057865384250406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.00999999999992">
                <text:p>3.00999999999992</text:p>
              </table:table-cell>
              <table:table-cell office:value-type="float" office:value="2.00857952483964">
                <text:p>2.00857952483964</text:p>
              </table:table-cell>
              <table:table-cell office:value-type="float" office:value="0.00330020283048437">
                <text:p>0.0033002028304843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.01999999999992">
                <text:p>3.01999999999992</text:p>
              </table:table-cell>
              <table:table-cell office:value-type="float" office:value="2.01710292158085">
                <text:p>2.01710292158085</text:p>
              </table:table-cell>
              <table:table-cell office:value-type="float" office:value="0.00656547876033077">
                <text:p>0.0065654787603307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.02999999999992">
                <text:p>3.02999999999992</text:p>
              </table:table-cell>
              <table:table-cell office:value-type="float" office:value="2.02557202493061">
                <text:p>2.02557202493061</text:p>
              </table:table-cell>
              <table:table-cell office:value-type="float" office:value="0.00979288010869674">
                <text:p>0.0097928801086967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03999999999992">
                <text:p>3.03999999999992</text:p>
              </table:table-cell>
              <table:table-cell office:value-type="float" office:value="2.0339887541825">
                <text:p>2.0339887541825</text:p>
              </table:table-cell>
              <table:table-cell office:value-type="float" office:value="0.012979525499024">
                <text:p>0.01297952549902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.04999999999992">
                <text:p>3.04999999999992</text:p>
              </table:table-cell>
              <table:table-cell office:value-type="float" office:value="2.04235511070683">
                <text:p>2.04235511070683</text:p>
              </table:table-cell>
              <table:table-cell office:value-type="float" office:value="0.0161226021200492">
                <text:p>0.01612260212004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.05999999999992">
                <text:p>3.05999999999992</text:p>
              </table:table-cell>
              <table:table-cell office:value-type="float" office:value="2.05067317538351">
                <text:p>2.05067317538351</text:p>
              </table:table-cell>
              <table:table-cell office:value-type="float" office:value="0.0192193678966887">
                <text:p>0.019219367896688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.06999999999992">
                <text:p>3.06999999999992</text:p>
              </table:table-cell>
              <table:table-cell office:value-type="float" office:value="2.05894510598039">
                <text:p>2.05894510598039</text:p>
              </table:table-cell>
              <table:table-cell office:value-type="float" office:value="0.0222671535686064">
                <text:p>0.022267153568606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.07999999999992">
                <text:p>3.07999999999992</text:p>
              </table:table-cell>
              <table:table-cell office:value-type="float" office:value="2.06717313448086">
                <text:p>2.06717313448086</text:p>
              </table:table-cell>
              <table:table-cell office:value-type="float" office:value="0.0252633646760367">
                <text:p>0.025263364676036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.08999999999992">
                <text:p>3.08999999999992</text:p>
              </table:table-cell>
              <table:table-cell office:value-type="float" office:value="2.07535956436343">
                <text:p>2.07535956436343</text:p>
              </table:table-cell>
              <table:table-cell office:value-type="float" office:value="0.0282054834512138">
                <text:p>0.028205483451213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.09999999999992">
                <text:p>3.09999999999992</text:p>
              </table:table-cell>
              <table:table-cell office:value-type="float" office:value="2.08350676783665">
                <text:p>2.08350676783665</text:p>
              </table:table-cell>
              <table:table-cell office:value-type="float" office:value="0.0310910706146939">
                <text:p>0.031091070614693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.10999999999992">
                <text:p>3.10999999999992</text:p>
              </table:table-cell>
              <table:table-cell office:value-type="float" office:value="2.09161718303245">
                <text:p>2.09161718303245</text:p>
              </table:table-cell>
              <table:table-cell office:value-type="float" office:value="0.0339177670754134">
                <text:p>0.033917767075413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.11999999999992">
                <text:p>3.11999999999992</text:p>
              </table:table-cell>
              <table:table-cell office:value-type="float" office:value="2.09969331116137">
                <text:p>2.09969331116137</text:p>
              </table:table-cell>
              <table:table-cell office:value-type="float" office:value="0.0366832955340592">
                <text:p>0.036683295534059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.12999999999991">
                <text:p>3.12999999999991</text:p>
              </table:table-cell>
              <table:table-cell office:value-type="float" office:value="2.10773771363296">
                <text:p>2.10773771363296</text:p>
              </table:table-cell>
              <table:table-cell office:value-type="float" office:value="0.0393854619887762">
                <text:p>0.039385461988776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.13999999999991">
                <text:p>3.13999999999991</text:p>
              </table:table-cell>
              <table:table-cell office:value-type="float" office:value="2.11575300914389">
                <text:p>2.11575300914389</text:p>
              </table:table-cell>
              <table:table-cell office:value-type="float" office:value="0.0420221571425346">
                <text:p>0.042022157142534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.14999999999991">
                <text:p>3.14999999999991</text:p>
              </table:table-cell>
              <table:table-cell office:value-type="float" office:value="2.12374187073803">
                <text:p>2.12374187073803</text:p>
              </table:table-cell>
              <table:table-cell office:value-type="float" office:value="0.044591357712318">
                <text:p>0.04459135771231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.15999999999991">
                <text:p>3.15999999999991</text:p>
              </table:table-cell>
              <table:table-cell office:value-type="float" office:value="2.13170702284089">
                <text:p>2.13170702284089</text:p>
              </table:table-cell>
              <table:table-cell office:value-type="float" office:value="0.0470911276390122">
                <text:p>0.047091127639012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.16999999999991">
                <text:p>3.16999999999991</text:p>
              </table:table-cell>
              <table:table-cell office:value-type="float" office:value="2.13965123827216">
                <text:p>2.13965123827216</text:p>
              </table:table-cell>
              <table:table-cell office:value-type="float" office:value="0.0495196191977913">
                <text:p>0.049519619197791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.17999999999991">
                <text:p>3.17999999999991</text:p>
              </table:table-cell>
              <table:table-cell office:value-type="float" office:value="2.14757733523925">
                <text:p>2.14757733523925</text:p>
              </table:table-cell>
              <table:table-cell office:value-type="float" office:value="0.0518750740098761">
                <text:p>0.051875074009876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.18999999999991">
                <text:p>3.18999999999991</text:p>
              </table:table-cell>
              <table:table-cell office:value-type="float" office:value="2.15548817431549">
                <text:p>2.15548817431549</text:p>
              </table:table-cell>
              <table:table-cell office:value-type="float" office:value="0.0541558239535576">
                <text:p>0.054155823953557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.19999999999991">
                <text:p>3.19999999999991</text:p>
              </table:table-cell>
              <table:table-cell office:value-type="float" office:value="2.16338665540536">
                <text:p>2.16338665540536</text:p>
              </table:table-cell>
              <table:table-cell office:value-type="float" office:value="0.0563602919772118">
                <text:p>0.056360291977211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.20999999999991">
                <text:p>3.20999999999991</text:p>
              </table:table-cell>
              <table:table-cell office:value-type="float" office:value="2.17127571470105">
                <text:p>2.17127571470105</text:p>
              </table:table-cell>
              <table:table-cell office:value-type="float" office:value="0.0584869928119103">
                <text:p>0.058486992811910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.21999999999991">
                <text:p>3.21999999999991</text:p>
              </table:table-cell>
              <table:table-cell office:value-type="float" office:value="2.17915832163212">
                <text:p>2.17915832163212</text:p>
              </table:table-cell>
              <table:table-cell office:value-type="float" office:value="0.0605345335849745">
                <text:p>0.060534533584974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.22999999999991">
                <text:p>3.22999999999991</text:p>
              </table:table-cell>
              <table:table-cell office:value-type="float" office:value="2.18703747581317">
                <text:p>2.18703747581317</text:p>
              </table:table-cell>
              <table:table-cell office:value-type="float" office:value="0.0625016143357974">
                <text:p>0.062501614335797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.23999999999991">
                <text:p>3.23999999999991</text:p>
              </table:table-cell>
              <table:table-cell office:value-type="float" office:value="2.1949162039906">
                <text:p>2.1949162039906</text:p>
              </table:table-cell>
              <table:table-cell office:value-type="float" office:value="0.0643870284321355">
                <text:p>0.064387028432135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.24999999999991">
                <text:p>3.24999999999991</text:p>
              </table:table-cell>
              <table:table-cell office:value-type="float" office:value="2.20279755699335">
                <text:p>2.20279755699335</text:p>
              </table:table-cell>
              <table:table-cell office:value-type="float" office:value="0.0661896628892837">
                <text:p>0.066189662889283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.25999999999991">
                <text:p>3.25999999999991</text:p>
              </table:table-cell>
              <table:table-cell office:value-type="float" office:value="2.21068460668942">
                <text:p>2.21068460668942</text:p>
              </table:table-cell>
              <table:table-cell office:value-type="float" office:value="0.0679084985915827">
                <text:p>0.067908498591582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.26999999999991">
                <text:p>3.26999999999991</text:p>
              </table:table-cell>
              <table:table-cell office:value-type="float" office:value="2.21858044295131">
                <text:p>2.21858044295131</text:p>
              </table:table-cell>
              <table:table-cell office:value-type="float" office:value="0.0695426104181857">
                <text:p>0.069542610418185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.27999999999991">
                <text:p>3.27999999999991</text:p>
              </table:table-cell>
              <table:table-cell office:value-type="float" office:value="2.22648817063499">
                <text:p>2.22648817063499</text:p>
              </table:table-cell>
              <table:table-cell office:value-type="float" office:value="0.0710911672724045">
                <text:p>0.071091167272404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.28999999999991">
                <text:p>3.28999999999991</text:p>
              </table:table-cell>
              <table:table-cell office:value-type="float" office:value="2.23441090657202">
                <text:p>2.23441090657202</text:p>
              </table:table-cell>
              <table:table-cell office:value-type="float" office:value="0.0725534320165687">
                <text:p>0.072553432016568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.29999999999991">
                <text:p>3.29999999999991</text:p>
              </table:table-cell>
              <table:table-cell office:value-type="float" office:value="2.24235177658165">
                <text:p>2.24235177658165</text:p>
              </table:table-cell>
              <table:table-cell office:value-type="float" office:value="0.0739287613132047">
                <text:p>0.073928761313204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.30999999999991">
                <text:p>3.30999999999991</text:p>
              </table:table-cell>
              <table:table-cell office:value-type="float" office:value="2.25031391250195">
                <text:p>2.25031391250195</text:p>
              </table:table-cell>
              <table:table-cell office:value-type="float" office:value="0.0752166053728458">
                <text:p>0.075216605372845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.31999999999991">
                <text:p>3.31999999999991</text:p>
              </table:table-cell>
              <table:table-cell office:value-type="float" office:value="2.2583004492463">
                <text:p>2.2583004492463</text:p>
              </table:table-cell>
              <table:table-cell office:value-type="float" office:value="0.0764165076113733">
                <text:p>0.076416507611373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.32999999999991">
                <text:p>3.32999999999991</text:p>
              </table:table-cell>
              <table:table-cell office:value-type="float" office:value="2.2663145218849">
                <text:p>2.2663145218849</text:p>
              </table:table-cell>
              <table:table-cell office:value-type="float" office:value="0.0775281042156712">
                <text:p>0.077528104215671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.33999999999991">
                <text:p>3.33999999999991</text:p>
              </table:table-cell>
              <table:table-cell office:value-type="float" office:value="2.27435926275581">
                <text:p>2.27435926275581</text:p>
              </table:table-cell>
              <table:table-cell office:value-type="float" office:value="0.0785511236205411">
                <text:p>0.078551123620541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.34999999999991">
                <text:p>3.34999999999991</text:p>
              </table:table-cell>
              <table:table-cell office:value-type="float" office:value="2.28243779860795">
                <text:p>2.28243779860795</text:p>
              </table:table-cell>
              <table:table-cell office:value-type="float" office:value="0.0794853858994687">
                <text:p>0.07948538589946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.35999999999991">
                <text:p>3.35999999999991</text:p>
              </table:table-cell>
              <table:table-cell office:value-type="float" office:value="2.29055324777806">
                <text:p>2.29055324777806</text:p>
              </table:table-cell>
              <table:table-cell office:value-type="float" office:value="0.0803308020658184">
                <text:p>0.080330802065818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.36999999999991">
                <text:p>3.36999999999991</text:p>
              </table:table-cell>
              <table:table-cell office:value-type="float" office:value="2.29870871740461">
                <text:p>2.29870871740461</text:p>
              </table:table-cell>
              <table:table-cell office:value-type="float" office:value="0.0810873732928781">
                <text:p>0.081087373292878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.37999999999991">
                <text:p>3.37999999999991</text:p>
              </table:table-cell>
              <table:table-cell office:value-type="float" office:value="2.30690730068041">
                <text:p>2.30690730068041</text:p>
              </table:table-cell>
              <table:table-cell office:value-type="float" office:value="0.081755190048167">
                <text:p>0.08175519004816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.38999999999991">
                <text:p>3.38999999999991</text:p>
              </table:table-cell>
              <table:table-cell office:value-type="float" office:value="2.31515207414781">
                <text:p>2.31515207414781</text:p>
              </table:table-cell>
              <table:table-cell office:value-type="float" office:value="0.0823344311474635">
                <text:p>0.08233443114746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.39999999999991">
                <text:p>3.39999999999991</text:p>
              </table:table-cell>
              <table:table-cell office:value-type="float" office:value="2.32344609503709">
                <text:p>2.32344609503709</text:p>
              </table:table-cell>
              <table:table-cell office:value-type="float" office:value="0.0828253627291385">
                <text:p>0.082825362729138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.40999999999991">
                <text:p>3.40999999999991</text:p>
              </table:table-cell>
              <table:table-cell office:value-type="float" office:value="2.33179239865111">
                <text:p>2.33179239865111</text:p>
              </table:table-cell>
              <table:table-cell office:value-type="float" office:value="0.0832283371501792">
                <text:p>0.083228337150179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.41999999999991">
                <text:p>3.41999999999991</text:p>
              </table:table-cell>
              <table:table-cell office:value-type="float" office:value="2.34019399579907">
                <text:p>2.34019399579907</text:p>
              </table:table-cell>
              <table:table-cell office:value-type="float" office:value="0.0835437918059197">
                <text:p>0.083543791805919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.42999999999991">
                <text:p>3.42999999999991</text:p>
              </table:table-cell>
              <table:table-cell office:value-type="float" office:value="2.34865387027969">
                <text:p>2.34865387027969</text:p>
              </table:table-cell>
              <table:table-cell office:value-type="float" office:value="0.0837722478758424">
                <text:p>0.083772247875842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.43999999999991">
                <text:p>3.43999999999991</text:p>
              </table:table-cell>
              <table:table-cell office:value-type="float" office:value="2.35717497641776">
                <text:p>2.35717497641776</text:p>
              </table:table-cell>
              <table:table-cell office:value-type="float" office:value="0.0839143089976109">
                <text:p>0.083914308997610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.44999999999991">
                <text:p>3.44999999999991</text:p>
              </table:table-cell>
              <table:table-cell office:value-type="float" office:value="2.36576023665546">
                <text:p>2.36576023665546</text:p>
              </table:table-cell>
              <table:table-cell office:value-type="float" office:value="0.0839706598703046">
                <text:p>0.083970659870304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.45999999999991">
                <text:p>3.45999999999991</text:p>
              </table:table-cell>
              <table:table-cell office:value-type="float" office:value="2.37441253919879">
                <text:p>2.37441253919879</text:p>
              </table:table-cell>
              <table:table-cell office:value-type="float" office:value="0.0839420647896875">
                <text:p>0.083942064789687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.46999999999991">
                <text:p>3.46999999999991</text:p>
              </table:table-cell>
              <table:table-cell office:value-type="float" office:value="2.38313473572472">
                <text:p>2.38313473572472</text:p>
              </table:table-cell>
              <table:table-cell office:value-type="float" office:value="0.0838293661175131">
                <text:p>0.083829366117513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.47999999999991">
                <text:p>3.47999999999991</text:p>
              </table:table-cell>
              <table:table-cell office:value-type="float" office:value="2.39192963914514">
                <text:p>2.39192963914514</text:p>
              </table:table-cell>
              <table:table-cell office:value-type="float" office:value="0.0836334826873335">
                <text:p>0.083633482687333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.48999999999991">
                <text:p>3.48999999999991</text:p>
              </table:table-cell>
              <table:table-cell office:value-type="float" office:value="2.40080002143547">
                <text:p>2.40080002143547</text:p>
              </table:table-cell>
              <table:table-cell office:value-type="float" office:value="0.083355408148131">
                <text:p>0.08335540814813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.49999999999991">
                <text:p>3.49999999999991</text:p>
              </table:table-cell>
              <table:table-cell office:value-type="float" office:value="2.40974861152543">
                <text:p>2.40974861152543</text:p>
              </table:table-cell>
              <table:table-cell office:value-type="float" office:value="0.0829962092491567">
                <text:p>0.082996209249156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.50999999999991">
                <text:p>3.50999999999991</text:p>
              </table:table-cell>
              <table:table-cell office:value-type="float" office:value="2.4187780932542">
                <text:p>2.4187780932542</text:p>
              </table:table-cell>
              <table:table-cell office:value-type="float" office:value="0.0825570240676122">
                <text:p>0.082557024067612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.51999999999991">
                <text:p>3.51999999999991</text:p>
              </table:table-cell>
              <table:table-cell office:value-type="float" office:value="2.42789110339214">
                <text:p>2.42789110339214</text:p>
              </table:table-cell>
              <table:table-cell office:value-type="float" office:value="0.082039060180957">
                <text:p>0.08203906018095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.52999999999991">
                <text:p>3.52999999999991</text:p>
              </table:table-cell>
              <table:table-cell office:value-type="float" office:value="2.43709022973141">
                <text:p>2.43709022973141</text:p>
              </table:table-cell>
              <table:table-cell office:value-type="float" office:value="0.0814435927878724">
                <text:p>0.081443592787872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.53999999999991">
                <text:p>3.53999999999991</text:p>
              </table:table-cell>
              <table:table-cell office:value-type="float" office:value="2.44637800924295">
                <text:p>2.44637800924295</text:p>
              </table:table-cell>
              <table:table-cell office:value-type="float" office:value="0.0807719627787193">
                <text:p>0.080771962778719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.54999999999991">
                <text:p>3.54999999999991</text:p>
              </table:table-cell>
              <table:table-cell office:value-type="float" office:value="2.45575692630672">
                <text:p>2.45575692630672</text:p>
              </table:table-cell>
              <table:table-cell office:value-type="float" office:value="0.080025574758379">
                <text:p>0.08002557475837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.55999999999991">
                <text:p>3.55999999999991</text:p>
              </table:table-cell>
              <table:table-cell office:value-type="float" office:value="2.46522941100989">
                <text:p>2.46522941100989</text:p>
              </table:table-cell>
              <table:table-cell office:value-type="float" office:value="0.0792058950236855">
                <text:p>0.079205895023685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.56999999999991">
                <text:p>3.56999999999991</text:p>
              </table:table-cell>
              <table:table-cell office:value-type="float" office:value="2.47479783752031">
                <text:p>2.47479783752031</text:p>
              </table:table-cell>
              <table:table-cell office:value-type="float" office:value="0.0783144494996467">
                <text:p>0.078314449499646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.57999999999991">
                <text:p>3.57999999999991</text:p>
              </table:table-cell>
              <table:table-cell office:value-type="float" office:value="2.48446452253133">
                <text:p>2.48446452253133</text:p>
              </table:table-cell>
              <table:table-cell office:value-type="float" office:value="0.0773528216337481">
                <text:p>0.077352821633748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.58999999999991">
                <text:p>3.58999999999991</text:p>
              </table:table-cell>
              <table:table-cell office:value-type="float" office:value="2.49423172378046">
                <text:p>2.49423172378046</text:p>
              </table:table-cell>
              <table:table-cell office:value-type="float" office:value="0.0763226502533085">
                <text:p>0.076322650253308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.5999999999999">
                <text:p>3.5999999999999</text:p>
              </table:table-cell>
              <table:table-cell office:value-type="float" office:value="2.50410163864574">
                <text:p>2.50410163864574</text:p>
              </table:table-cell>
              <table:table-cell office:value-type="float" office:value="0.075225627387662">
                <text:p>0.07522562738766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.60999999999991">
                <text:p>3.60999999999991</text:p>
              </table:table-cell>
              <table:table-cell office:value-type="float" office:value="2.51407640281312">
                <text:p>2.51407640281312</text:p>
              </table:table-cell>
              <table:table-cell office:value-type="float" office:value="0.0740634960584413">
                <text:p>0.074063496058441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.6199999999999">
                <text:p>3.6199999999999</text:p>
              </table:table-cell>
              <table:table-cell office:value-type="float" office:value="2.52415808902416">
                <text:p>2.52415808902416</text:p>
              </table:table-cell>
              <table:table-cell office:value-type="float" office:value="0.0728380480391668">
                <text:p>0.072838048039166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.6299999999999">
                <text:p>3.6299999999999</text:p>
              </table:table-cell>
              <table:table-cell office:value-type="float" office:value="2.53434870589884">
                <text:p>2.53434870589884</text:p>
              </table:table-cell>
              <table:table-cell office:value-type="float" office:value="0.0715511215854315">
                <text:p>0.07155112158543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.6399999999999">
                <text:p>3.6399999999999</text:p>
              </table:table-cell>
              <table:table-cell office:value-type="float" office:value="2.54465019683414">
                <text:p>2.54465019683414</text:p>
              </table:table-cell>
              <table:table-cell office:value-type="float" office:value="0.0702045991439538">
                <text:p>0.070204599143953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.6499999999999">
                <text:p>3.6499999999999</text:p>
              </table:table-cell>
              <table:table-cell office:value-type="float" office:value="2.55506443898392">
                <text:p>2.55506443898392</text:p>
              </table:table-cell>
              <table:table-cell office:value-type="float" office:value="0.0688004050366468">
                <text:p>0.068800405036646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.6599999999999">
                <text:p>3.6599999999999</text:p>
              </table:table-cell>
              <table:table-cell office:value-type="float" office:value="2.56559324231244">
                <text:p>2.56559324231244</text:p>
              </table:table-cell>
              <table:table-cell office:value-type="float" office:value="0.0673405031244505">
                <text:p>0.067340503124450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.6699999999999">
                <text:p>3.6699999999999</text:p>
              </table:table-cell>
              <table:table-cell office:value-type="float" office:value="2.57623834872886">
                <text:p>2.57623834872886</text:p>
              </table:table-cell>
              <table:table-cell office:value-type="float" office:value="0.0658268944550833">
                <text:p>0.065826894455083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.6799999999999">
                <text:p>3.6799999999999</text:p>
              </table:table-cell>
              <table:table-cell office:value-type="float" office:value="2.58700143129815">
                <text:p>2.58700143129815</text:p>
              </table:table-cell>
              <table:table-cell office:value-type="float" office:value="0.0642616148955887">
                <text:p>0.064261614895588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.6899999999999">
                <text:p>3.6899999999999</text:p>
              </table:table-cell>
              <table:table-cell office:value-type="float" office:value="2.59788409353182">
                <text:p>2.59788409353182</text:p>
              </table:table-cell>
              <table:table-cell office:value-type="float" office:value="0.0626467327526648">
                <text:p>0.062646732752664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.6999999999999">
                <text:p>3.6999999999999</text:p>
              </table:table-cell>
              <table:table-cell office:value-type="float" office:value="2.60888786875639">
                <text:p>2.60888786875639</text:p>
              </table:table-cell>
              <table:table-cell office:value-type="float" office:value="0.0609843463815789">
                <text:p>0.060984346381578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.7099999999999">
                <text:p>3.7099999999999</text:p>
              </table:table-cell>
              <table:table-cell office:value-type="float" office:value="2.62001421955833">
                <text:p>2.62001421955833</text:p>
              </table:table-cell>
              <table:table-cell office:value-type="float" office:value="0.0592765817906305">
                <text:p>0.05927658179063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.7199999999999">
                <text:p>3.7199999999999</text:p>
              </table:table-cell>
              <table:table-cell office:value-type="float" office:value="2.63126453730962">
                <text:p>2.63126453730962</text:p>
              </table:table-cell>
              <table:table-cell office:value-type="float" office:value="0.0575255902384819">
                <text:p>0.057525590238481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7299999999999">
                <text:p>3.7299999999999</text:p>
              </table:table-cell>
              <table:table-cell office:value-type="float" office:value="2.64264014176889">
                <text:p>2.64264014176889</text:p>
              </table:table-cell>
              <table:table-cell office:value-type="float" office:value="0.0557335458302818">
                <text:p>0.055733545830281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.7399999999999">
                <text:p>3.7399999999999</text:p>
              </table:table-cell>
              <table:table-cell office:value-type="float" office:value="2.65414228076128">
                <text:p>2.65414228076128</text:p>
              </table:table-cell>
              <table:table-cell office:value-type="float" office:value="0.0539026431128892">
                <text:p>0.053902643112889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.7499999999999">
                <text:p>3.7499999999999</text:p>
              </table:table-cell>
              <table:table-cell office:value-type="float" office:value="2.66577212993353">
                <text:p>2.66577212993353</text:p>
              </table:table-cell>
              <table:table-cell office:value-type="float" office:value="0.052035094673804">
                <text:p>0.05203509467380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.7599999999999">
                <text:p>3.7599999999999</text:p>
              </table:table-cell>
              <table:table-cell office:value-type="float" office:value="2.67753079258801">
                <text:p>2.67753079258801</text:p>
              </table:table-cell>
              <table:table-cell office:value-type="float" office:value="0.0501331287438141">
                <text:p>0.050133128743814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.7699999999999">
                <text:p>3.7699999999999</text:p>
              </table:table-cell>
              <table:table-cell office:value-type="float" office:value="2.68941929959016">
                <text:p>2.68941929959016</text:p>
              </table:table-cell>
              <table:table-cell office:value-type="float" office:value="0.0481989868078472">
                <text:p>0.048198986807847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.7799999999999">
                <text:p>3.7799999999999</text:p>
              </table:table-cell>
              <table:table-cell office:value-type="float" office:value="2.70143860935252">
                <text:p>2.70143860935252</text:p>
              </table:table-cell>
              <table:table-cell office:value-type="float" office:value="0.0462349212244616">
                <text:p>0.04623492122446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.7899999999999">
                <text:p>3.7899999999999</text:p>
              </table:table-cell>
              <table:table-cell office:value-type="float" office:value="2.71358960789352">
                <text:p>2.71358960789352</text:p>
              </table:table-cell>
              <table:table-cell office:value-type="float" office:value="0.0442431928573277">
                <text:p>0.044243192857327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.7999999999999">
                <text:p>3.7999999999999</text:p>
              </table:table-cell>
              <table:table-cell office:value-type="float" office:value="2.72587310896776">
                <text:p>2.72587310896776</text:p>
              </table:table-cell>
              <table:table-cell office:value-type="float" office:value="0.0422260687225795">
                <text:p>0.042226068722579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.8099999999999">
                <text:p>3.8099999999999</text:p>
              </table:table-cell>
              <table:table-cell office:value-type="float" office:value="2.73828985427434">
                <text:p>2.73828985427434</text:p>
              </table:table-cell>
              <table:table-cell office:value-type="float" office:value="0.04018581964984">
                <text:p>0.0401858196498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.8199999999999">
                <text:p>3.8199999999999</text:p>
              </table:table-cell>
              <table:table-cell office:value-type="float" office:value="2.75084051373006">
                <text:p>2.75084051373006</text:p>
              </table:table-cell>
              <table:table-cell office:value-type="float" office:value="0.0381247179630063">
                <text:p>0.038124717963006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.8299999999999">
                <text:p>3.8299999999999</text:p>
              </table:table-cell>
              <table:table-cell office:value-type="float" office:value="2.76352568582076">
                <text:p>2.76352568582076</text:p>
              </table:table-cell>
              <table:table-cell office:value-type="float" office:value="0.036045035183335">
                <text:p>0.03604503518333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8399999999999">
                <text:p>3.8399999999999</text:p>
              </table:table-cell>
              <table:table-cell office:value-type="float" office:value="2.77634589801796">
                <text:p>2.77634589801796</text:p>
              </table:table-cell>
              <table:table-cell office:value-type="float" office:value="0.0339490397509974">
                <text:p>0.033949039750997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.8499999999999">
                <text:p>3.8499999999999</text:p>
              </table:table-cell>
              <table:table-cell office:value-type="float" office:value="2.78930160726726">
                <text:p>2.78930160726726</text:p>
              </table:table-cell>
              <table:table-cell office:value-type="float" office:value="0.0318389947784197">
                <text:p>0.031838994778419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.8599999999999">
                <text:p>3.8599999999999</text:p>
              </table:table-cell>
              <table:table-cell office:value-type="float" office:value="2.80239320054257">
                <text:p>2.80239320054257</text:p>
              </table:table-cell>
              <table:table-cell office:value-type="float" office:value="0.029717155822309">
                <text:p>0.02971715582230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.8699999999999">
                <text:p>3.8699999999999</text:p>
              </table:table-cell>
              <table:table-cell office:value-type="float" office:value="2.81562099546645">
                <text:p>2.81562099546645</text:p>
              </table:table-cell>
              <table:table-cell office:value-type="float" office:value="0.0275857686914794">
                <text:p>0.027585768691479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.8799999999999">
                <text:p>3.8799999999999</text:p>
              </table:table-cell>
              <table:table-cell office:value-type="float" office:value="2.8289852410021">
                <text:p>2.8289852410021</text:p>
              </table:table-cell>
              <table:table-cell office:value-type="float" office:value="0.0254470672816908">
                <text:p>0.025447067281690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.8899999999999">
                <text:p>3.8899999999999</text:p>
              </table:table-cell>
              <table:table-cell office:value-type="float" office:value="2.84248611819912">
                <text:p>2.84248611819912</text:p>
              </table:table-cell>
              <table:table-cell office:value-type="float" office:value="0.0233032714449443">
                <text:p>0.023303271444944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.8999999999999">
                <text:p>3.8999999999999</text:p>
              </table:table-cell>
              <table:table-cell office:value-type="float" office:value="2.85612374101067">
                <text:p>2.85612374101067</text:p>
              </table:table-cell>
              <table:table-cell office:value-type="float" office:value="0.0211565848914015">
                <text:p>0.021156584891401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.9099999999999">
                <text:p>3.9099999999999</text:p>
              </table:table-cell>
              <table:table-cell office:value-type="float" office:value="2.86989815716885">
                <text:p>2.86989815716885</text:p>
              </table:table-cell>
              <table:table-cell office:value-type="float" office:value="0.0190091931303926">
                <text:p>0.019009193130392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.9199999999999">
                <text:p>3.9199999999999</text:p>
              </table:table-cell>
              <table:table-cell office:value-type="float" office:value="2.8838093491178">
                <text:p>2.8838093491178</text:p>
              </table:table-cell>
              <table:table-cell office:value-type="float" office:value="0.0168632614472468">
                <text:p>0.016863261447246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.9299999999999">
                <text:p>3.9299999999999</text:p>
              </table:table-cell>
              <table:table-cell office:value-type="float" office:value="2.89785723500832">
                <text:p>2.89785723500832</text:p>
              </table:table-cell>
              <table:table-cell office:value-type="float" office:value="0.0147209329193529">
                <text:p>0.014720932919352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.9399999999999">
                <text:p>3.9399999999999</text:p>
              </table:table-cell>
              <table:table-cell office:value-type="float" office:value="2.91204166975005">
                <text:p>2.91204166975005</text:p>
              </table:table-cell>
              <table:table-cell office:value-type="float" office:value="0.0125843264761328">
                <text:p>0.012584326476132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.9499999999999">
                <text:p>3.9499999999999</text:p>
              </table:table-cell>
              <table:table-cell office:value-type="float" office:value="2.92636244611438">
                <text:p>2.92636244611438</text:p>
              </table:table-cell>
              <table:table-cell office:value-type="float" office:value="0.0104555350011006">
                <text:p>0.010455535001100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.9599999999999">
                <text:p>3.9599999999999</text:p>
              </table:table-cell>
              <table:table-cell office:value-type="float" office:value="2.94081929589382">
                <text:p>2.94081929589382</text:p>
              </table:table-cell>
              <table:table-cell office:value-type="float" office:value="0.00833662347482486">
                <text:p>0.0083366234748248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.9699999999999">
                <text:p>3.9699999999999</text:p>
              </table:table-cell>
              <table:table-cell office:value-type="float" office:value="2.95541189111448">
                <text:p>2.95541189111448</text:p>
              </table:table-cell>
              <table:table-cell office:value-type="float" office:value="0.00622962716908432">
                <text:p>0.0062296271690843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.9799999999999">
                <text:p>3.9799999999999</text:p>
              </table:table-cell>
              <table:table-cell office:value-type="float" office:value="2.9701398452965">
                <text:p>2.9701398452965</text:p>
              </table:table-cell>
              <table:table-cell office:value-type="float" office:value="0.00413654988459987">
                <text:p>0.0041365498845998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.9899999999999">
                <text:p>3.9899999999999</text:p>
              </table:table-cell>
              <table:table-cell office:value-type="float" office:value="2.98500271476356">
                <text:p>2.98500271476356</text:p>
              </table:table-cell>
              <table:table-cell office:value-type="float" office:value="0.00205936223827654">
                <text:p>0.0020593622382765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.9999999999999">
                <text:p>3.9999999999999</text:p>
              </table:table-cell>
              <table:table-cell office:value-type="float" office:value="2.99999999999915">
                <text:p>2.99999999999915</text:p>
              </table:table-cell>
              <table:table-cell office:value-type="float" office:value="-0.000000000000159673489448844">
                <text:p>-0.00000000000015967348944884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.0099999999999">
                <text:p>4.0099999999999</text:p>
              </table:table-cell>
              <table:table-cell office:value-type="float" office:value="3.01513114704923">
                <text:p>3.01513114704923</text:p>
              </table:table-cell>
              <table:table-cell office:value-type="float" office:value="-0.00203963751890653">
                <text:p>-0.0020396375189065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.0199999999999">
                <text:p>4.0199999999999</text:p>
              </table:table-cell>
              <table:table-cell office:value-type="float" office:value="3.03039554896446">
                <text:p>3.03039554896446</text:p>
              </table:table-cell>
              <table:table-cell office:value-type="float" office:value="-0.00405768902625453">
                <text:p>-0.0040576890262545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.0299999999999">
                <text:p>4.0299999999999</text:p>
              </table:table-cell>
              <table:table-cell office:value-type="float" office:value="3.04579254728544">
                <text:p>3.04579254728544</text:p>
              </table:table-cell>
              <table:table-cell office:value-type="float" office:value="-0.00605233275494284">
                <text:p>-0.0060523327549428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.0399999999999">
                <text:p>4.0399999999999</text:p>
              </table:table-cell>
              <table:table-cell office:value-type="float" office:value="3.06132143357235">
                <text:p>3.06132143357235</text:p>
              </table:table-cell>
              <table:table-cell office:value-type="float" office:value="-0.00802178791627597">
                <text:p>-0.0080217879162759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.0499999999999">
                <text:p>4.0499999999999</text:p>
              </table:table-cell>
              <table:table-cell office:value-type="float" office:value="3.07698145096">
                <text:p>3.07698145096</text:p>
              </table:table-cell>
              <table:table-cell office:value-type="float" office:value="-0.00996431609705486">
                <text:p>-0.0099643160970548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.0599999999999">
                <text:p>4.0599999999999</text:p>
              </table:table-cell>
              <table:table-cell office:value-type="float" office:value="3.09277179576184">
                <text:p>3.09277179576184</text:p>
              </table:table-cell>
              <table:table-cell office:value-type="float" office:value="-0.0118782226018835">
                <text:p>-0.011878222601883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.0699999999999">
                <text:p>4.0699999999999</text:p>
              </table:table-cell>
              <table:table-cell office:value-type="float" office:value="3.10869161909688">
                <text:p>3.10869161909688</text:p>
              </table:table-cell>
              <table:table-cell office:value-type="float" office:value="-0.013761857737488">
                <text:p>-0.01376185773748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.0799999999999">
                <text:p>4.0799999999999</text:p>
              </table:table-cell>
              <table:table-cell office:value-type="float" office:value="3.12474002855498">
                <text:p>3.12474002855498</text:p>
              </table:table-cell>
              <table:table-cell office:value-type="float" office:value="-0.0156136180392637">
                <text:p>-0.015613618039263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.0899999999999">
                <text:p>4.0899999999999</text:p>
              </table:table-cell>
              <table:table-cell office:value-type="float" office:value="3.1409160898908">
                <text:p>3.1409160898908</text:p>
              </table:table-cell>
              <table:table-cell office:value-type="float" office:value="-0.0174319474418945">
                <text:p>-0.017431947441894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.0999999999999">
                <text:p>4.0999999999999</text:p>
              </table:table-cell>
              <table:table-cell office:value-type="float" office:value="3.15721882873858">
                <text:p>3.15721882873858</text:p>
              </table:table-cell>
              <table:table-cell office:value-type="float" office:value="-0.0192153383862256">
                <text:p>-0.019215338386225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.10999999999989">
                <text:p>4.10999999999989</text:p>
              </table:table-cell>
              <table:table-cell office:value-type="float" office:value="3.17364723236518">
                <text:p>3.17364723236518</text:p>
              </table:table-cell>
              <table:table-cell office:value-type="float" office:value="-0.0209623328745781">
                <text:p>-0.020962332874578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.11999999999989">
                <text:p>4.11999999999989</text:p>
              </table:table-cell>
              <table:table-cell office:value-type="float" office:value="3.19020025143404">
                <text:p>3.19020025143404</text:p>
              </table:table-cell>
              <table:table-cell office:value-type="float" office:value="-0.0226715234588037">
                <text:p>-0.022671523458803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.12999999999989">
                <text:p>4.12999999999989</text:p>
              </table:table-cell>
              <table:table-cell office:value-type="float" office:value="3.206876801798">
                <text:p>3.206876801798</text:p>
              </table:table-cell>
              <table:table-cell office:value-type="float" office:value="-0.024341554171267">
                <text:p>-0.02434155417126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.13999999999989">
                <text:p>4.13999999999989</text:p>
              </table:table-cell>
              <table:table-cell office:value-type="float" office:value="3.22367576631293">
                <text:p>3.22367576631293</text:p>
              </table:table-cell>
              <table:table-cell office:value-type="float" office:value="-0.0259711213945547">
                <text:p>-0.025971121394554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.14999999999989">
                <text:p>4.14999999999989</text:p>
              </table:table-cell>
              <table:table-cell office:value-type="float" office:value="3.24059599666466">
                <text:p>3.24059599666466</text:p>
              </table:table-cell>
              <table:table-cell office:value-type="float" office:value="-0.0275589746707578">
                <text:p>-0.027558974670757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.15999999999989">
                <text:p>4.15999999999989</text:p>
              </table:table-cell>
              <table:table-cell office:value-type="float" office:value="3.25763631521098">
                <text:p>3.25763631521098</text:p>
              </table:table-cell>
              <table:table-cell office:value-type="float" office:value="-0.0291039174494551">
                <text:p>-0.029103917449455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.16999999999989">
                <text:p>4.16999999999989</text:p>
              </table:table-cell>
              <table:table-cell office:value-type="float" office:value="3.27479551684268">
                <text:p>3.27479551684268</text:p>
              </table:table-cell>
              <table:table-cell office:value-type="float" office:value="-0.0306048077740145">
                <text:p>-0.03060480777401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.17999999999989">
                <text:p>4.17999999999989</text:p>
              </table:table-cell>
              <table:table-cell office:value-type="float" office:value="3.29207237085512">
                <text:p>3.29207237085512</text:p>
              </table:table-cell>
              <table:table-cell office:value-type="float" office:value="-0.0320605589070127">
                <text:p>-0.032060558907012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.18999999999989">
                <text:p>4.18999999999989</text:p>
              </table:table-cell>
              <table:table-cell office:value-type="float" office:value="3.30946562282017">
                <text:p>3.30946562282017</text:p>
              </table:table-cell>
              <table:table-cell office:value-type="float" office:value="-0.0334701398924699">
                <text:p>-0.033470139892469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.19999999999989">
                <text:p>4.19999999999989</text:p>
              </table:table-cell>
              <table:table-cell office:value-type="float" office:value="3.32697399648442">
                <text:p>3.32697399648442</text:p>
              </table:table-cell>
              <table:table-cell office:value-type="float" office:value="-0.0348325760580635">
                <text:p>-0.034832576058063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.20999999999989">
                <text:p>4.20999999999989</text:p>
              </table:table-cell>
              <table:table-cell office:value-type="float" office:value="3.34459619565296">
                <text:p>3.34459619565296</text:p>
              </table:table-cell>
              <table:table-cell office:value-type="float" office:value="-0.0361469494569233">
                <text:p>-0.036146949456923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.21999999999989">
                <text:p>4.21999999999989</text:p>
              </table:table-cell>
              <table:table-cell office:value-type="float" office:value="3.36233090608993">
                <text:p>3.36233090608993</text:p>
              </table:table-cell>
              <table:table-cell office:value-type="float" office:value="-0.0374123992482894">
                <text:p>-0.037412399248289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.22999999999989">
                <text:p>4.22999999999989</text:p>
              </table:table-cell>
              <table:table-cell office:value-type="float" office:value="3.38017679741914">
                <text:p>3.38017679741914</text:p>
              </table:table-cell>
              <table:table-cell office:value-type="float" office:value="-0.0386281220107677">
                <text:p>-0.038628122010767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.23999999999989">
                <text:p>4.23999999999989</text:p>
              </table:table-cell>
              <table:table-cell office:value-type="float" office:value="3.39813252501865">
                <text:p>3.39813252501865</text:p>
              </table:table-cell>
              <table:table-cell office:value-type="float" office:value="-0.0397933720053777">
                <text:p>-0.039793372005377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.24999999999989">
                <text:p>4.24999999999989</text:p>
              </table:table-cell>
              <table:table-cell office:value-type="float" office:value="3.41619673192199">
                <text:p>3.41619673192199</text:p>
              </table:table-cell>
              <table:table-cell office:value-type="float" office:value="-0.0409074613695163">
                <text:p>-0.040907461369516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.25999999999989">
                <text:p>4.25999999999989</text:p>
              </table:table-cell>
              <table:table-cell office:value-type="float" office:value="3.43436805070875">
                <text:p>3.43436805070875</text:p>
              </table:table-cell>
              <table:table-cell office:value-type="float" office:value="-0.0419697602547902">
                <text:p>-0.041969760254790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.26999999999989">
                <text:p>4.26999999999989</text:p>
              </table:table-cell>
              <table:table-cell office:value-type="float" office:value="3.45264510539304">
                <text:p>3.45264510539304</text:p>
              </table:table-cell>
              <table:table-cell office:value-type="float" office:value="-0.0429796969048601">
                <text:p>-0.04297969690486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.27999999999989">
                <text:p>4.27999999999989</text:p>
              </table:table-cell>
              <table:table-cell office:value-type="float" office:value="3.47102651330326">
                <text:p>3.47102651330326</text:p>
              </table:table-cell>
              <table:table-cell office:value-type="float" office:value="-0.0439367576744164">
                <text:p>-0.043936757674416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.28999999999989">
                <text:p>4.28999999999989</text:p>
              </table:table-cell>
              <table:table-cell office:value-type="float" office:value="3.48951088695205">
                <text:p>3.48951088695205</text:p>
              </table:table-cell>
              <table:table-cell office:value-type="float" office:value="-0.0448404869861553">
                <text:p>-0.044840486986155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.29999999999989">
                <text:p>4.29999999999989</text:p>
              </table:table-cell>
              <table:table-cell office:value-type="float" office:value="3.5080968358986">
                <text:p>3.5080968358986</text:p>
              </table:table-cell>
              <table:table-cell office:value-type="float" office:value="-0.0456904872371866">
                <text:p>-0.045690487237186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.30999999999989">
                <text:p>4.30999999999989</text:p>
              </table:table-cell>
              <table:table-cell office:value-type="float" office:value="3.52678296859086">
                <text:p>3.52678296859086</text:p>
              </table:table-cell>
              <table:table-cell office:value-type="float" office:value="-0.046486418638351">
                <text:p>-0.04648641863835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.31999999999989">
                <text:p>4.31999999999989</text:p>
              </table:table-cell>
              <table:table-cell office:value-type="float" office:value="3.5455678942023">
                <text:p>3.5455678942023</text:p>
              </table:table-cell>
              <table:table-cell office:value-type="float" office:value="-0.0472279990059801">
                <text:p>-0.047227999005980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.32999999999989">
                <text:p>4.32999999999989</text:p>
              </table:table-cell>
              <table:table-cell office:value-type="float" office:value="3.56445022444519">
                <text:p>3.56445022444519</text:p>
              </table:table-cell>
              <table:table-cell office:value-type="float" office:value="-0.0479150034894152">
                <text:p>-0.047915003489415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.33999999999989">
                <text:p>4.33999999999989</text:p>
              </table:table-cell>
              <table:table-cell office:value-type="float" office:value="3.58342857537307">
                <text:p>3.58342857537307</text:p>
              </table:table-cell>
              <table:table-cell office:value-type="float" office:value="-0.0485472642528067">
                <text:p>-0.048547264252806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.34999999999989">
                <text:p>4.34999999999989</text:p>
              </table:table-cell>
              <table:table-cell office:value-type="float" office:value="3.60250156915441">
                <text:p>3.60250156915441</text:p>
              </table:table-cell>
              <table:table-cell office:value-type="float" office:value="-0.0491246700953389">
                <text:p>-0.049124670095338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.35999999999989">
                <text:p>4.35999999999989</text:p>
              </table:table-cell>
              <table:table-cell office:value-type="float" office:value="3.62166783582757">
                <text:p>3.62166783582757</text:p>
              </table:table-cell>
              <table:table-cell office:value-type="float" office:value="-0.0496471660204689">
                <text:p>-0.049647166020468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.36999999999989">
                <text:p>4.36999999999989</text:p>
              </table:table-cell>
              <table:table-cell office:value-type="float" office:value="3.64092601504724">
                <text:p>3.64092601504724</text:p>
              </table:table-cell>
              <table:table-cell office:value-type="float" office:value="-0.0501147527541586">
                <text:p>-0.050114752754158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.37999999999989">
                <text:p>4.37999999999989</text:p>
              </table:table-cell>
              <table:table-cell office:value-type="float" office:value="3.66027475778443">
                <text:p>3.66027475778443</text:p>
              </table:table-cell>
              <table:table-cell office:value-type="float" office:value="-0.0505274862070477">
                <text:p>-0.050527486207047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.38999999999989">
                <text:p>4.38999999999989</text:p>
              </table:table-cell>
              <table:table-cell office:value-type="float" office:value="3.67971272801631">
                <text:p>3.67971272801631</text:p>
              </table:table-cell>
              <table:table-cell office:value-type="float" office:value="-0.050885476895349">
                <text:p>-0.05088547689534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.39999999999989">
                <text:p>4.39999999999989</text:p>
              </table:table-cell>
              <table:table-cell office:value-type="float" office:value="3.69923860437715">
                <text:p>3.69923860437715</text:p>
              </table:table-cell>
              <table:table-cell office:value-type="float" office:value="-0.051188889298483">
                <text:p>-0.05118888929848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.40999999999989">
                <text:p>4.40999999999989</text:p>
              </table:table-cell>
              <table:table-cell office:value-type="float" office:value="3.71885108180363">
                <text:p>3.71885108180363</text:p>
              </table:table-cell>
              <table:table-cell office:value-type="float" office:value="-0.0514379411881585">
                <text:p>-0.051437941188158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.41999999999989">
                <text:p>4.41999999999989</text:p>
              </table:table-cell>
              <table:table-cell office:value-type="float" office:value="3.73854887311592">
                <text:p>3.73854887311592</text:p>
              </table:table-cell>
              <table:table-cell office:value-type="float" office:value="-0.0516329028880332">
                <text:p>-0.051632902888033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.42999999999989">
                <text:p>4.42999999999989</text:p>
              </table:table-cell>
              <table:table-cell office:value-type="float" office:value="3.75833071059789">
                <text:p>3.75833071059789</text:p>
              </table:table-cell>
              <table:table-cell office:value-type="float" office:value="-0.0517740965045956">
                <text:p>-0.051774096504595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.43999999999989">
                <text:p>4.43999999999989</text:p>
              </table:table-cell>
              <table:table-cell office:value-type="float" office:value="3.77819534752694">
                <text:p>3.77819534752694</text:p>
              </table:table-cell>
              <table:table-cell office:value-type="float" office:value="-0.0518618951049469">
                <text:p>-0.051861895104946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.44999999999989">
                <text:p>4.44999999999989</text:p>
              </table:table-cell>
              <table:table-cell office:value-type="float" office:value="3.79814155968227">
                <text:p>3.79814155968227</text:p>
              </table:table-cell>
              <table:table-cell office:value-type="float" office:value="-0.0518967218609673">
                <text:p>-0.051896721860967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.45999999999989">
                <text:p>4.45999999999989</text:p>
              </table:table-cell>
              <table:table-cell office:value-type="float" office:value="3.81816814680735">
                <text:p>3.81816814680735</text:p>
              </table:table-cell>
              <table:table-cell office:value-type="float" office:value="-0.0518790491294397">
                <text:p>-0.051879049129439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.46999999999989">
                <text:p>4.46999999999989</text:p>
              </table:table-cell>
              <table:table-cell office:value-type="float" office:value="3.83827393404011">
                <text:p>3.83827393404011</text:p>
              </table:table-cell>
              <table:table-cell office:value-type="float" office:value="-0.0518093975206487">
                <text:p>-0.051809397520648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.47999999999989">
                <text:p>4.47999999999989</text:p>
              </table:table-cell>
              <table:table-cell office:value-type="float" office:value="3.858457773319">
                <text:p>3.858457773319</text:p>
              </table:table-cell>
              <table:table-cell office:value-type="float" office:value="-0.0516883349024613">
                <text:p>-0.051688334902461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.48999999999989">
                <text:p>4.48999999999989</text:p>
              </table:table-cell>
              <table:table-cell office:value-type="float" office:value="3.8787185447198">
                <text:p>3.8787185447198</text:p>
              </table:table-cell>
              <table:table-cell office:value-type="float" office:value="-0.0515164753885196">
                <text:p>-0.051516475388519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.49999999999989">
                <text:p>4.49999999999989</text:p>
              </table:table-cell>
              <table:table-cell office:value-type="float" office:value="3.89905515779126">
                <text:p>3.89905515779126</text:p>
              </table:table-cell>
              <table:table-cell office:value-type="float" office:value="-0.0512944782604505">
                <text:p>-0.051294478260450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.50999999999989">
                <text:p>4.50999999999989</text:p>
              </table:table-cell>
              <table:table-cell office:value-type="float" office:value="3.91946655282318">
                <text:p>3.91946655282318</text:p>
              </table:table-cell>
              <table:table-cell office:value-type="float" office:value="-0.0510230468908687">
                <text:p>-0.051023046890868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.51999999999989">
                <text:p>4.51999999999989</text:p>
              </table:table-cell>
              <table:table-cell office:value-type="float" office:value="3.93995170208352">
                <text:p>3.93995170208352</text:p>
              </table:table-cell>
              <table:table-cell office:value-type="float" office:value="-0.050702927605108">
                <text:p>-0.05070292760510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.52999999999989">
                <text:p>4.52999999999989</text:p>
              </table:table-cell>
              <table:table-cell office:value-type="float" office:value="3.96050961101459">
                <text:p>3.96050961101459</text:p>
              </table:table-cell>
              <table:table-cell office:value-type="float" office:value="-0.0503349085186723">
                <text:p>-0.050334908518672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.53999999999989">
                <text:p>4.53999999999989</text:p>
              </table:table-cell>
              <table:table-cell office:value-type="float" office:value="3.98113931938519">
                <text:p>3.98113931938519</text:p>
              </table:table-cell>
              <table:table-cell office:value-type="float" office:value="-0.0499198183463735">
                <text:p>-0.049919818346373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.54999999999989">
                <text:p>4.54999999999989</text:p>
              </table:table-cell>
              <table:table-cell office:value-type="float" office:value="4.00183990240232">
                <text:p>4.00183990240232</text:p>
              </table:table-cell>
              <table:table-cell office:value-type="float" office:value="-0.0494585251810298">
                <text:p>-0.049458525181029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.55999999999989">
                <text:p>4.55999999999989</text:p>
              </table:table-cell>
              <table:table-cell office:value-type="float" office:value="4.02261047176201">
                <text:p>4.02261047176201</text:p>
              </table:table-cell>
              <table:table-cell office:value-type="float" office:value="-0.0489519352476549">
                <text:p>-0.048951935247654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.56999999999989">
                <text:p>4.56999999999989</text:p>
              </table:table-cell>
              <table:table-cell office:value-type="float" office:value="4.04345017669495">
                <text:p>4.04345017669495</text:p>
              </table:table-cell>
              <table:table-cell office:value-type="float" office:value="-0.0484009916160744">
                <text:p>-0.048400991616074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.57999999999988">
                <text:p>4.57999999999988</text:p>
              </table:table-cell>
              <table:table-cell office:value-type="float" office:value="4.06435820491691">
                <text:p>4.06435820491691</text:p>
              </table:table-cell>
              <table:table-cell office:value-type="float" office:value="-0.0478066729119852">
                <text:p>-0.047806672911985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.58999999999988">
                <text:p>4.58999999999988</text:p>
              </table:table-cell>
              <table:table-cell office:value-type="float" office:value="4.0853337835724">
                <text:p>4.0853337835724</text:p>
              </table:table-cell>
              <table:table-cell office:value-type="float" office:value="-0.0471699919882586">
                <text:p>-0.047169991988258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.59999999999988">
                <text:p>4.59999999999988</text:p>
              </table:table-cell>
              <table:table-cell office:value-type="float" office:value="4.10637618011166">
                <text:p>4.10637618011166</text:p>
              </table:table-cell>
              <table:table-cell office:value-type="float" office:value="-0.0464919945695085">
                <text:p>-0.046491994569508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.60999999999988">
                <text:p>4.60999999999988</text:p>
              </table:table-cell>
              <table:table-cell office:value-type="float" office:value="4.12748470312763">
                <text:p>4.12748470312763</text:p>
              </table:table-cell>
              <table:table-cell office:value-type="float" office:value="-0.045773757914664">
                <text:p>-0.04577375791466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.61999999999988">
                <text:p>4.61999999999988</text:p>
              </table:table-cell>
              <table:table-cell office:value-type="float" office:value="4.148658703158">
                <text:p>4.148658703158</text:p>
              </table:table-cell>
              <table:table-cell office:value-type="float" office:value="-0.0450163893891768">
                <text:p>-0.045016389389176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.62999999999988">
                <text:p>4.62999999999988</text:p>
              </table:table-cell>
              <table:table-cell office:value-type="float" office:value="4.16989757340016">
                <text:p>4.16989757340016</text:p>
              </table:table-cell>
              <table:table-cell office:value-type="float" office:value="-0.0442210251056245">
                <text:p>-0.044221025105624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.63999999999988">
                <text:p>4.63999999999988</text:p>
              </table:table-cell>
              <table:table-cell office:value-type="float" office:value="4.19120075043214">
                <text:p>4.19120075043214</text:p>
              </table:table-cell>
              <table:table-cell office:value-type="float" office:value="-0.0433888284709947">
                <text:p>-0.043388828470994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.64999999999988">
                <text:p>4.64999999999988</text:p>
              </table:table-cell>
              <table:table-cell office:value-type="float" office:value="4.21256771484598">
                <text:p>4.21256771484598</text:p>
              </table:table-cell>
              <table:table-cell office:value-type="float" office:value="-0.0425209887905354">
                <text:p>-0.042520988790535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.65999999999988">
                <text:p>4.65999999999988</text:p>
              </table:table-cell>
              <table:table-cell office:value-type="float" office:value="4.23399799185641">
                <text:p>4.23399799185641</text:p>
              </table:table-cell>
              <table:table-cell office:value-type="float" office:value="-0.0416187197926474">
                <text:p>-0.041618719792647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.66999999999988">
                <text:p>4.66999999999988</text:p>
              </table:table-cell>
              <table:table-cell office:value-type="float" office:value="4.2554911518283">
                <text:p>4.2554911518283</text:p>
              </table:table-cell>
              <table:table-cell office:value-type="float" office:value="-0.0406832581962188">
                <text:p>-0.040683258196218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.67999999999988">
                <text:p>4.67999999999988</text:p>
              </table:table-cell>
              <table:table-cell office:value-type="float" office:value="4.27704681081569">
                <text:p>4.27704681081569</text:p>
              </table:table-cell>
              <table:table-cell office:value-type="float" office:value="-0.0397158622342846">
                <text:p>-0.039715862234284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.68999999999988">
                <text:p>4.68999999999988</text:p>
              </table:table-cell>
              <table:table-cell office:value-type="float" office:value="4.29866463097544">
                <text:p>4.29866463097544</text:p>
              </table:table-cell>
              <table:table-cell office:value-type="float" office:value="-0.0387178101861537">
                <text:p>-0.038717810186153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.69999999999988">
                <text:p>4.69999999999988</text:p>
              </table:table-cell>
              <table:table-cell office:value-type="float" office:value="4.32034432100978">
                <text:p>4.32034432100978</text:p>
              </table:table-cell>
              <table:table-cell office:value-type="float" office:value="-0.0376903989155433">
                <text:p>-0.037690398915543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.70999999999988">
                <text:p>4.70999999999988</text:p>
              </table:table-cell>
              <table:table-cell office:value-type="float" office:value="4.34208563648886">
                <text:p>4.34208563648886</text:p>
              </table:table-cell>
              <table:table-cell office:value-type="float" office:value="-0.0366349423581622">
                <text:p>-0.036634942358162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.71999999999988">
                <text:p>4.71999999999988</text:p>
              </table:table-cell>
              <table:table-cell office:value-type="float" office:value="4.36388838019264">
                <text:p>4.36388838019264</text:p>
              </table:table-cell>
              <table:table-cell office:value-type="float" office:value="-0.0355527700759727">
                <text:p>-0.035552770075972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.72999999999988">
                <text:p>4.72999999999988</text:p>
              </table:table-cell>
              <table:table-cell office:value-type="float" office:value="4.38575240234349">
                <text:p>4.38575240234349</text:p>
              </table:table-cell>
              <table:table-cell office:value-type="float" office:value="-0.0344452257322384">
                <text:p>-0.034445225732238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.73999999999988">
                <text:p>4.73999999999988</text:p>
              </table:table-cell>
              <table:table-cell office:value-type="float" office:value="4.40767760084267">
                <text:p>4.40767760084267</text:p>
              </table:table-cell>
              <table:table-cell office:value-type="float" office:value="-0.0333136656370905">
                <text:p>-0.033313665637090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.74999999999988">
                <text:p>4.74999999999988</text:p>
              </table:table-cell>
              <table:table-cell office:value-type="float" office:value="4.42966392143048">
                <text:p>4.42966392143048</text:p>
              </table:table-cell>
              <table:table-cell office:value-type="float" office:value="-0.0321594572389">
                <text:p>-0.032159457238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.75999999999988">
                <text:p>4.75999999999988</text:p>
              </table:table-cell>
              <table:table-cell office:value-type="float" office:value="4.45171135779166">
                <text:p>4.45171135779166</text:p>
              </table:table-cell>
              <table:table-cell office:value-type="float" office:value="-0.030983977663719">
                <text:p>-0.03098397766371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.76999999999988">
                <text:p>4.76999999999988</text:p>
              </table:table-cell>
              <table:table-cell office:value-type="float" office:value="4.47381995164677">
                <text:p>4.47381995164677</text:p>
              </table:table-cell>
              <table:table-cell office:value-type="float" office:value="-0.0297886122176448">
                <text:p>-0.029788612217644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.77999999999988">
                <text:p>4.77999999999988</text:p>
              </table:table-cell>
              <table:table-cell office:value-type="float" office:value="4.49598979275361">
                <text:p>4.49598979275361</text:p>
              </table:table-cell>
              <table:table-cell office:value-type="float" office:value="-0.0285747529528073">
                <text:p>-0.028574752952807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.78999999999988">
                <text:p>4.78999999999988</text:p>
              </table:table-cell>
              <table:table-cell office:value-type="float" office:value="4.51822101892955">
                <text:p>4.51822101892955</text:p>
              </table:table-cell>
              <table:table-cell office:value-type="float" office:value="-0.0273437971436577">
                <text:p>-0.027343797143657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.79999999999988">
                <text:p>4.79999999999988</text:p>
              </table:table-cell>
              <table:table-cell office:value-type="float" office:value="4.5405138159314">
                <text:p>4.5405138159314</text:p>
              </table:table-cell>
              <table:table-cell office:value-type="float" office:value="-0.0260971458939368">
                <text:p>-0.026097145893936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.80999999999988">
                <text:p>4.80999999999988</text:p>
              </table:table-cell>
              <table:table-cell office:value-type="float" office:value="4.56286841738999">
                <text:p>4.56286841738999</text:p>
              </table:table-cell>
              <table:table-cell office:value-type="float" office:value="-0.0248362026425654">
                <text:p>-0.024836202642565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.81999999999988">
                <text:p>4.81999999999988</text:p>
              </table:table-cell>
              <table:table-cell office:value-type="float" office:value="4.5852851046313">
                <text:p>4.5852851046313</text:p>
              </table:table-cell>
              <table:table-cell office:value-type="float" office:value="-0.0235623717739692">
                <text:p>-0.023562371773969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.82999999999988">
                <text:p>4.82999999999988</text:p>
              </table:table-cell>
              <table:table-cell office:value-type="float" office:value="4.607764206477">
                <text:p>4.607764206477</text:p>
              </table:table-cell>
              <table:table-cell office:value-type="float" office:value="-0.0222770571612823">
                <text:p>-0.022277057161282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.83999999999988">
                <text:p>4.83999999999988</text:p>
              </table:table-cell>
              <table:table-cell office:value-type="float" office:value="4.630306099021">
                <text:p>4.630306099021</text:p>
              </table:table-cell>
              <table:table-cell office:value-type="float" office:value="-0.020981660780687">
                <text:p>-0.02098166078068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.84999999999988">
                <text:p>4.84999999999988</text:p>
              </table:table-cell>
              <table:table-cell office:value-type="float" office:value="4.65291120532067">
                <text:p>4.65291120532067</text:p>
              </table:table-cell>
              <table:table-cell office:value-type="float" office:value="-0.0196775813034718">
                <text:p>-0.019677581303471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.85999999999988">
                <text:p>4.85999999999988</text:p>
              </table:table-cell>
              <table:table-cell office:value-type="float" office:value="4.67557999509114">
                <text:p>4.67557999509114</text:p>
              </table:table-cell>
              <table:table-cell office:value-type="float" office:value="-0.0183662127534649">
                <text:p>-0.018366212753464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.86999999999988">
                <text:p>4.86999999999988</text:p>
              </table:table-cell>
              <table:table-cell office:value-type="float" office:value="4.69831298430198">
                <text:p>4.69831298430198</text:p>
              </table:table-cell>
              <table:table-cell office:value-type="float" office:value="-0.0170489431071967">
                <text:p>-0.017048943107196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.87999999999988">
                <text:p>4.87999999999988</text:p>
              </table:table-cell>
              <table:table-cell office:value-type="float" office:value="4.72111073483442">
                <text:p>4.72111073483442</text:p>
              </table:table-cell>
              <table:table-cell office:value-type="float" office:value="-0.0157271529963707">
                <text:p>-0.015727152996370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.88999999999988">
                <text:p>4.88999999999988</text:p>
              </table:table-cell>
              <table:table-cell office:value-type="float" office:value="4.74397385396776">
                <text:p>4.74397385396776</text:p>
              </table:table-cell>
              <table:table-cell office:value-type="float" office:value="-0.0144022143607197">
                <text:p>-0.014402214360719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.89999999999988">
                <text:p>4.89999999999988</text:p>
              </table:table-cell>
              <table:table-cell office:value-type="float" office:value="4.76690299392117">
                <text:p>4.76690299392117</text:p>
              </table:table-cell>
              <table:table-cell office:value-type="float" office:value="-0.0130754891710313">
                <text:p>-0.013075489171031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.90999999999988">
                <text:p>4.90999999999988</text:p>
              </table:table-cell>
              <table:table-cell office:value-type="float" office:value="4.78989885132484">
                <text:p>4.78989885132484</text:p>
              </table:table-cell>
              <table:table-cell office:value-type="float" office:value="-0.0117483281453277">
                <text:p>-0.011748328145327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.91999999999988">
                <text:p>4.91999999999988</text:p>
              </table:table-cell>
              <table:table-cell office:value-type="float" office:value="4.81296216667515">
                <text:p>4.81296216667515</text:p>
              </table:table-cell>
              <table:table-cell office:value-type="float" office:value="-0.0104220695055402">
                <text:p>-0.010422069505540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.92999999999988">
                <text:p>4.92999999999988</text:p>
              </table:table-cell>
              <table:table-cell office:value-type="float" office:value="4.83609372370595">
                <text:p>4.83609372370595</text:p>
              </table:table-cell>
              <table:table-cell office:value-type="float" office:value="-0.00909803774694239">
                <text:p>-0.009098037746942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.93999999999988">
                <text:p>4.93999999999988</text:p>
              </table:table-cell>
              <table:table-cell office:value-type="float" office:value="4.85929434878548">
                <text:p>4.85929434878548</text:p>
              </table:table-cell>
              <table:table-cell office:value-type="float" office:value="-0.00777754244852665">
                <text:p>-0.0077775424485266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.94999999999988">
                <text:p>4.94999999999988</text:p>
              </table:table-cell>
              <table:table-cell office:value-type="float" office:value="4.88256491023761">
                <text:p>4.88256491023761</text:p>
              </table:table-cell>
              <table:table-cell office:value-type="float" office:value="-0.00646187706413366">
                <text:p>-0.0064618770641336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.95999999999988">
                <text:p>4.95999999999988</text:p>
              </table:table-cell>
              <table:table-cell office:value-type="float" office:value="4.90590631763982">
                <text:p>4.90590631763982</text:p>
              </table:table-cell>
              <table:table-cell office:value-type="float" office:value="-0.00515231784006702">
                <text:p>-0.0051523178400670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.96999999999988">
                <text:p>4.96999999999988</text:p>
              </table:table-cell>
              <table:table-cell office:value-type="float" office:value="4.92931952109468">
                <text:p>4.92931952109468</text:p>
              </table:table-cell>
              <table:table-cell office:value-type="float" office:value="-0.00385012263945414">
                <text:p>-0.003850122639454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.97999999999988">
                <text:p>4.97999999999988</text:p>
              </table:table-cell>
              <table:table-cell office:value-type="float" office:value="4.9528055104712">
                <text:p>4.9528055104712</text:p>
              </table:table-cell>
              <table:table-cell office:value-type="float" office:value="-0.00255652987981101">
                <text:p>-0.0025565298798110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.98999999999988">
                <text:p>4.98999999999988</text:p>
              </table:table-cell>
              <table:table-cell office:value-type="float" office:value="4.97636531460829">
                <text:p>4.97636531460829</text:p>
              </table:table-cell>
              <table:table-cell office:value-type="float" office:value="-0.00127275747830886">
                <text:p>-0.0012727574783088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.99999999999988">
                <text:p>4.99999999999988</text:p>
              </table:table-cell>
              <table:table-cell office:value-type="float" office:value="5.00000000050477">
                <text:p>5.00000000050477</text:p>
              </table:table-cell>
              <table:table-cell office:value-type="float" office:value="-0.00000000179816772034743">
                <text:p>-0.000000001798167720347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